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33.34mm"/>
    </style:style>
    <style:style style:name="co5" style:family="table-column">
      <style:table-column-properties fo:break-before="auto" style:column-width="26.35mm"/>
    </style:style>
    <style:style style:name="co6" style:family="table-column">
      <style:table-column-properties fo:break-before="auto" style:column-width="34.4mm"/>
    </style:style>
    <style:style style:name="co7" style:family="table-column">
      <style:table-column-properties fo:break-before="auto" style:column-width="31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ускорение</text:p>
          </table:table-cell>
          <table:table-cell/>
          <table:table-cell office:value-type="string" calcext:value-type="string">
            <text:p>время, мс</text:p>
          </table:table-cell>
          <table:table-cell office:value-type="string" calcext:value-type="string">
            <text:p>интервал времени</text:p>
          </table:table-cell>
          <table:table-cell office:value-type="string" calcext:value-type="string">
            <text:p>Прошло время</text:p>
          </table:table-cell>
          <table:table-cell office:value-type="string" calcext:value-type="string">
            <text:p>среднее ускорение</text:p>
          </table:table-cell>
          <table:table-cell office:value-type="string" calcext:value-type="string">
            <text:p>Момент скорость</text:p>
          </table:table-cell>
          <table:table-cell office:value-type="string" calcext:value-type="string">
            <text:p>скорость набранная, суммарна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0425" calcext:value-type="float">
            <text:p>704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0435" calcext:value-type="float">
            <text:p>70435</text:p>
          </table:table-cell>
          <table:table-cell table:formula="of:=[.C3]-[.C2]" office:value-type="float" office:value="10" calcext:value-type="float">
            <text:p>10</text:p>
          </table:table-cell>
          <table:table-cell table:formula="of:=[.C3]-[.$C$2]" office:value-type="float" office:value="10" calcext:value-type="float">
            <text:p>10</text:p>
          </table:table-cell>
          <table:table-cell table:formula="of:=([.A3]+[.A2])/2" office:value-type="float" office:value="2" calcext:value-type="float">
            <text:p>2</text:p>
          </table:table-cell>
          <table:table-cell table:formula="of:=[.D3]*[.F3]" office:value-type="float" office:value="20" calcext:value-type="float">
            <text:p>20</text:p>
          </table:table-cell>
          <table:table-cell table:formula="of:=SUM([.$G$3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70445" calcext:value-type="float">
            <text:p>70445</text:p>
          </table:table-cell>
          <table:table-cell table:formula="of:=[.C4]-[.C3]" office:value-type="float" office:value="10" calcext:value-type="float">
            <text:p>10</text:p>
          </table:table-cell>
          <table:table-cell table:formula="of:=[.C4]-[.$C$2]" office:value-type="float" office:value="20" calcext:value-type="float">
            <text:p>20</text:p>
          </table:table-cell>
          <table:table-cell table:formula="of:=([.A4]+[.A3])/2" office:value-type="float" office:value="9" calcext:value-type="float">
            <text:p>9</text:p>
          </table:table-cell>
          <table:table-cell table:formula="of:=[.D4]*[.F4]" office:value-type="float" office:value="90" calcext:value-type="float">
            <text:p>90</text:p>
          </table:table-cell>
          <table:table-cell table:formula="of:=SUM([.$G$3:.G4]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70455" calcext:value-type="float">
            <text:p>70455</text:p>
          </table:table-cell>
          <table:table-cell table:formula="of:=[.C5]-[.C4]" office:value-type="float" office:value="10" calcext:value-type="float">
            <text:p>10</text:p>
          </table:table-cell>
          <table:table-cell table:formula="of:=[.C5]-[.$C$2]" office:value-type="float" office:value="30" calcext:value-type="float">
            <text:p>30</text:p>
          </table:table-cell>
          <table:table-cell table:formula="of:=([.A5]+[.A4])/2" office:value-type="float" office:value="28" calcext:value-type="float">
            <text:p>28</text:p>
          </table:table-cell>
          <table:table-cell table:formula="of:=[.D5]*[.F5]" office:value-type="float" office:value="280" calcext:value-type="float">
            <text:p>280</text:p>
          </table:table-cell>
          <table:table-cell table:formula="of:=SUM([.$G$3:.G5]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70465" calcext:value-type="float">
            <text:p>70465</text:p>
          </table:table-cell>
          <table:table-cell table:formula="of:=[.C6]-[.C5]" office:value-type="float" office:value="10" calcext:value-type="float">
            <text:p>10</text:p>
          </table:table-cell>
          <table:table-cell table:formula="of:=[.C6]-[.$C$2]" office:value-type="float" office:value="40" calcext:value-type="float">
            <text:p>40</text:p>
          </table:table-cell>
          <table:table-cell table:formula="of:=([.A6]+[.A5])/2" office:value-type="float" office:value="48.5" calcext:value-type="float">
            <text:p>48,5</text:p>
          </table:table-cell>
          <table:table-cell table:formula="of:=[.D6]*[.F6]" office:value-type="float" office:value="485" calcext:value-type="float">
            <text:p>485</text:p>
          </table:table-cell>
          <table:table-cell table:formula="of:=SUM([.$G$3:.G6])"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70475" calcext:value-type="float">
            <text:p>70475</text:p>
          </table:table-cell>
          <table:table-cell table:formula="of:=[.C7]-[.C6]" office:value-type="float" office:value="10" calcext:value-type="float">
            <text:p>10</text:p>
          </table:table-cell>
          <table:table-cell table:formula="of:=[.C7]-[.$C$2]" office:value-type="float" office:value="50" calcext:value-type="float">
            <text:p>50</text:p>
          </table:table-cell>
          <table:table-cell table:formula="of:=([.A7]+[.A6])/2" office:value-type="float" office:value="56" calcext:value-type="float">
            <text:p>56</text:p>
          </table:table-cell>
          <table:table-cell table:formula="of:=[.D7]*[.F7]" office:value-type="float" office:value="560" calcext:value-type="float">
            <text:p>560</text:p>
          </table:table-cell>
          <table:table-cell table:formula="of:=SUM([.$G$3:.G7])"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70486" calcext:value-type="float">
            <text:p>70486</text:p>
          </table:table-cell>
          <table:table-cell table:formula="of:=[.C8]-[.C7]" office:value-type="float" office:value="11" calcext:value-type="float">
            <text:p>11</text:p>
          </table:table-cell>
          <table:table-cell table:formula="of:=[.C8]-[.$C$2]" office:value-type="float" office:value="61" calcext:value-type="float">
            <text:p>61</text:p>
          </table:table-cell>
          <table:table-cell table:formula="of:=([.A8]+[.A7])/2" office:value-type="float" office:value="53.5" calcext:value-type="float">
            <text:p>53,5</text:p>
          </table:table-cell>
          <table:table-cell table:formula="of:=[.D8]*[.F8]" office:value-type="float" office:value="588.5" calcext:value-type="float">
            <text:p>588,5</text:p>
          </table:table-cell>
          <table:table-cell table:formula="of:=SUM([.$G$3:.G8])" office:value-type="float" office:value="2023.5" calcext:value-type="float">
            <text:p>2023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70495" calcext:value-type="float">
            <text:p>70495</text:p>
          </table:table-cell>
          <table:table-cell table:formula="of:=[.C9]-[.C8]" office:value-type="float" office:value="9" calcext:value-type="float">
            <text:p>9</text:p>
          </table:table-cell>
          <table:table-cell table:formula="of:=[.C9]-[.$C$2]" office:value-type="float" office:value="70" calcext:value-type="float">
            <text:p>70</text:p>
          </table:table-cell>
          <table:table-cell table:formula="of:=([.A9]+[.A8])/2" office:value-type="float" office:value="53" calcext:value-type="float">
            <text:p>53</text:p>
          </table:table-cell>
          <table:table-cell table:formula="of:=[.D9]*[.F9]" office:value-type="float" office:value="477" calcext:value-type="float">
            <text:p>477</text:p>
          </table:table-cell>
          <table:table-cell table:formula="of:=SUM([.$G$3:.G9])" office:value-type="float" office:value="2500.5" calcext:value-type="float">
            <text:p>2500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70505" calcext:value-type="float">
            <text:p>70505</text:p>
          </table:table-cell>
          <table:table-cell table:formula="of:=[.C10]-[.C9]" office:value-type="float" office:value="10" calcext:value-type="float">
            <text:p>10</text:p>
          </table:table-cell>
          <table:table-cell table:formula="of:=[.C10]-[.$C$2]" office:value-type="float" office:value="80" calcext:value-type="float">
            <text:p>80</text:p>
          </table:table-cell>
          <table:table-cell table:formula="of:=([.A10]+[.A9])/2" office:value-type="float" office:value="59" calcext:value-type="float">
            <text:p>59</text:p>
          </table:table-cell>
          <table:table-cell table:formula="of:=[.D10]*[.F10]" office:value-type="float" office:value="590" calcext:value-type="float">
            <text:p>590</text:p>
          </table:table-cell>
          <table:table-cell table:formula="of:=SUM([.$G$3:.G10])" office:value-type="float" office:value="3090.5" calcext:value-type="float">
            <text:p>3090,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70515" calcext:value-type="float">
            <text:p>70515</text:p>
          </table:table-cell>
          <table:table-cell table:formula="of:=[.C11]-[.C10]" office:value-type="float" office:value="10" calcext:value-type="float">
            <text:p>10</text:p>
          </table:table-cell>
          <table:table-cell table:formula="of:=[.C11]-[.$C$2]" office:value-type="float" office:value="90" calcext:value-type="float">
            <text:p>90</text:p>
          </table:table-cell>
          <table:table-cell table:formula="of:=([.A11]+[.A10])/2" office:value-type="float" office:value="65" calcext:value-type="float">
            <text:p>65</text:p>
          </table:table-cell>
          <table:table-cell table:formula="of:=[.D11]*[.F11]" office:value-type="float" office:value="650" calcext:value-type="float">
            <text:p>650</text:p>
          </table:table-cell>
          <table:table-cell table:formula="of:=SUM([.$G$3:.G11])" office:value-type="float" office:value="3740.5" calcext:value-type="float">
            <text:p>3740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70525" calcext:value-type="float">
            <text:p>70525</text:p>
          </table:table-cell>
          <table:table-cell table:formula="of:=[.C12]-[.C11]" office:value-type="float" office:value="10" calcext:value-type="float">
            <text:p>10</text:p>
          </table:table-cell>
          <table:table-cell table:formula="of:=[.C12]-[.$C$2]" office:value-type="float" office:value="100" calcext:value-type="float">
            <text:p>100</text:p>
          </table:table-cell>
          <table:table-cell table:formula="of:=([.A12]+[.A11])/2" office:value-type="float" office:value="63.5" calcext:value-type="float">
            <text:p>63,5</text:p>
          </table:table-cell>
          <table:table-cell table:formula="of:=[.D12]*[.F12]" office:value-type="float" office:value="635" calcext:value-type="float">
            <text:p>635</text:p>
          </table:table-cell>
          <table:table-cell table:formula="of:=SUM([.$G$3:.G12])" office:value-type="float" office:value="4375.5" calcext:value-type="float">
            <text:p>4375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70535" calcext:value-type="float">
            <text:p>70535</text:p>
          </table:table-cell>
          <table:table-cell table:formula="of:=[.C13]-[.C12]" office:value-type="float" office:value="10" calcext:value-type="float">
            <text:p>10</text:p>
          </table:table-cell>
          <table:table-cell table:formula="of:=[.C13]-[.$C$2]" office:value-type="float" office:value="110" calcext:value-type="float">
            <text:p>110</text:p>
          </table:table-cell>
          <table:table-cell table:formula="of:=([.A13]+[.A12])/2" office:value-type="float" office:value="58" calcext:value-type="float">
            <text:p>58</text:p>
          </table:table-cell>
          <table:table-cell table:formula="of:=[.D13]*[.F13]" office:value-type="float" office:value="580" calcext:value-type="float">
            <text:p>580</text:p>
          </table:table-cell>
          <table:table-cell table:formula="of:=SUM([.$G$3:.G13])" office:value-type="float" office:value="4955.5" calcext:value-type="float">
            <text:p>4955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70545" calcext:value-type="float">
            <text:p>70545</text:p>
          </table:table-cell>
          <table:table-cell table:formula="of:=[.C14]-[.C13]" office:value-type="float" office:value="10" calcext:value-type="float">
            <text:p>10</text:p>
          </table:table-cell>
          <table:table-cell table:formula="of:=[.C14]-[.$C$2]" office:value-type="float" office:value="120" calcext:value-type="float">
            <text:p>120</text:p>
          </table:table-cell>
          <table:table-cell table:formula="of:=([.A14]+[.A13])/2" office:value-type="float" office:value="54.5" calcext:value-type="float">
            <text:p>54,5</text:p>
          </table:table-cell>
          <table:table-cell table:formula="of:=[.D14]*[.F14]" office:value-type="float" office:value="545" calcext:value-type="float">
            <text:p>545</text:p>
          </table:table-cell>
          <table:table-cell table:formula="of:=SUM([.$G$3:.G14])" office:value-type="float" office:value="5500.5" calcext:value-type="float">
            <text:p>5500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70555" calcext:value-type="float">
            <text:p>70555</text:p>
          </table:table-cell>
          <table:table-cell table:formula="of:=[.C15]-[.C14]" office:value-type="float" office:value="10" calcext:value-type="float">
            <text:p>10</text:p>
          </table:table-cell>
          <table:table-cell table:formula="of:=[.C15]-[.$C$2]" office:value-type="float" office:value="130" calcext:value-type="float">
            <text:p>130</text:p>
          </table:table-cell>
          <table:table-cell table:formula="of:=([.A15]+[.A14])/2" office:value-type="float" office:value="53" calcext:value-type="float">
            <text:p>53</text:p>
          </table:table-cell>
          <table:table-cell table:formula="of:=[.D15]*[.F15]" office:value-type="float" office:value="530" calcext:value-type="float">
            <text:p>530</text:p>
          </table:table-cell>
          <table:table-cell table:formula="of:=SUM([.$G$3:.G15])" office:value-type="float" office:value="6030.5" calcext:value-type="float">
            <text:p>6030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70565" calcext:value-type="float">
            <text:p>70565</text:p>
          </table:table-cell>
          <table:table-cell table:formula="of:=[.C16]-[.C15]" office:value-type="float" office:value="10" calcext:value-type="float">
            <text:p>10</text:p>
          </table:table-cell>
          <table:table-cell table:formula="of:=[.C16]-[.$C$2]" office:value-type="float" office:value="140" calcext:value-type="float">
            <text:p>140</text:p>
          </table:table-cell>
          <table:table-cell table:formula="of:=([.A16]+[.A15])/2" office:value-type="float" office:value="50.5" calcext:value-type="float">
            <text:p>50,5</text:p>
          </table:table-cell>
          <table:table-cell table:formula="of:=[.D16]*[.F16]" office:value-type="float" office:value="505" calcext:value-type="float">
            <text:p>505</text:p>
          </table:table-cell>
          <table:table-cell table:formula="of:=SUM([.$G$3:.G16])" office:value-type="float" office:value="6535.5" calcext:value-type="float">
            <text:p>6535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70575" calcext:value-type="float">
            <text:p>70575</text:p>
          </table:table-cell>
          <table:table-cell table:formula="of:=[.C17]-[.C16]" office:value-type="float" office:value="10" calcext:value-type="float">
            <text:p>10</text:p>
          </table:table-cell>
          <table:table-cell table:formula="of:=[.C17]-[.$C$2]" office:value-type="float" office:value="150" calcext:value-type="float">
            <text:p>150</text:p>
          </table:table-cell>
          <table:table-cell table:formula="of:=([.A17]+[.A16])/2" office:value-type="float" office:value="42.5" calcext:value-type="float">
            <text:p>42,5</text:p>
          </table:table-cell>
          <table:table-cell table:formula="of:=[.D17]*[.F17]" office:value-type="float" office:value="425" calcext:value-type="float">
            <text:p>425</text:p>
          </table:table-cell>
          <table:table-cell table:formula="of:=SUM([.$G$3:.G17])" office:value-type="float" office:value="6960.5" calcext:value-type="float">
            <text:p>6960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70585" calcext:value-type="float">
            <text:p>70585</text:p>
          </table:table-cell>
          <table:table-cell table:formula="of:=[.C18]-[.C17]" office:value-type="float" office:value="10" calcext:value-type="float">
            <text:p>10</text:p>
          </table:table-cell>
          <table:table-cell table:formula="of:=[.C18]-[.$C$2]" office:value-type="float" office:value="160" calcext:value-type="float">
            <text:p>160</text:p>
          </table:table-cell>
          <table:table-cell table:formula="of:=([.A18]+[.A17])/2" office:value-type="float" office:value="32.5" calcext:value-type="float">
            <text:p>32,5</text:p>
          </table:table-cell>
          <table:table-cell table:formula="of:=[.D18]*[.F18]" office:value-type="float" office:value="325" calcext:value-type="float">
            <text:p>325</text:p>
          </table:table-cell>
          <table:table-cell table:formula="of:=SUM([.$G$3:.G18])" office:value-type="float" office:value="7285.5" calcext:value-type="float">
            <text:p>7285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70595" calcext:value-type="float">
            <text:p>70595</text:p>
          </table:table-cell>
          <table:table-cell table:formula="of:=[.C19]-[.C18]" office:value-type="float" office:value="10" calcext:value-type="float">
            <text:p>10</text:p>
          </table:table-cell>
          <table:table-cell table:formula="of:=[.C19]-[.$C$2]" office:value-type="float" office:value="170" calcext:value-type="float">
            <text:p>170</text:p>
          </table:table-cell>
          <table:table-cell table:formula="of:=([.A19]+[.A18])/2" office:value-type="float" office:value="26.5" calcext:value-type="float">
            <text:p>26,5</text:p>
          </table:table-cell>
          <table:table-cell table:formula="of:=[.D19]*[.F19]" office:value-type="float" office:value="265" calcext:value-type="float">
            <text:p>265</text:p>
          </table:table-cell>
          <table:table-cell table:formula="of:=SUM([.$G$3:.G19])" office:value-type="float" office:value="7550.5" calcext:value-type="float">
            <text:p>7550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70605" calcext:value-type="float">
            <text:p>70605</text:p>
          </table:table-cell>
          <table:table-cell table:formula="of:=[.C20]-[.C19]" office:value-type="float" office:value="10" calcext:value-type="float">
            <text:p>10</text:p>
          </table:table-cell>
          <table:table-cell table:formula="of:=[.C20]-[.$C$2]" office:value-type="float" office:value="180" calcext:value-type="float">
            <text:p>180</text:p>
          </table:table-cell>
          <table:table-cell table:formula="of:=([.A20]+[.A19])/2" office:value-type="float" office:value="26" calcext:value-type="float">
            <text:p>26</text:p>
          </table:table-cell>
          <table:table-cell table:formula="of:=[.D20]*[.F20]" office:value-type="float" office:value="260" calcext:value-type="float">
            <text:p>260</text:p>
          </table:table-cell>
          <table:table-cell table:formula="of:=SUM([.$G$3:.G20])" office:value-type="float" office:value="7810.5" calcext:value-type="float">
            <text:p>7810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70615" calcext:value-type="float">
            <text:p>70615</text:p>
          </table:table-cell>
          <table:table-cell table:formula="of:=[.C21]-[.C20]" office:value-type="float" office:value="10" calcext:value-type="float">
            <text:p>10</text:p>
          </table:table-cell>
          <table:table-cell table:formula="of:=[.C21]-[.$C$2]" office:value-type="float" office:value="190" calcext:value-type="float">
            <text:p>190</text:p>
          </table:table-cell>
          <table:table-cell table:formula="of:=([.A21]+[.A20])/2" office:value-type="float" office:value="26" calcext:value-type="float">
            <text:p>26</text:p>
          </table:table-cell>
          <table:table-cell table:formula="of:=[.D21]*[.F21]" office:value-type="float" office:value="260" calcext:value-type="float">
            <text:p>260</text:p>
          </table:table-cell>
          <table:table-cell table:formula="of:=SUM([.$G$3:.G21])" office:value-type="float" office:value="8070.5" calcext:value-type="float">
            <text:p>8070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0625" calcext:value-type="float">
            <text:p>70625</text:p>
          </table:table-cell>
          <table:table-cell table:formula="of:=[.C22]-[.C21]" office:value-type="float" office:value="10" calcext:value-type="float">
            <text:p>10</text:p>
          </table:table-cell>
          <table:table-cell table:formula="of:=[.C22]-[.$C$2]" office:value-type="float" office:value="200" calcext:value-type="float">
            <text:p>200</text:p>
          </table:table-cell>
          <table:table-cell table:formula="of:=([.A22]+[.A21])/2" office:value-type="float" office:value="29.5" calcext:value-type="float">
            <text:p>29,5</text:p>
          </table:table-cell>
          <table:table-cell table:formula="of:=[.D22]*[.F22]" office:value-type="float" office:value="295" calcext:value-type="float">
            <text:p>295</text:p>
          </table:table-cell>
          <table:table-cell table:formula="of:=SUM([.$G$3:.G22])" office:value-type="float" office:value="8365.5" calcext:value-type="float">
            <text:p>8365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70635" calcext:value-type="float">
            <text:p>70635</text:p>
          </table:table-cell>
          <table:table-cell table:formula="of:=[.C23]-[.C22]" office:value-type="float" office:value="10" calcext:value-type="float">
            <text:p>10</text:p>
          </table:table-cell>
          <table:table-cell table:formula="of:=[.C23]-[.$C$2]" office:value-type="float" office:value="210" calcext:value-type="float">
            <text:p>210</text:p>
          </table:table-cell>
          <table:table-cell table:formula="of:=([.A23]+[.A22])/2" office:value-type="float" office:value="38.5" calcext:value-type="float">
            <text:p>38,5</text:p>
          </table:table-cell>
          <table:table-cell table:formula="of:=[.D23]*[.F23]" office:value-type="float" office:value="385" calcext:value-type="float">
            <text:p>385</text:p>
          </table:table-cell>
          <table:table-cell table:formula="of:=SUM([.$G$3:.G23])" office:value-type="float" office:value="8750.5" calcext:value-type="float">
            <text:p>8750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70644" calcext:value-type="float">
            <text:p>70644</text:p>
          </table:table-cell>
          <table:table-cell table:formula="of:=[.C24]-[.C23]" office:value-type="float" office:value="9" calcext:value-type="float">
            <text:p>9</text:p>
          </table:table-cell>
          <table:table-cell table:formula="of:=[.C24]-[.$C$2]" office:value-type="float" office:value="219" calcext:value-type="float">
            <text:p>219</text:p>
          </table:table-cell>
          <table:table-cell table:formula="of:=([.A24]+[.A23])/2" office:value-type="float" office:value="42" calcext:value-type="float">
            <text:p>42</text:p>
          </table:table-cell>
          <table:table-cell table:formula="of:=[.D24]*[.F24]" office:value-type="float" office:value="378" calcext:value-type="float">
            <text:p>378</text:p>
          </table:table-cell>
          <table:table-cell table:formula="of:=SUM([.$G$3:.G24])" office:value-type="float" office:value="9128.5" calcext:value-type="float">
            <text:p>9128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70654" calcext:value-type="float">
            <text:p>70654</text:p>
          </table:table-cell>
          <table:table-cell table:formula="of:=[.C25]-[.C24]" office:value-type="float" office:value="10" calcext:value-type="float">
            <text:p>10</text:p>
          </table:table-cell>
          <table:table-cell table:formula="of:=[.C25]-[.$C$2]" office:value-type="float" office:value="229" calcext:value-type="float">
            <text:p>229</text:p>
          </table:table-cell>
          <table:table-cell table:formula="of:=([.A25]+[.A24])/2" office:value-type="float" office:value="34" calcext:value-type="float">
            <text:p>34</text:p>
          </table:table-cell>
          <table:table-cell table:formula="of:=[.D25]*[.F25]" office:value-type="float" office:value="340" calcext:value-type="float">
            <text:p>340</text:p>
          </table:table-cell>
          <table:table-cell table:formula="of:=SUM([.$G$3:.G25])" office:value-type="float" office:value="9468.5" calcext:value-type="float">
            <text:p>9468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70665" calcext:value-type="float">
            <text:p>70665</text:p>
          </table:table-cell>
          <table:table-cell table:formula="of:=[.C26]-[.C25]" office:value-type="float" office:value="11" calcext:value-type="float">
            <text:p>11</text:p>
          </table:table-cell>
          <table:table-cell table:formula="of:=[.C26]-[.$C$2]" office:value-type="float" office:value="240" calcext:value-type="float">
            <text:p>240</text:p>
          </table:table-cell>
          <table:table-cell table:formula="of:=([.A26]+[.A25])/2" office:value-type="float" office:value="19.5" calcext:value-type="float">
            <text:p>19,5</text:p>
          </table:table-cell>
          <table:table-cell table:formula="of:=[.D26]*[.F26]" office:value-type="float" office:value="214.5" calcext:value-type="float">
            <text:p>214,5</text:p>
          </table:table-cell>
          <table:table-cell table:formula="of:=SUM([.$G$3:.G26])" office:value-type="float" office:value="9683" calcext:value-type="float">
            <text:p>96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0675" calcext:value-type="float">
            <text:p>70675</text:p>
          </table:table-cell>
          <table:table-cell table:formula="of:=[.C27]-[.C26]" office:value-type="float" office:value="10" calcext:value-type="float">
            <text:p>10</text:p>
          </table:table-cell>
          <table:table-cell table:formula="of:=[.C27]-[.$C$2]" office:value-type="float" office:value="250" calcext:value-type="float">
            <text:p>250</text:p>
          </table:table-cell>
          <table:table-cell table:formula="of:=([.A27]+[.A26])/2" office:value-type="float" office:value="11" calcext:value-type="float">
            <text:p>11</text:p>
          </table:table-cell>
          <table:table-cell table:formula="of:=[.D27]*[.F27]" office:value-type="float" office:value="110" calcext:value-type="float">
            <text:p>110</text:p>
          </table:table-cell>
          <table:table-cell table:formula="of:=SUM([.$G$3:.G27])" office:value-type="float" office:value="9793" calcext:value-type="float">
            <text:p>97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70685" calcext:value-type="float">
            <text:p>70685</text:p>
          </table:table-cell>
          <table:table-cell table:formula="of:=[.C28]-[.C27]" office:value-type="float" office:value="10" calcext:value-type="float">
            <text:p>10</text:p>
          </table:table-cell>
          <table:table-cell table:formula="of:=[.C28]-[.$C$2]" office:value-type="float" office:value="260" calcext:value-type="float">
            <text:p>260</text:p>
          </table:table-cell>
          <table:table-cell table:formula="of:=([.A28]+[.A27])/2" office:value-type="float" office:value="12" calcext:value-type="float">
            <text:p>12</text:p>
          </table:table-cell>
          <table:table-cell table:formula="of:=[.D28]*[.F28]" office:value-type="float" office:value="120" calcext:value-type="float">
            <text:p>120</text:p>
          </table:table-cell>
          <table:table-cell table:formula="of:=SUM([.$G$3:.G28])" office:value-type="float" office:value="9913" calcext:value-type="float">
            <text:p>99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70695" calcext:value-type="float">
            <text:p>70695</text:p>
          </table:table-cell>
          <table:table-cell table:formula="of:=[.C29]-[.C28]" office:value-type="float" office:value="10" calcext:value-type="float">
            <text:p>10</text:p>
          </table:table-cell>
          <table:table-cell table:formula="of:=[.C29]-[.$C$2]" office:value-type="float" office:value="270" calcext:value-type="float">
            <text:p>270</text:p>
          </table:table-cell>
          <table:table-cell table:formula="of:=([.A29]+[.A28])/2" office:value-type="float" office:value="14" calcext:value-type="float">
            <text:p>14</text:p>
          </table:table-cell>
          <table:table-cell table:formula="of:=[.D29]*[.F29]" office:value-type="float" office:value="140" calcext:value-type="float">
            <text:p>140</text:p>
          </table:table-cell>
          <table:table-cell table:formula="of:=SUM([.$G$3:.G29])" office:value-type="float" office:value="10053" calcext:value-type="float">
            <text:p>100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70705" calcext:value-type="float">
            <text:p>70705</text:p>
          </table:table-cell>
          <table:table-cell table:formula="of:=[.C30]-[.C29]" office:value-type="float" office:value="10" calcext:value-type="float">
            <text:p>10</text:p>
          </table:table-cell>
          <table:table-cell table:formula="of:=[.C30]-[.$C$2]" office:value-type="float" office:value="280" calcext:value-type="float">
            <text:p>280</text:p>
          </table:table-cell>
          <table:table-cell table:formula="of:=([.A30]+[.A29])/2" office:value-type="float" office:value="13" calcext:value-type="float">
            <text:p>13</text:p>
          </table:table-cell>
          <table:table-cell table:formula="of:=[.D30]*[.F30]" office:value-type="float" office:value="130" calcext:value-type="float">
            <text:p>130</text:p>
          </table:table-cell>
          <table:table-cell table:formula="of:=SUM([.$G$3:.G30])" office:value-type="float" office:value="10183" calcext:value-type="float">
            <text:p>101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0715" calcext:value-type="float">
            <text:p>70715</text:p>
          </table:table-cell>
          <table:table-cell table:formula="of:=[.C31]-[.C30]" office:value-type="float" office:value="10" calcext:value-type="float">
            <text:p>10</text:p>
          </table:table-cell>
          <table:table-cell table:formula="of:=[.C31]-[.$C$2]" office:value-type="float" office:value="290" calcext:value-type="float">
            <text:p>290</text:p>
          </table:table-cell>
          <table:table-cell table:formula="of:=([.A31]+[.A30])/2" office:value-type="float" office:value="11" calcext:value-type="float">
            <text:p>11</text:p>
          </table:table-cell>
          <table:table-cell table:formula="of:=[.D31]*[.F31]" office:value-type="float" office:value="110" calcext:value-type="float">
            <text:p>110</text:p>
          </table:table-cell>
          <table:table-cell table:formula="of:=SUM([.$G$3:.G31])" office:value-type="float" office:value="10293" calcext:value-type="float">
            <text:p>102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0725" calcext:value-type="float">
            <text:p>70725</text:p>
          </table:table-cell>
          <table:table-cell table:formula="of:=[.C32]-[.C31]" office:value-type="float" office:value="10" calcext:value-type="float">
            <text:p>10</text:p>
          </table:table-cell>
          <table:table-cell table:formula="of:=[.C32]-[.$C$2]" office:value-type="float" office:value="300" calcext:value-type="float">
            <text:p>300</text:p>
          </table:table-cell>
          <table:table-cell table:formula="of:=([.A32]+[.A31])/2" office:value-type="float" office:value="10" calcext:value-type="float">
            <text:p>10</text:p>
          </table:table-cell>
          <table:table-cell table:formula="of:=[.D32]*[.F32]" office:value-type="float" office:value="100" calcext:value-type="float">
            <text:p>100</text:p>
          </table:table-cell>
          <table:table-cell table:formula="of:=SUM([.$G$3:.G32])" office:value-type="float" office:value="10393" calcext:value-type="float">
            <text:p>103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70735" calcext:value-type="float">
            <text:p>70735</text:p>
          </table:table-cell>
          <table:table-cell table:formula="of:=[.C33]-[.C32]" office:value-type="float" office:value="10" calcext:value-type="float">
            <text:p>10</text:p>
          </table:table-cell>
          <table:table-cell table:formula="of:=[.C33]-[.$C$2]" office:value-type="float" office:value="310" calcext:value-type="float">
            <text:p>310</text:p>
          </table:table-cell>
          <table:table-cell table:formula="of:=([.A33]+[.A32])/2" office:value-type="float" office:value="12.5" calcext:value-type="float">
            <text:p>12,5</text:p>
          </table:table-cell>
          <table:table-cell table:formula="of:=[.D33]*[.F33]" office:value-type="float" office:value="125" calcext:value-type="float">
            <text:p>125</text:p>
          </table:table-cell>
          <table:table-cell table:formula="of:=SUM([.$G$3:.G33])" office:value-type="float" office:value="10518" calcext:value-type="float">
            <text:p>105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70745" calcext:value-type="float">
            <text:p>70745</text:p>
          </table:table-cell>
          <table:table-cell table:formula="of:=[.C34]-[.C33]" office:value-type="float" office:value="10" calcext:value-type="float">
            <text:p>10</text:p>
          </table:table-cell>
          <table:table-cell table:formula="of:=[.C34]-[.$C$2]" office:value-type="float" office:value="320" calcext:value-type="float">
            <text:p>320</text:p>
          </table:table-cell>
          <table:table-cell table:formula="of:=([.A34]+[.A33])/2" office:value-type="float" office:value="15" calcext:value-type="float">
            <text:p>15</text:p>
          </table:table-cell>
          <table:table-cell table:formula="of:=[.D34]*[.F34]" office:value-type="float" office:value="150" calcext:value-type="float">
            <text:p>150</text:p>
          </table:table-cell>
          <table:table-cell table:formula="of:=SUM([.$G$3:.G34])" office:value-type="float" office:value="10668" calcext:value-type="float">
            <text:p>106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70755" calcext:value-type="float">
            <text:p>70755</text:p>
          </table:table-cell>
          <table:table-cell table:formula="of:=[.C35]-[.C34]" office:value-type="float" office:value="10" calcext:value-type="float">
            <text:p>10</text:p>
          </table:table-cell>
          <table:table-cell table:formula="of:=[.C35]-[.$C$2]" office:value-type="float" office:value="330" calcext:value-type="float">
            <text:p>330</text:p>
          </table:table-cell>
          <table:table-cell table:formula="of:=([.A35]+[.A34])/2" office:value-type="float" office:value="14.5" calcext:value-type="float">
            <text:p>14,5</text:p>
          </table:table-cell>
          <table:table-cell table:formula="of:=[.D35]*[.F35]" office:value-type="float" office:value="145" calcext:value-type="float">
            <text:p>145</text:p>
          </table:table-cell>
          <table:table-cell table:formula="of:=SUM([.$G$3:.G35])" office:value-type="float" office:value="10813" calcext:value-type="float">
            <text:p>108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0765" calcext:value-type="float">
            <text:p>70765</text:p>
          </table:table-cell>
          <table:table-cell table:formula="of:=[.C36]-[.C35]" office:value-type="float" office:value="10" calcext:value-type="float">
            <text:p>10</text:p>
          </table:table-cell>
          <table:table-cell table:formula="of:=[.C36]-[.$C$2]" office:value-type="float" office:value="340" calcext:value-type="float">
            <text:p>340</text:p>
          </table:table-cell>
          <table:table-cell table:formula="of:=([.A36]+[.A35])/2" office:value-type="float" office:value="11.5" calcext:value-type="float">
            <text:p>11,5</text:p>
          </table:table-cell>
          <table:table-cell table:formula="of:=[.D36]*[.F36]" office:value-type="float" office:value="115" calcext:value-type="float">
            <text:p>115</text:p>
          </table:table-cell>
          <table:table-cell table:formula="of:=SUM([.$G$3:.G36])" office:value-type="float" office:value="10928" calcext:value-type="float">
            <text:p>109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0774" calcext:value-type="float">
            <text:p>70774</text:p>
          </table:table-cell>
          <table:table-cell table:formula="of:=[.C37]-[.C36]" office:value-type="float" office:value="9" calcext:value-type="float">
            <text:p>9</text:p>
          </table:table-cell>
          <table:table-cell table:formula="of:=[.C37]-[.$C$2]" office:value-type="float" office:value="349" calcext:value-type="float">
            <text:p>349</text:p>
          </table:table-cell>
          <table:table-cell table:formula="of:=([.A37]+[.A36])/2" office:value-type="float" office:value="6" calcext:value-type="float">
            <text:p>6</text:p>
          </table:table-cell>
          <table:table-cell table:formula="of:=[.D37]*[.F37]" office:value-type="float" office:value="54" calcext:value-type="float">
            <text:p>54</text:p>
          </table:table-cell>
          <table:table-cell table:formula="of:=SUM([.$G$3:.G37])" office:value-type="float" office:value="10982" calcext:value-type="float">
            <text:p>1098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0785" calcext:value-type="float">
            <text:p>70785</text:p>
          </table:table-cell>
          <table:table-cell table:formula="of:=[.C38]-[.C37]" office:value-type="float" office:value="11" calcext:value-type="float">
            <text:p>11</text:p>
          </table:table-cell>
          <table:table-cell table:formula="of:=[.C38]-[.$C$2]" office:value-type="float" office:value="360" calcext:value-type="float">
            <text:p>360</text:p>
          </table:table-cell>
          <table:table-cell table:formula="of:=([.A38]+[.A37])/2" office:value-type="float" office:value="1" calcext:value-type="float">
            <text:p>1</text:p>
          </table:table-cell>
          <table:table-cell table:formula="of:=[.D38]*[.F38]" office:value-type="float" office:value="11" calcext:value-type="float">
            <text:p>11</text:p>
          </table:table-cell>
          <table:table-cell table:formula="of:=SUM([.$G$3:.G38])" office:value-type="float" office:value="10993" calcext:value-type="float">
            <text:p>1099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70795" calcext:value-type="float">
            <text:p>70795</text:p>
          </table:table-cell>
          <table:table-cell table:formula="of:=[.C39]-[.C38]" office:value-type="float" office:value="10" calcext:value-type="float">
            <text:p>10</text:p>
          </table:table-cell>
          <table:table-cell table:formula="of:=[.C39]-[.$C$2]" office:value-type="float" office:value="370" calcext:value-type="float">
            <text:p>370</text:p>
          </table:table-cell>
          <table:table-cell table:formula="of:=([.A39]+[.A38])/2" office:value-type="float" office:value="-2" calcext:value-type="float">
            <text:p>-2</text:p>
          </table:table-cell>
          <table:table-cell table:formula="of:=[.D39]*[.F39]" office:value-type="float" office:value="-20" calcext:value-type="float">
            <text:p>-20</text:p>
          </table:table-cell>
          <table:table-cell table:formula="of:=SUM([.$G$3:.G39])" office:value-type="float" office:value="10973" calcext:value-type="float">
            <text:p>1097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/>
          <table:table-cell office:value-type="float" office:value="70805" calcext:value-type="float">
            <text:p>70805</text:p>
          </table:table-cell>
          <table:table-cell table:formula="of:=[.C40]-[.C39]" office:value-type="float" office:value="10" calcext:value-type="float">
            <text:p>10</text:p>
          </table:table-cell>
          <table:table-cell table:formula="of:=[.C40]-[.$C$2]" office:value-type="float" office:value="380" calcext:value-type="float">
            <text:p>380</text:p>
          </table:table-cell>
          <table:table-cell table:formula="of:=([.A40]+[.A39])/2" office:value-type="float" office:value="-6.5" calcext:value-type="float">
            <text:p>-6,5</text:p>
          </table:table-cell>
          <table:table-cell table:formula="of:=[.D40]*[.F40]" office:value-type="float" office:value="-65" calcext:value-type="float">
            <text:p>-65</text:p>
          </table:table-cell>
          <table:table-cell table:formula="of:=SUM([.$G$3:.G40])" office:value-type="float" office:value="10908" calcext:value-type="float">
            <text:p>1090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/>
          <table:table-cell office:value-type="float" office:value="70814" calcext:value-type="float">
            <text:p>70814</text:p>
          </table:table-cell>
          <table:table-cell table:formula="of:=[.C41]-[.C40]" office:value-type="float" office:value="9" calcext:value-type="float">
            <text:p>9</text:p>
          </table:table-cell>
          <table:table-cell table:formula="of:=[.C41]-[.$C$2]" office:value-type="float" office:value="389" calcext:value-type="float">
            <text:p>389</text:p>
          </table:table-cell>
          <table:table-cell table:formula="of:=([.A41]+[.A40])/2" office:value-type="float" office:value="-12" calcext:value-type="float">
            <text:p>-12</text:p>
          </table:table-cell>
          <table:table-cell table:formula="of:=[.D41]*[.F41]" office:value-type="float" office:value="-108" calcext:value-type="float">
            <text:p>-108</text:p>
          </table:table-cell>
          <table:table-cell table:formula="of:=SUM([.$G$3:.G41])" office:value-type="float" office:value="10800" calcext:value-type="float">
            <text:p>10800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/>
          <table:table-cell office:value-type="float" office:value="70824" calcext:value-type="float">
            <text:p>70824</text:p>
          </table:table-cell>
          <table:table-cell table:formula="of:=[.C42]-[.C41]" office:value-type="float" office:value="10" calcext:value-type="float">
            <text:p>10</text:p>
          </table:table-cell>
          <table:table-cell table:formula="of:=[.C42]-[.$C$2]" office:value-type="float" office:value="399" calcext:value-type="float">
            <text:p>399</text:p>
          </table:table-cell>
          <table:table-cell table:formula="of:=([.A42]+[.A41])/2" office:value-type="float" office:value="-16.5" calcext:value-type="float">
            <text:p>-16,5</text:p>
          </table:table-cell>
          <table:table-cell table:formula="of:=[.D42]*[.F42]" office:value-type="float" office:value="-165" calcext:value-type="float">
            <text:p>-165</text:p>
          </table:table-cell>
          <table:table-cell table:formula="of:=SUM([.$G$3:.G42])" office:value-type="float" office:value="10635" calcext:value-type="float">
            <text:p>10635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/>
          <table:table-cell office:value-type="float" office:value="70835" calcext:value-type="float">
            <text:p>70835</text:p>
          </table:table-cell>
          <table:table-cell table:formula="of:=[.C43]-[.C42]" office:value-type="float" office:value="11" calcext:value-type="float">
            <text:p>11</text:p>
          </table:table-cell>
          <table:table-cell table:formula="of:=[.C43]-[.$C$2]" office:value-type="float" office:value="410" calcext:value-type="float">
            <text:p>410</text:p>
          </table:table-cell>
          <table:table-cell table:formula="of:=([.A43]+[.A42])/2" office:value-type="float" office:value="-20.5" calcext:value-type="float">
            <text:p>-20,5</text:p>
          </table:table-cell>
          <table:table-cell table:formula="of:=[.D43]*[.F43]" office:value-type="float" office:value="-225.5" calcext:value-type="float">
            <text:p>-225,5</text:p>
          </table:table-cell>
          <table:table-cell table:formula="of:=SUM([.$G$3:.G43])" office:value-type="float" office:value="10409.5" calcext:value-type="float">
            <text:p>10409,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/>
          <table:table-cell office:value-type="float" office:value="70845" calcext:value-type="float">
            <text:p>70845</text:p>
          </table:table-cell>
          <table:table-cell table:formula="of:=[.C44]-[.C43]" office:value-type="float" office:value="10" calcext:value-type="float">
            <text:p>10</text:p>
          </table:table-cell>
          <table:table-cell table:formula="of:=[.C44]-[.$C$2]" office:value-type="float" office:value="420" calcext:value-type="float">
            <text:p>420</text:p>
          </table:table-cell>
          <table:table-cell table:formula="of:=([.A44]+[.A43])/2" office:value-type="float" office:value="-22.5" calcext:value-type="float">
            <text:p>-22,5</text:p>
          </table:table-cell>
          <table:table-cell table:formula="of:=[.D44]*[.F44]" office:value-type="float" office:value="-225" calcext:value-type="float">
            <text:p>-225</text:p>
          </table:table-cell>
          <table:table-cell table:formula="of:=SUM([.$G$3:.G44])" office:value-type="float" office:value="10184.5" calcext:value-type="float">
            <text:p>10184,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/>
          <table:table-cell office:value-type="float" office:value="70854" calcext:value-type="float">
            <text:p>70854</text:p>
          </table:table-cell>
          <table:table-cell table:formula="of:=[.C45]-[.C44]" office:value-type="float" office:value="9" calcext:value-type="float">
            <text:p>9</text:p>
          </table:table-cell>
          <table:table-cell table:formula="of:=[.C45]-[.$C$2]" office:value-type="float" office:value="429" calcext:value-type="float">
            <text:p>429</text:p>
          </table:table-cell>
          <table:table-cell table:formula="of:=([.A45]+[.A44])/2" office:value-type="float" office:value="-23" calcext:value-type="float">
            <text:p>-23</text:p>
          </table:table-cell>
          <table:table-cell table:formula="of:=[.D45]*[.F45]" office:value-type="float" office:value="-207" calcext:value-type="float">
            <text:p>-207</text:p>
          </table:table-cell>
          <table:table-cell table:formula="of:=SUM([.$G$3:.G45])" office:value-type="float" office:value="9977.5" calcext:value-type="float">
            <text:p>9977,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/>
          <table:table-cell office:value-type="float" office:value="70864" calcext:value-type="float">
            <text:p>70864</text:p>
          </table:table-cell>
          <table:table-cell table:formula="of:=[.C46]-[.C45]" office:value-type="float" office:value="10" calcext:value-type="float">
            <text:p>10</text:p>
          </table:table-cell>
          <table:table-cell table:formula="of:=[.C46]-[.$C$2]" office:value-type="float" office:value="439" calcext:value-type="float">
            <text:p>439</text:p>
          </table:table-cell>
          <table:table-cell table:formula="of:=([.A46]+[.A45])/2" office:value-type="float" office:value="-18.5" calcext:value-type="float">
            <text:p>-18,5</text:p>
          </table:table-cell>
          <table:table-cell table:formula="of:=[.D46]*[.F46]" office:value-type="float" office:value="-185" calcext:value-type="float">
            <text:p>-185</text:p>
          </table:table-cell>
          <table:table-cell table:formula="of:=SUM([.$G$3:.G46])" office:value-type="float" office:value="9792.5" calcext:value-type="float">
            <text:p>9792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0875" calcext:value-type="float">
            <text:p>70875</text:p>
          </table:table-cell>
          <table:table-cell table:formula="of:=[.C47]-[.C46]" office:value-type="float" office:value="11" calcext:value-type="float">
            <text:p>11</text:p>
          </table:table-cell>
          <table:table-cell table:formula="of:=[.C47]-[.$C$2]" office:value-type="float" office:value="450" calcext:value-type="float">
            <text:p>450</text:p>
          </table:table-cell>
          <table:table-cell table:formula="of:=([.A47]+[.A46])/2" office:value-type="float" office:value="-7" calcext:value-type="float">
            <text:p>-7</text:p>
          </table:table-cell>
          <table:table-cell table:formula="of:=[.D47]*[.F47]" office:value-type="float" office:value="-77" calcext:value-type="float">
            <text:p>-77</text:p>
          </table:table-cell>
          <table:table-cell table:formula="of:=SUM([.$G$3:.G47])" office:value-type="float" office:value="9715.5" calcext:value-type="float">
            <text:p>9715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0885" calcext:value-type="float">
            <text:p>70885</text:p>
          </table:table-cell>
          <table:table-cell table:formula="of:=[.C48]-[.C47]" office:value-type="float" office:value="10" calcext:value-type="float">
            <text:p>10</text:p>
          </table:table-cell>
          <table:table-cell table:formula="of:=[.C48]-[.$C$2]" office:value-type="float" office:value="460" calcext:value-type="float">
            <text:p>460</text:p>
          </table:table-cell>
          <table:table-cell table:formula="of:=([.A48]+[.A47])/2" office:value-type="float" office:value="4" calcext:value-type="float">
            <text:p>4</text:p>
          </table:table-cell>
          <table:table-cell table:formula="of:=[.D48]*[.F48]" office:value-type="float" office:value="40" calcext:value-type="float">
            <text:p>40</text:p>
          </table:table-cell>
          <table:table-cell table:formula="of:=SUM([.$G$3:.G48])" office:value-type="float" office:value="9755.5" calcext:value-type="float">
            <text:p>9755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0895" calcext:value-type="float">
            <text:p>70895</text:p>
          </table:table-cell>
          <table:table-cell table:formula="of:=[.C49]-[.C48]" office:value-type="float" office:value="10" calcext:value-type="float">
            <text:p>10</text:p>
          </table:table-cell>
          <table:table-cell table:formula="of:=[.C49]-[.$C$2]" office:value-type="float" office:value="470" calcext:value-type="float">
            <text:p>470</text:p>
          </table:table-cell>
          <table:table-cell table:formula="of:=([.A49]+[.A48])/2" office:value-type="float" office:value="8" calcext:value-type="float">
            <text:p>8</text:p>
          </table:table-cell>
          <table:table-cell table:formula="of:=[.D49]*[.F49]" office:value-type="float" office:value="80" calcext:value-type="float">
            <text:p>80</text:p>
          </table:table-cell>
          <table:table-cell table:formula="of:=SUM([.$G$3:.G49])" office:value-type="float" office:value="9835.5" calcext:value-type="float">
            <text:p>9835,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0904" calcext:value-type="float">
            <text:p>70904</text:p>
          </table:table-cell>
          <table:table-cell table:formula="of:=[.C50]-[.C49]" office:value-type="float" office:value="9" calcext:value-type="float">
            <text:p>9</text:p>
          </table:table-cell>
          <table:table-cell table:formula="of:=[.C50]-[.$C$2]" office:value-type="float" office:value="479" calcext:value-type="float">
            <text:p>479</text:p>
          </table:table-cell>
          <table:table-cell table:formula="of:=([.A50]+[.A49])/2" office:value-type="float" office:value="3.5" calcext:value-type="float">
            <text:p>3,5</text:p>
          </table:table-cell>
          <table:table-cell table:formula="of:=[.D50]*[.F50]" office:value-type="float" office:value="31.5" calcext:value-type="float">
            <text:p>31,5</text:p>
          </table:table-cell>
          <table:table-cell table:formula="of:=SUM([.$G$3:.G50])" office:value-type="float" office:value="9867" calcext:value-type="float">
            <text:p>986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/>
          <table:table-cell office:value-type="float" office:value="70915" calcext:value-type="float">
            <text:p>70915</text:p>
          </table:table-cell>
          <table:table-cell table:formula="of:=[.C51]-[.C50]" office:value-type="float" office:value="11" calcext:value-type="float">
            <text:p>11</text:p>
          </table:table-cell>
          <table:table-cell table:formula="of:=[.C51]-[.$C$2]" office:value-type="float" office:value="490" calcext:value-type="float">
            <text:p>490</text:p>
          </table:table-cell>
          <table:table-cell table:formula="of:=([.A51]+[.A50])/2" office:value-type="float" office:value="-4.5" calcext:value-type="float">
            <text:p>-4,5</text:p>
          </table:table-cell>
          <table:table-cell table:formula="of:=[.D51]*[.F51]" office:value-type="float" office:value="-49.5" calcext:value-type="float">
            <text:p>-49,5</text:p>
          </table:table-cell>
          <table:table-cell table:formula="of:=SUM([.$G$3:.G51])" office:value-type="float" office:value="9817.5" calcext:value-type="float">
            <text:p>9817,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70925" calcext:value-type="float">
            <text:p>70925</text:p>
          </table:table-cell>
          <table:table-cell table:formula="of:=[.C52]-[.C51]" office:value-type="float" office:value="10" calcext:value-type="float">
            <text:p>10</text:p>
          </table:table-cell>
          <table:table-cell table:formula="of:=[.C52]-[.$C$2]" office:value-type="float" office:value="500" calcext:value-type="float">
            <text:p>500</text:p>
          </table:table-cell>
          <table:table-cell table:formula="of:=([.A52]+[.A51])/2" office:value-type="float" office:value="-6" calcext:value-type="float">
            <text:p>-6</text:p>
          </table:table-cell>
          <table:table-cell table:formula="of:=[.D52]*[.F52]" office:value-type="float" office:value="-60" calcext:value-type="float">
            <text:p>-60</text:p>
          </table:table-cell>
          <table:table-cell table:formula="of:=SUM([.$G$3:.G52])" office:value-type="float" office:value="9757.5" calcext:value-type="float">
            <text:p>9757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0934" calcext:value-type="float">
            <text:p>70934</text:p>
          </table:table-cell>
          <table:table-cell table:formula="of:=[.C53]-[.C52]" office:value-type="float" office:value="9" calcext:value-type="float">
            <text:p>9</text:p>
          </table:table-cell>
          <table:table-cell table:formula="of:=[.C53]-[.$C$2]" office:value-type="float" office:value="509" calcext:value-type="float">
            <text:p>509</text:p>
          </table:table-cell>
          <table:table-cell table:formula="of:=([.A53]+[.A52])/2" office:value-type="float" office:value="-2" calcext:value-type="float">
            <text:p>-2</text:p>
          </table:table-cell>
          <table:table-cell table:formula="of:=[.D53]*[.F53]" office:value-type="float" office:value="-18" calcext:value-type="float">
            <text:p>-18</text:p>
          </table:table-cell>
          <table:table-cell table:formula="of:=SUM([.$G$3:.G53])" office:value-type="float" office:value="9739.5" calcext:value-type="float">
            <text:p>9739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0944" calcext:value-type="float">
            <text:p>70944</text:p>
          </table:table-cell>
          <table:table-cell table:formula="of:=[.C54]-[.C53]" office:value-type="float" office:value="10" calcext:value-type="float">
            <text:p>10</text:p>
          </table:table-cell>
          <table:table-cell table:formula="of:=[.C54]-[.$C$2]" office:value-type="float" office:value="519" calcext:value-type="float">
            <text:p>519</text:p>
          </table:table-cell>
          <table:table-cell table:formula="of:=([.A54]+[.A53])/2" office:value-type="float" office:value="0" calcext:value-type="float">
            <text:p>0</text:p>
          </table:table-cell>
          <table:table-cell table:formula="of:=[.D54]*[.F54]" office:value-type="float" office:value="0" calcext:value-type="float">
            <text:p>0</text:p>
          </table:table-cell>
          <table:table-cell table:formula="of:=SUM([.$G$3:.G54])" office:value-type="float" office:value="9739.5" calcext:value-type="float">
            <text:p>9739,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/>
          <table:table-cell office:value-type="float" office:value="70955" calcext:value-type="float">
            <text:p>70955</text:p>
          </table:table-cell>
          <table:table-cell table:formula="of:=[.C55]-[.C54]" office:value-type="float" office:value="11" calcext:value-type="float">
            <text:p>11</text:p>
          </table:table-cell>
          <table:table-cell table:formula="of:=[.C55]-[.$C$2]" office:value-type="float" office:value="530" calcext:value-type="float">
            <text:p>530</text:p>
          </table:table-cell>
          <table:table-cell table:formula="of:=([.A55]+[.A54])/2" office:value-type="float" office:value="-4" calcext:value-type="float">
            <text:p>-4</text:p>
          </table:table-cell>
          <table:table-cell table:formula="of:=[.D55]*[.F55]" office:value-type="float" office:value="-44" calcext:value-type="float">
            <text:p>-44</text:p>
          </table:table-cell>
          <table:table-cell table:formula="of:=SUM([.$G$3:.G55])" office:value-type="float" office:value="9695.5" calcext:value-type="float">
            <text:p>9695,5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/>
          <table:table-cell office:value-type="float" office:value="70965" calcext:value-type="float">
            <text:p>70965</text:p>
          </table:table-cell>
          <table:table-cell table:formula="of:=[.C56]-[.C55]" office:value-type="float" office:value="10" calcext:value-type="float">
            <text:p>10</text:p>
          </table:table-cell>
          <table:table-cell table:formula="of:=[.C56]-[.$C$2]" office:value-type="float" office:value="540" calcext:value-type="float">
            <text:p>540</text:p>
          </table:table-cell>
          <table:table-cell table:formula="of:=([.A56]+[.A55])/2" office:value-type="float" office:value="-12.5" calcext:value-type="float">
            <text:p>-12,5</text:p>
          </table:table-cell>
          <table:table-cell table:formula="of:=[.D56]*[.F56]" office:value-type="float" office:value="-125" calcext:value-type="float">
            <text:p>-125</text:p>
          </table:table-cell>
          <table:table-cell table:formula="of:=SUM([.$G$3:.G56])" office:value-type="float" office:value="9570.5" calcext:value-type="float">
            <text:p>9570,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/>
          <table:table-cell office:value-type="float" office:value="70975" calcext:value-type="float">
            <text:p>70975</text:p>
          </table:table-cell>
          <table:table-cell table:formula="of:=[.C57]-[.C56]" office:value-type="float" office:value="10" calcext:value-type="float">
            <text:p>10</text:p>
          </table:table-cell>
          <table:table-cell table:formula="of:=[.C57]-[.$C$2]" office:value-type="float" office:value="550" calcext:value-type="float">
            <text:p>550</text:p>
          </table:table-cell>
          <table:table-cell table:formula="of:=([.A57]+[.A56])/2" office:value-type="float" office:value="-16.5" calcext:value-type="float">
            <text:p>-16,5</text:p>
          </table:table-cell>
          <table:table-cell table:formula="of:=[.D57]*[.F57]" office:value-type="float" office:value="-165" calcext:value-type="float">
            <text:p>-165</text:p>
          </table:table-cell>
          <table:table-cell table:formula="of:=SUM([.$G$3:.G57])" office:value-type="float" office:value="9405.5" calcext:value-type="float">
            <text:p>9405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0984" calcext:value-type="float">
            <text:p>70984</text:p>
          </table:table-cell>
          <table:table-cell table:formula="of:=[.C58]-[.C57]" office:value-type="float" office:value="9" calcext:value-type="float">
            <text:p>9</text:p>
          </table:table-cell>
          <table:table-cell table:formula="of:=[.C58]-[.$C$2]" office:value-type="float" office:value="559" calcext:value-type="float">
            <text:p>559</text:p>
          </table:table-cell>
          <table:table-cell table:formula="of:=([.A58]+[.A57])/2" office:value-type="float" office:value="-4.5" calcext:value-type="float">
            <text:p>-4,5</text:p>
          </table:table-cell>
          <table:table-cell table:formula="of:=[.D58]*[.F58]" office:value-type="float" office:value="-40.5" calcext:value-type="float">
            <text:p>-40,5</text:p>
          </table:table-cell>
          <table:table-cell table:formula="of:=SUM([.$G$3:.G58])" office:value-type="float" office:value="9365" calcext:value-type="float">
            <text:p>93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70994" calcext:value-type="float">
            <text:p>70994</text:p>
          </table:table-cell>
          <table:table-cell table:formula="of:=[.C59]-[.C58]" office:value-type="float" office:value="10" calcext:value-type="float">
            <text:p>10</text:p>
          </table:table-cell>
          <table:table-cell table:formula="of:=[.C59]-[.$C$2]" office:value-type="float" office:value="569" calcext:value-type="float">
            <text:p>569</text:p>
          </table:table-cell>
          <table:table-cell table:formula="of:=([.A59]+[.A58])/2" office:value-type="float" office:value="19" calcext:value-type="float">
            <text:p>19</text:p>
          </table:table-cell>
          <table:table-cell table:formula="of:=[.D59]*[.F59]" office:value-type="float" office:value="190" calcext:value-type="float">
            <text:p>190</text:p>
          </table:table-cell>
          <table:table-cell table:formula="of:=SUM([.$G$3:.G59])" office:value-type="float" office:value="9555" calcext:value-type="float">
            <text:p>95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71005" calcext:value-type="float">
            <text:p>71005</text:p>
          </table:table-cell>
          <table:table-cell table:formula="of:=[.C60]-[.C59]" office:value-type="float" office:value="11" calcext:value-type="float">
            <text:p>11</text:p>
          </table:table-cell>
          <table:table-cell table:formula="of:=[.C60]-[.$C$2]" office:value-type="float" office:value="580" calcext:value-type="float">
            <text:p>580</text:p>
          </table:table-cell>
          <table:table-cell table:formula="of:=([.A60]+[.A59])/2" office:value-type="float" office:value="34" calcext:value-type="float">
            <text:p>34</text:p>
          </table:table-cell>
          <table:table-cell table:formula="of:=[.D60]*[.F60]" office:value-type="float" office:value="374" calcext:value-type="float">
            <text:p>374</text:p>
          </table:table-cell>
          <table:table-cell table:formula="of:=SUM([.$G$3:.G60])" office:value-type="float" office:value="9929" calcext:value-type="float">
            <text:p>99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71014" calcext:value-type="float">
            <text:p>71014</text:p>
          </table:table-cell>
          <table:table-cell table:formula="of:=[.C61]-[.C60]" office:value-type="float" office:value="9" calcext:value-type="float">
            <text:p>9</text:p>
          </table:table-cell>
          <table:table-cell table:formula="of:=[.C61]-[.$C$2]" office:value-type="float" office:value="589" calcext:value-type="float">
            <text:p>589</text:p>
          </table:table-cell>
          <table:table-cell table:formula="of:=([.A61]+[.A60])/2" office:value-type="float" office:value="29.5" calcext:value-type="float">
            <text:p>29,5</text:p>
          </table:table-cell>
          <table:table-cell table:formula="of:=[.D61]*[.F61]" office:value-type="float" office:value="265.5" calcext:value-type="float">
            <text:p>265,5</text:p>
          </table:table-cell>
          <table:table-cell table:formula="of:=SUM([.$G$3:.G61])" office:value-type="float" office:value="10194.5" calcext:value-type="float">
            <text:p>1019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1025" calcext:value-type="float">
            <text:p>71025</text:p>
          </table:table-cell>
          <table:table-cell table:formula="of:=[.C62]-[.C61]" office:value-type="float" office:value="11" calcext:value-type="float">
            <text:p>11</text:p>
          </table:table-cell>
          <table:table-cell table:formula="of:=[.C62]-[.$C$2]" office:value-type="float" office:value="600" calcext:value-type="float">
            <text:p>600</text:p>
          </table:table-cell>
          <table:table-cell table:formula="of:=([.A62]+[.A61])/2" office:value-type="float" office:value="12.5" calcext:value-type="float">
            <text:p>12,5</text:p>
          </table:table-cell>
          <table:table-cell table:formula="of:=[.D62]*[.F62]" office:value-type="float" office:value="137.5" calcext:value-type="float">
            <text:p>137,5</text:p>
          </table:table-cell>
          <table:table-cell table:formula="of:=SUM([.$G$3:.G62])" office:value-type="float" office:value="10332" calcext:value-type="float">
            <text:p>10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1034" calcext:value-type="float">
            <text:p>71034</text:p>
          </table:table-cell>
          <table:table-cell table:formula="of:=[.C63]-[.C62]" office:value-type="float" office:value="9" calcext:value-type="float">
            <text:p>9</text:p>
          </table:table-cell>
          <table:table-cell table:formula="of:=[.C63]-[.$C$2]" office:value-type="float" office:value="609" calcext:value-type="float">
            <text:p>609</text:p>
          </table:table-cell>
          <table:table-cell table:formula="of:=([.A63]+[.A62])/2" office:value-type="float" office:value="2" calcext:value-type="float">
            <text:p>2</text:p>
          </table:table-cell>
          <table:table-cell table:formula="of:=[.D63]*[.F63]" office:value-type="float" office:value="18" calcext:value-type="float">
            <text:p>18</text:p>
          </table:table-cell>
          <table:table-cell table:formula="of:=SUM([.$G$3:.G63])" office:value-type="float" office:value="10350" calcext:value-type="float">
            <text:p>103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1045" calcext:value-type="float">
            <text:p>71045</text:p>
          </table:table-cell>
          <table:table-cell table:formula="of:=[.C64]-[.C63]" office:value-type="float" office:value="11" calcext:value-type="float">
            <text:p>11</text:p>
          </table:table-cell>
          <table:table-cell table:formula="of:=[.C64]-[.$C$2]" office:value-type="float" office:value="620" calcext:value-type="float">
            <text:p>620</text:p>
          </table:table-cell>
          <table:table-cell table:formula="of:=([.A64]+[.A63])/2" office:value-type="float" office:value="5" calcext:value-type="float">
            <text:p>5</text:p>
          </table:table-cell>
          <table:table-cell table:formula="of:=[.D64]*[.F64]" office:value-type="float" office:value="55" calcext:value-type="float">
            <text:p>55</text:p>
          </table:table-cell>
          <table:table-cell table:formula="of:=SUM([.$G$3:.G64])" office:value-type="float" office:value="10405" calcext:value-type="float">
            <text:p>104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1055" calcext:value-type="float">
            <text:p>71055</text:p>
          </table:table-cell>
          <table:table-cell table:formula="of:=[.C65]-[.C64]" office:value-type="float" office:value="10" calcext:value-type="float">
            <text:p>10</text:p>
          </table:table-cell>
          <table:table-cell table:formula="of:=[.C65]-[.$C$2]" office:value-type="float" office:value="630" calcext:value-type="float">
            <text:p>630</text:p>
          </table:table-cell>
          <table:table-cell table:formula="of:=([.A65]+[.A64])/2" office:value-type="float" office:value="9" calcext:value-type="float">
            <text:p>9</text:p>
          </table:table-cell>
          <table:table-cell table:formula="of:=[.D65]*[.F65]" office:value-type="float" office:value="90" calcext:value-type="float">
            <text:p>90</text:p>
          </table:table-cell>
          <table:table-cell table:formula="of:=SUM([.$G$3:.G65])" office:value-type="float" office:value="10495" calcext:value-type="float">
            <text:p>1049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1064" calcext:value-type="float">
            <text:p>71064</text:p>
          </table:table-cell>
          <table:table-cell table:formula="of:=[.C66]-[.C65]" office:value-type="float" office:value="9" calcext:value-type="float">
            <text:p>9</text:p>
          </table:table-cell>
          <table:table-cell table:formula="of:=[.C66]-[.$C$2]" office:value-type="float" office:value="639" calcext:value-type="float">
            <text:p>639</text:p>
          </table:table-cell>
          <table:table-cell table:formula="of:=([.A66]+[.A65])/2" office:value-type="float" office:value="4" calcext:value-type="float">
            <text:p>4</text:p>
          </table:table-cell>
          <table:table-cell table:formula="of:=[.D66]*[.F66]" office:value-type="float" office:value="36" calcext:value-type="float">
            <text:p>36</text:p>
          </table:table-cell>
          <table:table-cell table:formula="of:=SUM([.$G$3:.G66])" office:value-type="float" office:value="10531" calcext:value-type="float">
            <text:p>1053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office:value-type="float" office:value="71074" calcext:value-type="float">
            <text:p>71074</text:p>
          </table:table-cell>
          <table:table-cell table:formula="of:=[.C67]-[.C66]" office:value-type="float" office:value="10" calcext:value-type="float">
            <text:p>10</text:p>
          </table:table-cell>
          <table:table-cell table:formula="of:=[.C67]-[.$C$2]" office:value-type="float" office:value="649" calcext:value-type="float">
            <text:p>649</text:p>
          </table:table-cell>
          <table:table-cell table:formula="of:=([.A67]+[.A66])/2" office:value-type="float" office:value="-3" calcext:value-type="float">
            <text:p>-3</text:p>
          </table:table-cell>
          <table:table-cell table:formula="of:=[.D67]*[.F67]" office:value-type="float" office:value="-30" calcext:value-type="float">
            <text:p>-30</text:p>
          </table:table-cell>
          <table:table-cell table:formula="of:=SUM([.$G$3:.G67])" office:value-type="float" office:value="10501" calcext:value-type="float">
            <text:p>105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1085" calcext:value-type="float">
            <text:p>71085</text:p>
          </table:table-cell>
          <table:table-cell table:formula="of:=[.C68]-[.C67]" office:value-type="float" office:value="11" calcext:value-type="float">
            <text:p>11</text:p>
          </table:table-cell>
          <table:table-cell table:formula="of:=[.C68]-[.$C$2]" office:value-type="float" office:value="660" calcext:value-type="float">
            <text:p>660</text:p>
          </table:table-cell>
          <table:table-cell table:formula="of:=([.A68]+[.A67])/2" office:value-type="float" office:value="-2" calcext:value-type="float">
            <text:p>-2</text:p>
          </table:table-cell>
          <table:table-cell table:formula="of:=[.D68]*[.F68]" office:value-type="float" office:value="-22" calcext:value-type="float">
            <text:p>-22</text:p>
          </table:table-cell>
          <table:table-cell table:formula="of:=SUM([.$G$3:.G68])" office:value-type="float" office:value="10479" calcext:value-type="float">
            <text:p>104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1095" calcext:value-type="float">
            <text:p>71095</text:p>
          </table:table-cell>
          <table:table-cell table:formula="of:=[.C69]-[.C68]" office:value-type="float" office:value="10" calcext:value-type="float">
            <text:p>10</text:p>
          </table:table-cell>
          <table:table-cell table:formula="of:=[.C69]-[.$C$2]" office:value-type="float" office:value="670" calcext:value-type="float">
            <text:p>670</text:p>
          </table:table-cell>
          <table:table-cell table:formula="of:=([.A69]+[.A68])/2" office:value-type="float" office:value="5" calcext:value-type="float">
            <text:p>5</text:p>
          </table:table-cell>
          <table:table-cell table:formula="of:=[.D69]*[.F69]" office:value-type="float" office:value="50" calcext:value-type="float">
            <text:p>50</text:p>
          </table:table-cell>
          <table:table-cell table:formula="of:=SUM([.$G$3:.G69])" office:value-type="float" office:value="10529" calcext:value-type="float">
            <text:p>105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1105" calcext:value-type="float">
            <text:p>71105</text:p>
          </table:table-cell>
          <table:table-cell table:formula="of:=[.C70]-[.C69]" office:value-type="float" office:value="10" calcext:value-type="float">
            <text:p>10</text:p>
          </table:table-cell>
          <table:table-cell table:formula="of:=[.C70]-[.$C$2]" office:value-type="float" office:value="680" calcext:value-type="float">
            <text:p>680</text:p>
          </table:table-cell>
          <table:table-cell table:formula="of:=([.A70]+[.A69])/2" office:value-type="float" office:value="9.5" calcext:value-type="float">
            <text:p>9,5</text:p>
          </table:table-cell>
          <table:table-cell table:formula="of:=[.D70]*[.F70]" office:value-type="float" office:value="95" calcext:value-type="float">
            <text:p>95</text:p>
          </table:table-cell>
          <table:table-cell table:formula="of:=SUM([.$G$3:.G70])" office:value-type="float" office:value="10624" calcext:value-type="float">
            <text:p>106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1114" calcext:value-type="float">
            <text:p>71114</text:p>
          </table:table-cell>
          <table:table-cell table:formula="of:=[.C71]-[.C70]" office:value-type="float" office:value="9" calcext:value-type="float">
            <text:p>9</text:p>
          </table:table-cell>
          <table:table-cell table:formula="of:=[.C71]-[.$C$2]" office:value-type="float" office:value="689" calcext:value-type="float">
            <text:p>689</text:p>
          </table:table-cell>
          <table:table-cell table:formula="of:=([.A71]+[.A70])/2" office:value-type="float" office:value="6.5" calcext:value-type="float">
            <text:p>6,5</text:p>
          </table:table-cell>
          <table:table-cell table:formula="of:=[.D71]*[.F71]" office:value-type="float" office:value="58.5" calcext:value-type="float">
            <text:p>58,5</text:p>
          </table:table-cell>
          <table:table-cell table:formula="of:=SUM([.$G$3:.G71])" office:value-type="float" office:value="10682.5" calcext:value-type="float">
            <text:p>10682,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71124" calcext:value-type="float">
            <text:p>71124</text:p>
          </table:table-cell>
          <table:table-cell table:formula="of:=[.C72]-[.C71]" office:value-type="float" office:value="10" calcext:value-type="float">
            <text:p>10</text:p>
          </table:table-cell>
          <table:table-cell table:formula="of:=[.C72]-[.$C$2]" office:value-type="float" office:value="699" calcext:value-type="float">
            <text:p>699</text:p>
          </table:table-cell>
          <table:table-cell table:formula="of:=([.A72]+[.A71])/2" office:value-type="float" office:value="-0.5" calcext:value-type="float">
            <text:p>-0,5</text:p>
          </table:table-cell>
          <table:table-cell table:formula="of:=[.D72]*[.F72]" office:value-type="float" office:value="-5" calcext:value-type="float">
            <text:p>-5</text:p>
          </table:table-cell>
          <table:table-cell table:formula="of:=SUM([.$G$3:.G72])" office:value-type="float" office:value="10677.5" calcext:value-type="float">
            <text:p>10677,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/>
          <table:table-cell office:value-type="float" office:value="71135" calcext:value-type="float">
            <text:p>71135</text:p>
          </table:table-cell>
          <table:table-cell table:formula="of:=[.C73]-[.C72]" office:value-type="float" office:value="11" calcext:value-type="float">
            <text:p>11</text:p>
          </table:table-cell>
          <table:table-cell table:formula="of:=[.C73]-[.$C$2]" office:value-type="float" office:value="710" calcext:value-type="float">
            <text:p>710</text:p>
          </table:table-cell>
          <table:table-cell table:formula="of:=([.A73]+[.A72])/2" office:value-type="float" office:value="-8" calcext:value-type="float">
            <text:p>-8</text:p>
          </table:table-cell>
          <table:table-cell table:formula="of:=[.D73]*[.F73]" office:value-type="float" office:value="-88" calcext:value-type="float">
            <text:p>-88</text:p>
          </table:table-cell>
          <table:table-cell table:formula="of:=SUM([.$G$3:.G73])" office:value-type="float" office:value="10589.5" calcext:value-type="float">
            <text:p>10589,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/>
          <table:table-cell office:value-type="float" office:value="71144" calcext:value-type="float">
            <text:p>71144</text:p>
          </table:table-cell>
          <table:table-cell table:formula="of:=[.C74]-[.C73]" office:value-type="float" office:value="9" calcext:value-type="float">
            <text:p>9</text:p>
          </table:table-cell>
          <table:table-cell table:formula="of:=[.C74]-[.$C$2]" office:value-type="float" office:value="719" calcext:value-type="float">
            <text:p>719</text:p>
          </table:table-cell>
          <table:table-cell table:formula="of:=([.A74]+[.A73])/2" office:value-type="float" office:value="-12" calcext:value-type="float">
            <text:p>-12</text:p>
          </table:table-cell>
          <table:table-cell table:formula="of:=[.D74]*[.F74]" office:value-type="float" office:value="-108" calcext:value-type="float">
            <text:p>-108</text:p>
          </table:table-cell>
          <table:table-cell table:formula="of:=SUM([.$G$3:.G74])" office:value-type="float" office:value="10481.5" calcext:value-type="float">
            <text:p>10481,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/>
          <table:table-cell office:value-type="float" office:value="71154" calcext:value-type="float">
            <text:p>71154</text:p>
          </table:table-cell>
          <table:table-cell table:formula="of:=[.C75]-[.C74]" office:value-type="float" office:value="10" calcext:value-type="float">
            <text:p>10</text:p>
          </table:table-cell>
          <table:table-cell table:formula="of:=[.C75]-[.$C$2]" office:value-type="float" office:value="729" calcext:value-type="float">
            <text:p>729</text:p>
          </table:table-cell>
          <table:table-cell table:formula="of:=([.A75]+[.A74])/2" office:value-type="float" office:value="-11.5" calcext:value-type="float">
            <text:p>-11,5</text:p>
          </table:table-cell>
          <table:table-cell table:formula="of:=[.D75]*[.F75]" office:value-type="float" office:value="-115" calcext:value-type="float">
            <text:p>-115</text:p>
          </table:table-cell>
          <table:table-cell table:formula="of:=SUM([.$G$3:.G75])" office:value-type="float" office:value="10366.5" calcext:value-type="float">
            <text:p>10366,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/>
          <table:table-cell office:value-type="float" office:value="71164" calcext:value-type="float">
            <text:p>71164</text:p>
          </table:table-cell>
          <table:table-cell table:formula="of:=[.C76]-[.C75]" office:value-type="float" office:value="10" calcext:value-type="float">
            <text:p>10</text:p>
          </table:table-cell>
          <table:table-cell table:formula="of:=[.C76]-[.$C$2]" office:value-type="float" office:value="739" calcext:value-type="float">
            <text:p>739</text:p>
          </table:table-cell>
          <table:table-cell table:formula="of:=([.A76]+[.A75])/2" office:value-type="float" office:value="-10.5" calcext:value-type="float">
            <text:p>-10,5</text:p>
          </table:table-cell>
          <table:table-cell table:formula="of:=[.D76]*[.F76]" office:value-type="float" office:value="-105" calcext:value-type="float">
            <text:p>-105</text:p>
          </table:table-cell>
          <table:table-cell table:formula="of:=SUM([.$G$3:.G76])" office:value-type="float" office:value="10261.5" calcext:value-type="float">
            <text:p>10261,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/>
          <table:table-cell office:value-type="float" office:value="71175" calcext:value-type="float">
            <text:p>71175</text:p>
          </table:table-cell>
          <table:table-cell table:formula="of:=[.C77]-[.C76]" office:value-type="float" office:value="11" calcext:value-type="float">
            <text:p>11</text:p>
          </table:table-cell>
          <table:table-cell table:formula="of:=[.C77]-[.$C$2]" office:value-type="float" office:value="750" calcext:value-type="float">
            <text:p>750</text:p>
          </table:table-cell>
          <table:table-cell table:formula="of:=([.A77]+[.A76])/2" office:value-type="float" office:value="-12.5" calcext:value-type="float">
            <text:p>-12,5</text:p>
          </table:table-cell>
          <table:table-cell table:formula="of:=[.D77]*[.F77]" office:value-type="float" office:value="-137.5" calcext:value-type="float">
            <text:p>-137,5</text:p>
          </table:table-cell>
          <table:table-cell table:formula="of:=SUM([.$G$3:.G77])" office:value-type="float" office:value="10124" calcext:value-type="float">
            <text:p>10124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/>
          <table:table-cell office:value-type="float" office:value="71184" calcext:value-type="float">
            <text:p>71184</text:p>
          </table:table-cell>
          <table:table-cell table:formula="of:=[.C78]-[.C77]" office:value-type="float" office:value="9" calcext:value-type="float">
            <text:p>9</text:p>
          </table:table-cell>
          <table:table-cell table:formula="of:=[.C78]-[.$C$2]" office:value-type="float" office:value="759" calcext:value-type="float">
            <text:p>759</text:p>
          </table:table-cell>
          <table:table-cell table:formula="of:=([.A78]+[.A77])/2" office:value-type="float" office:value="-17" calcext:value-type="float">
            <text:p>-17</text:p>
          </table:table-cell>
          <table:table-cell table:formula="of:=[.D78]*[.F78]" office:value-type="float" office:value="-153" calcext:value-type="float">
            <text:p>-153</text:p>
          </table:table-cell>
          <table:table-cell table:formula="of:=SUM([.$G$3:.G78])" office:value-type="float" office:value="9971" calcext:value-type="float">
            <text:p>9971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/>
          <table:table-cell office:value-type="float" office:value="71194" calcext:value-type="float">
            <text:p>71194</text:p>
          </table:table-cell>
          <table:table-cell table:formula="of:=[.C79]-[.C78]" office:value-type="float" office:value="10" calcext:value-type="float">
            <text:p>10</text:p>
          </table:table-cell>
          <table:table-cell table:formula="of:=[.C79]-[.$C$2]" office:value-type="float" office:value="769" calcext:value-type="float">
            <text:p>769</text:p>
          </table:table-cell>
          <table:table-cell table:formula="of:=([.A79]+[.A78])/2" office:value-type="float" office:value="-20" calcext:value-type="float">
            <text:p>-20</text:p>
          </table:table-cell>
          <table:table-cell table:formula="of:=[.D79]*[.F79]" office:value-type="float" office:value="-200" calcext:value-type="float">
            <text:p>-200</text:p>
          </table:table-cell>
          <table:table-cell table:formula="of:=SUM([.$G$3:.G79])" office:value-type="float" office:value="9771" calcext:value-type="float">
            <text:p>9771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/>
          <table:table-cell office:value-type="float" office:value="71204" calcext:value-type="float">
            <text:p>71204</text:p>
          </table:table-cell>
          <table:table-cell table:formula="of:=[.C80]-[.C79]" office:value-type="float" office:value="10" calcext:value-type="float">
            <text:p>10</text:p>
          </table:table-cell>
          <table:table-cell table:formula="of:=[.C80]-[.$C$2]" office:value-type="float" office:value="779" calcext:value-type="float">
            <text:p>779</text:p>
          </table:table-cell>
          <table:table-cell table:formula="of:=([.A80]+[.A79])/2" office:value-type="float" office:value="-22" calcext:value-type="float">
            <text:p>-22</text:p>
          </table:table-cell>
          <table:table-cell table:formula="of:=[.D80]*[.F80]" office:value-type="float" office:value="-220" calcext:value-type="float">
            <text:p>-220</text:p>
          </table:table-cell>
          <table:table-cell table:formula="of:=SUM([.$G$3:.G80])" office:value-type="float" office:value="9551" calcext:value-type="float">
            <text:p>9551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/>
          <table:table-cell office:value-type="float" office:value="71215" calcext:value-type="float">
            <text:p>71215</text:p>
          </table:table-cell>
          <table:table-cell table:formula="of:=[.C81]-[.C80]" office:value-type="float" office:value="11" calcext:value-type="float">
            <text:p>11</text:p>
          </table:table-cell>
          <table:table-cell table:formula="of:=[.C81]-[.$C$2]" office:value-type="float" office:value="790" calcext:value-type="float">
            <text:p>790</text:p>
          </table:table-cell>
          <table:table-cell table:formula="of:=([.A81]+[.A80])/2" office:value-type="float" office:value="-25.5" calcext:value-type="float">
            <text:p>-25,5</text:p>
          </table:table-cell>
          <table:table-cell table:formula="of:=[.D81]*[.F81]" office:value-type="float" office:value="-280.5" calcext:value-type="float">
            <text:p>-280,5</text:p>
          </table:table-cell>
          <table:table-cell table:formula="of:=SUM([.$G$3:.G81])" office:value-type="float" office:value="9270.5" calcext:value-type="float">
            <text:p>9270,5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/>
          <table:table-cell office:value-type="float" office:value="71224" calcext:value-type="float">
            <text:p>71224</text:p>
          </table:table-cell>
          <table:table-cell table:formula="of:=[.C82]-[.C81]" office:value-type="float" office:value="9" calcext:value-type="float">
            <text:p>9</text:p>
          </table:table-cell>
          <table:table-cell table:formula="of:=[.C82]-[.$C$2]" office:value-type="float" office:value="799" calcext:value-type="float">
            <text:p>799</text:p>
          </table:table-cell>
          <table:table-cell table:formula="of:=([.A82]+[.A81])/2" office:value-type="float" office:value="-28.5" calcext:value-type="float">
            <text:p>-28,5</text:p>
          </table:table-cell>
          <table:table-cell table:formula="of:=[.D82]*[.F82]" office:value-type="float" office:value="-256.5" calcext:value-type="float">
            <text:p>-256,5</text:p>
          </table:table-cell>
          <table:table-cell table:formula="of:=SUM([.$G$3:.G82])" office:value-type="float" office:value="9014" calcext:value-type="float">
            <text:p>9014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/>
          <table:table-cell office:value-type="float" office:value="71234" calcext:value-type="float">
            <text:p>71234</text:p>
          </table:table-cell>
          <table:table-cell table:formula="of:=[.C83]-[.C82]" office:value-type="float" office:value="10" calcext:value-type="float">
            <text:p>10</text:p>
          </table:table-cell>
          <table:table-cell table:formula="of:=[.C83]-[.$C$2]" office:value-type="float" office:value="809" calcext:value-type="float">
            <text:p>809</text:p>
          </table:table-cell>
          <table:table-cell table:formula="of:=([.A83]+[.A82])/2" office:value-type="float" office:value="-28.5" calcext:value-type="float">
            <text:p>-28,5</text:p>
          </table:table-cell>
          <table:table-cell table:formula="of:=[.D83]*[.F83]" office:value-type="float" office:value="-285" calcext:value-type="float">
            <text:p>-285</text:p>
          </table:table-cell>
          <table:table-cell table:formula="of:=SUM([.$G$3:.G83])" office:value-type="float" office:value="8729" calcext:value-type="float">
            <text:p>8729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/>
          <table:table-cell office:value-type="float" office:value="71244" calcext:value-type="float">
            <text:p>71244</text:p>
          </table:table-cell>
          <table:table-cell table:formula="of:=[.C84]-[.C83]" office:value-type="float" office:value="10" calcext:value-type="float">
            <text:p>10</text:p>
          </table:table-cell>
          <table:table-cell table:formula="of:=[.C84]-[.$C$2]" office:value-type="float" office:value="819" calcext:value-type="float">
            <text:p>819</text:p>
          </table:table-cell>
          <table:table-cell table:formula="of:=([.A84]+[.A83])/2" office:value-type="float" office:value="-28.5" calcext:value-type="float">
            <text:p>-28,5</text:p>
          </table:table-cell>
          <table:table-cell table:formula="of:=[.D84]*[.F84]" office:value-type="float" office:value="-285" calcext:value-type="float">
            <text:p>-285</text:p>
          </table:table-cell>
          <table:table-cell table:formula="of:=SUM([.$G$3:.G84])" office:value-type="float" office:value="8444" calcext:value-type="float">
            <text:p>8444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/>
          <table:table-cell office:value-type="float" office:value="71255" calcext:value-type="float">
            <text:p>71255</text:p>
          </table:table-cell>
          <table:table-cell table:formula="of:=[.C85]-[.C84]" office:value-type="float" office:value="11" calcext:value-type="float">
            <text:p>11</text:p>
          </table:table-cell>
          <table:table-cell table:formula="of:=[.C85]-[.$C$2]" office:value-type="float" office:value="830" calcext:value-type="float">
            <text:p>830</text:p>
          </table:table-cell>
          <table:table-cell table:formula="of:=([.A85]+[.A84])/2" office:value-type="float" office:value="-30" calcext:value-type="float">
            <text:p>-30</text:p>
          </table:table-cell>
          <table:table-cell table:formula="of:=[.D85]*[.F85]" office:value-type="float" office:value="-330" calcext:value-type="float">
            <text:p>-330</text:p>
          </table:table-cell>
          <table:table-cell table:formula="of:=SUM([.$G$3:.G85])" office:value-type="float" office:value="8114" calcext:value-type="float">
            <text:p>8114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/>
          <table:table-cell office:value-type="float" office:value="71265" calcext:value-type="float">
            <text:p>71265</text:p>
          </table:table-cell>
          <table:table-cell table:formula="of:=[.C86]-[.C85]" office:value-type="float" office:value="10" calcext:value-type="float">
            <text:p>10</text:p>
          </table:table-cell>
          <table:table-cell table:formula="of:=[.C86]-[.$C$2]" office:value-type="float" office:value="840" calcext:value-type="float">
            <text:p>840</text:p>
          </table:table-cell>
          <table:table-cell table:formula="of:=([.A86]+[.A85])/2" office:value-type="float" office:value="-31.5" calcext:value-type="float">
            <text:p>-31,5</text:p>
          </table:table-cell>
          <table:table-cell table:formula="of:=[.D86]*[.F86]" office:value-type="float" office:value="-315" calcext:value-type="float">
            <text:p>-315</text:p>
          </table:table-cell>
          <table:table-cell table:formula="of:=SUM([.$G$3:.G86])" office:value-type="float" office:value="7799" calcext:value-type="float">
            <text:p>7799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/>
          <table:table-cell office:value-type="float" office:value="71275" calcext:value-type="float">
            <text:p>71275</text:p>
          </table:table-cell>
          <table:table-cell table:formula="of:=[.C87]-[.C86]" office:value-type="float" office:value="10" calcext:value-type="float">
            <text:p>10</text:p>
          </table:table-cell>
          <table:table-cell table:formula="of:=[.C87]-[.$C$2]" office:value-type="float" office:value="850" calcext:value-type="float">
            <text:p>850</text:p>
          </table:table-cell>
          <table:table-cell table:formula="of:=([.A87]+[.A86])/2" office:value-type="float" office:value="-27" calcext:value-type="float">
            <text:p>-27</text:p>
          </table:table-cell>
          <table:table-cell table:formula="of:=[.D87]*[.F87]" office:value-type="float" office:value="-270" calcext:value-type="float">
            <text:p>-270</text:p>
          </table:table-cell>
          <table:table-cell table:formula="of:=SUM([.$G$3:.G87])" office:value-type="float" office:value="7529" calcext:value-type="float">
            <text:p>752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office:value-type="float" office:value="71284" calcext:value-type="float">
            <text:p>71284</text:p>
          </table:table-cell>
          <table:table-cell table:formula="of:=[.C88]-[.C87]" office:value-type="float" office:value="9" calcext:value-type="float">
            <text:p>9</text:p>
          </table:table-cell>
          <table:table-cell table:formula="of:=[.C88]-[.$C$2]" office:value-type="float" office:value="859" calcext:value-type="float">
            <text:p>859</text:p>
          </table:table-cell>
          <table:table-cell table:formula="of:=([.A88]+[.A87])/2" office:value-type="float" office:value="-13.5" calcext:value-type="float">
            <text:p>-13,5</text:p>
          </table:table-cell>
          <table:table-cell table:formula="of:=[.D88]*[.F88]" office:value-type="float" office:value="-121.5" calcext:value-type="float">
            <text:p>-121,5</text:p>
          </table:table-cell>
          <table:table-cell table:formula="of:=SUM([.$G$3:.G88])" office:value-type="float" office:value="7407.5" calcext:value-type="float">
            <text:p>7407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1294" calcext:value-type="float">
            <text:p>71294</text:p>
          </table:table-cell>
          <table:table-cell table:formula="of:=[.C89]-[.C88]" office:value-type="float" office:value="10" calcext:value-type="float">
            <text:p>10</text:p>
          </table:table-cell>
          <table:table-cell table:formula="of:=[.C89]-[.$C$2]" office:value-type="float" office:value="869" calcext:value-type="float">
            <text:p>869</text:p>
          </table:table-cell>
          <table:table-cell table:formula="of:=([.A89]+[.A88])/2" office:value-type="float" office:value="0.5" calcext:value-type="float">
            <text:p>0,5</text:p>
          </table:table-cell>
          <table:table-cell table:formula="of:=[.D89]*[.F89]" office:value-type="float" office:value="5" calcext:value-type="float">
            <text:p>5</text:p>
          </table:table-cell>
          <table:table-cell table:formula="of:=SUM([.$G$3:.G89])" office:value-type="float" office:value="7412.5" calcext:value-type="float">
            <text:p>7412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1305" calcext:value-type="float">
            <text:p>71305</text:p>
          </table:table-cell>
          <table:table-cell table:formula="of:=[.C90]-[.C89]" office:value-type="float" office:value="11" calcext:value-type="float">
            <text:p>11</text:p>
          </table:table-cell>
          <table:table-cell table:formula="of:=[.C90]-[.$C$2]" office:value-type="float" office:value="880" calcext:value-type="float">
            <text:p>880</text:p>
          </table:table-cell>
          <table:table-cell table:formula="of:=([.A90]+[.A89])/2" office:value-type="float" office:value="5" calcext:value-type="float">
            <text:p>5</text:p>
          </table:table-cell>
          <table:table-cell table:formula="of:=[.D90]*[.F90]" office:value-type="float" office:value="55" calcext:value-type="float">
            <text:p>55</text:p>
          </table:table-cell>
          <table:table-cell table:formula="of:=SUM([.$G$3:.G90])" office:value-type="float" office:value="7467.5" calcext:value-type="float">
            <text:p>7467,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1314" calcext:value-type="float">
            <text:p>71314</text:p>
          </table:table-cell>
          <table:table-cell table:formula="of:=[.C91]-[.C90]" office:value-type="float" office:value="9" calcext:value-type="float">
            <text:p>9</text:p>
          </table:table-cell>
          <table:table-cell table:formula="of:=[.C91]-[.$C$2]" office:value-type="float" office:value="889" calcext:value-type="float">
            <text:p>889</text:p>
          </table:table-cell>
          <table:table-cell table:formula="of:=([.A91]+[.A90])/2" office:value-type="float" office:value="1.5" calcext:value-type="float">
            <text:p>1,5</text:p>
          </table:table-cell>
          <table:table-cell table:formula="of:=[.D91]*[.F91]" office:value-type="float" office:value="13.5" calcext:value-type="float">
            <text:p>13,5</text:p>
          </table:table-cell>
          <table:table-cell table:formula="of:=SUM([.$G$3:.G91])" office:value-type="float" office:value="7481" calcext:value-type="float">
            <text:p>74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1324" calcext:value-type="float">
            <text:p>71324</text:p>
          </table:table-cell>
          <table:table-cell table:formula="of:=[.C92]-[.C91]" office:value-type="float" office:value="10" calcext:value-type="float">
            <text:p>10</text:p>
          </table:table-cell>
          <table:table-cell table:formula="of:=[.C92]-[.$C$2]" office:value-type="float" office:value="899" calcext:value-type="float">
            <text:p>899</text:p>
          </table:table-cell>
          <table:table-cell table:formula="of:=([.A92]+[.A91])/2" office:value-type="float" office:value="-0.5" calcext:value-type="float">
            <text:p>-0,5</text:p>
          </table:table-cell>
          <table:table-cell table:formula="of:=[.D92]*[.F92]" office:value-type="float" office:value="-5" calcext:value-type="float">
            <text:p>-5</text:p>
          </table:table-cell>
          <table:table-cell table:formula="of:=SUM([.$G$3:.G92])" office:value-type="float" office:value="7476" calcext:value-type="float">
            <text:p>74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71334" calcext:value-type="float">
            <text:p>71334</text:p>
          </table:table-cell>
          <table:table-cell table:formula="of:=[.C93]-[.C92]" office:value-type="float" office:value="10" calcext:value-type="float">
            <text:p>10</text:p>
          </table:table-cell>
          <table:table-cell table:formula="of:=[.C93]-[.$C$2]" office:value-type="float" office:value="909" calcext:value-type="float">
            <text:p>909</text:p>
          </table:table-cell>
          <table:table-cell table:formula="of:=([.A93]+[.A92])/2" office:value-type="float" office:value="13.5" calcext:value-type="float">
            <text:p>13,5</text:p>
          </table:table-cell>
          <table:table-cell table:formula="of:=[.D93]*[.F93]" office:value-type="float" office:value="135" calcext:value-type="float">
            <text:p>135</text:p>
          </table:table-cell>
          <table:table-cell table:formula="of:=SUM([.$G$3:.G93])" office:value-type="float" office:value="7611" calcext:value-type="float">
            <text:p>76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71345" calcext:value-type="float">
            <text:p>71345</text:p>
          </table:table-cell>
          <table:table-cell table:formula="of:=[.C94]-[.C93]" office:value-type="float" office:value="11" calcext:value-type="float">
            <text:p>11</text:p>
          </table:table-cell>
          <table:table-cell table:formula="of:=[.C94]-[.$C$2]" office:value-type="float" office:value="920" calcext:value-type="float">
            <text:p>920</text:p>
          </table:table-cell>
          <table:table-cell table:formula="of:=([.A94]+[.A93])/2" office:value-type="float" office:value="36" calcext:value-type="float">
            <text:p>36</text:p>
          </table:table-cell>
          <table:table-cell table:formula="of:=[.D94]*[.F94]" office:value-type="float" office:value="396" calcext:value-type="float">
            <text:p>396</text:p>
          </table:table-cell>
          <table:table-cell table:formula="of:=SUM([.$G$3:.G94])" office:value-type="float" office:value="8007" calcext:value-type="float">
            <text:p>80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71355" calcext:value-type="float">
            <text:p>71355</text:p>
          </table:table-cell>
          <table:table-cell table:formula="of:=[.C95]-[.C94]" office:value-type="float" office:value="10" calcext:value-type="float">
            <text:p>10</text:p>
          </table:table-cell>
          <table:table-cell table:formula="of:=[.C95]-[.$C$2]" office:value-type="float" office:value="930" calcext:value-type="float">
            <text:p>930</text:p>
          </table:table-cell>
          <table:table-cell table:formula="of:=([.A95]+[.A94])/2" office:value-type="float" office:value="42" calcext:value-type="float">
            <text:p>42</text:p>
          </table:table-cell>
          <table:table-cell table:formula="of:=[.D95]*[.F95]" office:value-type="float" office:value="420" calcext:value-type="float">
            <text:p>420</text:p>
          </table:table-cell>
          <table:table-cell table:formula="of:=SUM([.$G$3:.G95])" office:value-type="float" office:value="8427" calcext:value-type="float">
            <text:p>84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71364" calcext:value-type="float">
            <text:p>71364</text:p>
          </table:table-cell>
          <table:table-cell table:formula="of:=[.C96]-[.C95]" office:value-type="float" office:value="9" calcext:value-type="float">
            <text:p>9</text:p>
          </table:table-cell>
          <table:table-cell table:formula="of:=[.C96]-[.$C$2]" office:value-type="float" office:value="939" calcext:value-type="float">
            <text:p>939</text:p>
          </table:table-cell>
          <table:table-cell table:formula="of:=([.A96]+[.A95])/2" office:value-type="float" office:value="30.5" calcext:value-type="float">
            <text:p>30,5</text:p>
          </table:table-cell>
          <table:table-cell table:formula="of:=[.D96]*[.F96]" office:value-type="float" office:value="274.5" calcext:value-type="float">
            <text:p>274,5</text:p>
          </table:table-cell>
          <table:table-cell table:formula="of:=SUM([.$G$3:.G96])" office:value-type="float" office:value="8701.5" calcext:value-type="float">
            <text:p>8701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71374" calcext:value-type="float">
            <text:p>71374</text:p>
          </table:table-cell>
          <table:table-cell table:formula="of:=[.C97]-[.C96]" office:value-type="float" office:value="10" calcext:value-type="float">
            <text:p>10</text:p>
          </table:table-cell>
          <table:table-cell table:formula="of:=[.C97]-[.$C$2]" office:value-type="float" office:value="949" calcext:value-type="float">
            <text:p>949</text:p>
          </table:table-cell>
          <table:table-cell table:formula="of:=([.A97]+[.A96])/2" office:value-type="float" office:value="17" calcext:value-type="float">
            <text:p>17</text:p>
          </table:table-cell>
          <table:table-cell table:formula="of:=[.D97]*[.F97]" office:value-type="float" office:value="170" calcext:value-type="float">
            <text:p>170</text:p>
          </table:table-cell>
          <table:table-cell table:formula="of:=SUM([.$G$3:.G97])" office:value-type="float" office:value="8871.5" calcext:value-type="float">
            <text:p>8871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71385" calcext:value-type="float">
            <text:p>71385</text:p>
          </table:table-cell>
          <table:table-cell table:formula="of:=[.C98]-[.C97]" office:value-type="float" office:value="11" calcext:value-type="float">
            <text:p>11</text:p>
          </table:table-cell>
          <table:table-cell table:formula="of:=[.C98]-[.$C$2]" office:value-type="float" office:value="960" calcext:value-type="float">
            <text:p>960</text:p>
          </table:table-cell>
          <table:table-cell table:formula="of:=([.A98]+[.A97])/2" office:value-type="float" office:value="12.5" calcext:value-type="float">
            <text:p>12,5</text:p>
          </table:table-cell>
          <table:table-cell table:formula="of:=[.D98]*[.F98]" office:value-type="float" office:value="137.5" calcext:value-type="float">
            <text:p>137,5</text:p>
          </table:table-cell>
          <table:table-cell table:formula="of:=SUM([.$G$3:.G98])" office:value-type="float" office:value="9009" calcext:value-type="float">
            <text:p>9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1395" calcext:value-type="float">
            <text:p>71395</text:p>
          </table:table-cell>
          <table:table-cell table:formula="of:=[.C99]-[.C98]" office:value-type="float" office:value="10" calcext:value-type="float">
            <text:p>10</text:p>
          </table:table-cell>
          <table:table-cell table:formula="of:=[.C99]-[.$C$2]" office:value-type="float" office:value="970" calcext:value-type="float">
            <text:p>970</text:p>
          </table:table-cell>
          <table:table-cell table:formula="of:=([.A99]+[.A98])/2" office:value-type="float" office:value="16.5" calcext:value-type="float">
            <text:p>16,5</text:p>
          </table:table-cell>
          <table:table-cell table:formula="of:=[.D99]*[.F99]" office:value-type="float" office:value="165" calcext:value-type="float">
            <text:p>165</text:p>
          </table:table-cell>
          <table:table-cell table:formula="of:=SUM([.$G$3:.G99])" office:value-type="float" office:value="9174" calcext:value-type="float">
            <text:p>91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1404" calcext:value-type="float">
            <text:p>71404</text:p>
          </table:table-cell>
          <table:table-cell table:formula="of:=[.C100]-[.C99]" office:value-type="float" office:value="9" calcext:value-type="float">
            <text:p>9</text:p>
          </table:table-cell>
          <table:table-cell table:formula="of:=[.C100]-[.$C$2]" office:value-type="float" office:value="979" calcext:value-type="float">
            <text:p>979</text:p>
          </table:table-cell>
          <table:table-cell table:formula="of:=([.A100]+[.A99])/2" office:value-type="float" office:value="20.5" calcext:value-type="float">
            <text:p>20,5</text:p>
          </table:table-cell>
          <table:table-cell table:formula="of:=[.D100]*[.F100]" office:value-type="float" office:value="184.5" calcext:value-type="float">
            <text:p>184,5</text:p>
          </table:table-cell>
          <table:table-cell table:formula="of:=SUM([.$G$3:.G100])" office:value-type="float" office:value="9358.5" calcext:value-type="float">
            <text:p>9358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71414" calcext:value-type="float">
            <text:p>71414</text:p>
          </table:table-cell>
          <table:table-cell table:formula="of:=[.C101]-[.C100]" office:value-type="float" office:value="10" calcext:value-type="float">
            <text:p>10</text:p>
          </table:table-cell>
          <table:table-cell table:formula="of:=[.C101]-[.$C$2]" office:value-type="float" office:value="989" calcext:value-type="float">
            <text:p>989</text:p>
          </table:table-cell>
          <table:table-cell table:formula="of:=([.A101]+[.A100])/2" office:value-type="float" office:value="17" calcext:value-type="float">
            <text:p>17</text:p>
          </table:table-cell>
          <table:table-cell table:formula="of:=[.D101]*[.F101]" office:value-type="float" office:value="170" calcext:value-type="float">
            <text:p>170</text:p>
          </table:table-cell>
          <table:table-cell table:formula="of:=SUM([.$G$3:.G101])" office:value-type="float" office:value="9528.5" calcext:value-type="float">
            <text:p>9528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1425" calcext:value-type="float">
            <text:p>71425</text:p>
          </table:table-cell>
          <table:table-cell table:formula="of:=[.C102]-[.C101]" office:value-type="float" office:value="11" calcext:value-type="float">
            <text:p>11</text:p>
          </table:table-cell>
          <table:table-cell table:formula="of:=[.C102]-[.$C$2]" office:value-type="float" office:value="1000" calcext:value-type="float">
            <text:p>1000</text:p>
          </table:table-cell>
          <table:table-cell table:formula="of:=([.A102]+[.A101])/2" office:value-type="float" office:value="10" calcext:value-type="float">
            <text:p>10</text:p>
          </table:table-cell>
          <table:table-cell table:formula="of:=[.D102]*[.F102]" office:value-type="float" office:value="110" calcext:value-type="float">
            <text:p>110</text:p>
          </table:table-cell>
          <table:table-cell table:formula="of:=SUM([.$G$3:.G102])" office:value-type="float" office:value="9638.5" calcext:value-type="float">
            <text:p>9638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1434" calcext:value-type="float">
            <text:p>71434</text:p>
          </table:table-cell>
          <table:table-cell table:formula="of:=[.C103]-[.C102]" office:value-type="float" office:value="9" calcext:value-type="float">
            <text:p>9</text:p>
          </table:table-cell>
          <table:table-cell table:formula="of:=[.C103]-[.$C$2]" office:value-type="float" office:value="1009" calcext:value-type="float">
            <text:p>1009</text:p>
          </table:table-cell>
          <table:table-cell table:formula="of:=([.A103]+[.A102])/2" office:value-type="float" office:value="7" calcext:value-type="float">
            <text:p>7</text:p>
          </table:table-cell>
          <table:table-cell table:formula="of:=[.D103]*[.F103]" office:value-type="float" office:value="63" calcext:value-type="float">
            <text:p>63</text:p>
          </table:table-cell>
          <table:table-cell table:formula="of:=SUM([.$G$3:.G103])" office:value-type="float" office:value="9701.5" calcext:value-type="float">
            <text:p>9701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71444" calcext:value-type="float">
            <text:p>71444</text:p>
          </table:table-cell>
          <table:table-cell table:formula="of:=[.C104]-[.C103]" office:value-type="float" office:value="10" calcext:value-type="float">
            <text:p>10</text:p>
          </table:table-cell>
          <table:table-cell table:formula="of:=[.C104]-[.$C$2]" office:value-type="float" office:value="1019" calcext:value-type="float">
            <text:p>1019</text:p>
          </table:table-cell>
          <table:table-cell table:formula="of:=([.A104]+[.A103])/2" office:value-type="float" office:value="9" calcext:value-type="float">
            <text:p>9</text:p>
          </table:table-cell>
          <table:table-cell table:formula="of:=[.D104]*[.F104]" office:value-type="float" office:value="90" calcext:value-type="float">
            <text:p>90</text:p>
          </table:table-cell>
          <table:table-cell table:formula="of:=SUM([.$G$3:.G104])" office:value-type="float" office:value="9791.5" calcext:value-type="float">
            <text:p>9791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1454" calcext:value-type="float">
            <text:p>71454</text:p>
          </table:table-cell>
          <table:table-cell table:formula="of:=[.C105]-[.C104]" office:value-type="float" office:value="10" calcext:value-type="float">
            <text:p>10</text:p>
          </table:table-cell>
          <table:table-cell table:formula="of:=[.C105]-[.$C$2]" office:value-type="float" office:value="1029" calcext:value-type="float">
            <text:p>1029</text:p>
          </table:table-cell>
          <table:table-cell table:formula="of:=([.A105]+[.A104])/2" office:value-type="float" office:value="10.5" calcext:value-type="float">
            <text:p>10,5</text:p>
          </table:table-cell>
          <table:table-cell table:formula="of:=[.D105]*[.F105]" office:value-type="float" office:value="105" calcext:value-type="float">
            <text:p>105</text:p>
          </table:table-cell>
          <table:table-cell table:formula="of:=SUM([.$G$3:.G105])" office:value-type="float" office:value="9896.5" calcext:value-type="float">
            <text:p>9896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71463" calcext:value-type="float">
            <text:p>71463</text:p>
          </table:table-cell>
          <table:table-cell table:formula="of:=[.C106]-[.C105]" office:value-type="float" office:value="9" calcext:value-type="float">
            <text:p>9</text:p>
          </table:table-cell>
          <table:table-cell table:formula="of:=[.C106]-[.$C$2]" office:value-type="float" office:value="1038" calcext:value-type="float">
            <text:p>1038</text:p>
          </table:table-cell>
          <table:table-cell table:formula="of:=([.A106]+[.A105])/2" office:value-type="float" office:value="7.5" calcext:value-type="float">
            <text:p>7,5</text:p>
          </table:table-cell>
          <table:table-cell table:formula="of:=[.D106]*[.F106]" office:value-type="float" office:value="67.5" calcext:value-type="float">
            <text:p>67,5</text:p>
          </table:table-cell>
          <table:table-cell table:formula="of:=SUM([.$G$3:.G106])" office:value-type="float" office:value="9964" calcext:value-type="float">
            <text:p>996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1475" calcext:value-type="float">
            <text:p>71475</text:p>
          </table:table-cell>
          <table:table-cell table:formula="of:=[.C107]-[.C106]" office:value-type="float" office:value="12" calcext:value-type="float">
            <text:p>12</text:p>
          </table:table-cell>
          <table:table-cell table:formula="of:=[.C107]-[.$C$2]" office:value-type="float" office:value="1050" calcext:value-type="float">
            <text:p>1050</text:p>
          </table:table-cell>
          <table:table-cell table:formula="of:=([.A107]+[.A106])/2" office:value-type="float" office:value="2" calcext:value-type="float">
            <text:p>2</text:p>
          </table:table-cell>
          <table:table-cell table:formula="of:=[.D107]*[.F107]" office:value-type="float" office:value="24" calcext:value-type="float">
            <text:p>24</text:p>
          </table:table-cell>
          <table:table-cell table:formula="of:=SUM([.$G$3:.G107])" office:value-type="float" office:value="9988" calcext:value-type="float">
            <text:p>998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71484" calcext:value-type="float">
            <text:p>71484</text:p>
          </table:table-cell>
          <table:table-cell table:formula="of:=[.C108]-[.C107]" office:value-type="float" office:value="9" calcext:value-type="float">
            <text:p>9</text:p>
          </table:table-cell>
          <table:table-cell table:formula="of:=[.C108]-[.$C$2]" office:value-type="float" office:value="1059" calcext:value-type="float">
            <text:p>1059</text:p>
          </table:table-cell>
          <table:table-cell table:formula="of:=([.A108]+[.A107])/2" office:value-type="float" office:value="-2.5" calcext:value-type="float">
            <text:p>-2,5</text:p>
          </table:table-cell>
          <table:table-cell table:formula="of:=[.D108]*[.F108]" office:value-type="float" office:value="-22.5" calcext:value-type="float">
            <text:p>-22,5</text:p>
          </table:table-cell>
          <table:table-cell table:formula="of:=SUM([.$G$3:.G108])" office:value-type="float" office:value="9965.5" calcext:value-type="float">
            <text:p>9965,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/>
          <table:table-cell office:value-type="float" office:value="71494" calcext:value-type="float">
            <text:p>71494</text:p>
          </table:table-cell>
          <table:table-cell table:formula="of:=[.C109]-[.C108]" office:value-type="float" office:value="10" calcext:value-type="float">
            <text:p>10</text:p>
          </table:table-cell>
          <table:table-cell table:formula="of:=[.C109]-[.$C$2]" office:value-type="float" office:value="1069" calcext:value-type="float">
            <text:p>1069</text:p>
          </table:table-cell>
          <table:table-cell table:formula="of:=([.A109]+[.A108])/2" office:value-type="float" office:value="-7" calcext:value-type="float">
            <text:p>-7</text:p>
          </table:table-cell>
          <table:table-cell table:formula="of:=[.D109]*[.F109]" office:value-type="float" office:value="-70" calcext:value-type="float">
            <text:p>-70</text:p>
          </table:table-cell>
          <table:table-cell table:formula="of:=SUM([.$G$3:.G109])" office:value-type="float" office:value="9895.5" calcext:value-type="float">
            <text:p>9895,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/>
          <table:table-cell office:value-type="float" office:value="71504" calcext:value-type="float">
            <text:p>71504</text:p>
          </table:table-cell>
          <table:table-cell table:formula="of:=[.C110]-[.C109]" office:value-type="float" office:value="10" calcext:value-type="float">
            <text:p>10</text:p>
          </table:table-cell>
          <table:table-cell table:formula="of:=[.C110]-[.$C$2]" office:value-type="float" office:value="1079" calcext:value-type="float">
            <text:p>1079</text:p>
          </table:table-cell>
          <table:table-cell table:formula="of:=([.A110]+[.A109])/2" office:value-type="float" office:value="-10.5" calcext:value-type="float">
            <text:p>-10,5</text:p>
          </table:table-cell>
          <table:table-cell table:formula="of:=[.D110]*[.F110]" office:value-type="float" office:value="-105" calcext:value-type="float">
            <text:p>-105</text:p>
          </table:table-cell>
          <table:table-cell table:formula="of:=SUM([.$G$3:.G110])" office:value-type="float" office:value="9790.5" calcext:value-type="float">
            <text:p>9790,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/>
          <table:table-cell office:value-type="float" office:value="71514" calcext:value-type="float">
            <text:p>71514</text:p>
          </table:table-cell>
          <table:table-cell table:formula="of:=[.C111]-[.C110]" office:value-type="float" office:value="10" calcext:value-type="float">
            <text:p>10</text:p>
          </table:table-cell>
          <table:table-cell table:formula="of:=[.C111]-[.$C$2]" office:value-type="float" office:value="1089" calcext:value-type="float">
            <text:p>1089</text:p>
          </table:table-cell>
          <table:table-cell table:formula="of:=([.A111]+[.A110])/2" office:value-type="float" office:value="-13.5" calcext:value-type="float">
            <text:p>-13,5</text:p>
          </table:table-cell>
          <table:table-cell table:formula="of:=[.D111]*[.F111]" office:value-type="float" office:value="-135" calcext:value-type="float">
            <text:p>-135</text:p>
          </table:table-cell>
          <table:table-cell table:formula="of:=SUM([.$G$3:.G111])" office:value-type="float" office:value="9655.5" calcext:value-type="float">
            <text:p>9655,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/>
          <table:table-cell office:value-type="float" office:value="71524" calcext:value-type="float">
            <text:p>71524</text:p>
          </table:table-cell>
          <table:table-cell table:formula="of:=[.C112]-[.C111]" office:value-type="float" office:value="10" calcext:value-type="float">
            <text:p>10</text:p>
          </table:table-cell>
          <table:table-cell table:formula="of:=[.C112]-[.$C$2]" office:value-type="float" office:value="1099" calcext:value-type="float">
            <text:p>1099</text:p>
          </table:table-cell>
          <table:table-cell table:formula="of:=([.A112]+[.A111])/2" office:value-type="float" office:value="-19.5" calcext:value-type="float">
            <text:p>-19,5</text:p>
          </table:table-cell>
          <table:table-cell table:formula="of:=[.D112]*[.F112]" office:value-type="float" office:value="-195" calcext:value-type="float">
            <text:p>-195</text:p>
          </table:table-cell>
          <table:table-cell table:formula="of:=SUM([.$G$3:.G112])" office:value-type="float" office:value="9460.5" calcext:value-type="float">
            <text:p>9460,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/>
          <table:table-cell office:value-type="float" office:value="71534" calcext:value-type="float">
            <text:p>71534</text:p>
          </table:table-cell>
          <table:table-cell table:formula="of:=[.C113]-[.C112]" office:value-type="float" office:value="10" calcext:value-type="float">
            <text:p>10</text:p>
          </table:table-cell>
          <table:table-cell table:formula="of:=[.C113]-[.$C$2]" office:value-type="float" office:value="1109" calcext:value-type="float">
            <text:p>1109</text:p>
          </table:table-cell>
          <table:table-cell table:formula="of:=([.A113]+[.A112])/2" office:value-type="float" office:value="-23" calcext:value-type="float">
            <text:p>-23</text:p>
          </table:table-cell>
          <table:table-cell table:formula="of:=[.D113]*[.F113]" office:value-type="float" office:value="-230" calcext:value-type="float">
            <text:p>-230</text:p>
          </table:table-cell>
          <table:table-cell table:formula="of:=SUM([.$G$3:.G113])" office:value-type="float" office:value="9230.5" calcext:value-type="float">
            <text:p>9230,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/>
          <table:table-cell office:value-type="float" office:value="71544" calcext:value-type="float">
            <text:p>71544</text:p>
          </table:table-cell>
          <table:table-cell table:formula="of:=[.C114]-[.C113]" office:value-type="float" office:value="10" calcext:value-type="float">
            <text:p>10</text:p>
          </table:table-cell>
          <table:table-cell table:formula="of:=[.C114]-[.$C$2]" office:value-type="float" office:value="1119" calcext:value-type="float">
            <text:p>1119</text:p>
          </table:table-cell>
          <table:table-cell table:formula="of:=([.A114]+[.A113])/2" office:value-type="float" office:value="-23" calcext:value-type="float">
            <text:p>-23</text:p>
          </table:table-cell>
          <table:table-cell table:formula="of:=[.D114]*[.F114]" office:value-type="float" office:value="-230" calcext:value-type="float">
            <text:p>-230</text:p>
          </table:table-cell>
          <table:table-cell table:formula="of:=SUM([.$G$3:.G114])" office:value-type="float" office:value="9000.5" calcext:value-type="float">
            <text:p>9000,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/>
          <table:table-cell office:value-type="float" office:value="71554" calcext:value-type="float">
            <text:p>71554</text:p>
          </table:table-cell>
          <table:table-cell table:formula="of:=[.C115]-[.C114]" office:value-type="float" office:value="10" calcext:value-type="float">
            <text:p>10</text:p>
          </table:table-cell>
          <table:table-cell table:formula="of:=[.C115]-[.$C$2]" office:value-type="float" office:value="1129" calcext:value-type="float">
            <text:p>1129</text:p>
          </table:table-cell>
          <table:table-cell table:formula="of:=([.A115]+[.A114])/2" office:value-type="float" office:value="-23" calcext:value-type="float">
            <text:p>-23</text:p>
          </table:table-cell>
          <table:table-cell table:formula="of:=[.D115]*[.F115]" office:value-type="float" office:value="-230" calcext:value-type="float">
            <text:p>-230</text:p>
          </table:table-cell>
          <table:table-cell table:formula="of:=SUM([.$G$3:.G115])" office:value-type="float" office:value="8770.5" calcext:value-type="float">
            <text:p>8770,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/>
          <table:table-cell office:value-type="float" office:value="71565" calcext:value-type="float">
            <text:p>71565</text:p>
          </table:table-cell>
          <table:table-cell table:formula="of:=[.C116]-[.C115]" office:value-type="float" office:value="11" calcext:value-type="float">
            <text:p>11</text:p>
          </table:table-cell>
          <table:table-cell table:formula="of:=[.C116]-[.$C$2]" office:value-type="float" office:value="1140" calcext:value-type="float">
            <text:p>1140</text:p>
          </table:table-cell>
          <table:table-cell table:formula="of:=([.A116]+[.A115])/2" office:value-type="float" office:value="-23" calcext:value-type="float">
            <text:p>-23</text:p>
          </table:table-cell>
          <table:table-cell table:formula="of:=[.D116]*[.F116]" office:value-type="float" office:value="-253" calcext:value-type="float">
            <text:p>-253</text:p>
          </table:table-cell>
          <table:table-cell table:formula="of:=SUM([.$G$3:.G116])" office:value-type="float" office:value="8517.5" calcext:value-type="float">
            <text:p>8517,5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/>
          <table:table-cell office:value-type="float" office:value="71574" calcext:value-type="float">
            <text:p>71574</text:p>
          </table:table-cell>
          <table:table-cell table:formula="of:=[.C117]-[.C116]" office:value-type="float" office:value="9" calcext:value-type="float">
            <text:p>9</text:p>
          </table:table-cell>
          <table:table-cell table:formula="of:=[.C117]-[.$C$2]" office:value-type="float" office:value="1149" calcext:value-type="float">
            <text:p>1149</text:p>
          </table:table-cell>
          <table:table-cell table:formula="of:=([.A117]+[.A116])/2" office:value-type="float" office:value="-24.5" calcext:value-type="float">
            <text:p>-24,5</text:p>
          </table:table-cell>
          <table:table-cell table:formula="of:=[.D117]*[.F117]" office:value-type="float" office:value="-220.5" calcext:value-type="float">
            <text:p>-220,5</text:p>
          </table:table-cell>
          <table:table-cell table:formula="of:=SUM([.$G$3:.G117])" office:value-type="float" office:value="8297" calcext:value-type="float">
            <text:p>8297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/>
          <table:table-cell office:value-type="float" office:value="71584" calcext:value-type="float">
            <text:p>71584</text:p>
          </table:table-cell>
          <table:table-cell table:formula="of:=[.C118]-[.C117]" office:value-type="float" office:value="10" calcext:value-type="float">
            <text:p>10</text:p>
          </table:table-cell>
          <table:table-cell table:formula="of:=[.C118]-[.$C$2]" office:value-type="float" office:value="1159" calcext:value-type="float">
            <text:p>1159</text:p>
          </table:table-cell>
          <table:table-cell table:formula="of:=([.A118]+[.A117])/2" office:value-type="float" office:value="-27" calcext:value-type="float">
            <text:p>-27</text:p>
          </table:table-cell>
          <table:table-cell table:formula="of:=[.D118]*[.F118]" office:value-type="float" office:value="-270" calcext:value-type="float">
            <text:p>-270</text:p>
          </table:table-cell>
          <table:table-cell table:formula="of:=SUM([.$G$3:.G118])" office:value-type="float" office:value="8027" calcext:value-type="float">
            <text:p>8027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/>
          <table:table-cell office:value-type="float" office:value="71595" calcext:value-type="float">
            <text:p>71595</text:p>
          </table:table-cell>
          <table:table-cell table:formula="of:=[.C119]-[.C118]" office:value-type="float" office:value="11" calcext:value-type="float">
            <text:p>11</text:p>
          </table:table-cell>
          <table:table-cell table:formula="of:=[.C119]-[.$C$2]" office:value-type="float" office:value="1170" calcext:value-type="float">
            <text:p>1170</text:p>
          </table:table-cell>
          <table:table-cell table:formula="of:=([.A119]+[.A118])/2" office:value-type="float" office:value="-30" calcext:value-type="float">
            <text:p>-30</text:p>
          </table:table-cell>
          <table:table-cell table:formula="of:=[.D119]*[.F119]" office:value-type="float" office:value="-330" calcext:value-type="float">
            <text:p>-330</text:p>
          </table:table-cell>
          <table:table-cell table:formula="of:=SUM([.$G$3:.G119])" office:value-type="float" office:value="7697" calcext:value-type="float">
            <text:p>7697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/>
          <table:table-cell office:value-type="float" office:value="71604" calcext:value-type="float">
            <text:p>71604</text:p>
          </table:table-cell>
          <table:table-cell table:formula="of:=[.C120]-[.C119]" office:value-type="float" office:value="9" calcext:value-type="float">
            <text:p>9</text:p>
          </table:table-cell>
          <table:table-cell table:formula="of:=[.C120]-[.$C$2]" office:value-type="float" office:value="1179" calcext:value-type="float">
            <text:p>1179</text:p>
          </table:table-cell>
          <table:table-cell table:formula="of:=([.A120]+[.A119])/2" office:value-type="float" office:value="-34" calcext:value-type="float">
            <text:p>-34</text:p>
          </table:table-cell>
          <table:table-cell table:formula="of:=[.D120]*[.F120]" office:value-type="float" office:value="-306" calcext:value-type="float">
            <text:p>-306</text:p>
          </table:table-cell>
          <table:table-cell table:formula="of:=SUM([.$G$3:.G120])" office:value-type="float" office:value="7391" calcext:value-type="float">
            <text:p>7391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/>
          <table:table-cell office:value-type="float" office:value="71614" calcext:value-type="float">
            <text:p>71614</text:p>
          </table:table-cell>
          <table:table-cell table:formula="of:=[.C121]-[.C120]" office:value-type="float" office:value="10" calcext:value-type="float">
            <text:p>10</text:p>
          </table:table-cell>
          <table:table-cell table:formula="of:=[.C121]-[.$C$2]" office:value-type="float" office:value="1189" calcext:value-type="float">
            <text:p>1189</text:p>
          </table:table-cell>
          <table:table-cell table:formula="of:=([.A121]+[.A120])/2" office:value-type="float" office:value="-34" calcext:value-type="float">
            <text:p>-34</text:p>
          </table:table-cell>
          <table:table-cell table:formula="of:=[.D121]*[.F121]" office:value-type="float" office:value="-340" calcext:value-type="float">
            <text:p>-340</text:p>
          </table:table-cell>
          <table:table-cell table:formula="of:=SUM([.$G$3:.G121])" office:value-type="float" office:value="7051" calcext:value-type="float">
            <text:p>7051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/>
          <table:table-cell office:value-type="float" office:value="71624" calcext:value-type="float">
            <text:p>71624</text:p>
          </table:table-cell>
          <table:table-cell table:formula="of:=[.C122]-[.C121]" office:value-type="float" office:value="10" calcext:value-type="float">
            <text:p>10</text:p>
          </table:table-cell>
          <table:table-cell table:formula="of:=[.C122]-[.$C$2]" office:value-type="float" office:value="1199" calcext:value-type="float">
            <text:p>1199</text:p>
          </table:table-cell>
          <table:table-cell table:formula="of:=([.A122]+[.A121])/2" office:value-type="float" office:value="-29.5" calcext:value-type="float">
            <text:p>-29,5</text:p>
          </table:table-cell>
          <table:table-cell table:formula="of:=[.D122]*[.F122]" office:value-type="float" office:value="-295" calcext:value-type="float">
            <text:p>-295</text:p>
          </table:table-cell>
          <table:table-cell table:formula="of:=SUM([.$G$3:.G122])" office:value-type="float" office:value="6756" calcext:value-type="float">
            <text:p>6756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/>
          <table:table-cell office:value-type="float" office:value="71634" calcext:value-type="float">
            <text:p>71634</text:p>
          </table:table-cell>
          <table:table-cell table:formula="of:=[.C123]-[.C122]" office:value-type="float" office:value="10" calcext:value-type="float">
            <text:p>10</text:p>
          </table:table-cell>
          <table:table-cell table:formula="of:=[.C123]-[.$C$2]" office:value-type="float" office:value="1209" calcext:value-type="float">
            <text:p>1209</text:p>
          </table:table-cell>
          <table:table-cell table:formula="of:=([.A123]+[.A122])/2" office:value-type="float" office:value="-26" calcext:value-type="float">
            <text:p>-26</text:p>
          </table:table-cell>
          <table:table-cell table:formula="of:=[.D123]*[.F123]" office:value-type="float" office:value="-260" calcext:value-type="float">
            <text:p>-260</text:p>
          </table:table-cell>
          <table:table-cell table:formula="of:=SUM([.$G$3:.G123])" office:value-type="float" office:value="6496" calcext:value-type="float">
            <text:p>6496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/>
          <table:table-cell office:value-type="float" office:value="71644" calcext:value-type="float">
            <text:p>71644</text:p>
          </table:table-cell>
          <table:table-cell table:formula="of:=[.C124]-[.C123]" office:value-type="float" office:value="10" calcext:value-type="float">
            <text:p>10</text:p>
          </table:table-cell>
          <table:table-cell table:formula="of:=[.C124]-[.$C$2]" office:value-type="float" office:value="1219" calcext:value-type="float">
            <text:p>1219</text:p>
          </table:table-cell>
          <table:table-cell table:formula="of:=([.A124]+[.A123])/2" office:value-type="float" office:value="-27.5" calcext:value-type="float">
            <text:p>-27,5</text:p>
          </table:table-cell>
          <table:table-cell table:formula="of:=[.D124]*[.F124]" office:value-type="float" office:value="-275" calcext:value-type="float">
            <text:p>-275</text:p>
          </table:table-cell>
          <table:table-cell table:formula="of:=SUM([.$G$3:.G124])" office:value-type="float" office:value="6221" calcext:value-type="float">
            <text:p>6221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/>
          <table:table-cell office:value-type="float" office:value="71654" calcext:value-type="float">
            <text:p>71654</text:p>
          </table:table-cell>
          <table:table-cell table:formula="of:=[.C125]-[.C124]" office:value-type="float" office:value="10" calcext:value-type="float">
            <text:p>10</text:p>
          </table:table-cell>
          <table:table-cell table:formula="of:=[.C125]-[.$C$2]" office:value-type="float" office:value="1229" calcext:value-type="float">
            <text:p>1229</text:p>
          </table:table-cell>
          <table:table-cell table:formula="of:=([.A125]+[.A124])/2" office:value-type="float" office:value="-32" calcext:value-type="float">
            <text:p>-32</text:p>
          </table:table-cell>
          <table:table-cell table:formula="of:=[.D125]*[.F125]" office:value-type="float" office:value="-320" calcext:value-type="float">
            <text:p>-320</text:p>
          </table:table-cell>
          <table:table-cell table:formula="of:=SUM([.$G$3:.G125])" office:value-type="float" office:value="5901" calcext:value-type="float">
            <text:p>5901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/>
          <table:table-cell office:value-type="float" office:value="71664" calcext:value-type="float">
            <text:p>71664</text:p>
          </table:table-cell>
          <table:table-cell table:formula="of:=[.C126]-[.C125]" office:value-type="float" office:value="10" calcext:value-type="float">
            <text:p>10</text:p>
          </table:table-cell>
          <table:table-cell table:formula="of:=[.C126]-[.$C$2]" office:value-type="float" office:value="1239" calcext:value-type="float">
            <text:p>1239</text:p>
          </table:table-cell>
          <table:table-cell table:formula="of:=([.A126]+[.A125])/2" office:value-type="float" office:value="-31" calcext:value-type="float">
            <text:p>-31</text:p>
          </table:table-cell>
          <table:table-cell table:formula="of:=[.D126]*[.F126]" office:value-type="float" office:value="-310" calcext:value-type="float">
            <text:p>-310</text:p>
          </table:table-cell>
          <table:table-cell table:formula="of:=SUM([.$G$3:.G126])" office:value-type="float" office:value="5591" calcext:value-type="float">
            <text:p>55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71673" calcext:value-type="float">
            <text:p>71673</text:p>
          </table:table-cell>
          <table:table-cell table:formula="of:=[.C127]-[.C126]" office:value-type="float" office:value="9" calcext:value-type="float">
            <text:p>9</text:p>
          </table:table-cell>
          <table:table-cell table:formula="of:=[.C127]-[.$C$2]" office:value-type="float" office:value="1248" calcext:value-type="float">
            <text:p>1248</text:p>
          </table:table-cell>
          <table:table-cell table:formula="of:=([.A127]+[.A126])/2" office:value-type="float" office:value="-11.5" calcext:value-type="float">
            <text:p>-11,5</text:p>
          </table:table-cell>
          <table:table-cell table:formula="of:=[.D127]*[.F127]" office:value-type="float" office:value="-103.5" calcext:value-type="float">
            <text:p>-103,5</text:p>
          </table:table-cell>
          <table:table-cell table:formula="of:=SUM([.$G$3:.G127])" office:value-type="float" office:value="5487.5" calcext:value-type="float">
            <text:p>5487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71685" calcext:value-type="float">
            <text:p>71685</text:p>
          </table:table-cell>
          <table:table-cell table:formula="of:=[.C128]-[.C127]" office:value-type="float" office:value="12" calcext:value-type="float">
            <text:p>12</text:p>
          </table:table-cell>
          <table:table-cell table:formula="of:=[.C128]-[.$C$2]" office:value-type="float" office:value="1260" calcext:value-type="float">
            <text:p>1260</text:p>
          </table:table-cell>
          <table:table-cell table:formula="of:=([.A128]+[.A127])/2" office:value-type="float" office:value="24.5" calcext:value-type="float">
            <text:p>24,5</text:p>
          </table:table-cell>
          <table:table-cell table:formula="of:=[.D128]*[.F128]" office:value-type="float" office:value="294" calcext:value-type="float">
            <text:p>294</text:p>
          </table:table-cell>
          <table:table-cell table:formula="of:=SUM([.$G$3:.G128])" office:value-type="float" office:value="5781.5" calcext:value-type="float">
            <text:p>5781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71694" calcext:value-type="float">
            <text:p>71694</text:p>
          </table:table-cell>
          <table:table-cell table:formula="of:=[.C129]-[.C128]" office:value-type="float" office:value="9" calcext:value-type="float">
            <text:p>9</text:p>
          </table:table-cell>
          <table:table-cell table:formula="of:=[.C129]-[.$C$2]" office:value-type="float" office:value="1269" calcext:value-type="float">
            <text:p>1269</text:p>
          </table:table-cell>
          <table:table-cell table:formula="of:=([.A129]+[.A128])/2" office:value-type="float" office:value="51" calcext:value-type="float">
            <text:p>51</text:p>
          </table:table-cell>
          <table:table-cell table:formula="of:=[.D129]*[.F129]" office:value-type="float" office:value="459" calcext:value-type="float">
            <text:p>459</text:p>
          </table:table-cell>
          <table:table-cell table:formula="of:=SUM([.$G$3:.G129])" office:value-type="float" office:value="6240.5" calcext:value-type="float">
            <text:p>6240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71704" calcext:value-type="float">
            <text:p>71704</text:p>
          </table:table-cell>
          <table:table-cell table:formula="of:=[.C130]-[.C129]" office:value-type="float" office:value="10" calcext:value-type="float">
            <text:p>10</text:p>
          </table:table-cell>
          <table:table-cell table:formula="of:=[.C130]-[.$C$2]" office:value-type="float" office:value="1279" calcext:value-type="float">
            <text:p>1279</text:p>
          </table:table-cell>
          <table:table-cell table:formula="of:=([.A130]+[.A129])/2" office:value-type="float" office:value="51.5" calcext:value-type="float">
            <text:p>51,5</text:p>
          </table:table-cell>
          <table:table-cell table:formula="of:=[.D130]*[.F130]" office:value-type="float" office:value="515" calcext:value-type="float">
            <text:p>515</text:p>
          </table:table-cell>
          <table:table-cell table:formula="of:=SUM([.$G$3:.G130])" office:value-type="float" office:value="6755.5" calcext:value-type="float">
            <text:p>6755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71714" calcext:value-type="float">
            <text:p>71714</text:p>
          </table:table-cell>
          <table:table-cell table:formula="of:=[.C131]-[.C130]" office:value-type="float" office:value="10" calcext:value-type="float">
            <text:p>10</text:p>
          </table:table-cell>
          <table:table-cell table:formula="of:=[.C131]-[.$C$2]" office:value-type="float" office:value="1289" calcext:value-type="float">
            <text:p>1289</text:p>
          </table:table-cell>
          <table:table-cell table:formula="of:=([.A131]+[.A130])/2" office:value-type="float" office:value="36.5" calcext:value-type="float">
            <text:p>36,5</text:p>
          </table:table-cell>
          <table:table-cell table:formula="of:=[.D131]*[.F131]" office:value-type="float" office:value="365" calcext:value-type="float">
            <text:p>365</text:p>
          </table:table-cell>
          <table:table-cell table:formula="of:=SUM([.$G$3:.G131])" office:value-type="float" office:value="7120.5" calcext:value-type="float">
            <text:p>7120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71724" calcext:value-type="float">
            <text:p>71724</text:p>
          </table:table-cell>
          <table:table-cell table:formula="of:=[.C132]-[.C131]" office:value-type="float" office:value="10" calcext:value-type="float">
            <text:p>10</text:p>
          </table:table-cell>
          <table:table-cell table:formula="of:=[.C132]-[.$C$2]" office:value-type="float" office:value="1299" calcext:value-type="float">
            <text:p>1299</text:p>
          </table:table-cell>
          <table:table-cell table:formula="of:=([.A132]+[.A131])/2" office:value-type="float" office:value="25.5" calcext:value-type="float">
            <text:p>25,5</text:p>
          </table:table-cell>
          <table:table-cell table:formula="of:=[.D132]*[.F132]" office:value-type="float" office:value="255" calcext:value-type="float">
            <text:p>255</text:p>
          </table:table-cell>
          <table:table-cell table:formula="of:=SUM([.$G$3:.G132])" office:value-type="float" office:value="7375.5" calcext:value-type="float">
            <text:p>7375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71734" calcext:value-type="float">
            <text:p>71734</text:p>
          </table:table-cell>
          <table:table-cell table:formula="of:=[.C133]-[.C132]" office:value-type="float" office:value="10" calcext:value-type="float">
            <text:p>10</text:p>
          </table:table-cell>
          <table:table-cell table:formula="of:=[.C133]-[.$C$2]" office:value-type="float" office:value="1309" calcext:value-type="float">
            <text:p>1309</text:p>
          </table:table-cell>
          <table:table-cell table:formula="of:=([.A133]+[.A132])/2" office:value-type="float" office:value="25" calcext:value-type="float">
            <text:p>25</text:p>
          </table:table-cell>
          <table:table-cell table:formula="of:=[.D133]*[.F133]" office:value-type="float" office:value="250" calcext:value-type="float">
            <text:p>250</text:p>
          </table:table-cell>
          <table:table-cell table:formula="of:=SUM([.$G$3:.G133])" office:value-type="float" office:value="7625.5" calcext:value-type="float">
            <text:p>7625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71744" calcext:value-type="float">
            <text:p>71744</text:p>
          </table:table-cell>
          <table:table-cell table:formula="of:=[.C134]-[.C133]" office:value-type="float" office:value="10" calcext:value-type="float">
            <text:p>10</text:p>
          </table:table-cell>
          <table:table-cell table:formula="of:=[.C134]-[.$C$2]" office:value-type="float" office:value="1319" calcext:value-type="float">
            <text:p>1319</text:p>
          </table:table-cell>
          <table:table-cell table:formula="of:=([.A134]+[.A133])/2" office:value-type="float" office:value="27.5" calcext:value-type="float">
            <text:p>27,5</text:p>
          </table:table-cell>
          <table:table-cell table:formula="of:=[.D134]*[.F134]" office:value-type="float" office:value="275" calcext:value-type="float">
            <text:p>275</text:p>
          </table:table-cell>
          <table:table-cell table:formula="of:=SUM([.$G$3:.G134])" office:value-type="float" office:value="7900.5" calcext:value-type="float">
            <text:p>7900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1754" calcext:value-type="float">
            <text:p>71754</text:p>
          </table:table-cell>
          <table:table-cell table:formula="of:=[.C135]-[.C134]" office:value-type="float" office:value="10" calcext:value-type="float">
            <text:p>10</text:p>
          </table:table-cell>
          <table:table-cell table:formula="of:=[.C135]-[.$C$2]" office:value-type="float" office:value="1329" calcext:value-type="float">
            <text:p>1329</text:p>
          </table:table-cell>
          <table:table-cell table:formula="of:=([.A135]+[.A134])/2" office:value-type="float" office:value="24" calcext:value-type="float">
            <text:p>24</text:p>
          </table:table-cell>
          <table:table-cell table:formula="of:=[.D135]*[.F135]" office:value-type="float" office:value="240" calcext:value-type="float">
            <text:p>240</text:p>
          </table:table-cell>
          <table:table-cell table:formula="of:=SUM([.$G$3:.G135])" office:value-type="float" office:value="8140.5" calcext:value-type="float">
            <text:p>8140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71763" calcext:value-type="float">
            <text:p>71763</text:p>
          </table:table-cell>
          <table:table-cell table:formula="of:=[.C136]-[.C135]" office:value-type="float" office:value="9" calcext:value-type="float">
            <text:p>9</text:p>
          </table:table-cell>
          <table:table-cell table:formula="of:=[.C136]-[.$C$2]" office:value-type="float" office:value="1338" calcext:value-type="float">
            <text:p>1338</text:p>
          </table:table-cell>
          <table:table-cell table:formula="of:=([.A136]+[.A135])/2" office:value-type="float" office:value="16.5" calcext:value-type="float">
            <text:p>16,5</text:p>
          </table:table-cell>
          <table:table-cell table:formula="of:=[.D136]*[.F136]" office:value-type="float" office:value="148.5" calcext:value-type="float">
            <text:p>148,5</text:p>
          </table:table-cell>
          <table:table-cell table:formula="of:=SUM([.$G$3:.G136])" office:value-type="float" office:value="8289" calcext:value-type="float">
            <text:p>82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71774" calcext:value-type="float">
            <text:p>71774</text:p>
          </table:table-cell>
          <table:table-cell table:formula="of:=[.C137]-[.C136]" office:value-type="float" office:value="11" calcext:value-type="float">
            <text:p>11</text:p>
          </table:table-cell>
          <table:table-cell table:formula="of:=[.C137]-[.$C$2]" office:value-type="float" office:value="1349" calcext:value-type="float">
            <text:p>1349</text:p>
          </table:table-cell>
          <table:table-cell table:formula="of:=([.A137]+[.A136])/2" office:value-type="float" office:value="13" calcext:value-type="float">
            <text:p>13</text:p>
          </table:table-cell>
          <table:table-cell table:formula="of:=[.D137]*[.F137]" office:value-type="float" office:value="143" calcext:value-type="float">
            <text:p>143</text:p>
          </table:table-cell>
          <table:table-cell table:formula="of:=SUM([.$G$3:.G137])" office:value-type="float" office:value="8432" calcext:value-type="float">
            <text:p>84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1784" calcext:value-type="float">
            <text:p>71784</text:p>
          </table:table-cell>
          <table:table-cell table:formula="of:=[.C138]-[.C137]" office:value-type="float" office:value="10" calcext:value-type="float">
            <text:p>10</text:p>
          </table:table-cell>
          <table:table-cell table:formula="of:=[.C138]-[.$C$2]" office:value-type="float" office:value="1359" calcext:value-type="float">
            <text:p>1359</text:p>
          </table:table-cell>
          <table:table-cell table:formula="of:=([.A138]+[.A137])/2" office:value-type="float" office:value="16.5" calcext:value-type="float">
            <text:p>16,5</text:p>
          </table:table-cell>
          <table:table-cell table:formula="of:=[.D138]*[.F138]" office:value-type="float" office:value="165" calcext:value-type="float">
            <text:p>165</text:p>
          </table:table-cell>
          <table:table-cell table:formula="of:=SUM([.$G$3:.G138])" office:value-type="float" office:value="8597" calcext:value-type="float">
            <text:p>85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71794" calcext:value-type="float">
            <text:p>71794</text:p>
          </table:table-cell>
          <table:table-cell table:formula="of:=[.C139]-[.C138]" office:value-type="float" office:value="10" calcext:value-type="float">
            <text:p>10</text:p>
          </table:table-cell>
          <table:table-cell table:formula="of:=[.C139]-[.$C$2]" office:value-type="float" office:value="1369" calcext:value-type="float">
            <text:p>1369</text:p>
          </table:table-cell>
          <table:table-cell table:formula="of:=([.A139]+[.A138])/2" office:value-type="float" office:value="22.5" calcext:value-type="float">
            <text:p>22,5</text:p>
          </table:table-cell>
          <table:table-cell table:formula="of:=[.D139]*[.F139]" office:value-type="float" office:value="225" calcext:value-type="float">
            <text:p>225</text:p>
          </table:table-cell>
          <table:table-cell table:formula="of:=SUM([.$G$3:.G139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71804" calcext:value-type="float">
            <text:p>71804</text:p>
          </table:table-cell>
          <table:table-cell table:formula="of:=[.C140]-[.C139]" office:value-type="float" office:value="10" calcext:value-type="float">
            <text:p>10</text:p>
          </table:table-cell>
          <table:table-cell table:formula="of:=[.C140]-[.$C$2]" office:value-type="float" office:value="1379" calcext:value-type="float">
            <text:p>1379</text:p>
          </table:table-cell>
          <table:table-cell table:formula="of:=([.A140]+[.A139])/2" office:value-type="float" office:value="21.5" calcext:value-type="float">
            <text:p>21,5</text:p>
          </table:table-cell>
          <table:table-cell table:formula="of:=[.D140]*[.F140]" office:value-type="float" office:value="215" calcext:value-type="float">
            <text:p>215</text:p>
          </table:table-cell>
          <table:table-cell table:formula="of:=SUM([.$G$3:.G140])" office:value-type="float" office:value="9037" calcext:value-type="float">
            <text:p>90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1814" calcext:value-type="float">
            <text:p>71814</text:p>
          </table:table-cell>
          <table:table-cell table:formula="of:=[.C141]-[.C140]" office:value-type="float" office:value="10" calcext:value-type="float">
            <text:p>10</text:p>
          </table:table-cell>
          <table:table-cell table:formula="of:=[.C141]-[.$C$2]" office:value-type="float" office:value="1389" calcext:value-type="float">
            <text:p>1389</text:p>
          </table:table-cell>
          <table:table-cell table:formula="of:=([.A141]+[.A140])/2" office:value-type="float" office:value="14" calcext:value-type="float">
            <text:p>14</text:p>
          </table:table-cell>
          <table:table-cell table:formula="of:=[.D141]*[.F141]" office:value-type="float" office:value="140" calcext:value-type="float">
            <text:p>140</text:p>
          </table:table-cell>
          <table:table-cell table:formula="of:=SUM([.$G$3:.G141])" office:value-type="float" office:value="9177" calcext:value-type="float">
            <text:p>91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71824" calcext:value-type="float">
            <text:p>71824</text:p>
          </table:table-cell>
          <table:table-cell table:formula="of:=[.C142]-[.C141]" office:value-type="float" office:value="10" calcext:value-type="float">
            <text:p>10</text:p>
          </table:table-cell>
          <table:table-cell table:formula="of:=[.C142]-[.$C$2]" office:value-type="float" office:value="1399" calcext:value-type="float">
            <text:p>1399</text:p>
          </table:table-cell>
          <table:table-cell table:formula="of:=([.A142]+[.A141])/2" office:value-type="float" office:value="7.5" calcext:value-type="float">
            <text:p>7,5</text:p>
          </table:table-cell>
          <table:table-cell table:formula="of:=[.D142]*[.F142]" office:value-type="float" office:value="75" calcext:value-type="float">
            <text:p>75</text:p>
          </table:table-cell>
          <table:table-cell table:formula="of:=SUM([.$G$3:.G142])" office:value-type="float" office:value="9252" calcext:value-type="float">
            <text:p>92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1834" calcext:value-type="float">
            <text:p>71834</text:p>
          </table:table-cell>
          <table:table-cell table:formula="of:=[.C143]-[.C142]" office:value-type="float" office:value="10" calcext:value-type="float">
            <text:p>10</text:p>
          </table:table-cell>
          <table:table-cell table:formula="of:=[.C143]-[.$C$2]" office:value-type="float" office:value="1409" calcext:value-type="float">
            <text:p>1409</text:p>
          </table:table-cell>
          <table:table-cell table:formula="of:=([.A143]+[.A142])/2" office:value-type="float" office:value="3.5" calcext:value-type="float">
            <text:p>3,5</text:p>
          </table:table-cell>
          <table:table-cell table:formula="of:=[.D143]*[.F143]" office:value-type="float" office:value="35" calcext:value-type="float">
            <text:p>35</text:p>
          </table:table-cell>
          <table:table-cell table:formula="of:=SUM([.$G$3:.G143])" office:value-type="float" office:value="9287" calcext:value-type="float">
            <text:p>9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1843" calcext:value-type="float">
            <text:p>71843</text:p>
          </table:table-cell>
          <table:table-cell table:formula="of:=[.C144]-[.C143]" office:value-type="float" office:value="9" calcext:value-type="float">
            <text:p>9</text:p>
          </table:table-cell>
          <table:table-cell table:formula="of:=[.C144]-[.$C$2]" office:value-type="float" office:value="1418" calcext:value-type="float">
            <text:p>1418</text:p>
          </table:table-cell>
          <table:table-cell table:formula="of:=([.A144]+[.A143])/2" office:value-type="float" office:value="1.5" calcext:value-type="float">
            <text:p>1,5</text:p>
          </table:table-cell>
          <table:table-cell table:formula="of:=[.D144]*[.F144]" office:value-type="float" office:value="13.5" calcext:value-type="float">
            <text:p>13,5</text:p>
          </table:table-cell>
          <table:table-cell table:formula="of:=SUM([.$G$3:.G144])" office:value-type="float" office:value="9300.5" calcext:value-type="float">
            <text:p>9300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1854" calcext:value-type="float">
            <text:p>71854</text:p>
          </table:table-cell>
          <table:table-cell table:formula="of:=[.C145]-[.C144]" office:value-type="float" office:value="11" calcext:value-type="float">
            <text:p>11</text:p>
          </table:table-cell>
          <table:table-cell table:formula="of:=[.C145]-[.$C$2]" office:value-type="float" office:value="1429" calcext:value-type="float">
            <text:p>1429</text:p>
          </table:table-cell>
          <table:table-cell table:formula="of:=([.A145]+[.A144])/2" office:value-type="float" office:value="0.5" calcext:value-type="float">
            <text:p>0,5</text:p>
          </table:table-cell>
          <table:table-cell table:formula="of:=[.D145]*[.F145]" office:value-type="float" office:value="5.5" calcext:value-type="float">
            <text:p>5,5</text:p>
          </table:table-cell>
          <table:table-cell table:formula="of:=SUM([.$G$3:.G145])" office:value-type="float" office:value="9306" calcext:value-type="float">
            <text:p>930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/>
          <table:table-cell office:value-type="float" office:value="71864" calcext:value-type="float">
            <text:p>71864</text:p>
          </table:table-cell>
          <table:table-cell table:formula="of:=[.C146]-[.C145]" office:value-type="float" office:value="10" calcext:value-type="float">
            <text:p>10</text:p>
          </table:table-cell>
          <table:table-cell table:formula="of:=[.C146]-[.$C$2]" office:value-type="float" office:value="1439" calcext:value-type="float">
            <text:p>1439</text:p>
          </table:table-cell>
          <table:table-cell table:formula="of:=([.A146]+[.A145])/2" office:value-type="float" office:value="-3.5" calcext:value-type="float">
            <text:p>-3,5</text:p>
          </table:table-cell>
          <table:table-cell table:formula="of:=[.D146]*[.F146]" office:value-type="float" office:value="-35" calcext:value-type="float">
            <text:p>-35</text:p>
          </table:table-cell>
          <table:table-cell table:formula="of:=SUM([.$G$3:.G146])" office:value-type="float" office:value="9271" calcext:value-type="float">
            <text:p>927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/>
          <table:table-cell office:value-type="float" office:value="71874" calcext:value-type="float">
            <text:p>71874</text:p>
          </table:table-cell>
          <table:table-cell table:formula="of:=[.C147]-[.C146]" office:value-type="float" office:value="10" calcext:value-type="float">
            <text:p>10</text:p>
          </table:table-cell>
          <table:table-cell table:formula="of:=[.C147]-[.$C$2]" office:value-type="float" office:value="1449" calcext:value-type="float">
            <text:p>1449</text:p>
          </table:table-cell>
          <table:table-cell table:formula="of:=([.A147]+[.A146])/2" office:value-type="float" office:value="-9.5" calcext:value-type="float">
            <text:p>-9,5</text:p>
          </table:table-cell>
          <table:table-cell table:formula="of:=[.D147]*[.F147]" office:value-type="float" office:value="-95" calcext:value-type="float">
            <text:p>-95</text:p>
          </table:table-cell>
          <table:table-cell table:formula="of:=SUM([.$G$3:.G147])" office:value-type="float" office:value="9176" calcext:value-type="float">
            <text:p>917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/>
          <table:table-cell office:value-type="float" office:value="71884" calcext:value-type="float">
            <text:p>71884</text:p>
          </table:table-cell>
          <table:table-cell table:formula="of:=[.C148]-[.C147]" office:value-type="float" office:value="10" calcext:value-type="float">
            <text:p>10</text:p>
          </table:table-cell>
          <table:table-cell table:formula="of:=[.C148]-[.$C$2]" office:value-type="float" office:value="1459" calcext:value-type="float">
            <text:p>1459</text:p>
          </table:table-cell>
          <table:table-cell table:formula="of:=([.A148]+[.A147])/2" office:value-type="float" office:value="-11.5" calcext:value-type="float">
            <text:p>-11,5</text:p>
          </table:table-cell>
          <table:table-cell table:formula="of:=[.D148]*[.F148]" office:value-type="float" office:value="-115" calcext:value-type="float">
            <text:p>-115</text:p>
          </table:table-cell>
          <table:table-cell table:formula="of:=SUM([.$G$3:.G148])" office:value-type="float" office:value="9061" calcext:value-type="float">
            <text:p>906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/>
          <table:table-cell office:value-type="float" office:value="71895" calcext:value-type="float">
            <text:p>71895</text:p>
          </table:table-cell>
          <table:table-cell table:formula="of:=[.C149]-[.C148]" office:value-type="float" office:value="11" calcext:value-type="float">
            <text:p>11</text:p>
          </table:table-cell>
          <table:table-cell table:formula="of:=[.C149]-[.$C$2]" office:value-type="float" office:value="1470" calcext:value-type="float">
            <text:p>1470</text:p>
          </table:table-cell>
          <table:table-cell table:formula="of:=([.A149]+[.A148])/2" office:value-type="float" office:value="-10.5" calcext:value-type="float">
            <text:p>-10,5</text:p>
          </table:table-cell>
          <table:table-cell table:formula="of:=[.D149]*[.F149]" office:value-type="float" office:value="-115.5" calcext:value-type="float">
            <text:p>-115,5</text:p>
          </table:table-cell>
          <table:table-cell table:formula="of:=SUM([.$G$3:.G149])" office:value-type="float" office:value="8945.5" calcext:value-type="float">
            <text:p>8945,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/>
          <table:table-cell office:value-type="float" office:value="71904" calcext:value-type="float">
            <text:p>71904</text:p>
          </table:table-cell>
          <table:table-cell table:formula="of:=[.C150]-[.C149]" office:value-type="float" office:value="9" calcext:value-type="float">
            <text:p>9</text:p>
          </table:table-cell>
          <table:table-cell table:formula="of:=[.C150]-[.$C$2]" office:value-type="float" office:value="1479" calcext:value-type="float">
            <text:p>1479</text:p>
          </table:table-cell>
          <table:table-cell table:formula="of:=([.A150]+[.A149])/2" office:value-type="float" office:value="-11.5" calcext:value-type="float">
            <text:p>-11,5</text:p>
          </table:table-cell>
          <table:table-cell table:formula="of:=[.D150]*[.F150]" office:value-type="float" office:value="-103.5" calcext:value-type="float">
            <text:p>-103,5</text:p>
          </table:table-cell>
          <table:table-cell table:formula="of:=SUM([.$G$3:.G150])" office:value-type="float" office:value="8842" calcext:value-type="float">
            <text:p>8842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/>
          <table:table-cell office:value-type="float" office:value="71914" calcext:value-type="float">
            <text:p>71914</text:p>
          </table:table-cell>
          <table:table-cell table:formula="of:=[.C151]-[.C150]" office:value-type="float" office:value="10" calcext:value-type="float">
            <text:p>10</text:p>
          </table:table-cell>
          <table:table-cell table:formula="of:=[.C151]-[.$C$2]" office:value-type="float" office:value="1489" calcext:value-type="float">
            <text:p>1489</text:p>
          </table:table-cell>
          <table:table-cell table:formula="of:=([.A151]+[.A150])/2" office:value-type="float" office:value="-17" calcext:value-type="float">
            <text:p>-17</text:p>
          </table:table-cell>
          <table:table-cell table:formula="of:=[.D151]*[.F151]" office:value-type="float" office:value="-170" calcext:value-type="float">
            <text:p>-170</text:p>
          </table:table-cell>
          <table:table-cell table:formula="of:=SUM([.$G$3:.G151])" office:value-type="float" office:value="8672" calcext:value-type="float">
            <text:p>8672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/>
          <table:table-cell office:value-type="float" office:value="71924" calcext:value-type="float">
            <text:p>71924</text:p>
          </table:table-cell>
          <table:table-cell table:formula="of:=[.C152]-[.C151]" office:value-type="float" office:value="10" calcext:value-type="float">
            <text:p>10</text:p>
          </table:table-cell>
          <table:table-cell table:formula="of:=[.C152]-[.$C$2]" office:value-type="float" office:value="1499" calcext:value-type="float">
            <text:p>1499</text:p>
          </table:table-cell>
          <table:table-cell table:formula="of:=([.A152]+[.A151])/2" office:value-type="float" office:value="-22" calcext:value-type="float">
            <text:p>-22</text:p>
          </table:table-cell>
          <table:table-cell table:formula="of:=[.D152]*[.F152]" office:value-type="float" office:value="-220" calcext:value-type="float">
            <text:p>-220</text:p>
          </table:table-cell>
          <table:table-cell table:formula="of:=SUM([.$G$3:.G152])" office:value-type="float" office:value="8452" calcext:value-type="float">
            <text:p>8452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/>
          <table:table-cell office:value-type="float" office:value="71933" calcext:value-type="float">
            <text:p>71933</text:p>
          </table:table-cell>
          <table:table-cell table:formula="of:=[.C153]-[.C152]" office:value-type="float" office:value="9" calcext:value-type="float">
            <text:p>9</text:p>
          </table:table-cell>
          <table:table-cell table:formula="of:=[.C153]-[.$C$2]" office:value-type="float" office:value="1508" calcext:value-type="float">
            <text:p>1508</text:p>
          </table:table-cell>
          <table:table-cell table:formula="of:=([.A153]+[.A152])/2" office:value-type="float" office:value="-21" calcext:value-type="float">
            <text:p>-21</text:p>
          </table:table-cell>
          <table:table-cell table:formula="of:=[.D153]*[.F153]" office:value-type="float" office:value="-189" calcext:value-type="float">
            <text:p>-189</text:p>
          </table:table-cell>
          <table:table-cell table:formula="of:=SUM([.$G$3:.G153])" office:value-type="float" office:value="8263" calcext:value-type="float">
            <text:p>8263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/>
          <table:table-cell office:value-type="float" office:value="71944" calcext:value-type="float">
            <text:p>71944</text:p>
          </table:table-cell>
          <table:table-cell table:formula="of:=[.C154]-[.C153]" office:value-type="float" office:value="11" calcext:value-type="float">
            <text:p>11</text:p>
          </table:table-cell>
          <table:table-cell table:formula="of:=[.C154]-[.$C$2]" office:value-type="float" office:value="1519" calcext:value-type="float">
            <text:p>1519</text:p>
          </table:table-cell>
          <table:table-cell table:formula="of:=([.A154]+[.A153])/2" office:value-type="float" office:value="-18.5" calcext:value-type="float">
            <text:p>-18,5</text:p>
          </table:table-cell>
          <table:table-cell table:formula="of:=[.D154]*[.F154]" office:value-type="float" office:value="-203.5" calcext:value-type="float">
            <text:p>-203,5</text:p>
          </table:table-cell>
          <table:table-cell table:formula="of:=SUM([.$G$3:.G154])" office:value-type="float" office:value="8059.5" calcext:value-type="float">
            <text:p>8059,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/>
          <table:table-cell office:value-type="float" office:value="71954" calcext:value-type="float">
            <text:p>71954</text:p>
          </table:table-cell>
          <table:table-cell table:formula="of:=[.C155]-[.C154]" office:value-type="float" office:value="10" calcext:value-type="float">
            <text:p>10</text:p>
          </table:table-cell>
          <table:table-cell table:formula="of:=[.C155]-[.$C$2]" office:value-type="float" office:value="1529" calcext:value-type="float">
            <text:p>1529</text:p>
          </table:table-cell>
          <table:table-cell table:formula="of:=([.A155]+[.A154])/2" office:value-type="float" office:value="-19.5" calcext:value-type="float">
            <text:p>-19,5</text:p>
          </table:table-cell>
          <table:table-cell table:formula="of:=[.D155]*[.F155]" office:value-type="float" office:value="-195" calcext:value-type="float">
            <text:p>-195</text:p>
          </table:table-cell>
          <table:table-cell table:formula="of:=SUM([.$G$3:.G155])" office:value-type="float" office:value="7864.5" calcext:value-type="float">
            <text:p>7864,5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/>
          <table:table-cell office:value-type="float" office:value="71964" calcext:value-type="float">
            <text:p>71964</text:p>
          </table:table-cell>
          <table:table-cell table:formula="of:=[.C156]-[.C155]" office:value-type="float" office:value="10" calcext:value-type="float">
            <text:p>10</text:p>
          </table:table-cell>
          <table:table-cell table:formula="of:=[.C156]-[.$C$2]" office:value-type="float" office:value="1539" calcext:value-type="float">
            <text:p>1539</text:p>
          </table:table-cell>
          <table:table-cell table:formula="of:=([.A156]+[.A155])/2" office:value-type="float" office:value="-21.5" calcext:value-type="float">
            <text:p>-21,5</text:p>
          </table:table-cell>
          <table:table-cell table:formula="of:=[.D156]*[.F156]" office:value-type="float" office:value="-215" calcext:value-type="float">
            <text:p>-215</text:p>
          </table:table-cell>
          <table:table-cell table:formula="of:=SUM([.$G$3:.G156])" office:value-type="float" office:value="7649.5" calcext:value-type="float">
            <text:p>7649,5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/>
          <table:table-cell office:value-type="float" office:value="71973" calcext:value-type="float">
            <text:p>71973</text:p>
          </table:table-cell>
          <table:table-cell table:formula="of:=[.C157]-[.C156]" office:value-type="float" office:value="9" calcext:value-type="float">
            <text:p>9</text:p>
          </table:table-cell>
          <table:table-cell table:formula="of:=[.C157]-[.$C$2]" office:value-type="float" office:value="1548" calcext:value-type="float">
            <text:p>1548</text:p>
          </table:table-cell>
          <table:table-cell table:formula="of:=([.A157]+[.A156])/2" office:value-type="float" office:value="-22" calcext:value-type="float">
            <text:p>-22</text:p>
          </table:table-cell>
          <table:table-cell table:formula="of:=[.D157]*[.F157]" office:value-type="float" office:value="-198" calcext:value-type="float">
            <text:p>-198</text:p>
          </table:table-cell>
          <table:table-cell table:formula="of:=SUM([.$G$3:.G157])" office:value-type="float" office:value="7451.5" calcext:value-type="float">
            <text:p>7451,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/>
          <table:table-cell office:value-type="float" office:value="71984" calcext:value-type="float">
            <text:p>71984</text:p>
          </table:table-cell>
          <table:table-cell table:formula="of:=[.C158]-[.C157]" office:value-type="float" office:value="11" calcext:value-type="float">
            <text:p>11</text:p>
          </table:table-cell>
          <table:table-cell table:formula="of:=[.C158]-[.$C$2]" office:value-type="float" office:value="1559" calcext:value-type="float">
            <text:p>1559</text:p>
          </table:table-cell>
          <table:table-cell table:formula="of:=([.A158]+[.A157])/2" office:value-type="float" office:value="-21.5" calcext:value-type="float">
            <text:p>-21,5</text:p>
          </table:table-cell>
          <table:table-cell table:formula="of:=[.D158]*[.F158]" office:value-type="float" office:value="-236.5" calcext:value-type="float">
            <text:p>-236,5</text:p>
          </table:table-cell>
          <table:table-cell table:formula="of:=SUM([.$G$3:.G158])" office:value-type="float" office:value="7215" calcext:value-type="float">
            <text:p>7215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/>
          <table:table-cell office:value-type="float" office:value="71994" calcext:value-type="float">
            <text:p>71994</text:p>
          </table:table-cell>
          <table:table-cell table:formula="of:=[.C159]-[.C158]" office:value-type="float" office:value="10" calcext:value-type="float">
            <text:p>10</text:p>
          </table:table-cell>
          <table:table-cell table:formula="of:=[.C159]-[.$C$2]" office:value-type="float" office:value="1569" calcext:value-type="float">
            <text:p>1569</text:p>
          </table:table-cell>
          <table:table-cell table:formula="of:=([.A159]+[.A158])/2" office:value-type="float" office:value="-22.5" calcext:value-type="float">
            <text:p>-22,5</text:p>
          </table:table-cell>
          <table:table-cell table:formula="of:=[.D159]*[.F159]" office:value-type="float" office:value="-225" calcext:value-type="float">
            <text:p>-225</text:p>
          </table:table-cell>
          <table:table-cell table:formula="of:=SUM([.$G$3:.G159])" office:value-type="float" office:value="6990" calcext:value-type="float">
            <text:p>6990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/>
          <table:table-cell office:value-type="float" office:value="72003" calcext:value-type="float">
            <text:p>72003</text:p>
          </table:table-cell>
          <table:table-cell table:formula="of:=[.C160]-[.C159]" office:value-type="float" office:value="9" calcext:value-type="float">
            <text:p>9</text:p>
          </table:table-cell>
          <table:table-cell table:formula="of:=[.C160]-[.$C$2]" office:value-type="float" office:value="1578" calcext:value-type="float">
            <text:p>1578</text:p>
          </table:table-cell>
          <table:table-cell table:formula="of:=([.A160]+[.A159])/2" office:value-type="float" office:value="-25" calcext:value-type="float">
            <text:p>-25</text:p>
          </table:table-cell>
          <table:table-cell table:formula="of:=[.D160]*[.F160]" office:value-type="float" office:value="-225" calcext:value-type="float">
            <text:p>-225</text:p>
          </table:table-cell>
          <table:table-cell table:formula="of:=SUM([.$G$3:.G160])" office:value-type="float" office:value="6765" calcext:value-type="float">
            <text:p>676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/>
          <table:table-cell office:value-type="float" office:value="72014" calcext:value-type="float">
            <text:p>72014</text:p>
          </table:table-cell>
          <table:table-cell table:formula="of:=[.C161]-[.C160]" office:value-type="float" office:value="11" calcext:value-type="float">
            <text:p>11</text:p>
          </table:table-cell>
          <table:table-cell table:formula="of:=[.C161]-[.$C$2]" office:value-type="float" office:value="1589" calcext:value-type="float">
            <text:p>1589</text:p>
          </table:table-cell>
          <table:table-cell table:formula="of:=([.A161]+[.A160])/2" office:value-type="float" office:value="-25.5" calcext:value-type="float">
            <text:p>-25,5</text:p>
          </table:table-cell>
          <table:table-cell table:formula="of:=[.D161]*[.F161]" office:value-type="float" office:value="-280.5" calcext:value-type="float">
            <text:p>-280,5</text:p>
          </table:table-cell>
          <table:table-cell table:formula="of:=SUM([.$G$3:.G161])" office:value-type="float" office:value="6484.5" calcext:value-type="float">
            <text:p>6484,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/>
          <table:table-cell office:value-type="float" office:value="72024" calcext:value-type="float">
            <text:p>72024</text:p>
          </table:table-cell>
          <table:table-cell table:formula="of:=[.C162]-[.C161]" office:value-type="float" office:value="10" calcext:value-type="float">
            <text:p>10</text:p>
          </table:table-cell>
          <table:table-cell table:formula="of:=[.C162]-[.$C$2]" office:value-type="float" office:value="1599" calcext:value-type="float">
            <text:p>1599</text:p>
          </table:table-cell>
          <table:table-cell table:formula="of:=([.A162]+[.A161])/2" office:value-type="float" office:value="-20" calcext:value-type="float">
            <text:p>-20</text:p>
          </table:table-cell>
          <table:table-cell table:formula="of:=[.D162]*[.F162]" office:value-type="float" office:value="-200" calcext:value-type="float">
            <text:p>-200</text:p>
          </table:table-cell>
          <table:table-cell table:formula="of:=SUM([.$G$3:.G162])" office:value-type="float" office:value="6284.5" calcext:value-type="float">
            <text:p>6284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2034" calcext:value-type="float">
            <text:p>72034</text:p>
          </table:table-cell>
          <table:table-cell table:formula="of:=[.C163]-[.C162]" office:value-type="float" office:value="10" calcext:value-type="float">
            <text:p>10</text:p>
          </table:table-cell>
          <table:table-cell table:formula="of:=[.C163]-[.$C$2]" office:value-type="float" office:value="1609" calcext:value-type="float">
            <text:p>1609</text:p>
          </table:table-cell>
          <table:table-cell table:formula="of:=([.A163]+[.A162])/2" office:value-type="float" office:value="-4" calcext:value-type="float">
            <text:p>-4</text:p>
          </table:table-cell>
          <table:table-cell table:formula="of:=[.D163]*[.F163]" office:value-type="float" office:value="-40" calcext:value-type="float">
            <text:p>-40</text:p>
          </table:table-cell>
          <table:table-cell table:formula="of:=SUM([.$G$3:.G163])" office:value-type="float" office:value="6244.5" calcext:value-type="float">
            <text:p>6244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2044" calcext:value-type="float">
            <text:p>72044</text:p>
          </table:table-cell>
          <table:table-cell table:formula="of:=[.C164]-[.C163]" office:value-type="float" office:value="10" calcext:value-type="float">
            <text:p>10</text:p>
          </table:table-cell>
          <table:table-cell table:formula="of:=[.C164]-[.$C$2]" office:value-type="float" office:value="1619" calcext:value-type="float">
            <text:p>1619</text:p>
          </table:table-cell>
          <table:table-cell table:formula="of:=([.A164]+[.A163])/2" office:value-type="float" office:value="14" calcext:value-type="float">
            <text:p>14</text:p>
          </table:table-cell>
          <table:table-cell table:formula="of:=[.D164]*[.F164]" office:value-type="float" office:value="140" calcext:value-type="float">
            <text:p>140</text:p>
          </table:table-cell>
          <table:table-cell table:formula="of:=SUM([.$G$3:.G164])" office:value-type="float" office:value="6384.5" calcext:value-type="float">
            <text:p>6384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2053" calcext:value-type="float">
            <text:p>72053</text:p>
          </table:table-cell>
          <table:table-cell table:formula="of:=[.C165]-[.C164]" office:value-type="float" office:value="9" calcext:value-type="float">
            <text:p>9</text:p>
          </table:table-cell>
          <table:table-cell table:formula="of:=[.C165]-[.$C$2]" office:value-type="float" office:value="1628" calcext:value-type="float">
            <text:p>1628</text:p>
          </table:table-cell>
          <table:table-cell table:formula="of:=([.A165]+[.A164])/2" office:value-type="float" office:value="21" calcext:value-type="float">
            <text:p>21</text:p>
          </table:table-cell>
          <table:table-cell table:formula="of:=[.D165]*[.F165]" office:value-type="float" office:value="189" calcext:value-type="float">
            <text:p>189</text:p>
          </table:table-cell>
          <table:table-cell table:formula="of:=SUM([.$G$3:.G165])" office:value-type="float" office:value="6573.5" calcext:value-type="float">
            <text:p>6573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72064" calcext:value-type="float">
            <text:p>72064</text:p>
          </table:table-cell>
          <table:table-cell table:formula="of:=[.C166]-[.C165]" office:value-type="float" office:value="11" calcext:value-type="float">
            <text:p>11</text:p>
          </table:table-cell>
          <table:table-cell table:formula="of:=[.C166]-[.$C$2]" office:value-type="float" office:value="1639" calcext:value-type="float">
            <text:p>1639</text:p>
          </table:table-cell>
          <table:table-cell table:formula="of:=([.A166]+[.A165])/2" office:value-type="float" office:value="23.5" calcext:value-type="float">
            <text:p>23,5</text:p>
          </table:table-cell>
          <table:table-cell table:formula="of:=[.D166]*[.F166]" office:value-type="float" office:value="258.5" calcext:value-type="float">
            <text:p>258,5</text:p>
          </table:table-cell>
          <table:table-cell table:formula="of:=SUM([.$G$3:.G166])" office:value-type="float" office:value="6832" calcext:value-type="float">
            <text:p>68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72074" calcext:value-type="float">
            <text:p>72074</text:p>
          </table:table-cell>
          <table:table-cell table:formula="of:=[.C167]-[.C166]" office:value-type="float" office:value="10" calcext:value-type="float">
            <text:p>10</text:p>
          </table:table-cell>
          <table:table-cell table:formula="of:=[.C167]-[.$C$2]" office:value-type="float" office:value="1649" calcext:value-type="float">
            <text:p>1649</text:p>
          </table:table-cell>
          <table:table-cell table:formula="of:=([.A167]+[.A166])/2" office:value-type="float" office:value="33" calcext:value-type="float">
            <text:p>33</text:p>
          </table:table-cell>
          <table:table-cell table:formula="of:=[.D167]*[.F167]" office:value-type="float" office:value="330" calcext:value-type="float">
            <text:p>330</text:p>
          </table:table-cell>
          <table:table-cell table:formula="of:=SUM([.$G$3:.G167])" office:value-type="float" office:value="7162" calcext:value-type="float">
            <text:p>71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72084" calcext:value-type="float">
            <text:p>72084</text:p>
          </table:table-cell>
          <table:table-cell table:formula="of:=[.C168]-[.C167]" office:value-type="float" office:value="10" calcext:value-type="float">
            <text:p>10</text:p>
          </table:table-cell>
          <table:table-cell table:formula="of:=[.C168]-[.$C$2]" office:value-type="float" office:value="1659" calcext:value-type="float">
            <text:p>1659</text:p>
          </table:table-cell>
          <table:table-cell table:formula="of:=([.A168]+[.A167])/2" office:value-type="float" office:value="44.5" calcext:value-type="float">
            <text:p>44,5</text:p>
          </table:table-cell>
          <table:table-cell table:formula="of:=[.D168]*[.F168]" office:value-type="float" office:value="445" calcext:value-type="float">
            <text:p>445</text:p>
          </table:table-cell>
          <table:table-cell table:formula="of:=SUM([.$G$3:.G168])" office:value-type="float" office:value="7607" calcext:value-type="float">
            <text:p>76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72093" calcext:value-type="float">
            <text:p>72093</text:p>
          </table:table-cell>
          <table:table-cell table:formula="of:=[.C169]-[.C168]" office:value-type="float" office:value="9" calcext:value-type="float">
            <text:p>9</text:p>
          </table:table-cell>
          <table:table-cell table:formula="of:=[.C169]-[.$C$2]" office:value-type="float" office:value="1668" calcext:value-type="float">
            <text:p>1668</text:p>
          </table:table-cell>
          <table:table-cell table:formula="of:=([.A169]+[.A168])/2" office:value-type="float" office:value="45.5" calcext:value-type="float">
            <text:p>45,5</text:p>
          </table:table-cell>
          <table:table-cell table:formula="of:=[.D169]*[.F169]" office:value-type="float" office:value="409.5" calcext:value-type="float">
            <text:p>409,5</text:p>
          </table:table-cell>
          <table:table-cell table:formula="of:=SUM([.$G$3:.G169])" office:value-type="float" office:value="8016.5" calcext:value-type="float">
            <text:p>8016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72103" calcext:value-type="float">
            <text:p>72103</text:p>
          </table:table-cell>
          <table:table-cell table:formula="of:=[.C170]-[.C169]" office:value-type="float" office:value="10" calcext:value-type="float">
            <text:p>10</text:p>
          </table:table-cell>
          <table:table-cell table:formula="of:=[.C170]-[.$C$2]" office:value-type="float" office:value="1678" calcext:value-type="float">
            <text:p>1678</text:p>
          </table:table-cell>
          <table:table-cell table:formula="of:=([.A170]+[.A169])/2" office:value-type="float" office:value="36" calcext:value-type="float">
            <text:p>36</text:p>
          </table:table-cell>
          <table:table-cell table:formula="of:=[.D170]*[.F170]" office:value-type="float" office:value="360" calcext:value-type="float">
            <text:p>360</text:p>
          </table:table-cell>
          <table:table-cell table:formula="of:=SUM([.$G$3:.G170])" office:value-type="float" office:value="8376.5" calcext:value-type="float">
            <text:p>8376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72114" calcext:value-type="float">
            <text:p>72114</text:p>
          </table:table-cell>
          <table:table-cell table:formula="of:=[.C171]-[.C170]" office:value-type="float" office:value="11" calcext:value-type="float">
            <text:p>11</text:p>
          </table:table-cell>
          <table:table-cell table:formula="of:=[.C171]-[.$C$2]" office:value-type="float" office:value="1689" calcext:value-type="float">
            <text:p>1689</text:p>
          </table:table-cell>
          <table:table-cell table:formula="of:=([.A171]+[.A170])/2" office:value-type="float" office:value="26.5" calcext:value-type="float">
            <text:p>26,5</text:p>
          </table:table-cell>
          <table:table-cell table:formula="of:=[.D171]*[.F171]" office:value-type="float" office:value="291.5" calcext:value-type="float">
            <text:p>291,5</text:p>
          </table:table-cell>
          <table:table-cell table:formula="of:=SUM([.$G$3:.G171])" office:value-type="float" office:value="8668" calcext:value-type="float">
            <text:p>86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72124" calcext:value-type="float">
            <text:p>72124</text:p>
          </table:table-cell>
          <table:table-cell table:formula="of:=[.C172]-[.C171]" office:value-type="float" office:value="10" calcext:value-type="float">
            <text:p>10</text:p>
          </table:table-cell>
          <table:table-cell table:formula="of:=[.C172]-[.$C$2]" office:value-type="float" office:value="1699" calcext:value-type="float">
            <text:p>1699</text:p>
          </table:table-cell>
          <table:table-cell table:formula="of:=([.A172]+[.A171])/2" office:value-type="float" office:value="23.5" calcext:value-type="float">
            <text:p>23,5</text:p>
          </table:table-cell>
          <table:table-cell table:formula="of:=[.D172]*[.F172]" office:value-type="float" office:value="235" calcext:value-type="float">
            <text:p>235</text:p>
          </table:table-cell>
          <table:table-cell table:formula="of:=SUM([.$G$3:.G172])" office:value-type="float" office:value="8903" calcext:value-type="float">
            <text:p>89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72134" calcext:value-type="float">
            <text:p>72134</text:p>
          </table:table-cell>
          <table:table-cell table:formula="of:=[.C173]-[.C172]" office:value-type="float" office:value="10" calcext:value-type="float">
            <text:p>10</text:p>
          </table:table-cell>
          <table:table-cell table:formula="of:=[.C173]-[.$C$2]" office:value-type="float" office:value="1709" calcext:value-type="float">
            <text:p>1709</text:p>
          </table:table-cell>
          <table:table-cell table:formula="of:=([.A173]+[.A172])/2" office:value-type="float" office:value="26.5" calcext:value-type="float">
            <text:p>26,5</text:p>
          </table:table-cell>
          <table:table-cell table:formula="of:=[.D173]*[.F173]" office:value-type="float" office:value="265" calcext:value-type="float">
            <text:p>265</text:p>
          </table:table-cell>
          <table:table-cell table:formula="of:=SUM([.$G$3:.G173])" office:value-type="float" office:value="9168" calcext:value-type="float">
            <text:p>91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72143" calcext:value-type="float">
            <text:p>72143</text:p>
          </table:table-cell>
          <table:table-cell table:formula="of:=[.C174]-[.C173]" office:value-type="float" office:value="9" calcext:value-type="float">
            <text:p>9</text:p>
          </table:table-cell>
          <table:table-cell table:formula="of:=[.C174]-[.$C$2]" office:value-type="float" office:value="1718" calcext:value-type="float">
            <text:p>1718</text:p>
          </table:table-cell>
          <table:table-cell table:formula="of:=([.A174]+[.A173])/2" office:value-type="float" office:value="28" calcext:value-type="float">
            <text:p>28</text:p>
          </table:table-cell>
          <table:table-cell table:formula="of:=[.D174]*[.F174]" office:value-type="float" office:value="252" calcext:value-type="float">
            <text:p>252</text:p>
          </table:table-cell>
          <table:table-cell table:formula="of:=SUM([.$G$3:.G174])" office:value-type="float" office:value="9420" calcext:value-type="float">
            <text:p>94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72154" calcext:value-type="float">
            <text:p>72154</text:p>
          </table:table-cell>
          <table:table-cell table:formula="of:=[.C175]-[.C174]" office:value-type="float" office:value="11" calcext:value-type="float">
            <text:p>11</text:p>
          </table:table-cell>
          <table:table-cell table:formula="of:=[.C175]-[.$C$2]" office:value-type="float" office:value="1729" calcext:value-type="float">
            <text:p>1729</text:p>
          </table:table-cell>
          <table:table-cell table:formula="of:=([.A175]+[.A174])/2" office:value-type="float" office:value="23" calcext:value-type="float">
            <text:p>23</text:p>
          </table:table-cell>
          <table:table-cell table:formula="of:=[.D175]*[.F175]" office:value-type="float" office:value="253" calcext:value-type="float">
            <text:p>253</text:p>
          </table:table-cell>
          <table:table-cell table:formula="of:=SUM([.$G$3:.G175])" office:value-type="float" office:value="9673" calcext:value-type="float">
            <text:p>96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72164" calcext:value-type="float">
            <text:p>72164</text:p>
          </table:table-cell>
          <table:table-cell table:formula="of:=[.C176]-[.C175]" office:value-type="float" office:value="10" calcext:value-type="float">
            <text:p>10</text:p>
          </table:table-cell>
          <table:table-cell table:formula="of:=[.C176]-[.$C$2]" office:value-type="float" office:value="1739" calcext:value-type="float">
            <text:p>1739</text:p>
          </table:table-cell>
          <table:table-cell table:formula="of:=([.A176]+[.A175])/2" office:value-type="float" office:value="17" calcext:value-type="float">
            <text:p>17</text:p>
          </table:table-cell>
          <table:table-cell table:formula="of:=[.D176]*[.F176]" office:value-type="float" office:value="170" calcext:value-type="float">
            <text:p>170</text:p>
          </table:table-cell>
          <table:table-cell table:formula="of:=SUM([.$G$3:.G176])" office:value-type="float" office:value="9843" calcext:value-type="float">
            <text:p>98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72173" calcext:value-type="float">
            <text:p>72173</text:p>
          </table:table-cell>
          <table:table-cell table:formula="of:=[.C177]-[.C176]" office:value-type="float" office:value="9" calcext:value-type="float">
            <text:p>9</text:p>
          </table:table-cell>
          <table:table-cell table:formula="of:=[.C177]-[.$C$2]" office:value-type="float" office:value="1748" calcext:value-type="float">
            <text:p>1748</text:p>
          </table:table-cell>
          <table:table-cell table:formula="of:=([.A177]+[.A176])/2" office:value-type="float" office:value="14" calcext:value-type="float">
            <text:p>14</text:p>
          </table:table-cell>
          <table:table-cell table:formula="of:=[.D177]*[.F177]" office:value-type="float" office:value="126" calcext:value-type="float">
            <text:p>126</text:p>
          </table:table-cell>
          <table:table-cell table:formula="of:=SUM([.$G$3:.G177])" office:value-type="float" office:value="9969" calcext:value-type="float">
            <text:p>99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72183" calcext:value-type="float">
            <text:p>72183</text:p>
          </table:table-cell>
          <table:table-cell table:formula="of:=[.C178]-[.C177]" office:value-type="float" office:value="10" calcext:value-type="float">
            <text:p>10</text:p>
          </table:table-cell>
          <table:table-cell table:formula="of:=[.C178]-[.$C$2]" office:value-type="float" office:value="1758" calcext:value-type="float">
            <text:p>1758</text:p>
          </table:table-cell>
          <table:table-cell table:formula="of:=([.A178]+[.A177])/2" office:value-type="float" office:value="14" calcext:value-type="float">
            <text:p>14</text:p>
          </table:table-cell>
          <table:table-cell table:formula="of:=[.D178]*[.F178]" office:value-type="float" office:value="140" calcext:value-type="float">
            <text:p>140</text:p>
          </table:table-cell>
          <table:table-cell table:formula="of:=SUM([.$G$3:.G178])" office:value-type="float" office:value="10109" calcext:value-type="float">
            <text:p>101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2194" calcext:value-type="float">
            <text:p>72194</text:p>
          </table:table-cell>
          <table:table-cell table:formula="of:=[.C179]-[.C178]" office:value-type="float" office:value="11" calcext:value-type="float">
            <text:p>11</text:p>
          </table:table-cell>
          <table:table-cell table:formula="of:=[.C179]-[.$C$2]" office:value-type="float" office:value="1769" calcext:value-type="float">
            <text:p>1769</text:p>
          </table:table-cell>
          <table:table-cell table:formula="of:=([.A179]+[.A178])/2" office:value-type="float" office:value="12" calcext:value-type="float">
            <text:p>12</text:p>
          </table:table-cell>
          <table:table-cell table:formula="of:=[.D179]*[.F179]" office:value-type="float" office:value="132" calcext:value-type="float">
            <text:p>132</text:p>
          </table:table-cell>
          <table:table-cell table:formula="of:=SUM([.$G$3:.G179])" office:value-type="float" office:value="10241" calcext:value-type="float">
            <text:p>10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2204" calcext:value-type="float">
            <text:p>72204</text:p>
          </table:table-cell>
          <table:table-cell table:formula="of:=[.C180]-[.C179]" office:value-type="float" office:value="10" calcext:value-type="float">
            <text:p>10</text:p>
          </table:table-cell>
          <table:table-cell table:formula="of:=[.C180]-[.$C$2]" office:value-type="float" office:value="1779" calcext:value-type="float">
            <text:p>1779</text:p>
          </table:table-cell>
          <table:table-cell table:formula="of:=([.A180]+[.A179])/2" office:value-type="float" office:value="4.5" calcext:value-type="float">
            <text:p>4,5</text:p>
          </table:table-cell>
          <table:table-cell table:formula="of:=[.D180]*[.F180]" office:value-type="float" office:value="45" calcext:value-type="float">
            <text:p>45</text:p>
          </table:table-cell>
          <table:table-cell table:formula="of:=SUM([.$G$3:.G180])" office:value-type="float" office:value="10286" calcext:value-type="float">
            <text:p>1028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office:value-type="float" office:value="72214" calcext:value-type="float">
            <text:p>72214</text:p>
          </table:table-cell>
          <table:table-cell table:formula="of:=[.C181]-[.C180]" office:value-type="float" office:value="10" calcext:value-type="float">
            <text:p>10</text:p>
          </table:table-cell>
          <table:table-cell table:formula="of:=[.C181]-[.$C$2]" office:value-type="float" office:value="1789" calcext:value-type="float">
            <text:p>1789</text:p>
          </table:table-cell>
          <table:table-cell table:formula="of:=([.A181]+[.A180])/2" office:value-type="float" office:value="-2.5" calcext:value-type="float">
            <text:p>-2,5</text:p>
          </table:table-cell>
          <table:table-cell table:formula="of:=[.D181]*[.F181]" office:value-type="float" office:value="-25" calcext:value-type="float">
            <text:p>-25</text:p>
          </table:table-cell>
          <table:table-cell table:formula="of:=SUM([.$G$3:.G181])" office:value-type="float" office:value="10261" calcext:value-type="float">
            <text:p>1026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/>
          <table:table-cell office:value-type="float" office:value="72223" calcext:value-type="float">
            <text:p>72223</text:p>
          </table:table-cell>
          <table:table-cell table:formula="of:=[.C182]-[.C181]" office:value-type="float" office:value="9" calcext:value-type="float">
            <text:p>9</text:p>
          </table:table-cell>
          <table:table-cell table:formula="of:=[.C182]-[.$C$2]" office:value-type="float" office:value="1798" calcext:value-type="float">
            <text:p>1798</text:p>
          </table:table-cell>
          <table:table-cell table:formula="of:=([.A182]+[.A181])/2" office:value-type="float" office:value="-6" calcext:value-type="float">
            <text:p>-6</text:p>
          </table:table-cell>
          <table:table-cell table:formula="of:=[.D182]*[.F182]" office:value-type="float" office:value="-54" calcext:value-type="float">
            <text:p>-54</text:p>
          </table:table-cell>
          <table:table-cell table:formula="of:=SUM([.$G$3:.G182])" office:value-type="float" office:value="10207" calcext:value-type="float">
            <text:p>1020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/>
          <table:table-cell office:value-type="float" office:value="72233" calcext:value-type="float">
            <text:p>72233</text:p>
          </table:table-cell>
          <table:table-cell table:formula="of:=[.C183]-[.C182]" office:value-type="float" office:value="10" calcext:value-type="float">
            <text:p>10</text:p>
          </table:table-cell>
          <table:table-cell table:formula="of:=[.C183]-[.$C$2]" office:value-type="float" office:value="1808" calcext:value-type="float">
            <text:p>1808</text:p>
          </table:table-cell>
          <table:table-cell table:formula="of:=([.A183]+[.A182])/2" office:value-type="float" office:value="-8" calcext:value-type="float">
            <text:p>-8</text:p>
          </table:table-cell>
          <table:table-cell table:formula="of:=[.D183]*[.F183]" office:value-type="float" office:value="-80" calcext:value-type="float">
            <text:p>-80</text:p>
          </table:table-cell>
          <table:table-cell table:formula="of:=SUM([.$G$3:.G183])" office:value-type="float" office:value="10127" calcext:value-type="float">
            <text:p>10127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/>
          <table:table-cell office:value-type="float" office:value="72244" calcext:value-type="float">
            <text:p>72244</text:p>
          </table:table-cell>
          <table:table-cell table:formula="of:=[.C184]-[.C183]" office:value-type="float" office:value="11" calcext:value-type="float">
            <text:p>11</text:p>
          </table:table-cell>
          <table:table-cell table:formula="of:=[.C184]-[.$C$2]" office:value-type="float" office:value="1819" calcext:value-type="float">
            <text:p>1819</text:p>
          </table:table-cell>
          <table:table-cell table:formula="of:=([.A184]+[.A183])/2" office:value-type="float" office:value="-11" calcext:value-type="float">
            <text:p>-11</text:p>
          </table:table-cell>
          <table:table-cell table:formula="of:=[.D184]*[.F184]" office:value-type="float" office:value="-121" calcext:value-type="float">
            <text:p>-121</text:p>
          </table:table-cell>
          <table:table-cell table:formula="of:=SUM([.$G$3:.G184])"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/>
          <table:table-cell office:value-type="float" office:value="72253" calcext:value-type="float">
            <text:p>72253</text:p>
          </table:table-cell>
          <table:table-cell table:formula="of:=[.C185]-[.C184]" office:value-type="float" office:value="9" calcext:value-type="float">
            <text:p>9</text:p>
          </table:table-cell>
          <table:table-cell table:formula="of:=[.C185]-[.$C$2]" office:value-type="float" office:value="1828" calcext:value-type="float">
            <text:p>1828</text:p>
          </table:table-cell>
          <table:table-cell table:formula="of:=([.A185]+[.A184])/2" office:value-type="float" office:value="-16.5" calcext:value-type="float">
            <text:p>-16,5</text:p>
          </table:table-cell>
          <table:table-cell table:formula="of:=[.D185]*[.F185]" office:value-type="float" office:value="-148.5" calcext:value-type="float">
            <text:p>-148,5</text:p>
          </table:table-cell>
          <table:table-cell table:formula="of:=SUM([.$G$3:.G185])" office:value-type="float" office:value="9857.5" calcext:value-type="float">
            <text:p>9857,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/>
          <table:table-cell office:value-type="float" office:value="72263" calcext:value-type="float">
            <text:p>72263</text:p>
          </table:table-cell>
          <table:table-cell table:formula="of:=[.C186]-[.C185]" office:value-type="float" office:value="10" calcext:value-type="float">
            <text:p>10</text:p>
          </table:table-cell>
          <table:table-cell table:formula="of:=[.C186]-[.$C$2]" office:value-type="float" office:value="1838" calcext:value-type="float">
            <text:p>1838</text:p>
          </table:table-cell>
          <table:table-cell table:formula="of:=([.A186]+[.A185])/2" office:value-type="float" office:value="-23.5" calcext:value-type="float">
            <text:p>-23,5</text:p>
          </table:table-cell>
          <table:table-cell table:formula="of:=[.D186]*[.F186]" office:value-type="float" office:value="-235" calcext:value-type="float">
            <text:p>-235</text:p>
          </table:table-cell>
          <table:table-cell table:formula="of:=SUM([.$G$3:.G186])" office:value-type="float" office:value="9622.5" calcext:value-type="float">
            <text:p>9622,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/>
          <table:table-cell office:value-type="float" office:value="72273" calcext:value-type="float">
            <text:p>72273</text:p>
          </table:table-cell>
          <table:table-cell table:formula="of:=[.C187]-[.C186]" office:value-type="float" office:value="10" calcext:value-type="float">
            <text:p>10</text:p>
          </table:table-cell>
          <table:table-cell table:formula="of:=[.C187]-[.$C$2]" office:value-type="float" office:value="1848" calcext:value-type="float">
            <text:p>1848</text:p>
          </table:table-cell>
          <table:table-cell table:formula="of:=([.A187]+[.A186])/2" office:value-type="float" office:value="-29.5" calcext:value-type="float">
            <text:p>-29,5</text:p>
          </table:table-cell>
          <table:table-cell table:formula="of:=[.D187]*[.F187]" office:value-type="float" office:value="-295" calcext:value-type="float">
            <text:p>-295</text:p>
          </table:table-cell>
          <table:table-cell table:formula="of:=SUM([.$G$3:.G187])" office:value-type="float" office:value="9327.5" calcext:value-type="float">
            <text:p>9327,5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/>
          <table:table-cell office:value-type="float" office:value="72284" calcext:value-type="float">
            <text:p>72284</text:p>
          </table:table-cell>
          <table:table-cell table:formula="of:=[.C188]-[.C187]" office:value-type="float" office:value="11" calcext:value-type="float">
            <text:p>11</text:p>
          </table:table-cell>
          <table:table-cell table:formula="of:=[.C188]-[.$C$2]" office:value-type="float" office:value="1859" calcext:value-type="float">
            <text:p>1859</text:p>
          </table:table-cell>
          <table:table-cell table:formula="of:=([.A188]+[.A187])/2" office:value-type="float" office:value="-34.5" calcext:value-type="float">
            <text:p>-34,5</text:p>
          </table:table-cell>
          <table:table-cell table:formula="of:=[.D188]*[.F188]" office:value-type="float" office:value="-379.5" calcext:value-type="float">
            <text:p>-379,5</text:p>
          </table:table-cell>
          <table:table-cell table:formula="of:=SUM([.$G$3:.G188])" office:value-type="float" office:value="8948" calcext:value-type="float">
            <text:p>8948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/>
          <table:table-cell office:value-type="float" office:value="72293" calcext:value-type="float">
            <text:p>72293</text:p>
          </table:table-cell>
          <table:table-cell table:formula="of:=[.C189]-[.C188]" office:value-type="float" office:value="9" calcext:value-type="float">
            <text:p>9</text:p>
          </table:table-cell>
          <table:table-cell table:formula="of:=[.C189]-[.$C$2]" office:value-type="float" office:value="1868" calcext:value-type="float">
            <text:p>1868</text:p>
          </table:table-cell>
          <table:table-cell table:formula="of:=([.A189]+[.A188])/2" office:value-type="float" office:value="-36" calcext:value-type="float">
            <text:p>-36</text:p>
          </table:table-cell>
          <table:table-cell table:formula="of:=[.D189]*[.F189]" office:value-type="float" office:value="-324" calcext:value-type="float">
            <text:p>-324</text:p>
          </table:table-cell>
          <table:table-cell table:formula="of:=SUM([.$G$3:.G189])" office:value-type="float" office:value="8624" calcext:value-type="float">
            <text:p>8624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/>
          <table:table-cell office:value-type="float" office:value="72303" calcext:value-type="float">
            <text:p>72303</text:p>
          </table:table-cell>
          <table:table-cell table:formula="of:=[.C190]-[.C189]" office:value-type="float" office:value="10" calcext:value-type="float">
            <text:p>10</text:p>
          </table:table-cell>
          <table:table-cell table:formula="of:=[.C190]-[.$C$2]" office:value-type="float" office:value="1878" calcext:value-type="float">
            <text:p>1878</text:p>
          </table:table-cell>
          <table:table-cell table:formula="of:=([.A190]+[.A189])/2" office:value-type="float" office:value="-34" calcext:value-type="float">
            <text:p>-34</text:p>
          </table:table-cell>
          <table:table-cell table:formula="of:=[.D190]*[.F190]" office:value-type="float" office:value="-340" calcext:value-type="float">
            <text:p>-340</text:p>
          </table:table-cell>
          <table:table-cell table:formula="of:=SUM([.$G$3:.G190])" office:value-type="float" office:value="8284" calcext:value-type="float">
            <text:p>8284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/>
          <table:table-cell office:value-type="float" office:value="72313" calcext:value-type="float">
            <text:p>72313</text:p>
          </table:table-cell>
          <table:table-cell table:formula="of:=[.C191]-[.C190]" office:value-type="float" office:value="10" calcext:value-type="float">
            <text:p>10</text:p>
          </table:table-cell>
          <table:table-cell table:formula="of:=[.C191]-[.$C$2]" office:value-type="float" office:value="1888" calcext:value-type="float">
            <text:p>1888</text:p>
          </table:table-cell>
          <table:table-cell table:formula="of:=([.A191]+[.A190])/2" office:value-type="float" office:value="-33" calcext:value-type="float">
            <text:p>-33</text:p>
          </table:table-cell>
          <table:table-cell table:formula="of:=[.D191]*[.F191]" office:value-type="float" office:value="-330" calcext:value-type="float">
            <text:p>-330</text:p>
          </table:table-cell>
          <table:table-cell table:formula="of:=SUM([.$G$3:.G191])" office:value-type="float" office:value="7954" calcext:value-type="float">
            <text:p>7954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/>
          <table:table-cell office:value-type="float" office:value="72324" calcext:value-type="float">
            <text:p>72324</text:p>
          </table:table-cell>
          <table:table-cell table:formula="of:=[.C192]-[.C191]" office:value-type="float" office:value="11" calcext:value-type="float">
            <text:p>11</text:p>
          </table:table-cell>
          <table:table-cell table:formula="of:=[.C192]-[.$C$2]" office:value-type="float" office:value="1899" calcext:value-type="float">
            <text:p>1899</text:p>
          </table:table-cell>
          <table:table-cell table:formula="of:=([.A192]+[.A191])/2" office:value-type="float" office:value="-34.5" calcext:value-type="float">
            <text:p>-34,5</text:p>
          </table:table-cell>
          <table:table-cell table:formula="of:=[.D192]*[.F192]" office:value-type="float" office:value="-379.5" calcext:value-type="float">
            <text:p>-379,5</text:p>
          </table:table-cell>
          <table:table-cell table:formula="of:=SUM([.$G$3:.G192])" office:value-type="float" office:value="7574.5" calcext:value-type="float">
            <text:p>7574,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/>
          <table:table-cell office:value-type="float" office:value="72334" calcext:value-type="float">
            <text:p>72334</text:p>
          </table:table-cell>
          <table:table-cell table:formula="of:=[.C193]-[.C192]" office:value-type="float" office:value="10" calcext:value-type="float">
            <text:p>10</text:p>
          </table:table-cell>
          <table:table-cell table:formula="of:=[.C193]-[.$C$2]" office:value-type="float" office:value="1909" calcext:value-type="float">
            <text:p>1909</text:p>
          </table:table-cell>
          <table:table-cell table:formula="of:=([.A193]+[.A192])/2" office:value-type="float" office:value="-37.5" calcext:value-type="float">
            <text:p>-37,5</text:p>
          </table:table-cell>
          <table:table-cell table:formula="of:=[.D193]*[.F193]" office:value-type="float" office:value="-375" calcext:value-type="float">
            <text:p>-375</text:p>
          </table:table-cell>
          <table:table-cell table:formula="of:=SUM([.$G$3:.G193])" office:value-type="float" office:value="7199.5" calcext:value-type="float">
            <text:p>7199,5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/>
          <table:table-cell office:value-type="float" office:value="72343" calcext:value-type="float">
            <text:p>72343</text:p>
          </table:table-cell>
          <table:table-cell table:formula="of:=[.C194]-[.C193]" office:value-type="float" office:value="9" calcext:value-type="float">
            <text:p>9</text:p>
          </table:table-cell>
          <table:table-cell table:formula="of:=[.C194]-[.$C$2]" office:value-type="float" office:value="1918" calcext:value-type="float">
            <text:p>1918</text:p>
          </table:table-cell>
          <table:table-cell table:formula="of:=([.A194]+[.A193])/2" office:value-type="float" office:value="-38.5" calcext:value-type="float">
            <text:p>-38,5</text:p>
          </table:table-cell>
          <table:table-cell table:formula="of:=[.D194]*[.F194]" office:value-type="float" office:value="-346.5" calcext:value-type="float">
            <text:p>-346,5</text:p>
          </table:table-cell>
          <table:table-cell table:formula="of:=SUM([.$G$3:.G194])" office:value-type="float" office:value="6853" calcext:value-type="float">
            <text:p>685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/>
          <table:table-cell office:value-type="float" office:value="72353" calcext:value-type="float">
            <text:p>72353</text:p>
          </table:table-cell>
          <table:table-cell table:formula="of:=[.C195]-[.C194]" office:value-type="float" office:value="10" calcext:value-type="float">
            <text:p>10</text:p>
          </table:table-cell>
          <table:table-cell table:formula="of:=[.C195]-[.$C$2]" office:value-type="float" office:value="1928" calcext:value-type="float">
            <text:p>1928</text:p>
          </table:table-cell>
          <table:table-cell table:formula="of:=([.A195]+[.A194])/2" office:value-type="float" office:value="-26" calcext:value-type="float">
            <text:p>-26</text:p>
          </table:table-cell>
          <table:table-cell table:formula="of:=[.D195]*[.F195]" office:value-type="float" office:value="-260" calcext:value-type="float">
            <text:p>-260</text:p>
          </table:table-cell>
          <table:table-cell table:formula="of:=SUM([.$G$3:.G195])" office:value-type="float" office:value="6593" calcext:value-type="float">
            <text:p>65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2364" calcext:value-type="float">
            <text:p>72364</text:p>
          </table:table-cell>
          <table:table-cell table:formula="of:=[.C196]-[.C195]" office:value-type="float" office:value="11" calcext:value-type="float">
            <text:p>11</text:p>
          </table:table-cell>
          <table:table-cell table:formula="of:=[.C196]-[.$C$2]" office:value-type="float" office:value="1939" calcext:value-type="float">
            <text:p>1939</text:p>
          </table:table-cell>
          <table:table-cell table:formula="of:=([.A196]+[.A195])/2" office:value-type="float" office:value="-2" calcext:value-type="float">
            <text:p>-2</text:p>
          </table:table-cell>
          <table:table-cell table:formula="of:=[.D196]*[.F196]" office:value-type="float" office:value="-22" calcext:value-type="float">
            <text:p>-22</text:p>
          </table:table-cell>
          <table:table-cell table:formula="of:=SUM([.$G$3:.G196])" office:value-type="float" office:value="6571" calcext:value-type="float">
            <text:p>65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72374" calcext:value-type="float">
            <text:p>72374</text:p>
          </table:table-cell>
          <table:table-cell table:formula="of:=[.C197]-[.C196]" office:value-type="float" office:value="10" calcext:value-type="float">
            <text:p>10</text:p>
          </table:table-cell>
          <table:table-cell table:formula="of:=[.C197]-[.$C$2]" office:value-type="float" office:value="1949" calcext:value-type="float">
            <text:p>1949</text:p>
          </table:table-cell>
          <table:table-cell table:formula="of:=([.A197]+[.A196])/2" office:value-type="float" office:value="12.5" calcext:value-type="float">
            <text:p>12,5</text:p>
          </table:table-cell>
          <table:table-cell table:formula="of:=[.D197]*[.F197]" office:value-type="float" office:value="125" calcext:value-type="float">
            <text:p>125</text:p>
          </table:table-cell>
          <table:table-cell table:formula="of:=SUM([.$G$3:.G197])" office:value-type="float" office:value="6696" calcext:value-type="float">
            <text:p>66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72383" calcext:value-type="float">
            <text:p>72383</text:p>
          </table:table-cell>
          <table:table-cell table:formula="of:=[.C198]-[.C197]" office:value-type="float" office:value="9" calcext:value-type="float">
            <text:p>9</text:p>
          </table:table-cell>
          <table:table-cell table:formula="of:=[.C198]-[.$C$2]" office:value-type="float" office:value="1958" calcext:value-type="float">
            <text:p>1958</text:p>
          </table:table-cell>
          <table:table-cell table:formula="of:=([.A198]+[.A197])/2" office:value-type="float" office:value="10" calcext:value-type="float">
            <text:p>10</text:p>
          </table:table-cell>
          <table:table-cell table:formula="of:=[.D198]*[.F198]" office:value-type="float" office:value="90" calcext:value-type="float">
            <text:p>90</text:p>
          </table:table-cell>
          <table:table-cell table:formula="of:=SUM([.$G$3:.G198])" office:value-type="float" office:value="6786" calcext:value-type="float">
            <text:p>678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/>
          <table:table-cell office:value-type="float" office:value="72393" calcext:value-type="float">
            <text:p>72393</text:p>
          </table:table-cell>
          <table:table-cell table:formula="of:=[.C199]-[.C198]" office:value-type="float" office:value="10" calcext:value-type="float">
            <text:p>10</text:p>
          </table:table-cell>
          <table:table-cell table:formula="of:=[.C199]-[.$C$2]" office:value-type="float" office:value="1968" calcext:value-type="float">
            <text:p>1968</text:p>
          </table:table-cell>
          <table:table-cell table:formula="of:=([.A199]+[.A198])/2" office:value-type="float" office:value="-1.5" calcext:value-type="float">
            <text:p>-1,5</text:p>
          </table:table-cell>
          <table:table-cell table:formula="of:=[.D199]*[.F199]" office:value-type="float" office:value="-15" calcext:value-type="float">
            <text:p>-15</text:p>
          </table:table-cell>
          <table:table-cell table:formula="of:=SUM([.$G$3:.G199])" office:value-type="float" office:value="6771" calcext:value-type="float">
            <text:p>677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/>
          <table:table-cell office:value-type="float" office:value="72403" calcext:value-type="float">
            <text:p>72403</text:p>
          </table:table-cell>
          <table:table-cell table:formula="of:=[.C200]-[.C199]" office:value-type="float" office:value="10" calcext:value-type="float">
            <text:p>10</text:p>
          </table:table-cell>
          <table:table-cell table:formula="of:=[.C200]-[.$C$2]" office:value-type="float" office:value="1978" calcext:value-type="float">
            <text:p>1978</text:p>
          </table:table-cell>
          <table:table-cell table:formula="of:=([.A200]+[.A199])/2" office:value-type="float" office:value="-10" calcext:value-type="float">
            <text:p>-10</text:p>
          </table:table-cell>
          <table:table-cell table:formula="of:=[.D200]*[.F200]" office:value-type="float" office:value="-100" calcext:value-type="float">
            <text:p>-100</text:p>
          </table:table-cell>
          <table:table-cell table:formula="of:=SUM([.$G$3:.G200])" office:value-type="float" office:value="6671" calcext:value-type="float">
            <text:p>667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/>
          <table:table-cell office:value-type="float" office:value="72414" calcext:value-type="float">
            <text:p>72414</text:p>
          </table:table-cell>
          <table:table-cell table:formula="of:=[.C201]-[.C200]" office:value-type="float" office:value="11" calcext:value-type="float">
            <text:p>11</text:p>
          </table:table-cell>
          <table:table-cell table:formula="of:=[.C201]-[.$C$2]" office:value-type="float" office:value="1989" calcext:value-type="float">
            <text:p>1989</text:p>
          </table:table-cell>
          <table:table-cell table:formula="of:=([.A201]+[.A200])/2" office:value-type="float" office:value="-11" calcext:value-type="float">
            <text:p>-11</text:p>
          </table:table-cell>
          <table:table-cell table:formula="of:=[.D201]*[.F201]" office:value-type="float" office:value="-121" calcext:value-type="float">
            <text:p>-121</text:p>
          </table:table-cell>
          <table:table-cell table:formula="of:=SUM([.$G$3:.G201])" office:value-type="float" office:value="6550" calcext:value-type="float">
            <text:p>655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2424" calcext:value-type="float">
            <text:p>72424</text:p>
          </table:table-cell>
          <table:table-cell table:formula="of:=[.C202]-[.C201]" office:value-type="float" office:value="10" calcext:value-type="float">
            <text:p>10</text:p>
          </table:table-cell>
          <table:table-cell table:formula="of:=[.C202]-[.$C$2]" office:value-type="float" office:value="1999" calcext:value-type="float">
            <text:p>1999</text:p>
          </table:table-cell>
          <table:table-cell table:formula="of:=([.A202]+[.A201])/2" office:value-type="float" office:value="-5.5" calcext:value-type="float">
            <text:p>-5,5</text:p>
          </table:table-cell>
          <table:table-cell table:formula="of:=[.D202]*[.F202]" office:value-type="float" office:value="-55" calcext:value-type="float">
            <text:p>-55</text:p>
          </table:table-cell>
          <table:table-cell table:formula="of:=SUM([.$G$3:.G202])" office:value-type="float" office:value="6495" calcext:value-type="float">
            <text:p>64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72433" calcext:value-type="float">
            <text:p>72433</text:p>
          </table:table-cell>
          <table:table-cell table:formula="of:=[.C203]-[.C202]" office:value-type="float" office:value="9" calcext:value-type="float">
            <text:p>9</text:p>
          </table:table-cell>
          <table:table-cell table:formula="of:=[.C203]-[.$C$2]" office:value-type="float" office:value="2008" calcext:value-type="float">
            <text:p>2008</text:p>
          </table:table-cell>
          <table:table-cell table:formula="of:=([.A203]+[.A202])/2" office:value-type="float" office:value="11.5" calcext:value-type="float">
            <text:p>11,5</text:p>
          </table:table-cell>
          <table:table-cell table:formula="of:=[.D203]*[.F203]" office:value-type="float" office:value="103.5" calcext:value-type="float">
            <text:p>103,5</text:p>
          </table:table-cell>
          <table:table-cell table:formula="of:=SUM([.$G$3:.G203])" office:value-type="float" office:value="6598.5" calcext:value-type="float">
            <text:p>6598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72443" calcext:value-type="float">
            <text:p>72443</text:p>
          </table:table-cell>
          <table:table-cell table:formula="of:=[.C204]-[.C203]" office:value-type="float" office:value="10" calcext:value-type="float">
            <text:p>10</text:p>
          </table:table-cell>
          <table:table-cell table:formula="of:=[.C204]-[.$C$2]" office:value-type="float" office:value="2018" calcext:value-type="float">
            <text:p>2018</text:p>
          </table:table-cell>
          <table:table-cell table:formula="of:=([.A204]+[.A203])/2" office:value-type="float" office:value="35.5" calcext:value-type="float">
            <text:p>35,5</text:p>
          </table:table-cell>
          <table:table-cell table:formula="of:=[.D204]*[.F204]" office:value-type="float" office:value="355" calcext:value-type="float">
            <text:p>355</text:p>
          </table:table-cell>
          <table:table-cell table:formula="of:=SUM([.$G$3:.G204])" office:value-type="float" office:value="6953.5" calcext:value-type="float">
            <text:p>6953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72454" calcext:value-type="float">
            <text:p>72454</text:p>
          </table:table-cell>
          <table:table-cell table:formula="of:=[.C205]-[.C204]" office:value-type="float" office:value="11" calcext:value-type="float">
            <text:p>11</text:p>
          </table:table-cell>
          <table:table-cell table:formula="of:=[.C205]-[.$C$2]" office:value-type="float" office:value="2029" calcext:value-type="float">
            <text:p>2029</text:p>
          </table:table-cell>
          <table:table-cell table:formula="of:=([.A205]+[.A204])/2" office:value-type="float" office:value="49" calcext:value-type="float">
            <text:p>49</text:p>
          </table:table-cell>
          <table:table-cell table:formula="of:=[.D205]*[.F205]" office:value-type="float" office:value="539" calcext:value-type="float">
            <text:p>539</text:p>
          </table:table-cell>
          <table:table-cell table:formula="of:=SUM([.$G$3:.G205])" office:value-type="float" office:value="7492.5" calcext:value-type="float">
            <text:p>7492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72463" calcext:value-type="float">
            <text:p>72463</text:p>
          </table:table-cell>
          <table:table-cell table:formula="of:=[.C206]-[.C205]" office:value-type="float" office:value="9" calcext:value-type="float">
            <text:p>9</text:p>
          </table:table-cell>
          <table:table-cell table:formula="of:=[.C206]-[.$C$2]" office:value-type="float" office:value="2038" calcext:value-type="float">
            <text:p>2038</text:p>
          </table:table-cell>
          <table:table-cell table:formula="of:=([.A206]+[.A205])/2" office:value-type="float" office:value="45.5" calcext:value-type="float">
            <text:p>45,5</text:p>
          </table:table-cell>
          <table:table-cell table:formula="of:=[.D206]*[.F206]" office:value-type="float" office:value="409.5" calcext:value-type="float">
            <text:p>409,5</text:p>
          </table:table-cell>
          <table:table-cell table:formula="of:=SUM([.$G$3:.G206])" office:value-type="float" office:value="7902" calcext:value-type="float">
            <text:p>79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72473" calcext:value-type="float">
            <text:p>72473</text:p>
          </table:table-cell>
          <table:table-cell table:formula="of:=[.C207]-[.C206]" office:value-type="float" office:value="10" calcext:value-type="float">
            <text:p>10</text:p>
          </table:table-cell>
          <table:table-cell table:formula="of:=[.C207]-[.$C$2]" office:value-type="float" office:value="2048" calcext:value-type="float">
            <text:p>2048</text:p>
          </table:table-cell>
          <table:table-cell table:formula="of:=([.A207]+[.A206])/2" office:value-type="float" office:value="33" calcext:value-type="float">
            <text:p>33</text:p>
          </table:table-cell>
          <table:table-cell table:formula="of:=[.D207]*[.F207]" office:value-type="float" office:value="330" calcext:value-type="float">
            <text:p>330</text:p>
          </table:table-cell>
          <table:table-cell table:formula="of:=SUM([.$G$3:.G207])" office:value-type="float" office:value="8232" calcext:value-type="float">
            <text:p>82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2483" calcext:value-type="float">
            <text:p>72483</text:p>
          </table:table-cell>
          <table:table-cell table:formula="of:=[.C208]-[.C207]" office:value-type="float" office:value="10" calcext:value-type="float">
            <text:p>10</text:p>
          </table:table-cell>
          <table:table-cell table:formula="of:=[.C208]-[.$C$2]" office:value-type="float" office:value="2058" calcext:value-type="float">
            <text:p>2058</text:p>
          </table:table-cell>
          <table:table-cell table:formula="of:=([.A208]+[.A207])/2" office:value-type="float" office:value="23" calcext:value-type="float">
            <text:p>23</text:p>
          </table:table-cell>
          <table:table-cell table:formula="of:=[.D208]*[.F208]" office:value-type="float" office:value="230" calcext:value-type="float">
            <text:p>230</text:p>
          </table:table-cell>
          <table:table-cell table:formula="of:=SUM([.$G$3:.G208])" office:value-type="float" office:value="8462" calcext:value-type="float">
            <text:p>84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2494" calcext:value-type="float">
            <text:p>72494</text:p>
          </table:table-cell>
          <table:table-cell table:formula="of:=[.C209]-[.C208]" office:value-type="float" office:value="11" calcext:value-type="float">
            <text:p>11</text:p>
          </table:table-cell>
          <table:table-cell table:formula="of:=[.C209]-[.$C$2]" office:value-type="float" office:value="2069" calcext:value-type="float">
            <text:p>2069</text:p>
          </table:table-cell>
          <table:table-cell table:formula="of:=([.A209]+[.A208])/2" office:value-type="float" office:value="20.5" calcext:value-type="float">
            <text:p>20,5</text:p>
          </table:table-cell>
          <table:table-cell table:formula="of:=[.D209]*[.F209]" office:value-type="float" office:value="225.5" calcext:value-type="float">
            <text:p>225,5</text:p>
          </table:table-cell>
          <table:table-cell table:formula="of:=SUM([.$G$3:.G209])" office:value-type="float" office:value="8687.5" calcext:value-type="float">
            <text:p>8687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2504" calcext:value-type="float">
            <text:p>72504</text:p>
          </table:table-cell>
          <table:table-cell table:formula="of:=[.C210]-[.C209]" office:value-type="float" office:value="10" calcext:value-type="float">
            <text:p>10</text:p>
          </table:table-cell>
          <table:table-cell table:formula="of:=[.C210]-[.$C$2]" office:value-type="float" office:value="2079" calcext:value-type="float">
            <text:p>2079</text:p>
          </table:table-cell>
          <table:table-cell table:formula="of:=([.A210]+[.A209])/2" office:value-type="float" office:value="20.5" calcext:value-type="float">
            <text:p>20,5</text:p>
          </table:table-cell>
          <table:table-cell table:formula="of:=[.D210]*[.F210]" office:value-type="float" office:value="205" calcext:value-type="float">
            <text:p>205</text:p>
          </table:table-cell>
          <table:table-cell table:formula="of:=SUM([.$G$3:.G210])" office:value-type="float" office:value="8892.5" calcext:value-type="float">
            <text:p>8892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72513" calcext:value-type="float">
            <text:p>72513</text:p>
          </table:table-cell>
          <table:table-cell table:formula="of:=[.C211]-[.C210]" office:value-type="float" office:value="9" calcext:value-type="float">
            <text:p>9</text:p>
          </table:table-cell>
          <table:table-cell table:formula="of:=[.C211]-[.$C$2]" office:value-type="float" office:value="2088" calcext:value-type="float">
            <text:p>2088</text:p>
          </table:table-cell>
          <table:table-cell table:formula="of:=([.A211]+[.A210])/2" office:value-type="float" office:value="16.5" calcext:value-type="float">
            <text:p>16,5</text:p>
          </table:table-cell>
          <table:table-cell table:formula="of:=[.D211]*[.F211]" office:value-type="float" office:value="148.5" calcext:value-type="float">
            <text:p>148,5</text:p>
          </table:table-cell>
          <table:table-cell table:formula="of:=SUM([.$G$3:.G211])" office:value-type="float" office:value="9041" calcext:value-type="float">
            <text:p>9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2523" calcext:value-type="float">
            <text:p>72523</text:p>
          </table:table-cell>
          <table:table-cell table:formula="of:=[.C212]-[.C211]" office:value-type="float" office:value="10" calcext:value-type="float">
            <text:p>10</text:p>
          </table:table-cell>
          <table:table-cell table:formula="of:=[.C212]-[.$C$2]" office:value-type="float" office:value="2098" calcext:value-type="float">
            <text:p>2098</text:p>
          </table:table-cell>
          <table:table-cell table:formula="of:=([.A212]+[.A211])/2" office:value-type="float" office:value="7" calcext:value-type="float">
            <text:p>7</text:p>
          </table:table-cell>
          <table:table-cell table:formula="of:=[.D212]*[.F212]" office:value-type="float" office:value="70" calcext:value-type="float">
            <text:p>70</text:p>
          </table:table-cell>
          <table:table-cell table:formula="of:=SUM([.$G$3:.G212])" office:value-type="float" office:value="9111" calcext:value-type="float">
            <text:p>911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72534" calcext:value-type="float">
            <text:p>72534</text:p>
          </table:table-cell>
          <table:table-cell table:formula="of:=[.C213]-[.C212]" office:value-type="float" office:value="11" calcext:value-type="float">
            <text:p>11</text:p>
          </table:table-cell>
          <table:table-cell table:formula="of:=[.C213]-[.$C$2]" office:value-type="float" office:value="2109" calcext:value-type="float">
            <text:p>2109</text:p>
          </table:table-cell>
          <table:table-cell table:formula="of:=([.A213]+[.A212])/2" office:value-type="float" office:value="-0.5" calcext:value-type="float">
            <text:p>-0,5</text:p>
          </table:table-cell>
          <table:table-cell table:formula="of:=[.D213]*[.F213]" office:value-type="float" office:value="-5.5" calcext:value-type="float">
            <text:p>-5,5</text:p>
          </table:table-cell>
          <table:table-cell table:formula="of:=SUM([.$G$3:.G213])" office:value-type="float" office:value="9105.5" calcext:value-type="float">
            <text:p>9105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2543" calcext:value-type="float">
            <text:p>72543</text:p>
          </table:table-cell>
          <table:table-cell table:formula="of:=[.C214]-[.C213]" office:value-type="float" office:value="9" calcext:value-type="float">
            <text:p>9</text:p>
          </table:table-cell>
          <table:table-cell table:formula="of:=[.C214]-[.$C$2]" office:value-type="float" office:value="2118" calcext:value-type="float">
            <text:p>2118</text:p>
          </table:table-cell>
          <table:table-cell table:formula="of:=([.A214]+[.A213])/2" office:value-type="float" office:value="-1" calcext:value-type="float">
            <text:p>-1</text:p>
          </table:table-cell>
          <table:table-cell table:formula="of:=[.D214]*[.F214]" office:value-type="float" office:value="-9" calcext:value-type="float">
            <text:p>-9</text:p>
          </table:table-cell>
          <table:table-cell table:formula="of:=SUM([.$G$3:.G214])" office:value-type="float" office:value="9096.5" calcext:value-type="float">
            <text:p>9096,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/>
          <table:table-cell office:value-type="float" office:value="72553" calcext:value-type="float">
            <text:p>72553</text:p>
          </table:table-cell>
          <table:table-cell table:formula="of:=[.C215]-[.C214]" office:value-type="float" office:value="10" calcext:value-type="float">
            <text:p>10</text:p>
          </table:table-cell>
          <table:table-cell table:formula="of:=[.C215]-[.$C$2]" office:value-type="float" office:value="2128" calcext:value-type="float">
            <text:p>2128</text:p>
          </table:table-cell>
          <table:table-cell table:formula="of:=([.A215]+[.A214])/2" office:value-type="float" office:value="-4" calcext:value-type="float">
            <text:p>-4</text:p>
          </table:table-cell>
          <table:table-cell table:formula="of:=[.D215]*[.F215]" office:value-type="float" office:value="-40" calcext:value-type="float">
            <text:p>-40</text:p>
          </table:table-cell>
          <table:table-cell table:formula="of:=SUM([.$G$3:.G215])" office:value-type="float" office:value="9056.5" calcext:value-type="float">
            <text:p>9056,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/>
          <table:table-cell office:value-type="float" office:value="72563" calcext:value-type="float">
            <text:p>72563</text:p>
          </table:table-cell>
          <table:table-cell table:formula="of:=[.C216]-[.C215]" office:value-type="float" office:value="10" calcext:value-type="float">
            <text:p>10</text:p>
          </table:table-cell>
          <table:table-cell table:formula="of:=[.C216]-[.$C$2]" office:value-type="float" office:value="2138" calcext:value-type="float">
            <text:p>2138</text:p>
          </table:table-cell>
          <table:table-cell table:formula="of:=([.A216]+[.A215])/2" office:value-type="float" office:value="-16.5" calcext:value-type="float">
            <text:p>-16,5</text:p>
          </table:table-cell>
          <table:table-cell table:formula="of:=[.D216]*[.F216]" office:value-type="float" office:value="-165" calcext:value-type="float">
            <text:p>-165</text:p>
          </table:table-cell>
          <table:table-cell table:formula="of:=SUM([.$G$3:.G216])" office:value-type="float" office:value="8891.5" calcext:value-type="float">
            <text:p>8891,5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/>
          <table:table-cell office:value-type="float" office:value="72573" calcext:value-type="float">
            <text:p>72573</text:p>
          </table:table-cell>
          <table:table-cell table:formula="of:=[.C217]-[.C216]" office:value-type="float" office:value="10" calcext:value-type="float">
            <text:p>10</text:p>
          </table:table-cell>
          <table:table-cell table:formula="of:=[.C217]-[.$C$2]" office:value-type="float" office:value="2148" calcext:value-type="float">
            <text:p>2148</text:p>
          </table:table-cell>
          <table:table-cell table:formula="of:=([.A217]+[.A216])/2" office:value-type="float" office:value="-29" calcext:value-type="float">
            <text:p>-29</text:p>
          </table:table-cell>
          <table:table-cell table:formula="of:=[.D217]*[.F217]" office:value-type="float" office:value="-290" calcext:value-type="float">
            <text:p>-290</text:p>
          </table:table-cell>
          <table:table-cell table:formula="of:=SUM([.$G$3:.G217])" office:value-type="float" office:value="8601.5" calcext:value-type="float">
            <text:p>8601,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/>
          <table:table-cell office:value-type="float" office:value="72584" calcext:value-type="float">
            <text:p>72584</text:p>
          </table:table-cell>
          <table:table-cell table:formula="of:=[.C218]-[.C217]" office:value-type="float" office:value="11" calcext:value-type="float">
            <text:p>11</text:p>
          </table:table-cell>
          <table:table-cell table:formula="of:=[.C218]-[.$C$2]" office:value-type="float" office:value="2159" calcext:value-type="float">
            <text:p>2159</text:p>
          </table:table-cell>
          <table:table-cell table:formula="of:=([.A218]+[.A217])/2" office:value-type="float" office:value="-30.5" calcext:value-type="float">
            <text:p>-30,5</text:p>
          </table:table-cell>
          <table:table-cell table:formula="of:=[.D218]*[.F218]" office:value-type="float" office:value="-335.5" calcext:value-type="float">
            <text:p>-335,5</text:p>
          </table:table-cell>
          <table:table-cell table:formula="of:=SUM([.$G$3:.G218])" office:value-type="float" office:value="8266" calcext:value-type="float">
            <text:p>8266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/>
          <table:table-cell office:value-type="float" office:value="72594" calcext:value-type="float">
            <text:p>72594</text:p>
          </table:table-cell>
          <table:table-cell table:formula="of:=[.C219]-[.C218]" office:value-type="float" office:value="10" calcext:value-type="float">
            <text:p>10</text:p>
          </table:table-cell>
          <table:table-cell table:formula="of:=[.C219]-[.$C$2]" office:value-type="float" office:value="2169" calcext:value-type="float">
            <text:p>2169</text:p>
          </table:table-cell>
          <table:table-cell table:formula="of:=([.A219]+[.A218])/2" office:value-type="float" office:value="-25" calcext:value-type="float">
            <text:p>-25</text:p>
          </table:table-cell>
          <table:table-cell table:formula="of:=[.D219]*[.F219]" office:value-type="float" office:value="-250" calcext:value-type="float">
            <text:p>-250</text:p>
          </table:table-cell>
          <table:table-cell table:formula="of:=SUM([.$G$3:.G219])" office:value-type="float" office:value="8016" calcext:value-type="float">
            <text:p>8016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/>
          <table:table-cell office:value-type="float" office:value="72603" calcext:value-type="float">
            <text:p>72603</text:p>
          </table:table-cell>
          <table:table-cell table:formula="of:=[.C220]-[.C219]" office:value-type="float" office:value="9" calcext:value-type="float">
            <text:p>9</text:p>
          </table:table-cell>
          <table:table-cell table:formula="of:=[.C220]-[.$C$2]" office:value-type="float" office:value="2178" calcext:value-type="float">
            <text:p>2178</text:p>
          </table:table-cell>
          <table:table-cell table:formula="of:=([.A220]+[.A219])/2" office:value-type="float" office:value="-23" calcext:value-type="float">
            <text:p>-23</text:p>
          </table:table-cell>
          <table:table-cell table:formula="of:=[.D220]*[.F220]" office:value-type="float" office:value="-207" calcext:value-type="float">
            <text:p>-207</text:p>
          </table:table-cell>
          <table:table-cell table:formula="of:=SUM([.$G$3:.G220])" office:value-type="float" office:value="7809" calcext:value-type="float">
            <text:p>7809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/>
          <table:table-cell office:value-type="float" office:value="72613" calcext:value-type="float">
            <text:p>72613</text:p>
          </table:table-cell>
          <table:table-cell table:formula="of:=[.C221]-[.C220]" office:value-type="float" office:value="10" calcext:value-type="float">
            <text:p>10</text:p>
          </table:table-cell>
          <table:table-cell table:formula="of:=[.C221]-[.$C$2]" office:value-type="float" office:value="2188" calcext:value-type="float">
            <text:p>2188</text:p>
          </table:table-cell>
          <table:table-cell table:formula="of:=([.A221]+[.A220])/2" office:value-type="float" office:value="-27" calcext:value-type="float">
            <text:p>-27</text:p>
          </table:table-cell>
          <table:table-cell table:formula="of:=[.D221]*[.F221]" office:value-type="float" office:value="-270" calcext:value-type="float">
            <text:p>-270</text:p>
          </table:table-cell>
          <table:table-cell table:formula="of:=SUM([.$G$3:.G221])" office:value-type="float" office:value="7539" calcext:value-type="float">
            <text:p>7539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/>
          <table:table-cell office:value-type="float" office:value="72624" calcext:value-type="float">
            <text:p>72624</text:p>
          </table:table-cell>
          <table:table-cell table:formula="of:=[.C222]-[.C221]" office:value-type="float" office:value="11" calcext:value-type="float">
            <text:p>11</text:p>
          </table:table-cell>
          <table:table-cell table:formula="of:=[.C222]-[.$C$2]" office:value-type="float" office:value="2199" calcext:value-type="float">
            <text:p>2199</text:p>
          </table:table-cell>
          <table:table-cell table:formula="of:=([.A222]+[.A221])/2" office:value-type="float" office:value="-35" calcext:value-type="float">
            <text:p>-35</text:p>
          </table:table-cell>
          <table:table-cell table:formula="of:=[.D222]*[.F222]" office:value-type="float" office:value="-385" calcext:value-type="float">
            <text:p>-385</text:p>
          </table:table-cell>
          <table:table-cell table:formula="of:=SUM([.$G$3:.G222])" office:value-type="float" office:value="7154" calcext:value-type="float">
            <text:p>7154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/>
          <table:table-cell office:value-type="float" office:value="72633" calcext:value-type="float">
            <text:p>72633</text:p>
          </table:table-cell>
          <table:table-cell table:formula="of:=[.C223]-[.C222]" office:value-type="float" office:value="9" calcext:value-type="float">
            <text:p>9</text:p>
          </table:table-cell>
          <table:table-cell table:formula="of:=[.C223]-[.$C$2]" office:value-type="float" office:value="2208" calcext:value-type="float">
            <text:p>2208</text:p>
          </table:table-cell>
          <table:table-cell table:formula="of:=([.A223]+[.A222])/2" office:value-type="float" office:value="-42.5" calcext:value-type="float">
            <text:p>-42,5</text:p>
          </table:table-cell>
          <table:table-cell table:formula="of:=[.D223]*[.F223]" office:value-type="float" office:value="-382.5" calcext:value-type="float">
            <text:p>-382,5</text:p>
          </table:table-cell>
          <table:table-cell table:formula="of:=SUM([.$G$3:.G223])" office:value-type="float" office:value="6771.5" calcext:value-type="float">
            <text:p>6771,5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/>
          <table:table-cell office:value-type="float" office:value="72643" calcext:value-type="float">
            <text:p>72643</text:p>
          </table:table-cell>
          <table:table-cell table:formula="of:=[.C224]-[.C223]" office:value-type="float" office:value="10" calcext:value-type="float">
            <text:p>10</text:p>
          </table:table-cell>
          <table:table-cell table:formula="of:=[.C224]-[.$C$2]" office:value-type="float" office:value="2218" calcext:value-type="float">
            <text:p>2218</text:p>
          </table:table-cell>
          <table:table-cell table:formula="of:=([.A224]+[.A223])/2" office:value-type="float" office:value="-44" calcext:value-type="float">
            <text:p>-44</text:p>
          </table:table-cell>
          <table:table-cell table:formula="of:=[.D224]*[.F224]" office:value-type="float" office:value="-440" calcext:value-type="float">
            <text:p>-440</text:p>
          </table:table-cell>
          <table:table-cell table:formula="of:=SUM([.$G$3:.G224])" office:value-type="float" office:value="6331.5" calcext:value-type="float">
            <text:p>6331,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/>
          <table:table-cell office:value-type="float" office:value="72653" calcext:value-type="float">
            <text:p>72653</text:p>
          </table:table-cell>
          <table:table-cell table:formula="of:=[.C225]-[.C224]" office:value-type="float" office:value="10" calcext:value-type="float">
            <text:p>10</text:p>
          </table:table-cell>
          <table:table-cell table:formula="of:=[.C225]-[.$C$2]" office:value-type="float" office:value="2228" calcext:value-type="float">
            <text:p>2228</text:p>
          </table:table-cell>
          <table:table-cell table:formula="of:=([.A225]+[.A224])/2" office:value-type="float" office:value="-41" calcext:value-type="float">
            <text:p>-41</text:p>
          </table:table-cell>
          <table:table-cell table:formula="of:=[.D225]*[.F225]" office:value-type="float" office:value="-410" calcext:value-type="float">
            <text:p>-410</text:p>
          </table:table-cell>
          <table:table-cell table:formula="of:=SUM([.$G$3:.G225])" office:value-type="float" office:value="5921.5" calcext:value-type="float">
            <text:p>5921,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/>
          <table:table-cell office:value-type="float" office:value="72664" calcext:value-type="float">
            <text:p>72664</text:p>
          </table:table-cell>
          <table:table-cell table:formula="of:=[.C226]-[.C225]" office:value-type="float" office:value="11" calcext:value-type="float">
            <text:p>11</text:p>
          </table:table-cell>
          <table:table-cell table:formula="of:=[.C226]-[.$C$2]" office:value-type="float" office:value="2239" calcext:value-type="float">
            <text:p>2239</text:p>
          </table:table-cell>
          <table:table-cell table:formula="of:=([.A226]+[.A225])/2" office:value-type="float" office:value="-28.5" calcext:value-type="float">
            <text:p>-28,5</text:p>
          </table:table-cell>
          <table:table-cell table:formula="of:=[.D226]*[.F226]" office:value-type="float" office:value="-313.5" calcext:value-type="float">
            <text:p>-313,5</text:p>
          </table:table-cell>
          <table:table-cell table:formula="of:=SUM([.$G$3:.G226])" office:value-type="float" office:value="5608" calcext:value-type="float">
            <text:p>56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2673" calcext:value-type="float">
            <text:p>72673</text:p>
          </table:table-cell>
          <table:table-cell table:formula="of:=[.C227]-[.C226]" office:value-type="float" office:value="9" calcext:value-type="float">
            <text:p>9</text:p>
          </table:table-cell>
          <table:table-cell table:formula="of:=[.C227]-[.$C$2]" office:value-type="float" office:value="2248" calcext:value-type="float">
            <text:p>2248</text:p>
          </table:table-cell>
          <table:table-cell table:formula="of:=([.A227]+[.A226])/2" office:value-type="float" office:value="-5.5" calcext:value-type="float">
            <text:p>-5,5</text:p>
          </table:table-cell>
          <table:table-cell table:formula="of:=[.D227]*[.F227]" office:value-type="float" office:value="-49.5" calcext:value-type="float">
            <text:p>-49,5</text:p>
          </table:table-cell>
          <table:table-cell table:formula="of:=SUM([.$G$3:.G227])" office:value-type="float" office:value="5558.5" calcext:value-type="float">
            <text:p>5558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72683" calcext:value-type="float">
            <text:p>72683</text:p>
          </table:table-cell>
          <table:table-cell table:formula="of:=[.C228]-[.C227]" office:value-type="float" office:value="10" calcext:value-type="float">
            <text:p>10</text:p>
          </table:table-cell>
          <table:table-cell table:formula="of:=[.C228]-[.$C$2]" office:value-type="float" office:value="2258" calcext:value-type="float">
            <text:p>2258</text:p>
          </table:table-cell>
          <table:table-cell table:formula="of:=([.A228]+[.A227])/2" office:value-type="float" office:value="11" calcext:value-type="float">
            <text:p>11</text:p>
          </table:table-cell>
          <table:table-cell table:formula="of:=[.D228]*[.F228]" office:value-type="float" office:value="110" calcext:value-type="float">
            <text:p>110</text:p>
          </table:table-cell>
          <table:table-cell table:formula="of:=SUM([.$G$3:.G228])" office:value-type="float" office:value="5668.5" calcext:value-type="float">
            <text:p>5668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2693" calcext:value-type="float">
            <text:p>72693</text:p>
          </table:table-cell>
          <table:table-cell table:formula="of:=[.C229]-[.C228]" office:value-type="float" office:value="10" calcext:value-type="float">
            <text:p>10</text:p>
          </table:table-cell>
          <table:table-cell table:formula="of:=[.C229]-[.$C$2]" office:value-type="float" office:value="2268" calcext:value-type="float">
            <text:p>2268</text:p>
          </table:table-cell>
          <table:table-cell table:formula="of:=([.A229]+[.A228])/2" office:value-type="float" office:value="11" calcext:value-type="float">
            <text:p>11</text:p>
          </table:table-cell>
          <table:table-cell table:formula="of:=[.D229]*[.F229]" office:value-type="float" office:value="110" calcext:value-type="float">
            <text:p>110</text:p>
          </table:table-cell>
          <table:table-cell table:formula="of:=SUM([.$G$3:.G229])" office:value-type="float" office:value="5778.5" calcext:value-type="float">
            <text:p>5778,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72704" calcext:value-type="float">
            <text:p>72704</text:p>
          </table:table-cell>
          <table:table-cell table:formula="of:=[.C230]-[.C229]" office:value-type="float" office:value="11" calcext:value-type="float">
            <text:p>11</text:p>
          </table:table-cell>
          <table:table-cell table:formula="of:=[.C230]-[.$C$2]" office:value-type="float" office:value="2279" calcext:value-type="float">
            <text:p>2279</text:p>
          </table:table-cell>
          <table:table-cell table:formula="of:=([.A230]+[.A229])/2" office:value-type="float" office:value="2.5" calcext:value-type="float">
            <text:p>2,5</text:p>
          </table:table-cell>
          <table:table-cell table:formula="of:=[.D230]*[.F230]" office:value-type="float" office:value="27.5" calcext:value-type="float">
            <text:p>27,5</text:p>
          </table:table-cell>
          <table:table-cell table:formula="of:=SUM([.$G$3:.G230])" office:value-type="float" office:value="5806" calcext:value-type="float">
            <text:p>580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72713" calcext:value-type="float">
            <text:p>72713</text:p>
          </table:table-cell>
          <table:table-cell table:formula="of:=[.C231]-[.C230]" office:value-type="float" office:value="9" calcext:value-type="float">
            <text:p>9</text:p>
          </table:table-cell>
          <table:table-cell table:formula="of:=[.C231]-[.$C$2]" office:value-type="float" office:value="2288" calcext:value-type="float">
            <text:p>2288</text:p>
          </table:table-cell>
          <table:table-cell table:formula="of:=([.A231]+[.A230])/2" office:value-type="float" office:value="-2" calcext:value-type="float">
            <text:p>-2</text:p>
          </table:table-cell>
          <table:table-cell table:formula="of:=[.D231]*[.F231]" office:value-type="float" office:value="-18" calcext:value-type="float">
            <text:p>-18</text:p>
          </table:table-cell>
          <table:table-cell table:formula="of:=SUM([.$G$3:.G231])" office:value-type="float" office:value="5788" calcext:value-type="float">
            <text:p>5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2723" calcext:value-type="float">
            <text:p>72723</text:p>
          </table:table-cell>
          <table:table-cell table:formula="of:=[.C232]-[.C231]" office:value-type="float" office:value="10" calcext:value-type="float">
            <text:p>10</text:p>
          </table:table-cell>
          <table:table-cell table:formula="of:=[.C232]-[.$C$2]" office:value-type="float" office:value="2298" calcext:value-type="float">
            <text:p>2298</text:p>
          </table:table-cell>
          <table:table-cell table:formula="of:=([.A232]+[.A231])/2" office:value-type="float" office:value="0" calcext:value-type="float">
            <text:p>0</text:p>
          </table:table-cell>
          <table:table-cell table:formula="of:=[.D232]*[.F232]" office:value-type="float" office:value="0" calcext:value-type="float">
            <text:p>0</text:p>
          </table:table-cell>
          <table:table-cell table:formula="of:=SUM([.$G$3:.G232])" office:value-type="float" office:value="5788" calcext:value-type="float">
            <text:p>57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2733" calcext:value-type="float">
            <text:p>72733</text:p>
          </table:table-cell>
          <table:table-cell table:formula="of:=[.C233]-[.C232]" office:value-type="float" office:value="10" calcext:value-type="float">
            <text:p>10</text:p>
          </table:table-cell>
          <table:table-cell table:formula="of:=[.C233]-[.$C$2]" office:value-type="float" office:value="2308" calcext:value-type="float">
            <text:p>2308</text:p>
          </table:table-cell>
          <table:table-cell table:formula="of:=([.A233]+[.A232])/2" office:value-type="float" office:value="4.5" calcext:value-type="float">
            <text:p>4,5</text:p>
          </table:table-cell>
          <table:table-cell table:formula="of:=[.D233]*[.F233]" office:value-type="float" office:value="45" calcext:value-type="float">
            <text:p>45</text:p>
          </table:table-cell>
          <table:table-cell table:formula="of:=SUM([.$G$3:.G233])" office:value-type="float" office:value="5833" calcext:value-type="float">
            <text:p>58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2742" calcext:value-type="float">
            <text:p>72742</text:p>
          </table:table-cell>
          <table:table-cell table:formula="of:=[.C234]-[.C233]" office:value-type="float" office:value="9" calcext:value-type="float">
            <text:p>9</text:p>
          </table:table-cell>
          <table:table-cell table:formula="of:=[.C234]-[.$C$2]" office:value-type="float" office:value="2317" calcext:value-type="float">
            <text:p>2317</text:p>
          </table:table-cell>
          <table:table-cell table:formula="of:=([.A234]+[.A233])/2" office:value-type="float" office:value="5.5" calcext:value-type="float">
            <text:p>5,5</text:p>
          </table:table-cell>
          <table:table-cell table:formula="of:=[.D234]*[.F234]" office:value-type="float" office:value="49.5" calcext:value-type="float">
            <text:p>49,5</text:p>
          </table:table-cell>
          <table:table-cell table:formula="of:=SUM([.$G$3:.G234])" office:value-type="float" office:value="5882.5" calcext:value-type="float">
            <text:p>5882,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2754" calcext:value-type="float">
            <text:p>72754</text:p>
          </table:table-cell>
          <table:table-cell table:formula="of:=[.C235]-[.C234]" office:value-type="float" office:value="12" calcext:value-type="float">
            <text:p>12</text:p>
          </table:table-cell>
          <table:table-cell table:formula="of:=[.C235]-[.$C$2]" office:value-type="float" office:value="2329" calcext:value-type="float">
            <text:p>2329</text:p>
          </table:table-cell>
          <table:table-cell table:formula="of:=([.A235]+[.A234])/2" office:value-type="float" office:value="1.5" calcext:value-type="float">
            <text:p>1,5</text:p>
          </table:table-cell>
          <table:table-cell table:formula="of:=[.D235]*[.F235]" office:value-type="float" office:value="18" calcext:value-type="float">
            <text:p>18</text:p>
          </table:table-cell>
          <table:table-cell table:formula="of:=SUM([.$G$3:.G235])" office:value-type="float" office:value="5900.5" calcext:value-type="float">
            <text:p>5900,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office:value-type="float" office:value="72763" calcext:value-type="float">
            <text:p>72763</text:p>
          </table:table-cell>
          <table:table-cell table:formula="of:=[.C236]-[.C235]" office:value-type="float" office:value="9" calcext:value-type="float">
            <text:p>9</text:p>
          </table:table-cell>
          <table:table-cell table:formula="of:=[.C236]-[.$C$2]" office:value-type="float" office:value="2338" calcext:value-type="float">
            <text:p>2338</text:p>
          </table:table-cell>
          <table:table-cell table:formula="of:=([.A236]+[.A235])/2" office:value-type="float" office:value="-3" calcext:value-type="float">
            <text:p>-3</text:p>
          </table:table-cell>
          <table:table-cell table:formula="of:=[.D236]*[.F236]" office:value-type="float" office:value="-27" calcext:value-type="float">
            <text:p>-27</text:p>
          </table:table-cell>
          <table:table-cell table:formula="of:=SUM([.$G$3:.G236])" office:value-type="float" office:value="5873.5" calcext:value-type="float">
            <text:p>5873,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72773" calcext:value-type="float">
            <text:p>72773</text:p>
          </table:table-cell>
          <table:table-cell table:formula="of:=[.C237]-[.C236]" office:value-type="float" office:value="10" calcext:value-type="float">
            <text:p>10</text:p>
          </table:table-cell>
          <table:table-cell table:formula="of:=[.C237]-[.$C$2]" office:value-type="float" office:value="2348" calcext:value-type="float">
            <text:p>2348</text:p>
          </table:table-cell>
          <table:table-cell table:formula="of:=([.A237]+[.A236])/2" office:value-type="float" office:value="-5.5" calcext:value-type="float">
            <text:p>-5,5</text:p>
          </table:table-cell>
          <table:table-cell table:formula="of:=[.D237]*[.F237]" office:value-type="float" office:value="-55" calcext:value-type="float">
            <text:p>-55</text:p>
          </table:table-cell>
          <table:table-cell table:formula="of:=SUM([.$G$3:.G237])" office:value-type="float" office:value="5818.5" calcext:value-type="float">
            <text:p>5818,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72783" calcext:value-type="float">
            <text:p>72783</text:p>
          </table:table-cell>
          <table:table-cell table:formula="of:=[.C238]-[.C237]" office:value-type="float" office:value="10" calcext:value-type="float">
            <text:p>10</text:p>
          </table:table-cell>
          <table:table-cell table:formula="of:=[.C238]-[.$C$2]" office:value-type="float" office:value="2358" calcext:value-type="float">
            <text:p>2358</text:p>
          </table:table-cell>
          <table:table-cell table:formula="of:=([.A238]+[.A237])/2" office:value-type="float" office:value="-6" calcext:value-type="float">
            <text:p>-6</text:p>
          </table:table-cell>
          <table:table-cell table:formula="of:=[.D238]*[.F238]" office:value-type="float" office:value="-60" calcext:value-type="float">
            <text:p>-60</text:p>
          </table:table-cell>
          <table:table-cell table:formula="of:=SUM([.$G$3:.G238])" office:value-type="float" office:value="5758.5" calcext:value-type="float">
            <text:p>5758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2793" calcext:value-type="float">
            <text:p>72793</text:p>
          </table:table-cell>
          <table:table-cell table:formula="of:=[.C239]-[.C238]" office:value-type="float" office:value="10" calcext:value-type="float">
            <text:p>10</text:p>
          </table:table-cell>
          <table:table-cell table:formula="of:=[.C239]-[.$C$2]" office:value-type="float" office:value="2368" calcext:value-type="float">
            <text:p>2368</text:p>
          </table:table-cell>
          <table:table-cell table:formula="of:=([.A239]+[.A238])/2" office:value-type="float" office:value="1" calcext:value-type="float">
            <text:p>1</text:p>
          </table:table-cell>
          <table:table-cell table:formula="of:=[.D239]*[.F239]" office:value-type="float" office:value="10" calcext:value-type="float">
            <text:p>10</text:p>
          </table:table-cell>
          <table:table-cell table:formula="of:=SUM([.$G$3:.G239])" office:value-type="float" office:value="5768.5" calcext:value-type="float">
            <text:p>5768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72803" calcext:value-type="float">
            <text:p>72803</text:p>
          </table:table-cell>
          <table:table-cell table:formula="of:=[.C240]-[.C239]" office:value-type="float" office:value="10" calcext:value-type="float">
            <text:p>10</text:p>
          </table:table-cell>
          <table:table-cell table:formula="of:=[.C240]-[.$C$2]" office:value-type="float" office:value="2378" calcext:value-type="float">
            <text:p>2378</text:p>
          </table:table-cell>
          <table:table-cell table:formula="of:=([.A240]+[.A239])/2" office:value-type="float" office:value="17" calcext:value-type="float">
            <text:p>17</text:p>
          </table:table-cell>
          <table:table-cell table:formula="of:=[.D240]*[.F240]" office:value-type="float" office:value="170" calcext:value-type="float">
            <text:p>170</text:p>
          </table:table-cell>
          <table:table-cell table:formula="of:=SUM([.$G$3:.G240])" office:value-type="float" office:value="5938.5" calcext:value-type="float">
            <text:p>5938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72813" calcext:value-type="float">
            <text:p>72813</text:p>
          </table:table-cell>
          <table:table-cell table:formula="of:=[.C241]-[.C240]" office:value-type="float" office:value="10" calcext:value-type="float">
            <text:p>10</text:p>
          </table:table-cell>
          <table:table-cell table:formula="of:=[.C241]-[.$C$2]" office:value-type="float" office:value="2388" calcext:value-type="float">
            <text:p>2388</text:p>
          </table:table-cell>
          <table:table-cell table:formula="of:=([.A241]+[.A240])/2" office:value-type="float" office:value="29" calcext:value-type="float">
            <text:p>29</text:p>
          </table:table-cell>
          <table:table-cell table:formula="of:=[.D241]*[.F241]" office:value-type="float" office:value="290" calcext:value-type="float">
            <text:p>290</text:p>
          </table:table-cell>
          <table:table-cell table:formula="of:=SUM([.$G$3:.G241])" office:value-type="float" office:value="6228.5" calcext:value-type="float">
            <text:p>6228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2823" calcext:value-type="float">
            <text:p>72823</text:p>
          </table:table-cell>
          <table:table-cell table:formula="of:=[.C242]-[.C241]" office:value-type="float" office:value="10" calcext:value-type="float">
            <text:p>10</text:p>
          </table:table-cell>
          <table:table-cell table:formula="of:=[.C242]-[.$C$2]" office:value-type="float" office:value="2398" calcext:value-type="float">
            <text:p>2398</text:p>
          </table:table-cell>
          <table:table-cell table:formula="of:=([.A242]+[.A241])/2" office:value-type="float" office:value="26.5" calcext:value-type="float">
            <text:p>26,5</text:p>
          </table:table-cell>
          <table:table-cell table:formula="of:=[.D242]*[.F242]" office:value-type="float" office:value="265" calcext:value-type="float">
            <text:p>265</text:p>
          </table:table-cell>
          <table:table-cell table:formula="of:=SUM([.$G$3:.G242])" office:value-type="float" office:value="6493.5" calcext:value-type="float">
            <text:p>649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2834" calcext:value-type="float">
            <text:p>72834</text:p>
          </table:table-cell>
          <table:table-cell table:formula="of:=[.C243]-[.C242]" office:value-type="float" office:value="11" calcext:value-type="float">
            <text:p>11</text:p>
          </table:table-cell>
          <table:table-cell table:formula="of:=[.C243]-[.$C$2]" office:value-type="float" office:value="2409" calcext:value-type="float">
            <text:p>2409</text:p>
          </table:table-cell>
          <table:table-cell table:formula="of:=([.A243]+[.A242])/2" office:value-type="float" office:value="12.5" calcext:value-type="float">
            <text:p>12,5</text:p>
          </table:table-cell>
          <table:table-cell table:formula="of:=[.D243]*[.F243]" office:value-type="float" office:value="137.5" calcext:value-type="float">
            <text:p>137,5</text:p>
          </table:table-cell>
          <table:table-cell table:formula="of:=SUM([.$G$3:.G243])" office:value-type="float" office:value="6631" calcext:value-type="float">
            <text:p>66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2843" calcext:value-type="float">
            <text:p>72843</text:p>
          </table:table-cell>
          <table:table-cell table:formula="of:=[.C244]-[.C243]" office:value-type="float" office:value="9" calcext:value-type="float">
            <text:p>9</text:p>
          </table:table-cell>
          <table:table-cell table:formula="of:=[.C244]-[.$C$2]" office:value-type="float" office:value="2418" calcext:value-type="float">
            <text:p>2418</text:p>
          </table:table-cell>
          <table:table-cell table:formula="of:=([.A244]+[.A243])/2" office:value-type="float" office:value="2.5" calcext:value-type="float">
            <text:p>2,5</text:p>
          </table:table-cell>
          <table:table-cell table:formula="of:=[.D244]*[.F244]" office:value-type="float" office:value="22.5" calcext:value-type="float">
            <text:p>22,5</text:p>
          </table:table-cell>
          <table:table-cell table:formula="of:=SUM([.$G$3:.G244])" office:value-type="float" office:value="6653.5" calcext:value-type="float">
            <text:p>6653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72853" calcext:value-type="float">
            <text:p>72853</text:p>
          </table:table-cell>
          <table:table-cell table:formula="of:=[.C245]-[.C244]" office:value-type="float" office:value="10" calcext:value-type="float">
            <text:p>10</text:p>
          </table:table-cell>
          <table:table-cell table:formula="of:=[.C245]-[.$C$2]" office:value-type="float" office:value="2428" calcext:value-type="float">
            <text:p>2428</text:p>
          </table:table-cell>
          <table:table-cell table:formula="of:=([.A245]+[.A244])/2" office:value-type="float" office:value="3" calcext:value-type="float">
            <text:p>3</text:p>
          </table:table-cell>
          <table:table-cell table:formula="of:=[.D245]*[.F245]" office:value-type="float" office:value="30" calcext:value-type="float">
            <text:p>30</text:p>
          </table:table-cell>
          <table:table-cell table:formula="of:=SUM([.$G$3:.G245])" office:value-type="float" office:value="6683.5" calcext:value-type="float">
            <text:p>668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2863" calcext:value-type="float">
            <text:p>72863</text:p>
          </table:table-cell>
          <table:table-cell table:formula="of:=[.C246]-[.C245]" office:value-type="float" office:value="10" calcext:value-type="float">
            <text:p>10</text:p>
          </table:table-cell>
          <table:table-cell table:formula="of:=[.C246]-[.$C$2]" office:value-type="float" office:value="2438" calcext:value-type="float">
            <text:p>2438</text:p>
          </table:table-cell>
          <table:table-cell table:formula="of:=([.A246]+[.A245])/2" office:value-type="float" office:value="4.5" calcext:value-type="float">
            <text:p>4,5</text:p>
          </table:table-cell>
          <table:table-cell table:formula="of:=[.D246]*[.F246]" office:value-type="float" office:value="45" calcext:value-type="float">
            <text:p>45</text:p>
          </table:table-cell>
          <table:table-cell table:formula="of:=SUM([.$G$3:.G246])" office:value-type="float" office:value="6728.5" calcext:value-type="float">
            <text:p>6728,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72873" calcext:value-type="float">
            <text:p>72873</text:p>
          </table:table-cell>
          <table:table-cell table:formula="of:=[.C247]-[.C246]" office:value-type="float" office:value="10" calcext:value-type="float">
            <text:p>10</text:p>
          </table:table-cell>
          <table:table-cell table:formula="of:=[.C247]-[.$C$2]" office:value-type="float" office:value="2448" calcext:value-type="float">
            <text:p>2448</text:p>
          </table:table-cell>
          <table:table-cell table:formula="of:=([.A247]+[.A246])/2" office:value-type="float" office:value="0.5" calcext:value-type="float">
            <text:p>0,5</text:p>
          </table:table-cell>
          <table:table-cell table:formula="of:=[.D247]*[.F247]" office:value-type="float" office:value="5" calcext:value-type="float">
            <text:p>5</text:p>
          </table:table-cell>
          <table:table-cell table:formula="of:=SUM([.$G$3:.G247])" office:value-type="float" office:value="6733.5" calcext:value-type="float">
            <text:p>6733,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/>
          <table:table-cell office:value-type="float" office:value="72883" calcext:value-type="float">
            <text:p>72883</text:p>
          </table:table-cell>
          <table:table-cell table:formula="of:=[.C248]-[.C247]" office:value-type="float" office:value="10" calcext:value-type="float">
            <text:p>10</text:p>
          </table:table-cell>
          <table:table-cell table:formula="of:=[.C248]-[.$C$2]" office:value-type="float" office:value="2458" calcext:value-type="float">
            <text:p>2458</text:p>
          </table:table-cell>
          <table:table-cell table:formula="of:=([.A248]+[.A247])/2" office:value-type="float" office:value="-10.5" calcext:value-type="float">
            <text:p>-10,5</text:p>
          </table:table-cell>
          <table:table-cell table:formula="of:=[.D248]*[.F248]" office:value-type="float" office:value="-105" calcext:value-type="float">
            <text:p>-105</text:p>
          </table:table-cell>
          <table:table-cell table:formula="of:=SUM([.$G$3:.G248])" office:value-type="float" office:value="6628.5" calcext:value-type="float">
            <text:p>6628,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/>
          <table:table-cell office:value-type="float" office:value="72893" calcext:value-type="float">
            <text:p>72893</text:p>
          </table:table-cell>
          <table:table-cell table:formula="of:=[.C249]-[.C248]" office:value-type="float" office:value="10" calcext:value-type="float">
            <text:p>10</text:p>
          </table:table-cell>
          <table:table-cell table:formula="of:=[.C249]-[.$C$2]" office:value-type="float" office:value="2468" calcext:value-type="float">
            <text:p>2468</text:p>
          </table:table-cell>
          <table:table-cell table:formula="of:=([.A249]+[.A248])/2" office:value-type="float" office:value="-19.5" calcext:value-type="float">
            <text:p>-19,5</text:p>
          </table:table-cell>
          <table:table-cell table:formula="of:=[.D249]*[.F249]" office:value-type="float" office:value="-195" calcext:value-type="float">
            <text:p>-195</text:p>
          </table:table-cell>
          <table:table-cell table:formula="of:=SUM([.$G$3:.G249])" office:value-type="float" office:value="6433.5" calcext:value-type="float">
            <text:p>6433,5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/>
          <table:table-cell office:value-type="float" office:value="72903" calcext:value-type="float">
            <text:p>72903</text:p>
          </table:table-cell>
          <table:table-cell table:formula="of:=[.C250]-[.C249]" office:value-type="float" office:value="10" calcext:value-type="float">
            <text:p>10</text:p>
          </table:table-cell>
          <table:table-cell table:formula="of:=[.C250]-[.$C$2]" office:value-type="float" office:value="2478" calcext:value-type="float">
            <text:p>2478</text:p>
          </table:table-cell>
          <table:table-cell table:formula="of:=([.A250]+[.A249])/2" office:value-type="float" office:value="-19" calcext:value-type="float">
            <text:p>-19</text:p>
          </table:table-cell>
          <table:table-cell table:formula="of:=[.D250]*[.F250]" office:value-type="float" office:value="-190" calcext:value-type="float">
            <text:p>-190</text:p>
          </table:table-cell>
          <table:table-cell table:formula="of:=SUM([.$G$3:.G250])" office:value-type="float" office:value="6243.5" calcext:value-type="float">
            <text:p>6243,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/>
          <table:table-cell office:value-type="float" office:value="72912" calcext:value-type="float">
            <text:p>72912</text:p>
          </table:table-cell>
          <table:table-cell table:formula="of:=[.C251]-[.C250]" office:value-type="float" office:value="9" calcext:value-type="float">
            <text:p>9</text:p>
          </table:table-cell>
          <table:table-cell table:formula="of:=[.C251]-[.$C$2]" office:value-type="float" office:value="2487" calcext:value-type="float">
            <text:p>2487</text:p>
          </table:table-cell>
          <table:table-cell table:formula="of:=([.A251]+[.A250])/2" office:value-type="float" office:value="-17.5" calcext:value-type="float">
            <text:p>-17,5</text:p>
          </table:table-cell>
          <table:table-cell table:formula="of:=[.D251]*[.F251]" office:value-type="float" office:value="-157.5" calcext:value-type="float">
            <text:p>-157,5</text:p>
          </table:table-cell>
          <table:table-cell table:formula="of:=SUM([.$G$3:.G251])" office:value-type="float" office:value="6086" calcext:value-type="float">
            <text:p>6086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/>
          <table:table-cell office:value-type="float" office:value="72923" calcext:value-type="float">
            <text:p>72923</text:p>
          </table:table-cell>
          <table:table-cell table:formula="of:=[.C252]-[.C251]" office:value-type="float" office:value="11" calcext:value-type="float">
            <text:p>11</text:p>
          </table:table-cell>
          <table:table-cell table:formula="of:=[.C252]-[.$C$2]" office:value-type="float" office:value="2498" calcext:value-type="float">
            <text:p>2498</text:p>
          </table:table-cell>
          <table:table-cell table:formula="of:=([.A252]+[.A251])/2" office:value-type="float" office:value="-18.5" calcext:value-type="float">
            <text:p>-18,5</text:p>
          </table:table-cell>
          <table:table-cell table:formula="of:=[.D252]*[.F252]" office:value-type="float" office:value="-203.5" calcext:value-type="float">
            <text:p>-203,5</text:p>
          </table:table-cell>
          <table:table-cell table:formula="of:=SUM([.$G$3:.G252])" office:value-type="float" office:value="5882.5" calcext:value-type="float">
            <text:p>5882,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/>
          <table:table-cell office:value-type="float" office:value="72933" calcext:value-type="float">
            <text:p>72933</text:p>
          </table:table-cell>
          <table:table-cell table:formula="of:=[.C253]-[.C252]" office:value-type="float" office:value="10" calcext:value-type="float">
            <text:p>10</text:p>
          </table:table-cell>
          <table:table-cell table:formula="of:=[.C253]-[.$C$2]" office:value-type="float" office:value="2508" calcext:value-type="float">
            <text:p>2508</text:p>
          </table:table-cell>
          <table:table-cell table:formula="of:=([.A253]+[.A252])/2" office:value-type="float" office:value="-20" calcext:value-type="float">
            <text:p>-20</text:p>
          </table:table-cell>
          <table:table-cell table:formula="of:=[.D253]*[.F253]" office:value-type="float" office:value="-200" calcext:value-type="float">
            <text:p>-200</text:p>
          </table:table-cell>
          <table:table-cell table:formula="of:=SUM([.$G$3:.G253])" office:value-type="float" office:value="5682.5" calcext:value-type="float">
            <text:p>5682,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/>
          <table:table-cell office:value-type="float" office:value="72943" calcext:value-type="float">
            <text:p>72943</text:p>
          </table:table-cell>
          <table:table-cell table:formula="of:=[.C254]-[.C253]" office:value-type="float" office:value="10" calcext:value-type="float">
            <text:p>10</text:p>
          </table:table-cell>
          <table:table-cell table:formula="of:=[.C254]-[.$C$2]" office:value-type="float" office:value="2518" calcext:value-type="float">
            <text:p>2518</text:p>
          </table:table-cell>
          <table:table-cell table:formula="of:=([.A254]+[.A253])/2" office:value-type="float" office:value="-19.5" calcext:value-type="float">
            <text:p>-19,5</text:p>
          </table:table-cell>
          <table:table-cell table:formula="of:=[.D254]*[.F254]" office:value-type="float" office:value="-195" calcext:value-type="float">
            <text:p>-195</text:p>
          </table:table-cell>
          <table:table-cell table:formula="of:=SUM([.$G$3:.G254])" office:value-type="float" office:value="5487.5" calcext:value-type="float">
            <text:p>5487,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/>
          <table:table-cell office:value-type="float" office:value="72953" calcext:value-type="float">
            <text:p>72953</text:p>
          </table:table-cell>
          <table:table-cell table:formula="of:=[.C255]-[.C254]" office:value-type="float" office:value="10" calcext:value-type="float">
            <text:p>10</text:p>
          </table:table-cell>
          <table:table-cell table:formula="of:=[.C255]-[.$C$2]" office:value-type="float" office:value="2528" calcext:value-type="float">
            <text:p>2528</text:p>
          </table:table-cell>
          <table:table-cell table:formula="of:=([.A255]+[.A254])/2" office:value-type="float" office:value="-18" calcext:value-type="float">
            <text:p>-18</text:p>
          </table:table-cell>
          <table:table-cell table:formula="of:=[.D255]*[.F255]" office:value-type="float" office:value="-180" calcext:value-type="float">
            <text:p>-180</text:p>
          </table:table-cell>
          <table:table-cell table:formula="of:=SUM([.$G$3:.G255])" office:value-type="float" office:value="5307.5" calcext:value-type="float">
            <text:p>5307,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/>
          <table:table-cell office:value-type="float" office:value="72964" calcext:value-type="float">
            <text:p>72964</text:p>
          </table:table-cell>
          <table:table-cell table:formula="of:=[.C256]-[.C255]" office:value-type="float" office:value="11" calcext:value-type="float">
            <text:p>11</text:p>
          </table:table-cell>
          <table:table-cell table:formula="of:=[.C256]-[.$C$2]" office:value-type="float" office:value="2539" calcext:value-type="float">
            <text:p>2539</text:p>
          </table:table-cell>
          <table:table-cell table:formula="of:=([.A256]+[.A255])/2" office:value-type="float" office:value="-19" calcext:value-type="float">
            <text:p>-19</text:p>
          </table:table-cell>
          <table:table-cell table:formula="of:=[.D256]*[.F256]" office:value-type="float" office:value="-209" calcext:value-type="float">
            <text:p>-209</text:p>
          </table:table-cell>
          <table:table-cell table:formula="of:=SUM([.$G$3:.G256])" office:value-type="float" office:value="5098.5" calcext:value-type="float">
            <text:p>5098,5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/>
          <table:table-cell office:value-type="float" office:value="72973" calcext:value-type="float">
            <text:p>72973</text:p>
          </table:table-cell>
          <table:table-cell table:formula="of:=[.C257]-[.C256]" office:value-type="float" office:value="9" calcext:value-type="float">
            <text:p>9</text:p>
          </table:table-cell>
          <table:table-cell table:formula="of:=[.C257]-[.$C$2]" office:value-type="float" office:value="2548" calcext:value-type="float">
            <text:p>2548</text:p>
          </table:table-cell>
          <table:table-cell table:formula="of:=([.A257]+[.A256])/2" office:value-type="float" office:value="-21" calcext:value-type="float">
            <text:p>-21</text:p>
          </table:table-cell>
          <table:table-cell table:formula="of:=[.D257]*[.F257]" office:value-type="float" office:value="-189" calcext:value-type="float">
            <text:p>-189</text:p>
          </table:table-cell>
          <table:table-cell table:formula="of:=SUM([.$G$3:.G257])" office:value-type="float" office:value="4909.5" calcext:value-type="float">
            <text:p>4909,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/>
          <table:table-cell office:value-type="float" office:value="72983" calcext:value-type="float">
            <text:p>72983</text:p>
          </table:table-cell>
          <table:table-cell table:formula="of:=[.C258]-[.C257]" office:value-type="float" office:value="10" calcext:value-type="float">
            <text:p>10</text:p>
          </table:table-cell>
          <table:table-cell table:formula="of:=[.C258]-[.$C$2]" office:value-type="float" office:value="2558" calcext:value-type="float">
            <text:p>2558</text:p>
          </table:table-cell>
          <table:table-cell table:formula="of:=([.A258]+[.A257])/2" office:value-type="float" office:value="-21.5" calcext:value-type="float">
            <text:p>-21,5</text:p>
          </table:table-cell>
          <table:table-cell table:formula="of:=[.D258]*[.F258]" office:value-type="float" office:value="-215" calcext:value-type="float">
            <text:p>-215</text:p>
          </table:table-cell>
          <table:table-cell table:formula="of:=SUM([.$G$3:.G258])" office:value-type="float" office:value="4694.5" calcext:value-type="float">
            <text:p>4694,5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/>
          <table:table-cell office:value-type="float" office:value="72993" calcext:value-type="float">
            <text:p>72993</text:p>
          </table:table-cell>
          <table:table-cell table:formula="of:=[.C259]-[.C258]" office:value-type="float" office:value="10" calcext:value-type="float">
            <text:p>10</text:p>
          </table:table-cell>
          <table:table-cell table:formula="of:=[.C259]-[.$C$2]" office:value-type="float" office:value="2568" calcext:value-type="float">
            <text:p>2568</text:p>
          </table:table-cell>
          <table:table-cell table:formula="of:=([.A259]+[.A258])/2" office:value-type="float" office:value="-19" calcext:value-type="float">
            <text:p>-19</text:p>
          </table:table-cell>
          <table:table-cell table:formula="of:=[.D259]*[.F259]" office:value-type="float" office:value="-190" calcext:value-type="float">
            <text:p>-190</text:p>
          </table:table-cell>
          <table:table-cell table:formula="of:=SUM([.$G$3:.G259])" office:value-type="float" office:value="4504.5" calcext:value-type="float">
            <text:p>4504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3003" calcext:value-type="float">
            <text:p>73003</text:p>
          </table:table-cell>
          <table:table-cell table:formula="of:=[.C260]-[.C259]" office:value-type="float" office:value="10" calcext:value-type="float">
            <text:p>10</text:p>
          </table:table-cell>
          <table:table-cell table:formula="of:=[.C260]-[.$C$2]" office:value-type="float" office:value="2578" calcext:value-type="float">
            <text:p>2578</text:p>
          </table:table-cell>
          <table:table-cell table:formula="of:=([.A260]+[.A259])/2" office:value-type="float" office:value="-6.5" calcext:value-type="float">
            <text:p>-6,5</text:p>
          </table:table-cell>
          <table:table-cell table:formula="of:=[.D260]*[.F260]" office:value-type="float" office:value="-65" calcext:value-type="float">
            <text:p>-65</text:p>
          </table:table-cell>
          <table:table-cell table:formula="of:=SUM([.$G$3:.G260])" office:value-type="float" office:value="4439.5" calcext:value-type="float">
            <text:p>4439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3013" calcext:value-type="float">
            <text:p>73013</text:p>
          </table:table-cell>
          <table:table-cell table:formula="of:=[.C261]-[.C260]" office:value-type="float" office:value="10" calcext:value-type="float">
            <text:p>10</text:p>
          </table:table-cell>
          <table:table-cell table:formula="of:=[.C261]-[.$C$2]" office:value-type="float" office:value="2588" calcext:value-type="float">
            <text:p>2588</text:p>
          </table:table-cell>
          <table:table-cell table:formula="of:=([.A261]+[.A260])/2" office:value-type="float" office:value="12" calcext:value-type="float">
            <text:p>12</text:p>
          </table:table-cell>
          <table:table-cell table:formula="of:=[.D261]*[.F261]" office:value-type="float" office:value="120" calcext:value-type="float">
            <text:p>120</text:p>
          </table:table-cell>
          <table:table-cell table:formula="of:=SUM([.$G$3:.G261])" office:value-type="float" office:value="4559.5" calcext:value-type="float">
            <text:p>4559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73023" calcext:value-type="float">
            <text:p>73023</text:p>
          </table:table-cell>
          <table:table-cell table:formula="of:=[.C262]-[.C261]" office:value-type="float" office:value="10" calcext:value-type="float">
            <text:p>10</text:p>
          </table:table-cell>
          <table:table-cell table:formula="of:=[.C262]-[.$C$2]" office:value-type="float" office:value="2598" calcext:value-type="float">
            <text:p>2598</text:p>
          </table:table-cell>
          <table:table-cell table:formula="of:=([.A262]+[.A261])/2" office:value-type="float" office:value="19.5" calcext:value-type="float">
            <text:p>19,5</text:p>
          </table:table-cell>
          <table:table-cell table:formula="of:=[.D262]*[.F262]" office:value-type="float" office:value="195" calcext:value-type="float">
            <text:p>195</text:p>
          </table:table-cell>
          <table:table-cell table:formula="of:=SUM([.$G$3:.G262])" office:value-type="float" office:value="4754.5" calcext:value-type="float">
            <text:p>4754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3033" calcext:value-type="float">
            <text:p>73033</text:p>
          </table:table-cell>
          <table:table-cell table:formula="of:=[.C263]-[.C262]" office:value-type="float" office:value="10" calcext:value-type="float">
            <text:p>10</text:p>
          </table:table-cell>
          <table:table-cell table:formula="of:=[.C263]-[.$C$2]" office:value-type="float" office:value="2608" calcext:value-type="float">
            <text:p>2608</text:p>
          </table:table-cell>
          <table:table-cell table:formula="of:=([.A263]+[.A262])/2" office:value-type="float" office:value="14.5" calcext:value-type="float">
            <text:p>14,5</text:p>
          </table:table-cell>
          <table:table-cell table:formula="of:=[.D263]*[.F263]" office:value-type="float" office:value="145" calcext:value-type="float">
            <text:p>145</text:p>
          </table:table-cell>
          <table:table-cell table:formula="of:=SUM([.$G$3:.G263])" office:value-type="float" office:value="4899.5" calcext:value-type="float">
            <text:p>4899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3042" calcext:value-type="float">
            <text:p>73042</text:p>
          </table:table-cell>
          <table:table-cell table:formula="of:=[.C264]-[.C263]" office:value-type="float" office:value="9" calcext:value-type="float">
            <text:p>9</text:p>
          </table:table-cell>
          <table:table-cell table:formula="of:=[.C264]-[.$C$2]" office:value-type="float" office:value="2617" calcext:value-type="float">
            <text:p>2617</text:p>
          </table:table-cell>
          <table:table-cell table:formula="of:=([.A264]+[.A263])/2" office:value-type="float" office:value="6" calcext:value-type="float">
            <text:p>6</text:p>
          </table:table-cell>
          <table:table-cell table:formula="of:=[.D264]*[.F264]" office:value-type="float" office:value="54" calcext:value-type="float">
            <text:p>54</text:p>
          </table:table-cell>
          <table:table-cell table:formula="of:=SUM([.$G$3:.G264])" office:value-type="float" office:value="4953.5" calcext:value-type="float">
            <text:p>4953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3053" calcext:value-type="float">
            <text:p>73053</text:p>
          </table:table-cell>
          <table:table-cell table:formula="of:=[.C265]-[.C264]" office:value-type="float" office:value="11" calcext:value-type="float">
            <text:p>11</text:p>
          </table:table-cell>
          <table:table-cell table:formula="of:=[.C265]-[.$C$2]" office:value-type="float" office:value="2628" calcext:value-type="float">
            <text:p>2628</text:p>
          </table:table-cell>
          <table:table-cell table:formula="of:=([.A265]+[.A264])/2" office:value-type="float" office:value="1.5" calcext:value-type="float">
            <text:p>1,5</text:p>
          </table:table-cell>
          <table:table-cell table:formula="of:=[.D265]*[.F265]" office:value-type="float" office:value="16.5" calcext:value-type="float">
            <text:p>16,5</text:p>
          </table:table-cell>
          <table:table-cell table:formula="of:=SUM([.$G$3:.G265])" office:value-type="float" office:value="4970" calcext:value-type="float">
            <text:p>49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3063" calcext:value-type="float">
            <text:p>73063</text:p>
          </table:table-cell>
          <table:table-cell table:formula="of:=[.C266]-[.C265]" office:value-type="float" office:value="10" calcext:value-type="float">
            <text:p>10</text:p>
          </table:table-cell>
          <table:table-cell table:formula="of:=[.C266]-[.$C$2]" office:value-type="float" office:value="2638" calcext:value-type="float">
            <text:p>2638</text:p>
          </table:table-cell>
          <table:table-cell table:formula="of:=([.A266]+[.A265])/2" office:value-type="float" office:value="3.5" calcext:value-type="float">
            <text:p>3,5</text:p>
          </table:table-cell>
          <table:table-cell table:formula="of:=[.D266]*[.F266]" office:value-type="float" office:value="35" calcext:value-type="float">
            <text:p>35</text:p>
          </table:table-cell>
          <table:table-cell table:formula="of:=SUM([.$G$3:.G266])" office:value-type="float" office:value="5005" calcext:value-type="float">
            <text:p>5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3073" calcext:value-type="float">
            <text:p>73073</text:p>
          </table:table-cell>
          <table:table-cell table:formula="of:=[.C267]-[.C266]" office:value-type="float" office:value="10" calcext:value-type="float">
            <text:p>10</text:p>
          </table:table-cell>
          <table:table-cell table:formula="of:=[.C267]-[.$C$2]" office:value-type="float" office:value="2648" calcext:value-type="float">
            <text:p>2648</text:p>
          </table:table-cell>
          <table:table-cell table:formula="of:=([.A267]+[.A266])/2" office:value-type="float" office:value="5" calcext:value-type="float">
            <text:p>5</text:p>
          </table:table-cell>
          <table:table-cell table:formula="of:=[.D267]*[.F267]" office:value-type="float" office:value="50" calcext:value-type="float">
            <text:p>50</text:p>
          </table:table-cell>
          <table:table-cell table:formula="of:=SUM([.$G$3:.G267])" office:value-type="float" office:value="5055" calcext:value-type="float">
            <text:p>5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3083" calcext:value-type="float">
            <text:p>73083</text:p>
          </table:table-cell>
          <table:table-cell table:formula="of:=[.C268]-[.C267]" office:value-type="float" office:value="10" calcext:value-type="float">
            <text:p>10</text:p>
          </table:table-cell>
          <table:table-cell table:formula="of:=[.C268]-[.$C$2]" office:value-type="float" office:value="2658" calcext:value-type="float">
            <text:p>2658</text:p>
          </table:table-cell>
          <table:table-cell table:formula="of:=([.A268]+[.A267])/2" office:value-type="float" office:value="2" calcext:value-type="float">
            <text:p>2</text:p>
          </table:table-cell>
          <table:table-cell table:formula="of:=[.D268]*[.F268]" office:value-type="float" office:value="20" calcext:value-type="float">
            <text:p>20</text:p>
          </table:table-cell>
          <table:table-cell table:formula="of:=SUM([.$G$3:.G268])" office:value-type="float" office:value="5075" calcext:value-type="float">
            <text:p>5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3093" calcext:value-type="float">
            <text:p>73093</text:p>
          </table:table-cell>
          <table:table-cell table:formula="of:=[.C269]-[.C268]" office:value-type="float" office:value="10" calcext:value-type="float">
            <text:p>10</text:p>
          </table:table-cell>
          <table:table-cell table:formula="of:=[.C269]-[.$C$2]" office:value-type="float" office:value="2668" calcext:value-type="float">
            <text:p>2668</text:p>
          </table:table-cell>
          <table:table-cell table:formula="of:=([.A269]+[.A268])/2" office:value-type="float" office:value="1" calcext:value-type="float">
            <text:p>1</text:p>
          </table:table-cell>
          <table:table-cell table:formula="of:=[.D269]*[.F269]" office:value-type="float" office:value="10" calcext:value-type="float">
            <text:p>10</text:p>
          </table:table-cell>
          <table:table-cell table:formula="of:=SUM([.$G$3:.G269])" office:value-type="float" office:value="5085" calcext:value-type="float">
            <text:p>50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3103" calcext:value-type="float">
            <text:p>73103</text:p>
          </table:table-cell>
          <table:table-cell table:formula="of:=[.C270]-[.C269]" office:value-type="float" office:value="10" calcext:value-type="float">
            <text:p>10</text:p>
          </table:table-cell>
          <table:table-cell table:formula="of:=[.C270]-[.$C$2]" office:value-type="float" office:value="2678" calcext:value-type="float">
            <text:p>2678</text:p>
          </table:table-cell>
          <table:table-cell table:formula="of:=([.A270]+[.A269])/2" office:value-type="float" office:value="4.5" calcext:value-type="float">
            <text:p>4,5</text:p>
          </table:table-cell>
          <table:table-cell table:formula="of:=[.D270]*[.F270]" office:value-type="float" office:value="45" calcext:value-type="float">
            <text:p>45</text:p>
          </table:table-cell>
          <table:table-cell table:formula="of:=SUM([.$G$3:.G270])" office:value-type="float" office:value="5130" calcext:value-type="float">
            <text:p>51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3112" calcext:value-type="float">
            <text:p>73112</text:p>
          </table:table-cell>
          <table:table-cell table:formula="of:=[.C271]-[.C270]" office:value-type="float" office:value="9" calcext:value-type="float">
            <text:p>9</text:p>
          </table:table-cell>
          <table:table-cell table:formula="of:=[.C271]-[.$C$2]" office:value-type="float" office:value="2687" calcext:value-type="float">
            <text:p>2687</text:p>
          </table:table-cell>
          <table:table-cell table:formula="of:=([.A271]+[.A270])/2" office:value-type="float" office:value="7" calcext:value-type="float">
            <text:p>7</text:p>
          </table:table-cell>
          <table:table-cell table:formula="of:=[.D271]*[.F271]" office:value-type="float" office:value="63" calcext:value-type="float">
            <text:p>63</text:p>
          </table:table-cell>
          <table:table-cell table:formula="of:=SUM([.$G$3:.G271])" office:value-type="float" office:value="5193" calcext:value-type="float">
            <text:p>51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3123" calcext:value-type="float">
            <text:p>73123</text:p>
          </table:table-cell>
          <table:table-cell table:formula="of:=[.C272]-[.C271]" office:value-type="float" office:value="11" calcext:value-type="float">
            <text:p>11</text:p>
          </table:table-cell>
          <table:table-cell table:formula="of:=[.C272]-[.$C$2]" office:value-type="float" office:value="2698" calcext:value-type="float">
            <text:p>2698</text:p>
          </table:table-cell>
          <table:table-cell table:formula="of:=([.A272]+[.A271])/2" office:value-type="float" office:value="5" calcext:value-type="float">
            <text:p>5</text:p>
          </table:table-cell>
          <table:table-cell table:formula="of:=[.D272]*[.F272]" office:value-type="float" office:value="55" calcext:value-type="float">
            <text:p>55</text:p>
          </table:table-cell>
          <table:table-cell table:formula="of:=SUM([.$G$3:.G272])" office:value-type="float" office:value="5248" calcext:value-type="float">
            <text:p>524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3133" calcext:value-type="float">
            <text:p>73133</text:p>
          </table:table-cell>
          <table:table-cell table:formula="of:=[.C273]-[.C272]" office:value-type="float" office:value="10" calcext:value-type="float">
            <text:p>10</text:p>
          </table:table-cell>
          <table:table-cell table:formula="of:=[.C273]-[.$C$2]" office:value-type="float" office:value="2708" calcext:value-type="float">
            <text:p>2708</text:p>
          </table:table-cell>
          <table:table-cell table:formula="of:=([.A273]+[.A272])/2" office:value-type="float" office:value="1" calcext:value-type="float">
            <text:p>1</text:p>
          </table:table-cell>
          <table:table-cell table:formula="of:=[.D273]*[.F273]" office:value-type="float" office:value="10" calcext:value-type="float">
            <text:p>10</text:p>
          </table:table-cell>
          <table:table-cell table:formula="of:=SUM([.$G$3:.G273])" office:value-type="float" office:value="5258" calcext:value-type="float">
            <text:p>525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73143" calcext:value-type="float">
            <text:p>73143</text:p>
          </table:table-cell>
          <table:table-cell table:formula="of:=[.C274]-[.C273]" office:value-type="float" office:value="10" calcext:value-type="float">
            <text:p>10</text:p>
          </table:table-cell>
          <table:table-cell table:formula="of:=[.C274]-[.$C$2]" office:value-type="float" office:value="2718" calcext:value-type="float">
            <text:p>2718</text:p>
          </table:table-cell>
          <table:table-cell table:formula="of:=([.A274]+[.A273])/2" office:value-type="float" office:value="-2" calcext:value-type="float">
            <text:p>-2</text:p>
          </table:table-cell>
          <table:table-cell table:formula="of:=[.D274]*[.F274]" office:value-type="float" office:value="-20" calcext:value-type="float">
            <text:p>-20</text:p>
          </table:table-cell>
          <table:table-cell table:formula="of:=SUM([.$G$3:.G274])" office:value-type="float" office:value="5238" calcext:value-type="float">
            <text:p>523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/>
          <table:table-cell office:value-type="float" office:value="73153" calcext:value-type="float">
            <text:p>73153</text:p>
          </table:table-cell>
          <table:table-cell table:formula="of:=[.C275]-[.C274]" office:value-type="float" office:value="10" calcext:value-type="float">
            <text:p>10</text:p>
          </table:table-cell>
          <table:table-cell table:formula="of:=[.C275]-[.$C$2]" office:value-type="float" office:value="2728" calcext:value-type="float">
            <text:p>2728</text:p>
          </table:table-cell>
          <table:table-cell table:formula="of:=([.A275]+[.A274])/2" office:value-type="float" office:value="-5" calcext:value-type="float">
            <text:p>-5</text:p>
          </table:table-cell>
          <table:table-cell table:formula="of:=[.D275]*[.F275]" office:value-type="float" office:value="-50" calcext:value-type="float">
            <text:p>-50</text:p>
          </table:table-cell>
          <table:table-cell table:formula="of:=SUM([.$G$3:.G275])" office:value-type="float" office:value="5188" calcext:value-type="float">
            <text:p>518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/>
          <table:table-cell office:value-type="float" office:value="73162" calcext:value-type="float">
            <text:p>73162</text:p>
          </table:table-cell>
          <table:table-cell table:formula="of:=[.C276]-[.C275]" office:value-type="float" office:value="9" calcext:value-type="float">
            <text:p>9</text:p>
          </table:table-cell>
          <table:table-cell table:formula="of:=[.C276]-[.$C$2]" office:value-type="float" office:value="2737" calcext:value-type="float">
            <text:p>2737</text:p>
          </table:table-cell>
          <table:table-cell table:formula="of:=([.A276]+[.A275])/2" office:value-type="float" office:value="-9.5" calcext:value-type="float">
            <text:p>-9,5</text:p>
          </table:table-cell>
          <table:table-cell table:formula="of:=[.D276]*[.F276]" office:value-type="float" office:value="-85.5" calcext:value-type="float">
            <text:p>-85,5</text:p>
          </table:table-cell>
          <table:table-cell table:formula="of:=SUM([.$G$3:.G276])" office:value-type="float" office:value="5102.5" calcext:value-type="float">
            <text:p>5102,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/>
          <table:table-cell office:value-type="float" office:value="73172" calcext:value-type="float">
            <text:p>73172</text:p>
          </table:table-cell>
          <table:table-cell table:formula="of:=[.C277]-[.C276]" office:value-type="float" office:value="10" calcext:value-type="float">
            <text:p>10</text:p>
          </table:table-cell>
          <table:table-cell table:formula="of:=[.C277]-[.$C$2]" office:value-type="float" office:value="2747" calcext:value-type="float">
            <text:p>2747</text:p>
          </table:table-cell>
          <table:table-cell table:formula="of:=([.A277]+[.A276])/2" office:value-type="float" office:value="-12.5" calcext:value-type="float">
            <text:p>-12,5</text:p>
          </table:table-cell>
          <table:table-cell table:formula="of:=[.D277]*[.F277]" office:value-type="float" office:value="-125" calcext:value-type="float">
            <text:p>-125</text:p>
          </table:table-cell>
          <table:table-cell table:formula="of:=SUM([.$G$3:.G277])" office:value-type="float" office:value="4977.5" calcext:value-type="float">
            <text:p>4977,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/>
          <table:table-cell office:value-type="float" office:value="73183" calcext:value-type="float">
            <text:p>73183</text:p>
          </table:table-cell>
          <table:table-cell table:formula="of:=[.C278]-[.C277]" office:value-type="float" office:value="11" calcext:value-type="float">
            <text:p>11</text:p>
          </table:table-cell>
          <table:table-cell table:formula="of:=[.C278]-[.$C$2]" office:value-type="float" office:value="2758" calcext:value-type="float">
            <text:p>2758</text:p>
          </table:table-cell>
          <table:table-cell table:formula="of:=([.A278]+[.A277])/2" office:value-type="float" office:value="-12.5" calcext:value-type="float">
            <text:p>-12,5</text:p>
          </table:table-cell>
          <table:table-cell table:formula="of:=[.D278]*[.F278]" office:value-type="float" office:value="-137.5" calcext:value-type="float">
            <text:p>-137,5</text:p>
          </table:table-cell>
          <table:table-cell table:formula="of:=SUM([.$G$3:.G278])"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/>
          <table:table-cell office:value-type="float" office:value="73193" calcext:value-type="float">
            <text:p>73193</text:p>
          </table:table-cell>
          <table:table-cell table:formula="of:=[.C279]-[.C278]" office:value-type="float" office:value="10" calcext:value-type="float">
            <text:p>10</text:p>
          </table:table-cell>
          <table:table-cell table:formula="of:=[.C279]-[.$C$2]" office:value-type="float" office:value="2768" calcext:value-type="float">
            <text:p>2768</text:p>
          </table:table-cell>
          <table:table-cell table:formula="of:=([.A279]+[.A278])/2" office:value-type="float" office:value="-12" calcext:value-type="float">
            <text:p>-12</text:p>
          </table:table-cell>
          <table:table-cell table:formula="of:=[.D279]*[.F279]" office:value-type="float" office:value="-120" calcext:value-type="float">
            <text:p>-120</text:p>
          </table:table-cell>
          <table:table-cell table:formula="of:=SUM([.$G$3:.G279])"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/>
          <table:table-cell office:value-type="float" office:value="73202" calcext:value-type="float">
            <text:p>73202</text:p>
          </table:table-cell>
          <table:table-cell table:formula="of:=[.C280]-[.C279]" office:value-type="float" office:value="9" calcext:value-type="float">
            <text:p>9</text:p>
          </table:table-cell>
          <table:table-cell table:formula="of:=[.C280]-[.$C$2]" office:value-type="float" office:value="2777" calcext:value-type="float">
            <text:p>2777</text:p>
          </table:table-cell>
          <table:table-cell table:formula="of:=([.A280]+[.A279])/2" office:value-type="float" office:value="-13.5" calcext:value-type="float">
            <text:p>-13,5</text:p>
          </table:table-cell>
          <table:table-cell table:formula="of:=[.D280]*[.F280]" office:value-type="float" office:value="-121.5" calcext:value-type="float">
            <text:p>-121,5</text:p>
          </table:table-cell>
          <table:table-cell table:formula="of:=SUM([.$G$3:.G280])" office:value-type="float" office:value="4598.5" calcext:value-type="float">
            <text:p>4598,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/>
          <table:table-cell office:value-type="float" office:value="73213" calcext:value-type="float">
            <text:p>73213</text:p>
          </table:table-cell>
          <table:table-cell table:formula="of:=[.C281]-[.C280]" office:value-type="float" office:value="11" calcext:value-type="float">
            <text:p>11</text:p>
          </table:table-cell>
          <table:table-cell table:formula="of:=[.C281]-[.$C$2]" office:value-type="float" office:value="2788" calcext:value-type="float">
            <text:p>2788</text:p>
          </table:table-cell>
          <table:table-cell table:formula="of:=([.A281]+[.A280])/2" office:value-type="float" office:value="-15" calcext:value-type="float">
            <text:p>-15</text:p>
          </table:table-cell>
          <table:table-cell table:formula="of:=[.D281]*[.F281]" office:value-type="float" office:value="-165" calcext:value-type="float">
            <text:p>-165</text:p>
          </table:table-cell>
          <table:table-cell table:formula="of:=SUM([.$G$3:.G281])" office:value-type="float" office:value="4433.5" calcext:value-type="float">
            <text:p>4433,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3223" calcext:value-type="float">
            <text:p>73223</text:p>
          </table:table-cell>
          <table:table-cell table:formula="of:=[.C282]-[.C281]" office:value-type="float" office:value="10" calcext:value-type="float">
            <text:p>10</text:p>
          </table:table-cell>
          <table:table-cell table:formula="of:=[.C282]-[.$C$2]" office:value-type="float" office:value="2798" calcext:value-type="float">
            <text:p>2798</text:p>
          </table:table-cell>
          <table:table-cell table:formula="of:=([.A282]+[.A281])/2" office:value-type="float" office:value="-8" calcext:value-type="float">
            <text:p>-8</text:p>
          </table:table-cell>
          <table:table-cell table:formula="of:=[.D282]*[.F282]" office:value-type="float" office:value="-80" calcext:value-type="float">
            <text:p>-80</text:p>
          </table:table-cell>
          <table:table-cell table:formula="of:=SUM([.$G$3:.G282])" office:value-type="float" office:value="4353.5" calcext:value-type="float">
            <text:p>4353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73233" calcext:value-type="float">
            <text:p>73233</text:p>
          </table:table-cell>
          <table:table-cell table:formula="of:=[.C283]-[.C282]" office:value-type="float" office:value="10" calcext:value-type="float">
            <text:p>10</text:p>
          </table:table-cell>
          <table:table-cell table:formula="of:=[.C283]-[.$C$2]" office:value-type="float" office:value="2808" calcext:value-type="float">
            <text:p>2808</text:p>
          </table:table-cell>
          <table:table-cell table:formula="of:=([.A283]+[.A282])/2" office:value-type="float" office:value="5.5" calcext:value-type="float">
            <text:p>5,5</text:p>
          </table:table-cell>
          <table:table-cell table:formula="of:=[.D283]*[.F283]" office:value-type="float" office:value="55" calcext:value-type="float">
            <text:p>55</text:p>
          </table:table-cell>
          <table:table-cell table:formula="of:=SUM([.$G$3:.G283])" office:value-type="float" office:value="4408.5" calcext:value-type="float">
            <text:p>4408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73243" calcext:value-type="float">
            <text:p>73243</text:p>
          </table:table-cell>
          <table:table-cell table:formula="of:=[.C284]-[.C283]" office:value-type="float" office:value="10" calcext:value-type="float">
            <text:p>10</text:p>
          </table:table-cell>
          <table:table-cell table:formula="of:=[.C284]-[.$C$2]" office:value-type="float" office:value="2818" calcext:value-type="float">
            <text:p>2818</text:p>
          </table:table-cell>
          <table:table-cell table:formula="of:=([.A284]+[.A283])/2" office:value-type="float" office:value="13.5" calcext:value-type="float">
            <text:p>13,5</text:p>
          </table:table-cell>
          <table:table-cell table:formula="of:=[.D284]*[.F284]" office:value-type="float" office:value="135" calcext:value-type="float">
            <text:p>135</text:p>
          </table:table-cell>
          <table:table-cell table:formula="of:=SUM([.$G$3:.G284])" office:value-type="float" office:value="4543.5" calcext:value-type="float">
            <text:p>4543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3252" calcext:value-type="float">
            <text:p>73252</text:p>
          </table:table-cell>
          <table:table-cell table:formula="of:=[.C285]-[.C284]" office:value-type="float" office:value="9" calcext:value-type="float">
            <text:p>9</text:p>
          </table:table-cell>
          <table:table-cell table:formula="of:=[.C285]-[.$C$2]" office:value-type="float" office:value="2827" calcext:value-type="float">
            <text:p>2827</text:p>
          </table:table-cell>
          <table:table-cell table:formula="of:=([.A285]+[.A284])/2" office:value-type="float" office:value="12.5" calcext:value-type="float">
            <text:p>12,5</text:p>
          </table:table-cell>
          <table:table-cell table:formula="of:=[.D285]*[.F285]" office:value-type="float" office:value="112.5" calcext:value-type="float">
            <text:p>112,5</text:p>
          </table:table-cell>
          <table:table-cell table:formula="of:=SUM([.$G$3:.G285])" office:value-type="float" office:value="4656" calcext:value-type="float">
            <text:p>46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3263" calcext:value-type="float">
            <text:p>73263</text:p>
          </table:table-cell>
          <table:table-cell table:formula="of:=[.C286]-[.C285]" office:value-type="float" office:value="11" calcext:value-type="float">
            <text:p>11</text:p>
          </table:table-cell>
          <table:table-cell table:formula="of:=[.C286]-[.$C$2]" office:value-type="float" office:value="2838" calcext:value-type="float">
            <text:p>2838</text:p>
          </table:table-cell>
          <table:table-cell table:formula="of:=([.A286]+[.A285])/2" office:value-type="float" office:value="6" calcext:value-type="float">
            <text:p>6</text:p>
          </table:table-cell>
          <table:table-cell table:formula="of:=[.D286]*[.F286]" office:value-type="float" office:value="66" calcext:value-type="float">
            <text:p>66</text:p>
          </table:table-cell>
          <table:table-cell table:formula="of:=SUM([.$G$3:.G286])" office:value-type="float" office:value="4722" calcext:value-type="float">
            <text:p>47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3273" calcext:value-type="float">
            <text:p>73273</text:p>
          </table:table-cell>
          <table:table-cell table:formula="of:=[.C287]-[.C286]" office:value-type="float" office:value="10" calcext:value-type="float">
            <text:p>10</text:p>
          </table:table-cell>
          <table:table-cell table:formula="of:=[.C287]-[.$C$2]" office:value-type="float" office:value="2848" calcext:value-type="float">
            <text:p>2848</text:p>
          </table:table-cell>
          <table:table-cell table:formula="of:=([.A287]+[.A286])/2" office:value-type="float" office:value="3" calcext:value-type="float">
            <text:p>3</text:p>
          </table:table-cell>
          <table:table-cell table:formula="of:=[.D287]*[.F287]" office:value-type="float" office:value="30" calcext:value-type="float">
            <text:p>30</text:p>
          </table:table-cell>
          <table:table-cell table:formula="of:=SUM([.$G$3:.G287])" office:value-type="float" office:value="4752" calcext:value-type="float">
            <text:p>47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73283" calcext:value-type="float">
            <text:p>73283</text:p>
          </table:table-cell>
          <table:table-cell table:formula="of:=[.C288]-[.C287]" office:value-type="float" office:value="10" calcext:value-type="float">
            <text:p>10</text:p>
          </table:table-cell>
          <table:table-cell table:formula="of:=[.C288]-[.$C$2]" office:value-type="float" office:value="2858" calcext:value-type="float">
            <text:p>2858</text:p>
          </table:table-cell>
          <table:table-cell table:formula="of:=([.A288]+[.A287])/2" office:value-type="float" office:value="8" calcext:value-type="float">
            <text:p>8</text:p>
          </table:table-cell>
          <table:table-cell table:formula="of:=[.D288]*[.F288]" office:value-type="float" office:value="80" calcext:value-type="float">
            <text:p>80</text:p>
          </table:table-cell>
          <table:table-cell table:formula="of:=SUM([.$G$3:.G288])" office:value-type="float" office:value="4832" calcext:value-type="float">
            <text:p>48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73293" calcext:value-type="float">
            <text:p>73293</text:p>
          </table:table-cell>
          <table:table-cell table:formula="of:=[.C289]-[.C288]" office:value-type="float" office:value="10" calcext:value-type="float">
            <text:p>10</text:p>
          </table:table-cell>
          <table:table-cell table:formula="of:=[.C289]-[.$C$2]" office:value-type="float" office:value="2868" calcext:value-type="float">
            <text:p>2868</text:p>
          </table:table-cell>
          <table:table-cell table:formula="of:=([.A289]+[.A288])/2" office:value-type="float" office:value="12.5" calcext:value-type="float">
            <text:p>12,5</text:p>
          </table:table-cell>
          <table:table-cell table:formula="of:=[.D289]*[.F289]" office:value-type="float" office:value="125" calcext:value-type="float">
            <text:p>125</text:p>
          </table:table-cell>
          <table:table-cell table:formula="of:=SUM([.$G$3:.G289])" office:value-type="float" office:value="4957" calcext:value-type="float">
            <text:p>49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3303" calcext:value-type="float">
            <text:p>73303</text:p>
          </table:table-cell>
          <table:table-cell table:formula="of:=[.C290]-[.C289]" office:value-type="float" office:value="10" calcext:value-type="float">
            <text:p>10</text:p>
          </table:table-cell>
          <table:table-cell table:formula="of:=[.C290]-[.$C$2]" office:value-type="float" office:value="2878" calcext:value-type="float">
            <text:p>2878</text:p>
          </table:table-cell>
          <table:table-cell table:formula="of:=([.A290]+[.A289])/2" office:value-type="float" office:value="10.5" calcext:value-type="float">
            <text:p>10,5</text:p>
          </table:table-cell>
          <table:table-cell table:formula="of:=[.D290]*[.F290]" office:value-type="float" office:value="105" calcext:value-type="float">
            <text:p>105</text:p>
          </table:table-cell>
          <table:table-cell table:formula="of:=SUM([.$G$3:.G290])" office:value-type="float" office:value="5062" calcext:value-type="float">
            <text:p>50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3313" calcext:value-type="float">
            <text:p>73313</text:p>
          </table:table-cell>
          <table:table-cell table:formula="of:=[.C291]-[.C290]" office:value-type="float" office:value="10" calcext:value-type="float">
            <text:p>10</text:p>
          </table:table-cell>
          <table:table-cell table:formula="of:=[.C291]-[.$C$2]" office:value-type="float" office:value="2888" calcext:value-type="float">
            <text:p>2888</text:p>
          </table:table-cell>
          <table:table-cell table:formula="of:=([.A291]+[.A290])/2" office:value-type="float" office:value="6" calcext:value-type="float">
            <text:p>6</text:p>
          </table:table-cell>
          <table:table-cell table:formula="of:=[.D291]*[.F291]" office:value-type="float" office:value="60" calcext:value-type="float">
            <text:p>60</text:p>
          </table:table-cell>
          <table:table-cell table:formula="of:=SUM([.$G$3:.G291])" office:value-type="float" office:value="5122" calcext:value-type="float">
            <text:p>5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3323" calcext:value-type="float">
            <text:p>73323</text:p>
          </table:table-cell>
          <table:table-cell table:formula="of:=[.C292]-[.C291]" office:value-type="float" office:value="10" calcext:value-type="float">
            <text:p>10</text:p>
          </table:table-cell>
          <table:table-cell table:formula="of:=[.C292]-[.$C$2]" office:value-type="float" office:value="2898" calcext:value-type="float">
            <text:p>2898</text:p>
          </table:table-cell>
          <table:table-cell table:formula="of:=([.A292]+[.A291])/2" office:value-type="float" office:value="2.5" calcext:value-type="float">
            <text:p>2,5</text:p>
          </table:table-cell>
          <table:table-cell table:formula="of:=[.D292]*[.F292]" office:value-type="float" office:value="25" calcext:value-type="float">
            <text:p>25</text:p>
          </table:table-cell>
          <table:table-cell table:formula="of:=SUM([.$G$3:.G292])" office:value-type="float" office:value="5147" calcext:value-type="float">
            <text:p>514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73332" calcext:value-type="float">
            <text:p>73332</text:p>
          </table:table-cell>
          <table:table-cell table:formula="of:=[.C293]-[.C292]" office:value-type="float" office:value="9" calcext:value-type="float">
            <text:p>9</text:p>
          </table:table-cell>
          <table:table-cell table:formula="of:=[.C293]-[.$C$2]" office:value-type="float" office:value="2907" calcext:value-type="float">
            <text:p>2907</text:p>
          </table:table-cell>
          <table:table-cell table:formula="of:=([.A293]+[.A292])/2" office:value-type="float" office:value="-2.5" calcext:value-type="float">
            <text:p>-2,5</text:p>
          </table:table-cell>
          <table:table-cell table:formula="of:=[.D293]*[.F293]" office:value-type="float" office:value="-22.5" calcext:value-type="float">
            <text:p>-22,5</text:p>
          </table:table-cell>
          <table:table-cell table:formula="of:=SUM([.$G$3:.G293])" office:value-type="float" office:value="5124.5" calcext:value-type="float">
            <text:p>5124,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/>
          <table:table-cell office:value-type="float" office:value="73342" calcext:value-type="float">
            <text:p>73342</text:p>
          </table:table-cell>
          <table:table-cell table:formula="of:=[.C294]-[.C293]" office:value-type="float" office:value="10" calcext:value-type="float">
            <text:p>10</text:p>
          </table:table-cell>
          <table:table-cell table:formula="of:=[.C294]-[.$C$2]" office:value-type="float" office:value="2917" calcext:value-type="float">
            <text:p>2917</text:p>
          </table:table-cell>
          <table:table-cell table:formula="of:=([.A294]+[.A293])/2" office:value-type="float" office:value="-8" calcext:value-type="float">
            <text:p>-8</text:p>
          </table:table-cell>
          <table:table-cell table:formula="of:=[.D294]*[.F294]" office:value-type="float" office:value="-80" calcext:value-type="float">
            <text:p>-80</text:p>
          </table:table-cell>
          <table:table-cell table:formula="of:=SUM([.$G$3:.G294])" office:value-type="float" office:value="5044.5" calcext:value-type="float">
            <text:p>5044,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/>
          <table:table-cell office:value-type="float" office:value="73353" calcext:value-type="float">
            <text:p>73353</text:p>
          </table:table-cell>
          <table:table-cell table:formula="of:=[.C295]-[.C294]" office:value-type="float" office:value="11" calcext:value-type="float">
            <text:p>11</text:p>
          </table:table-cell>
          <table:table-cell table:formula="of:=[.C295]-[.$C$2]" office:value-type="float" office:value="2928" calcext:value-type="float">
            <text:p>2928</text:p>
          </table:table-cell>
          <table:table-cell table:formula="of:=([.A295]+[.A294])/2" office:value-type="float" office:value="-10" calcext:value-type="float">
            <text:p>-10</text:p>
          </table:table-cell>
          <table:table-cell table:formula="of:=[.D295]*[.F295]" office:value-type="float" office:value="-110" calcext:value-type="float">
            <text:p>-110</text:p>
          </table:table-cell>
          <table:table-cell table:formula="of:=SUM([.$G$3:.G295])" office:value-type="float" office:value="4934.5" calcext:value-type="float">
            <text:p>4934,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office:value-type="float" office:value="73363" calcext:value-type="float">
            <text:p>73363</text:p>
          </table:table-cell>
          <table:table-cell table:formula="of:=[.C296]-[.C295]" office:value-type="float" office:value="10" calcext:value-type="float">
            <text:p>10</text:p>
          </table:table-cell>
          <table:table-cell table:formula="of:=[.C296]-[.$C$2]" office:value-type="float" office:value="2938" calcext:value-type="float">
            <text:p>2938</text:p>
          </table:table-cell>
          <table:table-cell table:formula="of:=([.A296]+[.A295])/2" office:value-type="float" office:value="-7.5" calcext:value-type="float">
            <text:p>-7,5</text:p>
          </table:table-cell>
          <table:table-cell table:formula="of:=[.D296]*[.F296]" office:value-type="float" office:value="-75" calcext:value-type="float">
            <text:p>-75</text:p>
          </table:table-cell>
          <table:table-cell table:formula="of:=SUM([.$G$3:.G296])" office:value-type="float" office:value="4859.5" calcext:value-type="float">
            <text:p>4859,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office:value-type="float" office:value="73373" calcext:value-type="float">
            <text:p>73373</text:p>
          </table:table-cell>
          <table:table-cell table:formula="of:=[.C297]-[.C296]" office:value-type="float" office:value="10" calcext:value-type="float">
            <text:p>10</text:p>
          </table:table-cell>
          <table:table-cell table:formula="of:=[.C297]-[.$C$2]" office:value-type="float" office:value="2948" calcext:value-type="float">
            <text:p>2948</text:p>
          </table:table-cell>
          <table:table-cell table:formula="of:=([.A297]+[.A296])/2" office:value-type="float" office:value="-5" calcext:value-type="float">
            <text:p>-5</text:p>
          </table:table-cell>
          <table:table-cell table:formula="of:=[.D297]*[.F297]" office:value-type="float" office:value="-50" calcext:value-type="float">
            <text:p>-50</text:p>
          </table:table-cell>
          <table:table-cell table:formula="of:=SUM([.$G$3:.G297])" office:value-type="float" office:value="4809.5" calcext:value-type="float">
            <text:p>4809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3382" calcext:value-type="float">
            <text:p>73382</text:p>
          </table:table-cell>
          <table:table-cell table:formula="of:=[.C298]-[.C297]" office:value-type="float" office:value="9" calcext:value-type="float">
            <text:p>9</text:p>
          </table:table-cell>
          <table:table-cell table:formula="of:=[.C298]-[.$C$2]" office:value-type="float" office:value="2957" calcext:value-type="float">
            <text:p>2957</text:p>
          </table:table-cell>
          <table:table-cell table:formula="of:=([.A298]+[.A297])/2" office:value-type="float" office:value="-2.5" calcext:value-type="float">
            <text:p>-2,5</text:p>
          </table:table-cell>
          <table:table-cell table:formula="of:=[.D298]*[.F298]" office:value-type="float" office:value="-22.5" calcext:value-type="float">
            <text:p>-22,5</text:p>
          </table:table-cell>
          <table:table-cell table:formula="of:=SUM([.$G$3:.G298])" office:value-type="float" office:value="4787" calcext:value-type="float">
            <text:p>47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73393" calcext:value-type="float">
            <text:p>73393</text:p>
          </table:table-cell>
          <table:table-cell table:formula="of:=[.C299]-[.C298]" office:value-type="float" office:value="11" calcext:value-type="float">
            <text:p>11</text:p>
          </table:table-cell>
          <table:table-cell table:formula="of:=[.C299]-[.$C$2]" office:value-type="float" office:value="2968" calcext:value-type="float">
            <text:p>2968</text:p>
          </table:table-cell>
          <table:table-cell table:formula="of:=([.A299]+[.A298])/2" office:value-type="float" office:value="8.5" calcext:value-type="float">
            <text:p>8,5</text:p>
          </table:table-cell>
          <table:table-cell table:formula="of:=[.D299]*[.F299]" office:value-type="float" office:value="93.5" calcext:value-type="float">
            <text:p>93,5</text:p>
          </table:table-cell>
          <table:table-cell table:formula="of:=SUM([.$G$3:.G299])" office:value-type="float" office:value="4880.5" calcext:value-type="float">
            <text:p>4880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73403" calcext:value-type="float">
            <text:p>73403</text:p>
          </table:table-cell>
          <table:table-cell table:formula="of:=[.C300]-[.C299]" office:value-type="float" office:value="10" calcext:value-type="float">
            <text:p>10</text:p>
          </table:table-cell>
          <table:table-cell table:formula="of:=[.C300]-[.$C$2]" office:value-type="float" office:value="2978" calcext:value-type="float">
            <text:p>2978</text:p>
          </table:table-cell>
          <table:table-cell table:formula="of:=([.A300]+[.A299])/2" office:value-type="float" office:value="20.5" calcext:value-type="float">
            <text:p>20,5</text:p>
          </table:table-cell>
          <table:table-cell table:formula="of:=[.D300]*[.F300]" office:value-type="float" office:value="205" calcext:value-type="float">
            <text:p>205</text:p>
          </table:table-cell>
          <table:table-cell table:formula="of:=SUM([.$G$3:.G300])" office:value-type="float" office:value="5085.5" calcext:value-type="float">
            <text:p>5085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3413" calcext:value-type="float">
            <text:p>73413</text:p>
          </table:table-cell>
          <table:table-cell table:formula="of:=[.C301]-[.C300]" office:value-type="float" office:value="10" calcext:value-type="float">
            <text:p>10</text:p>
          </table:table-cell>
          <table:table-cell table:formula="of:=[.C301]-[.$C$2]" office:value-type="float" office:value="2988" calcext:value-type="float">
            <text:p>2988</text:p>
          </table:table-cell>
          <table:table-cell table:formula="of:=([.A301]+[.A300])/2" office:value-type="float" office:value="22" calcext:value-type="float">
            <text:p>22</text:p>
          </table:table-cell>
          <table:table-cell table:formula="of:=[.D301]*[.F301]" office:value-type="float" office:value="220" calcext:value-type="float">
            <text:p>220</text:p>
          </table:table-cell>
          <table:table-cell table:formula="of:=SUM([.$G$3:.G301])" office:value-type="float" office:value="5305.5" calcext:value-type="float">
            <text:p>5305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3422" calcext:value-type="float">
            <text:p>73422</text:p>
          </table:table-cell>
          <table:table-cell table:formula="of:=[.C302]-[.C301]" office:value-type="float" office:value="9" calcext:value-type="float">
            <text:p>9</text:p>
          </table:table-cell>
          <table:table-cell table:formula="of:=[.C302]-[.$C$2]" office:value-type="float" office:value="2997" calcext:value-type="float">
            <text:p>2997</text:p>
          </table:table-cell>
          <table:table-cell table:formula="of:=([.A302]+[.A301])/2" office:value-type="float" office:value="13.5" calcext:value-type="float">
            <text:p>13,5</text:p>
          </table:table-cell>
          <table:table-cell table:formula="of:=[.D302]*[.F302]" office:value-type="float" office:value="121.5" calcext:value-type="float">
            <text:p>121,5</text:p>
          </table:table-cell>
          <table:table-cell table:formula="of:=SUM([.$G$3:.G302])" office:value-type="float" office:value="5427" calcext:value-type="float">
            <text:p>54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3433" calcext:value-type="float">
            <text:p>73433</text:p>
          </table:table-cell>
          <table:table-cell table:formula="of:=[.C303]-[.C302]" office:value-type="float" office:value="11" calcext:value-type="float">
            <text:p>11</text:p>
          </table:table-cell>
          <table:table-cell table:formula="of:=[.C303]-[.$C$2]" office:value-type="float" office:value="3008" calcext:value-type="float">
            <text:p>3008</text:p>
          </table:table-cell>
          <table:table-cell table:formula="of:=([.A303]+[.A302])/2" office:value-type="float" office:value="4" calcext:value-type="float">
            <text:p>4</text:p>
          </table:table-cell>
          <table:table-cell table:formula="of:=[.D303]*[.F303]" office:value-type="float" office:value="44" calcext:value-type="float">
            <text:p>44</text:p>
          </table:table-cell>
          <table:table-cell table:formula="of:=SUM([.$G$3:.G303])" office:value-type="float" office:value="5471" calcext:value-type="float">
            <text:p>54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73443" calcext:value-type="float">
            <text:p>73443</text:p>
          </table:table-cell>
          <table:table-cell table:formula="of:=[.C304]-[.C303]" office:value-type="float" office:value="10" calcext:value-type="float">
            <text:p>10</text:p>
          </table:table-cell>
          <table:table-cell table:formula="of:=[.C304]-[.$C$2]" office:value-type="float" office:value="3018" calcext:value-type="float">
            <text:p>3018</text:p>
          </table:table-cell>
          <table:table-cell table:formula="of:=([.A304]+[.A303])/2" office:value-type="float" office:value="3" calcext:value-type="float">
            <text:p>3</text:p>
          </table:table-cell>
          <table:table-cell table:formula="of:=[.D304]*[.F304]" office:value-type="float" office:value="30" calcext:value-type="float">
            <text:p>30</text:p>
          </table:table-cell>
          <table:table-cell table:formula="of:=SUM([.$G$3:.G304])" office:value-type="float" office:value="5501" calcext:value-type="float">
            <text:p>55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3453" calcext:value-type="float">
            <text:p>73453</text:p>
          </table:table-cell>
          <table:table-cell table:formula="of:=[.C305]-[.C304]" office:value-type="float" office:value="10" calcext:value-type="float">
            <text:p>10</text:p>
          </table:table-cell>
          <table:table-cell table:formula="of:=[.C305]-[.$C$2]" office:value-type="float" office:value="3028" calcext:value-type="float">
            <text:p>3028</text:p>
          </table:table-cell>
          <table:table-cell table:formula="of:=([.A305]+[.A304])/2" office:value-type="float" office:value="6.5" calcext:value-type="float">
            <text:p>6,5</text:p>
          </table:table-cell>
          <table:table-cell table:formula="of:=[.D305]*[.F305]" office:value-type="float" office:value="65" calcext:value-type="float">
            <text:p>65</text:p>
          </table:table-cell>
          <table:table-cell table:formula="of:=SUM([.$G$3:.G305])" office:value-type="float" office:value="5566" calcext:value-type="float">
            <text:p>55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3462" calcext:value-type="float">
            <text:p>73462</text:p>
          </table:table-cell>
          <table:table-cell table:formula="of:=[.C306]-[.C305]" office:value-type="float" office:value="9" calcext:value-type="float">
            <text:p>9</text:p>
          </table:table-cell>
          <table:table-cell table:formula="of:=[.C306]-[.$C$2]" office:value-type="float" office:value="3037" calcext:value-type="float">
            <text:p>3037</text:p>
          </table:table-cell>
          <table:table-cell table:formula="of:=([.A306]+[.A305])/2" office:value-type="float" office:value="7.5" calcext:value-type="float">
            <text:p>7,5</text:p>
          </table:table-cell>
          <table:table-cell table:formula="of:=[.D306]*[.F306]" office:value-type="float" office:value="67.5" calcext:value-type="float">
            <text:p>67,5</text:p>
          </table:table-cell>
          <table:table-cell table:formula="of:=SUM([.$G$3:.G306])" office:value-type="float" office:value="5633.5" calcext:value-type="float">
            <text:p>5633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3473" calcext:value-type="float">
            <text:p>73473</text:p>
          </table:table-cell>
          <table:table-cell table:formula="of:=[.C307]-[.C306]" office:value-type="float" office:value="11" calcext:value-type="float">
            <text:p>11</text:p>
          </table:table-cell>
          <table:table-cell table:formula="of:=[.C307]-[.$C$2]" office:value-type="float" office:value="3048" calcext:value-type="float">
            <text:p>3048</text:p>
          </table:table-cell>
          <table:table-cell table:formula="of:=([.A307]+[.A306])/2" office:value-type="float" office:value="7.5" calcext:value-type="float">
            <text:p>7,5</text:p>
          </table:table-cell>
          <table:table-cell table:formula="of:=[.D307]*[.F307]" office:value-type="float" office:value="82.5" calcext:value-type="float">
            <text:p>82,5</text:p>
          </table:table-cell>
          <table:table-cell table:formula="of:=SUM([.$G$3:.G307])" office:value-type="float" office:value="5716" calcext:value-type="float">
            <text:p>57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3483" calcext:value-type="float">
            <text:p>73483</text:p>
          </table:table-cell>
          <table:table-cell table:formula="of:=[.C308]-[.C307]" office:value-type="float" office:value="10" calcext:value-type="float">
            <text:p>10</text:p>
          </table:table-cell>
          <table:table-cell table:formula="of:=[.C308]-[.$C$2]" office:value-type="float" office:value="3058" calcext:value-type="float">
            <text:p>3058</text:p>
          </table:table-cell>
          <table:table-cell table:formula="of:=([.A308]+[.A307])/2" office:value-type="float" office:value="8.5" calcext:value-type="float">
            <text:p>8,5</text:p>
          </table:table-cell>
          <table:table-cell table:formula="of:=[.D308]*[.F308]" office:value-type="float" office:value="85" calcext:value-type="float">
            <text:p>85</text:p>
          </table:table-cell>
          <table:table-cell table:formula="of:=SUM([.$G$3:.G308])" office:value-type="float" office:value="5801" calcext:value-type="float">
            <text:p>58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73492" calcext:value-type="float">
            <text:p>73492</text:p>
          </table:table-cell>
          <table:table-cell table:formula="of:=[.C309]-[.C308]" office:value-type="float" office:value="9" calcext:value-type="float">
            <text:p>9</text:p>
          </table:table-cell>
          <table:table-cell table:formula="of:=[.C309]-[.$C$2]" office:value-type="float" office:value="3067" calcext:value-type="float">
            <text:p>3067</text:p>
          </table:table-cell>
          <table:table-cell table:formula="of:=([.A309]+[.A308])/2" office:value-type="float" office:value="10" calcext:value-type="float">
            <text:p>10</text:p>
          </table:table-cell>
          <table:table-cell table:formula="of:=[.D309]*[.F309]" office:value-type="float" office:value="90" calcext:value-type="float">
            <text:p>90</text:p>
          </table:table-cell>
          <table:table-cell table:formula="of:=SUM([.$G$3:.G309])" office:value-type="float" office:value="5891" calcext:value-type="float">
            <text:p>58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3502" calcext:value-type="float">
            <text:p>73502</text:p>
          </table:table-cell>
          <table:table-cell table:formula="of:=[.C310]-[.C309]" office:value-type="float" office:value="10" calcext:value-type="float">
            <text:p>10</text:p>
          </table:table-cell>
          <table:table-cell table:formula="of:=[.C310]-[.$C$2]" office:value-type="float" office:value="3077" calcext:value-type="float">
            <text:p>3077</text:p>
          </table:table-cell>
          <table:table-cell table:formula="of:=([.A310]+[.A309])/2" office:value-type="float" office:value="10.5" calcext:value-type="float">
            <text:p>10,5</text:p>
          </table:table-cell>
          <table:table-cell table:formula="of:=[.D310]*[.F310]" office:value-type="float" office:value="105" calcext:value-type="float">
            <text:p>105</text:p>
          </table:table-cell>
          <table:table-cell table:formula="of:=SUM([.$G$3:.G310])" office:value-type="float" office:value="5996" calcext:value-type="float">
            <text:p>59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3512" calcext:value-type="float">
            <text:p>73512</text:p>
          </table:table-cell>
          <table:table-cell table:formula="of:=[.C311]-[.C310]" office:value-type="float" office:value="10" calcext:value-type="float">
            <text:p>10</text:p>
          </table:table-cell>
          <table:table-cell table:formula="of:=[.C311]-[.$C$2]" office:value-type="float" office:value="3087" calcext:value-type="float">
            <text:p>3087</text:p>
          </table:table-cell>
          <table:table-cell table:formula="of:=([.A311]+[.A310])/2" office:value-type="float" office:value="9.5" calcext:value-type="float">
            <text:p>9,5</text:p>
          </table:table-cell>
          <table:table-cell table:formula="of:=[.D311]*[.F311]" office:value-type="float" office:value="95" calcext:value-type="float">
            <text:p>95</text:p>
          </table:table-cell>
          <table:table-cell table:formula="of:=SUM([.$G$3:.G311])" office:value-type="float" office:value="6091" calcext:value-type="float">
            <text:p>60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3523" calcext:value-type="float">
            <text:p>73523</text:p>
          </table:table-cell>
          <table:table-cell table:formula="of:=[.C312]-[.C311]" office:value-type="float" office:value="11" calcext:value-type="float">
            <text:p>11</text:p>
          </table:table-cell>
          <table:table-cell table:formula="of:=[.C312]-[.$C$2]" office:value-type="float" office:value="3098" calcext:value-type="float">
            <text:p>3098</text:p>
          </table:table-cell>
          <table:table-cell table:formula="of:=([.A312]+[.A311])/2" office:value-type="float" office:value="7.5" calcext:value-type="float">
            <text:p>7,5</text:p>
          </table:table-cell>
          <table:table-cell table:formula="of:=[.D312]*[.F312]" office:value-type="float" office:value="82.5" calcext:value-type="float">
            <text:p>82,5</text:p>
          </table:table-cell>
          <table:table-cell table:formula="of:=SUM([.$G$3:.G312])" office:value-type="float" office:value="6173.5" calcext:value-type="float">
            <text:p>617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3533" calcext:value-type="float">
            <text:p>73533</text:p>
          </table:table-cell>
          <table:table-cell table:formula="of:=[.C313]-[.C312]" office:value-type="float" office:value="10" calcext:value-type="float">
            <text:p>10</text:p>
          </table:table-cell>
          <table:table-cell table:formula="of:=[.C313]-[.$C$2]" office:value-type="float" office:value="3108" calcext:value-type="float">
            <text:p>3108</text:p>
          </table:table-cell>
          <table:table-cell table:formula="of:=([.A313]+[.A312])/2" office:value-type="float" office:value="5" calcext:value-type="float">
            <text:p>5</text:p>
          </table:table-cell>
          <table:table-cell table:formula="of:=[.D313]*[.F313]" office:value-type="float" office:value="50" calcext:value-type="float">
            <text:p>50</text:p>
          </table:table-cell>
          <table:table-cell table:formula="of:=SUM([.$G$3:.G313])" office:value-type="float" office:value="6223.5" calcext:value-type="float">
            <text:p>6223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3542" calcext:value-type="float">
            <text:p>73542</text:p>
          </table:table-cell>
          <table:table-cell table:formula="of:=[.C314]-[.C313]" office:value-type="float" office:value="9" calcext:value-type="float">
            <text:p>9</text:p>
          </table:table-cell>
          <table:table-cell table:formula="of:=[.C314]-[.$C$2]" office:value-type="float" office:value="3117" calcext:value-type="float">
            <text:p>3117</text:p>
          </table:table-cell>
          <table:table-cell table:formula="of:=([.A314]+[.A313])/2" office:value-type="float" office:value="3.5" calcext:value-type="float">
            <text:p>3,5</text:p>
          </table:table-cell>
          <table:table-cell table:formula="of:=[.D314]*[.F314]" office:value-type="float" office:value="31.5" calcext:value-type="float">
            <text:p>31,5</text:p>
          </table:table-cell>
          <table:table-cell table:formula="of:=SUM([.$G$3:.G314])" office:value-type="float" office:value="6255" calcext:value-type="float">
            <text:p>6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3552" calcext:value-type="float">
            <text:p>73552</text:p>
          </table:table-cell>
          <table:table-cell table:formula="of:=[.C315]-[.C314]" office:value-type="float" office:value="10" calcext:value-type="float">
            <text:p>10</text:p>
          </table:table-cell>
          <table:table-cell table:formula="of:=[.C315]-[.$C$2]" office:value-type="float" office:value="3127" calcext:value-type="float">
            <text:p>3127</text:p>
          </table:table-cell>
          <table:table-cell table:formula="of:=([.A315]+[.A314])/2" office:value-type="float" office:value="2.5" calcext:value-type="float">
            <text:p>2,5</text:p>
          </table:table-cell>
          <table:table-cell table:formula="of:=[.D315]*[.F315]" office:value-type="float" office:value="25" calcext:value-type="float">
            <text:p>25</text:p>
          </table:table-cell>
          <table:table-cell table:formula="of:=SUM([.$G$3:.G315])" office:value-type="float" office:value="6280" calcext:value-type="float">
            <text:p>6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3563" calcext:value-type="float">
            <text:p>73563</text:p>
          </table:table-cell>
          <table:table-cell table:formula="of:=[.C316]-[.C315]" office:value-type="float" office:value="11" calcext:value-type="float">
            <text:p>11</text:p>
          </table:table-cell>
          <table:table-cell table:formula="of:=[.C316]-[.$C$2]" office:value-type="float" office:value="3138" calcext:value-type="float">
            <text:p>3138</text:p>
          </table:table-cell>
          <table:table-cell table:formula="of:=([.A316]+[.A315])/2" office:value-type="float" office:value="1" calcext:value-type="float">
            <text:p>1</text:p>
          </table:table-cell>
          <table:table-cell table:formula="of:=[.D316]*[.F316]" office:value-type="float" office:value="11" calcext:value-type="float">
            <text:p>11</text:p>
          </table:table-cell>
          <table:table-cell table:formula="of:=SUM([.$G$3:.G316])" office:value-type="float" office:value="6291" calcext:value-type="float">
            <text:p>629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73572" calcext:value-type="float">
            <text:p>73572</text:p>
          </table:table-cell>
          <table:table-cell table:formula="of:=[.C317]-[.C316]" office:value-type="float" office:value="9" calcext:value-type="float">
            <text:p>9</text:p>
          </table:table-cell>
          <table:table-cell table:formula="of:=[.C317]-[.$C$2]" office:value-type="float" office:value="3147" calcext:value-type="float">
            <text:p>3147</text:p>
          </table:table-cell>
          <table:table-cell table:formula="of:=([.A317]+[.A316])/2" office:value-type="float" office:value="-1.5" calcext:value-type="float">
            <text:p>-1,5</text:p>
          </table:table-cell>
          <table:table-cell table:formula="of:=[.D317]*[.F317]" office:value-type="float" office:value="-13.5" calcext:value-type="float">
            <text:p>-13,5</text:p>
          </table:table-cell>
          <table:table-cell table:formula="of:=SUM([.$G$3:.G317])" office:value-type="float" office:value="6277.5" calcext:value-type="float">
            <text:p>6277,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73582" calcext:value-type="float">
            <text:p>73582</text:p>
          </table:table-cell>
          <table:table-cell table:formula="of:=[.C318]-[.C317]" office:value-type="float" office:value="10" calcext:value-type="float">
            <text:p>10</text:p>
          </table:table-cell>
          <table:table-cell table:formula="of:=[.C318]-[.$C$2]" office:value-type="float" office:value="3157" calcext:value-type="float">
            <text:p>3157</text:p>
          </table:table-cell>
          <table:table-cell table:formula="of:=([.A318]+[.A317])/2" office:value-type="float" office:value="-4.5" calcext:value-type="float">
            <text:p>-4,5</text:p>
          </table:table-cell>
          <table:table-cell table:formula="of:=[.D318]*[.F318]" office:value-type="float" office:value="-45" calcext:value-type="float">
            <text:p>-45</text:p>
          </table:table-cell>
          <table:table-cell table:formula="of:=SUM([.$G$3:.G318])" office:value-type="float" office:value="6232.5" calcext:value-type="float">
            <text:p>6232,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/>
          <table:table-cell office:value-type="float" office:value="73592" calcext:value-type="float">
            <text:p>73592</text:p>
          </table:table-cell>
          <table:table-cell table:formula="of:=[.C319]-[.C318]" office:value-type="float" office:value="10" calcext:value-type="float">
            <text:p>10</text:p>
          </table:table-cell>
          <table:table-cell table:formula="of:=[.C319]-[.$C$2]" office:value-type="float" office:value="3167" calcext:value-type="float">
            <text:p>3167</text:p>
          </table:table-cell>
          <table:table-cell table:formula="of:=([.A319]+[.A318])/2" office:value-type="float" office:value="-8.5" calcext:value-type="float">
            <text:p>-8,5</text:p>
          </table:table-cell>
          <table:table-cell table:formula="of:=[.D319]*[.F319]" office:value-type="float" office:value="-85" calcext:value-type="float">
            <text:p>-85</text:p>
          </table:table-cell>
          <table:table-cell table:formula="of:=SUM([.$G$3:.G319])" office:value-type="float" office:value="6147.5" calcext:value-type="float">
            <text:p>6147,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/>
          <table:table-cell office:value-type="float" office:value="73603" calcext:value-type="float">
            <text:p>73603</text:p>
          </table:table-cell>
          <table:table-cell table:formula="of:=[.C320]-[.C319]" office:value-type="float" office:value="11" calcext:value-type="float">
            <text:p>11</text:p>
          </table:table-cell>
          <table:table-cell table:formula="of:=[.C320]-[.$C$2]" office:value-type="float" office:value="3178" calcext:value-type="float">
            <text:p>3178</text:p>
          </table:table-cell>
          <table:table-cell table:formula="of:=([.A320]+[.A319])/2" office:value-type="float" office:value="-12" calcext:value-type="float">
            <text:p>-12</text:p>
          </table:table-cell>
          <table:table-cell table:formula="of:=[.D320]*[.F320]" office:value-type="float" office:value="-132" calcext:value-type="float">
            <text:p>-132</text:p>
          </table:table-cell>
          <table:table-cell table:formula="of:=SUM([.$G$3:.G320])" office:value-type="float" office:value="6015.5" calcext:value-type="float">
            <text:p>6015,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/>
          <table:table-cell office:value-type="float" office:value="73613" calcext:value-type="float">
            <text:p>73613</text:p>
          </table:table-cell>
          <table:table-cell table:formula="of:=[.C321]-[.C320]" office:value-type="float" office:value="10" calcext:value-type="float">
            <text:p>10</text:p>
          </table:table-cell>
          <table:table-cell table:formula="of:=[.C321]-[.$C$2]" office:value-type="float" office:value="3188" calcext:value-type="float">
            <text:p>3188</text:p>
          </table:table-cell>
          <table:table-cell table:formula="of:=([.A321]+[.A320])/2" office:value-type="float" office:value="-13" calcext:value-type="float">
            <text:p>-13</text:p>
          </table:table-cell>
          <table:table-cell table:formula="of:=[.D321]*[.F321]" office:value-type="float" office:value="-130" calcext:value-type="float">
            <text:p>-130</text:p>
          </table:table-cell>
          <table:table-cell table:formula="of:=SUM([.$G$3:.G321])" office:value-type="float" office:value="5885.5" calcext:value-type="float">
            <text:p>5885,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/>
          <table:table-cell office:value-type="float" office:value="73623" calcext:value-type="float">
            <text:p>73623</text:p>
          </table:table-cell>
          <table:table-cell table:formula="of:=[.C322]-[.C321]" office:value-type="float" office:value="10" calcext:value-type="float">
            <text:p>10</text:p>
          </table:table-cell>
          <table:table-cell table:formula="of:=[.C322]-[.$C$2]" office:value-type="float" office:value="3198" calcext:value-type="float">
            <text:p>3198</text:p>
          </table:table-cell>
          <table:table-cell table:formula="of:=([.A322]+[.A321])/2" office:value-type="float" office:value="-14" calcext:value-type="float">
            <text:p>-14</text:p>
          </table:table-cell>
          <table:table-cell table:formula="of:=[.D322]*[.F322]" office:value-type="float" office:value="-140" calcext:value-type="float">
            <text:p>-140</text:p>
          </table:table-cell>
          <table:table-cell table:formula="of:=SUM([.$G$3:.G322])" office:value-type="float" office:value="5745.5" calcext:value-type="float">
            <text:p>5745,5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/>
          <table:table-cell office:value-type="float" office:value="73632" calcext:value-type="float">
            <text:p>73632</text:p>
          </table:table-cell>
          <table:table-cell table:formula="of:=[.C323]-[.C322]" office:value-type="float" office:value="9" calcext:value-type="float">
            <text:p>9</text:p>
          </table:table-cell>
          <table:table-cell table:formula="of:=[.C323]-[.$C$2]" office:value-type="float" office:value="3207" calcext:value-type="float">
            <text:p>3207</text:p>
          </table:table-cell>
          <table:table-cell table:formula="of:=([.A323]+[.A322])/2" office:value-type="float" office:value="-16" calcext:value-type="float">
            <text:p>-16</text:p>
          </table:table-cell>
          <table:table-cell table:formula="of:=[.D323]*[.F323]" office:value-type="float" office:value="-144" calcext:value-type="float">
            <text:p>-144</text:p>
          </table:table-cell>
          <table:table-cell table:formula="of:=SUM([.$G$3:.G323])" office:value-type="float" office:value="5601.5" calcext:value-type="float">
            <text:p>5601,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/>
          <table:table-cell office:value-type="float" office:value="73643" calcext:value-type="float">
            <text:p>73643</text:p>
          </table:table-cell>
          <table:table-cell table:formula="of:=[.C324]-[.C323]" office:value-type="float" office:value="11" calcext:value-type="float">
            <text:p>11</text:p>
          </table:table-cell>
          <table:table-cell table:formula="of:=[.C324]-[.$C$2]" office:value-type="float" office:value="3218" calcext:value-type="float">
            <text:p>3218</text:p>
          </table:table-cell>
          <table:table-cell table:formula="of:=([.A324]+[.A323])/2" office:value-type="float" office:value="-18.5" calcext:value-type="float">
            <text:p>-18,5</text:p>
          </table:table-cell>
          <table:table-cell table:formula="of:=[.D324]*[.F324]" office:value-type="float" office:value="-203.5" calcext:value-type="float">
            <text:p>-203,5</text:p>
          </table:table-cell>
          <table:table-cell table:formula="of:=SUM([.$G$3:.G324])" office:value-type="float" office:value="5398" calcext:value-type="float">
            <text:p>5398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/>
          <table:table-cell office:value-type="float" office:value="73653" calcext:value-type="float">
            <text:p>73653</text:p>
          </table:table-cell>
          <table:table-cell table:formula="of:=[.C325]-[.C324]" office:value-type="float" office:value="10" calcext:value-type="float">
            <text:p>10</text:p>
          </table:table-cell>
          <table:table-cell table:formula="of:=[.C325]-[.$C$2]" office:value-type="float" office:value="3228" calcext:value-type="float">
            <text:p>3228</text:p>
          </table:table-cell>
          <table:table-cell table:formula="of:=([.A325]+[.A324])/2" office:value-type="float" office:value="-20.5" calcext:value-type="float">
            <text:p>-20,5</text:p>
          </table:table-cell>
          <table:table-cell table:formula="of:=[.D325]*[.F325]" office:value-type="float" office:value="-205" calcext:value-type="float">
            <text:p>-205</text:p>
          </table:table-cell>
          <table:table-cell table:formula="of:=SUM([.$G$3:.G325])" office:value-type="float" office:value="5193" calcext:value-type="float">
            <text:p>5193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/>
          <table:table-cell office:value-type="float" office:value="73663" calcext:value-type="float">
            <text:p>73663</text:p>
          </table:table-cell>
          <table:table-cell table:formula="of:=[.C326]-[.C325]" office:value-type="float" office:value="10" calcext:value-type="float">
            <text:p>10</text:p>
          </table:table-cell>
          <table:table-cell table:formula="of:=[.C326]-[.$C$2]" office:value-type="float" office:value="3238" calcext:value-type="float">
            <text:p>3238</text:p>
          </table:table-cell>
          <table:table-cell table:formula="of:=([.A326]+[.A325])/2" office:value-type="float" office:value="-21" calcext:value-type="float">
            <text:p>-21</text:p>
          </table:table-cell>
          <table:table-cell table:formula="of:=[.D326]*[.F326]" office:value-type="float" office:value="-210" calcext:value-type="float">
            <text:p>-210</text:p>
          </table:table-cell>
          <table:table-cell table:formula="of:=SUM([.$G$3:.G326])" office:value-type="float" office:value="4983" calcext:value-type="float">
            <text:p>498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/>
          <table:table-cell office:value-type="float" office:value="73672" calcext:value-type="float">
            <text:p>73672</text:p>
          </table:table-cell>
          <table:table-cell table:formula="of:=[.C327]-[.C326]" office:value-type="float" office:value="9" calcext:value-type="float">
            <text:p>9</text:p>
          </table:table-cell>
          <table:table-cell table:formula="of:=[.C327]-[.$C$2]" office:value-type="float" office:value="3247" calcext:value-type="float">
            <text:p>3247</text:p>
          </table:table-cell>
          <table:table-cell table:formula="of:=([.A327]+[.A326])/2" office:value-type="float" office:value="-17" calcext:value-type="float">
            <text:p>-17</text:p>
          </table:table-cell>
          <table:table-cell table:formula="of:=[.D327]*[.F327]" office:value-type="float" office:value="-153" calcext:value-type="float">
            <text:p>-153</text:p>
          </table:table-cell>
          <table:table-cell table:formula="of:=SUM([.$G$3:.G327])" office:value-type="float" office:value="4830" calcext:value-type="float">
            <text:p>48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3682" calcext:value-type="float">
            <text:p>73682</text:p>
          </table:table-cell>
          <table:table-cell table:formula="of:=[.C328]-[.C327]" office:value-type="float" office:value="10" calcext:value-type="float">
            <text:p>10</text:p>
          </table:table-cell>
          <table:table-cell table:formula="of:=[.C328]-[.$C$2]" office:value-type="float" office:value="3257" calcext:value-type="float">
            <text:p>3257</text:p>
          </table:table-cell>
          <table:table-cell table:formula="of:=([.A328]+[.A327])/2" office:value-type="float" office:value="-5" calcext:value-type="float">
            <text:p>-5</text:p>
          </table:table-cell>
          <table:table-cell table:formula="of:=[.D328]*[.F328]" office:value-type="float" office:value="-50" calcext:value-type="float">
            <text:p>-50</text:p>
          </table:table-cell>
          <table:table-cell table:formula="of:=SUM([.$G$3:.G328])" office:value-type="float" office:value="4780" calcext:value-type="float">
            <text:p>47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73693" calcext:value-type="float">
            <text:p>73693</text:p>
          </table:table-cell>
          <table:table-cell table:formula="of:=[.C329]-[.C328]" office:value-type="float" office:value="11" calcext:value-type="float">
            <text:p>11</text:p>
          </table:table-cell>
          <table:table-cell table:formula="of:=[.C329]-[.$C$2]" office:value-type="float" office:value="3268" calcext:value-type="float">
            <text:p>3268</text:p>
          </table:table-cell>
          <table:table-cell table:formula="of:=([.A329]+[.A328])/2" office:value-type="float" office:value="8.5" calcext:value-type="float">
            <text:p>8,5</text:p>
          </table:table-cell>
          <table:table-cell table:formula="of:=[.D329]*[.F329]" office:value-type="float" office:value="93.5" calcext:value-type="float">
            <text:p>93,5</text:p>
          </table:table-cell>
          <table:table-cell table:formula="of:=SUM([.$G$3:.G329])" office:value-type="float" office:value="4873.5" calcext:value-type="float">
            <text:p>487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73702" calcext:value-type="float">
            <text:p>73702</text:p>
          </table:table-cell>
          <table:table-cell table:formula="of:=[.C330]-[.C329]" office:value-type="float" office:value="9" calcext:value-type="float">
            <text:p>9</text:p>
          </table:table-cell>
          <table:table-cell table:formula="of:=[.C330]-[.$C$2]" office:value-type="float" office:value="3277" calcext:value-type="float">
            <text:p>3277</text:p>
          </table:table-cell>
          <table:table-cell table:formula="of:=([.A330]+[.A329])/2" office:value-type="float" office:value="15" calcext:value-type="float">
            <text:p>15</text:p>
          </table:table-cell>
          <table:table-cell table:formula="of:=[.D330]*[.F330]" office:value-type="float" office:value="135" calcext:value-type="float">
            <text:p>135</text:p>
          </table:table-cell>
          <table:table-cell table:formula="of:=SUM([.$G$3:.G330])" office:value-type="float" office:value="5008.5" calcext:value-type="float">
            <text:p>5008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3712" calcext:value-type="float">
            <text:p>73712</text:p>
          </table:table-cell>
          <table:table-cell table:formula="of:=[.C331]-[.C330]" office:value-type="float" office:value="10" calcext:value-type="float">
            <text:p>10</text:p>
          </table:table-cell>
          <table:table-cell table:formula="of:=[.C331]-[.$C$2]" office:value-type="float" office:value="3287" calcext:value-type="float">
            <text:p>3287</text:p>
          </table:table-cell>
          <table:table-cell table:formula="of:=([.A331]+[.A330])/2" office:value-type="float" office:value="11.5" calcext:value-type="float">
            <text:p>11,5</text:p>
          </table:table-cell>
          <table:table-cell table:formula="of:=[.D331]*[.F331]" office:value-type="float" office:value="115" calcext:value-type="float">
            <text:p>115</text:p>
          </table:table-cell>
          <table:table-cell table:formula="of:=SUM([.$G$3:.G331])" office:value-type="float" office:value="5123.5" calcext:value-type="float">
            <text:p>5123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3722" calcext:value-type="float">
            <text:p>73722</text:p>
          </table:table-cell>
          <table:table-cell table:formula="of:=[.C332]-[.C331]" office:value-type="float" office:value="10" calcext:value-type="float">
            <text:p>10</text:p>
          </table:table-cell>
          <table:table-cell table:formula="of:=[.C332]-[.$C$2]" office:value-type="float" office:value="3297" calcext:value-type="float">
            <text:p>3297</text:p>
          </table:table-cell>
          <table:table-cell table:formula="of:=([.A332]+[.A331])/2" office:value-type="float" office:value="4" calcext:value-type="float">
            <text:p>4</text:p>
          </table:table-cell>
          <table:table-cell table:formula="of:=[.D332]*[.F332]" office:value-type="float" office:value="40" calcext:value-type="float">
            <text:p>40</text:p>
          </table:table-cell>
          <table:table-cell table:formula="of:=SUM([.$G$3:.G332])" office:value-type="float" office:value="5163.5" calcext:value-type="float">
            <text:p>5163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3733" calcext:value-type="float">
            <text:p>73733</text:p>
          </table:table-cell>
          <table:table-cell table:formula="of:=[.C333]-[.C332]" office:value-type="float" office:value="11" calcext:value-type="float">
            <text:p>11</text:p>
          </table:table-cell>
          <table:table-cell table:formula="of:=[.C333]-[.$C$2]" office:value-type="float" office:value="3308" calcext:value-type="float">
            <text:p>3308</text:p>
          </table:table-cell>
          <table:table-cell table:formula="of:=([.A333]+[.A332])/2" office:value-type="float" office:value="1.5" calcext:value-type="float">
            <text:p>1,5</text:p>
          </table:table-cell>
          <table:table-cell table:formula="of:=[.D333]*[.F333]" office:value-type="float" office:value="16.5" calcext:value-type="float">
            <text:p>16,5</text:p>
          </table:table-cell>
          <table:table-cell table:formula="of:=SUM([.$G$3:.G333])" office:value-type="float" office:value="5180" calcext:value-type="float">
            <text:p>51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3743" calcext:value-type="float">
            <text:p>73743</text:p>
          </table:table-cell>
          <table:table-cell table:formula="of:=[.C334]-[.C333]" office:value-type="float" office:value="10" calcext:value-type="float">
            <text:p>10</text:p>
          </table:table-cell>
          <table:table-cell table:formula="of:=[.C334]-[.$C$2]" office:value-type="float" office:value="3318" calcext:value-type="float">
            <text:p>3318</text:p>
          </table:table-cell>
          <table:table-cell table:formula="of:=([.A334]+[.A333])/2" office:value-type="float" office:value="2" calcext:value-type="float">
            <text:p>2</text:p>
          </table:table-cell>
          <table:table-cell table:formula="of:=[.D334]*[.F334]" office:value-type="float" office:value="20" calcext:value-type="float">
            <text:p>20</text:p>
          </table:table-cell>
          <table:table-cell table:formula="of:=SUM([.$G$3:.G334])"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3752" calcext:value-type="float">
            <text:p>73752</text:p>
          </table:table-cell>
          <table:table-cell table:formula="of:=[.C335]-[.C334]" office:value-type="float" office:value="9" calcext:value-type="float">
            <text:p>9</text:p>
          </table:table-cell>
          <table:table-cell table:formula="of:=[.C335]-[.$C$2]" office:value-type="float" office:value="3327" calcext:value-type="float">
            <text:p>3327</text:p>
          </table:table-cell>
          <table:table-cell table:formula="of:=([.A335]+[.A334])/2" office:value-type="float" office:value="0.5" calcext:value-type="float">
            <text:p>0,5</text:p>
          </table:table-cell>
          <table:table-cell table:formula="of:=[.D335]*[.F335]" office:value-type="float" office:value="4.5" calcext:value-type="float">
            <text:p>4,5</text:p>
          </table:table-cell>
          <table:table-cell table:formula="of:=SUM([.$G$3:.G335])" office:value-type="float" office:value="5204.5" calcext:value-type="float">
            <text:p>5204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3762" calcext:value-type="float">
            <text:p>73762</text:p>
          </table:table-cell>
          <table:table-cell table:formula="of:=[.C336]-[.C335]" office:value-type="float" office:value="10" calcext:value-type="float">
            <text:p>10</text:p>
          </table:table-cell>
          <table:table-cell table:formula="of:=[.C336]-[.$C$2]" office:value-type="float" office:value="3337" calcext:value-type="float">
            <text:p>3337</text:p>
          </table:table-cell>
          <table:table-cell table:formula="of:=([.A336]+[.A335])/2" office:value-type="float" office:value="-0.5" calcext:value-type="float">
            <text:p>-0,5</text:p>
          </table:table-cell>
          <table:table-cell table:formula="of:=[.D336]*[.F336]" office:value-type="float" office:value="-5" calcext:value-type="float">
            <text:p>-5</text:p>
          </table:table-cell>
          <table:table-cell table:formula="of:=SUM([.$G$3:.G336])" office:value-type="float" office:value="5199.5" calcext:value-type="float">
            <text:p>5199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73773" calcext:value-type="float">
            <text:p>73773</text:p>
          </table:table-cell>
          <table:table-cell table:formula="of:=[.C337]-[.C336]" office:value-type="float" office:value="11" calcext:value-type="float">
            <text:p>11</text:p>
          </table:table-cell>
          <table:table-cell table:formula="of:=[.C337]-[.$C$2]" office:value-type="float" office:value="3348" calcext:value-type="float">
            <text:p>3348</text:p>
          </table:table-cell>
          <table:table-cell table:formula="of:=([.A337]+[.A336])/2" office:value-type="float" office:value="8.5" calcext:value-type="float">
            <text:p>8,5</text:p>
          </table:table-cell>
          <table:table-cell table:formula="of:=[.D337]*[.F337]" office:value-type="float" office:value="93.5" calcext:value-type="float">
            <text:p>93,5</text:p>
          </table:table-cell>
          <table:table-cell table:formula="of:=SUM([.$G$3:.G337])" office:value-type="float" office:value="5293" calcext:value-type="float">
            <text:p>52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3782" calcext:value-type="float">
            <text:p>73782</text:p>
          </table:table-cell>
          <table:table-cell table:formula="of:=[.C338]-[.C337]" office:value-type="float" office:value="9" calcext:value-type="float">
            <text:p>9</text:p>
          </table:table-cell>
          <table:table-cell table:formula="of:=[.C338]-[.$C$2]" office:value-type="float" office:value="3357" calcext:value-type="float">
            <text:p>3357</text:p>
          </table:table-cell>
          <table:table-cell table:formula="of:=([.A338]+[.A337])/2" office:value-type="float" office:value="25.5" calcext:value-type="float">
            <text:p>25,5</text:p>
          </table:table-cell>
          <table:table-cell table:formula="of:=[.D338]*[.F338]" office:value-type="float" office:value="229.5" calcext:value-type="float">
            <text:p>229,5</text:p>
          </table:table-cell>
          <table:table-cell table:formula="of:=SUM([.$G$3:.G338])" office:value-type="float" office:value="5522.5" calcext:value-type="float">
            <text:p>5522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73792" calcext:value-type="float">
            <text:p>73792</text:p>
          </table:table-cell>
          <table:table-cell table:formula="of:=[.C339]-[.C338]" office:value-type="float" office:value="10" calcext:value-type="float">
            <text:p>10</text:p>
          </table:table-cell>
          <table:table-cell table:formula="of:=[.C339]-[.$C$2]" office:value-type="float" office:value="3367" calcext:value-type="float">
            <text:p>3367</text:p>
          </table:table-cell>
          <table:table-cell table:formula="of:=([.A339]+[.A338])/2" office:value-type="float" office:value="35.5" calcext:value-type="float">
            <text:p>35,5</text:p>
          </table:table-cell>
          <table:table-cell table:formula="of:=[.D339]*[.F339]" office:value-type="float" office:value="355" calcext:value-type="float">
            <text:p>355</text:p>
          </table:table-cell>
          <table:table-cell table:formula="of:=SUM([.$G$3:.G339])" office:value-type="float" office:value="5877.5" calcext:value-type="float">
            <text:p>5877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73802" calcext:value-type="float">
            <text:p>73802</text:p>
          </table:table-cell>
          <table:table-cell table:formula="of:=[.C340]-[.C339]" office:value-type="float" office:value="10" calcext:value-type="float">
            <text:p>10</text:p>
          </table:table-cell>
          <table:table-cell table:formula="of:=[.C340]-[.$C$2]" office:value-type="float" office:value="3377" calcext:value-type="float">
            <text:p>3377</text:p>
          </table:table-cell>
          <table:table-cell table:formula="of:=([.A340]+[.A339])/2" office:value-type="float" office:value="32.5" calcext:value-type="float">
            <text:p>32,5</text:p>
          </table:table-cell>
          <table:table-cell table:formula="of:=[.D340]*[.F340]" office:value-type="float" office:value="325" calcext:value-type="float">
            <text:p>325</text:p>
          </table:table-cell>
          <table:table-cell table:formula="of:=SUM([.$G$3:.G340])" office:value-type="float" office:value="6202.5" calcext:value-type="float">
            <text:p>6202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73812" calcext:value-type="float">
            <text:p>73812</text:p>
          </table:table-cell>
          <table:table-cell table:formula="of:=[.C341]-[.C340]" office:value-type="float" office:value="10" calcext:value-type="float">
            <text:p>10</text:p>
          </table:table-cell>
          <table:table-cell table:formula="of:=[.C341]-[.$C$2]" office:value-type="float" office:value="3387" calcext:value-type="float">
            <text:p>3387</text:p>
          </table:table-cell>
          <table:table-cell table:formula="of:=([.A341]+[.A340])/2" office:value-type="float" office:value="21.5" calcext:value-type="float">
            <text:p>21,5</text:p>
          </table:table-cell>
          <table:table-cell table:formula="of:=[.D341]*[.F341]" office:value-type="float" office:value="215" calcext:value-type="float">
            <text:p>215</text:p>
          </table:table-cell>
          <table:table-cell table:formula="of:=SUM([.$G$3:.G341])" office:value-type="float" office:value="6417.5" calcext:value-type="float">
            <text:p>6417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3823" calcext:value-type="float">
            <text:p>73823</text:p>
          </table:table-cell>
          <table:table-cell table:formula="of:=[.C342]-[.C341]" office:value-type="float" office:value="11" calcext:value-type="float">
            <text:p>11</text:p>
          </table:table-cell>
          <table:table-cell table:formula="of:=[.C342]-[.$C$2]" office:value-type="float" office:value="3398" calcext:value-type="float">
            <text:p>3398</text:p>
          </table:table-cell>
          <table:table-cell table:formula="of:=([.A342]+[.A341])/2" office:value-type="float" office:value="12.5" calcext:value-type="float">
            <text:p>12,5</text:p>
          </table:table-cell>
          <table:table-cell table:formula="of:=[.D342]*[.F342]" office:value-type="float" office:value="137.5" calcext:value-type="float">
            <text:p>137,5</text:p>
          </table:table-cell>
          <table:table-cell table:formula="of:=SUM([.$G$3:.G342])" office:value-type="float" office:value="6555" calcext:value-type="float">
            <text:p>65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73832" calcext:value-type="float">
            <text:p>73832</text:p>
          </table:table-cell>
          <table:table-cell table:formula="of:=[.C343]-[.C342]" office:value-type="float" office:value="9" calcext:value-type="float">
            <text:p>9</text:p>
          </table:table-cell>
          <table:table-cell table:formula="of:=[.C343]-[.$C$2]" office:value-type="float" office:value="3407" calcext:value-type="float">
            <text:p>3407</text:p>
          </table:table-cell>
          <table:table-cell table:formula="of:=([.A343]+[.A342])/2" office:value-type="float" office:value="12" calcext:value-type="float">
            <text:p>12</text:p>
          </table:table-cell>
          <table:table-cell table:formula="of:=[.D343]*[.F343]" office:value-type="float" office:value="108" calcext:value-type="float">
            <text:p>108</text:p>
          </table:table-cell>
          <table:table-cell table:formula="of:=SUM([.$G$3:.G343])" office:value-type="float" office:value="6663" calcext:value-type="float">
            <text:p>66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73842" calcext:value-type="float">
            <text:p>73842</text:p>
          </table:table-cell>
          <table:table-cell table:formula="of:=[.C344]-[.C343]" office:value-type="float" office:value="10" calcext:value-type="float">
            <text:p>10</text:p>
          </table:table-cell>
          <table:table-cell table:formula="of:=[.C344]-[.$C$2]" office:value-type="float" office:value="3417" calcext:value-type="float">
            <text:p>3417</text:p>
          </table:table-cell>
          <table:table-cell table:formula="of:=([.A344]+[.A343])/2" office:value-type="float" office:value="13.5" calcext:value-type="float">
            <text:p>13,5</text:p>
          </table:table-cell>
          <table:table-cell table:formula="of:=[.D344]*[.F344]" office:value-type="float" office:value="135" calcext:value-type="float">
            <text:p>135</text:p>
          </table:table-cell>
          <table:table-cell table:formula="of:=SUM([.$G$3:.G344])" office:value-type="float" office:value="6798" calcext:value-type="float">
            <text:p>67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3852" calcext:value-type="float">
            <text:p>73852</text:p>
          </table:table-cell>
          <table:table-cell table:formula="of:=[.C345]-[.C344]" office:value-type="float" office:value="10" calcext:value-type="float">
            <text:p>10</text:p>
          </table:table-cell>
          <table:table-cell table:formula="of:=[.C345]-[.$C$2]" office:value-type="float" office:value="3427" calcext:value-type="float">
            <text:p>3427</text:p>
          </table:table-cell>
          <table:table-cell table:formula="of:=([.A345]+[.A344])/2" office:value-type="float" office:value="9.5" calcext:value-type="float">
            <text:p>9,5</text:p>
          </table:table-cell>
          <table:table-cell table:formula="of:=[.D345]*[.F345]" office:value-type="float" office:value="95" calcext:value-type="float">
            <text:p>95</text:p>
          </table:table-cell>
          <table:table-cell table:formula="of:=SUM([.$G$3:.G345])" office:value-type="float" office:value="6893" calcext:value-type="float">
            <text:p>68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73862" calcext:value-type="float">
            <text:p>73862</text:p>
          </table:table-cell>
          <table:table-cell table:formula="of:=[.C346]-[.C345]" office:value-type="float" office:value="10" calcext:value-type="float">
            <text:p>10</text:p>
          </table:table-cell>
          <table:table-cell table:formula="of:=[.C346]-[.$C$2]" office:value-type="float" office:value="3437" calcext:value-type="float">
            <text:p>3437</text:p>
          </table:table-cell>
          <table:table-cell table:formula="of:=([.A346]+[.A345])/2" office:value-type="float" office:value="5.5" calcext:value-type="float">
            <text:p>5,5</text:p>
          </table:table-cell>
          <table:table-cell table:formula="of:=[.D346]*[.F346]" office:value-type="float" office:value="55" calcext:value-type="float">
            <text:p>55</text:p>
          </table:table-cell>
          <table:table-cell table:formula="of:=SUM([.$G$3:.G346])" office:value-type="float" office:value="6948" calcext:value-type="float">
            <text:p>69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3872" calcext:value-type="float">
            <text:p>73872</text:p>
          </table:table-cell>
          <table:table-cell table:formula="of:=[.C347]-[.C346]" office:value-type="float" office:value="10" calcext:value-type="float">
            <text:p>10</text:p>
          </table:table-cell>
          <table:table-cell table:formula="of:=[.C347]-[.$C$2]" office:value-type="float" office:value="3447" calcext:value-type="float">
            <text:p>3447</text:p>
          </table:table-cell>
          <table:table-cell table:formula="of:=([.A347]+[.A346])/2" office:value-type="float" office:value="7" calcext:value-type="float">
            <text:p>7</text:p>
          </table:table-cell>
          <table:table-cell table:formula="of:=[.D347]*[.F347]" office:value-type="float" office:value="70" calcext:value-type="float">
            <text:p>70</text:p>
          </table:table-cell>
          <table:table-cell table:formula="of:=SUM([.$G$3:.G347])" office:value-type="float" office:value="7018" calcext:value-type="float">
            <text:p>7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73882" calcext:value-type="float">
            <text:p>73882</text:p>
          </table:table-cell>
          <table:table-cell table:formula="of:=[.C348]-[.C347]" office:value-type="float" office:value="10" calcext:value-type="float">
            <text:p>10</text:p>
          </table:table-cell>
          <table:table-cell table:formula="of:=[.C348]-[.$C$2]" office:value-type="float" office:value="3457" calcext:value-type="float">
            <text:p>3457</text:p>
          </table:table-cell>
          <table:table-cell table:formula="of:=([.A348]+[.A347])/2" office:value-type="float" office:value="10" calcext:value-type="float">
            <text:p>10</text:p>
          </table:table-cell>
          <table:table-cell table:formula="of:=[.D348]*[.F348]" office:value-type="float" office:value="100" calcext:value-type="float">
            <text:p>100</text:p>
          </table:table-cell>
          <table:table-cell table:formula="of:=SUM([.$G$3:.G348])" office:value-type="float" office:value="7118" calcext:value-type="float">
            <text:p>7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3892" calcext:value-type="float">
            <text:p>73892</text:p>
          </table:table-cell>
          <table:table-cell table:formula="of:=[.C349]-[.C348]" office:value-type="float" office:value="10" calcext:value-type="float">
            <text:p>10</text:p>
          </table:table-cell>
          <table:table-cell table:formula="of:=[.C349]-[.$C$2]" office:value-type="float" office:value="3467" calcext:value-type="float">
            <text:p>3467</text:p>
          </table:table-cell>
          <table:table-cell table:formula="of:=([.A349]+[.A348])/2" office:value-type="float" office:value="9.5" calcext:value-type="float">
            <text:p>9,5</text:p>
          </table:table-cell>
          <table:table-cell table:formula="of:=[.D349]*[.F349]" office:value-type="float" office:value="95" calcext:value-type="float">
            <text:p>95</text:p>
          </table:table-cell>
          <table:table-cell table:formula="of:=SUM([.$G$3:.G349])" office:value-type="float" office:value="7213" calcext:value-type="float">
            <text:p>72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3903" calcext:value-type="float">
            <text:p>73903</text:p>
          </table:table-cell>
          <table:table-cell table:formula="of:=[.C350]-[.C349]" office:value-type="float" office:value="11" calcext:value-type="float">
            <text:p>11</text:p>
          </table:table-cell>
          <table:table-cell table:formula="of:=[.C350]-[.$C$2]" office:value-type="float" office:value="3478" calcext:value-type="float">
            <text:p>3478</text:p>
          </table:table-cell>
          <table:table-cell table:formula="of:=([.A350]+[.A349])/2" office:value-type="float" office:value="5.5" calcext:value-type="float">
            <text:p>5,5</text:p>
          </table:table-cell>
          <table:table-cell table:formula="of:=[.D350]*[.F350]" office:value-type="float" office:value="60.5" calcext:value-type="float">
            <text:p>60,5</text:p>
          </table:table-cell>
          <table:table-cell table:formula="of:=SUM([.$G$3:.G350])" office:value-type="float" office:value="7273.5" calcext:value-type="float">
            <text:p>7273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3912" calcext:value-type="float">
            <text:p>73912</text:p>
          </table:table-cell>
          <table:table-cell table:formula="of:=[.C351]-[.C350]" office:value-type="float" office:value="9" calcext:value-type="float">
            <text:p>9</text:p>
          </table:table-cell>
          <table:table-cell table:formula="of:=[.C351]-[.$C$2]" office:value-type="float" office:value="3487" calcext:value-type="float">
            <text:p>3487</text:p>
          </table:table-cell>
          <table:table-cell table:formula="of:=([.A351]+[.A350])/2" office:value-type="float" office:value="2" calcext:value-type="float">
            <text:p>2</text:p>
          </table:table-cell>
          <table:table-cell table:formula="of:=[.D351]*[.F351]" office:value-type="float" office:value="18" calcext:value-type="float">
            <text:p>18</text:p>
          </table:table-cell>
          <table:table-cell table:formula="of:=SUM([.$G$3:.G351])" office:value-type="float" office:value="7291.5" calcext:value-type="float">
            <text:p>7291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3922" calcext:value-type="float">
            <text:p>73922</text:p>
          </table:table-cell>
          <table:table-cell table:formula="of:=[.C352]-[.C351]" office:value-type="float" office:value="10" calcext:value-type="float">
            <text:p>10</text:p>
          </table:table-cell>
          <table:table-cell table:formula="of:=[.C352]-[.$C$2]" office:value-type="float" office:value="3497" calcext:value-type="float">
            <text:p>3497</text:p>
          </table:table-cell>
          <table:table-cell table:formula="of:=([.A352]+[.A351])/2" office:value-type="float" office:value="0.5" calcext:value-type="float">
            <text:p>0,5</text:p>
          </table:table-cell>
          <table:table-cell table:formula="of:=[.D352]*[.F352]" office:value-type="float" office:value="5" calcext:value-type="float">
            <text:p>5</text:p>
          </table:table-cell>
          <table:table-cell table:formula="of:=SUM([.$G$3:.G352])" office:value-type="float" office:value="7296.5" calcext:value-type="float">
            <text:p>7296,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73932" calcext:value-type="float">
            <text:p>73932</text:p>
          </table:table-cell>
          <table:table-cell table:formula="of:=[.C353]-[.C352]" office:value-type="float" office:value="10" calcext:value-type="float">
            <text:p>10</text:p>
          </table:table-cell>
          <table:table-cell table:formula="of:=[.C353]-[.$C$2]" office:value-type="float" office:value="3507" calcext:value-type="float">
            <text:p>3507</text:p>
          </table:table-cell>
          <table:table-cell table:formula="of:=([.A353]+[.A352])/2" office:value-type="float" office:value="-2" calcext:value-type="float">
            <text:p>-2</text:p>
          </table:table-cell>
          <table:table-cell table:formula="of:=[.D353]*[.F353]" office:value-type="float" office:value="-20" calcext:value-type="float">
            <text:p>-20</text:p>
          </table:table-cell>
          <table:table-cell table:formula="of:=SUM([.$G$3:.G353])" office:value-type="float" office:value="7276.5" calcext:value-type="float">
            <text:p>7276,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73942" calcext:value-type="float">
            <text:p>73942</text:p>
          </table:table-cell>
          <table:table-cell table:formula="of:=[.C354]-[.C353]" office:value-type="float" office:value="10" calcext:value-type="float">
            <text:p>10</text:p>
          </table:table-cell>
          <table:table-cell table:formula="of:=[.C354]-[.$C$2]" office:value-type="float" office:value="3517" calcext:value-type="float">
            <text:p>3517</text:p>
          </table:table-cell>
          <table:table-cell table:formula="of:=([.A354]+[.A353])/2" office:value-type="float" office:value="-3.5" calcext:value-type="float">
            <text:p>-3,5</text:p>
          </table:table-cell>
          <table:table-cell table:formula="of:=[.D354]*[.F354]" office:value-type="float" office:value="-35" calcext:value-type="float">
            <text:p>-35</text:p>
          </table:table-cell>
          <table:table-cell table:formula="of:=SUM([.$G$3:.G354])" office:value-type="float" office:value="7241.5" calcext:value-type="float">
            <text:p>7241,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73953" calcext:value-type="float">
            <text:p>73953</text:p>
          </table:table-cell>
          <table:table-cell table:formula="of:=[.C355]-[.C354]" office:value-type="float" office:value="11" calcext:value-type="float">
            <text:p>11</text:p>
          </table:table-cell>
          <table:table-cell table:formula="of:=[.C355]-[.$C$2]" office:value-type="float" office:value="3528" calcext:value-type="float">
            <text:p>3528</text:p>
          </table:table-cell>
          <table:table-cell table:formula="of:=([.A355]+[.A354])/2" office:value-type="float" office:value="-2.5" calcext:value-type="float">
            <text:p>-2,5</text:p>
          </table:table-cell>
          <table:table-cell table:formula="of:=[.D355]*[.F355]" office:value-type="float" office:value="-27.5" calcext:value-type="float">
            <text:p>-27,5</text:p>
          </table:table-cell>
          <table:table-cell table:formula="of:=SUM([.$G$3:.G355])" office:value-type="float" office:value="7214" calcext:value-type="float">
            <text:p>721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73962" calcext:value-type="float">
            <text:p>73962</text:p>
          </table:table-cell>
          <table:table-cell table:formula="of:=[.C356]-[.C355]" office:value-type="float" office:value="9" calcext:value-type="float">
            <text:p>9</text:p>
          </table:table-cell>
          <table:table-cell table:formula="of:=[.C356]-[.$C$2]" office:value-type="float" office:value="3537" calcext:value-type="float">
            <text:p>3537</text:p>
          </table:table-cell>
          <table:table-cell table:formula="of:=([.A356]+[.A355])/2" office:value-type="float" office:value="-2.5" calcext:value-type="float">
            <text:p>-2,5</text:p>
          </table:table-cell>
          <table:table-cell table:formula="of:=[.D356]*[.F356]" office:value-type="float" office:value="-22.5" calcext:value-type="float">
            <text:p>-22,5</text:p>
          </table:table-cell>
          <table:table-cell table:formula="of:=SUM([.$G$3:.G356])" office:value-type="float" office:value="7191.5" calcext:value-type="float">
            <text:p>7191,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73972" calcext:value-type="float">
            <text:p>73972</text:p>
          </table:table-cell>
          <table:table-cell table:formula="of:=[.C357]-[.C356]" office:value-type="float" office:value="10" calcext:value-type="float">
            <text:p>10</text:p>
          </table:table-cell>
          <table:table-cell table:formula="of:=[.C357]-[.$C$2]" office:value-type="float" office:value="3547" calcext:value-type="float">
            <text:p>3547</text:p>
          </table:table-cell>
          <table:table-cell table:formula="of:=([.A357]+[.A356])/2" office:value-type="float" office:value="-3.5" calcext:value-type="float">
            <text:p>-3,5</text:p>
          </table:table-cell>
          <table:table-cell table:formula="of:=[.D357]*[.F357]" office:value-type="float" office:value="-35" calcext:value-type="float">
            <text:p>-35</text:p>
          </table:table-cell>
          <table:table-cell table:formula="of:=SUM([.$G$3:.G357])" office:value-type="float" office:value="7156.5" calcext:value-type="float">
            <text:p>7156,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/>
          <table:table-cell office:value-type="float" office:value="73982" calcext:value-type="float">
            <text:p>73982</text:p>
          </table:table-cell>
          <table:table-cell table:formula="of:=[.C358]-[.C357]" office:value-type="float" office:value="10" calcext:value-type="float">
            <text:p>10</text:p>
          </table:table-cell>
          <table:table-cell table:formula="of:=[.C358]-[.$C$2]" office:value-type="float" office:value="3557" calcext:value-type="float">
            <text:p>3557</text:p>
          </table:table-cell>
          <table:table-cell table:formula="of:=([.A358]+[.A357])/2" office:value-type="float" office:value="-6.5" calcext:value-type="float">
            <text:p>-6,5</text:p>
          </table:table-cell>
          <table:table-cell table:formula="of:=[.D358]*[.F358]" office:value-type="float" office:value="-65" calcext:value-type="float">
            <text:p>-65</text:p>
          </table:table-cell>
          <table:table-cell table:formula="of:=SUM([.$G$3:.G358])" office:value-type="float" office:value="7091.5" calcext:value-type="float">
            <text:p>7091,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/>
          <table:table-cell office:value-type="float" office:value="73992" calcext:value-type="float">
            <text:p>73992</text:p>
          </table:table-cell>
          <table:table-cell table:formula="of:=[.C359]-[.C358]" office:value-type="float" office:value="10" calcext:value-type="float">
            <text:p>10</text:p>
          </table:table-cell>
          <table:table-cell table:formula="of:=[.C359]-[.$C$2]" office:value-type="float" office:value="3567" calcext:value-type="float">
            <text:p>3567</text:p>
          </table:table-cell>
          <table:table-cell table:formula="of:=([.A359]+[.A358])/2" office:value-type="float" office:value="-11" calcext:value-type="float">
            <text:p>-11</text:p>
          </table:table-cell>
          <table:table-cell table:formula="of:=[.D359]*[.F359]" office:value-type="float" office:value="-110" calcext:value-type="float">
            <text:p>-110</text:p>
          </table:table-cell>
          <table:table-cell table:formula="of:=SUM([.$G$3:.G359])" office:value-type="float" office:value="6981.5" calcext:value-type="float">
            <text:p>6981,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/>
          <table:table-cell office:value-type="float" office:value="74002" calcext:value-type="float">
            <text:p>74002</text:p>
          </table:table-cell>
          <table:table-cell table:formula="of:=[.C360]-[.C359]" office:value-type="float" office:value="10" calcext:value-type="float">
            <text:p>10</text:p>
          </table:table-cell>
          <table:table-cell table:formula="of:=[.C360]-[.$C$2]" office:value-type="float" office:value="3577" calcext:value-type="float">
            <text:p>3577</text:p>
          </table:table-cell>
          <table:table-cell table:formula="of:=([.A360]+[.A359])/2" office:value-type="float" office:value="-16" calcext:value-type="float">
            <text:p>-16</text:p>
          </table:table-cell>
          <table:table-cell table:formula="of:=[.D360]*[.F360]" office:value-type="float" office:value="-160" calcext:value-type="float">
            <text:p>-160</text:p>
          </table:table-cell>
          <table:table-cell table:formula="of:=SUM([.$G$3:.G360])" office:value-type="float" office:value="6821.5" calcext:value-type="float">
            <text:p>6821,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/>
          <table:table-cell office:value-type="float" office:value="74012" calcext:value-type="float">
            <text:p>74012</text:p>
          </table:table-cell>
          <table:table-cell table:formula="of:=[.C361]-[.C360]" office:value-type="float" office:value="10" calcext:value-type="float">
            <text:p>10</text:p>
          </table:table-cell>
          <table:table-cell table:formula="of:=[.C361]-[.$C$2]" office:value-type="float" office:value="3587" calcext:value-type="float">
            <text:p>3587</text:p>
          </table:table-cell>
          <table:table-cell table:formula="of:=([.A361]+[.A360])/2" office:value-type="float" office:value="-19" calcext:value-type="float">
            <text:p>-19</text:p>
          </table:table-cell>
          <table:table-cell table:formula="of:=[.D361]*[.F361]" office:value-type="float" office:value="-190" calcext:value-type="float">
            <text:p>-190</text:p>
          </table:table-cell>
          <table:table-cell table:formula="of:=SUM([.$G$3:.G361])" office:value-type="float" office:value="6631.5" calcext:value-type="float">
            <text:p>6631,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/>
          <table:table-cell office:value-type="float" office:value="74022" calcext:value-type="float">
            <text:p>74022</text:p>
          </table:table-cell>
          <table:table-cell table:formula="of:=[.C362]-[.C361]" office:value-type="float" office:value="10" calcext:value-type="float">
            <text:p>10</text:p>
          </table:table-cell>
          <table:table-cell table:formula="of:=[.C362]-[.$C$2]" office:value-type="float" office:value="3597" calcext:value-type="float">
            <text:p>3597</text:p>
          </table:table-cell>
          <table:table-cell table:formula="of:=([.A362]+[.A361])/2" office:value-type="float" office:value="-17" calcext:value-type="float">
            <text:p>-17</text:p>
          </table:table-cell>
          <table:table-cell table:formula="of:=[.D362]*[.F362]" office:value-type="float" office:value="-170" calcext:value-type="float">
            <text:p>-170</text:p>
          </table:table-cell>
          <table:table-cell table:formula="of:=SUM([.$G$3:.G362])" office:value-type="float" office:value="6461.5" calcext:value-type="float">
            <text:p>6461,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/>
          <table:table-cell office:value-type="float" office:value="74033" calcext:value-type="float">
            <text:p>74033</text:p>
          </table:table-cell>
          <table:table-cell table:formula="of:=[.C363]-[.C362]" office:value-type="float" office:value="11" calcext:value-type="float">
            <text:p>11</text:p>
          </table:table-cell>
          <table:table-cell table:formula="of:=[.C363]-[.$C$2]" office:value-type="float" office:value="3608" calcext:value-type="float">
            <text:p>3608</text:p>
          </table:table-cell>
          <table:table-cell table:formula="of:=([.A363]+[.A362])/2" office:value-type="float" office:value="-14" calcext:value-type="float">
            <text:p>-14</text:p>
          </table:table-cell>
          <table:table-cell table:formula="of:=[.D363]*[.F363]" office:value-type="float" office:value="-154" calcext:value-type="float">
            <text:p>-154</text:p>
          </table:table-cell>
          <table:table-cell table:formula="of:=SUM([.$G$3:.G363])" office:value-type="float" office:value="6307.5" calcext:value-type="float">
            <text:p>6307,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/>
          <table:table-cell office:value-type="float" office:value="74042" calcext:value-type="float">
            <text:p>74042</text:p>
          </table:table-cell>
          <table:table-cell table:formula="of:=[.C364]-[.C363]" office:value-type="float" office:value="9" calcext:value-type="float">
            <text:p>9</text:p>
          </table:table-cell>
          <table:table-cell table:formula="of:=[.C364]-[.$C$2]" office:value-type="float" office:value="3617" calcext:value-type="float">
            <text:p>3617</text:p>
          </table:table-cell>
          <table:table-cell table:formula="of:=([.A364]+[.A363])/2" office:value-type="float" office:value="-14.5" calcext:value-type="float">
            <text:p>-14,5</text:p>
          </table:table-cell>
          <table:table-cell table:formula="of:=[.D364]*[.F364]" office:value-type="float" office:value="-130.5" calcext:value-type="float">
            <text:p>-130,5</text:p>
          </table:table-cell>
          <table:table-cell table:formula="of:=SUM([.$G$3:.G364])" office:value-type="float" office:value="6177" calcext:value-type="float">
            <text:p>617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/>
          <table:table-cell office:value-type="float" office:value="74052" calcext:value-type="float">
            <text:p>74052</text:p>
          </table:table-cell>
          <table:table-cell table:formula="of:=[.C365]-[.C364]" office:value-type="float" office:value="10" calcext:value-type="float">
            <text:p>10</text:p>
          </table:table-cell>
          <table:table-cell table:formula="of:=[.C365]-[.$C$2]" office:value-type="float" office:value="3627" calcext:value-type="float">
            <text:p>3627</text:p>
          </table:table-cell>
          <table:table-cell table:formula="of:=([.A365]+[.A364])/2" office:value-type="float" office:value="-18.5" calcext:value-type="float">
            <text:p>-18,5</text:p>
          </table:table-cell>
          <table:table-cell table:formula="of:=[.D365]*[.F365]" office:value-type="float" office:value="-185" calcext:value-type="float">
            <text:p>-185</text:p>
          </table:table-cell>
          <table:table-cell table:formula="of:=SUM([.$G$3:.G365])" office:value-type="float" office:value="5992" calcext:value-type="float">
            <text:p>5992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/>
          <table:table-cell office:value-type="float" office:value="74062" calcext:value-type="float">
            <text:p>74062</text:p>
          </table:table-cell>
          <table:table-cell table:formula="of:=[.C366]-[.C365]" office:value-type="float" office:value="10" calcext:value-type="float">
            <text:p>10</text:p>
          </table:table-cell>
          <table:table-cell table:formula="of:=[.C366]-[.$C$2]" office:value-type="float" office:value="3637" calcext:value-type="float">
            <text:p>3637</text:p>
          </table:table-cell>
          <table:table-cell table:formula="of:=([.A366]+[.A365])/2" office:value-type="float" office:value="-22" calcext:value-type="float">
            <text:p>-22</text:p>
          </table:table-cell>
          <table:table-cell table:formula="of:=[.D366]*[.F366]" office:value-type="float" office:value="-220" calcext:value-type="float">
            <text:p>-220</text:p>
          </table:table-cell>
          <table:table-cell table:formula="of:=SUM([.$G$3:.G366])" office:value-type="float" office:value="5772" calcext:value-type="float">
            <text:p>577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/>
          <table:table-cell office:value-type="float" office:value="74073" calcext:value-type="float">
            <text:p>74073</text:p>
          </table:table-cell>
          <table:table-cell table:formula="of:=[.C367]-[.C366]" office:value-type="float" office:value="11" calcext:value-type="float">
            <text:p>11</text:p>
          </table:table-cell>
          <table:table-cell table:formula="of:=[.C367]-[.$C$2]" office:value-type="float" office:value="3648" calcext:value-type="float">
            <text:p>3648</text:p>
          </table:table-cell>
          <table:table-cell table:formula="of:=([.A367]+[.A366])/2" office:value-type="float" office:value="-25.5" calcext:value-type="float">
            <text:p>-25,5</text:p>
          </table:table-cell>
          <table:table-cell table:formula="of:=[.D367]*[.F367]" office:value-type="float" office:value="-280.5" calcext:value-type="float">
            <text:p>-280,5</text:p>
          </table:table-cell>
          <table:table-cell table:formula="of:=SUM([.$G$3:.G367])" office:value-type="float" office:value="5491.5" calcext:value-type="float">
            <text:p>5491,5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/>
          <table:table-cell office:value-type="float" office:value="74082" calcext:value-type="float">
            <text:p>74082</text:p>
          </table:table-cell>
          <table:table-cell table:formula="of:=[.C368]-[.C367]" office:value-type="float" office:value="9" calcext:value-type="float">
            <text:p>9</text:p>
          </table:table-cell>
          <table:table-cell table:formula="of:=[.C368]-[.$C$2]" office:value-type="float" office:value="3657" calcext:value-type="float">
            <text:p>3657</text:p>
          </table:table-cell>
          <table:table-cell table:formula="of:=([.A368]+[.A367])/2" office:value-type="float" office:value="-27" calcext:value-type="float">
            <text:p>-27</text:p>
          </table:table-cell>
          <table:table-cell table:formula="of:=[.D368]*[.F368]" office:value-type="float" office:value="-243" calcext:value-type="float">
            <text:p>-243</text:p>
          </table:table-cell>
          <table:table-cell table:formula="of:=SUM([.$G$3:.G368])" office:value-type="float" office:value="5248.5" calcext:value-type="float">
            <text:p>5248,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/>
          <table:table-cell office:value-type="float" office:value="74092" calcext:value-type="float">
            <text:p>74092</text:p>
          </table:table-cell>
          <table:table-cell table:formula="of:=[.C369]-[.C368]" office:value-type="float" office:value="10" calcext:value-type="float">
            <text:p>10</text:p>
          </table:table-cell>
          <table:table-cell table:formula="of:=[.C369]-[.$C$2]" office:value-type="float" office:value="3667" calcext:value-type="float">
            <text:p>3667</text:p>
          </table:table-cell>
          <table:table-cell table:formula="of:=([.A369]+[.A368])/2" office:value-type="float" office:value="-18" calcext:value-type="float">
            <text:p>-18</text:p>
          </table:table-cell>
          <table:table-cell table:formula="of:=[.D369]*[.F369]" office:value-type="float" office:value="-180" calcext:value-type="float">
            <text:p>-180</text:p>
          </table:table-cell>
          <table:table-cell table:formula="of:=SUM([.$G$3:.G369])" office:value-type="float" office:value="5068.5" calcext:value-type="float">
            <text:p>5068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4102" calcext:value-type="float">
            <text:p>74102</text:p>
          </table:table-cell>
          <table:table-cell table:formula="of:=[.C370]-[.C369]" office:value-type="float" office:value="10" calcext:value-type="float">
            <text:p>10</text:p>
          </table:table-cell>
          <table:table-cell table:formula="of:=[.C370]-[.$C$2]" office:value-type="float" office:value="3677" calcext:value-type="float">
            <text:p>3677</text:p>
          </table:table-cell>
          <table:table-cell table:formula="of:=([.A370]+[.A369])/2" office:value-type="float" office:value="-2" calcext:value-type="float">
            <text:p>-2</text:p>
          </table:table-cell>
          <table:table-cell table:formula="of:=[.D370]*[.F370]" office:value-type="float" office:value="-20" calcext:value-type="float">
            <text:p>-20</text:p>
          </table:table-cell>
          <table:table-cell table:formula="of:=SUM([.$G$3:.G370])" office:value-type="float" office:value="5048.5" calcext:value-type="float">
            <text:p>5048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74112" calcext:value-type="float">
            <text:p>74112</text:p>
          </table:table-cell>
          <table:table-cell table:formula="of:=[.C371]-[.C370]" office:value-type="float" office:value="10" calcext:value-type="float">
            <text:p>10</text:p>
          </table:table-cell>
          <table:table-cell table:formula="of:=[.C371]-[.$C$2]" office:value-type="float" office:value="3687" calcext:value-type="float">
            <text:p>3687</text:p>
          </table:table-cell>
          <table:table-cell table:formula="of:=([.A371]+[.A370])/2" office:value-type="float" office:value="9.5" calcext:value-type="float">
            <text:p>9,5</text:p>
          </table:table-cell>
          <table:table-cell table:formula="of:=[.D371]*[.F371]" office:value-type="float" office:value="95" calcext:value-type="float">
            <text:p>95</text:p>
          </table:table-cell>
          <table:table-cell table:formula="of:=SUM([.$G$3:.G371])" office:value-type="float" office:value="5143.5" calcext:value-type="float">
            <text:p>5143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74123" calcext:value-type="float">
            <text:p>74123</text:p>
          </table:table-cell>
          <table:table-cell table:formula="of:=[.C372]-[.C371]" office:value-type="float" office:value="11" calcext:value-type="float">
            <text:p>11</text:p>
          </table:table-cell>
          <table:table-cell table:formula="of:=[.C372]-[.$C$2]" office:value-type="float" office:value="3698" calcext:value-type="float">
            <text:p>3698</text:p>
          </table:table-cell>
          <table:table-cell table:formula="of:=([.A372]+[.A371])/2" office:value-type="float" office:value="20.5" calcext:value-type="float">
            <text:p>20,5</text:p>
          </table:table-cell>
          <table:table-cell table:formula="of:=[.D372]*[.F372]" office:value-type="float" office:value="225.5" calcext:value-type="float">
            <text:p>225,5</text:p>
          </table:table-cell>
          <table:table-cell table:formula="of:=SUM([.$G$3:.G372])" office:value-type="float" office:value="5369" calcext:value-type="float">
            <text:p>53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74132" calcext:value-type="float">
            <text:p>74132</text:p>
          </table:table-cell>
          <table:table-cell table:formula="of:=[.C373]-[.C372]" office:value-type="float" office:value="9" calcext:value-type="float">
            <text:p>9</text:p>
          </table:table-cell>
          <table:table-cell table:formula="of:=[.C373]-[.$C$2]" office:value-type="float" office:value="3707" calcext:value-type="float">
            <text:p>3707</text:p>
          </table:table-cell>
          <table:table-cell table:formula="of:=([.A373]+[.A372])/2" office:value-type="float" office:value="37.5" calcext:value-type="float">
            <text:p>37,5</text:p>
          </table:table-cell>
          <table:table-cell table:formula="of:=[.D373]*[.F373]" office:value-type="float" office:value="337.5" calcext:value-type="float">
            <text:p>337,5</text:p>
          </table:table-cell>
          <table:table-cell table:formula="of:=SUM([.$G$3:.G373])" office:value-type="float" office:value="5706.5" calcext:value-type="float">
            <text:p>5706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74142" calcext:value-type="float">
            <text:p>74142</text:p>
          </table:table-cell>
          <table:table-cell table:formula="of:=[.C374]-[.C373]" office:value-type="float" office:value="10" calcext:value-type="float">
            <text:p>10</text:p>
          </table:table-cell>
          <table:table-cell table:formula="of:=[.C374]-[.$C$2]" office:value-type="float" office:value="3717" calcext:value-type="float">
            <text:p>3717</text:p>
          </table:table-cell>
          <table:table-cell table:formula="of:=([.A374]+[.A373])/2" office:value-type="float" office:value="49" calcext:value-type="float">
            <text:p>49</text:p>
          </table:table-cell>
          <table:table-cell table:formula="of:=[.D374]*[.F374]" office:value-type="float" office:value="490" calcext:value-type="float">
            <text:p>490</text:p>
          </table:table-cell>
          <table:table-cell table:formula="of:=SUM([.$G$3:.G374])" office:value-type="float" office:value="6196.5" calcext:value-type="float">
            <text:p>6196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74152" calcext:value-type="float">
            <text:p>74152</text:p>
          </table:table-cell>
          <table:table-cell table:formula="of:=[.C375]-[.C374]" office:value-type="float" office:value="10" calcext:value-type="float">
            <text:p>10</text:p>
          </table:table-cell>
          <table:table-cell table:formula="of:=[.C375]-[.$C$2]" office:value-type="float" office:value="3727" calcext:value-type="float">
            <text:p>3727</text:p>
          </table:table-cell>
          <table:table-cell table:formula="of:=([.A375]+[.A374])/2" office:value-type="float" office:value="43" calcext:value-type="float">
            <text:p>43</text:p>
          </table:table-cell>
          <table:table-cell table:formula="of:=[.D375]*[.F375]" office:value-type="float" office:value="430" calcext:value-type="float">
            <text:p>430</text:p>
          </table:table-cell>
          <table:table-cell table:formula="of:=SUM([.$G$3:.G375])" office:value-type="float" office:value="6626.5" calcext:value-type="float">
            <text:p>6626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74162" calcext:value-type="float">
            <text:p>74162</text:p>
          </table:table-cell>
          <table:table-cell table:formula="of:=[.C376]-[.C375]" office:value-type="float" office:value="10" calcext:value-type="float">
            <text:p>10</text:p>
          </table:table-cell>
          <table:table-cell table:formula="of:=[.C376]-[.$C$2]" office:value-type="float" office:value="3737" calcext:value-type="float">
            <text:p>3737</text:p>
          </table:table-cell>
          <table:table-cell table:formula="of:=([.A376]+[.A375])/2" office:value-type="float" office:value="30" calcext:value-type="float">
            <text:p>30</text:p>
          </table:table-cell>
          <table:table-cell table:formula="of:=[.D376]*[.F376]" office:value-type="float" office:value="300" calcext:value-type="float">
            <text:p>300</text:p>
          </table:table-cell>
          <table:table-cell table:formula="of:=SUM([.$G$3:.G376])" office:value-type="float" office:value="6926.5" calcext:value-type="float">
            <text:p>6926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74172" calcext:value-type="float">
            <text:p>74172</text:p>
          </table:table-cell>
          <table:table-cell table:formula="of:=[.C377]-[.C376]" office:value-type="float" office:value="10" calcext:value-type="float">
            <text:p>10</text:p>
          </table:table-cell>
          <table:table-cell table:formula="of:=[.C377]-[.$C$2]" office:value-type="float" office:value="3747" calcext:value-type="float">
            <text:p>3747</text:p>
          </table:table-cell>
          <table:table-cell table:formula="of:=([.A377]+[.A376])/2" office:value-type="float" office:value="23.5" calcext:value-type="float">
            <text:p>23,5</text:p>
          </table:table-cell>
          <table:table-cell table:formula="of:=[.D377]*[.F377]" office:value-type="float" office:value="235" calcext:value-type="float">
            <text:p>235</text:p>
          </table:table-cell>
          <table:table-cell table:formula="of:=SUM([.$G$3:.G377])" office:value-type="float" office:value="7161.5" calcext:value-type="float">
            <text:p>7161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74182" calcext:value-type="float">
            <text:p>74182</text:p>
          </table:table-cell>
          <table:table-cell table:formula="of:=[.C378]-[.C377]" office:value-type="float" office:value="10" calcext:value-type="float">
            <text:p>10</text:p>
          </table:table-cell>
          <table:table-cell table:formula="of:=[.C378]-[.$C$2]" office:value-type="float" office:value="3757" calcext:value-type="float">
            <text:p>3757</text:p>
          </table:table-cell>
          <table:table-cell table:formula="of:=([.A378]+[.A377])/2" office:value-type="float" office:value="22" calcext:value-type="float">
            <text:p>22</text:p>
          </table:table-cell>
          <table:table-cell table:formula="of:=[.D378]*[.F378]" office:value-type="float" office:value="220" calcext:value-type="float">
            <text:p>220</text:p>
          </table:table-cell>
          <table:table-cell table:formula="of:=SUM([.$G$3:.G378])" office:value-type="float" office:value="7381.5" calcext:value-type="float">
            <text:p>7381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74192" calcext:value-type="float">
            <text:p>74192</text:p>
          </table:table-cell>
          <table:table-cell table:formula="of:=[.C379]-[.C378]" office:value-type="float" office:value="10" calcext:value-type="float">
            <text:p>10</text:p>
          </table:table-cell>
          <table:table-cell table:formula="of:=[.C379]-[.$C$2]" office:value-type="float" office:value="3767" calcext:value-type="float">
            <text:p>3767</text:p>
          </table:table-cell>
          <table:table-cell table:formula="of:=([.A379]+[.A378])/2" office:value-type="float" office:value="22" calcext:value-type="float">
            <text:p>22</text:p>
          </table:table-cell>
          <table:table-cell table:formula="of:=[.D379]*[.F379]" office:value-type="float" office:value="220" calcext:value-type="float">
            <text:p>220</text:p>
          </table:table-cell>
          <table:table-cell table:formula="of:=SUM([.$G$3:.G379])" office:value-type="float" office:value="7601.5" calcext:value-type="float">
            <text:p>7601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74202" calcext:value-type="float">
            <text:p>74202</text:p>
          </table:table-cell>
          <table:table-cell table:formula="of:=[.C380]-[.C379]" office:value-type="float" office:value="10" calcext:value-type="float">
            <text:p>10</text:p>
          </table:table-cell>
          <table:table-cell table:formula="of:=[.C380]-[.$C$2]" office:value-type="float" office:value="3777" calcext:value-type="float">
            <text:p>3777</text:p>
          </table:table-cell>
          <table:table-cell table:formula="of:=([.A380]+[.A379])/2" office:value-type="float" office:value="22.5" calcext:value-type="float">
            <text:p>22,5</text:p>
          </table:table-cell>
          <table:table-cell table:formula="of:=[.D380]*[.F380]" office:value-type="float" office:value="225" calcext:value-type="float">
            <text:p>225</text:p>
          </table:table-cell>
          <table:table-cell table:formula="of:=SUM([.$G$3:.G380])" office:value-type="float" office:value="7826.5" calcext:value-type="float">
            <text:p>7826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74212" calcext:value-type="float">
            <text:p>74212</text:p>
          </table:table-cell>
          <table:table-cell table:formula="of:=[.C381]-[.C380]" office:value-type="float" office:value="10" calcext:value-type="float">
            <text:p>10</text:p>
          </table:table-cell>
          <table:table-cell table:formula="of:=[.C381]-[.$C$2]" office:value-type="float" office:value="3787" calcext:value-type="float">
            <text:p>3787</text:p>
          </table:table-cell>
          <table:table-cell table:formula="of:=([.A381]+[.A380])/2" office:value-type="float" office:value="23" calcext:value-type="float">
            <text:p>23</text:p>
          </table:table-cell>
          <table:table-cell table:formula="of:=[.D381]*[.F381]" office:value-type="float" office:value="230" calcext:value-type="float">
            <text:p>230</text:p>
          </table:table-cell>
          <table:table-cell table:formula="of:=SUM([.$G$3:.G381])" office:value-type="float" office:value="8056.5" calcext:value-type="float">
            <text:p>8056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4222" calcext:value-type="float">
            <text:p>74222</text:p>
          </table:table-cell>
          <table:table-cell table:formula="of:=[.C382]-[.C381]" office:value-type="float" office:value="10" calcext:value-type="float">
            <text:p>10</text:p>
          </table:table-cell>
          <table:table-cell table:formula="of:=[.C382]-[.$C$2]" office:value-type="float" office:value="3797" calcext:value-type="float">
            <text:p>3797</text:p>
          </table:table-cell>
          <table:table-cell table:formula="of:=([.A382]+[.A381])/2" office:value-type="float" office:value="21.5" calcext:value-type="float">
            <text:p>21,5</text:p>
          </table:table-cell>
          <table:table-cell table:formula="of:=[.D382]*[.F382]" office:value-type="float" office:value="215" calcext:value-type="float">
            <text:p>215</text:p>
          </table:table-cell>
          <table:table-cell table:formula="of:=SUM([.$G$3:.G382])" office:value-type="float" office:value="8271.5" calcext:value-type="float">
            <text:p>8271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74232" calcext:value-type="float">
            <text:p>74232</text:p>
          </table:table-cell>
          <table:table-cell table:formula="of:=[.C383]-[.C382]" office:value-type="float" office:value="10" calcext:value-type="float">
            <text:p>10</text:p>
          </table:table-cell>
          <table:table-cell table:formula="of:=[.C383]-[.$C$2]" office:value-type="float" office:value="3807" calcext:value-type="float">
            <text:p>3807</text:p>
          </table:table-cell>
          <table:table-cell table:formula="of:=([.A383]+[.A382])/2" office:value-type="float" office:value="18" calcext:value-type="float">
            <text:p>18</text:p>
          </table:table-cell>
          <table:table-cell table:formula="of:=[.D383]*[.F383]" office:value-type="float" office:value="180" calcext:value-type="float">
            <text:p>180</text:p>
          </table:table-cell>
          <table:table-cell table:formula="of:=SUM([.$G$3:.G383])" office:value-type="float" office:value="8451.5" calcext:value-type="float">
            <text:p>8451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4242" calcext:value-type="float">
            <text:p>74242</text:p>
          </table:table-cell>
          <table:table-cell table:formula="of:=[.C384]-[.C383]" office:value-type="float" office:value="10" calcext:value-type="float">
            <text:p>10</text:p>
          </table:table-cell>
          <table:table-cell table:formula="of:=[.C384]-[.$C$2]" office:value-type="float" office:value="3817" calcext:value-type="float">
            <text:p>3817</text:p>
          </table:table-cell>
          <table:table-cell table:formula="of:=([.A384]+[.A383])/2" office:value-type="float" office:value="12.5" calcext:value-type="float">
            <text:p>12,5</text:p>
          </table:table-cell>
          <table:table-cell table:formula="of:=[.D384]*[.F384]" office:value-type="float" office:value="125" calcext:value-type="float">
            <text:p>125</text:p>
          </table:table-cell>
          <table:table-cell table:formula="of:=SUM([.$G$3:.G384])" office:value-type="float" office:value="8576.5" calcext:value-type="float">
            <text:p>8576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4252" calcext:value-type="float">
            <text:p>74252</text:p>
          </table:table-cell>
          <table:table-cell table:formula="of:=[.C385]-[.C384]" office:value-type="float" office:value="10" calcext:value-type="float">
            <text:p>10</text:p>
          </table:table-cell>
          <table:table-cell table:formula="of:=[.C385]-[.$C$2]" office:value-type="float" office:value="3827" calcext:value-type="float">
            <text:p>3827</text:p>
          </table:table-cell>
          <table:table-cell table:formula="of:=([.A385]+[.A384])/2" office:value-type="float" office:value="8.5" calcext:value-type="float">
            <text:p>8,5</text:p>
          </table:table-cell>
          <table:table-cell table:formula="of:=[.D385]*[.F385]" office:value-type="float" office:value="85" calcext:value-type="float">
            <text:p>85</text:p>
          </table:table-cell>
          <table:table-cell table:formula="of:=SUM([.$G$3:.G385])" office:value-type="float" office:value="8661.5" calcext:value-type="float">
            <text:p>8661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4262" calcext:value-type="float">
            <text:p>74262</text:p>
          </table:table-cell>
          <table:table-cell table:formula="of:=[.C386]-[.C385]" office:value-type="float" office:value="10" calcext:value-type="float">
            <text:p>10</text:p>
          </table:table-cell>
          <table:table-cell table:formula="of:=[.C386]-[.$C$2]" office:value-type="float" office:value="3837" calcext:value-type="float">
            <text:p>3837</text:p>
          </table:table-cell>
          <table:table-cell table:formula="of:=([.A386]+[.A385])/2" office:value-type="float" office:value="7" calcext:value-type="float">
            <text:p>7</text:p>
          </table:table-cell>
          <table:table-cell table:formula="of:=[.D386]*[.F386]" office:value-type="float" office:value="70" calcext:value-type="float">
            <text:p>70</text:p>
          </table:table-cell>
          <table:table-cell table:formula="of:=SUM([.$G$3:.G386])" office:value-type="float" office:value="8731.5" calcext:value-type="float">
            <text:p>8731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4272" calcext:value-type="float">
            <text:p>74272</text:p>
          </table:table-cell>
          <table:table-cell table:formula="of:=[.C387]-[.C386]" office:value-type="float" office:value="10" calcext:value-type="float">
            <text:p>10</text:p>
          </table:table-cell>
          <table:table-cell table:formula="of:=[.C387]-[.$C$2]" office:value-type="float" office:value="3847" calcext:value-type="float">
            <text:p>3847</text:p>
          </table:table-cell>
          <table:table-cell table:formula="of:=([.A387]+[.A386])/2" office:value-type="float" office:value="4" calcext:value-type="float">
            <text:p>4</text:p>
          </table:table-cell>
          <table:table-cell table:formula="of:=[.D387]*[.F387]" office:value-type="float" office:value="40" calcext:value-type="float">
            <text:p>40</text:p>
          </table:table-cell>
          <table:table-cell table:formula="of:=SUM([.$G$3:.G387])" office:value-type="float" office:value="8771.5" calcext:value-type="float">
            <text:p>8771,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74281" calcext:value-type="float">
            <text:p>74281</text:p>
          </table:table-cell>
          <table:table-cell table:formula="of:=[.C388]-[.C387]" office:value-type="float" office:value="9" calcext:value-type="float">
            <text:p>9</text:p>
          </table:table-cell>
          <table:table-cell table:formula="of:=[.C388]-[.$C$2]" office:value-type="float" office:value="3856" calcext:value-type="float">
            <text:p>3856</text:p>
          </table:table-cell>
          <table:table-cell table:formula="of:=([.A388]+[.A387])/2" office:value-type="float" office:value="-0.5" calcext:value-type="float">
            <text:p>-0,5</text:p>
          </table:table-cell>
          <table:table-cell table:formula="of:=[.D388]*[.F388]" office:value-type="float" office:value="-4.5" calcext:value-type="float">
            <text:p>-4,5</text:p>
          </table:table-cell>
          <table:table-cell table:formula="of:=SUM([.$G$3:.G388])" office:value-type="float" office:value="8767" calcext:value-type="float">
            <text:p>876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/>
          <table:table-cell office:value-type="float" office:value="74292" calcext:value-type="float">
            <text:p>74292</text:p>
          </table:table-cell>
          <table:table-cell table:formula="of:=[.C389]-[.C388]" office:value-type="float" office:value="11" calcext:value-type="float">
            <text:p>11</text:p>
          </table:table-cell>
          <table:table-cell table:formula="of:=[.C389]-[.$C$2]" office:value-type="float" office:value="3867" calcext:value-type="float">
            <text:p>3867</text:p>
          </table:table-cell>
          <table:table-cell table:formula="of:=([.A389]+[.A388])/2" office:value-type="float" office:value="-6" calcext:value-type="float">
            <text:p>-6</text:p>
          </table:table-cell>
          <table:table-cell table:formula="of:=[.D389]*[.F389]" office:value-type="float" office:value="-66" calcext:value-type="float">
            <text:p>-66</text:p>
          </table:table-cell>
          <table:table-cell table:formula="of:=SUM([.$G$3:.G389])" office:value-type="float" office:value="8701" calcext:value-type="float">
            <text:p>870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/>
          <table:table-cell office:value-type="float" office:value="74302" calcext:value-type="float">
            <text:p>74302</text:p>
          </table:table-cell>
          <table:table-cell table:formula="of:=[.C390]-[.C389]" office:value-type="float" office:value="10" calcext:value-type="float">
            <text:p>10</text:p>
          </table:table-cell>
          <table:table-cell table:formula="of:=[.C390]-[.$C$2]" office:value-type="float" office:value="3877" calcext:value-type="float">
            <text:p>3877</text:p>
          </table:table-cell>
          <table:table-cell table:formula="of:=([.A390]+[.A389])/2" office:value-type="float" office:value="-10.5" calcext:value-type="float">
            <text:p>-10,5</text:p>
          </table:table-cell>
          <table:table-cell table:formula="of:=[.D390]*[.F390]" office:value-type="float" office:value="-105" calcext:value-type="float">
            <text:p>-105</text:p>
          </table:table-cell>
          <table:table-cell table:formula="of:=SUM([.$G$3:.G390])" office:value-type="float" office:value="8596" calcext:value-type="float">
            <text:p>8596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/>
          <table:table-cell office:value-type="float" office:value="74312" calcext:value-type="float">
            <text:p>74312</text:p>
          </table:table-cell>
          <table:table-cell table:formula="of:=[.C391]-[.C390]" office:value-type="float" office:value="10" calcext:value-type="float">
            <text:p>10</text:p>
          </table:table-cell>
          <table:table-cell table:formula="of:=[.C391]-[.$C$2]" office:value-type="float" office:value="3887" calcext:value-type="float">
            <text:p>3887</text:p>
          </table:table-cell>
          <table:table-cell table:formula="of:=([.A391]+[.A390])/2" office:value-type="float" office:value="-13" calcext:value-type="float">
            <text:p>-13</text:p>
          </table:table-cell>
          <table:table-cell table:formula="of:=[.D391]*[.F391]" office:value-type="float" office:value="-130" calcext:value-type="float">
            <text:p>-130</text:p>
          </table:table-cell>
          <table:table-cell table:formula="of:=SUM([.$G$3:.G391])" office:value-type="float" office:value="8466" calcext:value-type="float">
            <text:p>8466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/>
          <table:table-cell office:value-type="float" office:value="74321" calcext:value-type="float">
            <text:p>74321</text:p>
          </table:table-cell>
          <table:table-cell table:formula="of:=[.C392]-[.C391]" office:value-type="float" office:value="9" calcext:value-type="float">
            <text:p>9</text:p>
          </table:table-cell>
          <table:table-cell table:formula="of:=[.C392]-[.$C$2]" office:value-type="float" office:value="3896" calcext:value-type="float">
            <text:p>3896</text:p>
          </table:table-cell>
          <table:table-cell table:formula="of:=([.A392]+[.A391])/2" office:value-type="float" office:value="-16.5" calcext:value-type="float">
            <text:p>-16,5</text:p>
          </table:table-cell>
          <table:table-cell table:formula="of:=[.D392]*[.F392]" office:value-type="float" office:value="-148.5" calcext:value-type="float">
            <text:p>-148,5</text:p>
          </table:table-cell>
          <table:table-cell table:formula="of:=SUM([.$G$3:.G392])" office:value-type="float" office:value="8317.5" calcext:value-type="float">
            <text:p>8317,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/>
          <table:table-cell office:value-type="float" office:value="74332" calcext:value-type="float">
            <text:p>74332</text:p>
          </table:table-cell>
          <table:table-cell table:formula="of:=[.C393]-[.C392]" office:value-type="float" office:value="11" calcext:value-type="float">
            <text:p>11</text:p>
          </table:table-cell>
          <table:table-cell table:formula="of:=[.C393]-[.$C$2]" office:value-type="float" office:value="3907" calcext:value-type="float">
            <text:p>3907</text:p>
          </table:table-cell>
          <table:table-cell table:formula="of:=([.A393]+[.A392])/2" office:value-type="float" office:value="-23" calcext:value-type="float">
            <text:p>-23</text:p>
          </table:table-cell>
          <table:table-cell table:formula="of:=[.D393]*[.F393]" office:value-type="float" office:value="-253" calcext:value-type="float">
            <text:p>-253</text:p>
          </table:table-cell>
          <table:table-cell table:formula="of:=SUM([.$G$3:.G393])" office:value-type="float" office:value="8064.5" calcext:value-type="float">
            <text:p>8064,5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/>
          <table:table-cell office:value-type="float" office:value="74342" calcext:value-type="float">
            <text:p>74342</text:p>
          </table:table-cell>
          <table:table-cell table:formula="of:=[.C394]-[.C393]" office:value-type="float" office:value="10" calcext:value-type="float">
            <text:p>10</text:p>
          </table:table-cell>
          <table:table-cell table:formula="of:=[.C394]-[.$C$2]" office:value-type="float" office:value="3917" calcext:value-type="float">
            <text:p>3917</text:p>
          </table:table-cell>
          <table:table-cell table:formula="of:=([.A394]+[.A393])/2" office:value-type="float" office:value="-29" calcext:value-type="float">
            <text:p>-29</text:p>
          </table:table-cell>
          <table:table-cell table:formula="of:=[.D394]*[.F394]" office:value-type="float" office:value="-290" calcext:value-type="float">
            <text:p>-290</text:p>
          </table:table-cell>
          <table:table-cell table:formula="of:=SUM([.$G$3:.G394])" office:value-type="float" office:value="7774.5" calcext:value-type="float">
            <text:p>7774,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/>
          <table:table-cell office:value-type="float" office:value="74352" calcext:value-type="float">
            <text:p>74352</text:p>
          </table:table-cell>
          <table:table-cell table:formula="of:=[.C395]-[.C394]" office:value-type="float" office:value="10" calcext:value-type="float">
            <text:p>10</text:p>
          </table:table-cell>
          <table:table-cell table:formula="of:=[.C395]-[.$C$2]" office:value-type="float" office:value="3927" calcext:value-type="float">
            <text:p>3927</text:p>
          </table:table-cell>
          <table:table-cell table:formula="of:=([.A395]+[.A394])/2" office:value-type="float" office:value="-33.5" calcext:value-type="float">
            <text:p>-33,5</text:p>
          </table:table-cell>
          <table:table-cell table:formula="of:=[.D395]*[.F395]" office:value-type="float" office:value="-335" calcext:value-type="float">
            <text:p>-335</text:p>
          </table:table-cell>
          <table:table-cell table:formula="of:=SUM([.$G$3:.G395])" office:value-type="float" office:value="7439.5" calcext:value-type="float">
            <text:p>7439,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/>
          <table:table-cell office:value-type="float" office:value="74362" calcext:value-type="float">
            <text:p>74362</text:p>
          </table:table-cell>
          <table:table-cell table:formula="of:=[.C396]-[.C395]" office:value-type="float" office:value="10" calcext:value-type="float">
            <text:p>10</text:p>
          </table:table-cell>
          <table:table-cell table:formula="of:=[.C396]-[.$C$2]" office:value-type="float" office:value="3937" calcext:value-type="float">
            <text:p>3937</text:p>
          </table:table-cell>
          <table:table-cell table:formula="of:=([.A396]+[.A395])/2" office:value-type="float" office:value="-38" calcext:value-type="float">
            <text:p>-38</text:p>
          </table:table-cell>
          <table:table-cell table:formula="of:=[.D396]*[.F396]" office:value-type="float" office:value="-380" calcext:value-type="float">
            <text:p>-380</text:p>
          </table:table-cell>
          <table:table-cell table:formula="of:=SUM([.$G$3:.G396])" office:value-type="float" office:value="7059.5" calcext:value-type="float">
            <text:p>7059,5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/>
          <table:table-cell office:value-type="float" office:value="74372" calcext:value-type="float">
            <text:p>74372</text:p>
          </table:table-cell>
          <table:table-cell table:formula="of:=[.C397]-[.C396]" office:value-type="float" office:value="10" calcext:value-type="float">
            <text:p>10</text:p>
          </table:table-cell>
          <table:table-cell table:formula="of:=[.C397]-[.$C$2]" office:value-type="float" office:value="3947" calcext:value-type="float">
            <text:p>3947</text:p>
          </table:table-cell>
          <table:table-cell table:formula="of:=([.A397]+[.A396])/2" office:value-type="float" office:value="-41.5" calcext:value-type="float">
            <text:p>-41,5</text:p>
          </table:table-cell>
          <table:table-cell table:formula="of:=[.D397]*[.F397]" office:value-type="float" office:value="-415" calcext:value-type="float">
            <text:p>-415</text:p>
          </table:table-cell>
          <table:table-cell table:formula="of:=SUM([.$G$3:.G397])" office:value-type="float" office:value="6644.5" calcext:value-type="float">
            <text:p>6644,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/>
          <table:table-cell office:value-type="float" office:value="74382" calcext:value-type="float">
            <text:p>74382</text:p>
          </table:table-cell>
          <table:table-cell table:formula="of:=[.C398]-[.C397]" office:value-type="float" office:value="10" calcext:value-type="float">
            <text:p>10</text:p>
          </table:table-cell>
          <table:table-cell table:formula="of:=[.C398]-[.$C$2]" office:value-type="float" office:value="3957" calcext:value-type="float">
            <text:p>3957</text:p>
          </table:table-cell>
          <table:table-cell table:formula="of:=([.A398]+[.A397])/2" office:value-type="float" office:value="-41.5" calcext:value-type="float">
            <text:p>-41,5</text:p>
          </table:table-cell>
          <table:table-cell table:formula="of:=[.D398]*[.F398]" office:value-type="float" office:value="-415" calcext:value-type="float">
            <text:p>-415</text:p>
          </table:table-cell>
          <table:table-cell table:formula="of:=SUM([.$G$3:.G398])" office:value-type="float" office:value="6229.5" calcext:value-type="float">
            <text:p>6229,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/>
          <table:table-cell office:value-type="float" office:value="74392" calcext:value-type="float">
            <text:p>74392</text:p>
          </table:table-cell>
          <table:table-cell table:formula="of:=[.C399]-[.C398]" office:value-type="float" office:value="10" calcext:value-type="float">
            <text:p>10</text:p>
          </table:table-cell>
          <table:table-cell table:formula="of:=[.C399]-[.$C$2]" office:value-type="float" office:value="3967" calcext:value-type="float">
            <text:p>3967</text:p>
          </table:table-cell>
          <table:table-cell table:formula="of:=([.A399]+[.A398])/2" office:value-type="float" office:value="-38" calcext:value-type="float">
            <text:p>-38</text:p>
          </table:table-cell>
          <table:table-cell table:formula="of:=[.D399]*[.F399]" office:value-type="float" office:value="-380" calcext:value-type="float">
            <text:p>-380</text:p>
          </table:table-cell>
          <table:table-cell table:formula="of:=SUM([.$G$3:.G399])" office:value-type="float" office:value="5849.5" calcext:value-type="float">
            <text:p>5849,5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/>
          <table:table-cell office:value-type="float" office:value="74402" calcext:value-type="float">
            <text:p>74402</text:p>
          </table:table-cell>
          <table:table-cell table:formula="of:=[.C400]-[.C399]" office:value-type="float" office:value="10" calcext:value-type="float">
            <text:p>10</text:p>
          </table:table-cell>
          <table:table-cell table:formula="of:=[.C400]-[.$C$2]" office:value-type="float" office:value="3977" calcext:value-type="float">
            <text:p>3977</text:p>
          </table:table-cell>
          <table:table-cell table:formula="of:=([.A400]+[.A399])/2" office:value-type="float" office:value="-36.5" calcext:value-type="float">
            <text:p>-36,5</text:p>
          </table:table-cell>
          <table:table-cell table:formula="of:=[.D400]*[.F400]" office:value-type="float" office:value="-365" calcext:value-type="float">
            <text:p>-365</text:p>
          </table:table-cell>
          <table:table-cell table:formula="of:=SUM([.$G$3:.G400])" office:value-type="float" office:value="5484.5" calcext:value-type="float">
            <text:p>5484,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/>
          <table:table-cell office:value-type="float" office:value="74412" calcext:value-type="float">
            <text:p>74412</text:p>
          </table:table-cell>
          <table:table-cell table:formula="of:=[.C401]-[.C400]" office:value-type="float" office:value="10" calcext:value-type="float">
            <text:p>10</text:p>
          </table:table-cell>
          <table:table-cell table:formula="of:=[.C401]-[.$C$2]" office:value-type="float" office:value="3987" calcext:value-type="float">
            <text:p>3987</text:p>
          </table:table-cell>
          <table:table-cell table:formula="of:=([.A401]+[.A400])/2" office:value-type="float" office:value="-38" calcext:value-type="float">
            <text:p>-38</text:p>
          </table:table-cell>
          <table:table-cell table:formula="of:=[.D401]*[.F401]" office:value-type="float" office:value="-380" calcext:value-type="float">
            <text:p>-380</text:p>
          </table:table-cell>
          <table:table-cell table:formula="of:=SUM([.$G$3:.G401])" office:value-type="float" office:value="5104.5" calcext:value-type="float">
            <text:p>5104,5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/>
          <table:table-cell office:value-type="float" office:value="74422" calcext:value-type="float">
            <text:p>74422</text:p>
          </table:table-cell>
          <table:table-cell table:formula="of:=[.C402]-[.C401]" office:value-type="float" office:value="10" calcext:value-type="float">
            <text:p>10</text:p>
          </table:table-cell>
          <table:table-cell table:formula="of:=[.C402]-[.$C$2]" office:value-type="float" office:value="3997" calcext:value-type="float">
            <text:p>3997</text:p>
          </table:table-cell>
          <table:table-cell table:formula="of:=([.A402]+[.A401])/2" office:value-type="float" office:value="-40.5" calcext:value-type="float">
            <text:p>-40,5</text:p>
          </table:table-cell>
          <table:table-cell table:formula="of:=[.D402]*[.F402]" office:value-type="float" office:value="-405" calcext:value-type="float">
            <text:p>-405</text:p>
          </table:table-cell>
          <table:table-cell table:formula="of:=SUM([.$G$3:.G402])" office:value-type="float" office:value="4699.5" calcext:value-type="float">
            <text:p>4699,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/>
          <table:table-cell office:value-type="float" office:value="74432" calcext:value-type="float">
            <text:p>74432</text:p>
          </table:table-cell>
          <table:table-cell table:formula="of:=[.C403]-[.C402]" office:value-type="float" office:value="10" calcext:value-type="float">
            <text:p>10</text:p>
          </table:table-cell>
          <table:table-cell table:formula="of:=[.C403]-[.$C$2]" office:value-type="float" office:value="4007" calcext:value-type="float">
            <text:p>4007</text:p>
          </table:table-cell>
          <table:table-cell table:formula="of:=([.A403]+[.A402])/2" office:value-type="float" office:value="-32.5" calcext:value-type="float">
            <text:p>-32,5</text:p>
          </table:table-cell>
          <table:table-cell table:formula="of:=[.D403]*[.F403]" office:value-type="float" office:value="-325" calcext:value-type="float">
            <text:p>-325</text:p>
          </table:table-cell>
          <table:table-cell table:formula="of:=SUM([.$G$3:.G403])" office:value-type="float" office:value="4374.5" calcext:value-type="float">
            <text:p>4374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4442" calcext:value-type="float">
            <text:p>74442</text:p>
          </table:table-cell>
          <table:table-cell table:formula="of:=[.C404]-[.C403]" office:value-type="float" office:value="10" calcext:value-type="float">
            <text:p>10</text:p>
          </table:table-cell>
          <table:table-cell table:formula="of:=[.C404]-[.$C$2]" office:value-type="float" office:value="4017" calcext:value-type="float">
            <text:p>4017</text:p>
          </table:table-cell>
          <table:table-cell table:formula="of:=([.A404]+[.A403])/2" office:value-type="float" office:value="-8.5" calcext:value-type="float">
            <text:p>-8,5</text:p>
          </table:table-cell>
          <table:table-cell table:formula="of:=[.D404]*[.F404]" office:value-type="float" office:value="-85" calcext:value-type="float">
            <text:p>-85</text:p>
          </table:table-cell>
          <table:table-cell table:formula="of:=SUM([.$G$3:.G404])" office:value-type="float" office:value="4289.5" calcext:value-type="float">
            <text:p>4289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74451" calcext:value-type="float">
            <text:p>74451</text:p>
          </table:table-cell>
          <table:table-cell table:formula="of:=[.C405]-[.C404]" office:value-type="float" office:value="9" calcext:value-type="float">
            <text:p>9</text:p>
          </table:table-cell>
          <table:table-cell table:formula="of:=[.C405]-[.$C$2]" office:value-type="float" office:value="4026" calcext:value-type="float">
            <text:p>4026</text:p>
          </table:table-cell>
          <table:table-cell table:formula="of:=([.A405]+[.A404])/2" office:value-type="float" office:value="10.5" calcext:value-type="float">
            <text:p>10,5</text:p>
          </table:table-cell>
          <table:table-cell table:formula="of:=[.D405]*[.F405]" office:value-type="float" office:value="94.5" calcext:value-type="float">
            <text:p>94,5</text:p>
          </table:table-cell>
          <table:table-cell table:formula="of:=SUM([.$G$3:.G405])" office:value-type="float" office:value="4384" calcext:value-type="float">
            <text:p>43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74462" calcext:value-type="float">
            <text:p>74462</text:p>
          </table:table-cell>
          <table:table-cell table:formula="of:=[.C406]-[.C405]" office:value-type="float" office:value="11" calcext:value-type="float">
            <text:p>11</text:p>
          </table:table-cell>
          <table:table-cell table:formula="of:=[.C406]-[.$C$2]" office:value-type="float" office:value="4037" calcext:value-type="float">
            <text:p>4037</text:p>
          </table:table-cell>
          <table:table-cell table:formula="of:=([.A406]+[.A405])/2" office:value-type="float" office:value="14" calcext:value-type="float">
            <text:p>14</text:p>
          </table:table-cell>
          <table:table-cell table:formula="of:=[.D406]*[.F406]" office:value-type="float" office:value="154" calcext:value-type="float">
            <text:p>154</text:p>
          </table:table-cell>
          <table:table-cell table:formula="of:=SUM([.$G$3:.G406])" office:value-type="float" office:value="4538" calcext:value-type="float">
            <text:p>45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74472" calcext:value-type="float">
            <text:p>74472</text:p>
          </table:table-cell>
          <table:table-cell table:formula="of:=[.C407]-[.C406]" office:value-type="float" office:value="10" calcext:value-type="float">
            <text:p>10</text:p>
          </table:table-cell>
          <table:table-cell table:formula="of:=[.C407]-[.$C$2]" office:value-type="float" office:value="4047" calcext:value-type="float">
            <text:p>4047</text:p>
          </table:table-cell>
          <table:table-cell table:formula="of:=([.A407]+[.A406])/2" office:value-type="float" office:value="17.5" calcext:value-type="float">
            <text:p>17,5</text:p>
          </table:table-cell>
          <table:table-cell table:formula="of:=[.D407]*[.F407]" office:value-type="float" office:value="175" calcext:value-type="float">
            <text:p>175</text:p>
          </table:table-cell>
          <table:table-cell table:formula="of:=SUM([.$G$3:.G407])" office:value-type="float" office:value="4713" calcext:value-type="float">
            <text:p>47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74481" calcext:value-type="float">
            <text:p>74481</text:p>
          </table:table-cell>
          <table:table-cell table:formula="of:=[.C408]-[.C407]" office:value-type="float" office:value="9" calcext:value-type="float">
            <text:p>9</text:p>
          </table:table-cell>
          <table:table-cell table:formula="of:=[.C408]-[.$C$2]" office:value-type="float" office:value="4056" calcext:value-type="float">
            <text:p>4056</text:p>
          </table:table-cell>
          <table:table-cell table:formula="of:=([.A408]+[.A407])/2" office:value-type="float" office:value="29" calcext:value-type="float">
            <text:p>29</text:p>
          </table:table-cell>
          <table:table-cell table:formula="of:=[.D408]*[.F408]" office:value-type="float" office:value="261" calcext:value-type="float">
            <text:p>261</text:p>
          </table:table-cell>
          <table:table-cell table:formula="of:=SUM([.$G$3:.G408])" office:value-type="float" office:value="4974" calcext:value-type="float">
            <text:p>49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74491" calcext:value-type="float">
            <text:p>74491</text:p>
          </table:table-cell>
          <table:table-cell table:formula="of:=[.C409]-[.C408]" office:value-type="float" office:value="10" calcext:value-type="float">
            <text:p>10</text:p>
          </table:table-cell>
          <table:table-cell table:formula="of:=[.C409]-[.$C$2]" office:value-type="float" office:value="4066" calcext:value-type="float">
            <text:p>4066</text:p>
          </table:table-cell>
          <table:table-cell table:formula="of:=([.A409]+[.A408])/2" office:value-type="float" office:value="40.5" calcext:value-type="float">
            <text:p>40,5</text:p>
          </table:table-cell>
          <table:table-cell table:formula="of:=[.D409]*[.F409]" office:value-type="float" office:value="405" calcext:value-type="float">
            <text:p>405</text:p>
          </table:table-cell>
          <table:table-cell table:formula="of:=SUM([.$G$3:.G409])" office:value-type="float" office:value="5379" calcext:value-type="float">
            <text:p>53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74502" calcext:value-type="float">
            <text:p>74502</text:p>
          </table:table-cell>
          <table:table-cell table:formula="of:=[.C410]-[.C409]" office:value-type="float" office:value="11" calcext:value-type="float">
            <text:p>11</text:p>
          </table:table-cell>
          <table:table-cell table:formula="of:=[.C410]-[.$C$2]" office:value-type="float" office:value="4077" calcext:value-type="float">
            <text:p>4077</text:p>
          </table:table-cell>
          <table:table-cell table:formula="of:=([.A410]+[.A409])/2" office:value-type="float" office:value="42" calcext:value-type="float">
            <text:p>42</text:p>
          </table:table-cell>
          <table:table-cell table:formula="of:=[.D410]*[.F410]" office:value-type="float" office:value="462" calcext:value-type="float">
            <text:p>462</text:p>
          </table:table-cell>
          <table:table-cell table:formula="of:=SUM([.$G$3:.G410])" office:value-type="float" office:value="5841" calcext:value-type="float">
            <text:p>58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74512" calcext:value-type="float">
            <text:p>74512</text:p>
          </table:table-cell>
          <table:table-cell table:formula="of:=[.C411]-[.C410]" office:value-type="float" office:value="10" calcext:value-type="float">
            <text:p>10</text:p>
          </table:table-cell>
          <table:table-cell table:formula="of:=[.C411]-[.$C$2]" office:value-type="float" office:value="4087" calcext:value-type="float">
            <text:p>4087</text:p>
          </table:table-cell>
          <table:table-cell table:formula="of:=([.A411]+[.A410])/2" office:value-type="float" office:value="32.5" calcext:value-type="float">
            <text:p>32,5</text:p>
          </table:table-cell>
          <table:table-cell table:formula="of:=[.D411]*[.F411]" office:value-type="float" office:value="325" calcext:value-type="float">
            <text:p>325</text:p>
          </table:table-cell>
          <table:table-cell table:formula="of:=SUM([.$G$3:.G411])"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74521" calcext:value-type="float">
            <text:p>74521</text:p>
          </table:table-cell>
          <table:table-cell table:formula="of:=[.C412]-[.C411]" office:value-type="float" office:value="9" calcext:value-type="float">
            <text:p>9</text:p>
          </table:table-cell>
          <table:table-cell table:formula="of:=[.C412]-[.$C$2]" office:value-type="float" office:value="4096" calcext:value-type="float">
            <text:p>4096</text:p>
          </table:table-cell>
          <table:table-cell table:formula="of:=([.A412]+[.A411])/2" office:value-type="float" office:value="26" calcext:value-type="float">
            <text:p>26</text:p>
          </table:table-cell>
          <table:table-cell table:formula="of:=[.D412]*[.F412]" office:value-type="float" office:value="234" calcext:value-type="float">
            <text:p>234</text:p>
          </table:table-cell>
          <table:table-cell table:formula="of:=SUM([.$G$3:.G412])"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74531" calcext:value-type="float">
            <text:p>74531</text:p>
          </table:table-cell>
          <table:table-cell table:formula="of:=[.C413]-[.C412]" office:value-type="float" office:value="10" calcext:value-type="float">
            <text:p>10</text:p>
          </table:table-cell>
          <table:table-cell table:formula="of:=[.C413]-[.$C$2]" office:value-type="float" office:value="4106" calcext:value-type="float">
            <text:p>4106</text:p>
          </table:table-cell>
          <table:table-cell table:formula="of:=([.A413]+[.A412])/2" office:value-type="float" office:value="29.5" calcext:value-type="float">
            <text:p>29,5</text:p>
          </table:table-cell>
          <table:table-cell table:formula="of:=[.D413]*[.F413]" office:value-type="float" office:value="295" calcext:value-type="float">
            <text:p>295</text:p>
          </table:table-cell>
          <table:table-cell table:formula="of:=SUM([.$G$3:.G413])" office:value-type="float" office:value="6695" calcext:value-type="float">
            <text:p>66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74542" calcext:value-type="float">
            <text:p>74542</text:p>
          </table:table-cell>
          <table:table-cell table:formula="of:=[.C414]-[.C413]" office:value-type="float" office:value="11" calcext:value-type="float">
            <text:p>11</text:p>
          </table:table-cell>
          <table:table-cell table:formula="of:=[.C414]-[.$C$2]" office:value-type="float" office:value="4117" calcext:value-type="float">
            <text:p>4117</text:p>
          </table:table-cell>
          <table:table-cell table:formula="of:=([.A414]+[.A413])/2" office:value-type="float" office:value="33" calcext:value-type="float">
            <text:p>33</text:p>
          </table:table-cell>
          <table:table-cell table:formula="of:=[.D414]*[.F414]" office:value-type="float" office:value="363" calcext:value-type="float">
            <text:p>363</text:p>
          </table:table-cell>
          <table:table-cell table:formula="of:=SUM([.$G$3:.G414])" office:value-type="float" office:value="7058" calcext:value-type="float">
            <text:p>70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74552" calcext:value-type="float">
            <text:p>74552</text:p>
          </table:table-cell>
          <table:table-cell table:formula="of:=[.C415]-[.C414]" office:value-type="float" office:value="10" calcext:value-type="float">
            <text:p>10</text:p>
          </table:table-cell>
          <table:table-cell table:formula="of:=[.C415]-[.$C$2]" office:value-type="float" office:value="4127" calcext:value-type="float">
            <text:p>4127</text:p>
          </table:table-cell>
          <table:table-cell table:formula="of:=([.A415]+[.A414])/2" office:value-type="float" office:value="28.5" calcext:value-type="float">
            <text:p>28,5</text:p>
          </table:table-cell>
          <table:table-cell table:formula="of:=[.D415]*[.F415]" office:value-type="float" office:value="285" calcext:value-type="float">
            <text:p>285</text:p>
          </table:table-cell>
          <table:table-cell table:formula="of:=SUM([.$G$3:.G415])" office:value-type="float" office:value="7343" calcext:value-type="float">
            <text:p>73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74562" calcext:value-type="float">
            <text:p>74562</text:p>
          </table:table-cell>
          <table:table-cell table:formula="of:=[.C416]-[.C415]" office:value-type="float" office:value="10" calcext:value-type="float">
            <text:p>10</text:p>
          </table:table-cell>
          <table:table-cell table:formula="of:=[.C416]-[.$C$2]" office:value-type="float" office:value="4137" calcext:value-type="float">
            <text:p>4137</text:p>
          </table:table-cell>
          <table:table-cell table:formula="of:=([.A416]+[.A415])/2" office:value-type="float" office:value="19" calcext:value-type="float">
            <text:p>19</text:p>
          </table:table-cell>
          <table:table-cell table:formula="of:=[.D416]*[.F416]" office:value-type="float" office:value="190" calcext:value-type="float">
            <text:p>190</text:p>
          </table:table-cell>
          <table:table-cell table:formula="of:=SUM([.$G$3:.G416])" office:value-type="float" office:value="7533" calcext:value-type="float">
            <text:p>75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74571" calcext:value-type="float">
            <text:p>74571</text:p>
          </table:table-cell>
          <table:table-cell table:formula="of:=[.C417]-[.C416]" office:value-type="float" office:value="9" calcext:value-type="float">
            <text:p>9</text:p>
          </table:table-cell>
          <table:table-cell table:formula="of:=[.C417]-[.$C$2]" office:value-type="float" office:value="4146" calcext:value-type="float">
            <text:p>4146</text:p>
          </table:table-cell>
          <table:table-cell table:formula="of:=([.A417]+[.A416])/2" office:value-type="float" office:value="9.5" calcext:value-type="float">
            <text:p>9,5</text:p>
          </table:table-cell>
          <table:table-cell table:formula="of:=[.D417]*[.F417]" office:value-type="float" office:value="85.5" calcext:value-type="float">
            <text:p>85,5</text:p>
          </table:table-cell>
          <table:table-cell table:formula="of:=SUM([.$G$3:.G417])" office:value-type="float" office:value="7618.5" calcext:value-type="float">
            <text:p>7618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4582" calcext:value-type="float">
            <text:p>74582</text:p>
          </table:table-cell>
          <table:table-cell table:formula="of:=[.C418]-[.C417]" office:value-type="float" office:value="11" calcext:value-type="float">
            <text:p>11</text:p>
          </table:table-cell>
          <table:table-cell table:formula="of:=[.C418]-[.$C$2]" office:value-type="float" office:value="4157" calcext:value-type="float">
            <text:p>4157</text:p>
          </table:table-cell>
          <table:table-cell table:formula="of:=([.A418]+[.A417])/2" office:value-type="float" office:value="7" calcext:value-type="float">
            <text:p>7</text:p>
          </table:table-cell>
          <table:table-cell table:formula="of:=[.D418]*[.F418]" office:value-type="float" office:value="77" calcext:value-type="float">
            <text:p>77</text:p>
          </table:table-cell>
          <table:table-cell table:formula="of:=SUM([.$G$3:.G418])" office:value-type="float" office:value="7695.5" calcext:value-type="float">
            <text:p>7695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74592" calcext:value-type="float">
            <text:p>74592</text:p>
          </table:table-cell>
          <table:table-cell table:formula="of:=[.C419]-[.C418]" office:value-type="float" office:value="10" calcext:value-type="float">
            <text:p>10</text:p>
          </table:table-cell>
          <table:table-cell table:formula="of:=[.C419]-[.$C$2]" office:value-type="float" office:value="4167" calcext:value-type="float">
            <text:p>4167</text:p>
          </table:table-cell>
          <table:table-cell table:formula="of:=([.A419]+[.A418])/2" office:value-type="float" office:value="10" calcext:value-type="float">
            <text:p>10</text:p>
          </table:table-cell>
          <table:table-cell table:formula="of:=[.D419]*[.F419]" office:value-type="float" office:value="100" calcext:value-type="float">
            <text:p>100</text:p>
          </table:table-cell>
          <table:table-cell table:formula="of:=SUM([.$G$3:.G419])" office:value-type="float" office:value="7795.5" calcext:value-type="float">
            <text:p>7795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4601" calcext:value-type="float">
            <text:p>74601</text:p>
          </table:table-cell>
          <table:table-cell table:formula="of:=[.C420]-[.C419]" office:value-type="float" office:value="9" calcext:value-type="float">
            <text:p>9</text:p>
          </table:table-cell>
          <table:table-cell table:formula="of:=[.C420]-[.$C$2]" office:value-type="float" office:value="4176" calcext:value-type="float">
            <text:p>4176</text:p>
          </table:table-cell>
          <table:table-cell table:formula="of:=([.A420]+[.A419])/2" office:value-type="float" office:value="9" calcext:value-type="float">
            <text:p>9</text:p>
          </table:table-cell>
          <table:table-cell table:formula="of:=[.D420]*[.F420]" office:value-type="float" office:value="81" calcext:value-type="float">
            <text:p>81</text:p>
          </table:table-cell>
          <table:table-cell table:formula="of:=SUM([.$G$3:.G420])" office:value-type="float" office:value="7876.5" calcext:value-type="float">
            <text:p>7876,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74612" calcext:value-type="float">
            <text:p>74612</text:p>
          </table:table-cell>
          <table:table-cell table:formula="of:=[.C421]-[.C420]" office:value-type="float" office:value="11" calcext:value-type="float">
            <text:p>11</text:p>
          </table:table-cell>
          <table:table-cell table:formula="of:=[.C421]-[.$C$2]" office:value-type="float" office:value="4187" calcext:value-type="float">
            <text:p>4187</text:p>
          </table:table-cell>
          <table:table-cell table:formula="of:=([.A421]+[.A420])/2" office:value-type="float" office:value="2.5" calcext:value-type="float">
            <text:p>2,5</text:p>
          </table:table-cell>
          <table:table-cell table:formula="of:=[.D421]*[.F421]" office:value-type="float" office:value="27.5" calcext:value-type="float">
            <text:p>27,5</text:p>
          </table:table-cell>
          <table:table-cell table:formula="of:=SUM([.$G$3:.G421])" office:value-type="float" office:value="7904" calcext:value-type="float">
            <text:p>790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/>
          <table:table-cell office:value-type="float" office:value="74621" calcext:value-type="float">
            <text:p>74621</text:p>
          </table:table-cell>
          <table:table-cell table:formula="of:=[.C422]-[.C421]" office:value-type="float" office:value="9" calcext:value-type="float">
            <text:p>9</text:p>
          </table:table-cell>
          <table:table-cell table:formula="of:=[.C422]-[.$C$2]" office:value-type="float" office:value="4196" calcext:value-type="float">
            <text:p>4196</text:p>
          </table:table-cell>
          <table:table-cell table:formula="of:=([.A422]+[.A421])/2" office:value-type="float" office:value="-5.5" calcext:value-type="float">
            <text:p>-5,5</text:p>
          </table:table-cell>
          <table:table-cell table:formula="of:=[.D422]*[.F422]" office:value-type="float" office:value="-49.5" calcext:value-type="float">
            <text:p>-49,5</text:p>
          </table:table-cell>
          <table:table-cell table:formula="of:=SUM([.$G$3:.G422])" office:value-type="float" office:value="7854.5" calcext:value-type="float">
            <text:p>7854,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/>
          <table:table-cell office:value-type="float" office:value="74632" calcext:value-type="float">
            <text:p>74632</text:p>
          </table:table-cell>
          <table:table-cell table:formula="of:=[.C423]-[.C422]" office:value-type="float" office:value="11" calcext:value-type="float">
            <text:p>11</text:p>
          </table:table-cell>
          <table:table-cell table:formula="of:=[.C423]-[.$C$2]" office:value-type="float" office:value="4207" calcext:value-type="float">
            <text:p>4207</text:p>
          </table:table-cell>
          <table:table-cell table:formula="of:=([.A423]+[.A422])/2" office:value-type="float" office:value="-10" calcext:value-type="float">
            <text:p>-10</text:p>
          </table:table-cell>
          <table:table-cell table:formula="of:=[.D423]*[.F423]" office:value-type="float" office:value="-110" calcext:value-type="float">
            <text:p>-110</text:p>
          </table:table-cell>
          <table:table-cell table:formula="of:=SUM([.$G$3:.G423])" office:value-type="float" office:value="7744.5" calcext:value-type="float">
            <text:p>7744,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/>
          <table:table-cell office:value-type="float" office:value="74642" calcext:value-type="float">
            <text:p>74642</text:p>
          </table:table-cell>
          <table:table-cell table:formula="of:=[.C424]-[.C423]" office:value-type="float" office:value="10" calcext:value-type="float">
            <text:p>10</text:p>
          </table:table-cell>
          <table:table-cell table:formula="of:=[.C424]-[.$C$2]" office:value-type="float" office:value="4217" calcext:value-type="float">
            <text:p>4217</text:p>
          </table:table-cell>
          <table:table-cell table:formula="of:=([.A424]+[.A423])/2" office:value-type="float" office:value="-12" calcext:value-type="float">
            <text:p>-12</text:p>
          </table:table-cell>
          <table:table-cell table:formula="of:=[.D424]*[.F424]" office:value-type="float" office:value="-120" calcext:value-type="float">
            <text:p>-120</text:p>
          </table:table-cell>
          <table:table-cell table:formula="of:=SUM([.$G$3:.G424])" office:value-type="float" office:value="7624.5" calcext:value-type="float">
            <text:p>7624,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/>
          <table:table-cell office:value-type="float" office:value="74651" calcext:value-type="float">
            <text:p>74651</text:p>
          </table:table-cell>
          <table:table-cell table:formula="of:=[.C425]-[.C424]" office:value-type="float" office:value="9" calcext:value-type="float">
            <text:p>9</text:p>
          </table:table-cell>
          <table:table-cell table:formula="of:=[.C425]-[.$C$2]" office:value-type="float" office:value="4226" calcext:value-type="float">
            <text:p>4226</text:p>
          </table:table-cell>
          <table:table-cell table:formula="of:=([.A425]+[.A424])/2" office:value-type="float" office:value="-14.5" calcext:value-type="float">
            <text:p>-14,5</text:p>
          </table:table-cell>
          <table:table-cell table:formula="of:=[.D425]*[.F425]" office:value-type="float" office:value="-130.5" calcext:value-type="float">
            <text:p>-130,5</text:p>
          </table:table-cell>
          <table:table-cell table:formula="of:=SUM([.$G$3:.G425])" office:value-type="float" office:value="7494" calcext:value-type="float">
            <text:p>7494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/>
          <table:table-cell office:value-type="float" office:value="74661" calcext:value-type="float">
            <text:p>74661</text:p>
          </table:table-cell>
          <table:table-cell table:formula="of:=[.C426]-[.C425]" office:value-type="float" office:value="10" calcext:value-type="float">
            <text:p>10</text:p>
          </table:table-cell>
          <table:table-cell table:formula="of:=[.C426]-[.$C$2]" office:value-type="float" office:value="4236" calcext:value-type="float">
            <text:p>4236</text:p>
          </table:table-cell>
          <table:table-cell table:formula="of:=([.A426]+[.A425])/2" office:value-type="float" office:value="-16.5" calcext:value-type="float">
            <text:p>-16,5</text:p>
          </table:table-cell>
          <table:table-cell table:formula="of:=[.D426]*[.F426]" office:value-type="float" office:value="-165" calcext:value-type="float">
            <text:p>-165</text:p>
          </table:table-cell>
          <table:table-cell table:formula="of:=SUM([.$G$3:.G426])" office:value-type="float" office:value="7329" calcext:value-type="float">
            <text:p>7329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/>
          <table:table-cell office:value-type="float" office:value="74672" calcext:value-type="float">
            <text:p>74672</text:p>
          </table:table-cell>
          <table:table-cell table:formula="of:=[.C427]-[.C426]" office:value-type="float" office:value="11" calcext:value-type="float">
            <text:p>11</text:p>
          </table:table-cell>
          <table:table-cell table:formula="of:=[.C427]-[.$C$2]" office:value-type="float" office:value="4247" calcext:value-type="float">
            <text:p>4247</text:p>
          </table:table-cell>
          <table:table-cell table:formula="of:=([.A427]+[.A426])/2" office:value-type="float" office:value="-16" calcext:value-type="float">
            <text:p>-16</text:p>
          </table:table-cell>
          <table:table-cell table:formula="of:=[.D427]*[.F427]" office:value-type="float" office:value="-176" calcext:value-type="float">
            <text:p>-176</text:p>
          </table:table-cell>
          <table:table-cell table:formula="of:=SUM([.$G$3:.G427])" office:value-type="float" office:value="7153" calcext:value-type="float">
            <text:p>7153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/>
          <table:table-cell office:value-type="float" office:value="74682" calcext:value-type="float">
            <text:p>74682</text:p>
          </table:table-cell>
          <table:table-cell table:formula="of:=[.C428]-[.C427]" office:value-type="float" office:value="10" calcext:value-type="float">
            <text:p>10</text:p>
          </table:table-cell>
          <table:table-cell table:formula="of:=[.C428]-[.$C$2]" office:value-type="float" office:value="4257" calcext:value-type="float">
            <text:p>4257</text:p>
          </table:table-cell>
          <table:table-cell table:formula="of:=([.A428]+[.A427])/2" office:value-type="float" office:value="-15.5" calcext:value-type="float">
            <text:p>-15,5</text:p>
          </table:table-cell>
          <table:table-cell table:formula="of:=[.D428]*[.F428]" office:value-type="float" office:value="-155" calcext:value-type="float">
            <text:p>-155</text:p>
          </table:table-cell>
          <table:table-cell table:formula="of:=SUM([.$G$3:.G428])" office:value-type="float" office:value="6998" calcext:value-type="float">
            <text:p>6998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/>
          <table:table-cell office:value-type="float" office:value="74691" calcext:value-type="float">
            <text:p>74691</text:p>
          </table:table-cell>
          <table:table-cell table:formula="of:=[.C429]-[.C428]" office:value-type="float" office:value="9" calcext:value-type="float">
            <text:p>9</text:p>
          </table:table-cell>
          <table:table-cell table:formula="of:=[.C429]-[.$C$2]" office:value-type="float" office:value="4266" calcext:value-type="float">
            <text:p>4266</text:p>
          </table:table-cell>
          <table:table-cell table:formula="of:=([.A429]+[.A428])/2" office:value-type="float" office:value="-17" calcext:value-type="float">
            <text:p>-17</text:p>
          </table:table-cell>
          <table:table-cell table:formula="of:=[.D429]*[.F429]" office:value-type="float" office:value="-153" calcext:value-type="float">
            <text:p>-153</text:p>
          </table:table-cell>
          <table:table-cell table:formula="of:=SUM([.$G$3:.G429])" office:value-type="float" office:value="6845" calcext:value-type="float">
            <text:p>684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/>
          <table:table-cell office:value-type="float" office:value="74701" calcext:value-type="float">
            <text:p>74701</text:p>
          </table:table-cell>
          <table:table-cell table:formula="of:=[.C430]-[.C429]" office:value-type="float" office:value="10" calcext:value-type="float">
            <text:p>10</text:p>
          </table:table-cell>
          <table:table-cell table:formula="of:=[.C430]-[.$C$2]" office:value-type="float" office:value="4276" calcext:value-type="float">
            <text:p>4276</text:p>
          </table:table-cell>
          <table:table-cell table:formula="of:=([.A430]+[.A429])/2" office:value-type="float" office:value="-19" calcext:value-type="float">
            <text:p>-19</text:p>
          </table:table-cell>
          <table:table-cell table:formula="of:=[.D430]*[.F430]" office:value-type="float" office:value="-190" calcext:value-type="float">
            <text:p>-190</text:p>
          </table:table-cell>
          <table:table-cell table:formula="of:=SUM([.$G$3:.G430])" office:value-type="float" office:value="6655" calcext:value-type="float">
            <text:p>665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/>
          <table:table-cell office:value-type="float" office:value="74712" calcext:value-type="float">
            <text:p>74712</text:p>
          </table:table-cell>
          <table:table-cell table:formula="of:=[.C431]-[.C430]" office:value-type="float" office:value="11" calcext:value-type="float">
            <text:p>11</text:p>
          </table:table-cell>
          <table:table-cell table:formula="of:=[.C431]-[.$C$2]" office:value-type="float" office:value="4287" calcext:value-type="float">
            <text:p>4287</text:p>
          </table:table-cell>
          <table:table-cell table:formula="of:=([.A431]+[.A430])/2" office:value-type="float" office:value="-22.5" calcext:value-type="float">
            <text:p>-22,5</text:p>
          </table:table-cell>
          <table:table-cell table:formula="of:=[.D431]*[.F431]" office:value-type="float" office:value="-247.5" calcext:value-type="float">
            <text:p>-247,5</text:p>
          </table:table-cell>
          <table:table-cell table:formula="of:=SUM([.$G$3:.G431])" office:value-type="float" office:value="6407.5" calcext:value-type="float">
            <text:p>6407,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/>
          <table:table-cell office:value-type="float" office:value="74722" calcext:value-type="float">
            <text:p>74722</text:p>
          </table:table-cell>
          <table:table-cell table:formula="of:=[.C432]-[.C431]" office:value-type="float" office:value="10" calcext:value-type="float">
            <text:p>10</text:p>
          </table:table-cell>
          <table:table-cell table:formula="of:=[.C432]-[.$C$2]" office:value-type="float" office:value="4297" calcext:value-type="float">
            <text:p>4297</text:p>
          </table:table-cell>
          <table:table-cell table:formula="of:=([.A432]+[.A431])/2" office:value-type="float" office:value="-26" calcext:value-type="float">
            <text:p>-26</text:p>
          </table:table-cell>
          <table:table-cell table:formula="of:=[.D432]*[.F432]" office:value-type="float" office:value="-260" calcext:value-type="float">
            <text:p>-260</text:p>
          </table:table-cell>
          <table:table-cell table:formula="of:=SUM([.$G$3:.G432])" office:value-type="float" office:value="6147.5" calcext:value-type="float">
            <text:p>6147,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/>
          <table:table-cell office:value-type="float" office:value="74732" calcext:value-type="float">
            <text:p>74732</text:p>
          </table:table-cell>
          <table:table-cell table:formula="of:=[.C433]-[.C432]" office:value-type="float" office:value="10" calcext:value-type="float">
            <text:p>10</text:p>
          </table:table-cell>
          <table:table-cell table:formula="of:=[.C433]-[.$C$2]" office:value-type="float" office:value="4307" calcext:value-type="float">
            <text:p>4307</text:p>
          </table:table-cell>
          <table:table-cell table:formula="of:=([.A433]+[.A432])/2" office:value-type="float" office:value="-26" calcext:value-type="float">
            <text:p>-26</text:p>
          </table:table-cell>
          <table:table-cell table:formula="of:=[.D433]*[.F433]" office:value-type="float" office:value="-260" calcext:value-type="float">
            <text:p>-260</text:p>
          </table:table-cell>
          <table:table-cell table:formula="of:=SUM([.$G$3:.G433])" office:value-type="float" office:value="5887.5" calcext:value-type="float">
            <text:p>5887,5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/>
          <table:table-cell office:value-type="float" office:value="74741" calcext:value-type="float">
            <text:p>74741</text:p>
          </table:table-cell>
          <table:table-cell table:formula="of:=[.C434]-[.C433]" office:value-type="float" office:value="9" calcext:value-type="float">
            <text:p>9</text:p>
          </table:table-cell>
          <table:table-cell table:formula="of:=[.C434]-[.$C$2]" office:value-type="float" office:value="4316" calcext:value-type="float">
            <text:p>4316</text:p>
          </table:table-cell>
          <table:table-cell table:formula="of:=([.A434]+[.A433])/2" office:value-type="float" office:value="-23.5" calcext:value-type="float">
            <text:p>-23,5</text:p>
          </table:table-cell>
          <table:table-cell table:formula="of:=[.D434]*[.F434]" office:value-type="float" office:value="-211.5" calcext:value-type="float">
            <text:p>-211,5</text:p>
          </table:table-cell>
          <table:table-cell table:formula="of:=SUM([.$G$3:.G434])" office:value-type="float" office:value="5676" calcext:value-type="float">
            <text:p>567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74752" calcext:value-type="float">
            <text:p>74752</text:p>
          </table:table-cell>
          <table:table-cell table:formula="of:=[.C435]-[.C434]" office:value-type="float" office:value="11" calcext:value-type="float">
            <text:p>11</text:p>
          </table:table-cell>
          <table:table-cell table:formula="of:=[.C435]-[.$C$2]" office:value-type="float" office:value="4327" calcext:value-type="float">
            <text:p>4327</text:p>
          </table:table-cell>
          <table:table-cell table:formula="of:=([.A435]+[.A434])/2" office:value-type="float" office:value="-13" calcext:value-type="float">
            <text:p>-13</text:p>
          </table:table-cell>
          <table:table-cell table:formula="of:=[.D435]*[.F435]" office:value-type="float" office:value="-143" calcext:value-type="float">
            <text:p>-143</text:p>
          </table:table-cell>
          <table:table-cell table:formula="of:=SUM([.$G$3:.G435])" office:value-type="float" office:value="5533" calcext:value-type="float">
            <text:p>55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74762" calcext:value-type="float">
            <text:p>74762</text:p>
          </table:table-cell>
          <table:table-cell table:formula="of:=[.C436]-[.C435]" office:value-type="float" office:value="10" calcext:value-type="float">
            <text:p>10</text:p>
          </table:table-cell>
          <table:table-cell table:formula="of:=[.C436]-[.$C$2]" office:value-type="float" office:value="4337" calcext:value-type="float">
            <text:p>4337</text:p>
          </table:table-cell>
          <table:table-cell table:formula="of:=([.A436]+[.A435])/2" office:value-type="float" office:value="5" calcext:value-type="float">
            <text:p>5</text:p>
          </table:table-cell>
          <table:table-cell table:formula="of:=[.D436]*[.F436]" office:value-type="float" office:value="50" calcext:value-type="float">
            <text:p>50</text:p>
          </table:table-cell>
          <table:table-cell table:formula="of:=SUM([.$G$3:.G436])" office:value-type="float" office:value="5583" calcext:value-type="float">
            <text:p>55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4772" calcext:value-type="float">
            <text:p>74772</text:p>
          </table:table-cell>
          <table:table-cell table:formula="of:=[.C437]-[.C436]" office:value-type="float" office:value="10" calcext:value-type="float">
            <text:p>10</text:p>
          </table:table-cell>
          <table:table-cell table:formula="of:=[.C437]-[.$C$2]" office:value-type="float" office:value="4347" calcext:value-type="float">
            <text:p>4347</text:p>
          </table:table-cell>
          <table:table-cell table:formula="of:=([.A437]+[.A436])/2" office:value-type="float" office:value="17" calcext:value-type="float">
            <text:p>17</text:p>
          </table:table-cell>
          <table:table-cell table:formula="of:=[.D437]*[.F437]" office:value-type="float" office:value="170" calcext:value-type="float">
            <text:p>170</text:p>
          </table:table-cell>
          <table:table-cell table:formula="of:=SUM([.$G$3:.G437])" office:value-type="float" office:value="5753" calcext:value-type="float">
            <text:p>57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4781" calcext:value-type="float">
            <text:p>74781</text:p>
          </table:table-cell>
          <table:table-cell table:formula="of:=[.C438]-[.C437]" office:value-type="float" office:value="9" calcext:value-type="float">
            <text:p>9</text:p>
          </table:table-cell>
          <table:table-cell table:formula="of:=[.C438]-[.$C$2]" office:value-type="float" office:value="4356" calcext:value-type="float">
            <text:p>4356</text:p>
          </table:table-cell>
          <table:table-cell table:formula="of:=([.A438]+[.A437])/2" office:value-type="float" office:value="14" calcext:value-type="float">
            <text:p>14</text:p>
          </table:table-cell>
          <table:table-cell table:formula="of:=[.D438]*[.F438]" office:value-type="float" office:value="126" calcext:value-type="float">
            <text:p>126</text:p>
          </table:table-cell>
          <table:table-cell table:formula="of:=SUM([.$G$3:.G438])" office:value-type="float" office:value="5879" calcext:value-type="float">
            <text:p>587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74791" calcext:value-type="float">
            <text:p>74791</text:p>
          </table:table-cell>
          <table:table-cell table:formula="of:=[.C439]-[.C438]" office:value-type="float" office:value="10" calcext:value-type="float">
            <text:p>10</text:p>
          </table:table-cell>
          <table:table-cell table:formula="of:=[.C439]-[.$C$2]" office:value-type="float" office:value="4366" calcext:value-type="float">
            <text:p>4366</text:p>
          </table:table-cell>
          <table:table-cell table:formula="of:=([.A439]+[.A438])/2" office:value-type="float" office:value="2.5" calcext:value-type="float">
            <text:p>2,5</text:p>
          </table:table-cell>
          <table:table-cell table:formula="of:=[.D439]*[.F439]" office:value-type="float" office:value="25" calcext:value-type="float">
            <text:p>25</text:p>
          </table:table-cell>
          <table:table-cell table:formula="of:=SUM([.$G$3:.G439])" office:value-type="float" office:value="5904" calcext:value-type="float">
            <text:p>590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74802" calcext:value-type="float">
            <text:p>74802</text:p>
          </table:table-cell>
          <table:table-cell table:formula="of:=[.C440]-[.C439]" office:value-type="float" office:value="11" calcext:value-type="float">
            <text:p>11</text:p>
          </table:table-cell>
          <table:table-cell table:formula="of:=[.C440]-[.$C$2]" office:value-type="float" office:value="4377" calcext:value-type="float">
            <text:p>4377</text:p>
          </table:table-cell>
          <table:table-cell table:formula="of:=([.A440]+[.A439])/2" office:value-type="float" office:value="-3.5" calcext:value-type="float">
            <text:p>-3,5</text:p>
          </table:table-cell>
          <table:table-cell table:formula="of:=[.D440]*[.F440]" office:value-type="float" office:value="-38.5" calcext:value-type="float">
            <text:p>-38,5</text:p>
          </table:table-cell>
          <table:table-cell table:formula="of:=SUM([.$G$3:.G440])" office:value-type="float" office:value="5865.5" calcext:value-type="float">
            <text:p>5865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4812" calcext:value-type="float">
            <text:p>74812</text:p>
          </table:table-cell>
          <table:table-cell table:formula="of:=[.C441]-[.C440]" office:value-type="float" office:value="10" calcext:value-type="float">
            <text:p>10</text:p>
          </table:table-cell>
          <table:table-cell table:formula="of:=[.C441]-[.$C$2]" office:value-type="float" office:value="4387" calcext:value-type="float">
            <text:p>4387</text:p>
          </table:table-cell>
          <table:table-cell table:formula="of:=([.A441]+[.A440])/2" office:value-type="float" office:value="-2" calcext:value-type="float">
            <text:p>-2</text:p>
          </table:table-cell>
          <table:table-cell table:formula="of:=[.D441]*[.F441]" office:value-type="float" office:value="-20" calcext:value-type="float">
            <text:p>-20</text:p>
          </table:table-cell>
          <table:table-cell table:formula="of:=SUM([.$G$3:.G441])" office:value-type="float" office:value="5845.5" calcext:value-type="float">
            <text:p>5845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4821" calcext:value-type="float">
            <text:p>74821</text:p>
          </table:table-cell>
          <table:table-cell table:formula="of:=[.C442]-[.C441]" office:value-type="float" office:value="9" calcext:value-type="float">
            <text:p>9</text:p>
          </table:table-cell>
          <table:table-cell table:formula="of:=[.C442]-[.$C$2]" office:value-type="float" office:value="4396" calcext:value-type="float">
            <text:p>4396</text:p>
          </table:table-cell>
          <table:table-cell table:formula="of:=([.A442]+[.A441])/2" office:value-type="float" office:value="0.5" calcext:value-type="float">
            <text:p>0,5</text:p>
          </table:table-cell>
          <table:table-cell table:formula="of:=[.D442]*[.F442]" office:value-type="float" office:value="4.5" calcext:value-type="float">
            <text:p>4,5</text:p>
          </table:table-cell>
          <table:table-cell table:formula="of:=SUM([.$G$3:.G442])"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4831" calcext:value-type="float">
            <text:p>74831</text:p>
          </table:table-cell>
          <table:table-cell table:formula="of:=[.C443]-[.C442]" office:value-type="float" office:value="10" calcext:value-type="float">
            <text:p>10</text:p>
          </table:table-cell>
          <table:table-cell table:formula="of:=[.C443]-[.$C$2]" office:value-type="float" office:value="4406" calcext:value-type="float">
            <text:p>4406</text:p>
          </table:table-cell>
          <table:table-cell table:formula="of:=([.A443]+[.A442])/2" office:value-type="float" office:value="0.5" calcext:value-type="float">
            <text:p>0,5</text:p>
          </table:table-cell>
          <table:table-cell table:formula="of:=[.D443]*[.F443]" office:value-type="float" office:value="5" calcext:value-type="float">
            <text:p>5</text:p>
          </table:table-cell>
          <table:table-cell table:formula="of:=SUM([.$G$3:.G443])" office:value-type="float" office:value="5855" calcext:value-type="float">
            <text:p>58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74842" calcext:value-type="float">
            <text:p>74842</text:p>
          </table:table-cell>
          <table:table-cell table:formula="of:=[.C444]-[.C443]" office:value-type="float" office:value="11" calcext:value-type="float">
            <text:p>11</text:p>
          </table:table-cell>
          <table:table-cell table:formula="of:=[.C444]-[.$C$2]" office:value-type="float" office:value="4417" calcext:value-type="float">
            <text:p>4417</text:p>
          </table:table-cell>
          <table:table-cell table:formula="of:=([.A444]+[.A443])/2" office:value-type="float" office:value="7.5" calcext:value-type="float">
            <text:p>7,5</text:p>
          </table:table-cell>
          <table:table-cell table:formula="of:=[.D444]*[.F444]" office:value-type="float" office:value="82.5" calcext:value-type="float">
            <text:p>82,5</text:p>
          </table:table-cell>
          <table:table-cell table:formula="of:=SUM([.$G$3:.G444])" office:value-type="float" office:value="5937.5" calcext:value-type="float">
            <text:p>5937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74851" calcext:value-type="float">
            <text:p>74851</text:p>
          </table:table-cell>
          <table:table-cell table:formula="of:=[.C445]-[.C444]" office:value-type="float" office:value="9" calcext:value-type="float">
            <text:p>9</text:p>
          </table:table-cell>
          <table:table-cell table:formula="of:=[.C445]-[.$C$2]" office:value-type="float" office:value="4426" calcext:value-type="float">
            <text:p>4426</text:p>
          </table:table-cell>
          <table:table-cell table:formula="of:=([.A445]+[.A444])/2" office:value-type="float" office:value="26" calcext:value-type="float">
            <text:p>26</text:p>
          </table:table-cell>
          <table:table-cell table:formula="of:=[.D445]*[.F445]" office:value-type="float" office:value="234" calcext:value-type="float">
            <text:p>234</text:p>
          </table:table-cell>
          <table:table-cell table:formula="of:=SUM([.$G$3:.G445])" office:value-type="float" office:value="6171.5" calcext:value-type="float">
            <text:p>6171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74862" calcext:value-type="float">
            <text:p>74862</text:p>
          </table:table-cell>
          <table:table-cell table:formula="of:=[.C446]-[.C445]" office:value-type="float" office:value="11" calcext:value-type="float">
            <text:p>11</text:p>
          </table:table-cell>
          <table:table-cell table:formula="of:=[.C446]-[.$C$2]" office:value-type="float" office:value="4437" calcext:value-type="float">
            <text:p>4437</text:p>
          </table:table-cell>
          <table:table-cell table:formula="of:=([.A446]+[.A445])/2" office:value-type="float" office:value="42" calcext:value-type="float">
            <text:p>42</text:p>
          </table:table-cell>
          <table:table-cell table:formula="of:=[.D446]*[.F446]" office:value-type="float" office:value="462" calcext:value-type="float">
            <text:p>462</text:p>
          </table:table-cell>
          <table:table-cell table:formula="of:=SUM([.$G$3:.G446])" office:value-type="float" office:value="6633.5" calcext:value-type="float">
            <text:p>6633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74871" calcext:value-type="float">
            <text:p>74871</text:p>
          </table:table-cell>
          <table:table-cell table:formula="of:=[.C447]-[.C446]" office:value-type="float" office:value="9" calcext:value-type="float">
            <text:p>9</text:p>
          </table:table-cell>
          <table:table-cell table:formula="of:=[.C447]-[.$C$2]" office:value-type="float" office:value="4446" calcext:value-type="float">
            <text:p>4446</text:p>
          </table:table-cell>
          <table:table-cell table:formula="of:=([.A447]+[.A446])/2" office:value-type="float" office:value="43.5" calcext:value-type="float">
            <text:p>43,5</text:p>
          </table:table-cell>
          <table:table-cell table:formula="of:=[.D447]*[.F447]" office:value-type="float" office:value="391.5" calcext:value-type="float">
            <text:p>391,5</text:p>
          </table:table-cell>
          <table:table-cell table:formula="of:=SUM([.$G$3:.G447])" office:value-type="float" office:value="7025" calcext:value-type="float">
            <text:p>70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74882" calcext:value-type="float">
            <text:p>74882</text:p>
          </table:table-cell>
          <table:table-cell table:formula="of:=[.C448]-[.C447]" office:value-type="float" office:value="11" calcext:value-type="float">
            <text:p>11</text:p>
          </table:table-cell>
          <table:table-cell table:formula="of:=[.C448]-[.$C$2]" office:value-type="float" office:value="4457" calcext:value-type="float">
            <text:p>4457</text:p>
          </table:table-cell>
          <table:table-cell table:formula="of:=([.A448]+[.A447])/2" office:value-type="float" office:value="34.5" calcext:value-type="float">
            <text:p>34,5</text:p>
          </table:table-cell>
          <table:table-cell table:formula="of:=[.D448]*[.F448]" office:value-type="float" office:value="379.5" calcext:value-type="float">
            <text:p>379,5</text:p>
          </table:table-cell>
          <table:table-cell table:formula="of:=SUM([.$G$3:.G448])" office:value-type="float" office:value="7404.5" calcext:value-type="float">
            <text:p>7404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74892" calcext:value-type="float">
            <text:p>74892</text:p>
          </table:table-cell>
          <table:table-cell table:formula="of:=[.C449]-[.C448]" office:value-type="float" office:value="10" calcext:value-type="float">
            <text:p>10</text:p>
          </table:table-cell>
          <table:table-cell table:formula="of:=[.C449]-[.$C$2]" office:value-type="float" office:value="4467" calcext:value-type="float">
            <text:p>4467</text:p>
          </table:table-cell>
          <table:table-cell table:formula="of:=([.A449]+[.A448])/2" office:value-type="float" office:value="28" calcext:value-type="float">
            <text:p>28</text:p>
          </table:table-cell>
          <table:table-cell table:formula="of:=[.D449]*[.F449]" office:value-type="float" office:value="280" calcext:value-type="float">
            <text:p>280</text:p>
          </table:table-cell>
          <table:table-cell table:formula="of:=SUM([.$G$3:.G449])" office:value-type="float" office:value="7684.5" calcext:value-type="float">
            <text:p>7684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74901" calcext:value-type="float">
            <text:p>74901</text:p>
          </table:table-cell>
          <table:table-cell table:formula="of:=[.C450]-[.C449]" office:value-type="float" office:value="9" calcext:value-type="float">
            <text:p>9</text:p>
          </table:table-cell>
          <table:table-cell table:formula="of:=[.C450]-[.$C$2]" office:value-type="float" office:value="4476" calcext:value-type="float">
            <text:p>4476</text:p>
          </table:table-cell>
          <table:table-cell table:formula="of:=([.A450]+[.A449])/2" office:value-type="float" office:value="27.5" calcext:value-type="float">
            <text:p>27,5</text:p>
          </table:table-cell>
          <table:table-cell table:formula="of:=[.D450]*[.F450]" office:value-type="float" office:value="247.5" calcext:value-type="float">
            <text:p>247,5</text:p>
          </table:table-cell>
          <table:table-cell table:formula="of:=SUM([.$G$3:.G450])" office:value-type="float" office:value="7932" calcext:value-type="float">
            <text:p>79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74911" calcext:value-type="float">
            <text:p>74911</text:p>
          </table:table-cell>
          <table:table-cell table:formula="of:=[.C451]-[.C450]" office:value-type="float" office:value="10" calcext:value-type="float">
            <text:p>10</text:p>
          </table:table-cell>
          <table:table-cell table:formula="of:=[.C451]-[.$C$2]" office:value-type="float" office:value="4486" calcext:value-type="float">
            <text:p>4486</text:p>
          </table:table-cell>
          <table:table-cell table:formula="of:=([.A451]+[.A450])/2" office:value-type="float" office:value="26.5" calcext:value-type="float">
            <text:p>26,5</text:p>
          </table:table-cell>
          <table:table-cell table:formula="of:=[.D451]*[.F451]" office:value-type="float" office:value="265" calcext:value-type="float">
            <text:p>265</text:p>
          </table:table-cell>
          <table:table-cell table:formula="of:=SUM([.$G$3:.G451])" office:value-type="float" office:value="8197" calcext:value-type="float">
            <text:p>81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74921" calcext:value-type="float">
            <text:p>74921</text:p>
          </table:table-cell>
          <table:table-cell table:formula="of:=[.C452]-[.C451]" office:value-type="float" office:value="10" calcext:value-type="float">
            <text:p>10</text:p>
          </table:table-cell>
          <table:table-cell table:formula="of:=[.C452]-[.$C$2]" office:value-type="float" office:value="4496" calcext:value-type="float">
            <text:p>4496</text:p>
          </table:table-cell>
          <table:table-cell table:formula="of:=([.A452]+[.A451])/2" office:value-type="float" office:value="21.5" calcext:value-type="float">
            <text:p>21,5</text:p>
          </table:table-cell>
          <table:table-cell table:formula="of:=[.D452]*[.F452]" office:value-type="float" office:value="215" calcext:value-type="float">
            <text:p>215</text:p>
          </table:table-cell>
          <table:table-cell table:formula="of:=SUM([.$G$3:.G452])" office:value-type="float" office:value="8412" calcext:value-type="float">
            <text:p>84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4932" calcext:value-type="float">
            <text:p>74932</text:p>
          </table:table-cell>
          <table:table-cell table:formula="of:=[.C453]-[.C452]" office:value-type="float" office:value="11" calcext:value-type="float">
            <text:p>11</text:p>
          </table:table-cell>
          <table:table-cell table:formula="of:=[.C453]-[.$C$2]" office:value-type="float" office:value="4507" calcext:value-type="float">
            <text:p>4507</text:p>
          </table:table-cell>
          <table:table-cell table:formula="of:=([.A453]+[.A452])/2" office:value-type="float" office:value="12" calcext:value-type="float">
            <text:p>12</text:p>
          </table:table-cell>
          <table:table-cell table:formula="of:=[.D453]*[.F453]" office:value-type="float" office:value="132" calcext:value-type="float">
            <text:p>132</text:p>
          </table:table-cell>
          <table:table-cell table:formula="of:=SUM([.$G$3:.G453])" office:value-type="float" office:value="8544" calcext:value-type="float">
            <text:p>85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4941" calcext:value-type="float">
            <text:p>74941</text:p>
          </table:table-cell>
          <table:table-cell table:formula="of:=[.C454]-[.C453]" office:value-type="float" office:value="9" calcext:value-type="float">
            <text:p>9</text:p>
          </table:table-cell>
          <table:table-cell table:formula="of:=[.C454]-[.$C$2]" office:value-type="float" office:value="4516" calcext:value-type="float">
            <text:p>4516</text:p>
          </table:table-cell>
          <table:table-cell table:formula="of:=([.A454]+[.A453])/2" office:value-type="float" office:value="4.5" calcext:value-type="float">
            <text:p>4,5</text:p>
          </table:table-cell>
          <table:table-cell table:formula="of:=[.D454]*[.F454]" office:value-type="float" office:value="40.5" calcext:value-type="float">
            <text:p>40,5</text:p>
          </table:table-cell>
          <table:table-cell table:formula="of:=SUM([.$G$3:.G454])" office:value-type="float" office:value="8584.5" calcext:value-type="float">
            <text:p>8584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4951" calcext:value-type="float">
            <text:p>74951</text:p>
          </table:table-cell>
          <table:table-cell table:formula="of:=[.C455]-[.C454]" office:value-type="float" office:value="10" calcext:value-type="float">
            <text:p>10</text:p>
          </table:table-cell>
          <table:table-cell table:formula="of:=[.C455]-[.$C$2]" office:value-type="float" office:value="4526" calcext:value-type="float">
            <text:p>4526</text:p>
          </table:table-cell>
          <table:table-cell table:formula="of:=([.A455]+[.A454])/2" office:value-type="float" office:value="5" calcext:value-type="float">
            <text:p>5</text:p>
          </table:table-cell>
          <table:table-cell table:formula="of:=[.D455]*[.F455]" office:value-type="float" office:value="50" calcext:value-type="float">
            <text:p>50</text:p>
          </table:table-cell>
          <table:table-cell table:formula="of:=SUM([.$G$3:.G455])" office:value-type="float" office:value="8634.5" calcext:value-type="float">
            <text:p>8634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4961" calcext:value-type="float">
            <text:p>74961</text:p>
          </table:table-cell>
          <table:table-cell table:formula="of:=[.C456]-[.C455]" office:value-type="float" office:value="10" calcext:value-type="float">
            <text:p>10</text:p>
          </table:table-cell>
          <table:table-cell table:formula="of:=[.C456]-[.$C$2]" office:value-type="float" office:value="4536" calcext:value-type="float">
            <text:p>4536</text:p>
          </table:table-cell>
          <table:table-cell table:formula="of:=([.A456]+[.A455])/2" office:value-type="float" office:value="6.5" calcext:value-type="float">
            <text:p>6,5</text:p>
          </table:table-cell>
          <table:table-cell table:formula="of:=[.D456]*[.F456]" office:value-type="float" office:value="65" calcext:value-type="float">
            <text:p>65</text:p>
          </table:table-cell>
          <table:table-cell table:formula="of:=SUM([.$G$3:.G456])" office:value-type="float" office:value="8699.5" calcext:value-type="float">
            <text:p>8699,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4972" calcext:value-type="float">
            <text:p>74972</text:p>
          </table:table-cell>
          <table:table-cell table:formula="of:=[.C457]-[.C456]" office:value-type="float" office:value="11" calcext:value-type="float">
            <text:p>11</text:p>
          </table:table-cell>
          <table:table-cell table:formula="of:=[.C457]-[.$C$2]" office:value-type="float" office:value="4547" calcext:value-type="float">
            <text:p>4547</text:p>
          </table:table-cell>
          <table:table-cell table:formula="of:=([.A457]+[.A456])/2" office:value-type="float" office:value="2.5" calcext:value-type="float">
            <text:p>2,5</text:p>
          </table:table-cell>
          <table:table-cell table:formula="of:=[.D457]*[.F457]" office:value-type="float" office:value="27.5" calcext:value-type="float">
            <text:p>27,5</text:p>
          </table:table-cell>
          <table:table-cell table:formula="of:=SUM([.$G$3:.G457])" office:value-type="float" office:value="8727" calcext:value-type="float">
            <text:p>872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/>
          <table:table-cell office:value-type="float" office:value="74981" calcext:value-type="float">
            <text:p>74981</text:p>
          </table:table-cell>
          <table:table-cell table:formula="of:=[.C458]-[.C457]" office:value-type="float" office:value="9" calcext:value-type="float">
            <text:p>9</text:p>
          </table:table-cell>
          <table:table-cell table:formula="of:=[.C458]-[.$C$2]" office:value-type="float" office:value="4556" calcext:value-type="float">
            <text:p>4556</text:p>
          </table:table-cell>
          <table:table-cell table:formula="of:=([.A458]+[.A457])/2" office:value-type="float" office:value="-5.5" calcext:value-type="float">
            <text:p>-5,5</text:p>
          </table:table-cell>
          <table:table-cell table:formula="of:=[.D458]*[.F458]" office:value-type="float" office:value="-49.5" calcext:value-type="float">
            <text:p>-49,5</text:p>
          </table:table-cell>
          <table:table-cell table:formula="of:=SUM([.$G$3:.G458])" office:value-type="float" office:value="8677.5" calcext:value-type="float">
            <text:p>8677,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/>
          <table:table-cell office:value-type="float" office:value="74991" calcext:value-type="float">
            <text:p>74991</text:p>
          </table:table-cell>
          <table:table-cell table:formula="of:=[.C459]-[.C458]" office:value-type="float" office:value="10" calcext:value-type="float">
            <text:p>10</text:p>
          </table:table-cell>
          <table:table-cell table:formula="of:=[.C459]-[.$C$2]" office:value-type="float" office:value="4566" calcext:value-type="float">
            <text:p>4566</text:p>
          </table:table-cell>
          <table:table-cell table:formula="of:=([.A459]+[.A458])/2" office:value-type="float" office:value="-13" calcext:value-type="float">
            <text:p>-13</text:p>
          </table:table-cell>
          <table:table-cell table:formula="of:=[.D459]*[.F459]" office:value-type="float" office:value="-130" calcext:value-type="float">
            <text:p>-130</text:p>
          </table:table-cell>
          <table:table-cell table:formula="of:=SUM([.$G$3:.G459])" office:value-type="float" office:value="8547.5" calcext:value-type="float">
            <text:p>8547,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/>
          <table:table-cell office:value-type="float" office:value="75001" calcext:value-type="float">
            <text:p>75001</text:p>
          </table:table-cell>
          <table:table-cell table:formula="of:=[.C460]-[.C459]" office:value-type="float" office:value="10" calcext:value-type="float">
            <text:p>10</text:p>
          </table:table-cell>
          <table:table-cell table:formula="of:=[.C460]-[.$C$2]" office:value-type="float" office:value="4576" calcext:value-type="float">
            <text:p>4576</text:p>
          </table:table-cell>
          <table:table-cell table:formula="of:=([.A460]+[.A459])/2" office:value-type="float" office:value="-17" calcext:value-type="float">
            <text:p>-17</text:p>
          </table:table-cell>
          <table:table-cell table:formula="of:=[.D460]*[.F460]" office:value-type="float" office:value="-170" calcext:value-type="float">
            <text:p>-170</text:p>
          </table:table-cell>
          <table:table-cell table:formula="of:=SUM([.$G$3:.G460])" office:value-type="float" office:value="8377.5" calcext:value-type="float">
            <text:p>8377,5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/>
          <table:table-cell office:value-type="float" office:value="75012" calcext:value-type="float">
            <text:p>75012</text:p>
          </table:table-cell>
          <table:table-cell table:formula="of:=[.C461]-[.C460]" office:value-type="float" office:value="11" calcext:value-type="float">
            <text:p>11</text:p>
          </table:table-cell>
          <table:table-cell table:formula="of:=[.C461]-[.$C$2]" office:value-type="float" office:value="4587" calcext:value-type="float">
            <text:p>4587</text:p>
          </table:table-cell>
          <table:table-cell table:formula="of:=([.A461]+[.A460])/2" office:value-type="float" office:value="-22" calcext:value-type="float">
            <text:p>-22</text:p>
          </table:table-cell>
          <table:table-cell table:formula="of:=[.D461]*[.F461]" office:value-type="float" office:value="-242" calcext:value-type="float">
            <text:p>-242</text:p>
          </table:table-cell>
          <table:table-cell table:formula="of:=SUM([.$G$3:.G461])" office:value-type="float" office:value="8135.5" calcext:value-type="float">
            <text:p>8135,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/>
          <table:table-cell office:value-type="float" office:value="75022" calcext:value-type="float">
            <text:p>75022</text:p>
          </table:table-cell>
          <table:table-cell table:formula="of:=[.C462]-[.C461]" office:value-type="float" office:value="10" calcext:value-type="float">
            <text:p>10</text:p>
          </table:table-cell>
          <table:table-cell table:formula="of:=[.C462]-[.$C$2]" office:value-type="float" office:value="4597" calcext:value-type="float">
            <text:p>4597</text:p>
          </table:table-cell>
          <table:table-cell table:formula="of:=([.A462]+[.A461])/2" office:value-type="float" office:value="-27" calcext:value-type="float">
            <text:p>-27</text:p>
          </table:table-cell>
          <table:table-cell table:formula="of:=[.D462]*[.F462]" office:value-type="float" office:value="-270" calcext:value-type="float">
            <text:p>-270</text:p>
          </table:table-cell>
          <table:table-cell table:formula="of:=SUM([.$G$3:.G462])" office:value-type="float" office:value="7865.5" calcext:value-type="float">
            <text:p>7865,5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/>
          <table:table-cell office:value-type="float" office:value="75031" calcext:value-type="float">
            <text:p>75031</text:p>
          </table:table-cell>
          <table:table-cell table:formula="of:=[.C463]-[.C462]" office:value-type="float" office:value="9" calcext:value-type="float">
            <text:p>9</text:p>
          </table:table-cell>
          <table:table-cell table:formula="of:=[.C463]-[.$C$2]" office:value-type="float" office:value="4606" calcext:value-type="float">
            <text:p>4606</text:p>
          </table:table-cell>
          <table:table-cell table:formula="of:=([.A463]+[.A462])/2" office:value-type="float" office:value="-26" calcext:value-type="float">
            <text:p>-26</text:p>
          </table:table-cell>
          <table:table-cell table:formula="of:=[.D463]*[.F463]" office:value-type="float" office:value="-234" calcext:value-type="float">
            <text:p>-234</text:p>
          </table:table-cell>
          <table:table-cell table:formula="of:=SUM([.$G$3:.G463])" office:value-type="float" office:value="7631.5" calcext:value-type="float">
            <text:p>7631,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/>
          <table:table-cell office:value-type="float" office:value="75041" calcext:value-type="float">
            <text:p>75041</text:p>
          </table:table-cell>
          <table:table-cell table:formula="of:=[.C464]-[.C463]" office:value-type="float" office:value="10" calcext:value-type="float">
            <text:p>10</text:p>
          </table:table-cell>
          <table:table-cell table:formula="of:=[.C464]-[.$C$2]" office:value-type="float" office:value="4616" calcext:value-type="float">
            <text:p>4616</text:p>
          </table:table-cell>
          <table:table-cell table:formula="of:=([.A464]+[.A463])/2" office:value-type="float" office:value="-21" calcext:value-type="float">
            <text:p>-21</text:p>
          </table:table-cell>
          <table:table-cell table:formula="of:=[.D464]*[.F464]" office:value-type="float" office:value="-210" calcext:value-type="float">
            <text:p>-210</text:p>
          </table:table-cell>
          <table:table-cell table:formula="of:=SUM([.$G$3:.G464])" office:value-type="float" office:value="7421.5" calcext:value-type="float">
            <text:p>7421,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/>
          <table:table-cell office:value-type="float" office:value="75052" calcext:value-type="float">
            <text:p>75052</text:p>
          </table:table-cell>
          <table:table-cell table:formula="of:=[.C465]-[.C464]" office:value-type="float" office:value="11" calcext:value-type="float">
            <text:p>11</text:p>
          </table:table-cell>
          <table:table-cell table:formula="of:=[.C465]-[.$C$2]" office:value-type="float" office:value="4627" calcext:value-type="float">
            <text:p>4627</text:p>
          </table:table-cell>
          <table:table-cell table:formula="of:=([.A465]+[.A464])/2" office:value-type="float" office:value="-19" calcext:value-type="float">
            <text:p>-19</text:p>
          </table:table-cell>
          <table:table-cell table:formula="of:=[.D465]*[.F465]" office:value-type="float" office:value="-209" calcext:value-type="float">
            <text:p>-209</text:p>
          </table:table-cell>
          <table:table-cell table:formula="of:=SUM([.$G$3:.G465])" office:value-type="float" office:value="7212.5" calcext:value-type="float">
            <text:p>7212,5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/>
          <table:table-cell office:value-type="float" office:value="75062" calcext:value-type="float">
            <text:p>75062</text:p>
          </table:table-cell>
          <table:table-cell table:formula="of:=[.C466]-[.C465]" office:value-type="float" office:value="10" calcext:value-type="float">
            <text:p>10</text:p>
          </table:table-cell>
          <table:table-cell table:formula="of:=[.C466]-[.$C$2]" office:value-type="float" office:value="4637" calcext:value-type="float">
            <text:p>4637</text:p>
          </table:table-cell>
          <table:table-cell table:formula="of:=([.A466]+[.A465])/2" office:value-type="float" office:value="-23" calcext:value-type="float">
            <text:p>-23</text:p>
          </table:table-cell>
          <table:table-cell table:formula="of:=[.D466]*[.F466]" office:value-type="float" office:value="-230" calcext:value-type="float">
            <text:p>-230</text:p>
          </table:table-cell>
          <table:table-cell table:formula="of:=SUM([.$G$3:.G466])" office:value-type="float" office:value="6982.5" calcext:value-type="float">
            <text:p>6982,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/>
          <table:table-cell office:value-type="float" office:value="75071" calcext:value-type="float">
            <text:p>75071</text:p>
          </table:table-cell>
          <table:table-cell table:formula="of:=[.C467]-[.C466]" office:value-type="float" office:value="9" calcext:value-type="float">
            <text:p>9</text:p>
          </table:table-cell>
          <table:table-cell table:formula="of:=[.C467]-[.$C$2]" office:value-type="float" office:value="4646" calcext:value-type="float">
            <text:p>4646</text:p>
          </table:table-cell>
          <table:table-cell table:formula="of:=([.A467]+[.A466])/2" office:value-type="float" office:value="-28" calcext:value-type="float">
            <text:p>-28</text:p>
          </table:table-cell>
          <table:table-cell table:formula="of:=[.D467]*[.F467]" office:value-type="float" office:value="-252" calcext:value-type="float">
            <text:p>-252</text:p>
          </table:table-cell>
          <table:table-cell table:formula="of:=SUM([.$G$3:.G467])" office:value-type="float" office:value="6730.5" calcext:value-type="float">
            <text:p>6730,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/>
          <table:table-cell office:value-type="float" office:value="75081" calcext:value-type="float">
            <text:p>75081</text:p>
          </table:table-cell>
          <table:table-cell table:formula="of:=[.C468]-[.C467]" office:value-type="float" office:value="10" calcext:value-type="float">
            <text:p>10</text:p>
          </table:table-cell>
          <table:table-cell table:formula="of:=[.C468]-[.$C$2]" office:value-type="float" office:value="4656" calcext:value-type="float">
            <text:p>4656</text:p>
          </table:table-cell>
          <table:table-cell table:formula="of:=([.A468]+[.A467])/2" office:value-type="float" office:value="-24" calcext:value-type="float">
            <text:p>-24</text:p>
          </table:table-cell>
          <table:table-cell table:formula="of:=[.D468]*[.F468]" office:value-type="float" office:value="-240" calcext:value-type="float">
            <text:p>-240</text:p>
          </table:table-cell>
          <table:table-cell table:formula="of:=SUM([.$G$3:.G468])" office:value-type="float" office:value="6490.5" calcext:value-type="float">
            <text:p>6490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5091" calcext:value-type="float">
            <text:p>75091</text:p>
          </table:table-cell>
          <table:table-cell table:formula="of:=[.C469]-[.C468]" office:value-type="float" office:value="10" calcext:value-type="float">
            <text:p>10</text:p>
          </table:table-cell>
          <table:table-cell table:formula="of:=[.C469]-[.$C$2]" office:value-type="float" office:value="4666" calcext:value-type="float">
            <text:p>4666</text:p>
          </table:table-cell>
          <table:table-cell table:formula="of:=([.A469]+[.A468])/2" office:value-type="float" office:value="-5.5" calcext:value-type="float">
            <text:p>-5,5</text:p>
          </table:table-cell>
          <table:table-cell table:formula="of:=[.D469]*[.F469]" office:value-type="float" office:value="-55" calcext:value-type="float">
            <text:p>-55</text:p>
          </table:table-cell>
          <table:table-cell table:formula="of:=SUM([.$G$3:.G469])" office:value-type="float" office:value="6435.5" calcext:value-type="float">
            <text:p>6435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5101" calcext:value-type="float">
            <text:p>75101</text:p>
          </table:table-cell>
          <table:table-cell table:formula="of:=[.C470]-[.C469]" office:value-type="float" office:value="10" calcext:value-type="float">
            <text:p>10</text:p>
          </table:table-cell>
          <table:table-cell table:formula="of:=[.C470]-[.$C$2]" office:value-type="float" office:value="4676" calcext:value-type="float">
            <text:p>4676</text:p>
          </table:table-cell>
          <table:table-cell table:formula="of:=([.A470]+[.A469])/2" office:value-type="float" office:value="14" calcext:value-type="float">
            <text:p>14</text:p>
          </table:table-cell>
          <table:table-cell table:formula="of:=[.D470]*[.F470]" office:value-type="float" office:value="140" calcext:value-type="float">
            <text:p>140</text:p>
          </table:table-cell>
          <table:table-cell table:formula="of:=SUM([.$G$3:.G470])" office:value-type="float" office:value="6575.5" calcext:value-type="float">
            <text:p>6575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75111" calcext:value-type="float">
            <text:p>75111</text:p>
          </table:table-cell>
          <table:table-cell table:formula="of:=[.C471]-[.C470]" office:value-type="float" office:value="10" calcext:value-type="float">
            <text:p>10</text:p>
          </table:table-cell>
          <table:table-cell table:formula="of:=[.C471]-[.$C$2]" office:value-type="float" office:value="4686" calcext:value-type="float">
            <text:p>4686</text:p>
          </table:table-cell>
          <table:table-cell table:formula="of:=([.A471]+[.A470])/2" office:value-type="float" office:value="19" calcext:value-type="float">
            <text:p>19</text:p>
          </table:table-cell>
          <table:table-cell table:formula="of:=[.D471]*[.F471]" office:value-type="float" office:value="190" calcext:value-type="float">
            <text:p>190</text:p>
          </table:table-cell>
          <table:table-cell table:formula="of:=SUM([.$G$3:.G471])" office:value-type="float" office:value="6765.5" calcext:value-type="float">
            <text:p>6765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5121" calcext:value-type="float">
            <text:p>75121</text:p>
          </table:table-cell>
          <table:table-cell table:formula="of:=[.C472]-[.C471]" office:value-type="float" office:value="10" calcext:value-type="float">
            <text:p>10</text:p>
          </table:table-cell>
          <table:table-cell table:formula="of:=[.C472]-[.$C$2]" office:value-type="float" office:value="4696" calcext:value-type="float">
            <text:p>4696</text:p>
          </table:table-cell>
          <table:table-cell table:formula="of:=([.A472]+[.A471])/2" office:value-type="float" office:value="12" calcext:value-type="float">
            <text:p>12</text:p>
          </table:table-cell>
          <table:table-cell table:formula="of:=[.D472]*[.F472]" office:value-type="float" office:value="120" calcext:value-type="float">
            <text:p>120</text:p>
          </table:table-cell>
          <table:table-cell table:formula="of:=SUM([.$G$3:.G472])" office:value-type="float" office:value="6885.5" calcext:value-type="float">
            <text:p>6885,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75131" calcext:value-type="float">
            <text:p>75131</text:p>
          </table:table-cell>
          <table:table-cell table:formula="of:=[.C473]-[.C472]" office:value-type="float" office:value="10" calcext:value-type="float">
            <text:p>10</text:p>
          </table:table-cell>
          <table:table-cell table:formula="of:=[.C473]-[.$C$2]" office:value-type="float" office:value="4706" calcext:value-type="float">
            <text:p>4706</text:p>
          </table:table-cell>
          <table:table-cell table:formula="of:=([.A473]+[.A472])/2" office:value-type="float" office:value="2.5" calcext:value-type="float">
            <text:p>2,5</text:p>
          </table:table-cell>
          <table:table-cell table:formula="of:=[.D473]*[.F473]" office:value-type="float" office:value="25" calcext:value-type="float">
            <text:p>25</text:p>
          </table:table-cell>
          <table:table-cell table:formula="of:=SUM([.$G$3:.G473])" office:value-type="float" office:value="6910.5" calcext:value-type="float">
            <text:p>6910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5142" calcext:value-type="float">
            <text:p>75142</text:p>
          </table:table-cell>
          <table:table-cell table:formula="of:=[.C474]-[.C473]" office:value-type="float" office:value="11" calcext:value-type="float">
            <text:p>11</text:p>
          </table:table-cell>
          <table:table-cell table:formula="of:=[.C474]-[.$C$2]" office:value-type="float" office:value="4717" calcext:value-type="float">
            <text:p>4717</text:p>
          </table:table-cell>
          <table:table-cell table:formula="of:=([.A474]+[.A473])/2" office:value-type="float" office:value="0.5" calcext:value-type="float">
            <text:p>0,5</text:p>
          </table:table-cell>
          <table:table-cell table:formula="of:=[.D474]*[.F474]" office:value-type="float" office:value="5.5" calcext:value-type="float">
            <text:p>5,5</text:p>
          </table:table-cell>
          <table:table-cell table:formula="of:=SUM([.$G$3:.G474])" office:value-type="float" office:value="6916" calcext:value-type="float">
            <text:p>69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5151" calcext:value-type="float">
            <text:p>75151</text:p>
          </table:table-cell>
          <table:table-cell table:formula="of:=[.C475]-[.C474]" office:value-type="float" office:value="9" calcext:value-type="float">
            <text:p>9</text:p>
          </table:table-cell>
          <table:table-cell table:formula="of:=[.C475]-[.$C$2]" office:value-type="float" office:value="4726" calcext:value-type="float">
            <text:p>4726</text:p>
          </table:table-cell>
          <table:table-cell table:formula="of:=([.A475]+[.A474])/2" office:value-type="float" office:value="5" calcext:value-type="float">
            <text:p>5</text:p>
          </table:table-cell>
          <table:table-cell table:formula="of:=[.D475]*[.F475]" office:value-type="float" office:value="45" calcext:value-type="float">
            <text:p>45</text:p>
          </table:table-cell>
          <table:table-cell table:formula="of:=SUM([.$G$3:.G475])" office:value-type="float" office:value="6961" calcext:value-type="float">
            <text:p>69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5161" calcext:value-type="float">
            <text:p>75161</text:p>
          </table:table-cell>
          <table:table-cell table:formula="of:=[.C476]-[.C475]" office:value-type="float" office:value="10" calcext:value-type="float">
            <text:p>10</text:p>
          </table:table-cell>
          <table:table-cell table:formula="of:=[.C476]-[.$C$2]" office:value-type="float" office:value="4736" calcext:value-type="float">
            <text:p>4736</text:p>
          </table:table-cell>
          <table:table-cell table:formula="of:=([.A476]+[.A475])/2" office:value-type="float" office:value="6.5" calcext:value-type="float">
            <text:p>6,5</text:p>
          </table:table-cell>
          <table:table-cell table:formula="of:=[.D476]*[.F476]" office:value-type="float" office:value="65" calcext:value-type="float">
            <text:p>65</text:p>
          </table:table-cell>
          <table:table-cell table:formula="of:=SUM([.$G$3:.G476])" office:value-type="float" office:value="7026" calcext:value-type="float">
            <text:p>70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5171" calcext:value-type="float">
            <text:p>75171</text:p>
          </table:table-cell>
          <table:table-cell table:formula="of:=[.C477]-[.C476]" office:value-type="float" office:value="10" calcext:value-type="float">
            <text:p>10</text:p>
          </table:table-cell>
          <table:table-cell table:formula="of:=[.C477]-[.$C$2]" office:value-type="float" office:value="4746" calcext:value-type="float">
            <text:p>4746</text:p>
          </table:table-cell>
          <table:table-cell table:formula="of:=([.A477]+[.A476])/2" office:value-type="float" office:value="4.5" calcext:value-type="float">
            <text:p>4,5</text:p>
          </table:table-cell>
          <table:table-cell table:formula="of:=[.D477]*[.F477]" office:value-type="float" office:value="45" calcext:value-type="float">
            <text:p>45</text:p>
          </table:table-cell>
          <table:table-cell table:formula="of:=SUM([.$G$3:.G477])" office:value-type="float" office:value="7071" calcext:value-type="float">
            <text:p>70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75181" calcext:value-type="float">
            <text:p>75181</text:p>
          </table:table-cell>
          <table:table-cell table:formula="of:=[.C478]-[.C477]" office:value-type="float" office:value="10" calcext:value-type="float">
            <text:p>10</text:p>
          </table:table-cell>
          <table:table-cell table:formula="of:=[.C478]-[.$C$2]" office:value-type="float" office:value="4756" calcext:value-type="float">
            <text:p>4756</text:p>
          </table:table-cell>
          <table:table-cell table:formula="of:=([.A478]+[.A477])/2" office:value-type="float" office:value="4" calcext:value-type="float">
            <text:p>4</text:p>
          </table:table-cell>
          <table:table-cell table:formula="of:=[.D478]*[.F478]" office:value-type="float" office:value="40" calcext:value-type="float">
            <text:p>40</text:p>
          </table:table-cell>
          <table:table-cell table:formula="of:=SUM([.$G$3:.G478])" office:value-type="float" office:value="7111" calcext:value-type="float">
            <text:p>7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5191" calcext:value-type="float">
            <text:p>75191</text:p>
          </table:table-cell>
          <table:table-cell table:formula="of:=[.C479]-[.C478]" office:value-type="float" office:value="10" calcext:value-type="float">
            <text:p>10</text:p>
          </table:table-cell>
          <table:table-cell table:formula="of:=[.C479]-[.$C$2]" office:value-type="float" office:value="4766" calcext:value-type="float">
            <text:p>4766</text:p>
          </table:table-cell>
          <table:table-cell table:formula="of:=([.A479]+[.A478])/2" office:value-type="float" office:value="5.5" calcext:value-type="float">
            <text:p>5,5</text:p>
          </table:table-cell>
          <table:table-cell table:formula="of:=[.D479]*[.F479]" office:value-type="float" office:value="55" calcext:value-type="float">
            <text:p>55</text:p>
          </table:table-cell>
          <table:table-cell table:formula="of:=SUM([.$G$3:.G479])" office:value-type="float" office:value="7166" calcext:value-type="float">
            <text:p>71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75201" calcext:value-type="float">
            <text:p>75201</text:p>
          </table:table-cell>
          <table:table-cell table:formula="of:=[.C480]-[.C479]" office:value-type="float" office:value="10" calcext:value-type="float">
            <text:p>10</text:p>
          </table:table-cell>
          <table:table-cell table:formula="of:=[.C480]-[.$C$2]" office:value-type="float" office:value="4776" calcext:value-type="float">
            <text:p>4776</text:p>
          </table:table-cell>
          <table:table-cell table:formula="of:=([.A480]+[.A479])/2" office:value-type="float" office:value="14" calcext:value-type="float">
            <text:p>14</text:p>
          </table:table-cell>
          <table:table-cell table:formula="of:=[.D480]*[.F480]" office:value-type="float" office:value="140" calcext:value-type="float">
            <text:p>140</text:p>
          </table:table-cell>
          <table:table-cell table:formula="of:=SUM([.$G$3:.G480])" office:value-type="float" office:value="7306" calcext:value-type="float">
            <text:p>73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75211" calcext:value-type="float">
            <text:p>75211</text:p>
          </table:table-cell>
          <table:table-cell table:formula="of:=[.C481]-[.C480]" office:value-type="float" office:value="10" calcext:value-type="float">
            <text:p>10</text:p>
          </table:table-cell>
          <table:table-cell table:formula="of:=[.C481]-[.$C$2]" office:value-type="float" office:value="4786" calcext:value-type="float">
            <text:p>4786</text:p>
          </table:table-cell>
          <table:table-cell table:formula="of:=([.A481]+[.A480])/2" office:value-type="float" office:value="31" calcext:value-type="float">
            <text:p>31</text:p>
          </table:table-cell>
          <table:table-cell table:formula="of:=[.D481]*[.F481]" office:value-type="float" office:value="310" calcext:value-type="float">
            <text:p>310</text:p>
          </table:table-cell>
          <table:table-cell table:formula="of:=SUM([.$G$3:.G481])" office:value-type="float" office:value="7616" calcext:value-type="float">
            <text:p>76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75222" calcext:value-type="float">
            <text:p>75222</text:p>
          </table:table-cell>
          <table:table-cell table:formula="of:=[.C482]-[.C481]" office:value-type="float" office:value="11" calcext:value-type="float">
            <text:p>11</text:p>
          </table:table-cell>
          <table:table-cell table:formula="of:=[.C482]-[.$C$2]" office:value-type="float" office:value="4797" calcext:value-type="float">
            <text:p>4797</text:p>
          </table:table-cell>
          <table:table-cell table:formula="of:=([.A482]+[.A481])/2" office:value-type="float" office:value="43" calcext:value-type="float">
            <text:p>43</text:p>
          </table:table-cell>
          <table:table-cell table:formula="of:=[.D482]*[.F482]" office:value-type="float" office:value="473" calcext:value-type="float">
            <text:p>473</text:p>
          </table:table-cell>
          <table:table-cell table:formula="of:=SUM([.$G$3:.G482])" office:value-type="float" office:value="8089" calcext:value-type="float">
            <text:p>80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75231" calcext:value-type="float">
            <text:p>75231</text:p>
          </table:table-cell>
          <table:table-cell table:formula="of:=[.C483]-[.C482]" office:value-type="float" office:value="9" calcext:value-type="float">
            <text:p>9</text:p>
          </table:table-cell>
          <table:table-cell table:formula="of:=[.C483]-[.$C$2]" office:value-type="float" office:value="4806" calcext:value-type="float">
            <text:p>4806</text:p>
          </table:table-cell>
          <table:table-cell table:formula="of:=([.A483]+[.A482])/2" office:value-type="float" office:value="39.5" calcext:value-type="float">
            <text:p>39,5</text:p>
          </table:table-cell>
          <table:table-cell table:formula="of:=[.D483]*[.F483]" office:value-type="float" office:value="355.5" calcext:value-type="float">
            <text:p>355,5</text:p>
          </table:table-cell>
          <table:table-cell table:formula="of:=SUM([.$G$3:.G483])" office:value-type="float" office:value="8444.5" calcext:value-type="float">
            <text:p>8444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75241" calcext:value-type="float">
            <text:p>75241</text:p>
          </table:table-cell>
          <table:table-cell table:formula="of:=[.C484]-[.C483]" office:value-type="float" office:value="10" calcext:value-type="float">
            <text:p>10</text:p>
          </table:table-cell>
          <table:table-cell table:formula="of:=[.C484]-[.$C$2]" office:value-type="float" office:value="4816" calcext:value-type="float">
            <text:p>4816</text:p>
          </table:table-cell>
          <table:table-cell table:formula="of:=([.A484]+[.A483])/2" office:value-type="float" office:value="26" calcext:value-type="float">
            <text:p>26</text:p>
          </table:table-cell>
          <table:table-cell table:formula="of:=[.D484]*[.F484]" office:value-type="float" office:value="260" calcext:value-type="float">
            <text:p>260</text:p>
          </table:table-cell>
          <table:table-cell table:formula="of:=SUM([.$G$3:.G484])" office:value-type="float" office:value="8704.5" calcext:value-type="float">
            <text:p>8704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75251" calcext:value-type="float">
            <text:p>75251</text:p>
          </table:table-cell>
          <table:table-cell table:formula="of:=[.C485]-[.C484]" office:value-type="float" office:value="10" calcext:value-type="float">
            <text:p>10</text:p>
          </table:table-cell>
          <table:table-cell table:formula="of:=[.C485]-[.$C$2]" office:value-type="float" office:value="4826" calcext:value-type="float">
            <text:p>4826</text:p>
          </table:table-cell>
          <table:table-cell table:formula="of:=([.A485]+[.A484])/2" office:value-type="float" office:value="17.5" calcext:value-type="float">
            <text:p>17,5</text:p>
          </table:table-cell>
          <table:table-cell table:formula="of:=[.D485]*[.F485]" office:value-type="float" office:value="175" calcext:value-type="float">
            <text:p>175</text:p>
          </table:table-cell>
          <table:table-cell table:formula="of:=SUM([.$G$3:.G485])" office:value-type="float" office:value="8879.5" calcext:value-type="float">
            <text:p>8879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5261" calcext:value-type="float">
            <text:p>75261</text:p>
          </table:table-cell>
          <table:table-cell table:formula="of:=[.C486]-[.C485]" office:value-type="float" office:value="10" calcext:value-type="float">
            <text:p>10</text:p>
          </table:table-cell>
          <table:table-cell table:formula="of:=[.C486]-[.$C$2]" office:value-type="float" office:value="4836" calcext:value-type="float">
            <text:p>4836</text:p>
          </table:table-cell>
          <table:table-cell table:formula="of:=([.A486]+[.A485])/2" office:value-type="float" office:value="18" calcext:value-type="float">
            <text:p>18</text:p>
          </table:table-cell>
          <table:table-cell table:formula="of:=[.D486]*[.F486]" office:value-type="float" office:value="180" calcext:value-type="float">
            <text:p>180</text:p>
          </table:table-cell>
          <table:table-cell table:formula="of:=SUM([.$G$3:.G486])" office:value-type="float" office:value="9059.5" calcext:value-type="float">
            <text:p>9059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75271" calcext:value-type="float">
            <text:p>75271</text:p>
          </table:table-cell>
          <table:table-cell table:formula="of:=[.C487]-[.C486]" office:value-type="float" office:value="10" calcext:value-type="float">
            <text:p>10</text:p>
          </table:table-cell>
          <table:table-cell table:formula="of:=[.C487]-[.$C$2]" office:value-type="float" office:value="4846" calcext:value-type="float">
            <text:p>4846</text:p>
          </table:table-cell>
          <table:table-cell table:formula="of:=([.A487]+[.A486])/2" office:value-type="float" office:value="19" calcext:value-type="float">
            <text:p>19</text:p>
          </table:table-cell>
          <table:table-cell table:formula="of:=[.D487]*[.F487]" office:value-type="float" office:value="190" calcext:value-type="float">
            <text:p>190</text:p>
          </table:table-cell>
          <table:table-cell table:formula="of:=SUM([.$G$3:.G487])" office:value-type="float" office:value="9249.5" calcext:value-type="float">
            <text:p>9249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5281" calcext:value-type="float">
            <text:p>75281</text:p>
          </table:table-cell>
          <table:table-cell table:formula="of:=[.C488]-[.C487]" office:value-type="float" office:value="10" calcext:value-type="float">
            <text:p>10</text:p>
          </table:table-cell>
          <table:table-cell table:formula="of:=[.C488]-[.$C$2]" office:value-type="float" office:value="4856" calcext:value-type="float">
            <text:p>4856</text:p>
          </table:table-cell>
          <table:table-cell table:formula="of:=([.A488]+[.A487])/2" office:value-type="float" office:value="14" calcext:value-type="float">
            <text:p>14</text:p>
          </table:table-cell>
          <table:table-cell table:formula="of:=[.D488]*[.F488]" office:value-type="float" office:value="140" calcext:value-type="float">
            <text:p>140</text:p>
          </table:table-cell>
          <table:table-cell table:formula="of:=SUM([.$G$3:.G488])" office:value-type="float" office:value="9389.5" calcext:value-type="float">
            <text:p>9389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5291" calcext:value-type="float">
            <text:p>75291</text:p>
          </table:table-cell>
          <table:table-cell table:formula="of:=[.C489]-[.C488]" office:value-type="float" office:value="10" calcext:value-type="float">
            <text:p>10</text:p>
          </table:table-cell>
          <table:table-cell table:formula="of:=[.C489]-[.$C$2]" office:value-type="float" office:value="4866" calcext:value-type="float">
            <text:p>4866</text:p>
          </table:table-cell>
          <table:table-cell table:formula="of:=([.A489]+[.A488])/2" office:value-type="float" office:value="5" calcext:value-type="float">
            <text:p>5</text:p>
          </table:table-cell>
          <table:table-cell table:formula="of:=[.D489]*[.F489]" office:value-type="float" office:value="50" calcext:value-type="float">
            <text:p>50</text:p>
          </table:table-cell>
          <table:table-cell table:formula="of:=SUM([.$G$3:.G489])" office:value-type="float" office:value="9439.5" calcext:value-type="float">
            <text:p>9439,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75300" calcext:value-type="float">
            <text:p>75300</text:p>
          </table:table-cell>
          <table:table-cell table:formula="of:=[.C490]-[.C489]" office:value-type="float" office:value="9" calcext:value-type="float">
            <text:p>9</text:p>
          </table:table-cell>
          <table:table-cell table:formula="of:=[.C490]-[.$C$2]" office:value-type="float" office:value="4875" calcext:value-type="float">
            <text:p>4875</text:p>
          </table:table-cell>
          <table:table-cell table:formula="of:=([.A490]+[.A489])/2" office:value-type="float" office:value="-2" calcext:value-type="float">
            <text:p>-2</text:p>
          </table:table-cell>
          <table:table-cell table:formula="of:=[.D490]*[.F490]" office:value-type="float" office:value="-18" calcext:value-type="float">
            <text:p>-18</text:p>
          </table:table-cell>
          <table:table-cell table:formula="of:=SUM([.$G$3:.G490])" office:value-type="float" office:value="9421.5" calcext:value-type="float">
            <text:p>9421,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75312" calcext:value-type="float">
            <text:p>75312</text:p>
          </table:table-cell>
          <table:table-cell table:formula="of:=[.C491]-[.C490]" office:value-type="float" office:value="12" calcext:value-type="float">
            <text:p>12</text:p>
          </table:table-cell>
          <table:table-cell table:formula="of:=[.C491]-[.$C$2]" office:value-type="float" office:value="4887" calcext:value-type="float">
            <text:p>4887</text:p>
          </table:table-cell>
          <table:table-cell table:formula="of:=([.A491]+[.A490])/2" office:value-type="float" office:value="-5" calcext:value-type="float">
            <text:p>-5</text:p>
          </table:table-cell>
          <table:table-cell table:formula="of:=[.D491]*[.F491]" office:value-type="float" office:value="-60" calcext:value-type="float">
            <text:p>-60</text:p>
          </table:table-cell>
          <table:table-cell table:formula="of:=SUM([.$G$3:.G491])" office:value-type="float" office:value="9361.5" calcext:value-type="float">
            <text:p>9361,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75321" calcext:value-type="float">
            <text:p>75321</text:p>
          </table:table-cell>
          <table:table-cell table:formula="of:=[.C492]-[.C491]" office:value-type="float" office:value="9" calcext:value-type="float">
            <text:p>9</text:p>
          </table:table-cell>
          <table:table-cell table:formula="of:=[.C492]-[.$C$2]" office:value-type="float" office:value="4896" calcext:value-type="float">
            <text:p>4896</text:p>
          </table:table-cell>
          <table:table-cell table:formula="of:=([.A492]+[.A491])/2" office:value-type="float" office:value="-4" calcext:value-type="float">
            <text:p>-4</text:p>
          </table:table-cell>
          <table:table-cell table:formula="of:=[.D492]*[.F492]" office:value-type="float" office:value="-36" calcext:value-type="float">
            <text:p>-36</text:p>
          </table:table-cell>
          <table:table-cell table:formula="of:=SUM([.$G$3:.G492])" office:value-type="float" office:value="9325.5" calcext:value-type="float">
            <text:p>9325,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75331" calcext:value-type="float">
            <text:p>75331</text:p>
          </table:table-cell>
          <table:table-cell table:formula="of:=[.C493]-[.C492]" office:value-type="float" office:value="10" calcext:value-type="float">
            <text:p>10</text:p>
          </table:table-cell>
          <table:table-cell table:formula="of:=[.C493]-[.$C$2]" office:value-type="float" office:value="4906" calcext:value-type="float">
            <text:p>4906</text:p>
          </table:table-cell>
          <table:table-cell table:formula="of:=([.A493]+[.A492])/2" office:value-type="float" office:value="-2.5" calcext:value-type="float">
            <text:p>-2,5</text:p>
          </table:table-cell>
          <table:table-cell table:formula="of:=[.D493]*[.F493]" office:value-type="float" office:value="-25" calcext:value-type="float">
            <text:p>-25</text:p>
          </table:table-cell>
          <table:table-cell table:formula="of:=SUM([.$G$3:.G493])" office:value-type="float" office:value="9300.5" calcext:value-type="float">
            <text:p>9300,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/>
          <table:table-cell office:value-type="float" office:value="75341" calcext:value-type="float">
            <text:p>75341</text:p>
          </table:table-cell>
          <table:table-cell table:formula="of:=[.C494]-[.C493]" office:value-type="float" office:value="10" calcext:value-type="float">
            <text:p>10</text:p>
          </table:table-cell>
          <table:table-cell table:formula="of:=[.C494]-[.$C$2]" office:value-type="float" office:value="4916" calcext:value-type="float">
            <text:p>4916</text:p>
          </table:table-cell>
          <table:table-cell table:formula="of:=([.A494]+[.A493])/2" office:value-type="float" office:value="-6" calcext:value-type="float">
            <text:p>-6</text:p>
          </table:table-cell>
          <table:table-cell table:formula="of:=[.D494]*[.F494]" office:value-type="float" office:value="-60" calcext:value-type="float">
            <text:p>-60</text:p>
          </table:table-cell>
          <table:table-cell table:formula="of:=SUM([.$G$3:.G494])" office:value-type="float" office:value="9240.5" calcext:value-type="float">
            <text:p>9240,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/>
          <table:table-cell office:value-type="float" office:value="75351" calcext:value-type="float">
            <text:p>75351</text:p>
          </table:table-cell>
          <table:table-cell table:formula="of:=[.C495]-[.C494]" office:value-type="float" office:value="10" calcext:value-type="float">
            <text:p>10</text:p>
          </table:table-cell>
          <table:table-cell table:formula="of:=[.C495]-[.$C$2]" office:value-type="float" office:value="4926" calcext:value-type="float">
            <text:p>4926</text:p>
          </table:table-cell>
          <table:table-cell table:formula="of:=([.A495]+[.A494])/2" office:value-type="float" office:value="-10" calcext:value-type="float">
            <text:p>-10</text:p>
          </table:table-cell>
          <table:table-cell table:formula="of:=[.D495]*[.F495]" office:value-type="float" office:value="-100" calcext:value-type="float">
            <text:p>-100</text:p>
          </table:table-cell>
          <table:table-cell table:formula="of:=SUM([.$G$3:.G495])" office:value-type="float" office:value="9140.5" calcext:value-type="float">
            <text:p>9140,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/>
          <table:table-cell office:value-type="float" office:value="75361" calcext:value-type="float">
            <text:p>75361</text:p>
          </table:table-cell>
          <table:table-cell table:formula="of:=[.C496]-[.C495]" office:value-type="float" office:value="10" calcext:value-type="float">
            <text:p>10</text:p>
          </table:table-cell>
          <table:table-cell table:formula="of:=[.C496]-[.$C$2]" office:value-type="float" office:value="4936" calcext:value-type="float">
            <text:p>4936</text:p>
          </table:table-cell>
          <table:table-cell table:formula="of:=([.A496]+[.A495])/2" office:value-type="float" office:value="-10.5" calcext:value-type="float">
            <text:p>-10,5</text:p>
          </table:table-cell>
          <table:table-cell table:formula="of:=[.D496]*[.F496]" office:value-type="float" office:value="-105" calcext:value-type="float">
            <text:p>-105</text:p>
          </table:table-cell>
          <table:table-cell table:formula="of:=SUM([.$G$3:.G496])" office:value-type="float" office:value="9035.5" calcext:value-type="float">
            <text:p>9035,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/>
          <table:table-cell office:value-type="float" office:value="75371" calcext:value-type="float">
            <text:p>75371</text:p>
          </table:table-cell>
          <table:table-cell table:formula="of:=[.C497]-[.C496]" office:value-type="float" office:value="10" calcext:value-type="float">
            <text:p>10</text:p>
          </table:table-cell>
          <table:table-cell table:formula="of:=[.C497]-[.$C$2]" office:value-type="float" office:value="4946" calcext:value-type="float">
            <text:p>4946</text:p>
          </table:table-cell>
          <table:table-cell table:formula="of:=([.A497]+[.A496])/2" office:value-type="float" office:value="-11" calcext:value-type="float">
            <text:p>-11</text:p>
          </table:table-cell>
          <table:table-cell table:formula="of:=[.D497]*[.F497]" office:value-type="float" office:value="-110" calcext:value-type="float">
            <text:p>-110</text:p>
          </table:table-cell>
          <table:table-cell table:formula="of:=SUM([.$G$3:.G497])" office:value-type="float" office:value="8925.5" calcext:value-type="float">
            <text:p>8925,5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/>
          <table:table-cell office:value-type="float" office:value="75381" calcext:value-type="float">
            <text:p>75381</text:p>
          </table:table-cell>
          <table:table-cell table:formula="of:=[.C498]-[.C497]" office:value-type="float" office:value="10" calcext:value-type="float">
            <text:p>10</text:p>
          </table:table-cell>
          <table:table-cell table:formula="of:=[.C498]-[.$C$2]" office:value-type="float" office:value="4956" calcext:value-type="float">
            <text:p>4956</text:p>
          </table:table-cell>
          <table:table-cell table:formula="of:=([.A498]+[.A497])/2" office:value-type="float" office:value="-14.5" calcext:value-type="float">
            <text:p>-14,5</text:p>
          </table:table-cell>
          <table:table-cell table:formula="of:=[.D498]*[.F498]" office:value-type="float" office:value="-145" calcext:value-type="float">
            <text:p>-145</text:p>
          </table:table-cell>
          <table:table-cell table:formula="of:=SUM([.$G$3:.G498])" office:value-type="float" office:value="8780.5" calcext:value-type="float">
            <text:p>8780,5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/>
          <table:table-cell office:value-type="float" office:value="75390" calcext:value-type="float">
            <text:p>75390</text:p>
          </table:table-cell>
          <table:table-cell table:formula="of:=[.C499]-[.C498]" office:value-type="float" office:value="9" calcext:value-type="float">
            <text:p>9</text:p>
          </table:table-cell>
          <table:table-cell table:formula="of:=[.C499]-[.$C$2]" office:value-type="float" office:value="4965" calcext:value-type="float">
            <text:p>4965</text:p>
          </table:table-cell>
          <table:table-cell table:formula="of:=([.A499]+[.A498])/2" office:value-type="float" office:value="-19.5" calcext:value-type="float">
            <text:p>-19,5</text:p>
          </table:table-cell>
          <table:table-cell table:formula="of:=[.D499]*[.F499]" office:value-type="float" office:value="-175.5" calcext:value-type="float">
            <text:p>-175,5</text:p>
          </table:table-cell>
          <table:table-cell table:formula="of:=SUM([.$G$3:.G499])" office:value-type="float" office:value="8605" calcext:value-type="float">
            <text:p>860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/>
          <table:table-cell office:value-type="float" office:value="75401" calcext:value-type="float">
            <text:p>75401</text:p>
          </table:table-cell>
          <table:table-cell table:formula="of:=[.C500]-[.C499]" office:value-type="float" office:value="11" calcext:value-type="float">
            <text:p>11</text:p>
          </table:table-cell>
          <table:table-cell table:formula="of:=[.C500]-[.$C$2]" office:value-type="float" office:value="4976" calcext:value-type="float">
            <text:p>4976</text:p>
          </table:table-cell>
          <table:table-cell table:formula="of:=([.A500]+[.A499])/2" office:value-type="float" office:value="-21.5" calcext:value-type="float">
            <text:p>-21,5</text:p>
          </table:table-cell>
          <table:table-cell table:formula="of:=[.D500]*[.F500]" office:value-type="float" office:value="-236.5" calcext:value-type="float">
            <text:p>-236,5</text:p>
          </table:table-cell>
          <table:table-cell table:formula="of:=SUM([.$G$3:.G500])" office:value-type="float" office:value="8368.5" calcext:value-type="float">
            <text:p>8368,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/>
          <table:table-cell office:value-type="float" office:value="75411" calcext:value-type="float">
            <text:p>75411</text:p>
          </table:table-cell>
          <table:table-cell table:formula="of:=[.C501]-[.C500]" office:value-type="float" office:value="10" calcext:value-type="float">
            <text:p>10</text:p>
          </table:table-cell>
          <table:table-cell table:formula="of:=[.C501]-[.$C$2]" office:value-type="float" office:value="4986" calcext:value-type="float">
            <text:p>4986</text:p>
          </table:table-cell>
          <table:table-cell table:formula="of:=([.A501]+[.A500])/2" office:value-type="float" office:value="-18.5" calcext:value-type="float">
            <text:p>-18,5</text:p>
          </table:table-cell>
          <table:table-cell table:formula="of:=[.D501]*[.F501]" office:value-type="float" office:value="-185" calcext:value-type="float">
            <text:p>-185</text:p>
          </table:table-cell>
          <table:table-cell table:formula="of:=SUM([.$G$3:.G501])" office:value-type="float" office:value="8183.5" calcext:value-type="float">
            <text:p>8183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75421" calcext:value-type="float">
            <text:p>75421</text:p>
          </table:table-cell>
          <table:table-cell table:formula="of:=[.C502]-[.C501]" office:value-type="float" office:value="10" calcext:value-type="float">
            <text:p>10</text:p>
          </table:table-cell>
          <table:table-cell table:formula="of:=[.C502]-[.$C$2]" office:value-type="float" office:value="4996" calcext:value-type="float">
            <text:p>4996</text:p>
          </table:table-cell>
          <table:table-cell table:formula="of:=([.A502]+[.A501])/2" office:value-type="float" office:value="-5.5" calcext:value-type="float">
            <text:p>-5,5</text:p>
          </table:table-cell>
          <table:table-cell table:formula="of:=[.D502]*[.F502]" office:value-type="float" office:value="-55" calcext:value-type="float">
            <text:p>-55</text:p>
          </table:table-cell>
          <table:table-cell table:formula="of:=SUM([.$G$3:.G502])" office:value-type="float" office:value="8128.5" calcext:value-type="float">
            <text:p>8128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75430" calcext:value-type="float">
            <text:p>75430</text:p>
          </table:table-cell>
          <table:table-cell table:formula="of:=[.C503]-[.C502]" office:value-type="float" office:value="9" calcext:value-type="float">
            <text:p>9</text:p>
          </table:table-cell>
          <table:table-cell table:formula="of:=[.C503]-[.$C$2]" office:value-type="float" office:value="5005" calcext:value-type="float">
            <text:p>5005</text:p>
          </table:table-cell>
          <table:table-cell table:formula="of:=([.A503]+[.A502])/2" office:value-type="float" office:value="14.5" calcext:value-type="float">
            <text:p>14,5</text:p>
          </table:table-cell>
          <table:table-cell table:formula="of:=[.D503]*[.F503]" office:value-type="float" office:value="130.5" calcext:value-type="float">
            <text:p>130,5</text:p>
          </table:table-cell>
          <table:table-cell table:formula="of:=SUM([.$G$3:.G503])" office:value-type="float" office:value="8259" calcext:value-type="float">
            <text:p>82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75442" calcext:value-type="float">
            <text:p>75442</text:p>
          </table:table-cell>
          <table:table-cell table:formula="of:=[.C504]-[.C503]" office:value-type="float" office:value="12" calcext:value-type="float">
            <text:p>12</text:p>
          </table:table-cell>
          <table:table-cell table:formula="of:=[.C504]-[.$C$2]" office:value-type="float" office:value="5017" calcext:value-type="float">
            <text:p>5017</text:p>
          </table:table-cell>
          <table:table-cell table:formula="of:=([.A504]+[.A503])/2" office:value-type="float" office:value="25" calcext:value-type="float">
            <text:p>25</text:p>
          </table:table-cell>
          <table:table-cell table:formula="of:=[.D504]*[.F504]" office:value-type="float" office:value="300" calcext:value-type="float">
            <text:p>300</text:p>
          </table:table-cell>
          <table:table-cell table:formula="of:=SUM([.$G$3:.G504])" office:value-type="float" office:value="8559" calcext:value-type="float">
            <text:p>85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75451" calcext:value-type="float">
            <text:p>75451</text:p>
          </table:table-cell>
          <table:table-cell table:formula="of:=[.C505]-[.C504]" office:value-type="float" office:value="9" calcext:value-type="float">
            <text:p>9</text:p>
          </table:table-cell>
          <table:table-cell table:formula="of:=[.C505]-[.$C$2]" office:value-type="float" office:value="5026" calcext:value-type="float">
            <text:p>5026</text:p>
          </table:table-cell>
          <table:table-cell table:formula="of:=([.A505]+[.A504])/2" office:value-type="float" office:value="20" calcext:value-type="float">
            <text:p>20</text:p>
          </table:table-cell>
          <table:table-cell table:formula="of:=[.D505]*[.F505]" office:value-type="float" office:value="180" calcext:value-type="float">
            <text:p>180</text:p>
          </table:table-cell>
          <table:table-cell table:formula="of:=SUM([.$G$3:.G505])" office:value-type="float" office:value="8739" calcext:value-type="float">
            <text:p>87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5461" calcext:value-type="float">
            <text:p>75461</text:p>
          </table:table-cell>
          <table:table-cell table:formula="of:=[.C506]-[.C505]" office:value-type="float" office:value="10" calcext:value-type="float">
            <text:p>10</text:p>
          </table:table-cell>
          <table:table-cell table:formula="of:=[.C506]-[.$C$2]" office:value-type="float" office:value="5036" calcext:value-type="float">
            <text:p>5036</text:p>
          </table:table-cell>
          <table:table-cell table:formula="of:=([.A506]+[.A505])/2" office:value-type="float" office:value="7.5" calcext:value-type="float">
            <text:p>7,5</text:p>
          </table:table-cell>
          <table:table-cell table:formula="of:=[.D506]*[.F506]" office:value-type="float" office:value="75" calcext:value-type="float">
            <text:p>75</text:p>
          </table:table-cell>
          <table:table-cell table:formula="of:=SUM([.$G$3:.G506])" office:value-type="float" office:value="8814" calcext:value-type="float">
            <text:p>8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5471" calcext:value-type="float">
            <text:p>75471</text:p>
          </table:table-cell>
          <table:table-cell table:formula="of:=[.C507]-[.C506]" office:value-type="float" office:value="10" calcext:value-type="float">
            <text:p>10</text:p>
          </table:table-cell>
          <table:table-cell table:formula="of:=[.C507]-[.$C$2]" office:value-type="float" office:value="5046" calcext:value-type="float">
            <text:p>5046</text:p>
          </table:table-cell>
          <table:table-cell table:formula="of:=([.A507]+[.A506])/2" office:value-type="float" office:value="0.5" calcext:value-type="float">
            <text:p>0,5</text:p>
          </table:table-cell>
          <table:table-cell table:formula="of:=[.D507]*[.F507]" office:value-type="float" office:value="5" calcext:value-type="float">
            <text:p>5</text:p>
          </table:table-cell>
          <table:table-cell table:formula="of:=SUM([.$G$3:.G507])" office:value-type="float" office:value="8819" calcext:value-type="float">
            <text:p>88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75481" calcext:value-type="float">
            <text:p>75481</text:p>
          </table:table-cell>
          <table:table-cell table:formula="of:=[.C508]-[.C507]" office:value-type="float" office:value="10" calcext:value-type="float">
            <text:p>10</text:p>
          </table:table-cell>
          <table:table-cell table:formula="of:=[.C508]-[.$C$2]" office:value-type="float" office:value="5056" calcext:value-type="float">
            <text:p>5056</text:p>
          </table:table-cell>
          <table:table-cell table:formula="of:=([.A508]+[.A507])/2" office:value-type="float" office:value="2.5" calcext:value-type="float">
            <text:p>2,5</text:p>
          </table:table-cell>
          <table:table-cell table:formula="of:=[.D508]*[.F508]" office:value-type="float" office:value="25" calcext:value-type="float">
            <text:p>25</text:p>
          </table:table-cell>
          <table:table-cell table:formula="of:=SUM([.$G$3:.G508])"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5491" calcext:value-type="float">
            <text:p>75491</text:p>
          </table:table-cell>
          <table:table-cell table:formula="of:=[.C509]-[.C508]" office:value-type="float" office:value="10" calcext:value-type="float">
            <text:p>10</text:p>
          </table:table-cell>
          <table:table-cell table:formula="of:=[.C509]-[.$C$2]" office:value-type="float" office:value="5066" calcext:value-type="float">
            <text:p>5066</text:p>
          </table:table-cell>
          <table:table-cell table:formula="of:=([.A509]+[.A508])/2" office:value-type="float" office:value="5.5" calcext:value-type="float">
            <text:p>5,5</text:p>
          </table:table-cell>
          <table:table-cell table:formula="of:=[.D509]*[.F509]" office:value-type="float" office:value="55" calcext:value-type="float">
            <text:p>55</text:p>
          </table:table-cell>
          <table:table-cell table:formula="of:=SUM([.$G$3:.G509])" office:value-type="float" office:value="8899" calcext:value-type="float">
            <text:p>8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5501" calcext:value-type="float">
            <text:p>75501</text:p>
          </table:table-cell>
          <table:table-cell table:formula="of:=[.C510]-[.C509]" office:value-type="float" office:value="10" calcext:value-type="float">
            <text:p>10</text:p>
          </table:table-cell>
          <table:table-cell table:formula="of:=[.C510]-[.$C$2]" office:value-type="float" office:value="5076" calcext:value-type="float">
            <text:p>5076</text:p>
          </table:table-cell>
          <table:table-cell table:formula="of:=([.A510]+[.A509])/2" office:value-type="float" office:value="3" calcext:value-type="float">
            <text:p>3</text:p>
          </table:table-cell>
          <table:table-cell table:formula="of:=[.D510]*[.F510]" office:value-type="float" office:value="30" calcext:value-type="float">
            <text:p>30</text:p>
          </table:table-cell>
          <table:table-cell table:formula="of:=SUM([.$G$3:.G510])" office:value-type="float" office:value="8929" calcext:value-type="float">
            <text:p>892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75511" calcext:value-type="float">
            <text:p>75511</text:p>
          </table:table-cell>
          <table:table-cell table:formula="of:=[.C511]-[.C510]" office:value-type="float" office:value="10" calcext:value-type="float">
            <text:p>10</text:p>
          </table:table-cell>
          <table:table-cell table:formula="of:=[.C511]-[.$C$2]" office:value-type="float" office:value="5086" calcext:value-type="float">
            <text:p>5086</text:p>
          </table:table-cell>
          <table:table-cell table:formula="of:=([.A511]+[.A510])/2" office:value-type="float" office:value="-3" calcext:value-type="float">
            <text:p>-3</text:p>
          </table:table-cell>
          <table:table-cell table:formula="of:=[.D511]*[.F511]" office:value-type="float" office:value="-30" calcext:value-type="float">
            <text:p>-30</text:p>
          </table:table-cell>
          <table:table-cell table:formula="of:=SUM([.$G$3:.G511])" office:value-type="float" office:value="8899" calcext:value-type="float">
            <text:p>889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/>
          <table:table-cell office:value-type="float" office:value="75521" calcext:value-type="float">
            <text:p>75521</text:p>
          </table:table-cell>
          <table:table-cell table:formula="of:=[.C512]-[.C511]" office:value-type="float" office:value="10" calcext:value-type="float">
            <text:p>10</text:p>
          </table:table-cell>
          <table:table-cell table:formula="of:=[.C512]-[.$C$2]" office:value-type="float" office:value="5096" calcext:value-type="float">
            <text:p>5096</text:p>
          </table:table-cell>
          <table:table-cell table:formula="of:=([.A512]+[.A511])/2" office:value-type="float" office:value="-6.5" calcext:value-type="float">
            <text:p>-6,5</text:p>
          </table:table-cell>
          <table:table-cell table:formula="of:=[.D512]*[.F512]" office:value-type="float" office:value="-65" calcext:value-type="float">
            <text:p>-65</text:p>
          </table:table-cell>
          <table:table-cell table:formula="of:=SUM([.$G$3:.G512])" office:value-type="float" office:value="8834" calcext:value-type="float">
            <text:p>883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75531" calcext:value-type="float">
            <text:p>75531</text:p>
          </table:table-cell>
          <table:table-cell table:formula="of:=[.C513]-[.C512]" office:value-type="float" office:value="10" calcext:value-type="float">
            <text:p>10</text:p>
          </table:table-cell>
          <table:table-cell table:formula="of:=[.C513]-[.$C$2]" office:value-type="float" office:value="5106" calcext:value-type="float">
            <text:p>5106</text:p>
          </table:table-cell>
          <table:table-cell table:formula="of:=([.A513]+[.A512])/2" office:value-type="float" office:value="-6.5" calcext:value-type="float">
            <text:p>-6,5</text:p>
          </table:table-cell>
          <table:table-cell table:formula="of:=[.D513]*[.F513]" office:value-type="float" office:value="-65" calcext:value-type="float">
            <text:p>-65</text:p>
          </table:table-cell>
          <table:table-cell table:formula="of:=SUM([.$G$3:.G513])" office:value-type="float" office:value="8769" calcext:value-type="float">
            <text:p>876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75541" calcext:value-type="float">
            <text:p>75541</text:p>
          </table:table-cell>
          <table:table-cell table:formula="of:=[.C514]-[.C513]" office:value-type="float" office:value="10" calcext:value-type="float">
            <text:p>10</text:p>
          </table:table-cell>
          <table:table-cell table:formula="of:=[.C514]-[.$C$2]" office:value-type="float" office:value="5116" calcext:value-type="float">
            <text:p>5116</text:p>
          </table:table-cell>
          <table:table-cell table:formula="of:=([.A514]+[.A513])/2" office:value-type="float" office:value="-6" calcext:value-type="float">
            <text:p>-6</text:p>
          </table:table-cell>
          <table:table-cell table:formula="of:=[.D514]*[.F514]" office:value-type="float" office:value="-60" calcext:value-type="float">
            <text:p>-60</text:p>
          </table:table-cell>
          <table:table-cell table:formula="of:=SUM([.$G$3:.G514])" office:value-type="float" office:value="8709" calcext:value-type="float">
            <text:p>870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75551" calcext:value-type="float">
            <text:p>75551</text:p>
          </table:table-cell>
          <table:table-cell table:formula="of:=[.C515]-[.C514]" office:value-type="float" office:value="10" calcext:value-type="float">
            <text:p>10</text:p>
          </table:table-cell>
          <table:table-cell table:formula="of:=[.C515]-[.$C$2]" office:value-type="float" office:value="5126" calcext:value-type="float">
            <text:p>5126</text:p>
          </table:table-cell>
          <table:table-cell table:formula="of:=([.A515]+[.A514])/2" office:value-type="float" office:value="-5" calcext:value-type="float">
            <text:p>-5</text:p>
          </table:table-cell>
          <table:table-cell table:formula="of:=[.D515]*[.F515]" office:value-type="float" office:value="-50" calcext:value-type="float">
            <text:p>-50</text:p>
          </table:table-cell>
          <table:table-cell table:formula="of:=SUM([.$G$3:.G515])" office:value-type="float" office:value="8659" calcext:value-type="float">
            <text:p>86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75560" calcext:value-type="float">
            <text:p>75560</text:p>
          </table:table-cell>
          <table:table-cell table:formula="of:=[.C516]-[.C515]" office:value-type="float" office:value="9" calcext:value-type="float">
            <text:p>9</text:p>
          </table:table-cell>
          <table:table-cell table:formula="of:=[.C516]-[.$C$2]" office:value-type="float" office:value="5135" calcext:value-type="float">
            <text:p>5135</text:p>
          </table:table-cell>
          <table:table-cell table:formula="of:=([.A516]+[.A515])/2" office:value-type="float" office:value="4.5" calcext:value-type="float">
            <text:p>4,5</text:p>
          </table:table-cell>
          <table:table-cell table:formula="of:=[.D516]*[.F516]" office:value-type="float" office:value="40.5" calcext:value-type="float">
            <text:p>40,5</text:p>
          </table:table-cell>
          <table:table-cell table:formula="of:=SUM([.$G$3:.G516])" office:value-type="float" office:value="8699.5" calcext:value-type="float">
            <text:p>8699,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75571" calcext:value-type="float">
            <text:p>75571</text:p>
          </table:table-cell>
          <table:table-cell table:formula="of:=[.C517]-[.C516]" office:value-type="float" office:value="11" calcext:value-type="float">
            <text:p>11</text:p>
          </table:table-cell>
          <table:table-cell table:formula="of:=[.C517]-[.$C$2]" office:value-type="float" office:value="5146" calcext:value-type="float">
            <text:p>5146</text:p>
          </table:table-cell>
          <table:table-cell table:formula="of:=([.A517]+[.A516])/2" office:value-type="float" office:value="22" calcext:value-type="float">
            <text:p>22</text:p>
          </table:table-cell>
          <table:table-cell table:formula="of:=[.D517]*[.F517]" office:value-type="float" office:value="242" calcext:value-type="float">
            <text:p>242</text:p>
          </table:table-cell>
          <table:table-cell table:formula="of:=SUM([.$G$3:.G517])" office:value-type="float" office:value="8941.5" calcext:value-type="float">
            <text:p>8941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5581" calcext:value-type="float">
            <text:p>75581</text:p>
          </table:table-cell>
          <table:table-cell table:formula="of:=[.C518]-[.C517]" office:value-type="float" office:value="10" calcext:value-type="float">
            <text:p>10</text:p>
          </table:table-cell>
          <table:table-cell table:formula="of:=[.C518]-[.$C$2]" office:value-type="float" office:value="5156" calcext:value-type="float">
            <text:p>5156</text:p>
          </table:table-cell>
          <table:table-cell table:formula="of:=([.A518]+[.A517])/2" office:value-type="float" office:value="32.5" calcext:value-type="float">
            <text:p>32,5</text:p>
          </table:table-cell>
          <table:table-cell table:formula="of:=[.D518]*[.F518]" office:value-type="float" office:value="325" calcext:value-type="float">
            <text:p>325</text:p>
          </table:table-cell>
          <table:table-cell table:formula="of:=SUM([.$G$3:.G518])" office:value-type="float" office:value="9266.5" calcext:value-type="float">
            <text:p>9266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5591" calcext:value-type="float">
            <text:p>75591</text:p>
          </table:table-cell>
          <table:table-cell table:formula="of:=[.C519]-[.C518]" office:value-type="float" office:value="10" calcext:value-type="float">
            <text:p>10</text:p>
          </table:table-cell>
          <table:table-cell table:formula="of:=[.C519]-[.$C$2]" office:value-type="float" office:value="5166" calcext:value-type="float">
            <text:p>5166</text:p>
          </table:table-cell>
          <table:table-cell table:formula="of:=([.A519]+[.A518])/2" office:value-type="float" office:value="27.5" calcext:value-type="float">
            <text:p>27,5</text:p>
          </table:table-cell>
          <table:table-cell table:formula="of:=[.D519]*[.F519]" office:value-type="float" office:value="275" calcext:value-type="float">
            <text:p>275</text:p>
          </table:table-cell>
          <table:table-cell table:formula="of:=SUM([.$G$3:.G519])" office:value-type="float" office:value="9541.5" calcext:value-type="float">
            <text:p>9541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75600" calcext:value-type="float">
            <text:p>75600</text:p>
          </table:table-cell>
          <table:table-cell table:formula="of:=[.C520]-[.C519]" office:value-type="float" office:value="9" calcext:value-type="float">
            <text:p>9</text:p>
          </table:table-cell>
          <table:table-cell table:formula="of:=[.C520]-[.$C$2]" office:value-type="float" office:value="5175" calcext:value-type="float">
            <text:p>5175</text:p>
          </table:table-cell>
          <table:table-cell table:formula="of:=([.A520]+[.A519])/2" office:value-type="float" office:value="16" calcext:value-type="float">
            <text:p>16</text:p>
          </table:table-cell>
          <table:table-cell table:formula="of:=[.D520]*[.F520]" office:value-type="float" office:value="144" calcext:value-type="float">
            <text:p>144</text:p>
          </table:table-cell>
          <table:table-cell table:formula="of:=SUM([.$G$3:.G520])" office:value-type="float" office:value="9685.5" calcext:value-type="float">
            <text:p>9685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5611" calcext:value-type="float">
            <text:p>75611</text:p>
          </table:table-cell>
          <table:table-cell table:formula="of:=[.C521]-[.C520]" office:value-type="float" office:value="11" calcext:value-type="float">
            <text:p>11</text:p>
          </table:table-cell>
          <table:table-cell table:formula="of:=[.C521]-[.$C$2]" office:value-type="float" office:value="5186" calcext:value-type="float">
            <text:p>5186</text:p>
          </table:table-cell>
          <table:table-cell table:formula="of:=([.A521]+[.A520])/2" office:value-type="float" office:value="10.5" calcext:value-type="float">
            <text:p>10,5</text:p>
          </table:table-cell>
          <table:table-cell table:formula="of:=[.D521]*[.F521]" office:value-type="float" office:value="115.5" calcext:value-type="float">
            <text:p>115,5</text:p>
          </table:table-cell>
          <table:table-cell table:formula="of:=SUM([.$G$3:.G521])" office:value-type="float" office:value="9801" calcext:value-type="float">
            <text:p>98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75621" calcext:value-type="float">
            <text:p>75621</text:p>
          </table:table-cell>
          <table:table-cell table:formula="of:=[.C522]-[.C521]" office:value-type="float" office:value="10" calcext:value-type="float">
            <text:p>10</text:p>
          </table:table-cell>
          <table:table-cell table:formula="of:=[.C522]-[.$C$2]" office:value-type="float" office:value="5196" calcext:value-type="float">
            <text:p>5196</text:p>
          </table:table-cell>
          <table:table-cell table:formula="of:=([.A522]+[.A521])/2" office:value-type="float" office:value="10.5" calcext:value-type="float">
            <text:p>10,5</text:p>
          </table:table-cell>
          <table:table-cell table:formula="of:=[.D522]*[.F522]" office:value-type="float" office:value="105" calcext:value-type="float">
            <text:p>105</text:p>
          </table:table-cell>
          <table:table-cell table:formula="of:=SUM([.$G$3:.G522])" office:value-type="float" office:value="9906" calcext:value-type="float">
            <text:p>99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5631" calcext:value-type="float">
            <text:p>75631</text:p>
          </table:table-cell>
          <table:table-cell table:formula="of:=[.C523]-[.C522]" office:value-type="float" office:value="10" calcext:value-type="float">
            <text:p>10</text:p>
          </table:table-cell>
          <table:table-cell table:formula="of:=[.C523]-[.$C$2]" office:value-type="float" office:value="5206" calcext:value-type="float">
            <text:p>5206</text:p>
          </table:table-cell>
          <table:table-cell table:formula="of:=([.A523]+[.A522])/2" office:value-type="float" office:value="10.5" calcext:value-type="float">
            <text:p>10,5</text:p>
          </table:table-cell>
          <table:table-cell table:formula="of:=[.D523]*[.F523]" office:value-type="float" office:value="105" calcext:value-type="float">
            <text:p>105</text:p>
          </table:table-cell>
          <table:table-cell table:formula="of:=SUM([.$G$3:.G523])"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5641" calcext:value-type="float">
            <text:p>75641</text:p>
          </table:table-cell>
          <table:table-cell table:formula="of:=[.C524]-[.C523]" office:value-type="float" office:value="10" calcext:value-type="float">
            <text:p>10</text:p>
          </table:table-cell>
          <table:table-cell table:formula="of:=[.C524]-[.$C$2]" office:value-type="float" office:value="5216" calcext:value-type="float">
            <text:p>5216</text:p>
          </table:table-cell>
          <table:table-cell table:formula="of:=([.A524]+[.A523])/2" office:value-type="float" office:value="5" calcext:value-type="float">
            <text:p>5</text:p>
          </table:table-cell>
          <table:table-cell table:formula="of:=[.D524]*[.F524]" office:value-type="float" office:value="50" calcext:value-type="float">
            <text:p>50</text:p>
          </table:table-cell>
          <table:table-cell table:formula="of:=SUM([.$G$3:.G524])" office:value-type="float" office:value="10061" calcext:value-type="float">
            <text:p>1006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/>
          <table:table-cell office:value-type="float" office:value="75651" calcext:value-type="float">
            <text:p>75651</text:p>
          </table:table-cell>
          <table:table-cell table:formula="of:=[.C525]-[.C524]" office:value-type="float" office:value="10" calcext:value-type="float">
            <text:p>10</text:p>
          </table:table-cell>
          <table:table-cell table:formula="of:=[.C525]-[.$C$2]" office:value-type="float" office:value="5226" calcext:value-type="float">
            <text:p>5226</text:p>
          </table:table-cell>
          <table:table-cell table:formula="of:=([.A525]+[.A524])/2" office:value-type="float" office:value="-3.5" calcext:value-type="float">
            <text:p>-3,5</text:p>
          </table:table-cell>
          <table:table-cell table:formula="of:=[.D525]*[.F525]" office:value-type="float" office:value="-35" calcext:value-type="float">
            <text:p>-35</text:p>
          </table:table-cell>
          <table:table-cell table:formula="of:=SUM([.$G$3:.G525])" office:value-type="float" office:value="10026" calcext:value-type="float">
            <text:p>1002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/>
          <table:table-cell office:value-type="float" office:value="75661" calcext:value-type="float">
            <text:p>75661</text:p>
          </table:table-cell>
          <table:table-cell table:formula="of:=[.C526]-[.C525]" office:value-type="float" office:value="10" calcext:value-type="float">
            <text:p>10</text:p>
          </table:table-cell>
          <table:table-cell table:formula="of:=[.C526]-[.$C$2]" office:value-type="float" office:value="5236" calcext:value-type="float">
            <text:p>5236</text:p>
          </table:table-cell>
          <table:table-cell table:formula="of:=([.A526]+[.A525])/2" office:value-type="float" office:value="-8.5" calcext:value-type="float">
            <text:p>-8,5</text:p>
          </table:table-cell>
          <table:table-cell table:formula="of:=[.D526]*[.F526]" office:value-type="float" office:value="-85" calcext:value-type="float">
            <text:p>-85</text:p>
          </table:table-cell>
          <table:table-cell table:formula="of:=SUM([.$G$3:.G526])" office:value-type="float" office:value="9941" calcext:value-type="float">
            <text:p>994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/>
          <table:table-cell office:value-type="float" office:value="75671" calcext:value-type="float">
            <text:p>75671</text:p>
          </table:table-cell>
          <table:table-cell table:formula="of:=[.C527]-[.C526]" office:value-type="float" office:value="10" calcext:value-type="float">
            <text:p>10</text:p>
          </table:table-cell>
          <table:table-cell table:formula="of:=[.C527]-[.$C$2]" office:value-type="float" office:value="5246" calcext:value-type="float">
            <text:p>5246</text:p>
          </table:table-cell>
          <table:table-cell table:formula="of:=([.A527]+[.A526])/2" office:value-type="float" office:value="-11.5" calcext:value-type="float">
            <text:p>-11,5</text:p>
          </table:table-cell>
          <table:table-cell table:formula="of:=[.D527]*[.F527]" office:value-type="float" office:value="-115" calcext:value-type="float">
            <text:p>-115</text:p>
          </table:table-cell>
          <table:table-cell table:formula="of:=SUM([.$G$3:.G527])" office:value-type="float" office:value="9826" calcext:value-type="float">
            <text:p>9826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/>
          <table:table-cell office:value-type="float" office:value="75680" calcext:value-type="float">
            <text:p>75680</text:p>
          </table:table-cell>
          <table:table-cell table:formula="of:=[.C528]-[.C527]" office:value-type="float" office:value="9" calcext:value-type="float">
            <text:p>9</text:p>
          </table:table-cell>
          <table:table-cell table:formula="of:=[.C528]-[.$C$2]" office:value-type="float" office:value="5255" calcext:value-type="float">
            <text:p>5255</text:p>
          </table:table-cell>
          <table:table-cell table:formula="of:=([.A528]+[.A527])/2" office:value-type="float" office:value="-13" calcext:value-type="float">
            <text:p>-13</text:p>
          </table:table-cell>
          <table:table-cell table:formula="of:=[.D528]*[.F528]" office:value-type="float" office:value="-117" calcext:value-type="float">
            <text:p>-117</text:p>
          </table:table-cell>
          <table:table-cell table:formula="of:=SUM([.$G$3:.G528])" office:value-type="float" office:value="9709" calcext:value-type="float">
            <text:p>970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/>
          <table:table-cell office:value-type="float" office:value="75691" calcext:value-type="float">
            <text:p>75691</text:p>
          </table:table-cell>
          <table:table-cell table:formula="of:=[.C529]-[.C528]" office:value-type="float" office:value="11" calcext:value-type="float">
            <text:p>11</text:p>
          </table:table-cell>
          <table:table-cell table:formula="of:=[.C529]-[.$C$2]" office:value-type="float" office:value="5266" calcext:value-type="float">
            <text:p>5266</text:p>
          </table:table-cell>
          <table:table-cell table:formula="of:=([.A529]+[.A528])/2" office:value-type="float" office:value="-13" calcext:value-type="float">
            <text:p>-13</text:p>
          </table:table-cell>
          <table:table-cell table:formula="of:=[.D529]*[.F529]" office:value-type="float" office:value="-143" calcext:value-type="float">
            <text:p>-143</text:p>
          </table:table-cell>
          <table:table-cell table:formula="of:=SUM([.$G$3:.G529])" office:value-type="float" office:value="9566" calcext:value-type="float">
            <text:p>956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/>
          <table:table-cell office:value-type="float" office:value="75701" calcext:value-type="float">
            <text:p>75701</text:p>
          </table:table-cell>
          <table:table-cell table:formula="of:=[.C530]-[.C529]" office:value-type="float" office:value="10" calcext:value-type="float">
            <text:p>10</text:p>
          </table:table-cell>
          <table:table-cell table:formula="of:=[.C530]-[.$C$2]" office:value-type="float" office:value="5276" calcext:value-type="float">
            <text:p>5276</text:p>
          </table:table-cell>
          <table:table-cell table:formula="of:=([.A530]+[.A529])/2" office:value-type="float" office:value="-14" calcext:value-type="float">
            <text:p>-14</text:p>
          </table:table-cell>
          <table:table-cell table:formula="of:=[.D530]*[.F530]" office:value-type="float" office:value="-140" calcext:value-type="float">
            <text:p>-140</text:p>
          </table:table-cell>
          <table:table-cell table:formula="of:=SUM([.$G$3:.G530])" office:value-type="float" office:value="9426" calcext:value-type="float">
            <text:p>9426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/>
          <table:table-cell office:value-type="float" office:value="75711" calcext:value-type="float">
            <text:p>75711</text:p>
          </table:table-cell>
          <table:table-cell table:formula="of:=[.C531]-[.C530]" office:value-type="float" office:value="10" calcext:value-type="float">
            <text:p>10</text:p>
          </table:table-cell>
          <table:table-cell table:formula="of:=[.C531]-[.$C$2]" office:value-type="float" office:value="5286" calcext:value-type="float">
            <text:p>5286</text:p>
          </table:table-cell>
          <table:table-cell table:formula="of:=([.A531]+[.A530])/2" office:value-type="float" office:value="-16.5" calcext:value-type="float">
            <text:p>-16,5</text:p>
          </table:table-cell>
          <table:table-cell table:formula="of:=[.D531]*[.F531]" office:value-type="float" office:value="-165" calcext:value-type="float">
            <text:p>-165</text:p>
          </table:table-cell>
          <table:table-cell table:formula="of:=SUM([.$G$3:.G531])" office:value-type="float" office:value="9261" calcext:value-type="float">
            <text:p>9261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/>
          <table:table-cell office:value-type="float" office:value="75720" calcext:value-type="float">
            <text:p>75720</text:p>
          </table:table-cell>
          <table:table-cell table:formula="of:=[.C532]-[.C531]" office:value-type="float" office:value="9" calcext:value-type="float">
            <text:p>9</text:p>
          </table:table-cell>
          <table:table-cell table:formula="of:=[.C532]-[.$C$2]" office:value-type="float" office:value="5295" calcext:value-type="float">
            <text:p>5295</text:p>
          </table:table-cell>
          <table:table-cell table:formula="of:=([.A532]+[.A531])/2" office:value-type="float" office:value="-19.5" calcext:value-type="float">
            <text:p>-19,5</text:p>
          </table:table-cell>
          <table:table-cell table:formula="of:=[.D532]*[.F532]" office:value-type="float" office:value="-175.5" calcext:value-type="float">
            <text:p>-175,5</text:p>
          </table:table-cell>
          <table:table-cell table:formula="of:=SUM([.$G$3:.G532])" office:value-type="float" office:value="9085.5" calcext:value-type="float">
            <text:p>9085,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/>
          <table:table-cell office:value-type="float" office:value="75730" calcext:value-type="float">
            <text:p>75730</text:p>
          </table:table-cell>
          <table:table-cell table:formula="of:=[.C533]-[.C532]" office:value-type="float" office:value="10" calcext:value-type="float">
            <text:p>10</text:p>
          </table:table-cell>
          <table:table-cell table:formula="of:=[.C533]-[.$C$2]" office:value-type="float" office:value="5305" calcext:value-type="float">
            <text:p>5305</text:p>
          </table:table-cell>
          <table:table-cell table:formula="of:=([.A533]+[.A532])/2" office:value-type="float" office:value="-23" calcext:value-type="float">
            <text:p>-23</text:p>
          </table:table-cell>
          <table:table-cell table:formula="of:=[.D533]*[.F533]" office:value-type="float" office:value="-230" calcext:value-type="float">
            <text:p>-230</text:p>
          </table:table-cell>
          <table:table-cell table:formula="of:=SUM([.$G$3:.G533])" office:value-type="float" office:value="8855.5" calcext:value-type="float">
            <text:p>8855,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/>
          <table:table-cell office:value-type="float" office:value="75741" calcext:value-type="float">
            <text:p>75741</text:p>
          </table:table-cell>
          <table:table-cell table:formula="of:=[.C534]-[.C533]" office:value-type="float" office:value="11" calcext:value-type="float">
            <text:p>11</text:p>
          </table:table-cell>
          <table:table-cell table:formula="of:=[.C534]-[.$C$2]" office:value-type="float" office:value="5316" calcext:value-type="float">
            <text:p>5316</text:p>
          </table:table-cell>
          <table:table-cell table:formula="of:=([.A534]+[.A533])/2" office:value-type="float" office:value="-17" calcext:value-type="float">
            <text:p>-17</text:p>
          </table:table-cell>
          <table:table-cell table:formula="of:=[.D534]*[.F534]" office:value-type="float" office:value="-187" calcext:value-type="float">
            <text:p>-187</text:p>
          </table:table-cell>
          <table:table-cell table:formula="of:=SUM([.$G$3:.G534])" office:value-type="float" office:value="8668.5" calcext:value-type="float">
            <text:p>8668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75751" calcext:value-type="float">
            <text:p>75751</text:p>
          </table:table-cell>
          <table:table-cell table:formula="of:=[.C535]-[.C534]" office:value-type="float" office:value="10" calcext:value-type="float">
            <text:p>10</text:p>
          </table:table-cell>
          <table:table-cell table:formula="of:=[.C535]-[.$C$2]" office:value-type="float" office:value="5326" calcext:value-type="float">
            <text:p>5326</text:p>
          </table:table-cell>
          <table:table-cell table:formula="of:=([.A535]+[.A534])/2" office:value-type="float" office:value="6.5" calcext:value-type="float">
            <text:p>6,5</text:p>
          </table:table-cell>
          <table:table-cell table:formula="of:=[.D535]*[.F535]" office:value-type="float" office:value="65" calcext:value-type="float">
            <text:p>65</text:p>
          </table:table-cell>
          <table:table-cell table:formula="of:=SUM([.$G$3:.G535])" office:value-type="float" office:value="8733.5" calcext:value-type="float">
            <text:p>8733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75761" calcext:value-type="float">
            <text:p>75761</text:p>
          </table:table-cell>
          <table:table-cell table:formula="of:=[.C536]-[.C535]" office:value-type="float" office:value="10" calcext:value-type="float">
            <text:p>10</text:p>
          </table:table-cell>
          <table:table-cell table:formula="of:=[.C536]-[.$C$2]" office:value-type="float" office:value="5336" calcext:value-type="float">
            <text:p>5336</text:p>
          </table:table-cell>
          <table:table-cell table:formula="of:=([.A536]+[.A535])/2" office:value-type="float" office:value="30" calcext:value-type="float">
            <text:p>30</text:p>
          </table:table-cell>
          <table:table-cell table:formula="of:=[.D536]*[.F536]" office:value-type="float" office:value="300" calcext:value-type="float">
            <text:p>300</text:p>
          </table:table-cell>
          <table:table-cell table:formula="of:=SUM([.$G$3:.G536])" office:value-type="float" office:value="9033.5" calcext:value-type="float">
            <text:p>9033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5770" calcext:value-type="float">
            <text:p>75770</text:p>
          </table:table-cell>
          <table:table-cell table:formula="of:=[.C537]-[.C536]" office:value-type="float" office:value="9" calcext:value-type="float">
            <text:p>9</text:p>
          </table:table-cell>
          <table:table-cell table:formula="of:=[.C537]-[.$C$2]" office:value-type="float" office:value="5345" calcext:value-type="float">
            <text:p>5345</text:p>
          </table:table-cell>
          <table:table-cell table:formula="of:=([.A537]+[.A536])/2" office:value-type="float" office:value="36" calcext:value-type="float">
            <text:p>36</text:p>
          </table:table-cell>
          <table:table-cell table:formula="of:=[.D537]*[.F537]" office:value-type="float" office:value="324" calcext:value-type="float">
            <text:p>324</text:p>
          </table:table-cell>
          <table:table-cell table:formula="of:=SUM([.$G$3:.G537])" office:value-type="float" office:value="9357.5" calcext:value-type="float">
            <text:p>9357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75781" calcext:value-type="float">
            <text:p>75781</text:p>
          </table:table-cell>
          <table:table-cell table:formula="of:=[.C538]-[.C537]" office:value-type="float" office:value="11" calcext:value-type="float">
            <text:p>11</text:p>
          </table:table-cell>
          <table:table-cell table:formula="of:=[.C538]-[.$C$2]" office:value-type="float" office:value="5356" calcext:value-type="float">
            <text:p>5356</text:p>
          </table:table-cell>
          <table:table-cell table:formula="of:=([.A538]+[.A537])/2" office:value-type="float" office:value="23.5" calcext:value-type="float">
            <text:p>23,5</text:p>
          </table:table-cell>
          <table:table-cell table:formula="of:=[.D538]*[.F538]" office:value-type="float" office:value="258.5" calcext:value-type="float">
            <text:p>258,5</text:p>
          </table:table-cell>
          <table:table-cell table:formula="of:=SUM([.$G$3:.G538])" office:value-type="float" office:value="9616" calcext:value-type="float">
            <text:p>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5791" calcext:value-type="float">
            <text:p>75791</text:p>
          </table:table-cell>
          <table:table-cell table:formula="of:=[.C539]-[.C538]" office:value-type="float" office:value="10" calcext:value-type="float">
            <text:p>10</text:p>
          </table:table-cell>
          <table:table-cell table:formula="of:=[.C539]-[.$C$2]" office:value-type="float" office:value="5366" calcext:value-type="float">
            <text:p>5366</text:p>
          </table:table-cell>
          <table:table-cell table:formula="of:=([.A539]+[.A538])/2" office:value-type="float" office:value="6.5" calcext:value-type="float">
            <text:p>6,5</text:p>
          </table:table-cell>
          <table:table-cell table:formula="of:=[.D539]*[.F539]" office:value-type="float" office:value="65" calcext:value-type="float">
            <text:p>65</text:p>
          </table:table-cell>
          <table:table-cell table:formula="of:=SUM([.$G$3:.G539])" office:value-type="float" office:value="9681" calcext:value-type="float">
            <text:p>96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5800" calcext:value-type="float">
            <text:p>75800</text:p>
          </table:table-cell>
          <table:table-cell table:formula="of:=[.C540]-[.C539]" office:value-type="float" office:value="9" calcext:value-type="float">
            <text:p>9</text:p>
          </table:table-cell>
          <table:table-cell table:formula="of:=[.C540]-[.$C$2]" office:value-type="float" office:value="5375" calcext:value-type="float">
            <text:p>5375</text:p>
          </table:table-cell>
          <table:table-cell table:formula="of:=([.A540]+[.A539])/2" office:value-type="float" office:value="1" calcext:value-type="float">
            <text:p>1</text:p>
          </table:table-cell>
          <table:table-cell table:formula="of:=[.D540]*[.F540]" office:value-type="float" office:value="9" calcext:value-type="float">
            <text:p>9</text:p>
          </table:table-cell>
          <table:table-cell table:formula="of:=SUM([.$G$3:.G540])"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75810" calcext:value-type="float">
            <text:p>75810</text:p>
          </table:table-cell>
          <table:table-cell table:formula="of:=[.C541]-[.C540]" office:value-type="float" office:value="10" calcext:value-type="float">
            <text:p>10</text:p>
          </table:table-cell>
          <table:table-cell table:formula="of:=[.C541]-[.$C$2]" office:value-type="float" office:value="5385" calcext:value-type="float">
            <text:p>5385</text:p>
          </table:table-cell>
          <table:table-cell table:formula="of:=([.A541]+[.A540])/2" office:value-type="float" office:value="3.5" calcext:value-type="float">
            <text:p>3,5</text:p>
          </table:table-cell>
          <table:table-cell table:formula="of:=[.D541]*[.F541]" office:value-type="float" office:value="35" calcext:value-type="float">
            <text:p>35</text:p>
          </table:table-cell>
          <table:table-cell table:formula="of:=SUM([.$G$3:.G541])" office:value-type="float" office:value="9725" calcext:value-type="float">
            <text:p>97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75821" calcext:value-type="float">
            <text:p>75821</text:p>
          </table:table-cell>
          <table:table-cell table:formula="of:=[.C542]-[.C541]" office:value-type="float" office:value="11" calcext:value-type="float">
            <text:p>11</text:p>
          </table:table-cell>
          <table:table-cell table:formula="of:=[.C542]-[.$C$2]" office:value-type="float" office:value="5396" calcext:value-type="float">
            <text:p>5396</text:p>
          </table:table-cell>
          <table:table-cell table:formula="of:=([.A542]+[.A541])/2" office:value-type="float" office:value="5" calcext:value-type="float">
            <text:p>5</text:p>
          </table:table-cell>
          <table:table-cell table:formula="of:=[.D542]*[.F542]" office:value-type="float" office:value="55" calcext:value-type="float">
            <text:p>55</text:p>
          </table:table-cell>
          <table:table-cell table:formula="of:=SUM([.$G$3:.G542])" office:value-type="float" office:value="9780" calcext:value-type="float">
            <text:p>97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75831" calcext:value-type="float">
            <text:p>75831</text:p>
          </table:table-cell>
          <table:table-cell table:formula="of:=[.C543]-[.C542]" office:value-type="float" office:value="10" calcext:value-type="float">
            <text:p>10</text:p>
          </table:table-cell>
          <table:table-cell table:formula="of:=[.C543]-[.$C$2]" office:value-type="float" office:value="5406" calcext:value-type="float">
            <text:p>5406</text:p>
          </table:table-cell>
          <table:table-cell table:formula="of:=([.A543]+[.A542])/2" office:value-type="float" office:value="5" calcext:value-type="float">
            <text:p>5</text:p>
          </table:table-cell>
          <table:table-cell table:formula="of:=[.D543]*[.F543]" office:value-type="float" office:value="50" calcext:value-type="float">
            <text:p>50</text:p>
          </table:table-cell>
          <table:table-cell table:formula="of:=SUM([.$G$3:.G543])" office:value-type="float" office:value="9830" calcext:value-type="float">
            <text:p>98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5841" calcext:value-type="float">
            <text:p>75841</text:p>
          </table:table-cell>
          <table:table-cell table:formula="of:=[.C544]-[.C543]" office:value-type="float" office:value="10" calcext:value-type="float">
            <text:p>10</text:p>
          </table:table-cell>
          <table:table-cell table:formula="of:=[.C544]-[.$C$2]" office:value-type="float" office:value="5416" calcext:value-type="float">
            <text:p>5416</text:p>
          </table:table-cell>
          <table:table-cell table:formula="of:=([.A544]+[.A543])/2" office:value-type="float" office:value="6" calcext:value-type="float">
            <text:p>6</text:p>
          </table:table-cell>
          <table:table-cell table:formula="of:=[.D544]*[.F544]" office:value-type="float" office:value="60" calcext:value-type="float">
            <text:p>60</text:p>
          </table:table-cell>
          <table:table-cell table:formula="of:=SUM([.$G$3:.G544])" office:value-type="float" office:value="9890" calcext:value-type="float">
            <text:p>98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5850" calcext:value-type="float">
            <text:p>75850</text:p>
          </table:table-cell>
          <table:table-cell table:formula="of:=[.C545]-[.C544]" office:value-type="float" office:value="9" calcext:value-type="float">
            <text:p>9</text:p>
          </table:table-cell>
          <table:table-cell table:formula="of:=[.C545]-[.$C$2]" office:value-type="float" office:value="5425" calcext:value-type="float">
            <text:p>5425</text:p>
          </table:table-cell>
          <table:table-cell table:formula="of:=([.A545]+[.A544])/2" office:value-type="float" office:value="7" calcext:value-type="float">
            <text:p>7</text:p>
          </table:table-cell>
          <table:table-cell table:formula="of:=[.D545]*[.F545]" office:value-type="float" office:value="63" calcext:value-type="float">
            <text:p>63</text:p>
          </table:table-cell>
          <table:table-cell table:formula="of:=SUM([.$G$3:.G545])" office:value-type="float" office:value="9953" calcext:value-type="float">
            <text:p>99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5860" calcext:value-type="float">
            <text:p>75860</text:p>
          </table:table-cell>
          <table:table-cell table:formula="of:=[.C546]-[.C545]" office:value-type="float" office:value="10" calcext:value-type="float">
            <text:p>10</text:p>
          </table:table-cell>
          <table:table-cell table:formula="of:=[.C546]-[.$C$2]" office:value-type="float" office:value="5435" calcext:value-type="float">
            <text:p>5435</text:p>
          </table:table-cell>
          <table:table-cell table:formula="of:=([.A546]+[.A545])/2" office:value-type="float" office:value="5.5" calcext:value-type="float">
            <text:p>5,5</text:p>
          </table:table-cell>
          <table:table-cell table:formula="of:=[.D546]*[.F546]" office:value-type="float" office:value="55" calcext:value-type="float">
            <text:p>55</text:p>
          </table:table-cell>
          <table:table-cell table:formula="of:=SUM([.$G$3:.G546])"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75871" calcext:value-type="float">
            <text:p>75871</text:p>
          </table:table-cell>
          <table:table-cell table:formula="of:=[.C547]-[.C546]" office:value-type="float" office:value="11" calcext:value-type="float">
            <text:p>11</text:p>
          </table:table-cell>
          <table:table-cell table:formula="of:=[.C547]-[.$C$2]" office:value-type="float" office:value="5446" calcext:value-type="float">
            <text:p>5446</text:p>
          </table:table-cell>
          <table:table-cell table:formula="of:=([.A547]+[.A546])/2" office:value-type="float" office:value="0" calcext:value-type="float">
            <text:p>0</text:p>
          </table:table-cell>
          <table:table-cell table:formula="of:=[.D547]*[.F547]" office:value-type="float" office:value="0" calcext:value-type="float">
            <text:p>0</text:p>
          </table:table-cell>
          <table:table-cell table:formula="of:=SUM([.$G$3:.G547])"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/>
          <table:table-cell office:value-type="float" office:value="75881" calcext:value-type="float">
            <text:p>75881</text:p>
          </table:table-cell>
          <table:table-cell table:formula="of:=[.C548]-[.C547]" office:value-type="float" office:value="10" calcext:value-type="float">
            <text:p>10</text:p>
          </table:table-cell>
          <table:table-cell table:formula="of:=[.C548]-[.$C$2]" office:value-type="float" office:value="5456" calcext:value-type="float">
            <text:p>5456</text:p>
          </table:table-cell>
          <table:table-cell table:formula="of:=([.A548]+[.A547])/2" office:value-type="float" office:value="-10" calcext:value-type="float">
            <text:p>-10</text:p>
          </table:table-cell>
          <table:table-cell table:formula="of:=[.D548]*[.F548]" office:value-type="float" office:value="-100" calcext:value-type="float">
            <text:p>-100</text:p>
          </table:table-cell>
          <table:table-cell table:formula="of:=SUM([.$G$3:.G548])" office:value-type="float" office:value="9908" calcext:value-type="float">
            <text:p>9908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/>
          <table:table-cell office:value-type="float" office:value="75890" calcext:value-type="float">
            <text:p>75890</text:p>
          </table:table-cell>
          <table:table-cell table:formula="of:=[.C549]-[.C548]" office:value-type="float" office:value="9" calcext:value-type="float">
            <text:p>9</text:p>
          </table:table-cell>
          <table:table-cell table:formula="of:=[.C549]-[.$C$2]" office:value-type="float" office:value="5465" calcext:value-type="float">
            <text:p>5465</text:p>
          </table:table-cell>
          <table:table-cell table:formula="of:=([.A549]+[.A548])/2" office:value-type="float" office:value="-19.5" calcext:value-type="float">
            <text:p>-19,5</text:p>
          </table:table-cell>
          <table:table-cell table:formula="of:=[.D549]*[.F549]" office:value-type="float" office:value="-175.5" calcext:value-type="float">
            <text:p>-175,5</text:p>
          </table:table-cell>
          <table:table-cell table:formula="of:=SUM([.$G$3:.G549])" office:value-type="float" office:value="9732.5" calcext:value-type="float">
            <text:p>9732,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/>
          <table:table-cell office:value-type="float" office:value="75900" calcext:value-type="float">
            <text:p>75900</text:p>
          </table:table-cell>
          <table:table-cell table:formula="of:=[.C550]-[.C549]" office:value-type="float" office:value="10" calcext:value-type="float">
            <text:p>10</text:p>
          </table:table-cell>
          <table:table-cell table:formula="of:=[.C550]-[.$C$2]" office:value-type="float" office:value="5475" calcext:value-type="float">
            <text:p>5475</text:p>
          </table:table-cell>
          <table:table-cell table:formula="of:=([.A550]+[.A549])/2" office:value-type="float" office:value="-19" calcext:value-type="float">
            <text:p>-19</text:p>
          </table:table-cell>
          <table:table-cell table:formula="of:=[.D550]*[.F550]" office:value-type="float" office:value="-190" calcext:value-type="float">
            <text:p>-190</text:p>
          </table:table-cell>
          <table:table-cell table:formula="of:=SUM([.$G$3:.G550])" office:value-type="float" office:value="9542.5" calcext:value-type="float">
            <text:p>9542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5911" calcext:value-type="float">
            <text:p>75911</text:p>
          </table:table-cell>
          <table:table-cell table:formula="of:=[.C551]-[.C550]" office:value-type="float" office:value="11" calcext:value-type="float">
            <text:p>11</text:p>
          </table:table-cell>
          <table:table-cell table:formula="of:=[.C551]-[.$C$2]" office:value-type="float" office:value="5486" calcext:value-type="float">
            <text:p>5486</text:p>
          </table:table-cell>
          <table:table-cell table:formula="of:=([.A551]+[.A550])/2" office:value-type="float" office:value="-4" calcext:value-type="float">
            <text:p>-4</text:p>
          </table:table-cell>
          <table:table-cell table:formula="of:=[.D551]*[.F551]" office:value-type="float" office:value="-44" calcext:value-type="float">
            <text:p>-44</text:p>
          </table:table-cell>
          <table:table-cell table:formula="of:=SUM([.$G$3:.G551])" office:value-type="float" office:value="9498.5" calcext:value-type="float">
            <text:p>9498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75920" calcext:value-type="float">
            <text:p>75920</text:p>
          </table:table-cell>
          <table:table-cell table:formula="of:=[.C552]-[.C551]" office:value-type="float" office:value="9" calcext:value-type="float">
            <text:p>9</text:p>
          </table:table-cell>
          <table:table-cell table:formula="of:=[.C552]-[.$C$2]" office:value-type="float" office:value="5495" calcext:value-type="float">
            <text:p>5495</text:p>
          </table:table-cell>
          <table:table-cell table:formula="of:=([.A552]+[.A551])/2" office:value-type="float" office:value="16" calcext:value-type="float">
            <text:p>16</text:p>
          </table:table-cell>
          <table:table-cell table:formula="of:=[.D552]*[.F552]" office:value-type="float" office:value="144" calcext:value-type="float">
            <text:p>144</text:p>
          </table:table-cell>
          <table:table-cell table:formula="of:=SUM([.$G$3:.G552])" office:value-type="float" office:value="9642.5" calcext:value-type="float">
            <text:p>964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75931" calcext:value-type="float">
            <text:p>75931</text:p>
          </table:table-cell>
          <table:table-cell table:formula="of:=[.C553]-[.C552]" office:value-type="float" office:value="11" calcext:value-type="float">
            <text:p>11</text:p>
          </table:table-cell>
          <table:table-cell table:formula="of:=[.C553]-[.$C$2]" office:value-type="float" office:value="5506" calcext:value-type="float">
            <text:p>5506</text:p>
          </table:table-cell>
          <table:table-cell table:formula="of:=([.A553]+[.A552])/2" office:value-type="float" office:value="25.5" calcext:value-type="float">
            <text:p>25,5</text:p>
          </table:table-cell>
          <table:table-cell table:formula="of:=[.D553]*[.F553]" office:value-type="float" office:value="280.5" calcext:value-type="float">
            <text:p>280,5</text:p>
          </table:table-cell>
          <table:table-cell table:formula="of:=SUM([.$G$3:.G553])" office:value-type="float" office:value="9923" calcext:value-type="float">
            <text:p>99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5940" calcext:value-type="float">
            <text:p>75940</text:p>
          </table:table-cell>
          <table:table-cell table:formula="of:=[.C554]-[.C553]" office:value-type="float" office:value="9" calcext:value-type="float">
            <text:p>9</text:p>
          </table:table-cell>
          <table:table-cell table:formula="of:=[.C554]-[.$C$2]" office:value-type="float" office:value="5515" calcext:value-type="float">
            <text:p>5515</text:p>
          </table:table-cell>
          <table:table-cell table:formula="of:=([.A554]+[.A553])/2" office:value-type="float" office:value="17" calcext:value-type="float">
            <text:p>17</text:p>
          </table:table-cell>
          <table:table-cell table:formula="of:=[.D554]*[.F554]" office:value-type="float" office:value="153" calcext:value-type="float">
            <text:p>153</text:p>
          </table:table-cell>
          <table:table-cell table:formula="of:=SUM([.$G$3:.G554])" office:value-type="float" office:value="10076" calcext:value-type="float">
            <text:p>1007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/>
          <table:table-cell office:value-type="float" office:value="75951" calcext:value-type="float">
            <text:p>75951</text:p>
          </table:table-cell>
          <table:table-cell table:formula="of:=[.C555]-[.C554]" office:value-type="float" office:value="11" calcext:value-type="float">
            <text:p>11</text:p>
          </table:table-cell>
          <table:table-cell table:formula="of:=[.C555]-[.$C$2]" office:value-type="float" office:value="5526" calcext:value-type="float">
            <text:p>5526</text:p>
          </table:table-cell>
          <table:table-cell table:formula="of:=([.A555]+[.A554])/2" office:value-type="float" office:value="-1.5" calcext:value-type="float">
            <text:p>-1,5</text:p>
          </table:table-cell>
          <table:table-cell table:formula="of:=[.D555]*[.F555]" office:value-type="float" office:value="-16.5" calcext:value-type="float">
            <text:p>-16,5</text:p>
          </table:table-cell>
          <table:table-cell table:formula="of:=SUM([.$G$3:.G555])" office:value-type="float" office:value="10059.5" calcext:value-type="float">
            <text:p>10059,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/>
          <table:table-cell office:value-type="float" office:value="75961" calcext:value-type="float">
            <text:p>75961</text:p>
          </table:table-cell>
          <table:table-cell table:formula="of:=[.C556]-[.C555]" office:value-type="float" office:value="10" calcext:value-type="float">
            <text:p>10</text:p>
          </table:table-cell>
          <table:table-cell table:formula="of:=[.C556]-[.$C$2]" office:value-type="float" office:value="5536" calcext:value-type="float">
            <text:p>5536</text:p>
          </table:table-cell>
          <table:table-cell table:formula="of:=([.A556]+[.A555])/2" office:value-type="float" office:value="-13" calcext:value-type="float">
            <text:p>-13</text:p>
          </table:table-cell>
          <table:table-cell table:formula="of:=[.D556]*[.F556]" office:value-type="float" office:value="-130" calcext:value-type="float">
            <text:p>-130</text:p>
          </table:table-cell>
          <table:table-cell table:formula="of:=SUM([.$G$3:.G556])" office:value-type="float" office:value="9929.5" calcext:value-type="float">
            <text:p>9929,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75970" calcext:value-type="float">
            <text:p>75970</text:p>
          </table:table-cell>
          <table:table-cell table:formula="of:=[.C557]-[.C556]" office:value-type="float" office:value="9" calcext:value-type="float">
            <text:p>9</text:p>
          </table:table-cell>
          <table:table-cell table:formula="of:=[.C557]-[.$C$2]" office:value-type="float" office:value="5545" calcext:value-type="float">
            <text:p>5545</text:p>
          </table:table-cell>
          <table:table-cell table:formula="of:=([.A557]+[.A556])/2" office:value-type="float" office:value="-9.5" calcext:value-type="float">
            <text:p>-9,5</text:p>
          </table:table-cell>
          <table:table-cell table:formula="of:=[.D557]*[.F557]" office:value-type="float" office:value="-85.5" calcext:value-type="float">
            <text:p>-85,5</text:p>
          </table:table-cell>
          <table:table-cell table:formula="of:=SUM([.$G$3:.G557])" office:value-type="float" office:value="9844" calcext:value-type="float">
            <text:p>984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5980" calcext:value-type="float">
            <text:p>75980</text:p>
          </table:table-cell>
          <table:table-cell table:formula="of:=[.C558]-[.C557]" office:value-type="float" office:value="10" calcext:value-type="float">
            <text:p>10</text:p>
          </table:table-cell>
          <table:table-cell table:formula="of:=[.C558]-[.$C$2]" office:value-type="float" office:value="5555" calcext:value-type="float">
            <text:p>5555</text:p>
          </table:table-cell>
          <table:table-cell table:formula="of:=([.A558]+[.A557])/2" office:value-type="float" office:value="-2.5" calcext:value-type="float">
            <text:p>-2,5</text:p>
          </table:table-cell>
          <table:table-cell table:formula="of:=[.D558]*[.F558]" office:value-type="float" office:value="-25" calcext:value-type="float">
            <text:p>-25</text:p>
          </table:table-cell>
          <table:table-cell table:formula="of:=SUM([.$G$3:.G558])" office:value-type="float" office:value="9819" calcext:value-type="float">
            <text:p>981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/>
          <table:table-cell office:value-type="float" office:value="75991" calcext:value-type="float">
            <text:p>75991</text:p>
          </table:table-cell>
          <table:table-cell table:formula="of:=[.C559]-[.C558]" office:value-type="float" office:value="11" calcext:value-type="float">
            <text:p>11</text:p>
          </table:table-cell>
          <table:table-cell table:formula="of:=[.C559]-[.$C$2]" office:value-type="float" office:value="5566" calcext:value-type="float">
            <text:p>5566</text:p>
          </table:table-cell>
          <table:table-cell table:formula="of:=([.A559]+[.A558])/2" office:value-type="float" office:value="-4" calcext:value-type="float">
            <text:p>-4</text:p>
          </table:table-cell>
          <table:table-cell table:formula="of:=[.D559]*[.F559]" office:value-type="float" office:value="-44" calcext:value-type="float">
            <text:p>-44</text:p>
          </table:table-cell>
          <table:table-cell table:formula="of:=SUM([.$G$3:.G559])" office:value-type="float" office:value="9775" calcext:value-type="float">
            <text:p>977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/>
          <table:table-cell office:value-type="float" office:value="76001" calcext:value-type="float">
            <text:p>76001</text:p>
          </table:table-cell>
          <table:table-cell table:formula="of:=[.C560]-[.C559]" office:value-type="float" office:value="10" calcext:value-type="float">
            <text:p>10</text:p>
          </table:table-cell>
          <table:table-cell table:formula="of:=[.C560]-[.$C$2]" office:value-type="float" office:value="5576" calcext:value-type="float">
            <text:p>5576</text:p>
          </table:table-cell>
          <table:table-cell table:formula="of:=([.A560]+[.A559])/2" office:value-type="float" office:value="-13.5" calcext:value-type="float">
            <text:p>-13,5</text:p>
          </table:table-cell>
          <table:table-cell table:formula="of:=[.D560]*[.F560]" office:value-type="float" office:value="-135" calcext:value-type="float">
            <text:p>-135</text:p>
          </table:table-cell>
          <table:table-cell table:formula="of:=SUM([.$G$3:.G560])"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/>
          <table:table-cell office:value-type="float" office:value="76011" calcext:value-type="float">
            <text:p>76011</text:p>
          </table:table-cell>
          <table:table-cell table:formula="of:=[.C561]-[.C560]" office:value-type="float" office:value="10" calcext:value-type="float">
            <text:p>10</text:p>
          </table:table-cell>
          <table:table-cell table:formula="of:=[.C561]-[.$C$2]" office:value-type="float" office:value="5586" calcext:value-type="float">
            <text:p>5586</text:p>
          </table:table-cell>
          <table:table-cell table:formula="of:=([.A561]+[.A560])/2" office:value-type="float" office:value="-21.5" calcext:value-type="float">
            <text:p>-21,5</text:p>
          </table:table-cell>
          <table:table-cell table:formula="of:=[.D561]*[.F561]" office:value-type="float" office:value="-215" calcext:value-type="float">
            <text:p>-215</text:p>
          </table:table-cell>
          <table:table-cell table:formula="of:=SUM([.$G$3:.G561])" office:value-type="float" office:value="9425" calcext:value-type="float">
            <text:p>942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/>
          <table:table-cell office:value-type="float" office:value="76020" calcext:value-type="float">
            <text:p>76020</text:p>
          </table:table-cell>
          <table:table-cell table:formula="of:=[.C562]-[.C561]" office:value-type="float" office:value="9" calcext:value-type="float">
            <text:p>9</text:p>
          </table:table-cell>
          <table:table-cell table:formula="of:=[.C562]-[.$C$2]" office:value-type="float" office:value="5595" calcext:value-type="float">
            <text:p>5595</text:p>
          </table:table-cell>
          <table:table-cell table:formula="of:=([.A562]+[.A561])/2" office:value-type="float" office:value="-24" calcext:value-type="float">
            <text:p>-24</text:p>
          </table:table-cell>
          <table:table-cell table:formula="of:=[.D562]*[.F562]" office:value-type="float" office:value="-216" calcext:value-type="float">
            <text:p>-216</text:p>
          </table:table-cell>
          <table:table-cell table:formula="of:=SUM([.$G$3:.G562])" office:value-type="float" office:value="9209" calcext:value-type="float">
            <text:p>9209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/>
          <table:table-cell office:value-type="float" office:value="76030" calcext:value-type="float">
            <text:p>76030</text:p>
          </table:table-cell>
          <table:table-cell table:formula="of:=[.C563]-[.C562]" office:value-type="float" office:value="10" calcext:value-type="float">
            <text:p>10</text:p>
          </table:table-cell>
          <table:table-cell table:formula="of:=[.C563]-[.$C$2]" office:value-type="float" office:value="5605" calcext:value-type="float">
            <text:p>5605</text:p>
          </table:table-cell>
          <table:table-cell table:formula="of:=([.A563]+[.A562])/2" office:value-type="float" office:value="-26.5" calcext:value-type="float">
            <text:p>-26,5</text:p>
          </table:table-cell>
          <table:table-cell table:formula="of:=[.D563]*[.F563]" office:value-type="float" office:value="-265" calcext:value-type="float">
            <text:p>-265</text:p>
          </table:table-cell>
          <table:table-cell table:formula="of:=SUM([.$G$3:.G563])" office:value-type="float" office:value="8944" calcext:value-type="float">
            <text:p>8944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/>
          <table:table-cell office:value-type="float" office:value="76041" calcext:value-type="float">
            <text:p>76041</text:p>
          </table:table-cell>
          <table:table-cell table:formula="of:=[.C564]-[.C563]" office:value-type="float" office:value="11" calcext:value-type="float">
            <text:p>11</text:p>
          </table:table-cell>
          <table:table-cell table:formula="of:=[.C564]-[.$C$2]" office:value-type="float" office:value="5616" calcext:value-type="float">
            <text:p>5616</text:p>
          </table:table-cell>
          <table:table-cell table:formula="of:=([.A564]+[.A563])/2" office:value-type="float" office:value="-28" calcext:value-type="float">
            <text:p>-28</text:p>
          </table:table-cell>
          <table:table-cell table:formula="of:=[.D564]*[.F564]" office:value-type="float" office:value="-308" calcext:value-type="float">
            <text:p>-308</text:p>
          </table:table-cell>
          <table:table-cell table:formula="of:=SUM([.$G$3:.G564])" office:value-type="float" office:value="8636" calcext:value-type="float">
            <text:p>8636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/>
          <table:table-cell office:value-type="float" office:value="76051" calcext:value-type="float">
            <text:p>76051</text:p>
          </table:table-cell>
          <table:table-cell table:formula="of:=[.C565]-[.C564]" office:value-type="float" office:value="10" calcext:value-type="float">
            <text:p>10</text:p>
          </table:table-cell>
          <table:table-cell table:formula="of:=[.C565]-[.$C$2]" office:value-type="float" office:value="5626" calcext:value-type="float">
            <text:p>5626</text:p>
          </table:table-cell>
          <table:table-cell table:formula="of:=([.A565]+[.A564])/2" office:value-type="float" office:value="-26.5" calcext:value-type="float">
            <text:p>-26,5</text:p>
          </table:table-cell>
          <table:table-cell table:formula="of:=[.D565]*[.F565]" office:value-type="float" office:value="-265" calcext:value-type="float">
            <text:p>-265</text:p>
          </table:table-cell>
          <table:table-cell table:formula="of:=SUM([.$G$3:.G565])" office:value-type="float" office:value="8371" calcext:value-type="float">
            <text:p>837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office:value-type="float" office:value="76060" calcext:value-type="float">
            <text:p>76060</text:p>
          </table:table-cell>
          <table:table-cell table:formula="of:=[.C566]-[.C565]" office:value-type="float" office:value="9" calcext:value-type="float">
            <text:p>9</text:p>
          </table:table-cell>
          <table:table-cell table:formula="of:=[.C566]-[.$C$2]" office:value-type="float" office:value="5635" calcext:value-type="float">
            <text:p>5635</text:p>
          </table:table-cell>
          <table:table-cell table:formula="of:=([.A566]+[.A565])/2" office:value-type="float" office:value="-15" calcext:value-type="float">
            <text:p>-15</text:p>
          </table:table-cell>
          <table:table-cell table:formula="of:=[.D566]*[.F566]" office:value-type="float" office:value="-135" calcext:value-type="float">
            <text:p>-135</text:p>
          </table:table-cell>
          <table:table-cell table:formula="of:=SUM([.$G$3:.G566])" office:value-type="float" office:value="8236" calcext:value-type="float">
            <text:p>82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76070" calcext:value-type="float">
            <text:p>76070</text:p>
          </table:table-cell>
          <table:table-cell table:formula="of:=[.C567]-[.C566]" office:value-type="float" office:value="10" calcext:value-type="float">
            <text:p>10</text:p>
          </table:table-cell>
          <table:table-cell table:formula="of:=[.C567]-[.$C$2]" office:value-type="float" office:value="5645" calcext:value-type="float">
            <text:p>5645</text:p>
          </table:table-cell>
          <table:table-cell table:formula="of:=([.A567]+[.A566])/2" office:value-type="float" office:value="6.5" calcext:value-type="float">
            <text:p>6,5</text:p>
          </table:table-cell>
          <table:table-cell table:formula="of:=[.D567]*[.F567]" office:value-type="float" office:value="65" calcext:value-type="float">
            <text:p>65</text:p>
          </table:table-cell>
          <table:table-cell table:formula="of:=SUM([.$G$3:.G567])" office:value-type="float" office:value="8301" calcext:value-type="float">
            <text:p>83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76081" calcext:value-type="float">
            <text:p>76081</text:p>
          </table:table-cell>
          <table:table-cell table:formula="of:=[.C568]-[.C567]" office:value-type="float" office:value="11" calcext:value-type="float">
            <text:p>11</text:p>
          </table:table-cell>
          <table:table-cell table:formula="of:=[.C568]-[.$C$2]" office:value-type="float" office:value="5656" calcext:value-type="float">
            <text:p>5656</text:p>
          </table:table-cell>
          <table:table-cell table:formula="of:=([.A568]+[.A567])/2" office:value-type="float" office:value="22" calcext:value-type="float">
            <text:p>22</text:p>
          </table:table-cell>
          <table:table-cell table:formula="of:=[.D568]*[.F568]" office:value-type="float" office:value="242" calcext:value-type="float">
            <text:p>242</text:p>
          </table:table-cell>
          <table:table-cell table:formula="of:=SUM([.$G$3:.G568])" office:value-type="float" office:value="8543" calcext:value-type="float">
            <text:p>85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76091" calcext:value-type="float">
            <text:p>76091</text:p>
          </table:table-cell>
          <table:table-cell table:formula="of:=[.C569]-[.C568]" office:value-type="float" office:value="10" calcext:value-type="float">
            <text:p>10</text:p>
          </table:table-cell>
          <table:table-cell table:formula="of:=[.C569]-[.$C$2]" office:value-type="float" office:value="5666" calcext:value-type="float">
            <text:p>5666</text:p>
          </table:table-cell>
          <table:table-cell table:formula="of:=([.A569]+[.A568])/2" office:value-type="float" office:value="20.5" calcext:value-type="float">
            <text:p>20,5</text:p>
          </table:table-cell>
          <table:table-cell table:formula="of:=[.D569]*[.F569]" office:value-type="float" office:value="205" calcext:value-type="float">
            <text:p>205</text:p>
          </table:table-cell>
          <table:table-cell table:formula="of:=SUM([.$G$3:.G569])" office:value-type="float" office:value="8748" calcext:value-type="float">
            <text:p>87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6100" calcext:value-type="float">
            <text:p>76100</text:p>
          </table:table-cell>
          <table:table-cell table:formula="of:=[.C570]-[.C569]" office:value-type="float" office:value="9" calcext:value-type="float">
            <text:p>9</text:p>
          </table:table-cell>
          <table:table-cell table:formula="of:=[.C570]-[.$C$2]" office:value-type="float" office:value="5675" calcext:value-type="float">
            <text:p>5675</text:p>
          </table:table-cell>
          <table:table-cell table:formula="of:=([.A570]+[.A569])/2" office:value-type="float" office:value="9" calcext:value-type="float">
            <text:p>9</text:p>
          </table:table-cell>
          <table:table-cell table:formula="of:=[.D570]*[.F570]" office:value-type="float" office:value="81" calcext:value-type="float">
            <text:p>81</text:p>
          </table:table-cell>
          <table:table-cell table:formula="of:=SUM([.$G$3:.G570])" office:value-type="float" office:value="8829" calcext:value-type="float">
            <text:p>8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6110" calcext:value-type="float">
            <text:p>76110</text:p>
          </table:table-cell>
          <table:table-cell table:formula="of:=[.C571]-[.C570]" office:value-type="float" office:value="10" calcext:value-type="float">
            <text:p>10</text:p>
          </table:table-cell>
          <table:table-cell table:formula="of:=[.C571]-[.$C$2]" office:value-type="float" office:value="5685" calcext:value-type="float">
            <text:p>5685</text:p>
          </table:table-cell>
          <table:table-cell table:formula="of:=([.A571]+[.A570])/2" office:value-type="float" office:value="1.5" calcext:value-type="float">
            <text:p>1,5</text:p>
          </table:table-cell>
          <table:table-cell table:formula="of:=[.D571]*[.F571]" office:value-type="float" office:value="15" calcext:value-type="float">
            <text:p>15</text:p>
          </table:table-cell>
          <table:table-cell table:formula="of:=SUM([.$G$3:.G571])" office:value-type="float" office:value="8844" calcext:value-type="float">
            <text:p>88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76121" calcext:value-type="float">
            <text:p>76121</text:p>
          </table:table-cell>
          <table:table-cell table:formula="of:=[.C572]-[.C571]" office:value-type="float" office:value="11" calcext:value-type="float">
            <text:p>11</text:p>
          </table:table-cell>
          <table:table-cell table:formula="of:=[.C572]-[.$C$2]" office:value-type="float" office:value="5696" calcext:value-type="float">
            <text:p>5696</text:p>
          </table:table-cell>
          <table:table-cell table:formula="of:=([.A572]+[.A571])/2" office:value-type="float" office:value="2.5" calcext:value-type="float">
            <text:p>2,5</text:p>
          </table:table-cell>
          <table:table-cell table:formula="of:=[.D572]*[.F572]" office:value-type="float" office:value="27.5" calcext:value-type="float">
            <text:p>27,5</text:p>
          </table:table-cell>
          <table:table-cell table:formula="of:=SUM([.$G$3:.G572])" office:value-type="float" office:value="8871.5" calcext:value-type="float">
            <text:p>8871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6131" calcext:value-type="float">
            <text:p>76131</text:p>
          </table:table-cell>
          <table:table-cell table:formula="of:=[.C573]-[.C572]" office:value-type="float" office:value="10" calcext:value-type="float">
            <text:p>10</text:p>
          </table:table-cell>
          <table:table-cell table:formula="of:=[.C573]-[.$C$2]" office:value-type="float" office:value="5706" calcext:value-type="float">
            <text:p>5706</text:p>
          </table:table-cell>
          <table:table-cell table:formula="of:=([.A573]+[.A572])/2" office:value-type="float" office:value="7" calcext:value-type="float">
            <text:p>7</text:p>
          </table:table-cell>
          <table:table-cell table:formula="of:=[.D573]*[.F573]" office:value-type="float" office:value="70" calcext:value-type="float">
            <text:p>70</text:p>
          </table:table-cell>
          <table:table-cell table:formula="of:=SUM([.$G$3:.G573])" office:value-type="float" office:value="8941.5" calcext:value-type="float">
            <text:p>8941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6140" calcext:value-type="float">
            <text:p>76140</text:p>
          </table:table-cell>
          <table:table-cell table:formula="of:=[.C574]-[.C573]" office:value-type="float" office:value="9" calcext:value-type="float">
            <text:p>9</text:p>
          </table:table-cell>
          <table:table-cell table:formula="of:=[.C574]-[.$C$2]" office:value-type="float" office:value="5715" calcext:value-type="float">
            <text:p>5715</text:p>
          </table:table-cell>
          <table:table-cell table:formula="of:=([.A574]+[.A573])/2" office:value-type="float" office:value="8" calcext:value-type="float">
            <text:p>8</text:p>
          </table:table-cell>
          <table:table-cell table:formula="of:=[.D574]*[.F574]" office:value-type="float" office:value="72" calcext:value-type="float">
            <text:p>72</text:p>
          </table:table-cell>
          <table:table-cell table:formula="of:=SUM([.$G$3:.G574])" office:value-type="float" office:value="9013.5" calcext:value-type="float">
            <text:p>901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6150" calcext:value-type="float">
            <text:p>76150</text:p>
          </table:table-cell>
          <table:table-cell table:formula="of:=[.C575]-[.C574]" office:value-type="float" office:value="10" calcext:value-type="float">
            <text:p>10</text:p>
          </table:table-cell>
          <table:table-cell table:formula="of:=[.C575]-[.$C$2]" office:value-type="float" office:value="5725" calcext:value-type="float">
            <text:p>5725</text:p>
          </table:table-cell>
          <table:table-cell table:formula="of:=([.A575]+[.A574])/2" office:value-type="float" office:value="5.5" calcext:value-type="float">
            <text:p>5,5</text:p>
          </table:table-cell>
          <table:table-cell table:formula="of:=[.D575]*[.F575]" office:value-type="float" office:value="55" calcext:value-type="float">
            <text:p>55</text:p>
          </table:table-cell>
          <table:table-cell table:formula="of:=SUM([.$G$3:.G575])" office:value-type="float" office:value="9068.5" calcext:value-type="float">
            <text:p>9068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6161" calcext:value-type="float">
            <text:p>76161</text:p>
          </table:table-cell>
          <table:table-cell table:formula="of:=[.C576]-[.C575]" office:value-type="float" office:value="11" calcext:value-type="float">
            <text:p>11</text:p>
          </table:table-cell>
          <table:table-cell table:formula="of:=[.C576]-[.$C$2]" office:value-type="float" office:value="5736" calcext:value-type="float">
            <text:p>5736</text:p>
          </table:table-cell>
          <table:table-cell table:formula="of:=([.A576]+[.A575])/2" office:value-type="float" office:value="3" calcext:value-type="float">
            <text:p>3</text:p>
          </table:table-cell>
          <table:table-cell table:formula="of:=[.D576]*[.F576]" office:value-type="float" office:value="33" calcext:value-type="float">
            <text:p>33</text:p>
          </table:table-cell>
          <table:table-cell table:formula="of:=SUM([.$G$3:.G576])" office:value-type="float" office:value="9101.5" calcext:value-type="float">
            <text:p>9101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6170" calcext:value-type="float">
            <text:p>76170</text:p>
          </table:table-cell>
          <table:table-cell table:formula="of:=[.C577]-[.C576]" office:value-type="float" office:value="9" calcext:value-type="float">
            <text:p>9</text:p>
          </table:table-cell>
          <table:table-cell table:formula="of:=[.C577]-[.$C$2]" office:value-type="float" office:value="5745" calcext:value-type="float">
            <text:p>5745</text:p>
          </table:table-cell>
          <table:table-cell table:formula="of:=([.A577]+[.A576])/2" office:value-type="float" office:value="1.5" calcext:value-type="float">
            <text:p>1,5</text:p>
          </table:table-cell>
          <table:table-cell table:formula="of:=[.D577]*[.F577]" office:value-type="float" office:value="13.5" calcext:value-type="float">
            <text:p>13,5</text:p>
          </table:table-cell>
          <table:table-cell table:formula="of:=SUM([.$G$3:.G577])" office:value-type="float" office:value="9115" calcext:value-type="float">
            <text:p>911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6181" calcext:value-type="float">
            <text:p>76181</text:p>
          </table:table-cell>
          <table:table-cell table:formula="of:=[.C578]-[.C577]" office:value-type="float" office:value="11" calcext:value-type="float">
            <text:p>11</text:p>
          </table:table-cell>
          <table:table-cell table:formula="of:=[.C578]-[.$C$2]" office:value-type="float" office:value="5756" calcext:value-type="float">
            <text:p>5756</text:p>
          </table:table-cell>
          <table:table-cell table:formula="of:=([.A578]+[.A577])/2" office:value-type="float" office:value="0" calcext:value-type="float">
            <text:p>0</text:p>
          </table:table-cell>
          <table:table-cell table:formula="of:=[.D578]*[.F578]" office:value-type="float" office:value="0" calcext:value-type="float">
            <text:p>0</text:p>
          </table:table-cell>
          <table:table-cell table:formula="of:=SUM([.$G$3:.G578])" office:value-type="float" office:value="9115" calcext:value-type="float">
            <text:p>911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76190" calcext:value-type="float">
            <text:p>76190</text:p>
          </table:table-cell>
          <table:table-cell table:formula="of:=[.C579]-[.C578]" office:value-type="float" office:value="9" calcext:value-type="float">
            <text:p>9</text:p>
          </table:table-cell>
          <table:table-cell table:formula="of:=[.C579]-[.$C$2]" office:value-type="float" office:value="5765" calcext:value-type="float">
            <text:p>5765</text:p>
          </table:table-cell>
          <table:table-cell table:formula="of:=([.A579]+[.A578])/2" office:value-type="float" office:value="-3.5" calcext:value-type="float">
            <text:p>-3,5</text:p>
          </table:table-cell>
          <table:table-cell table:formula="of:=[.D579]*[.F579]" office:value-type="float" office:value="-31.5" calcext:value-type="float">
            <text:p>-31,5</text:p>
          </table:table-cell>
          <table:table-cell table:formula="of:=SUM([.$G$3:.G579])" office:value-type="float" office:value="9083.5" calcext:value-type="float">
            <text:p>9083,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/>
          <table:table-cell office:value-type="float" office:value="76200" calcext:value-type="float">
            <text:p>76200</text:p>
          </table:table-cell>
          <table:table-cell table:formula="of:=[.C580]-[.C579]" office:value-type="float" office:value="10" calcext:value-type="float">
            <text:p>10</text:p>
          </table:table-cell>
          <table:table-cell table:formula="of:=[.C580]-[.$C$2]" office:value-type="float" office:value="5775" calcext:value-type="float">
            <text:p>5775</text:p>
          </table:table-cell>
          <table:table-cell table:formula="of:=([.A580]+[.A579])/2" office:value-type="float" office:value="-9" calcext:value-type="float">
            <text:p>-9</text:p>
          </table:table-cell>
          <table:table-cell table:formula="of:=[.D580]*[.F580]" office:value-type="float" office:value="-90" calcext:value-type="float">
            <text:p>-90</text:p>
          </table:table-cell>
          <table:table-cell table:formula="of:=SUM([.$G$3:.G580])" office:value-type="float" office:value="8993.5" calcext:value-type="float">
            <text:p>8993,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/>
          <table:table-cell office:value-type="float" office:value="76211" calcext:value-type="float">
            <text:p>76211</text:p>
          </table:table-cell>
          <table:table-cell table:formula="of:=[.C581]-[.C580]" office:value-type="float" office:value="11" calcext:value-type="float">
            <text:p>11</text:p>
          </table:table-cell>
          <table:table-cell table:formula="of:=[.C581]-[.$C$2]" office:value-type="float" office:value="5786" calcext:value-type="float">
            <text:p>5786</text:p>
          </table:table-cell>
          <table:table-cell table:formula="of:=([.A581]+[.A580])/2" office:value-type="float" office:value="-13" calcext:value-type="float">
            <text:p>-13</text:p>
          </table:table-cell>
          <table:table-cell table:formula="of:=[.D581]*[.F581]" office:value-type="float" office:value="-143" calcext:value-type="float">
            <text:p>-143</text:p>
          </table:table-cell>
          <table:table-cell table:formula="of:=SUM([.$G$3:.G581])" office:value-type="float" office:value="8850.5" calcext:value-type="float">
            <text:p>8850,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/>
          <table:table-cell office:value-type="float" office:value="76220" calcext:value-type="float">
            <text:p>76220</text:p>
          </table:table-cell>
          <table:table-cell table:formula="of:=[.C582]-[.C581]" office:value-type="float" office:value="9" calcext:value-type="float">
            <text:p>9</text:p>
          </table:table-cell>
          <table:table-cell table:formula="of:=[.C582]-[.$C$2]" office:value-type="float" office:value="5795" calcext:value-type="float">
            <text:p>5795</text:p>
          </table:table-cell>
          <table:table-cell table:formula="of:=([.A582]+[.A581])/2" office:value-type="float" office:value="-16.5" calcext:value-type="float">
            <text:p>-16,5</text:p>
          </table:table-cell>
          <table:table-cell table:formula="of:=[.D582]*[.F582]" office:value-type="float" office:value="-148.5" calcext:value-type="float">
            <text:p>-148,5</text:p>
          </table:table-cell>
          <table:table-cell table:formula="of:=SUM([.$G$3:.G582])" office:value-type="float" office:value="8702" calcext:value-type="float">
            <text:p>8702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/>
          <table:table-cell office:value-type="float" office:value="76230" calcext:value-type="float">
            <text:p>76230</text:p>
          </table:table-cell>
          <table:table-cell table:formula="of:=[.C583]-[.C582]" office:value-type="float" office:value="10" calcext:value-type="float">
            <text:p>10</text:p>
          </table:table-cell>
          <table:table-cell table:formula="of:=[.C583]-[.$C$2]" office:value-type="float" office:value="5805" calcext:value-type="float">
            <text:p>5805</text:p>
          </table:table-cell>
          <table:table-cell table:formula="of:=([.A583]+[.A582])/2" office:value-type="float" office:value="-21" calcext:value-type="float">
            <text:p>-21</text:p>
          </table:table-cell>
          <table:table-cell table:formula="of:=[.D583]*[.F583]" office:value-type="float" office:value="-210" calcext:value-type="float">
            <text:p>-210</text:p>
          </table:table-cell>
          <table:table-cell table:formula="of:=SUM([.$G$3:.G583])" office:value-type="float" office:value="8492" calcext:value-type="float">
            <text:p>849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/>
          <table:table-cell office:value-type="float" office:value="76240" calcext:value-type="float">
            <text:p>76240</text:p>
          </table:table-cell>
          <table:table-cell table:formula="of:=[.C584]-[.C583]" office:value-type="float" office:value="10" calcext:value-type="float">
            <text:p>10</text:p>
          </table:table-cell>
          <table:table-cell table:formula="of:=[.C584]-[.$C$2]" office:value-type="float" office:value="5815" calcext:value-type="float">
            <text:p>5815</text:p>
          </table:table-cell>
          <table:table-cell table:formula="of:=([.A584]+[.A583])/2" office:value-type="float" office:value="-27.5" calcext:value-type="float">
            <text:p>-27,5</text:p>
          </table:table-cell>
          <table:table-cell table:formula="of:=[.D584]*[.F584]" office:value-type="float" office:value="-275" calcext:value-type="float">
            <text:p>-275</text:p>
          </table:table-cell>
          <table:table-cell table:formula="of:=SUM([.$G$3:.G584])" office:value-type="float" office:value="8217" calcext:value-type="float">
            <text:p>821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/>
          <table:table-cell office:value-type="float" office:value="76251" calcext:value-type="float">
            <text:p>76251</text:p>
          </table:table-cell>
          <table:table-cell table:formula="of:=[.C585]-[.C584]" office:value-type="float" office:value="11" calcext:value-type="float">
            <text:p>11</text:p>
          </table:table-cell>
          <table:table-cell table:formula="of:=[.C585]-[.$C$2]" office:value-type="float" office:value="5826" calcext:value-type="float">
            <text:p>5826</text:p>
          </table:table-cell>
          <table:table-cell table:formula="of:=([.A585]+[.A584])/2" office:value-type="float" office:value="-26.5" calcext:value-type="float">
            <text:p>-26,5</text:p>
          </table:table-cell>
          <table:table-cell table:formula="of:=[.D585]*[.F585]" office:value-type="float" office:value="-291.5" calcext:value-type="float">
            <text:p>-291,5</text:p>
          </table:table-cell>
          <table:table-cell table:formula="of:=SUM([.$G$3:.G585])" office:value-type="float" office:value="7925.5" calcext:value-type="float">
            <text:p>7925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6260" calcext:value-type="float">
            <text:p>76260</text:p>
          </table:table-cell>
          <table:table-cell table:formula="of:=[.C586]-[.C585]" office:value-type="float" office:value="9" calcext:value-type="float">
            <text:p>9</text:p>
          </table:table-cell>
          <table:table-cell table:formula="of:=[.C586]-[.$C$2]" office:value-type="float" office:value="5835" calcext:value-type="float">
            <text:p>5835</text:p>
          </table:table-cell>
          <table:table-cell table:formula="of:=([.A586]+[.A585])/2" office:value-type="float" office:value="-10" calcext:value-type="float">
            <text:p>-10</text:p>
          </table:table-cell>
          <table:table-cell table:formula="of:=[.D586]*[.F586]" office:value-type="float" office:value="-90" calcext:value-type="float">
            <text:p>-90</text:p>
          </table:table-cell>
          <table:table-cell table:formula="of:=SUM([.$G$3:.G586])" office:value-type="float" office:value="7835.5" calcext:value-type="float">
            <text:p>7835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76270" calcext:value-type="float">
            <text:p>76270</text:p>
          </table:table-cell>
          <table:table-cell table:formula="of:=[.C587]-[.C586]" office:value-type="float" office:value="10" calcext:value-type="float">
            <text:p>10</text:p>
          </table:table-cell>
          <table:table-cell table:formula="of:=[.C587]-[.$C$2]" office:value-type="float" office:value="5845" calcext:value-type="float">
            <text:p>5845</text:p>
          </table:table-cell>
          <table:table-cell table:formula="of:=([.A587]+[.A586])/2" office:value-type="float" office:value="6" calcext:value-type="float">
            <text:p>6</text:p>
          </table:table-cell>
          <table:table-cell table:formula="of:=[.D587]*[.F587]" office:value-type="float" office:value="60" calcext:value-type="float">
            <text:p>60</text:p>
          </table:table-cell>
          <table:table-cell table:formula="of:=SUM([.$G$3:.G587])" office:value-type="float" office:value="7895.5" calcext:value-type="float">
            <text:p>7895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6280" calcext:value-type="float">
            <text:p>76280</text:p>
          </table:table-cell>
          <table:table-cell table:formula="of:=[.C588]-[.C587]" office:value-type="float" office:value="10" calcext:value-type="float">
            <text:p>10</text:p>
          </table:table-cell>
          <table:table-cell table:formula="of:=[.C588]-[.$C$2]" office:value-type="float" office:value="5855" calcext:value-type="float">
            <text:p>5855</text:p>
          </table:table-cell>
          <table:table-cell table:formula="of:=([.A588]+[.A587])/2" office:value-type="float" office:value="10.5" calcext:value-type="float">
            <text:p>10,5</text:p>
          </table:table-cell>
          <table:table-cell table:formula="of:=[.D588]*[.F588]" office:value-type="float" office:value="105" calcext:value-type="float">
            <text:p>105</text:p>
          </table:table-cell>
          <table:table-cell table:formula="of:=SUM([.$G$3:.G588])" office:value-type="float" office:value="8000.5" calcext:value-type="float">
            <text:p>8000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6290" calcext:value-type="float">
            <text:p>76290</text:p>
          </table:table-cell>
          <table:table-cell table:formula="of:=[.C589]-[.C588]" office:value-type="float" office:value="10" calcext:value-type="float">
            <text:p>10</text:p>
          </table:table-cell>
          <table:table-cell table:formula="of:=[.C589]-[.$C$2]" office:value-type="float" office:value="5865" calcext:value-type="float">
            <text:p>5865</text:p>
          </table:table-cell>
          <table:table-cell table:formula="of:=([.A589]+[.A588])/2" office:value-type="float" office:value="5" calcext:value-type="float">
            <text:p>5</text:p>
          </table:table-cell>
          <table:table-cell table:formula="of:=[.D589]*[.F589]" office:value-type="float" office:value="50" calcext:value-type="float">
            <text:p>50</text:p>
          </table:table-cell>
          <table:table-cell table:formula="of:=SUM([.$G$3:.G589])" office:value-type="float" office:value="8050.5" calcext:value-type="float">
            <text:p>8050,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/>
          <table:table-cell office:value-type="float" office:value="76301" calcext:value-type="float">
            <text:p>76301</text:p>
          </table:table-cell>
          <table:table-cell table:formula="of:=[.C590]-[.C589]" office:value-type="float" office:value="11" calcext:value-type="float">
            <text:p>11</text:p>
          </table:table-cell>
          <table:table-cell table:formula="of:=[.C590]-[.$C$2]" office:value-type="float" office:value="5876" calcext:value-type="float">
            <text:p>5876</text:p>
          </table:table-cell>
          <table:table-cell table:formula="of:=([.A590]+[.A589])/2" office:value-type="float" office:value="-3.5" calcext:value-type="float">
            <text:p>-3,5</text:p>
          </table:table-cell>
          <table:table-cell table:formula="of:=[.D590]*[.F590]" office:value-type="float" office:value="-38.5" calcext:value-type="float">
            <text:p>-38,5</text:p>
          </table:table-cell>
          <table:table-cell table:formula="of:=SUM([.$G$3:.G590])" office:value-type="float" office:value="8012" calcext:value-type="float">
            <text:p>801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76310" calcext:value-type="float">
            <text:p>76310</text:p>
          </table:table-cell>
          <table:table-cell table:formula="of:=[.C591]-[.C590]" office:value-type="float" office:value="9" calcext:value-type="float">
            <text:p>9</text:p>
          </table:table-cell>
          <table:table-cell table:formula="of:=[.C591]-[.$C$2]" office:value-type="float" office:value="5885" calcext:value-type="float">
            <text:p>5885</text:p>
          </table:table-cell>
          <table:table-cell table:formula="of:=([.A591]+[.A590])/2" office:value-type="float" office:value="-6.5" calcext:value-type="float">
            <text:p>-6,5</text:p>
          </table:table-cell>
          <table:table-cell table:formula="of:=[.D591]*[.F591]" office:value-type="float" office:value="-58.5" calcext:value-type="float">
            <text:p>-58,5</text:p>
          </table:table-cell>
          <table:table-cell table:formula="of:=SUM([.$G$3:.G591])" office:value-type="float" office:value="7953.5" calcext:value-type="float">
            <text:p>7953,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/>
          <table:table-cell office:value-type="float" office:value="76320" calcext:value-type="float">
            <text:p>76320</text:p>
          </table:table-cell>
          <table:table-cell table:formula="of:=[.C592]-[.C591]" office:value-type="float" office:value="10" calcext:value-type="float">
            <text:p>10</text:p>
          </table:table-cell>
          <table:table-cell table:formula="of:=[.C592]-[.$C$2]" office:value-type="float" office:value="5895" calcext:value-type="float">
            <text:p>5895</text:p>
          </table:table-cell>
          <table:table-cell table:formula="of:=([.A592]+[.A591])/2" office:value-type="float" office:value="-6.5" calcext:value-type="float">
            <text:p>-6,5</text:p>
          </table:table-cell>
          <table:table-cell table:formula="of:=[.D592]*[.F592]" office:value-type="float" office:value="-65" calcext:value-type="float">
            <text:p>-65</text:p>
          </table:table-cell>
          <table:table-cell table:formula="of:=SUM([.$G$3:.G592])" office:value-type="float" office:value="7888.5" calcext:value-type="float">
            <text:p>7888,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/>
          <table:table-cell office:value-type="float" office:value="76331" calcext:value-type="float">
            <text:p>76331</text:p>
          </table:table-cell>
          <table:table-cell table:formula="of:=[.C593]-[.C592]" office:value-type="float" office:value="11" calcext:value-type="float">
            <text:p>11</text:p>
          </table:table-cell>
          <table:table-cell table:formula="of:=[.C593]-[.$C$2]" office:value-type="float" office:value="5906" calcext:value-type="float">
            <text:p>5906</text:p>
          </table:table-cell>
          <table:table-cell table:formula="of:=([.A593]+[.A592])/2" office:value-type="float" office:value="-10.5" calcext:value-type="float">
            <text:p>-10,5</text:p>
          </table:table-cell>
          <table:table-cell table:formula="of:=[.D593]*[.F593]" office:value-type="float" office:value="-115.5" calcext:value-type="float">
            <text:p>-115,5</text:p>
          </table:table-cell>
          <table:table-cell table:formula="of:=SUM([.$G$3:.G593])" office:value-type="float" office:value="7773" calcext:value-type="float">
            <text:p>7773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/>
          <table:table-cell office:value-type="float" office:value="76340" calcext:value-type="float">
            <text:p>76340</text:p>
          </table:table-cell>
          <table:table-cell table:formula="of:=[.C594]-[.C593]" office:value-type="float" office:value="9" calcext:value-type="float">
            <text:p>9</text:p>
          </table:table-cell>
          <table:table-cell table:formula="of:=[.C594]-[.$C$2]" office:value-type="float" office:value="5915" calcext:value-type="float">
            <text:p>5915</text:p>
          </table:table-cell>
          <table:table-cell table:formula="of:=([.A594]+[.A593])/2" office:value-type="float" office:value="-16" calcext:value-type="float">
            <text:p>-16</text:p>
          </table:table-cell>
          <table:table-cell table:formula="of:=[.D594]*[.F594]" office:value-type="float" office:value="-144" calcext:value-type="float">
            <text:p>-144</text:p>
          </table:table-cell>
          <table:table-cell table:formula="of:=SUM([.$G$3:.G594])" office:value-type="float" office:value="7629" calcext:value-type="float">
            <text:p>7629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/>
          <table:table-cell office:value-type="float" office:value="76350" calcext:value-type="float">
            <text:p>76350</text:p>
          </table:table-cell>
          <table:table-cell table:formula="of:=[.C595]-[.C594]" office:value-type="float" office:value="10" calcext:value-type="float">
            <text:p>10</text:p>
          </table:table-cell>
          <table:table-cell table:formula="of:=[.C595]-[.$C$2]" office:value-type="float" office:value="5925" calcext:value-type="float">
            <text:p>5925</text:p>
          </table:table-cell>
          <table:table-cell table:formula="of:=([.A595]+[.A594])/2" office:value-type="float" office:value="-18" calcext:value-type="float">
            <text:p>-18</text:p>
          </table:table-cell>
          <table:table-cell table:formula="of:=[.D595]*[.F595]" office:value-type="float" office:value="-180" calcext:value-type="float">
            <text:p>-180</text:p>
          </table:table-cell>
          <table:table-cell table:formula="of:=SUM([.$G$3:.G595])" office:value-type="float" office:value="7449" calcext:value-type="float">
            <text:p>7449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/>
          <table:table-cell office:value-type="float" office:value="76360" calcext:value-type="float">
            <text:p>76360</text:p>
          </table:table-cell>
          <table:table-cell table:formula="of:=[.C596]-[.C595]" office:value-type="float" office:value="10" calcext:value-type="float">
            <text:p>10</text:p>
          </table:table-cell>
          <table:table-cell table:formula="of:=[.C596]-[.$C$2]" office:value-type="float" office:value="5935" calcext:value-type="float">
            <text:p>5935</text:p>
          </table:table-cell>
          <table:table-cell table:formula="of:=([.A596]+[.A595])/2" office:value-type="float" office:value="-18" calcext:value-type="float">
            <text:p>-18</text:p>
          </table:table-cell>
          <table:table-cell table:formula="of:=[.D596]*[.F596]" office:value-type="float" office:value="-180" calcext:value-type="float">
            <text:p>-180</text:p>
          </table:table-cell>
          <table:table-cell table:formula="of:=SUM([.$G$3:.G596])" office:value-type="float" office:value="7269" calcext:value-type="float">
            <text:p>7269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/>
          <table:table-cell office:value-type="float" office:value="76370" calcext:value-type="float">
            <text:p>76370</text:p>
          </table:table-cell>
          <table:table-cell table:formula="of:=[.C597]-[.C596]" office:value-type="float" office:value="10" calcext:value-type="float">
            <text:p>10</text:p>
          </table:table-cell>
          <table:table-cell table:formula="of:=[.C597]-[.$C$2]" office:value-type="float" office:value="5945" calcext:value-type="float">
            <text:p>5945</text:p>
          </table:table-cell>
          <table:table-cell table:formula="of:=([.A597]+[.A596])/2" office:value-type="float" office:value="-18.5" calcext:value-type="float">
            <text:p>-18,5</text:p>
          </table:table-cell>
          <table:table-cell table:formula="of:=[.D597]*[.F597]" office:value-type="float" office:value="-185" calcext:value-type="float">
            <text:p>-185</text:p>
          </table:table-cell>
          <table:table-cell table:formula="of:=SUM([.$G$3:.G597])" office:value-type="float" office:value="7084" calcext:value-type="float">
            <text:p>7084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/>
          <table:table-cell office:value-type="float" office:value="76381" calcext:value-type="float">
            <text:p>76381</text:p>
          </table:table-cell>
          <table:table-cell table:formula="of:=[.C598]-[.C597]" office:value-type="float" office:value="11" calcext:value-type="float">
            <text:p>11</text:p>
          </table:table-cell>
          <table:table-cell table:formula="of:=[.C598]-[.$C$2]" office:value-type="float" office:value="5956" calcext:value-type="float">
            <text:p>5956</text:p>
          </table:table-cell>
          <table:table-cell table:formula="of:=([.A598]+[.A597])/2" office:value-type="float" office:value="-20.5" calcext:value-type="float">
            <text:p>-20,5</text:p>
          </table:table-cell>
          <table:table-cell table:formula="of:=[.D598]*[.F598]" office:value-type="float" office:value="-225.5" calcext:value-type="float">
            <text:p>-225,5</text:p>
          </table:table-cell>
          <table:table-cell table:formula="of:=SUM([.$G$3:.G598])" office:value-type="float" office:value="6858.5" calcext:value-type="float">
            <text:p>6858,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/>
          <table:table-cell office:value-type="float" office:value="76390" calcext:value-type="float">
            <text:p>76390</text:p>
          </table:table-cell>
          <table:table-cell table:formula="of:=[.C599]-[.C598]" office:value-type="float" office:value="9" calcext:value-type="float">
            <text:p>9</text:p>
          </table:table-cell>
          <table:table-cell table:formula="of:=[.C599]-[.$C$2]" office:value-type="float" office:value="5965" calcext:value-type="float">
            <text:p>5965</text:p>
          </table:table-cell>
          <table:table-cell table:formula="of:=([.A599]+[.A598])/2" office:value-type="float" office:value="-24.5" calcext:value-type="float">
            <text:p>-24,5</text:p>
          </table:table-cell>
          <table:table-cell table:formula="of:=[.D599]*[.F599]" office:value-type="float" office:value="-220.5" calcext:value-type="float">
            <text:p>-220,5</text:p>
          </table:table-cell>
          <table:table-cell table:formula="of:=SUM([.$G$3:.G599])" office:value-type="float" office:value="6638" calcext:value-type="float">
            <text:p>663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/>
          <table:table-cell office:value-type="float" office:value="76400" calcext:value-type="float">
            <text:p>76400</text:p>
          </table:table-cell>
          <table:table-cell table:formula="of:=[.C600]-[.C599]" office:value-type="float" office:value="10" calcext:value-type="float">
            <text:p>10</text:p>
          </table:table-cell>
          <table:table-cell table:formula="of:=[.C600]-[.$C$2]" office:value-type="float" office:value="5975" calcext:value-type="float">
            <text:p>5975</text:p>
          </table:table-cell>
          <table:table-cell table:formula="of:=([.A600]+[.A599])/2" office:value-type="float" office:value="-21" calcext:value-type="float">
            <text:p>-21</text:p>
          </table:table-cell>
          <table:table-cell table:formula="of:=[.D600]*[.F600]" office:value-type="float" office:value="-210" calcext:value-type="float">
            <text:p>-210</text:p>
          </table:table-cell>
          <table:table-cell table:formula="of:=SUM([.$G$3:.G600])" office:value-type="float" office:value="6428" calcext:value-type="float">
            <text:p>64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76410" calcext:value-type="float">
            <text:p>76410</text:p>
          </table:table-cell>
          <table:table-cell table:formula="of:=[.C601]-[.C600]" office:value-type="float" office:value="10" calcext:value-type="float">
            <text:p>10</text:p>
          </table:table-cell>
          <table:table-cell table:formula="of:=[.C601]-[.$C$2]" office:value-type="float" office:value="5985" calcext:value-type="float">
            <text:p>5985</text:p>
          </table:table-cell>
          <table:table-cell table:formula="of:=([.A601]+[.A600])/2" office:value-type="float" office:value="0.5" calcext:value-type="float">
            <text:p>0,5</text:p>
          </table:table-cell>
          <table:table-cell table:formula="of:=[.D601]*[.F601]" office:value-type="float" office:value="5" calcext:value-type="float">
            <text:p>5</text:p>
          </table:table-cell>
          <table:table-cell table:formula="of:=SUM([.$G$3:.G601])" office:value-type="float" office:value="6433" calcext:value-type="float">
            <text:p>64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76421" calcext:value-type="float">
            <text:p>76421</text:p>
          </table:table-cell>
          <table:table-cell table:formula="of:=[.C602]-[.C601]" office:value-type="float" office:value="11" calcext:value-type="float">
            <text:p>11</text:p>
          </table:table-cell>
          <table:table-cell table:formula="of:=[.C602]-[.$C$2]" office:value-type="float" office:value="5996" calcext:value-type="float">
            <text:p>5996</text:p>
          </table:table-cell>
          <table:table-cell table:formula="of:=([.A602]+[.A601])/2" office:value-type="float" office:value="21.5" calcext:value-type="float">
            <text:p>21,5</text:p>
          </table:table-cell>
          <table:table-cell table:formula="of:=[.D602]*[.F602]" office:value-type="float" office:value="236.5" calcext:value-type="float">
            <text:p>236,5</text:p>
          </table:table-cell>
          <table:table-cell table:formula="of:=SUM([.$G$3:.G602])" office:value-type="float" office:value="6669.5" calcext:value-type="float">
            <text:p>6669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76430" calcext:value-type="float">
            <text:p>76430</text:p>
          </table:table-cell>
          <table:table-cell table:formula="of:=[.C603]-[.C602]" office:value-type="float" office:value="9" calcext:value-type="float">
            <text:p>9</text:p>
          </table:table-cell>
          <table:table-cell table:formula="of:=[.C603]-[.$C$2]" office:value-type="float" office:value="6005" calcext:value-type="float">
            <text:p>6005</text:p>
          </table:table-cell>
          <table:table-cell table:formula="of:=([.A603]+[.A602])/2" office:value-type="float" office:value="22.5" calcext:value-type="float">
            <text:p>22,5</text:p>
          </table:table-cell>
          <table:table-cell table:formula="of:=[.D603]*[.F603]" office:value-type="float" office:value="202.5" calcext:value-type="float">
            <text:p>202,5</text:p>
          </table:table-cell>
          <table:table-cell table:formula="of:=SUM([.$G$3:.G603])" office:value-type="float" office:value="6872" calcext:value-type="float">
            <text:p>68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6440" calcext:value-type="float">
            <text:p>76440</text:p>
          </table:table-cell>
          <table:table-cell table:formula="of:=[.C604]-[.C603]" office:value-type="float" office:value="10" calcext:value-type="float">
            <text:p>10</text:p>
          </table:table-cell>
          <table:table-cell table:formula="of:=[.C604]-[.$C$2]" office:value-type="float" office:value="6015" calcext:value-type="float">
            <text:p>6015</text:p>
          </table:table-cell>
          <table:table-cell table:formula="of:=([.A604]+[.A603])/2" office:value-type="float" office:value="10" calcext:value-type="float">
            <text:p>10</text:p>
          </table:table-cell>
          <table:table-cell table:formula="of:=[.D604]*[.F604]" office:value-type="float" office:value="100" calcext:value-type="float">
            <text:p>100</text:p>
          </table:table-cell>
          <table:table-cell table:formula="of:=SUM([.$G$3:.G604])" office:value-type="float" office:value="6972" calcext:value-type="float">
            <text:p>697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76450" calcext:value-type="float">
            <text:p>76450</text:p>
          </table:table-cell>
          <table:table-cell table:formula="of:=[.C605]-[.C604]" office:value-type="float" office:value="10" calcext:value-type="float">
            <text:p>10</text:p>
          </table:table-cell>
          <table:table-cell table:formula="of:=[.C605]-[.$C$2]" office:value-type="float" office:value="6025" calcext:value-type="float">
            <text:p>6025</text:p>
          </table:table-cell>
          <table:table-cell table:formula="of:=([.A605]+[.A604])/2" office:value-type="float" office:value="-0.5" calcext:value-type="float">
            <text:p>-0,5</text:p>
          </table:table-cell>
          <table:table-cell table:formula="of:=[.D605]*[.F605]" office:value-type="float" office:value="-5" calcext:value-type="float">
            <text:p>-5</text:p>
          </table:table-cell>
          <table:table-cell table:formula="of:=SUM([.$G$3:.G605])" office:value-type="float" office:value="6967" calcext:value-type="float">
            <text:p>69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76460" calcext:value-type="float">
            <text:p>76460</text:p>
          </table:table-cell>
          <table:table-cell table:formula="of:=[.C606]-[.C605]" office:value-type="float" office:value="10" calcext:value-type="float">
            <text:p>10</text:p>
          </table:table-cell>
          <table:table-cell table:formula="of:=[.C606]-[.$C$2]" office:value-type="float" office:value="6035" calcext:value-type="float">
            <text:p>6035</text:p>
          </table:table-cell>
          <table:table-cell table:formula="of:=([.A606]+[.A605])/2" office:value-type="float" office:value="1" calcext:value-type="float">
            <text:p>1</text:p>
          </table:table-cell>
          <table:table-cell table:formula="of:=[.D606]*[.F606]" office:value-type="float" office:value="10" calcext:value-type="float">
            <text:p>10</text:p>
          </table:table-cell>
          <table:table-cell table:formula="of:=SUM([.$G$3:.G606])" office:value-type="float" office:value="6977" calcext:value-type="float">
            <text:p>69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6471" calcext:value-type="float">
            <text:p>76471</text:p>
          </table:table-cell>
          <table:table-cell table:formula="of:=[.C607]-[.C606]" office:value-type="float" office:value="11" calcext:value-type="float">
            <text:p>11</text:p>
          </table:table-cell>
          <table:table-cell table:formula="of:=[.C607]-[.$C$2]" office:value-type="float" office:value="6046" calcext:value-type="float">
            <text:p>6046</text:p>
          </table:table-cell>
          <table:table-cell table:formula="of:=([.A607]+[.A606])/2" office:value-type="float" office:value="6" calcext:value-type="float">
            <text:p>6</text:p>
          </table:table-cell>
          <table:table-cell table:formula="of:=[.D607]*[.F607]" office:value-type="float" office:value="66" calcext:value-type="float">
            <text:p>66</text:p>
          </table:table-cell>
          <table:table-cell table:formula="of:=SUM([.$G$3:.G607])" office:value-type="float" office:value="7043" calcext:value-type="float">
            <text:p>7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6480" calcext:value-type="float">
            <text:p>76480</text:p>
          </table:table-cell>
          <table:table-cell table:formula="of:=[.C608]-[.C607]" office:value-type="float" office:value="9" calcext:value-type="float">
            <text:p>9</text:p>
          </table:table-cell>
          <table:table-cell table:formula="of:=[.C608]-[.$C$2]" office:value-type="float" office:value="6055" calcext:value-type="float">
            <text:p>6055</text:p>
          </table:table-cell>
          <table:table-cell table:formula="of:=([.A608]+[.A607])/2" office:value-type="float" office:value="3.5" calcext:value-type="float">
            <text:p>3,5</text:p>
          </table:table-cell>
          <table:table-cell table:formula="of:=[.D608]*[.F608]" office:value-type="float" office:value="31.5" calcext:value-type="float">
            <text:p>31,5</text:p>
          </table:table-cell>
          <table:table-cell table:formula="of:=SUM([.$G$3:.G608])" office:value-type="float" office:value="7074.5" calcext:value-type="float">
            <text:p>7074,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76490" calcext:value-type="float">
            <text:p>76490</text:p>
          </table:table-cell>
          <table:table-cell table:formula="of:=[.C609]-[.C608]" office:value-type="float" office:value="10" calcext:value-type="float">
            <text:p>10</text:p>
          </table:table-cell>
          <table:table-cell table:formula="of:=[.C609]-[.$C$2]" office:value-type="float" office:value="6065" calcext:value-type="float">
            <text:p>6065</text:p>
          </table:table-cell>
          <table:table-cell table:formula="of:=([.A609]+[.A608])/2" office:value-type="float" office:value="-2" calcext:value-type="float">
            <text:p>-2</text:p>
          </table:table-cell>
          <table:table-cell table:formula="of:=[.D609]*[.F609]" office:value-type="float" office:value="-20" calcext:value-type="float">
            <text:p>-20</text:p>
          </table:table-cell>
          <table:table-cell table:formula="of:=SUM([.$G$3:.G609])" office:value-type="float" office:value="7054.5" calcext:value-type="float">
            <text:p>7054,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76500" calcext:value-type="float">
            <text:p>76500</text:p>
          </table:table-cell>
          <table:table-cell table:formula="of:=[.C610]-[.C609]" office:value-type="float" office:value="10" calcext:value-type="float">
            <text:p>10</text:p>
          </table:table-cell>
          <table:table-cell table:formula="of:=[.C610]-[.$C$2]" office:value-type="float" office:value="6075" calcext:value-type="float">
            <text:p>6075</text:p>
          </table:table-cell>
          <table:table-cell table:formula="of:=([.A610]+[.A609])/2" office:value-type="float" office:value="-3.5" calcext:value-type="float">
            <text:p>-3,5</text:p>
          </table:table-cell>
          <table:table-cell table:formula="of:=[.D610]*[.F610]" office:value-type="float" office:value="-35" calcext:value-type="float">
            <text:p>-35</text:p>
          </table:table-cell>
          <table:table-cell table:formula="of:=SUM([.$G$3:.G610])" office:value-type="float" office:value="7019.5" calcext:value-type="float">
            <text:p>7019,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76510" calcext:value-type="float">
            <text:p>76510</text:p>
          </table:table-cell>
          <table:table-cell table:formula="of:=[.C611]-[.C610]" office:value-type="float" office:value="10" calcext:value-type="float">
            <text:p>10</text:p>
          </table:table-cell>
          <table:table-cell table:formula="of:=[.C611]-[.$C$2]" office:value-type="float" office:value="6085" calcext:value-type="float">
            <text:p>6085</text:p>
          </table:table-cell>
          <table:table-cell table:formula="of:=([.A611]+[.A610])/2" office:value-type="float" office:value="-2.5" calcext:value-type="float">
            <text:p>-2,5</text:p>
          </table:table-cell>
          <table:table-cell table:formula="of:=[.D611]*[.F611]" office:value-type="float" office:value="-25" calcext:value-type="float">
            <text:p>-25</text:p>
          </table:table-cell>
          <table:table-cell table:formula="of:=SUM([.$G$3:.G611])" office:value-type="float" office:value="6994.5" calcext:value-type="float">
            <text:p>6994,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76520" calcext:value-type="float">
            <text:p>76520</text:p>
          </table:table-cell>
          <table:table-cell table:formula="of:=[.C612]-[.C611]" office:value-type="float" office:value="10" calcext:value-type="float">
            <text:p>10</text:p>
          </table:table-cell>
          <table:table-cell table:formula="of:=[.C612]-[.$C$2]" office:value-type="float" office:value="6095" calcext:value-type="float">
            <text:p>6095</text:p>
          </table:table-cell>
          <table:table-cell table:formula="of:=([.A612]+[.A611])/2" office:value-type="float" office:value="-2" calcext:value-type="float">
            <text:p>-2</text:p>
          </table:table-cell>
          <table:table-cell table:formula="of:=[.D612]*[.F612]" office:value-type="float" office:value="-20" calcext:value-type="float">
            <text:p>-20</text:p>
          </table:table-cell>
          <table:table-cell table:formula="of:=SUM([.$G$3:.G612])" office:value-type="float" office:value="6974.5" calcext:value-type="float">
            <text:p>6974,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76530" calcext:value-type="float">
            <text:p>76530</text:p>
          </table:table-cell>
          <table:table-cell table:formula="of:=[.C613]-[.C612]" office:value-type="float" office:value="10" calcext:value-type="float">
            <text:p>10</text:p>
          </table:table-cell>
          <table:table-cell table:formula="of:=[.C613]-[.$C$2]" office:value-type="float" office:value="6105" calcext:value-type="float">
            <text:p>6105</text:p>
          </table:table-cell>
          <table:table-cell table:formula="of:=([.A613]+[.A612])/2" office:value-type="float" office:value="-4" calcext:value-type="float">
            <text:p>-4</text:p>
          </table:table-cell>
          <table:table-cell table:formula="of:=[.D613]*[.F613]" office:value-type="float" office:value="-40" calcext:value-type="float">
            <text:p>-40</text:p>
          </table:table-cell>
          <table:table-cell table:formula="of:=SUM([.$G$3:.G613])" office:value-type="float" office:value="6934.5" calcext:value-type="float">
            <text:p>6934,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/>
          <table:table-cell office:value-type="float" office:value="76540" calcext:value-type="float">
            <text:p>76540</text:p>
          </table:table-cell>
          <table:table-cell table:formula="of:=[.C614]-[.C613]" office:value-type="float" office:value="10" calcext:value-type="float">
            <text:p>10</text:p>
          </table:table-cell>
          <table:table-cell table:formula="of:=[.C614]-[.$C$2]" office:value-type="float" office:value="6115" calcext:value-type="float">
            <text:p>6115</text:p>
          </table:table-cell>
          <table:table-cell table:formula="of:=([.A614]+[.A613])/2" office:value-type="float" office:value="-8" calcext:value-type="float">
            <text:p>-8</text:p>
          </table:table-cell>
          <table:table-cell table:formula="of:=[.D614]*[.F614]" office:value-type="float" office:value="-80" calcext:value-type="float">
            <text:p>-80</text:p>
          </table:table-cell>
          <table:table-cell table:formula="of:=SUM([.$G$3:.G614])" office:value-type="float" office:value="6854.5" calcext:value-type="float">
            <text:p>6854,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/>
          <table:table-cell office:value-type="float" office:value="76550" calcext:value-type="float">
            <text:p>76550</text:p>
          </table:table-cell>
          <table:table-cell table:formula="of:=[.C615]-[.C614]" office:value-type="float" office:value="10" calcext:value-type="float">
            <text:p>10</text:p>
          </table:table-cell>
          <table:table-cell table:formula="of:=[.C615]-[.$C$2]" office:value-type="float" office:value="6125" calcext:value-type="float">
            <text:p>6125</text:p>
          </table:table-cell>
          <table:table-cell table:formula="of:=([.A615]+[.A614])/2" office:value-type="float" office:value="-11" calcext:value-type="float">
            <text:p>-11</text:p>
          </table:table-cell>
          <table:table-cell table:formula="of:=[.D615]*[.F615]" office:value-type="float" office:value="-110" calcext:value-type="float">
            <text:p>-110</text:p>
          </table:table-cell>
          <table:table-cell table:formula="of:=SUM([.$G$3:.G615])" office:value-type="float" office:value="6744.5" calcext:value-type="float">
            <text:p>6744,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/>
          <table:table-cell office:value-type="float" office:value="76560" calcext:value-type="float">
            <text:p>76560</text:p>
          </table:table-cell>
          <table:table-cell table:formula="of:=[.C616]-[.C615]" office:value-type="float" office:value="10" calcext:value-type="float">
            <text:p>10</text:p>
          </table:table-cell>
          <table:table-cell table:formula="of:=[.C616]-[.$C$2]" office:value-type="float" office:value="6135" calcext:value-type="float">
            <text:p>6135</text:p>
          </table:table-cell>
          <table:table-cell table:formula="of:=([.A616]+[.A615])/2" office:value-type="float" office:value="-12.5" calcext:value-type="float">
            <text:p>-12,5</text:p>
          </table:table-cell>
          <table:table-cell table:formula="of:=[.D616]*[.F616]" office:value-type="float" office:value="-125" calcext:value-type="float">
            <text:p>-125</text:p>
          </table:table-cell>
          <table:table-cell table:formula="of:=SUM([.$G$3:.G616])" office:value-type="float" office:value="6619.5" calcext:value-type="float">
            <text:p>6619,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/>
          <table:table-cell office:value-type="float" office:value="76570" calcext:value-type="float">
            <text:p>76570</text:p>
          </table:table-cell>
          <table:table-cell table:formula="of:=[.C617]-[.C616]" office:value-type="float" office:value="10" calcext:value-type="float">
            <text:p>10</text:p>
          </table:table-cell>
          <table:table-cell table:formula="of:=[.C617]-[.$C$2]" office:value-type="float" office:value="6145" calcext:value-type="float">
            <text:p>6145</text:p>
          </table:table-cell>
          <table:table-cell table:formula="of:=([.A617]+[.A616])/2" office:value-type="float" office:value="-12.5" calcext:value-type="float">
            <text:p>-12,5</text:p>
          </table:table-cell>
          <table:table-cell table:formula="of:=[.D617]*[.F617]" office:value-type="float" office:value="-125" calcext:value-type="float">
            <text:p>-125</text:p>
          </table:table-cell>
          <table:table-cell table:formula="of:=SUM([.$G$3:.G617])" office:value-type="float" office:value="6494.5" calcext:value-type="float">
            <text:p>6494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****</text:p>
          </table:table-cell>
          <table:table-cell office:value-type="float" office:value="76571" calcext:value-type="float">
            <text:p>76571</text:p>
          </table:table-cell>
          <table:table-cell table:formula="of:=[.C618]-[.C617]" office:value-type="float" office:value="1" calcext:value-type="float">
            <text:p>1</text:p>
          </table:table-cell>
          <table:table-cell table:formula="of:=[.C618]-[.$C$2]" office:value-type="float" office:value="6146" calcext:value-type="float">
            <text:p>6146</text:p>
          </table:table-cell>
          <table:table-cell table:formula="of:=([.A618]+[.A617])/2" office:value-type="float" office:value="44" calcext:value-type="float">
            <text:p>44</text:p>
          </table:table-cell>
          <table:table-cell table:formula="of:=[.D618]*[.F618]" office:value-type="float" office:value="44" calcext:value-type="float">
            <text:p>44</text:p>
          </table:table-cell>
          <table:table-cell table:formula="of:=SUM([.$G$3:.G618])" office:value-type="float" office:value="6538.5" calcext:value-type="float">
            <text:p>6538,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/>
          <table:table-cell office:value-type="float" office:value="76580" calcext:value-type="float">
            <text:p>76580</text:p>
          </table:table-cell>
          <table:table-cell table:formula="of:=[.C619]-[.C618]" office:value-type="float" office:value="9" calcext:value-type="float">
            <text:p>9</text:p>
          </table:table-cell>
          <table:table-cell table:formula="of:=[.C619]-[.$C$2]" office:value-type="float" office:value="6155" calcext:value-type="float">
            <text:p>6155</text:p>
          </table:table-cell>
          <table:table-cell table:formula="of:=([.A619]+[.A618])/2" office:value-type="float" office:value="42" calcext:value-type="float">
            <text:p>42</text:p>
          </table:table-cell>
          <table:table-cell table:formula="of:=[.D619]*[.F619]" office:value-type="float" office:value="378" calcext:value-type="float">
            <text:p>378</text:p>
          </table:table-cell>
          <table:table-cell table:formula="of:=SUM([.$G$3:.G619])" office:value-type="float" office:value="6916.5" calcext:value-type="float">
            <text:p>6916,5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/>
          <table:table-cell office:value-type="float" office:value="76590" calcext:value-type="float">
            <text:p>76590</text:p>
          </table:table-cell>
          <table:table-cell table:formula="of:=[.C620]-[.C619]" office:value-type="float" office:value="10" calcext:value-type="float">
            <text:p>10</text:p>
          </table:table-cell>
          <table:table-cell table:formula="of:=[.C620]-[.$C$2]" office:value-type="float" office:value="6165" calcext:value-type="float">
            <text:p>6165</text:p>
          </table:table-cell>
          <table:table-cell table:formula="of:=([.A620]+[.A619])/2" office:value-type="float" office:value="-21" calcext:value-type="float">
            <text:p>-21</text:p>
          </table:table-cell>
          <table:table-cell table:formula="of:=[.D620]*[.F620]" office:value-type="float" office:value="-210" calcext:value-type="float">
            <text:p>-210</text:p>
          </table:table-cell>
          <table:table-cell table:formula="of:=SUM([.$G$3:.G620])" office:value-type="float" office:value="6706.5" calcext:value-type="float">
            <text:p>6706,5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/>
          <table:table-cell office:value-type="float" office:value="76600" calcext:value-type="float">
            <text:p>76600</text:p>
          </table:table-cell>
          <table:table-cell table:formula="of:=[.C621]-[.C620]" office:value-type="float" office:value="10" calcext:value-type="float">
            <text:p>10</text:p>
          </table:table-cell>
          <table:table-cell table:formula="of:=[.C621]-[.$C$2]" office:value-type="float" office:value="6175" calcext:value-type="float">
            <text:p>6175</text:p>
          </table:table-cell>
          <table:table-cell table:formula="of:=([.A621]+[.A620])/2" office:value-type="float" office:value="-36.5" calcext:value-type="float">
            <text:p>-36,5</text:p>
          </table:table-cell>
          <table:table-cell table:formula="of:=[.D621]*[.F621]" office:value-type="float" office:value="-365" calcext:value-type="float">
            <text:p>-365</text:p>
          </table:table-cell>
          <table:table-cell table:formula="of:=SUM([.$G$3:.G621])" office:value-type="float" office:value="6341.5" calcext:value-type="float">
            <text:p>6341,5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/>
          <table:table-cell office:value-type="float" office:value="76610" calcext:value-type="float">
            <text:p>76610</text:p>
          </table:table-cell>
          <table:table-cell table:formula="of:=[.C622]-[.C621]" office:value-type="float" office:value="10" calcext:value-type="float">
            <text:p>10</text:p>
          </table:table-cell>
          <table:table-cell table:formula="of:=[.C622]-[.$C$2]" office:value-type="float" office:value="6185" calcext:value-type="float">
            <text:p>6185</text:p>
          </table:table-cell>
          <table:table-cell table:formula="of:=([.A622]+[.A621])/2" office:value-type="float" office:value="-59" calcext:value-type="float">
            <text:p>-59</text:p>
          </table:table-cell>
          <table:table-cell table:formula="of:=[.D622]*[.F622]" office:value-type="float" office:value="-590" calcext:value-type="float">
            <text:p>-590</text:p>
          </table:table-cell>
          <table:table-cell table:formula="of:=SUM([.$G$3:.G622])" office:value-type="float" office:value="5751.5" calcext:value-type="float">
            <text:p>5751,5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/>
          <table:table-cell office:value-type="float" office:value="76620" calcext:value-type="float">
            <text:p>76620</text:p>
          </table:table-cell>
          <table:table-cell table:formula="of:=[.C623]-[.C622]" office:value-type="float" office:value="10" calcext:value-type="float">
            <text:p>10</text:p>
          </table:table-cell>
          <table:table-cell table:formula="of:=[.C623]-[.$C$2]" office:value-type="float" office:value="6195" calcext:value-type="float">
            <text:p>6195</text:p>
          </table:table-cell>
          <table:table-cell table:formula="of:=([.A623]+[.A622])/2" office:value-type="float" office:value="-81.5" calcext:value-type="float">
            <text:p>-81,5</text:p>
          </table:table-cell>
          <table:table-cell table:formula="of:=[.D623]*[.F623]" office:value-type="float" office:value="-815" calcext:value-type="float">
            <text:p>-815</text:p>
          </table:table-cell>
          <table:table-cell table:formula="of:=SUM([.$G$3:.G623])" office:value-type="float" office:value="4936.5" calcext:value-type="float">
            <text:p>4936,5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/>
          <table:table-cell office:value-type="float" office:value="76630" calcext:value-type="float">
            <text:p>76630</text:p>
          </table:table-cell>
          <table:table-cell table:formula="of:=[.C624]-[.C623]" office:value-type="float" office:value="10" calcext:value-type="float">
            <text:p>10</text:p>
          </table:table-cell>
          <table:table-cell table:formula="of:=[.C624]-[.$C$2]" office:value-type="float" office:value="6205" calcext:value-type="float">
            <text:p>6205</text:p>
          </table:table-cell>
          <table:table-cell table:formula="of:=([.A624]+[.A623])/2" office:value-type="float" office:value="-95" calcext:value-type="float">
            <text:p>-95</text:p>
          </table:table-cell>
          <table:table-cell table:formula="of:=[.D624]*[.F624]" office:value-type="float" office:value="-950" calcext:value-type="float">
            <text:p>-950</text:p>
          </table:table-cell>
          <table:table-cell table:formula="of:=SUM([.$G$3:.G624])" office:value-type="float" office:value="3986.5" calcext:value-type="float">
            <text:p>3986,5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/>
          <table:table-cell office:value-type="float" office:value="76640" calcext:value-type="float">
            <text:p>76640</text:p>
          </table:table-cell>
          <table:table-cell table:formula="of:=[.C625]-[.C624]" office:value-type="float" office:value="10" calcext:value-type="float">
            <text:p>10</text:p>
          </table:table-cell>
          <table:table-cell table:formula="of:=[.C625]-[.$C$2]" office:value-type="float" office:value="6215" calcext:value-type="float">
            <text:p>6215</text:p>
          </table:table-cell>
          <table:table-cell table:formula="of:=([.A625]+[.A624])/2" office:value-type="float" office:value="-98" calcext:value-type="float">
            <text:p>-98</text:p>
          </table:table-cell>
          <table:table-cell table:formula="of:=[.D625]*[.F625]" office:value-type="float" office:value="-980" calcext:value-type="float">
            <text:p>-980</text:p>
          </table:table-cell>
          <table:table-cell table:formula="of:=SUM([.$G$3:.G625])" office:value-type="float" office:value="3006.5" calcext:value-type="float">
            <text:p>3006,5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/>
          <table:table-cell office:value-type="float" office:value="76650" calcext:value-type="float">
            <text:p>76650</text:p>
          </table:table-cell>
          <table:table-cell table:formula="of:=[.C626]-[.C625]" office:value-type="float" office:value="10" calcext:value-type="float">
            <text:p>10</text:p>
          </table:table-cell>
          <table:table-cell table:formula="of:=[.C626]-[.$C$2]" office:value-type="float" office:value="6225" calcext:value-type="float">
            <text:p>6225</text:p>
          </table:table-cell>
          <table:table-cell table:formula="of:=([.A626]+[.A625])/2" office:value-type="float" office:value="-98" calcext:value-type="float">
            <text:p>-98</text:p>
          </table:table-cell>
          <table:table-cell table:formula="of:=[.D626]*[.F626]" office:value-type="float" office:value="-980" calcext:value-type="float">
            <text:p>-980</text:p>
          </table:table-cell>
          <table:table-cell table:formula="of:=SUM([.$G$3:.G626])" office:value-type="float" office:value="2026.5" calcext:value-type="float">
            <text:p>2026,5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/>
          <table:table-cell office:value-type="float" office:value="76660" calcext:value-type="float">
            <text:p>76660</text:p>
          </table:table-cell>
          <table:table-cell table:formula="of:=[.C627]-[.C626]" office:value-type="float" office:value="10" calcext:value-type="float">
            <text:p>10</text:p>
          </table:table-cell>
          <table:table-cell table:formula="of:=[.C627]-[.$C$2]" office:value-type="float" office:value="6235" calcext:value-type="float">
            <text:p>6235</text:p>
          </table:table-cell>
          <table:table-cell table:formula="of:=([.A627]+[.A626])/2" office:value-type="float" office:value="-98.5" calcext:value-type="float">
            <text:p>-98,5</text:p>
          </table:table-cell>
          <table:table-cell table:formula="of:=[.D627]*[.F627]" office:value-type="float" office:value="-985" calcext:value-type="float">
            <text:p>-985</text:p>
          </table:table-cell>
          <table:table-cell table:formula="of:=SUM([.$G$3:.G627])" office:value-type="float" office:value="1041.5" calcext:value-type="float">
            <text:p>1041,5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/>
          <table:table-cell office:value-type="float" office:value="76670" calcext:value-type="float">
            <text:p>76670</text:p>
          </table:table-cell>
          <table:table-cell table:formula="of:=[.C628]-[.C627]" office:value-type="float" office:value="10" calcext:value-type="float">
            <text:p>10</text:p>
          </table:table-cell>
          <table:table-cell table:formula="of:=[.C628]-[.$C$2]" office:value-type="float" office:value="6245" calcext:value-type="float">
            <text:p>6245</text:p>
          </table:table-cell>
          <table:table-cell table:formula="of:=([.A628]+[.A627])/2" office:value-type="float" office:value="-95" calcext:value-type="float">
            <text:p>-95</text:p>
          </table:table-cell>
          <table:table-cell table:formula="of:=[.D628]*[.F628]" office:value-type="float" office:value="-950" calcext:value-type="float">
            <text:p>-950</text:p>
          </table:table-cell>
          <table:table-cell table:formula="of:=SUM([.$G$3:.G628])" office:value-type="float" office:value="91.5" calcext:value-type="float">
            <text:p>91,5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/>
          <table:table-cell office:value-type="float" office:value="76680" calcext:value-type="float">
            <text:p>76680</text:p>
          </table:table-cell>
          <table:table-cell table:formula="of:=[.C629]-[.C628]" office:value-type="float" office:value="10" calcext:value-type="float">
            <text:p>10</text:p>
          </table:table-cell>
          <table:table-cell table:formula="of:=[.C629]-[.$C$2]" office:value-type="float" office:value="6255" calcext:value-type="float">
            <text:p>6255</text:p>
          </table:table-cell>
          <table:table-cell table:formula="of:=([.A629]+[.A628])/2" office:value-type="float" office:value="-85.5" calcext:value-type="float">
            <text:p>-85,5</text:p>
          </table:table-cell>
          <table:table-cell table:formula="of:=[.D629]*[.F629]" office:value-type="float" office:value="-855" calcext:value-type="float">
            <text:p>-855</text:p>
          </table:table-cell>
          <table:table-cell table:formula="of:=SUM([.$G$3:.G629])" office:value-type="float" office:value="-763.5" calcext:value-type="float">
            <text:p>-763,5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/>
          <table:table-cell office:value-type="float" office:value="76690" calcext:value-type="float">
            <text:p>76690</text:p>
          </table:table-cell>
          <table:table-cell table:formula="of:=[.C630]-[.C629]" office:value-type="float" office:value="10" calcext:value-type="float">
            <text:p>10</text:p>
          </table:table-cell>
          <table:table-cell table:formula="of:=[.C630]-[.$C$2]" office:value-type="float" office:value="6265" calcext:value-type="float">
            <text:p>6265</text:p>
          </table:table-cell>
          <table:table-cell table:formula="of:=([.A630]+[.A629])/2" office:value-type="float" office:value="-75.5" calcext:value-type="float">
            <text:p>-75,5</text:p>
          </table:table-cell>
          <table:table-cell table:formula="of:=[.D630]*[.F630]" office:value-type="float" office:value="-755" calcext:value-type="float">
            <text:p>-755</text:p>
          </table:table-cell>
          <table:table-cell table:formula="of:=SUM([.$G$3:.G630])" office:value-type="float" office:value="-1518.5" calcext:value-type="float">
            <text:p>-1518,5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/>
          <table:table-cell office:value-type="float" office:value="76700" calcext:value-type="float">
            <text:p>76700</text:p>
          </table:table-cell>
          <table:table-cell table:formula="of:=[.C631]-[.C630]" office:value-type="float" office:value="10" calcext:value-type="float">
            <text:p>10</text:p>
          </table:table-cell>
          <table:table-cell table:formula="of:=[.C631]-[.$C$2]" office:value-type="float" office:value="6275" calcext:value-type="float">
            <text:p>6275</text:p>
          </table:table-cell>
          <table:table-cell table:formula="of:=([.A631]+[.A630])/2" office:value-type="float" office:value="-67" calcext:value-type="float">
            <text:p>-67</text:p>
          </table:table-cell>
          <table:table-cell table:formula="of:=[.D631]*[.F631]" office:value-type="float" office:value="-670" calcext:value-type="float">
            <text:p>-670</text:p>
          </table:table-cell>
          <table:table-cell table:formula="of:=SUM([.$G$3:.G631])" office:value-type="float" office:value="-2188.5" calcext:value-type="float">
            <text:p>-2188,5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/>
          <table:table-cell office:value-type="float" office:value="76710" calcext:value-type="float">
            <text:p>76710</text:p>
          </table:table-cell>
          <table:table-cell table:formula="of:=[.C632]-[.C631]" office:value-type="float" office:value="10" calcext:value-type="float">
            <text:p>10</text:p>
          </table:table-cell>
          <table:table-cell table:formula="of:=[.C632]-[.$C$2]" office:value-type="float" office:value="6285" calcext:value-type="float">
            <text:p>6285</text:p>
          </table:table-cell>
          <table:table-cell table:formula="of:=([.A632]+[.A631])/2" office:value-type="float" office:value="-58.5" calcext:value-type="float">
            <text:p>-58,5</text:p>
          </table:table-cell>
          <table:table-cell table:formula="of:=[.D632]*[.F632]" office:value-type="float" office:value="-585" calcext:value-type="float">
            <text:p>-585</text:p>
          </table:table-cell>
          <table:table-cell table:formula="of:=SUM([.$G$3:.G632])" office:value-type="float" office:value="-2773.5" calcext:value-type="float">
            <text:p>-2773,5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/>
          <table:table-cell office:value-type="float" office:value="76720" calcext:value-type="float">
            <text:p>76720</text:p>
          </table:table-cell>
          <table:table-cell table:formula="of:=[.C633]-[.C632]" office:value-type="float" office:value="10" calcext:value-type="float">
            <text:p>10</text:p>
          </table:table-cell>
          <table:table-cell table:formula="of:=[.C633]-[.$C$2]" office:value-type="float" office:value="6295" calcext:value-type="float">
            <text:p>6295</text:p>
          </table:table-cell>
          <table:table-cell table:formula="of:=([.A633]+[.A632])/2" office:value-type="float" office:value="-49.5" calcext:value-type="float">
            <text:p>-49,5</text:p>
          </table:table-cell>
          <table:table-cell table:formula="of:=[.D633]*[.F633]" office:value-type="float" office:value="-495" calcext:value-type="float">
            <text:p>-495</text:p>
          </table:table-cell>
          <table:table-cell table:formula="of:=SUM([.$G$3:.G633])" office:value-type="float" office:value="-3268.5" calcext:value-type="float">
            <text:p>-3268,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/>
          <table:table-cell office:value-type="float" office:value="76730" calcext:value-type="float">
            <text:p>76730</text:p>
          </table:table-cell>
          <table:table-cell table:formula="of:=[.C634]-[.C633]" office:value-type="float" office:value="10" calcext:value-type="float">
            <text:p>10</text:p>
          </table:table-cell>
          <table:table-cell table:formula="of:=[.C634]-[.$C$2]" office:value-type="float" office:value="6305" calcext:value-type="float">
            <text:p>6305</text:p>
          </table:table-cell>
          <table:table-cell table:formula="of:=([.A634]+[.A633])/2" office:value-type="float" office:value="-40.5" calcext:value-type="float">
            <text:p>-40,5</text:p>
          </table:table-cell>
          <table:table-cell table:formula="of:=[.D634]*[.F634]" office:value-type="float" office:value="-405" calcext:value-type="float">
            <text:p>-405</text:p>
          </table:table-cell>
          <table:table-cell table:formula="of:=SUM([.$G$3:.G634])" office:value-type="float" office:value="-3673.5" calcext:value-type="float">
            <text:p>-3673,5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/>
          <table:table-cell office:value-type="float" office:value="76740" calcext:value-type="float">
            <text:p>76740</text:p>
          </table:table-cell>
          <table:table-cell table:formula="of:=[.C635]-[.C634]" office:value-type="float" office:value="10" calcext:value-type="float">
            <text:p>10</text:p>
          </table:table-cell>
          <table:table-cell table:formula="of:=[.C635]-[.$C$2]" office:value-type="float" office:value="6315" calcext:value-type="float">
            <text:p>6315</text:p>
          </table:table-cell>
          <table:table-cell table:formula="of:=([.A635]+[.A634])/2" office:value-type="float" office:value="-31" calcext:value-type="float">
            <text:p>-31</text:p>
          </table:table-cell>
          <table:table-cell table:formula="of:=[.D635]*[.F635]" office:value-type="float" office:value="-310" calcext:value-type="float">
            <text:p>-310</text:p>
          </table:table-cell>
          <table:table-cell table:formula="of:=SUM([.$G$3:.G635])" office:value-type="float" office:value="-3983.5" calcext:value-type="float">
            <text:p>-3983,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/>
          <table:table-cell office:value-type="float" office:value="76750" calcext:value-type="float">
            <text:p>76750</text:p>
          </table:table-cell>
          <table:table-cell table:formula="of:=[.C636]-[.C635]" office:value-type="float" office:value="10" calcext:value-type="float">
            <text:p>10</text:p>
          </table:table-cell>
          <table:table-cell table:formula="of:=[.C636]-[.$C$2]" office:value-type="float" office:value="6325" calcext:value-type="float">
            <text:p>6325</text:p>
          </table:table-cell>
          <table:table-cell table:formula="of:=([.A636]+[.A635])/2" office:value-type="float" office:value="-22.5" calcext:value-type="float">
            <text:p>-22,5</text:p>
          </table:table-cell>
          <table:table-cell table:formula="of:=[.D636]*[.F636]" office:value-type="float" office:value="-225" calcext:value-type="float">
            <text:p>-225</text:p>
          </table:table-cell>
          <table:table-cell table:formula="of:=SUM([.$G$3:.G636])" office:value-type="float" office:value="-4208.5" calcext:value-type="float">
            <text:p>-4208,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/>
          <table:table-cell office:value-type="float" office:value="76760" calcext:value-type="float">
            <text:p>76760</text:p>
          </table:table-cell>
          <table:table-cell table:formula="of:=[.C637]-[.C636]" office:value-type="float" office:value="10" calcext:value-type="float">
            <text:p>10</text:p>
          </table:table-cell>
          <table:table-cell table:formula="of:=[.C637]-[.$C$2]" office:value-type="float" office:value="6335" calcext:value-type="float">
            <text:p>6335</text:p>
          </table:table-cell>
          <table:table-cell table:formula="of:=([.A637]+[.A636])/2" office:value-type="float" office:value="-16" calcext:value-type="float">
            <text:p>-16</text:p>
          </table:table-cell>
          <table:table-cell table:formula="of:=[.D637]*[.F637]" office:value-type="float" office:value="-160" calcext:value-type="float">
            <text:p>-160</text:p>
          </table:table-cell>
          <table:table-cell table:formula="of:=SUM([.$G$3:.G637])" office:value-type="float" office:value="-4368.5" calcext:value-type="float">
            <text:p>-4368,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/>
          <table:table-cell office:value-type="float" office:value="76770" calcext:value-type="float">
            <text:p>76770</text:p>
          </table:table-cell>
          <table:table-cell table:formula="of:=[.C638]-[.C637]" office:value-type="float" office:value="10" calcext:value-type="float">
            <text:p>10</text:p>
          </table:table-cell>
          <table:table-cell table:formula="of:=[.C638]-[.$C$2]" office:value-type="float" office:value="6345" calcext:value-type="float">
            <text:p>6345</text:p>
          </table:table-cell>
          <table:table-cell table:formula="of:=([.A638]+[.A637])/2" office:value-type="float" office:value="-10.5" calcext:value-type="float">
            <text:p>-10,5</text:p>
          </table:table-cell>
          <table:table-cell table:formula="of:=[.D638]*[.F638]" office:value-type="float" office:value="-105" calcext:value-type="float">
            <text:p>-105</text:p>
          </table:table-cell>
          <table:table-cell table:formula="of:=SUM([.$G$3:.G638])" office:value-type="float" office:value="-4473.5" calcext:value-type="float">
            <text:p>-4473,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6780" calcext:value-type="float">
            <text:p>76780</text:p>
          </table:table-cell>
          <table:table-cell table:formula="of:=[.C639]-[.C638]" office:value-type="float" office:value="10" calcext:value-type="float">
            <text:p>10</text:p>
          </table:table-cell>
          <table:table-cell table:formula="of:=[.C639]-[.$C$2]" office:value-type="float" office:value="6355" calcext:value-type="float">
            <text:p>6355</text:p>
          </table:table-cell>
          <table:table-cell table:formula="of:=([.A639]+[.A638])/2" office:value-type="float" office:value="-4.5" calcext:value-type="float">
            <text:p>-4,5</text:p>
          </table:table-cell>
          <table:table-cell table:formula="of:=[.D639]*[.F639]" office:value-type="float" office:value="-45" calcext:value-type="float">
            <text:p>-45</text:p>
          </table:table-cell>
          <table:table-cell table:formula="of:=SUM([.$G$3:.G639])" office:value-type="float" office:value="-4518.5" calcext:value-type="float">
            <text:p>-4518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6790" calcext:value-type="float">
            <text:p>76790</text:p>
          </table:table-cell>
          <table:table-cell table:formula="of:=[.C640]-[.C639]" office:value-type="float" office:value="10" calcext:value-type="float">
            <text:p>10</text:p>
          </table:table-cell>
          <table:table-cell table:formula="of:=[.C640]-[.$C$2]" office:value-type="float" office:value="6365" calcext:value-type="float">
            <text:p>6365</text:p>
          </table:table-cell>
          <table:table-cell table:formula="of:=([.A640]+[.A639])/2" office:value-type="float" office:value="1" calcext:value-type="float">
            <text:p>1</text:p>
          </table:table-cell>
          <table:table-cell table:formula="of:=[.D640]*[.F640]" office:value-type="float" office:value="10" calcext:value-type="float">
            <text:p>10</text:p>
          </table:table-cell>
          <table:table-cell table:formula="of:=SUM([.$G$3:.G640])" office:value-type="float" office:value="-4508.5" calcext:value-type="float">
            <text:p>-4508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6800" calcext:value-type="float">
            <text:p>76800</text:p>
          </table:table-cell>
          <table:table-cell table:formula="of:=[.C641]-[.C640]" office:value-type="float" office:value="10" calcext:value-type="float">
            <text:p>10</text:p>
          </table:table-cell>
          <table:table-cell table:formula="of:=[.C641]-[.$C$2]" office:value-type="float" office:value="6375" calcext:value-type="float">
            <text:p>6375</text:p>
          </table:table-cell>
          <table:table-cell table:formula="of:=([.A641]+[.A640])/2" office:value-type="float" office:value="5.5" calcext:value-type="float">
            <text:p>5,5</text:p>
          </table:table-cell>
          <table:table-cell table:formula="of:=[.D641]*[.F641]" office:value-type="float" office:value="55" calcext:value-type="float">
            <text:p>55</text:p>
          </table:table-cell>
          <table:table-cell table:formula="of:=SUM([.$G$3:.G641])" office:value-type="float" office:value="-4453.5" calcext:value-type="float">
            <text:p>-4453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76810" calcext:value-type="float">
            <text:p>76810</text:p>
          </table:table-cell>
          <table:table-cell table:formula="of:=[.C642]-[.C641]" office:value-type="float" office:value="10" calcext:value-type="float">
            <text:p>10</text:p>
          </table:table-cell>
          <table:table-cell table:formula="of:=[.C642]-[.$C$2]" office:value-type="float" office:value="6385" calcext:value-type="float">
            <text:p>6385</text:p>
          </table:table-cell>
          <table:table-cell table:formula="of:=([.A642]+[.A641])/2" office:value-type="float" office:value="9.5" calcext:value-type="float">
            <text:p>9,5</text:p>
          </table:table-cell>
          <table:table-cell table:formula="of:=[.D642]*[.F642]" office:value-type="float" office:value="95" calcext:value-type="float">
            <text:p>95</text:p>
          </table:table-cell>
          <table:table-cell table:formula="of:=SUM([.$G$3:.G642])" office:value-type="float" office:value="-4358.5" calcext:value-type="float">
            <text:p>-4358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76820" calcext:value-type="float">
            <text:p>76820</text:p>
          </table:table-cell>
          <table:table-cell table:formula="of:=[.C643]-[.C642]" office:value-type="float" office:value="10" calcext:value-type="float">
            <text:p>10</text:p>
          </table:table-cell>
          <table:table-cell table:formula="of:=[.C643]-[.$C$2]" office:value-type="float" office:value="6395" calcext:value-type="float">
            <text:p>6395</text:p>
          </table:table-cell>
          <table:table-cell table:formula="of:=([.A643]+[.A642])/2" office:value-type="float" office:value="12.5" calcext:value-type="float">
            <text:p>12,5</text:p>
          </table:table-cell>
          <table:table-cell table:formula="of:=[.D643]*[.F643]" office:value-type="float" office:value="125" calcext:value-type="float">
            <text:p>125</text:p>
          </table:table-cell>
          <table:table-cell table:formula="of:=SUM([.$G$3:.G643])" office:value-type="float" office:value="-4233.5" calcext:value-type="float">
            <text:p>-4233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76830" calcext:value-type="float">
            <text:p>76830</text:p>
          </table:table-cell>
          <table:table-cell table:formula="of:=[.C644]-[.C643]" office:value-type="float" office:value="10" calcext:value-type="float">
            <text:p>10</text:p>
          </table:table-cell>
          <table:table-cell table:formula="of:=[.C644]-[.$C$2]" office:value-type="float" office:value="6405" calcext:value-type="float">
            <text:p>6405</text:p>
          </table:table-cell>
          <table:table-cell table:formula="of:=([.A644]+[.A643])/2" office:value-type="float" office:value="14" calcext:value-type="float">
            <text:p>14</text:p>
          </table:table-cell>
          <table:table-cell table:formula="of:=[.D644]*[.F644]" office:value-type="float" office:value="140" calcext:value-type="float">
            <text:p>140</text:p>
          </table:table-cell>
          <table:table-cell table:formula="of:=SUM([.$G$3:.G644])" office:value-type="float" office:value="-4093.5" calcext:value-type="float">
            <text:p>-4093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76839" calcext:value-type="float">
            <text:p>76839</text:p>
          </table:table-cell>
          <table:table-cell table:formula="of:=[.C645]-[.C644]" office:value-type="float" office:value="9" calcext:value-type="float">
            <text:p>9</text:p>
          </table:table-cell>
          <table:table-cell table:formula="of:=[.C645]-[.$C$2]" office:value-type="float" office:value="6414" calcext:value-type="float">
            <text:p>6414</text:p>
          </table:table-cell>
          <table:table-cell table:formula="of:=([.A645]+[.A644])/2" office:value-type="float" office:value="14.5" calcext:value-type="float">
            <text:p>14,5</text:p>
          </table:table-cell>
          <table:table-cell table:formula="of:=[.D645]*[.F645]" office:value-type="float" office:value="130.5" calcext:value-type="float">
            <text:p>130,5</text:p>
          </table:table-cell>
          <table:table-cell table:formula="of:=SUM([.$G$3:.G645])" office:value-type="float" office:value="-3963" calcext:value-type="float">
            <text:p>-39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76850" calcext:value-type="float">
            <text:p>76850</text:p>
          </table:table-cell>
          <table:table-cell table:formula="of:=[.C646]-[.C645]" office:value-type="float" office:value="11" calcext:value-type="float">
            <text:p>11</text:p>
          </table:table-cell>
          <table:table-cell table:formula="of:=[.C646]-[.$C$2]" office:value-type="float" office:value="6425" calcext:value-type="float">
            <text:p>6425</text:p>
          </table:table-cell>
          <table:table-cell table:formula="of:=([.A646]+[.A645])/2" office:value-type="float" office:value="14" calcext:value-type="float">
            <text:p>14</text:p>
          </table:table-cell>
          <table:table-cell table:formula="of:=[.D646]*[.F646]" office:value-type="float" office:value="154" calcext:value-type="float">
            <text:p>154</text:p>
          </table:table-cell>
          <table:table-cell table:formula="of:=SUM([.$G$3:.G646])" office:value-type="float" office:value="-3809" calcext:value-type="float">
            <text:p>-38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76860" calcext:value-type="float">
            <text:p>76860</text:p>
          </table:table-cell>
          <table:table-cell table:formula="of:=[.C647]-[.C646]" office:value-type="float" office:value="10" calcext:value-type="float">
            <text:p>10</text:p>
          </table:table-cell>
          <table:table-cell table:formula="of:=[.C647]-[.$C$2]" office:value-type="float" office:value="6435" calcext:value-type="float">
            <text:p>6435</text:p>
          </table:table-cell>
          <table:table-cell table:formula="of:=([.A647]+[.A646])/2" office:value-type="float" office:value="12" calcext:value-type="float">
            <text:p>12</text:p>
          </table:table-cell>
          <table:table-cell table:formula="of:=[.D647]*[.F647]" office:value-type="float" office:value="120" calcext:value-type="float">
            <text:p>120</text:p>
          </table:table-cell>
          <table:table-cell table:formula="of:=SUM([.$G$3:.G647])" office:value-type="float" office:value="-3689" calcext:value-type="float">
            <text:p>-36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76869" calcext:value-type="float">
            <text:p>76869</text:p>
          </table:table-cell>
          <table:table-cell table:formula="of:=[.C648]-[.C647]" office:value-type="float" office:value="9" calcext:value-type="float">
            <text:p>9</text:p>
          </table:table-cell>
          <table:table-cell table:formula="of:=[.C648]-[.$C$2]" office:value-type="float" office:value="6444" calcext:value-type="float">
            <text:p>6444</text:p>
          </table:table-cell>
          <table:table-cell table:formula="of:=([.A648]+[.A647])/2" office:value-type="float" office:value="11" calcext:value-type="float">
            <text:p>11</text:p>
          </table:table-cell>
          <table:table-cell table:formula="of:=[.D648]*[.F648]" office:value-type="float" office:value="99" calcext:value-type="float">
            <text:p>99</text:p>
          </table:table-cell>
          <table:table-cell table:formula="of:=SUM([.$G$3:.G648])" office:value-type="float" office:value="-3590" calcext:value-type="float">
            <text:p>-35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6880" calcext:value-type="float">
            <text:p>76880</text:p>
          </table:table-cell>
          <table:table-cell table:formula="of:=[.C649]-[.C648]" office:value-type="float" office:value="11" calcext:value-type="float">
            <text:p>11</text:p>
          </table:table-cell>
          <table:table-cell table:formula="of:=[.C649]-[.$C$2]" office:value-type="float" office:value="6455" calcext:value-type="float">
            <text:p>6455</text:p>
          </table:table-cell>
          <table:table-cell table:formula="of:=([.A649]+[.A648])/2" office:value-type="float" office:value="9.5" calcext:value-type="float">
            <text:p>9,5</text:p>
          </table:table-cell>
          <table:table-cell table:formula="of:=[.D649]*[.F649]" office:value-type="float" office:value="104.5" calcext:value-type="float">
            <text:p>104,5</text:p>
          </table:table-cell>
          <table:table-cell table:formula="of:=SUM([.$G$3:.G649])" office:value-type="float" office:value="-3485.5" calcext:value-type="float">
            <text:p>-3485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6890" calcext:value-type="float">
            <text:p>76890</text:p>
          </table:table-cell>
          <table:table-cell table:formula="of:=[.C650]-[.C649]" office:value-type="float" office:value="10" calcext:value-type="float">
            <text:p>10</text:p>
          </table:table-cell>
          <table:table-cell table:formula="of:=[.C650]-[.$C$2]" office:value-type="float" office:value="6465" calcext:value-type="float">
            <text:p>6465</text:p>
          </table:table-cell>
          <table:table-cell table:formula="of:=([.A650]+[.A649])/2" office:value-type="float" office:value="5.5" calcext:value-type="float">
            <text:p>5,5</text:p>
          </table:table-cell>
          <table:table-cell table:formula="of:=[.D650]*[.F650]" office:value-type="float" office:value="55" calcext:value-type="float">
            <text:p>55</text:p>
          </table:table-cell>
          <table:table-cell table:formula="of:=SUM([.$G$3:.G650])" office:value-type="float" office:value="-3430.5" calcext:value-type="float">
            <text:p>-3430,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6900" calcext:value-type="float">
            <text:p>76900</text:p>
          </table:table-cell>
          <table:table-cell table:formula="of:=[.C651]-[.C650]" office:value-type="float" office:value="10" calcext:value-type="float">
            <text:p>10</text:p>
          </table:table-cell>
          <table:table-cell table:formula="of:=[.C651]-[.$C$2]" office:value-type="float" office:value="6475" calcext:value-type="float">
            <text:p>6475</text:p>
          </table:table-cell>
          <table:table-cell table:formula="of:=([.A651]+[.A650])/2" office:value-type="float" office:value="1" calcext:value-type="float">
            <text:p>1</text:p>
          </table:table-cell>
          <table:table-cell table:formula="of:=[.D651]*[.F651]" office:value-type="float" office:value="10" calcext:value-type="float">
            <text:p>10</text:p>
          </table:table-cell>
          <table:table-cell table:formula="of:=SUM([.$G$3:.G651])" office:value-type="float" office:value="-3420.5" calcext:value-type="float">
            <text:p>-3420,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76910" calcext:value-type="float">
            <text:p>76910</text:p>
          </table:table-cell>
          <table:table-cell table:formula="of:=[.C652]-[.C651]" office:value-type="float" office:value="10" calcext:value-type="float">
            <text:p>10</text:p>
          </table:table-cell>
          <table:table-cell table:formula="of:=[.C652]-[.$C$2]" office:value-type="float" office:value="6485" calcext:value-type="float">
            <text:p>6485</text:p>
          </table:table-cell>
          <table:table-cell table:formula="of:=([.A652]+[.A651])/2" office:value-type="float" office:value="-2.5" calcext:value-type="float">
            <text:p>-2,5</text:p>
          </table:table-cell>
          <table:table-cell table:formula="of:=[.D652]*[.F652]" office:value-type="float" office:value="-25" calcext:value-type="float">
            <text:p>-25</text:p>
          </table:table-cell>
          <table:table-cell table:formula="of:=SUM([.$G$3:.G652])" office:value-type="float" office:value="-3445.5" calcext:value-type="float">
            <text:p>-3445,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office:value-type="float" office:value="76919" calcext:value-type="float">
            <text:p>76919</text:p>
          </table:table-cell>
          <table:table-cell table:formula="of:=[.C653]-[.C652]" office:value-type="float" office:value="9" calcext:value-type="float">
            <text:p>9</text:p>
          </table:table-cell>
          <table:table-cell table:formula="of:=[.C653]-[.$C$2]" office:value-type="float" office:value="6494" calcext:value-type="float">
            <text:p>6494</text:p>
          </table:table-cell>
          <table:table-cell table:formula="of:=([.A653]+[.A652])/2" office:value-type="float" office:value="-4.5" calcext:value-type="float">
            <text:p>-4,5</text:p>
          </table:table-cell>
          <table:table-cell table:formula="of:=[.D653]*[.F653]" office:value-type="float" office:value="-40.5" calcext:value-type="float">
            <text:p>-40,5</text:p>
          </table:table-cell>
          <table:table-cell table:formula="of:=SUM([.$G$3:.G653])" office:value-type="float" office:value="-3486" calcext:value-type="float">
            <text:p>-348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76930" calcext:value-type="float">
            <text:p>76930</text:p>
          </table:table-cell>
          <table:table-cell table:formula="of:=[.C654]-[.C653]" office:value-type="float" office:value="11" calcext:value-type="float">
            <text:p>11</text:p>
          </table:table-cell>
          <table:table-cell table:formula="of:=[.C654]-[.$C$2]" office:value-type="float" office:value="6505" calcext:value-type="float">
            <text:p>6505</text:p>
          </table:table-cell>
          <table:table-cell table:formula="of:=([.A654]+[.A653])/2" office:value-type="float" office:value="-5.5" calcext:value-type="float">
            <text:p>-5,5</text:p>
          </table:table-cell>
          <table:table-cell table:formula="of:=[.D654]*[.F654]" office:value-type="float" office:value="-60.5" calcext:value-type="float">
            <text:p>-60,5</text:p>
          </table:table-cell>
          <table:table-cell table:formula="of:=SUM([.$G$3:.G654])" office:value-type="float" office:value="-3546.5" calcext:value-type="float">
            <text:p>-3546,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76940" calcext:value-type="float">
            <text:p>76940</text:p>
          </table:table-cell>
          <table:table-cell table:formula="of:=[.C655]-[.C654]" office:value-type="float" office:value="10" calcext:value-type="float">
            <text:p>10</text:p>
          </table:table-cell>
          <table:table-cell table:formula="of:=[.C655]-[.$C$2]" office:value-type="float" office:value="6515" calcext:value-type="float">
            <text:p>6515</text:p>
          </table:table-cell>
          <table:table-cell table:formula="of:=([.A655]+[.A654])/2" office:value-type="float" office:value="-5" calcext:value-type="float">
            <text:p>-5</text:p>
          </table:table-cell>
          <table:table-cell table:formula="of:=[.D655]*[.F655]" office:value-type="float" office:value="-50" calcext:value-type="float">
            <text:p>-50</text:p>
          </table:table-cell>
          <table:table-cell table:formula="of:=SUM([.$G$3:.G655])" office:value-type="float" office:value="-3596.5" calcext:value-type="float">
            <text:p>-3596,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6950" calcext:value-type="float">
            <text:p>76950</text:p>
          </table:table-cell>
          <table:table-cell table:formula="of:=[.C656]-[.C655]" office:value-type="float" office:value="10" calcext:value-type="float">
            <text:p>10</text:p>
          </table:table-cell>
          <table:table-cell table:formula="of:=[.C656]-[.$C$2]" office:value-type="float" office:value="6525" calcext:value-type="float">
            <text:p>6525</text:p>
          </table:table-cell>
          <table:table-cell table:formula="of:=([.A656]+[.A655])/2" office:value-type="float" office:value="-2.5" calcext:value-type="float">
            <text:p>-2,5</text:p>
          </table:table-cell>
          <table:table-cell table:formula="of:=[.D656]*[.F656]" office:value-type="float" office:value="-25" calcext:value-type="float">
            <text:p>-25</text:p>
          </table:table-cell>
          <table:table-cell table:formula="of:=SUM([.$G$3:.G656])" office:value-type="float" office:value="-3621.5" calcext:value-type="float">
            <text:p>-3621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6959" calcext:value-type="float">
            <text:p>76959</text:p>
          </table:table-cell>
          <table:table-cell table:formula="of:=[.C657]-[.C656]" office:value-type="float" office:value="9" calcext:value-type="float">
            <text:p>9</text:p>
          </table:table-cell>
          <table:table-cell table:formula="of:=[.C657]-[.$C$2]" office:value-type="float" office:value="6534" calcext:value-type="float">
            <text:p>6534</text:p>
          </table:table-cell>
          <table:table-cell table:formula="of:=([.A657]+[.A656])/2" office:value-type="float" office:value="-0.5" calcext:value-type="float">
            <text:p>-0,5</text:p>
          </table:table-cell>
          <table:table-cell table:formula="of:=[.D657]*[.F657]" office:value-type="float" office:value="-4.5" calcext:value-type="float">
            <text:p>-4,5</text:p>
          </table:table-cell>
          <table:table-cell table:formula="of:=SUM([.$G$3:.G657])" office:value-type="float" office:value="-3626" calcext:value-type="float">
            <text:p>-36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6969" calcext:value-type="float">
            <text:p>76969</text:p>
          </table:table-cell>
          <table:table-cell table:formula="of:=[.C658]-[.C657]" office:value-type="float" office:value="10" calcext:value-type="float">
            <text:p>10</text:p>
          </table:table-cell>
          <table:table-cell table:formula="of:=[.C658]-[.$C$2]" office:value-type="float" office:value="6544" calcext:value-type="float">
            <text:p>6544</text:p>
          </table:table-cell>
          <table:table-cell table:formula="of:=([.A658]+[.A657])/2" office:value-type="float" office:value="1" calcext:value-type="float">
            <text:p>1</text:p>
          </table:table-cell>
          <table:table-cell table:formula="of:=[.D658]*[.F658]" office:value-type="float" office:value="10" calcext:value-type="float">
            <text:p>10</text:p>
          </table:table-cell>
          <table:table-cell table:formula="of:=SUM([.$G$3:.G658])" office:value-type="float" office:value="-3616" calcext:value-type="float">
            <text:p>-3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6980" calcext:value-type="float">
            <text:p>76980</text:p>
          </table:table-cell>
          <table:table-cell table:formula="of:=[.C659]-[.C658]" office:value-type="float" office:value="11" calcext:value-type="float">
            <text:p>11</text:p>
          </table:table-cell>
          <table:table-cell table:formula="of:=[.C659]-[.$C$2]" office:value-type="float" office:value="6555" calcext:value-type="float">
            <text:p>6555</text:p>
          </table:table-cell>
          <table:table-cell table:formula="of:=([.A659]+[.A658])/2" office:value-type="float" office:value="2.5" calcext:value-type="float">
            <text:p>2,5</text:p>
          </table:table-cell>
          <table:table-cell table:formula="of:=[.D659]*[.F659]" office:value-type="float" office:value="27.5" calcext:value-type="float">
            <text:p>27,5</text:p>
          </table:table-cell>
          <table:table-cell table:formula="of:=SUM([.$G$3:.G659])" office:value-type="float" office:value="-3588.5" calcext:value-type="float">
            <text:p>-3588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6990" calcext:value-type="float">
            <text:p>76990</text:p>
          </table:table-cell>
          <table:table-cell table:formula="of:=[.C660]-[.C659]" office:value-type="float" office:value="10" calcext:value-type="float">
            <text:p>10</text:p>
          </table:table-cell>
          <table:table-cell table:formula="of:=[.C660]-[.$C$2]" office:value-type="float" office:value="6565" calcext:value-type="float">
            <text:p>6565</text:p>
          </table:table-cell>
          <table:table-cell table:formula="of:=([.A660]+[.A659])/2" office:value-type="float" office:value="3.5" calcext:value-type="float">
            <text:p>3,5</text:p>
          </table:table-cell>
          <table:table-cell table:formula="of:=[.D660]*[.F660]" office:value-type="float" office:value="35" calcext:value-type="float">
            <text:p>35</text:p>
          </table:table-cell>
          <table:table-cell table:formula="of:=SUM([.$G$3:.G660])" office:value-type="float" office:value="-3553.5" calcext:value-type="float">
            <text:p>-3553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76999" calcext:value-type="float">
            <text:p>76999</text:p>
          </table:table-cell>
          <table:table-cell table:formula="of:=[.C661]-[.C660]" office:value-type="float" office:value="9" calcext:value-type="float">
            <text:p>9</text:p>
          </table:table-cell>
          <table:table-cell table:formula="of:=[.C661]-[.$C$2]" office:value-type="float" office:value="6574" calcext:value-type="float">
            <text:p>6574</text:p>
          </table:table-cell>
          <table:table-cell table:formula="of:=([.A661]+[.A660])/2" office:value-type="float" office:value="4.5" calcext:value-type="float">
            <text:p>4,5</text:p>
          </table:table-cell>
          <table:table-cell table:formula="of:=[.D661]*[.F661]" office:value-type="float" office:value="40.5" calcext:value-type="float">
            <text:p>40,5</text:p>
          </table:table-cell>
          <table:table-cell table:formula="of:=SUM([.$G$3:.G661])" office:value-type="float" office:value="-3513" calcext:value-type="float">
            <text:p>-35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77009" calcext:value-type="float">
            <text:p>77009</text:p>
          </table:table-cell>
          <table:table-cell table:formula="of:=[.C662]-[.C661]" office:value-type="float" office:value="10" calcext:value-type="float">
            <text:p>10</text:p>
          </table:table-cell>
          <table:table-cell table:formula="of:=[.C662]-[.$C$2]" office:value-type="float" office:value="6584" calcext:value-type="float">
            <text:p>6584</text:p>
          </table:table-cell>
          <table:table-cell table:formula="of:=([.A662]+[.A661])/2" office:value-type="float" office:value="5" calcext:value-type="float">
            <text:p>5</text:p>
          </table:table-cell>
          <table:table-cell table:formula="of:=[.D662]*[.F662]" office:value-type="float" office:value="50" calcext:value-type="float">
            <text:p>50</text:p>
          </table:table-cell>
          <table:table-cell table:formula="of:=SUM([.$G$3:.G662])" office:value-type="float" office:value="-3463" calcext:value-type="float">
            <text:p>-34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7020" calcext:value-type="float">
            <text:p>77020</text:p>
          </table:table-cell>
          <table:table-cell table:formula="of:=[.C663]-[.C662]" office:value-type="float" office:value="11" calcext:value-type="float">
            <text:p>11</text:p>
          </table:table-cell>
          <table:table-cell table:formula="of:=[.C663]-[.$C$2]" office:value-type="float" office:value="6595" calcext:value-type="float">
            <text:p>6595</text:p>
          </table:table-cell>
          <table:table-cell table:formula="of:=([.A663]+[.A662])/2" office:value-type="float" office:value="5.5" calcext:value-type="float">
            <text:p>5,5</text:p>
          </table:table-cell>
          <table:table-cell table:formula="of:=[.D663]*[.F663]" office:value-type="float" office:value="60.5" calcext:value-type="float">
            <text:p>60,5</text:p>
          </table:table-cell>
          <table:table-cell table:formula="of:=SUM([.$G$3:.G663])" office:value-type="float" office:value="-3402.5" calcext:value-type="float">
            <text:p>-3402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7030" calcext:value-type="float">
            <text:p>77030</text:p>
          </table:table-cell>
          <table:table-cell table:formula="of:=[.C664]-[.C663]" office:value-type="float" office:value="10" calcext:value-type="float">
            <text:p>10</text:p>
          </table:table-cell>
          <table:table-cell table:formula="of:=[.C664]-[.$C$2]" office:value-type="float" office:value="6605" calcext:value-type="float">
            <text:p>6605</text:p>
          </table:table-cell>
          <table:table-cell table:formula="of:=([.A664]+[.A663])/2" office:value-type="float" office:value="7" calcext:value-type="float">
            <text:p>7</text:p>
          </table:table-cell>
          <table:table-cell table:formula="of:=[.D664]*[.F664]" office:value-type="float" office:value="70" calcext:value-type="float">
            <text:p>70</text:p>
          </table:table-cell>
          <table:table-cell table:formula="of:=SUM([.$G$3:.G664])" office:value-type="float" office:value="-3332.5" calcext:value-type="float">
            <text:p>-3332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7039" calcext:value-type="float">
            <text:p>77039</text:p>
          </table:table-cell>
          <table:table-cell table:formula="of:=[.C665]-[.C664]" office:value-type="float" office:value="9" calcext:value-type="float">
            <text:p>9</text:p>
          </table:table-cell>
          <table:table-cell table:formula="of:=[.C665]-[.$C$2]" office:value-type="float" office:value="6614" calcext:value-type="float">
            <text:p>6614</text:p>
          </table:table-cell>
          <table:table-cell table:formula="of:=([.A665]+[.A664])/2" office:value-type="float" office:value="8.5" calcext:value-type="float">
            <text:p>8,5</text:p>
          </table:table-cell>
          <table:table-cell table:formula="of:=[.D665]*[.F665]" office:value-type="float" office:value="76.5" calcext:value-type="float">
            <text:p>76,5</text:p>
          </table:table-cell>
          <table:table-cell table:formula="of:=SUM([.$G$3:.G665])" office:value-type="float" office:value="-3256" calcext:value-type="float">
            <text:p>-32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7049" calcext:value-type="float">
            <text:p>77049</text:p>
          </table:table-cell>
          <table:table-cell table:formula="of:=[.C666]-[.C665]" office:value-type="float" office:value="10" calcext:value-type="float">
            <text:p>10</text:p>
          </table:table-cell>
          <table:table-cell table:formula="of:=[.C666]-[.$C$2]" office:value-type="float" office:value="6624" calcext:value-type="float">
            <text:p>6624</text:p>
          </table:table-cell>
          <table:table-cell table:formula="of:=([.A666]+[.A665])/2" office:value-type="float" office:value="9" calcext:value-type="float">
            <text:p>9</text:p>
          </table:table-cell>
          <table:table-cell table:formula="of:=[.D666]*[.F666]" office:value-type="float" office:value="90" calcext:value-type="float">
            <text:p>90</text:p>
          </table:table-cell>
          <table:table-cell table:formula="of:=SUM([.$G$3:.G666])" office:value-type="float" office:value="-3166" calcext:value-type="float">
            <text:p>-31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7060" calcext:value-type="float">
            <text:p>77060</text:p>
          </table:table-cell>
          <table:table-cell table:formula="of:=[.C667]-[.C666]" office:value-type="float" office:value="11" calcext:value-type="float">
            <text:p>11</text:p>
          </table:table-cell>
          <table:table-cell table:formula="of:=[.C667]-[.$C$2]" office:value-type="float" office:value="6635" calcext:value-type="float">
            <text:p>6635</text:p>
          </table:table-cell>
          <table:table-cell table:formula="of:=([.A667]+[.A666])/2" office:value-type="float" office:value="9.5" calcext:value-type="float">
            <text:p>9,5</text:p>
          </table:table-cell>
          <table:table-cell table:formula="of:=[.D667]*[.F667]" office:value-type="float" office:value="104.5" calcext:value-type="float">
            <text:p>104,5</text:p>
          </table:table-cell>
          <table:table-cell table:formula="of:=SUM([.$G$3:.G667])" office:value-type="float" office:value="-3061.5" calcext:value-type="float">
            <text:p>-3061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7070" calcext:value-type="float">
            <text:p>77070</text:p>
          </table:table-cell>
          <table:table-cell table:formula="of:=[.C668]-[.C667]" office:value-type="float" office:value="10" calcext:value-type="float">
            <text:p>10</text:p>
          </table:table-cell>
          <table:table-cell table:formula="of:=[.C668]-[.$C$2]" office:value-type="float" office:value="6645" calcext:value-type="float">
            <text:p>6645</text:p>
          </table:table-cell>
          <table:table-cell table:formula="of:=([.A668]+[.A667])/2" office:value-type="float" office:value="9.5" calcext:value-type="float">
            <text:p>9,5</text:p>
          </table:table-cell>
          <table:table-cell table:formula="of:=[.D668]*[.F668]" office:value-type="float" office:value="95" calcext:value-type="float">
            <text:p>95</text:p>
          </table:table-cell>
          <table:table-cell table:formula="of:=SUM([.$G$3:.G668])" office:value-type="float" office:value="-2966.5" calcext:value-type="float">
            <text:p>-2966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7080" calcext:value-type="float">
            <text:p>77080</text:p>
          </table:table-cell>
          <table:table-cell table:formula="of:=[.C669]-[.C668]" office:value-type="float" office:value="10" calcext:value-type="float">
            <text:p>10</text:p>
          </table:table-cell>
          <table:table-cell table:formula="of:=[.C669]-[.$C$2]" office:value-type="float" office:value="6655" calcext:value-type="float">
            <text:p>6655</text:p>
          </table:table-cell>
          <table:table-cell table:formula="of:=([.A669]+[.A668])/2" office:value-type="float" office:value="8" calcext:value-type="float">
            <text:p>8</text:p>
          </table:table-cell>
          <table:table-cell table:formula="of:=[.D669]*[.F669]" office:value-type="float" office:value="80" calcext:value-type="float">
            <text:p>80</text:p>
          </table:table-cell>
          <table:table-cell table:formula="of:=SUM([.$G$3:.G669])" office:value-type="float" office:value="-2886.5" calcext:value-type="float">
            <text:p>-2886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7089" calcext:value-type="float">
            <text:p>77089</text:p>
          </table:table-cell>
          <table:table-cell table:formula="of:=[.C670]-[.C669]" office:value-type="float" office:value="9" calcext:value-type="float">
            <text:p>9</text:p>
          </table:table-cell>
          <table:table-cell table:formula="of:=[.C670]-[.$C$2]" office:value-type="float" office:value="6664" calcext:value-type="float">
            <text:p>6664</text:p>
          </table:table-cell>
          <table:table-cell table:formula="of:=([.A670]+[.A669])/2" office:value-type="float" office:value="6.5" calcext:value-type="float">
            <text:p>6,5</text:p>
          </table:table-cell>
          <table:table-cell table:formula="of:=[.D670]*[.F670]" office:value-type="float" office:value="58.5" calcext:value-type="float">
            <text:p>58,5</text:p>
          </table:table-cell>
          <table:table-cell table:formula="of:=SUM([.$G$3:.G670])" office:value-type="float" office:value="-2828" calcext:value-type="float">
            <text:p>-28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7100" calcext:value-type="float">
            <text:p>77100</text:p>
          </table:table-cell>
          <table:table-cell table:formula="of:=[.C671]-[.C670]" office:value-type="float" office:value="11" calcext:value-type="float">
            <text:p>11</text:p>
          </table:table-cell>
          <table:table-cell table:formula="of:=[.C671]-[.$C$2]" office:value-type="float" office:value="6675" calcext:value-type="float">
            <text:p>6675</text:p>
          </table:table-cell>
          <table:table-cell table:formula="of:=([.A671]+[.A670])/2" office:value-type="float" office:value="5" calcext:value-type="float">
            <text:p>5</text:p>
          </table:table-cell>
          <table:table-cell table:formula="of:=[.D671]*[.F671]" office:value-type="float" office:value="55" calcext:value-type="float">
            <text:p>55</text:p>
          </table:table-cell>
          <table:table-cell table:formula="of:=SUM([.$G$3:.G671])" office:value-type="float" office:value="-2773" calcext:value-type="float">
            <text:p>-27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7110" calcext:value-type="float">
            <text:p>77110</text:p>
          </table:table-cell>
          <table:table-cell table:formula="of:=[.C672]-[.C671]" office:value-type="float" office:value="10" calcext:value-type="float">
            <text:p>10</text:p>
          </table:table-cell>
          <table:table-cell table:formula="of:=[.C672]-[.$C$2]" office:value-type="float" office:value="6685" calcext:value-type="float">
            <text:p>6685</text:p>
          </table:table-cell>
          <table:table-cell table:formula="of:=([.A672]+[.A671])/2" office:value-type="float" office:value="3.5" calcext:value-type="float">
            <text:p>3,5</text:p>
          </table:table-cell>
          <table:table-cell table:formula="of:=[.D672]*[.F672]" office:value-type="float" office:value="35" calcext:value-type="float">
            <text:p>35</text:p>
          </table:table-cell>
          <table:table-cell table:formula="of:=SUM([.$G$3:.G672])" office:value-type="float" office:value="-2738" calcext:value-type="float">
            <text:p>-27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7120" calcext:value-type="float">
            <text:p>77120</text:p>
          </table:table-cell>
          <table:table-cell table:formula="of:=[.C673]-[.C672]" office:value-type="float" office:value="10" calcext:value-type="float">
            <text:p>10</text:p>
          </table:table-cell>
          <table:table-cell table:formula="of:=[.C673]-[.$C$2]" office:value-type="float" office:value="6695" calcext:value-type="float">
            <text:p>6695</text:p>
          </table:table-cell>
          <table:table-cell table:formula="of:=([.A673]+[.A672])/2" office:value-type="float" office:value="2" calcext:value-type="float">
            <text:p>2</text:p>
          </table:table-cell>
          <table:table-cell table:formula="of:=[.D673]*[.F673]" office:value-type="float" office:value="20" calcext:value-type="float">
            <text:p>20</text:p>
          </table:table-cell>
          <table:table-cell table:formula="of:=SUM([.$G$3:.G673])" office:value-type="float" office:value="-2718" calcext:value-type="float">
            <text:p>-27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129" calcext:value-type="float">
            <text:p>77129</text:p>
          </table:table-cell>
          <table:table-cell table:formula="of:=[.C674]-[.C673]" office:value-type="float" office:value="9" calcext:value-type="float">
            <text:p>9</text:p>
          </table:table-cell>
          <table:table-cell table:formula="of:=[.C674]-[.$C$2]" office:value-type="float" office:value="6704" calcext:value-type="float">
            <text:p>6704</text:p>
          </table:table-cell>
          <table:table-cell table:formula="of:=([.A674]+[.A673])/2" office:value-type="float" office:value="0.5" calcext:value-type="float">
            <text:p>0,5</text:p>
          </table:table-cell>
          <table:table-cell table:formula="of:=[.D674]*[.F674]" office:value-type="float" office:value="4.5" calcext:value-type="float">
            <text:p>4,5</text:p>
          </table:table-cell>
          <table:table-cell table:formula="of:=SUM([.$G$3:.G674])" office:value-type="float" office:value="-2713.5" calcext:value-type="float">
            <text:p>-2713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139" calcext:value-type="float">
            <text:p>77139</text:p>
          </table:table-cell>
          <table:table-cell table:formula="of:=[.C675]-[.C674]" office:value-type="float" office:value="10" calcext:value-type="float">
            <text:p>10</text:p>
          </table:table-cell>
          <table:table-cell table:formula="of:=[.C675]-[.$C$2]" office:value-type="float" office:value="6714" calcext:value-type="float">
            <text:p>6714</text:p>
          </table:table-cell>
          <table:table-cell table:formula="of:=([.A675]+[.A674])/2" office:value-type="float" office:value="0" calcext:value-type="float">
            <text:p>0</text:p>
          </table:table-cell>
          <table:table-cell table:formula="of:=[.D675]*[.F675]" office:value-type="float" office:value="0" calcext:value-type="float">
            <text:p>0</text:p>
          </table:table-cell>
          <table:table-cell table:formula="of:=SUM([.$G$3:.G675])" office:value-type="float" office:value="-2713.5" calcext:value-type="float">
            <text:p>-2713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150" calcext:value-type="float">
            <text:p>77150</text:p>
          </table:table-cell>
          <table:table-cell table:formula="of:=[.C676]-[.C675]" office:value-type="float" office:value="11" calcext:value-type="float">
            <text:p>11</text:p>
          </table:table-cell>
          <table:table-cell table:formula="of:=[.C676]-[.$C$2]" office:value-type="float" office:value="6725" calcext:value-type="float">
            <text:p>6725</text:p>
          </table:table-cell>
          <table:table-cell table:formula="of:=([.A676]+[.A675])/2" office:value-type="float" office:value="0" calcext:value-type="float">
            <text:p>0</text:p>
          </table:table-cell>
          <table:table-cell table:formula="of:=[.D676]*[.F676]" office:value-type="float" office:value="0" calcext:value-type="float">
            <text:p>0</text:p>
          </table:table-cell>
          <table:table-cell table:formula="of:=SUM([.$G$3:.G676])" office:value-type="float" office:value="-2713.5" calcext:value-type="float">
            <text:p>-2713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160" calcext:value-type="float">
            <text:p>77160</text:p>
          </table:table-cell>
          <table:table-cell table:formula="of:=[.C677]-[.C676]" office:value-type="float" office:value="10" calcext:value-type="float">
            <text:p>10</text:p>
          </table:table-cell>
          <table:table-cell table:formula="of:=[.C677]-[.$C$2]" office:value-type="float" office:value="6735" calcext:value-type="float">
            <text:p>6735</text:p>
          </table:table-cell>
          <table:table-cell table:formula="of:=([.A677]+[.A676])/2" office:value-type="float" office:value="0" calcext:value-type="float">
            <text:p>0</text:p>
          </table:table-cell>
          <table:table-cell table:formula="of:=[.D677]*[.F677]" office:value-type="float" office:value="0" calcext:value-type="float">
            <text:p>0</text:p>
          </table:table-cell>
          <table:table-cell table:formula="of:=SUM([.$G$3:.G677])" office:value-type="float" office:value="-2713.5" calcext:value-type="float">
            <text:p>-2713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7169" calcext:value-type="float">
            <text:p>77169</text:p>
          </table:table-cell>
          <table:table-cell table:formula="of:=[.C678]-[.C677]" office:value-type="float" office:value="9" calcext:value-type="float">
            <text:p>9</text:p>
          </table:table-cell>
          <table:table-cell table:formula="of:=[.C678]-[.$C$2]" office:value-type="float" office:value="6744" calcext:value-type="float">
            <text:p>6744</text:p>
          </table:table-cell>
          <table:table-cell table:formula="of:=([.A678]+[.A677])/2" office:value-type="float" office:value="0.5" calcext:value-type="float">
            <text:p>0,5</text:p>
          </table:table-cell>
          <table:table-cell table:formula="of:=[.D678]*[.F678]" office:value-type="float" office:value="4.5" calcext:value-type="float">
            <text:p>4,5</text:p>
          </table:table-cell>
          <table:table-cell table:formula="of:=SUM([.$G$3:.G678])" office:value-type="float" office:value="-2709" calcext:value-type="float">
            <text:p>-27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7179" calcext:value-type="float">
            <text:p>77179</text:p>
          </table:table-cell>
          <table:table-cell table:formula="of:=[.C679]-[.C678]" office:value-type="float" office:value="10" calcext:value-type="float">
            <text:p>10</text:p>
          </table:table-cell>
          <table:table-cell table:formula="of:=[.C679]-[.$C$2]" office:value-type="float" office:value="6754" calcext:value-type="float">
            <text:p>6754</text:p>
          </table:table-cell>
          <table:table-cell table:formula="of:=([.A679]+[.A678])/2" office:value-type="float" office:value="2" calcext:value-type="float">
            <text:p>2</text:p>
          </table:table-cell>
          <table:table-cell table:formula="of:=[.D679]*[.F679]" office:value-type="float" office:value="20" calcext:value-type="float">
            <text:p>20</text:p>
          </table:table-cell>
          <table:table-cell table:formula="of:=SUM([.$G$3:.G679])" office:value-type="float" office:value="-2689" calcext:value-type="float">
            <text:p>-26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7190" calcext:value-type="float">
            <text:p>77190</text:p>
          </table:table-cell>
          <table:table-cell table:formula="of:=[.C680]-[.C679]" office:value-type="float" office:value="11" calcext:value-type="float">
            <text:p>11</text:p>
          </table:table-cell>
          <table:table-cell table:formula="of:=[.C680]-[.$C$2]" office:value-type="float" office:value="6765" calcext:value-type="float">
            <text:p>6765</text:p>
          </table:table-cell>
          <table:table-cell table:formula="of:=([.A680]+[.A679])/2" office:value-type="float" office:value="3.5" calcext:value-type="float">
            <text:p>3,5</text:p>
          </table:table-cell>
          <table:table-cell table:formula="of:=[.D680]*[.F680]" office:value-type="float" office:value="38.5" calcext:value-type="float">
            <text:p>38,5</text:p>
          </table:table-cell>
          <table:table-cell table:formula="of:=SUM([.$G$3:.G680])" office:value-type="float" office:value="-2650.5" calcext:value-type="float">
            <text:p>-2650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7199" calcext:value-type="float">
            <text:p>77199</text:p>
          </table:table-cell>
          <table:table-cell table:formula="of:=[.C681]-[.C680]" office:value-type="float" office:value="9" calcext:value-type="float">
            <text:p>9</text:p>
          </table:table-cell>
          <table:table-cell table:formula="of:=[.C681]-[.$C$2]" office:value-type="float" office:value="6774" calcext:value-type="float">
            <text:p>6774</text:p>
          </table:table-cell>
          <table:table-cell table:formula="of:=([.A681]+[.A680])/2" office:value-type="float" office:value="5" calcext:value-type="float">
            <text:p>5</text:p>
          </table:table-cell>
          <table:table-cell table:formula="of:=[.D681]*[.F681]" office:value-type="float" office:value="45" calcext:value-type="float">
            <text:p>45</text:p>
          </table:table-cell>
          <table:table-cell table:formula="of:=SUM([.$G$3:.G681])" office:value-type="float" office:value="-2605.5" calcext:value-type="float">
            <text:p>-2605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7209" calcext:value-type="float">
            <text:p>77209</text:p>
          </table:table-cell>
          <table:table-cell table:formula="of:=[.C682]-[.C681]" office:value-type="float" office:value="10" calcext:value-type="float">
            <text:p>10</text:p>
          </table:table-cell>
          <table:table-cell table:formula="of:=[.C682]-[.$C$2]" office:value-type="float" office:value="6784" calcext:value-type="float">
            <text:p>6784</text:p>
          </table:table-cell>
          <table:table-cell table:formula="of:=([.A682]+[.A681])/2" office:value-type="float" office:value="6.5" calcext:value-type="float">
            <text:p>6,5</text:p>
          </table:table-cell>
          <table:table-cell table:formula="of:=[.D682]*[.F682]" office:value-type="float" office:value="65" calcext:value-type="float">
            <text:p>65</text:p>
          </table:table-cell>
          <table:table-cell table:formula="of:=SUM([.$G$3:.G682])" office:value-type="float" office:value="-2540.5" calcext:value-type="float">
            <text:p>-2540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7219" calcext:value-type="float">
            <text:p>77219</text:p>
          </table:table-cell>
          <table:table-cell table:formula="of:=[.C683]-[.C682]" office:value-type="float" office:value="10" calcext:value-type="float">
            <text:p>10</text:p>
          </table:table-cell>
          <table:table-cell table:formula="of:=[.C683]-[.$C$2]" office:value-type="float" office:value="6794" calcext:value-type="float">
            <text:p>6794</text:p>
          </table:table-cell>
          <table:table-cell table:formula="of:=([.A683]+[.A682])/2" office:value-type="float" office:value="7.5" calcext:value-type="float">
            <text:p>7,5</text:p>
          </table:table-cell>
          <table:table-cell table:formula="of:=[.D683]*[.F683]" office:value-type="float" office:value="75" calcext:value-type="float">
            <text:p>75</text:p>
          </table:table-cell>
          <table:table-cell table:formula="of:=SUM([.$G$3:.G683])" office:value-type="float" office:value="-2465.5" calcext:value-type="float">
            <text:p>-2465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7230" calcext:value-type="float">
            <text:p>77230</text:p>
          </table:table-cell>
          <table:table-cell table:formula="of:=[.C684]-[.C683]" office:value-type="float" office:value="11" calcext:value-type="float">
            <text:p>11</text:p>
          </table:table-cell>
          <table:table-cell table:formula="of:=[.C684]-[.$C$2]" office:value-type="float" office:value="6805" calcext:value-type="float">
            <text:p>6805</text:p>
          </table:table-cell>
          <table:table-cell table:formula="of:=([.A684]+[.A683])/2" office:value-type="float" office:value="8.5" calcext:value-type="float">
            <text:p>8,5</text:p>
          </table:table-cell>
          <table:table-cell table:formula="of:=[.D684]*[.F684]" office:value-type="float" office:value="93.5" calcext:value-type="float">
            <text:p>93,5</text:p>
          </table:table-cell>
          <table:table-cell table:formula="of:=SUM([.$G$3:.G684])" office:value-type="float" office:value="-2372" calcext:value-type="float">
            <text:p>-23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7240" calcext:value-type="float">
            <text:p>77240</text:p>
          </table:table-cell>
          <table:table-cell table:formula="of:=[.C685]-[.C684]" office:value-type="float" office:value="10" calcext:value-type="float">
            <text:p>10</text:p>
          </table:table-cell>
          <table:table-cell table:formula="of:=[.C685]-[.$C$2]" office:value-type="float" office:value="6815" calcext:value-type="float">
            <text:p>6815</text:p>
          </table:table-cell>
          <table:table-cell table:formula="of:=([.A685]+[.A684])/2" office:value-type="float" office:value="8.5" calcext:value-type="float">
            <text:p>8,5</text:p>
          </table:table-cell>
          <table:table-cell table:formula="of:=[.D685]*[.F685]" office:value-type="float" office:value="85" calcext:value-type="float">
            <text:p>85</text:p>
          </table:table-cell>
          <table:table-cell table:formula="of:=SUM([.$G$3:.G685])" office:value-type="float" office:value="-2287" calcext:value-type="float">
            <text:p>-22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7249" calcext:value-type="float">
            <text:p>77249</text:p>
          </table:table-cell>
          <table:table-cell table:formula="of:=[.C686]-[.C685]" office:value-type="float" office:value="9" calcext:value-type="float">
            <text:p>9</text:p>
          </table:table-cell>
          <table:table-cell table:formula="of:=[.C686]-[.$C$2]" office:value-type="float" office:value="6824" calcext:value-type="float">
            <text:p>6824</text:p>
          </table:table-cell>
          <table:table-cell table:formula="of:=([.A686]+[.A685])/2" office:value-type="float" office:value="7.5" calcext:value-type="float">
            <text:p>7,5</text:p>
          </table:table-cell>
          <table:table-cell table:formula="of:=[.D686]*[.F686]" office:value-type="float" office:value="67.5" calcext:value-type="float">
            <text:p>67,5</text:p>
          </table:table-cell>
          <table:table-cell table:formula="of:=SUM([.$G$3:.G686])" office:value-type="float" office:value="-2219.5" calcext:value-type="float">
            <text:p>-2219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7259" calcext:value-type="float">
            <text:p>77259</text:p>
          </table:table-cell>
          <table:table-cell table:formula="of:=[.C687]-[.C686]" office:value-type="float" office:value="10" calcext:value-type="float">
            <text:p>10</text:p>
          </table:table-cell>
          <table:table-cell table:formula="of:=[.C687]-[.$C$2]" office:value-type="float" office:value="6834" calcext:value-type="float">
            <text:p>6834</text:p>
          </table:table-cell>
          <table:table-cell table:formula="of:=([.A687]+[.A686])/2" office:value-type="float" office:value="7" calcext:value-type="float">
            <text:p>7</text:p>
          </table:table-cell>
          <table:table-cell table:formula="of:=[.D687]*[.F687]" office:value-type="float" office:value="70" calcext:value-type="float">
            <text:p>70</text:p>
          </table:table-cell>
          <table:table-cell table:formula="of:=SUM([.$G$3:.G687])" office:value-type="float" office:value="-2149.5" calcext:value-type="float">
            <text:p>-2149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77270" calcext:value-type="float">
            <text:p>77270</text:p>
          </table:table-cell>
          <table:table-cell table:formula="of:=[.C688]-[.C687]" office:value-type="float" office:value="11" calcext:value-type="float">
            <text:p>11</text:p>
          </table:table-cell>
          <table:table-cell table:formula="of:=[.C688]-[.$C$2]" office:value-type="float" office:value="6845" calcext:value-type="float">
            <text:p>6845</text:p>
          </table:table-cell>
          <table:table-cell table:formula="of:=([.A688]+[.A687])/2" office:value-type="float" office:value="6" calcext:value-type="float">
            <text:p>6</text:p>
          </table:table-cell>
          <table:table-cell table:formula="of:=[.D688]*[.F688]" office:value-type="float" office:value="66" calcext:value-type="float">
            <text:p>66</text:p>
          </table:table-cell>
          <table:table-cell table:formula="of:=SUM([.$G$3:.G688])" office:value-type="float" office:value="-2083.5" calcext:value-type="float">
            <text:p>-2083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77280" calcext:value-type="float">
            <text:p>77280</text:p>
          </table:table-cell>
          <table:table-cell table:formula="of:=[.C689]-[.C688]" office:value-type="float" office:value="10" calcext:value-type="float">
            <text:p>10</text:p>
          </table:table-cell>
          <table:table-cell table:formula="of:=[.C689]-[.$C$2]" office:value-type="float" office:value="6855" calcext:value-type="float">
            <text:p>6855</text:p>
          </table:table-cell>
          <table:table-cell table:formula="of:=([.A689]+[.A688])/2" office:value-type="float" office:value="5" calcext:value-type="float">
            <text:p>5</text:p>
          </table:table-cell>
          <table:table-cell table:formula="of:=[.D689]*[.F689]" office:value-type="float" office:value="50" calcext:value-type="float">
            <text:p>50</text:p>
          </table:table-cell>
          <table:table-cell table:formula="of:=SUM([.$G$3:.G689])" office:value-type="float" office:value="-2033.5" calcext:value-type="float">
            <text:p>-203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7289" calcext:value-type="float">
            <text:p>77289</text:p>
          </table:table-cell>
          <table:table-cell table:formula="of:=[.C690]-[.C689]" office:value-type="float" office:value="9" calcext:value-type="float">
            <text:p>9</text:p>
          </table:table-cell>
          <table:table-cell table:formula="of:=[.C690]-[.$C$2]" office:value-type="float" office:value="6864" calcext:value-type="float">
            <text:p>6864</text:p>
          </table:table-cell>
          <table:table-cell table:formula="of:=([.A690]+[.A689])/2" office:value-type="float" office:value="4.5" calcext:value-type="float">
            <text:p>4,5</text:p>
          </table:table-cell>
          <table:table-cell table:formula="of:=[.D690]*[.F690]" office:value-type="float" office:value="40.5" calcext:value-type="float">
            <text:p>40,5</text:p>
          </table:table-cell>
          <table:table-cell table:formula="of:=SUM([.$G$3:.G690])" office:value-type="float" office:value="-1993" calcext:value-type="float">
            <text:p>-19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7299" calcext:value-type="float">
            <text:p>77299</text:p>
          </table:table-cell>
          <table:table-cell table:formula="of:=[.C691]-[.C690]" office:value-type="float" office:value="10" calcext:value-type="float">
            <text:p>10</text:p>
          </table:table-cell>
          <table:table-cell table:formula="of:=[.C691]-[.$C$2]" office:value-type="float" office:value="6874" calcext:value-type="float">
            <text:p>6874</text:p>
          </table:table-cell>
          <table:table-cell table:formula="of:=([.A691]+[.A690])/2" office:value-type="float" office:value="2.5" calcext:value-type="float">
            <text:p>2,5</text:p>
          </table:table-cell>
          <table:table-cell table:formula="of:=[.D691]*[.F691]" office:value-type="float" office:value="25" calcext:value-type="float">
            <text:p>25</text:p>
          </table:table-cell>
          <table:table-cell table:formula="of:=SUM([.$G$3:.G691])" office:value-type="float" office:value="-1968" calcext:value-type="float">
            <text:p>-19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7309" calcext:value-type="float">
            <text:p>77309</text:p>
          </table:table-cell>
          <table:table-cell table:formula="of:=[.C692]-[.C691]" office:value-type="float" office:value="10" calcext:value-type="float">
            <text:p>10</text:p>
          </table:table-cell>
          <table:table-cell table:formula="of:=[.C692]-[.$C$2]" office:value-type="float" office:value="6884" calcext:value-type="float">
            <text:p>6884</text:p>
          </table:table-cell>
          <table:table-cell table:formula="of:=([.A692]+[.A691])/2" office:value-type="float" office:value="1" calcext:value-type="float">
            <text:p>1</text:p>
          </table:table-cell>
          <table:table-cell table:formula="of:=[.D692]*[.F692]" office:value-type="float" office:value="10" calcext:value-type="float">
            <text:p>10</text:p>
          </table:table-cell>
          <table:table-cell table:formula="of:=SUM([.$G$3:.G692])" office:value-type="float" office:value="-1958" calcext:value-type="float">
            <text:p>-1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320" calcext:value-type="float">
            <text:p>77320</text:p>
          </table:table-cell>
          <table:table-cell table:formula="of:=[.C693]-[.C692]" office:value-type="float" office:value="11" calcext:value-type="float">
            <text:p>11</text:p>
          </table:table-cell>
          <table:table-cell table:formula="of:=[.C693]-[.$C$2]" office:value-type="float" office:value="6895" calcext:value-type="float">
            <text:p>6895</text:p>
          </table:table-cell>
          <table:table-cell table:formula="of:=([.A693]+[.A692])/2" office:value-type="float" office:value="0.5" calcext:value-type="float">
            <text:p>0,5</text:p>
          </table:table-cell>
          <table:table-cell table:formula="of:=[.D693]*[.F693]" office:value-type="float" office:value="5.5" calcext:value-type="float">
            <text:p>5,5</text:p>
          </table:table-cell>
          <table:table-cell table:formula="of:=SUM([.$G$3:.G693])" office:value-type="float" office:value="-1952.5" calcext:value-type="float">
            <text:p>-1952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329" calcext:value-type="float">
            <text:p>77329</text:p>
          </table:table-cell>
          <table:table-cell table:formula="of:=[.C694]-[.C693]" office:value-type="float" office:value="9" calcext:value-type="float">
            <text:p>9</text:p>
          </table:table-cell>
          <table:table-cell table:formula="of:=[.C694]-[.$C$2]" office:value-type="float" office:value="6904" calcext:value-type="float">
            <text:p>6904</text:p>
          </table:table-cell>
          <table:table-cell table:formula="of:=([.A694]+[.A693])/2" office:value-type="float" office:value="0" calcext:value-type="float">
            <text:p>0</text:p>
          </table:table-cell>
          <table:table-cell table:formula="of:=[.D694]*[.F694]" office:value-type="float" office:value="0" calcext:value-type="float">
            <text:p>0</text:p>
          </table:table-cell>
          <table:table-cell table:formula="of:=SUM([.$G$3:.G694])" office:value-type="float" office:value="-1952.5" calcext:value-type="float">
            <text:p>-1952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339" calcext:value-type="float">
            <text:p>77339</text:p>
          </table:table-cell>
          <table:table-cell table:formula="of:=[.C695]-[.C694]" office:value-type="float" office:value="10" calcext:value-type="float">
            <text:p>10</text:p>
          </table:table-cell>
          <table:table-cell table:formula="of:=[.C695]-[.$C$2]" office:value-type="float" office:value="6914" calcext:value-type="float">
            <text:p>6914</text:p>
          </table:table-cell>
          <table:table-cell table:formula="of:=([.A695]+[.A694])/2" office:value-type="float" office:value="0" calcext:value-type="float">
            <text:p>0</text:p>
          </table:table-cell>
          <table:table-cell table:formula="of:=[.D695]*[.F695]" office:value-type="float" office:value="0" calcext:value-type="float">
            <text:p>0</text:p>
          </table:table-cell>
          <table:table-cell table:formula="of:=SUM([.$G$3:.G695])" office:value-type="float" office:value="-1952.5" calcext:value-type="float">
            <text:p>-1952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349" calcext:value-type="float">
            <text:p>77349</text:p>
          </table:table-cell>
          <table:table-cell table:formula="of:=[.C696]-[.C695]" office:value-type="float" office:value="10" calcext:value-type="float">
            <text:p>10</text:p>
          </table:table-cell>
          <table:table-cell table:formula="of:=[.C696]-[.$C$2]" office:value-type="float" office:value="6924" calcext:value-type="float">
            <text:p>6924</text:p>
          </table:table-cell>
          <table:table-cell table:formula="of:=([.A696]+[.A695])/2" office:value-type="float" office:value="0" calcext:value-type="float">
            <text:p>0</text:p>
          </table:table-cell>
          <table:table-cell table:formula="of:=[.D696]*[.F696]" office:value-type="float" office:value="0" calcext:value-type="float">
            <text:p>0</text:p>
          </table:table-cell>
          <table:table-cell table:formula="of:=SUM([.$G$3:.G696])" office:value-type="float" office:value="-1952.5" calcext:value-type="float">
            <text:p>-195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7360" calcext:value-type="float">
            <text:p>77360</text:p>
          </table:table-cell>
          <table:table-cell table:formula="of:=[.C697]-[.C696]" office:value-type="float" office:value="11" calcext:value-type="float">
            <text:p>11</text:p>
          </table:table-cell>
          <table:table-cell table:formula="of:=[.C697]-[.$C$2]" office:value-type="float" office:value="6935" calcext:value-type="float">
            <text:p>6935</text:p>
          </table:table-cell>
          <table:table-cell table:formula="of:=([.A697]+[.A696])/2" office:value-type="float" office:value="1" calcext:value-type="float">
            <text:p>1</text:p>
          </table:table-cell>
          <table:table-cell table:formula="of:=[.D697]*[.F697]" office:value-type="float" office:value="11" calcext:value-type="float">
            <text:p>11</text:p>
          </table:table-cell>
          <table:table-cell table:formula="of:=SUM([.$G$3:.G697])" office:value-type="float" office:value="-1941.5" calcext:value-type="float">
            <text:p>-1941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7370" calcext:value-type="float">
            <text:p>77370</text:p>
          </table:table-cell>
          <table:table-cell table:formula="of:=[.C698]-[.C697]" office:value-type="float" office:value="10" calcext:value-type="float">
            <text:p>10</text:p>
          </table:table-cell>
          <table:table-cell table:formula="of:=[.C698]-[.$C$2]" office:value-type="float" office:value="6945" calcext:value-type="float">
            <text:p>6945</text:p>
          </table:table-cell>
          <table:table-cell table:formula="of:=([.A698]+[.A697])/2" office:value-type="float" office:value="2" calcext:value-type="float">
            <text:p>2</text:p>
          </table:table-cell>
          <table:table-cell table:formula="of:=[.D698]*[.F698]" office:value-type="float" office:value="20" calcext:value-type="float">
            <text:p>20</text:p>
          </table:table-cell>
          <table:table-cell table:formula="of:=SUM([.$G$3:.G698])" office:value-type="float" office:value="-1921.5" calcext:value-type="float">
            <text:p>-1921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7379" calcext:value-type="float">
            <text:p>77379</text:p>
          </table:table-cell>
          <table:table-cell table:formula="of:=[.C699]-[.C698]" office:value-type="float" office:value="9" calcext:value-type="float">
            <text:p>9</text:p>
          </table:table-cell>
          <table:table-cell table:formula="of:=[.C699]-[.$C$2]" office:value-type="float" office:value="6954" calcext:value-type="float">
            <text:p>6954</text:p>
          </table:table-cell>
          <table:table-cell table:formula="of:=([.A699]+[.A698])/2" office:value-type="float" office:value="1.5" calcext:value-type="float">
            <text:p>1,5</text:p>
          </table:table-cell>
          <table:table-cell table:formula="of:=[.D699]*[.F699]" office:value-type="float" office:value="13.5" calcext:value-type="float">
            <text:p>13,5</text:p>
          </table:table-cell>
          <table:table-cell table:formula="of:=SUM([.$G$3:.G699])" office:value-type="float" office:value="-1908" calcext:value-type="float">
            <text:p>-19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7389" calcext:value-type="float">
            <text:p>77389</text:p>
          </table:table-cell>
          <table:table-cell table:formula="of:=[.C700]-[.C699]" office:value-type="float" office:value="10" calcext:value-type="float">
            <text:p>10</text:p>
          </table:table-cell>
          <table:table-cell table:formula="of:=[.C700]-[.$C$2]" office:value-type="float" office:value="6964" calcext:value-type="float">
            <text:p>6964</text:p>
          </table:table-cell>
          <table:table-cell table:formula="of:=([.A700]+[.A699])/2" office:value-type="float" office:value="1" calcext:value-type="float">
            <text:p>1</text:p>
          </table:table-cell>
          <table:table-cell table:formula="of:=[.D700]*[.F700]" office:value-type="float" office:value="10" calcext:value-type="float">
            <text:p>10</text:p>
          </table:table-cell>
          <table:table-cell table:formula="of:=SUM([.$G$3:.G700])" office:value-type="float" office:value="-1898" calcext:value-type="float">
            <text:p>-1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400" calcext:value-type="float">
            <text:p>77400</text:p>
          </table:table-cell>
          <table:table-cell table:formula="of:=[.C701]-[.C700]" office:value-type="float" office:value="11" calcext:value-type="float">
            <text:p>11</text:p>
          </table:table-cell>
          <table:table-cell table:formula="of:=[.C701]-[.$C$2]" office:value-type="float" office:value="6975" calcext:value-type="float">
            <text:p>6975</text:p>
          </table:table-cell>
          <table:table-cell table:formula="of:=([.A701]+[.A700])/2" office:value-type="float" office:value="0.5" calcext:value-type="float">
            <text:p>0,5</text:p>
          </table:table-cell>
          <table:table-cell table:formula="of:=[.D701]*[.F701]" office:value-type="float" office:value="5.5" calcext:value-type="float">
            <text:p>5,5</text:p>
          </table:table-cell>
          <table:table-cell table:formula="of:=SUM([.$G$3:.G701])" office:value-type="float" office:value="-1892.5" calcext:value-type="float">
            <text:p>-189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7410" calcext:value-type="float">
            <text:p>77410</text:p>
          </table:table-cell>
          <table:table-cell table:formula="of:=[.C702]-[.C701]" office:value-type="float" office:value="10" calcext:value-type="float">
            <text:p>10</text:p>
          </table:table-cell>
          <table:table-cell table:formula="of:=[.C702]-[.$C$2]" office:value-type="float" office:value="6985" calcext:value-type="float">
            <text:p>6985</text:p>
          </table:table-cell>
          <table:table-cell table:formula="of:=([.A702]+[.A701])/2" office:value-type="float" office:value="1" calcext:value-type="float">
            <text:p>1</text:p>
          </table:table-cell>
          <table:table-cell table:formula="of:=[.D702]*[.F702]" office:value-type="float" office:value="10" calcext:value-type="float">
            <text:p>10</text:p>
          </table:table-cell>
          <table:table-cell table:formula="of:=SUM([.$G$3:.G702])" office:value-type="float" office:value="-1882.5" calcext:value-type="float">
            <text:p>-1882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7419" calcext:value-type="float">
            <text:p>77419</text:p>
          </table:table-cell>
          <table:table-cell table:formula="of:=[.C703]-[.C702]" office:value-type="float" office:value="9" calcext:value-type="float">
            <text:p>9</text:p>
          </table:table-cell>
          <table:table-cell table:formula="of:=[.C703]-[.$C$2]" office:value-type="float" office:value="6994" calcext:value-type="float">
            <text:p>6994</text:p>
          </table:table-cell>
          <table:table-cell table:formula="of:=([.A703]+[.A702])/2" office:value-type="float" office:value="3" calcext:value-type="float">
            <text:p>3</text:p>
          </table:table-cell>
          <table:table-cell table:formula="of:=[.D703]*[.F703]" office:value-type="float" office:value="27" calcext:value-type="float">
            <text:p>27</text:p>
          </table:table-cell>
          <table:table-cell table:formula="of:=SUM([.$G$3:.G703])" office:value-type="float" office:value="-1855.5" calcext:value-type="float">
            <text:p>-1855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7429" calcext:value-type="float">
            <text:p>77429</text:p>
          </table:table-cell>
          <table:table-cell table:formula="of:=[.C704]-[.C703]" office:value-type="float" office:value="10" calcext:value-type="float">
            <text:p>10</text:p>
          </table:table-cell>
          <table:table-cell table:formula="of:=[.C704]-[.$C$2]" office:value-type="float" office:value="7004" calcext:value-type="float">
            <text:p>7004</text:p>
          </table:table-cell>
          <table:table-cell table:formula="of:=([.A704]+[.A703])/2" office:value-type="float" office:value="4" calcext:value-type="float">
            <text:p>4</text:p>
          </table:table-cell>
          <table:table-cell table:formula="of:=[.D704]*[.F704]" office:value-type="float" office:value="40" calcext:value-type="float">
            <text:p>40</text:p>
          </table:table-cell>
          <table:table-cell table:formula="of:=SUM([.$G$3:.G704])" office:value-type="float" office:value="-1815.5" calcext:value-type="float">
            <text:p>-1815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77440" calcext:value-type="float">
            <text:p>77440</text:p>
          </table:table-cell>
          <table:table-cell table:formula="of:=[.C705]-[.C704]" office:value-type="float" office:value="11" calcext:value-type="float">
            <text:p>11</text:p>
          </table:table-cell>
          <table:table-cell table:formula="of:=[.C705]-[.$C$2]" office:value-type="float" office:value="7015" calcext:value-type="float">
            <text:p>7015</text:p>
          </table:table-cell>
          <table:table-cell table:formula="of:=([.A705]+[.A704])/2" office:value-type="float" office:value="4.5" calcext:value-type="float">
            <text:p>4,5</text:p>
          </table:table-cell>
          <table:table-cell table:formula="of:=[.D705]*[.F705]" office:value-type="float" office:value="49.5" calcext:value-type="float">
            <text:p>49,5</text:p>
          </table:table-cell>
          <table:table-cell table:formula="of:=SUM([.$G$3:.G705])" office:value-type="float" office:value="-1766" calcext:value-type="float">
            <text:p>-17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7450" calcext:value-type="float">
            <text:p>77450</text:p>
          </table:table-cell>
          <table:table-cell table:formula="of:=[.C706]-[.C705]" office:value-type="float" office:value="10" calcext:value-type="float">
            <text:p>10</text:p>
          </table:table-cell>
          <table:table-cell table:formula="of:=[.C706]-[.$C$2]" office:value-type="float" office:value="7025" calcext:value-type="float">
            <text:p>7025</text:p>
          </table:table-cell>
          <table:table-cell table:formula="of:=([.A706]+[.A705])/2" office:value-type="float" office:value="6" calcext:value-type="float">
            <text:p>6</text:p>
          </table:table-cell>
          <table:table-cell table:formula="of:=[.D706]*[.F706]" office:value-type="float" office:value="60" calcext:value-type="float">
            <text:p>60</text:p>
          </table:table-cell>
          <table:table-cell table:formula="of:=SUM([.$G$3:.G706])" office:value-type="float" office:value="-1706" calcext:value-type="float">
            <text:p>-17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7459" calcext:value-type="float">
            <text:p>77459</text:p>
          </table:table-cell>
          <table:table-cell table:formula="of:=[.C707]-[.C706]" office:value-type="float" office:value="9" calcext:value-type="float">
            <text:p>9</text:p>
          </table:table-cell>
          <table:table-cell table:formula="of:=[.C707]-[.$C$2]" office:value-type="float" office:value="7034" calcext:value-type="float">
            <text:p>7034</text:p>
          </table:table-cell>
          <table:table-cell table:formula="of:=([.A707]+[.A706])/2" office:value-type="float" office:value="7" calcext:value-type="float">
            <text:p>7</text:p>
          </table:table-cell>
          <table:table-cell table:formula="of:=[.D707]*[.F707]" office:value-type="float" office:value="63" calcext:value-type="float">
            <text:p>63</text:p>
          </table:table-cell>
          <table:table-cell table:formula="of:=SUM([.$G$3:.G707])" office:value-type="float" office:value="-1643" calcext:value-type="float">
            <text:p>-16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7469" calcext:value-type="float">
            <text:p>77469</text:p>
          </table:table-cell>
          <table:table-cell table:formula="of:=[.C708]-[.C707]" office:value-type="float" office:value="10" calcext:value-type="float">
            <text:p>10</text:p>
          </table:table-cell>
          <table:table-cell table:formula="of:=[.C708]-[.$C$2]" office:value-type="float" office:value="7044" calcext:value-type="float">
            <text:p>7044</text:p>
          </table:table-cell>
          <table:table-cell table:formula="of:=([.A708]+[.A707])/2" office:value-type="float" office:value="6.5" calcext:value-type="float">
            <text:p>6,5</text:p>
          </table:table-cell>
          <table:table-cell table:formula="of:=[.D708]*[.F708]" office:value-type="float" office:value="65" calcext:value-type="float">
            <text:p>65</text:p>
          </table:table-cell>
          <table:table-cell table:formula="of:=SUM([.$G$3:.G708])" office:value-type="float" office:value="-1578" calcext:value-type="float">
            <text:p>-15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7479" calcext:value-type="float">
            <text:p>77479</text:p>
          </table:table-cell>
          <table:table-cell table:formula="of:=[.C709]-[.C708]" office:value-type="float" office:value="10" calcext:value-type="float">
            <text:p>10</text:p>
          </table:table-cell>
          <table:table-cell table:formula="of:=[.C709]-[.$C$2]" office:value-type="float" office:value="7054" calcext:value-type="float">
            <text:p>7054</text:p>
          </table:table-cell>
          <table:table-cell table:formula="of:=([.A709]+[.A708])/2" office:value-type="float" office:value="6" calcext:value-type="float">
            <text:p>6</text:p>
          </table:table-cell>
          <table:table-cell table:formula="of:=[.D709]*[.F709]" office:value-type="float" office:value="60" calcext:value-type="float">
            <text:p>60</text:p>
          </table:table-cell>
          <table:table-cell table:formula="of:=SUM([.$G$3:.G709])" office:value-type="float" office:value="-1518" calcext:value-type="float">
            <text:p>-15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7489" calcext:value-type="float">
            <text:p>77489</text:p>
          </table:table-cell>
          <table:table-cell table:formula="of:=[.C710]-[.C709]" office:value-type="float" office:value="10" calcext:value-type="float">
            <text:p>10</text:p>
          </table:table-cell>
          <table:table-cell table:formula="of:=[.C710]-[.$C$2]" office:value-type="float" office:value="7064" calcext:value-type="float">
            <text:p>7064</text:p>
          </table:table-cell>
          <table:table-cell table:formula="of:=([.A710]+[.A709])/2" office:value-type="float" office:value="6" calcext:value-type="float">
            <text:p>6</text:p>
          </table:table-cell>
          <table:table-cell table:formula="of:=[.D710]*[.F710]" office:value-type="float" office:value="60" calcext:value-type="float">
            <text:p>60</text:p>
          </table:table-cell>
          <table:table-cell table:formula="of:=SUM([.$G$3:.G710])" office:value-type="float" office:value="-1458" calcext:value-type="float">
            <text:p>-14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7499" calcext:value-type="float">
            <text:p>77499</text:p>
          </table:table-cell>
          <table:table-cell table:formula="of:=[.C711]-[.C710]" office:value-type="float" office:value="10" calcext:value-type="float">
            <text:p>10</text:p>
          </table:table-cell>
          <table:table-cell table:formula="of:=[.C711]-[.$C$2]" office:value-type="float" office:value="7074" calcext:value-type="float">
            <text:p>7074</text:p>
          </table:table-cell>
          <table:table-cell table:formula="of:=([.A711]+[.A710])/2" office:value-type="float" office:value="6" calcext:value-type="float">
            <text:p>6</text:p>
          </table:table-cell>
          <table:table-cell table:formula="of:=[.D711]*[.F711]" office:value-type="float" office:value="60" calcext:value-type="float">
            <text:p>60</text:p>
          </table:table-cell>
          <table:table-cell table:formula="of:=SUM([.$G$3:.G711])" office:value-type="float" office:value="-1398" calcext:value-type="float">
            <text:p>-13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7509" calcext:value-type="float">
            <text:p>77509</text:p>
          </table:table-cell>
          <table:table-cell table:formula="of:=[.C712]-[.C711]" office:value-type="float" office:value="10" calcext:value-type="float">
            <text:p>10</text:p>
          </table:table-cell>
          <table:table-cell table:formula="of:=[.C712]-[.$C$2]" office:value-type="float" office:value="7084" calcext:value-type="float">
            <text:p>7084</text:p>
          </table:table-cell>
          <table:table-cell table:formula="of:=([.A712]+[.A711])/2" office:value-type="float" office:value="5" calcext:value-type="float">
            <text:p>5</text:p>
          </table:table-cell>
          <table:table-cell table:formula="of:=[.D712]*[.F712]" office:value-type="float" office:value="50" calcext:value-type="float">
            <text:p>50</text:p>
          </table:table-cell>
          <table:table-cell table:formula="of:=SUM([.$G$3:.G712])" office:value-type="float" office:value="-1348" calcext:value-type="float">
            <text:p>-13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7519" calcext:value-type="float">
            <text:p>77519</text:p>
          </table:table-cell>
          <table:table-cell table:formula="of:=[.C713]-[.C712]" office:value-type="float" office:value="10" calcext:value-type="float">
            <text:p>10</text:p>
          </table:table-cell>
          <table:table-cell table:formula="of:=[.C713]-[.$C$2]" office:value-type="float" office:value="7094" calcext:value-type="float">
            <text:p>7094</text:p>
          </table:table-cell>
          <table:table-cell table:formula="of:=([.A713]+[.A712])/2" office:value-type="float" office:value="3" calcext:value-type="float">
            <text:p>3</text:p>
          </table:table-cell>
          <table:table-cell table:formula="of:=[.D713]*[.F713]" office:value-type="float" office:value="30" calcext:value-type="float">
            <text:p>30</text:p>
          </table:table-cell>
          <table:table-cell table:formula="of:=SUM([.$G$3:.G713])" office:value-type="float" office:value="-1318" calcext:value-type="float">
            <text:p>-13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7530" calcext:value-type="float">
            <text:p>77530</text:p>
          </table:table-cell>
          <table:table-cell table:formula="of:=[.C714]-[.C713]" office:value-type="float" office:value="11" calcext:value-type="float">
            <text:p>11</text:p>
          </table:table-cell>
          <table:table-cell table:formula="of:=[.C714]-[.$C$2]" office:value-type="float" office:value="7105" calcext:value-type="float">
            <text:p>7105</text:p>
          </table:table-cell>
          <table:table-cell table:formula="of:=([.A714]+[.A713])/2" office:value-type="float" office:value="1.5" calcext:value-type="float">
            <text:p>1,5</text:p>
          </table:table-cell>
          <table:table-cell table:formula="of:=[.D714]*[.F714]" office:value-type="float" office:value="16.5" calcext:value-type="float">
            <text:p>16,5</text:p>
          </table:table-cell>
          <table:table-cell table:formula="of:=SUM([.$G$3:.G714])" office:value-type="float" office:value="-1301.5" calcext:value-type="float">
            <text:p>-1301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7540" calcext:value-type="float">
            <text:p>77540</text:p>
          </table:table-cell>
          <table:table-cell table:formula="of:=[.C715]-[.C714]" office:value-type="float" office:value="10" calcext:value-type="float">
            <text:p>10</text:p>
          </table:table-cell>
          <table:table-cell table:formula="of:=[.C715]-[.$C$2]" office:value-type="float" office:value="7115" calcext:value-type="float">
            <text:p>7115</text:p>
          </table:table-cell>
          <table:table-cell table:formula="of:=([.A715]+[.A714])/2" office:value-type="float" office:value="1" calcext:value-type="float">
            <text:p>1</text:p>
          </table:table-cell>
          <table:table-cell table:formula="of:=[.D715]*[.F715]" office:value-type="float" office:value="10" calcext:value-type="float">
            <text:p>10</text:p>
          </table:table-cell>
          <table:table-cell table:formula="of:=SUM([.$G$3:.G715])" office:value-type="float" office:value="-1291.5" calcext:value-type="float">
            <text:p>-1291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7549" calcext:value-type="float">
            <text:p>77549</text:p>
          </table:table-cell>
          <table:table-cell table:formula="of:=[.C716]-[.C715]" office:value-type="float" office:value="9" calcext:value-type="float">
            <text:p>9</text:p>
          </table:table-cell>
          <table:table-cell table:formula="of:=[.C716]-[.$C$2]" office:value-type="float" office:value="7124" calcext:value-type="float">
            <text:p>7124</text:p>
          </table:table-cell>
          <table:table-cell table:formula="of:=([.A716]+[.A715])/2" office:value-type="float" office:value="1" calcext:value-type="float">
            <text:p>1</text:p>
          </table:table-cell>
          <table:table-cell table:formula="of:=[.D716]*[.F716]" office:value-type="float" office:value="9" calcext:value-type="float">
            <text:p>9</text:p>
          </table:table-cell>
          <table:table-cell table:formula="of:=SUM([.$G$3:.G716])" office:value-type="float" office:value="-1282.5" calcext:value-type="float">
            <text:p>-1282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7559" calcext:value-type="float">
            <text:p>77559</text:p>
          </table:table-cell>
          <table:table-cell table:formula="of:=[.C717]-[.C716]" office:value-type="float" office:value="10" calcext:value-type="float">
            <text:p>10</text:p>
          </table:table-cell>
          <table:table-cell table:formula="of:=[.C717]-[.$C$2]" office:value-type="float" office:value="7134" calcext:value-type="float">
            <text:p>7134</text:p>
          </table:table-cell>
          <table:table-cell table:formula="of:=([.A717]+[.A716])/2" office:value-type="float" office:value="1" calcext:value-type="float">
            <text:p>1</text:p>
          </table:table-cell>
          <table:table-cell table:formula="of:=[.D717]*[.F717]" office:value-type="float" office:value="10" calcext:value-type="float">
            <text:p>10</text:p>
          </table:table-cell>
          <table:table-cell table:formula="of:=SUM([.$G$3:.G717])" office:value-type="float" office:value="-1272.5" calcext:value-type="float">
            <text:p>-1272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7569" calcext:value-type="float">
            <text:p>77569</text:p>
          </table:table-cell>
          <table:table-cell table:formula="of:=[.C718]-[.C717]" office:value-type="float" office:value="10" calcext:value-type="float">
            <text:p>10</text:p>
          </table:table-cell>
          <table:table-cell table:formula="of:=[.C718]-[.$C$2]" office:value-type="float" office:value="7144" calcext:value-type="float">
            <text:p>7144</text:p>
          </table:table-cell>
          <table:table-cell table:formula="of:=([.A718]+[.A717])/2" office:value-type="float" office:value="1" calcext:value-type="float">
            <text:p>1</text:p>
          </table:table-cell>
          <table:table-cell table:formula="of:=[.D718]*[.F718]" office:value-type="float" office:value="10" calcext:value-type="float">
            <text:p>10</text:p>
          </table:table-cell>
          <table:table-cell table:formula="of:=SUM([.$G$3:.G718])" office:value-type="float" office:value="-1262.5" calcext:value-type="float">
            <text:p>-1262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7579" calcext:value-type="float">
            <text:p>77579</text:p>
          </table:table-cell>
          <table:table-cell table:formula="of:=[.C719]-[.C718]" office:value-type="float" office:value="10" calcext:value-type="float">
            <text:p>10</text:p>
          </table:table-cell>
          <table:table-cell table:formula="of:=[.C719]-[.$C$2]" office:value-type="float" office:value="7154" calcext:value-type="float">
            <text:p>7154</text:p>
          </table:table-cell>
          <table:table-cell table:formula="of:=([.A719]+[.A718])/2" office:value-type="float" office:value="1" calcext:value-type="float">
            <text:p>1</text:p>
          </table:table-cell>
          <table:table-cell table:formula="of:=[.D719]*[.F719]" office:value-type="float" office:value="10" calcext:value-type="float">
            <text:p>10</text:p>
          </table:table-cell>
          <table:table-cell table:formula="of:=SUM([.$G$3:.G719])" office:value-type="float" office:value="-1252.5" calcext:value-type="float">
            <text:p>-1252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7589" calcext:value-type="float">
            <text:p>77589</text:p>
          </table:table-cell>
          <table:table-cell table:formula="of:=[.C720]-[.C719]" office:value-type="float" office:value="10" calcext:value-type="float">
            <text:p>10</text:p>
          </table:table-cell>
          <table:table-cell table:formula="of:=[.C720]-[.$C$2]" office:value-type="float" office:value="7164" calcext:value-type="float">
            <text:p>7164</text:p>
          </table:table-cell>
          <table:table-cell table:formula="of:=([.A720]+[.A719])/2" office:value-type="float" office:value="1" calcext:value-type="float">
            <text:p>1</text:p>
          </table:table-cell>
          <table:table-cell table:formula="of:=[.D720]*[.F720]" office:value-type="float" office:value="10" calcext:value-type="float">
            <text:p>10</text:p>
          </table:table-cell>
          <table:table-cell table:formula="of:=SUM([.$G$3:.G720])" office:value-type="float" office:value="-1242.5" calcext:value-type="float">
            <text:p>-1242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7599" calcext:value-type="float">
            <text:p>77599</text:p>
          </table:table-cell>
          <table:table-cell table:formula="of:=[.C721]-[.C720]" office:value-type="float" office:value="10" calcext:value-type="float">
            <text:p>10</text:p>
          </table:table-cell>
          <table:table-cell table:formula="of:=[.C721]-[.$C$2]" office:value-type="float" office:value="7174" calcext:value-type="float">
            <text:p>7174</text:p>
          </table:table-cell>
          <table:table-cell table:formula="of:=([.A721]+[.A720])/2" office:value-type="float" office:value="1" calcext:value-type="float">
            <text:p>1</text:p>
          </table:table-cell>
          <table:table-cell table:formula="of:=[.D721]*[.F721]" office:value-type="float" office:value="10" calcext:value-type="float">
            <text:p>10</text:p>
          </table:table-cell>
          <table:table-cell table:formula="of:=SUM([.$G$3:.G721])" office:value-type="float" office:value="-1232.5" calcext:value-type="float">
            <text:p>-123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7609" calcext:value-type="float">
            <text:p>77609</text:p>
          </table:table-cell>
          <table:table-cell table:formula="of:=[.C722]-[.C721]" office:value-type="float" office:value="10" calcext:value-type="float">
            <text:p>10</text:p>
          </table:table-cell>
          <table:table-cell table:formula="of:=[.C722]-[.$C$2]" office:value-type="float" office:value="7184" calcext:value-type="float">
            <text:p>7184</text:p>
          </table:table-cell>
          <table:table-cell table:formula="of:=([.A722]+[.A721])/2" office:value-type="float" office:value="1.5" calcext:value-type="float">
            <text:p>1,5</text:p>
          </table:table-cell>
          <table:table-cell table:formula="of:=[.D722]*[.F722]" office:value-type="float" office:value="15" calcext:value-type="float">
            <text:p>15</text:p>
          </table:table-cell>
          <table:table-cell table:formula="of:=SUM([.$G$3:.G722])" office:value-type="float" office:value="-1217.5" calcext:value-type="float">
            <text:p>-1217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7619" calcext:value-type="float">
            <text:p>77619</text:p>
          </table:table-cell>
          <table:table-cell table:formula="of:=[.C723]-[.C722]" office:value-type="float" office:value="10" calcext:value-type="float">
            <text:p>10</text:p>
          </table:table-cell>
          <table:table-cell table:formula="of:=[.C723]-[.$C$2]" office:value-type="float" office:value="7194" calcext:value-type="float">
            <text:p>7194</text:p>
          </table:table-cell>
          <table:table-cell table:formula="of:=([.A723]+[.A722])/2" office:value-type="float" office:value="2" calcext:value-type="float">
            <text:p>2</text:p>
          </table:table-cell>
          <table:table-cell table:formula="of:=[.D723]*[.F723]" office:value-type="float" office:value="20" calcext:value-type="float">
            <text:p>20</text:p>
          </table:table-cell>
          <table:table-cell table:formula="of:=SUM([.$G$3:.G723])" office:value-type="float" office:value="-1197.5" calcext:value-type="float">
            <text:p>-1197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7629" calcext:value-type="float">
            <text:p>77629</text:p>
          </table:table-cell>
          <table:table-cell table:formula="of:=[.C724]-[.C723]" office:value-type="float" office:value="10" calcext:value-type="float">
            <text:p>10</text:p>
          </table:table-cell>
          <table:table-cell table:formula="of:=[.C724]-[.$C$2]" office:value-type="float" office:value="7204" calcext:value-type="float">
            <text:p>7204</text:p>
          </table:table-cell>
          <table:table-cell table:formula="of:=([.A724]+[.A723])/2" office:value-type="float" office:value="1.5" calcext:value-type="float">
            <text:p>1,5</text:p>
          </table:table-cell>
          <table:table-cell table:formula="of:=[.D724]*[.F724]" office:value-type="float" office:value="15" calcext:value-type="float">
            <text:p>15</text:p>
          </table:table-cell>
          <table:table-cell table:formula="of:=SUM([.$G$3:.G724])" office:value-type="float" office:value="-1182.5" calcext:value-type="float">
            <text:p>-1182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639" calcext:value-type="float">
            <text:p>77639</text:p>
          </table:table-cell>
          <table:table-cell table:formula="of:=[.C725]-[.C724]" office:value-type="float" office:value="10" calcext:value-type="float">
            <text:p>10</text:p>
          </table:table-cell>
          <table:table-cell table:formula="of:=[.C725]-[.$C$2]" office:value-type="float" office:value="7214" calcext:value-type="float">
            <text:p>7214</text:p>
          </table:table-cell>
          <table:table-cell table:formula="of:=([.A725]+[.A724])/2" office:value-type="float" office:value="0.5" calcext:value-type="float">
            <text:p>0,5</text:p>
          </table:table-cell>
          <table:table-cell table:formula="of:=[.D725]*[.F725]" office:value-type="float" office:value="5" calcext:value-type="float">
            <text:p>5</text:p>
          </table:table-cell>
          <table:table-cell table:formula="of:=SUM([.$G$3:.G725])" office:value-type="float" office:value="-1177.5" calcext:value-type="float">
            <text:p>-1177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649" calcext:value-type="float">
            <text:p>77649</text:p>
          </table:table-cell>
          <table:table-cell table:formula="of:=[.C726]-[.C725]" office:value-type="float" office:value="10" calcext:value-type="float">
            <text:p>10</text:p>
          </table:table-cell>
          <table:table-cell table:formula="of:=[.C726]-[.$C$2]" office:value-type="float" office:value="7224" calcext:value-type="float">
            <text:p>7224</text:p>
          </table:table-cell>
          <table:table-cell table:formula="of:=([.A726]+[.A725])/2" office:value-type="float" office:value="0" calcext:value-type="float">
            <text:p>0</text:p>
          </table:table-cell>
          <table:table-cell table:formula="of:=[.D726]*[.F726]" office:value-type="float" office:value="0" calcext:value-type="float">
            <text:p>0</text:p>
          </table:table-cell>
          <table:table-cell table:formula="of:=SUM([.$G$3:.G726])" office:value-type="float" office:value="-1177.5" calcext:value-type="float">
            <text:p>-1177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659" calcext:value-type="float">
            <text:p>77659</text:p>
          </table:table-cell>
          <table:table-cell table:formula="of:=[.C727]-[.C726]" office:value-type="float" office:value="10" calcext:value-type="float">
            <text:p>10</text:p>
          </table:table-cell>
          <table:table-cell table:formula="of:=[.C727]-[.$C$2]" office:value-type="float" office:value="7234" calcext:value-type="float">
            <text:p>7234</text:p>
          </table:table-cell>
          <table:table-cell table:formula="of:=([.A727]+[.A726])/2" office:value-type="float" office:value="0" calcext:value-type="float">
            <text:p>0</text:p>
          </table:table-cell>
          <table:table-cell table:formula="of:=[.D727]*[.F727]" office:value-type="float" office:value="0" calcext:value-type="float">
            <text:p>0</text:p>
          </table:table-cell>
          <table:table-cell table:formula="of:=SUM([.$G$3:.G727])" office:value-type="float" office:value="-1177.5" calcext:value-type="float">
            <text:p>-1177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669" calcext:value-type="float">
            <text:p>77669</text:p>
          </table:table-cell>
          <table:table-cell table:formula="of:=[.C728]-[.C727]" office:value-type="float" office:value="10" calcext:value-type="float">
            <text:p>10</text:p>
          </table:table-cell>
          <table:table-cell table:formula="of:=[.C728]-[.$C$2]" office:value-type="float" office:value="7244" calcext:value-type="float">
            <text:p>7244</text:p>
          </table:table-cell>
          <table:table-cell table:formula="of:=([.A728]+[.A727])/2" office:value-type="float" office:value="0" calcext:value-type="float">
            <text:p>0</text:p>
          </table:table-cell>
          <table:table-cell table:formula="of:=[.D728]*[.F728]" office:value-type="float" office:value="0" calcext:value-type="float">
            <text:p>0</text:p>
          </table:table-cell>
          <table:table-cell table:formula="of:=SUM([.$G$3:.G728])" office:value-type="float" office:value="-1177.5" calcext:value-type="float">
            <text:p>-1177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7679" calcext:value-type="float">
            <text:p>77679</text:p>
          </table:table-cell>
          <table:table-cell table:formula="of:=[.C729]-[.C728]" office:value-type="float" office:value="10" calcext:value-type="float">
            <text:p>10</text:p>
          </table:table-cell>
          <table:table-cell table:formula="of:=[.C729]-[.$C$2]" office:value-type="float" office:value="7254" calcext:value-type="float">
            <text:p>7254</text:p>
          </table:table-cell>
          <table:table-cell table:formula="of:=([.A729]+[.A728])/2" office:value-type="float" office:value="0.5" calcext:value-type="float">
            <text:p>0,5</text:p>
          </table:table-cell>
          <table:table-cell table:formula="of:=[.D729]*[.F729]" office:value-type="float" office:value="5" calcext:value-type="float">
            <text:p>5</text:p>
          </table:table-cell>
          <table:table-cell table:formula="of:=SUM([.$G$3:.G729])" office:value-type="float" office:value="-1172.5" calcext:value-type="float">
            <text:p>-1172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689" calcext:value-type="float">
            <text:p>77689</text:p>
          </table:table-cell>
          <table:table-cell table:formula="of:=[.C730]-[.C729]" office:value-type="float" office:value="10" calcext:value-type="float">
            <text:p>10</text:p>
          </table:table-cell>
          <table:table-cell table:formula="of:=[.C730]-[.$C$2]" office:value-type="float" office:value="7264" calcext:value-type="float">
            <text:p>7264</text:p>
          </table:table-cell>
          <table:table-cell table:formula="of:=([.A730]+[.A729])/2" office:value-type="float" office:value="0.5" calcext:value-type="float">
            <text:p>0,5</text:p>
          </table:table-cell>
          <table:table-cell table:formula="of:=[.D730]*[.F730]" office:value-type="float" office:value="5" calcext:value-type="float">
            <text:p>5</text:p>
          </table:table-cell>
          <table:table-cell table:formula="of:=SUM([.$G$3:.G730])" office:value-type="float" office:value="-1167.5" calcext:value-type="float">
            <text:p>-1167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700" calcext:value-type="float">
            <text:p>77700</text:p>
          </table:table-cell>
          <table:table-cell table:formula="of:=[.C731]-[.C730]" office:value-type="float" office:value="11" calcext:value-type="float">
            <text:p>11</text:p>
          </table:table-cell>
          <table:table-cell table:formula="of:=[.C731]-[.$C$2]" office:value-type="float" office:value="7275" calcext:value-type="float">
            <text:p>7275</text:p>
          </table:table-cell>
          <table:table-cell table:formula="of:=([.A731]+[.A730])/2" office:value-type="float" office:value="0" calcext:value-type="float">
            <text:p>0</text:p>
          </table:table-cell>
          <table:table-cell table:formula="of:=[.D731]*[.F731]" office:value-type="float" office:value="0" calcext:value-type="float">
            <text:p>0</text:p>
          </table:table-cell>
          <table:table-cell table:formula="of:=SUM([.$G$3:.G731])" office:value-type="float" office:value="-1167.5" calcext:value-type="float">
            <text:p>-1167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709" calcext:value-type="float">
            <text:p>77709</text:p>
          </table:table-cell>
          <table:table-cell table:formula="of:=[.C732]-[.C731]" office:value-type="float" office:value="9" calcext:value-type="float">
            <text:p>9</text:p>
          </table:table-cell>
          <table:table-cell table:formula="of:=[.C732]-[.$C$2]" office:value-type="float" office:value="7284" calcext:value-type="float">
            <text:p>7284</text:p>
          </table:table-cell>
          <table:table-cell table:formula="of:=([.A732]+[.A731])/2" office:value-type="float" office:value="0" calcext:value-type="float">
            <text:p>0</text:p>
          </table:table-cell>
          <table:table-cell table:formula="of:=[.D732]*[.F732]" office:value-type="float" office:value="0" calcext:value-type="float">
            <text:p>0</text:p>
          </table:table-cell>
          <table:table-cell table:formula="of:=SUM([.$G$3:.G732])" office:value-type="float" office:value="-1167.5" calcext:value-type="float">
            <text:p>-1167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719" calcext:value-type="float">
            <text:p>77719</text:p>
          </table:table-cell>
          <table:table-cell table:formula="of:=[.C733]-[.C732]" office:value-type="float" office:value="10" calcext:value-type="float">
            <text:p>10</text:p>
          </table:table-cell>
          <table:table-cell table:formula="of:=[.C733]-[.$C$2]" office:value-type="float" office:value="7294" calcext:value-type="float">
            <text:p>7294</text:p>
          </table:table-cell>
          <table:table-cell table:formula="of:=([.A733]+[.A732])/2" office:value-type="float" office:value="0" calcext:value-type="float">
            <text:p>0</text:p>
          </table:table-cell>
          <table:table-cell table:formula="of:=[.D733]*[.F733]" office:value-type="float" office:value="0" calcext:value-type="float">
            <text:p>0</text:p>
          </table:table-cell>
          <table:table-cell table:formula="of:=SUM([.$G$3:.G733])" office:value-type="float" office:value="-1167.5" calcext:value-type="float">
            <text:p>-1167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7729" calcext:value-type="float">
            <text:p>77729</text:p>
          </table:table-cell>
          <table:table-cell table:formula="of:=[.C734]-[.C733]" office:value-type="float" office:value="10" calcext:value-type="float">
            <text:p>10</text:p>
          </table:table-cell>
          <table:table-cell table:formula="of:=[.C734]-[.$C$2]" office:value-type="float" office:value="7304" calcext:value-type="float">
            <text:p>7304</text:p>
          </table:table-cell>
          <table:table-cell table:formula="of:=([.A734]+[.A733])/2" office:value-type="float" office:value="0.5" calcext:value-type="float">
            <text:p>0,5</text:p>
          </table:table-cell>
          <table:table-cell table:formula="of:=[.D734]*[.F734]" office:value-type="float" office:value="5" calcext:value-type="float">
            <text:p>5</text:p>
          </table:table-cell>
          <table:table-cell table:formula="of:=SUM([.$G$3:.G734])" office:value-type="float" office:value="-1162.5" calcext:value-type="float">
            <text:p>-1162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7740" calcext:value-type="float">
            <text:p>77740</text:p>
          </table:table-cell>
          <table:table-cell table:formula="of:=[.C735]-[.C734]" office:value-type="float" office:value="11" calcext:value-type="float">
            <text:p>11</text:p>
          </table:table-cell>
          <table:table-cell table:formula="of:=[.C735]-[.$C$2]" office:value-type="float" office:value="7315" calcext:value-type="float">
            <text:p>7315</text:p>
          </table:table-cell>
          <table:table-cell table:formula="of:=([.A735]+[.A734])/2" office:value-type="float" office:value="1" calcext:value-type="float">
            <text:p>1</text:p>
          </table:table-cell>
          <table:table-cell table:formula="of:=[.D735]*[.F735]" office:value-type="float" office:value="11" calcext:value-type="float">
            <text:p>11</text:p>
          </table:table-cell>
          <table:table-cell table:formula="of:=SUM([.$G$3:.G735])" office:value-type="float" office:value="-1151.5" calcext:value-type="float">
            <text:p>-1151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7749" calcext:value-type="float">
            <text:p>77749</text:p>
          </table:table-cell>
          <table:table-cell table:formula="of:=[.C736]-[.C735]" office:value-type="float" office:value="9" calcext:value-type="float">
            <text:p>9</text:p>
          </table:table-cell>
          <table:table-cell table:formula="of:=[.C736]-[.$C$2]" office:value-type="float" office:value="7324" calcext:value-type="float">
            <text:p>7324</text:p>
          </table:table-cell>
          <table:table-cell table:formula="of:=([.A736]+[.A735])/2" office:value-type="float" office:value="1" calcext:value-type="float">
            <text:p>1</text:p>
          </table:table-cell>
          <table:table-cell table:formula="of:=[.D736]*[.F736]" office:value-type="float" office:value="9" calcext:value-type="float">
            <text:p>9</text:p>
          </table:table-cell>
          <table:table-cell table:formula="of:=SUM([.$G$3:.G736])" office:value-type="float" office:value="-1142.5" calcext:value-type="float">
            <text:p>-1142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759" calcext:value-type="float">
            <text:p>77759</text:p>
          </table:table-cell>
          <table:table-cell table:formula="of:=[.C737]-[.C736]" office:value-type="float" office:value="10" calcext:value-type="float">
            <text:p>10</text:p>
          </table:table-cell>
          <table:table-cell table:formula="of:=[.C737]-[.$C$2]" office:value-type="float" office:value="7334" calcext:value-type="float">
            <text:p>7334</text:p>
          </table:table-cell>
          <table:table-cell table:formula="of:=([.A737]+[.A736])/2" office:value-type="float" office:value="0.5" calcext:value-type="float">
            <text:p>0,5</text:p>
          </table:table-cell>
          <table:table-cell table:formula="of:=[.D737]*[.F737]" office:value-type="float" office:value="5" calcext:value-type="float">
            <text:p>5</text:p>
          </table:table-cell>
          <table:table-cell table:formula="of:=SUM([.$G$3:.G737])" office:value-type="float" office:value="-1137.5" calcext:value-type="float">
            <text:p>-1137,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7769" calcext:value-type="float">
            <text:p>77769</text:p>
          </table:table-cell>
          <table:table-cell table:formula="of:=[.C738]-[.C737]" office:value-type="float" office:value="10" calcext:value-type="float">
            <text:p>10</text:p>
          </table:table-cell>
          <table:table-cell table:formula="of:=[.C738]-[.$C$2]" office:value-type="float" office:value="7344" calcext:value-type="float">
            <text:p>7344</text:p>
          </table:table-cell>
          <table:table-cell table:formula="of:=([.A738]+[.A737])/2" office:value-type="float" office:value="-0.5" calcext:value-type="float">
            <text:p>-0,5</text:p>
          </table:table-cell>
          <table:table-cell table:formula="of:=[.D738]*[.F738]" office:value-type="float" office:value="-5" calcext:value-type="float">
            <text:p>-5</text:p>
          </table:table-cell>
          <table:table-cell table:formula="of:=SUM([.$G$3:.G738])" office:value-type="float" office:value="-1142.5" calcext:value-type="float">
            <text:p>-1142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779" calcext:value-type="float">
            <text:p>77779</text:p>
          </table:table-cell>
          <table:table-cell table:formula="of:=[.C739]-[.C738]" office:value-type="float" office:value="10" calcext:value-type="float">
            <text:p>10</text:p>
          </table:table-cell>
          <table:table-cell table:formula="of:=[.C739]-[.$C$2]" office:value-type="float" office:value="7354" calcext:value-type="float">
            <text:p>7354</text:p>
          </table:table-cell>
          <table:table-cell table:formula="of:=([.A739]+[.A738])/2" office:value-type="float" office:value="-0.5" calcext:value-type="float">
            <text:p>-0,5</text:p>
          </table:table-cell>
          <table:table-cell table:formula="of:=[.D739]*[.F739]" office:value-type="float" office:value="-5" calcext:value-type="float">
            <text:p>-5</text:p>
          </table:table-cell>
          <table:table-cell table:formula="of:=SUM([.$G$3:.G739])" office:value-type="float" office:value="-1147.5" calcext:value-type="float">
            <text:p>-1147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789" calcext:value-type="float">
            <text:p>77789</text:p>
          </table:table-cell>
          <table:table-cell table:formula="of:=[.C740]-[.C739]" office:value-type="float" office:value="10" calcext:value-type="float">
            <text:p>10</text:p>
          </table:table-cell>
          <table:table-cell table:formula="of:=[.C740]-[.$C$2]" office:value-type="float" office:value="7364" calcext:value-type="float">
            <text:p>7364</text:p>
          </table:table-cell>
          <table:table-cell table:formula="of:=([.A740]+[.A739])/2" office:value-type="float" office:value="0" calcext:value-type="float">
            <text:p>0</text:p>
          </table:table-cell>
          <table:table-cell table:formula="of:=[.D740]*[.F740]" office:value-type="float" office:value="0" calcext:value-type="float">
            <text:p>0</text:p>
          </table:table-cell>
          <table:table-cell table:formula="of:=SUM([.$G$3:.G740])" office:value-type="float" office:value="-1147.5" calcext:value-type="float">
            <text:p>-1147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7799" calcext:value-type="float">
            <text:p>77799</text:p>
          </table:table-cell>
          <table:table-cell table:formula="of:=[.C741]-[.C740]" office:value-type="float" office:value="10" calcext:value-type="float">
            <text:p>10</text:p>
          </table:table-cell>
          <table:table-cell table:formula="of:=[.C741]-[.$C$2]" office:value-type="float" office:value="7374" calcext:value-type="float">
            <text:p>7374</text:p>
          </table:table-cell>
          <table:table-cell table:formula="of:=([.A741]+[.A740])/2" office:value-type="float" office:value="0.5" calcext:value-type="float">
            <text:p>0,5</text:p>
          </table:table-cell>
          <table:table-cell table:formula="of:=[.D741]*[.F741]" office:value-type="float" office:value="5" calcext:value-type="float">
            <text:p>5</text:p>
          </table:table-cell>
          <table:table-cell table:formula="of:=SUM([.$G$3:.G741])" office:value-type="float" office:value="-1142.5" calcext:value-type="float">
            <text:p>-114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7809" calcext:value-type="float">
            <text:p>77809</text:p>
          </table:table-cell>
          <table:table-cell table:formula="of:=[.C742]-[.C741]" office:value-type="float" office:value="10" calcext:value-type="float">
            <text:p>10</text:p>
          </table:table-cell>
          <table:table-cell table:formula="of:=[.C742]-[.$C$2]" office:value-type="float" office:value="7384" calcext:value-type="float">
            <text:p>7384</text:p>
          </table:table-cell>
          <table:table-cell table:formula="of:=([.A742]+[.A741])/2" office:value-type="float" office:value="1.5" calcext:value-type="float">
            <text:p>1,5</text:p>
          </table:table-cell>
          <table:table-cell table:formula="of:=[.D742]*[.F742]" office:value-type="float" office:value="15" calcext:value-type="float">
            <text:p>15</text:p>
          </table:table-cell>
          <table:table-cell table:formula="of:=SUM([.$G$3:.G742])" office:value-type="float" office:value="-1127.5" calcext:value-type="float">
            <text:p>-1127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7818" calcext:value-type="float">
            <text:p>77818</text:p>
          </table:table-cell>
          <table:table-cell table:formula="of:=[.C743]-[.C742]" office:value-type="float" office:value="9" calcext:value-type="float">
            <text:p>9</text:p>
          </table:table-cell>
          <table:table-cell table:formula="of:=[.C743]-[.$C$2]" office:value-type="float" office:value="7393" calcext:value-type="float">
            <text:p>7393</text:p>
          </table:table-cell>
          <table:table-cell table:formula="of:=([.A743]+[.A742])/2" office:value-type="float" office:value="2.5" calcext:value-type="float">
            <text:p>2,5</text:p>
          </table:table-cell>
          <table:table-cell table:formula="of:=[.D743]*[.F743]" office:value-type="float" office:value="22.5" calcext:value-type="float">
            <text:p>22,5</text:p>
          </table:table-cell>
          <table:table-cell table:formula="of:=SUM([.$G$3:.G743])" office:value-type="float" office:value="-1105" calcext:value-type="float">
            <text:p>-1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7829" calcext:value-type="float">
            <text:p>77829</text:p>
          </table:table-cell>
          <table:table-cell table:formula="of:=[.C744]-[.C743]" office:value-type="float" office:value="11" calcext:value-type="float">
            <text:p>11</text:p>
          </table:table-cell>
          <table:table-cell table:formula="of:=[.C744]-[.$C$2]" office:value-type="float" office:value="7404" calcext:value-type="float">
            <text:p>7404</text:p>
          </table:table-cell>
          <table:table-cell table:formula="of:=([.A744]+[.A743])/2" office:value-type="float" office:value="2.5" calcext:value-type="float">
            <text:p>2,5</text:p>
          </table:table-cell>
          <table:table-cell table:formula="of:=[.D744]*[.F744]" office:value-type="float" office:value="27.5" calcext:value-type="float">
            <text:p>27,5</text:p>
          </table:table-cell>
          <table:table-cell table:formula="of:=SUM([.$G$3:.G744])" office:value-type="float" office:value="-1077.5" calcext:value-type="float">
            <text:p>-1077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839" calcext:value-type="float">
            <text:p>77839</text:p>
          </table:table-cell>
          <table:table-cell table:formula="of:=[.C745]-[.C744]" office:value-type="float" office:value="10" calcext:value-type="float">
            <text:p>10</text:p>
          </table:table-cell>
          <table:table-cell table:formula="of:=[.C745]-[.$C$2]" office:value-type="float" office:value="7414" calcext:value-type="float">
            <text:p>7414</text:p>
          </table:table-cell>
          <table:table-cell table:formula="of:=([.A745]+[.A744])/2" office:value-type="float" office:value="1" calcext:value-type="float">
            <text:p>1</text:p>
          </table:table-cell>
          <table:table-cell table:formula="of:=[.D745]*[.F745]" office:value-type="float" office:value="10" calcext:value-type="float">
            <text:p>10</text:p>
          </table:table-cell>
          <table:table-cell table:formula="of:=SUM([.$G$3:.G745])" office:value-type="float" office:value="-1067.5" calcext:value-type="float">
            <text:p>-1067,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7849" calcext:value-type="float">
            <text:p>77849</text:p>
          </table:table-cell>
          <table:table-cell table:formula="of:=[.C746]-[.C745]" office:value-type="float" office:value="10" calcext:value-type="float">
            <text:p>10</text:p>
          </table:table-cell>
          <table:table-cell table:formula="of:=[.C746]-[.$C$2]" office:value-type="float" office:value="7424" calcext:value-type="float">
            <text:p>7424</text:p>
          </table:table-cell>
          <table:table-cell table:formula="of:=([.A746]+[.A745])/2" office:value-type="float" office:value="-0.5" calcext:value-type="float">
            <text:p>-0,5</text:p>
          </table:table-cell>
          <table:table-cell table:formula="of:=[.D746]*[.F746]" office:value-type="float" office:value="-5" calcext:value-type="float">
            <text:p>-5</text:p>
          </table:table-cell>
          <table:table-cell table:formula="of:=SUM([.$G$3:.G746])" office:value-type="float" office:value="-1072.5" calcext:value-type="float">
            <text:p>-1072,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77859" calcext:value-type="float">
            <text:p>77859</text:p>
          </table:table-cell>
          <table:table-cell table:formula="of:=[.C747]-[.C746]" office:value-type="float" office:value="10" calcext:value-type="float">
            <text:p>10</text:p>
          </table:table-cell>
          <table:table-cell table:formula="of:=[.C747]-[.$C$2]" office:value-type="float" office:value="7434" calcext:value-type="float">
            <text:p>7434</text:p>
          </table:table-cell>
          <table:table-cell table:formula="of:=([.A747]+[.A746])/2" office:value-type="float" office:value="-1.5" calcext:value-type="float">
            <text:p>-1,5</text:p>
          </table:table-cell>
          <table:table-cell table:formula="of:=[.D747]*[.F747]" office:value-type="float" office:value="-15" calcext:value-type="float">
            <text:p>-15</text:p>
          </table:table-cell>
          <table:table-cell table:formula="of:=SUM([.$G$3:.G747])" office:value-type="float" office:value="-1087.5" calcext:value-type="float">
            <text:p>-1087,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77869" calcext:value-type="float">
            <text:p>77869</text:p>
          </table:table-cell>
          <table:table-cell table:formula="of:=[.C748]-[.C747]" office:value-type="float" office:value="10" calcext:value-type="float">
            <text:p>10</text:p>
          </table:table-cell>
          <table:table-cell table:formula="of:=[.C748]-[.$C$2]" office:value-type="float" office:value="7444" calcext:value-type="float">
            <text:p>7444</text:p>
          </table:table-cell>
          <table:table-cell table:formula="of:=([.A748]+[.A747])/2" office:value-type="float" office:value="-2" calcext:value-type="float">
            <text:p>-2</text:p>
          </table:table-cell>
          <table:table-cell table:formula="of:=[.D748]*[.F748]" office:value-type="float" office:value="-20" calcext:value-type="float">
            <text:p>-20</text:p>
          </table:table-cell>
          <table:table-cell table:formula="of:=SUM([.$G$3:.G748])" office:value-type="float" office:value="-1107.5" calcext:value-type="float">
            <text:p>-1107,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77879" calcext:value-type="float">
            <text:p>77879</text:p>
          </table:table-cell>
          <table:table-cell table:formula="of:=[.C749]-[.C748]" office:value-type="float" office:value="10" calcext:value-type="float">
            <text:p>10</text:p>
          </table:table-cell>
          <table:table-cell table:formula="of:=[.C749]-[.$C$2]" office:value-type="float" office:value="7454" calcext:value-type="float">
            <text:p>7454</text:p>
          </table:table-cell>
          <table:table-cell table:formula="of:=([.A749]+[.A748])/2" office:value-type="float" office:value="-2" calcext:value-type="float">
            <text:p>-2</text:p>
          </table:table-cell>
          <table:table-cell table:formula="of:=[.D749]*[.F749]" office:value-type="float" office:value="-20" calcext:value-type="float">
            <text:p>-20</text:p>
          </table:table-cell>
          <table:table-cell table:formula="of:=SUM([.$G$3:.G749])" office:value-type="float" office:value="-1127.5" calcext:value-type="float">
            <text:p>-1127,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77889" calcext:value-type="float">
            <text:p>77889</text:p>
          </table:table-cell>
          <table:table-cell table:formula="of:=[.C750]-[.C749]" office:value-type="float" office:value="10" calcext:value-type="float">
            <text:p>10</text:p>
          </table:table-cell>
          <table:table-cell table:formula="of:=[.C750]-[.$C$2]" office:value-type="float" office:value="7464" calcext:value-type="float">
            <text:p>7464</text:p>
          </table:table-cell>
          <table:table-cell table:formula="of:=([.A750]+[.A749])/2" office:value-type="float" office:value="-2.5" calcext:value-type="float">
            <text:p>-2,5</text:p>
          </table:table-cell>
          <table:table-cell table:formula="of:=[.D750]*[.F750]" office:value-type="float" office:value="-25" calcext:value-type="float">
            <text:p>-25</text:p>
          </table:table-cell>
          <table:table-cell table:formula="of:=SUM([.$G$3:.G750])" office:value-type="float" office:value="-1152.5" calcext:value-type="float">
            <text:p>-1152,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77899" calcext:value-type="float">
            <text:p>77899</text:p>
          </table:table-cell>
          <table:table-cell table:formula="of:=[.C751]-[.C750]" office:value-type="float" office:value="10" calcext:value-type="float">
            <text:p>10</text:p>
          </table:table-cell>
          <table:table-cell table:formula="of:=[.C751]-[.$C$2]" office:value-type="float" office:value="7474" calcext:value-type="float">
            <text:p>7474</text:p>
          </table:table-cell>
          <table:table-cell table:formula="of:=([.A751]+[.A750])/2" office:value-type="float" office:value="-2.5" calcext:value-type="float">
            <text:p>-2,5</text:p>
          </table:table-cell>
          <table:table-cell table:formula="of:=[.D751]*[.F751]" office:value-type="float" office:value="-25" calcext:value-type="float">
            <text:p>-25</text:p>
          </table:table-cell>
          <table:table-cell table:formula="of:=SUM([.$G$3:.G751])" office:value-type="float" office:value="-1177.5" calcext:value-type="float">
            <text:p>-1177,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77908" calcext:value-type="float">
            <text:p>77908</text:p>
          </table:table-cell>
          <table:table-cell table:formula="of:=[.C752]-[.C751]" office:value-type="float" office:value="9" calcext:value-type="float">
            <text:p>9</text:p>
          </table:table-cell>
          <table:table-cell table:formula="of:=[.C752]-[.$C$2]" office:value-type="float" office:value="7483" calcext:value-type="float">
            <text:p>7483</text:p>
          </table:table-cell>
          <table:table-cell table:formula="of:=([.A752]+[.A751])/2" office:value-type="float" office:value="-3" calcext:value-type="float">
            <text:p>-3</text:p>
          </table:table-cell>
          <table:table-cell table:formula="of:=[.D752]*[.F752]" office:value-type="float" office:value="-27" calcext:value-type="float">
            <text:p>-27</text:p>
          </table:table-cell>
          <table:table-cell table:formula="of:=SUM([.$G$3:.G752])" office:value-type="float" office:value="-1204.5" calcext:value-type="float">
            <text:p>-1204,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77919" calcext:value-type="float">
            <text:p>77919</text:p>
          </table:table-cell>
          <table:table-cell table:formula="of:=[.C753]-[.C752]" office:value-type="float" office:value="11" calcext:value-type="float">
            <text:p>11</text:p>
          </table:table-cell>
          <table:table-cell table:formula="of:=[.C753]-[.$C$2]" office:value-type="float" office:value="7494" calcext:value-type="float">
            <text:p>7494</text:p>
          </table:table-cell>
          <table:table-cell table:formula="of:=([.A753]+[.A752])/2" office:value-type="float" office:value="-5" calcext:value-type="float">
            <text:p>-5</text:p>
          </table:table-cell>
          <table:table-cell table:formula="of:=[.D753]*[.F753]" office:value-type="float" office:value="-55" calcext:value-type="float">
            <text:p>-55</text:p>
          </table:table-cell>
          <table:table-cell table:formula="of:=SUM([.$G$3:.G753])" office:value-type="float" office:value="-1259.5" calcext:value-type="float">
            <text:p>-1259,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77929" calcext:value-type="float">
            <text:p>77929</text:p>
          </table:table-cell>
          <table:table-cell table:formula="of:=[.C754]-[.C753]" office:value-type="float" office:value="10" calcext:value-type="float">
            <text:p>10</text:p>
          </table:table-cell>
          <table:table-cell table:formula="of:=[.C754]-[.$C$2]" office:value-type="float" office:value="7504" calcext:value-type="float">
            <text:p>7504</text:p>
          </table:table-cell>
          <table:table-cell table:formula="of:=([.A754]+[.A753])/2" office:value-type="float" office:value="-6" calcext:value-type="float">
            <text:p>-6</text:p>
          </table:table-cell>
          <table:table-cell table:formula="of:=[.D754]*[.F754]" office:value-type="float" office:value="-60" calcext:value-type="float">
            <text:p>-60</text:p>
          </table:table-cell>
          <table:table-cell table:formula="of:=SUM([.$G$3:.G754])" office:value-type="float" office:value="-1319.5" calcext:value-type="float">
            <text:p>-1319,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77939" calcext:value-type="float">
            <text:p>77939</text:p>
          </table:table-cell>
          <table:table-cell table:formula="of:=[.C755]-[.C754]" office:value-type="float" office:value="10" calcext:value-type="float">
            <text:p>10</text:p>
          </table:table-cell>
          <table:table-cell table:formula="of:=[.C755]-[.$C$2]" office:value-type="float" office:value="7514" calcext:value-type="float">
            <text:p>7514</text:p>
          </table:table-cell>
          <table:table-cell table:formula="of:=([.A755]+[.A754])/2" office:value-type="float" office:value="-6" calcext:value-type="float">
            <text:p>-6</text:p>
          </table:table-cell>
          <table:table-cell table:formula="of:=[.D755]*[.F755]" office:value-type="float" office:value="-60" calcext:value-type="float">
            <text:p>-60</text:p>
          </table:table-cell>
          <table:table-cell table:formula="of:=SUM([.$G$3:.G755])" office:value-type="float" office:value="-1379.5" calcext:value-type="float">
            <text:p>-1379,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office:value-type="float" office:value="77948" calcext:value-type="float">
            <text:p>77948</text:p>
          </table:table-cell>
          <table:table-cell table:formula="of:=[.C756]-[.C755]" office:value-type="float" office:value="9" calcext:value-type="float">
            <text:p>9</text:p>
          </table:table-cell>
          <table:table-cell table:formula="of:=[.C756]-[.$C$2]" office:value-type="float" office:value="7523" calcext:value-type="float">
            <text:p>7523</text:p>
          </table:table-cell>
          <table:table-cell table:formula="of:=([.A756]+[.A755])/2" office:value-type="float" office:value="-5.5" calcext:value-type="float">
            <text:p>-5,5</text:p>
          </table:table-cell>
          <table:table-cell table:formula="of:=[.D756]*[.F756]" office:value-type="float" office:value="-49.5" calcext:value-type="float">
            <text:p>-49,5</text:p>
          </table:table-cell>
          <table:table-cell table:formula="of:=SUM([.$G$3:.G756])" office:value-type="float" office:value="-1429" calcext:value-type="float">
            <text:p>-142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77959" calcext:value-type="float">
            <text:p>77959</text:p>
          </table:table-cell>
          <table:table-cell table:formula="of:=[.C757]-[.C756]" office:value-type="float" office:value="11" calcext:value-type="float">
            <text:p>11</text:p>
          </table:table-cell>
          <table:table-cell table:formula="of:=[.C757]-[.$C$2]" office:value-type="float" office:value="7534" calcext:value-type="float">
            <text:p>7534</text:p>
          </table:table-cell>
          <table:table-cell table:formula="of:=([.A757]+[.A756])/2" office:value-type="float" office:value="-4.5" calcext:value-type="float">
            <text:p>-4,5</text:p>
          </table:table-cell>
          <table:table-cell table:formula="of:=[.D757]*[.F757]" office:value-type="float" office:value="-49.5" calcext:value-type="float">
            <text:p>-49,5</text:p>
          </table:table-cell>
          <table:table-cell table:formula="of:=SUM([.$G$3:.G757])" office:value-type="float" office:value="-1478.5" calcext:value-type="float">
            <text:p>-1478,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77969" calcext:value-type="float">
            <text:p>77969</text:p>
          </table:table-cell>
          <table:table-cell table:formula="of:=[.C758]-[.C757]" office:value-type="float" office:value="10" calcext:value-type="float">
            <text:p>10</text:p>
          </table:table-cell>
          <table:table-cell table:formula="of:=[.C758]-[.$C$2]" office:value-type="float" office:value="7544" calcext:value-type="float">
            <text:p>7544</text:p>
          </table:table-cell>
          <table:table-cell table:formula="of:=([.A758]+[.A757])/2" office:value-type="float" office:value="-3.5" calcext:value-type="float">
            <text:p>-3,5</text:p>
          </table:table-cell>
          <table:table-cell table:formula="of:=[.D758]*[.F758]" office:value-type="float" office:value="-35" calcext:value-type="float">
            <text:p>-35</text:p>
          </table:table-cell>
          <table:table-cell table:formula="of:=SUM([.$G$3:.G758])" office:value-type="float" office:value="-1513.5" calcext:value-type="float">
            <text:p>-1513,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7979" calcext:value-type="float">
            <text:p>77979</text:p>
          </table:table-cell>
          <table:table-cell table:formula="of:=[.C759]-[.C758]" office:value-type="float" office:value="10" calcext:value-type="float">
            <text:p>10</text:p>
          </table:table-cell>
          <table:table-cell table:formula="of:=[.C759]-[.$C$2]" office:value-type="float" office:value="7554" calcext:value-type="float">
            <text:p>7554</text:p>
          </table:table-cell>
          <table:table-cell table:formula="of:=([.A759]+[.A758])/2" office:value-type="float" office:value="-2" calcext:value-type="float">
            <text:p>-2</text:p>
          </table:table-cell>
          <table:table-cell table:formula="of:=[.D759]*[.F759]" office:value-type="float" office:value="-20" calcext:value-type="float">
            <text:p>-20</text:p>
          </table:table-cell>
          <table:table-cell table:formula="of:=SUM([.$G$3:.G759])" office:value-type="float" office:value="-1533.5" calcext:value-type="float">
            <text:p>-1533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989" calcext:value-type="float">
            <text:p>77989</text:p>
          </table:table-cell>
          <table:table-cell table:formula="of:=[.C760]-[.C759]" office:value-type="float" office:value="10" calcext:value-type="float">
            <text:p>10</text:p>
          </table:table-cell>
          <table:table-cell table:formula="of:=[.C760]-[.$C$2]" office:value-type="float" office:value="7564" calcext:value-type="float">
            <text:p>7564</text:p>
          </table:table-cell>
          <table:table-cell table:formula="of:=([.A760]+[.A759])/2" office:value-type="float" office:value="-0.5" calcext:value-type="float">
            <text:p>-0,5</text:p>
          </table:table-cell>
          <table:table-cell table:formula="of:=[.D760]*[.F760]" office:value-type="float" office:value="-5" calcext:value-type="float">
            <text:p>-5</text:p>
          </table:table-cell>
          <table:table-cell table:formula="of:=SUM([.$G$3:.G760])" office:value-type="float" office:value="-1538.5" calcext:value-type="float">
            <text:p>-1538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7999" calcext:value-type="float">
            <text:p>77999</text:p>
          </table:table-cell>
          <table:table-cell table:formula="of:=[.C761]-[.C760]" office:value-type="float" office:value="10" calcext:value-type="float">
            <text:p>10</text:p>
          </table:table-cell>
          <table:table-cell table:formula="of:=[.C761]-[.$C$2]" office:value-type="float" office:value="7574" calcext:value-type="float">
            <text:p>7574</text:p>
          </table:table-cell>
          <table:table-cell table:formula="of:=([.A761]+[.A760])/2" office:value-type="float" office:value="0.5" calcext:value-type="float">
            <text:p>0,5</text:p>
          </table:table-cell>
          <table:table-cell table:formula="of:=[.D761]*[.F761]" office:value-type="float" office:value="5" calcext:value-type="float">
            <text:p>5</text:p>
          </table:table-cell>
          <table:table-cell table:formula="of:=SUM([.$G$3:.G761])" office:value-type="float" office:value="-1533.5" calcext:value-type="float">
            <text:p>-1533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8009" calcext:value-type="float">
            <text:p>78009</text:p>
          </table:table-cell>
          <table:table-cell table:formula="of:=[.C762]-[.C761]" office:value-type="float" office:value="10" calcext:value-type="float">
            <text:p>10</text:p>
          </table:table-cell>
          <table:table-cell table:formula="of:=[.C762]-[.$C$2]" office:value-type="float" office:value="7584" calcext:value-type="float">
            <text:p>7584</text:p>
          </table:table-cell>
          <table:table-cell table:formula="of:=([.A762]+[.A761])/2" office:value-type="float" office:value="1" calcext:value-type="float">
            <text:p>1</text:p>
          </table:table-cell>
          <table:table-cell table:formula="of:=[.D762]*[.F762]" office:value-type="float" office:value="10" calcext:value-type="float">
            <text:p>10</text:p>
          </table:table-cell>
          <table:table-cell table:formula="of:=SUM([.$G$3:.G762])" office:value-type="float" office:value="-1523.5" calcext:value-type="float">
            <text:p>-1523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8019" calcext:value-type="float">
            <text:p>78019</text:p>
          </table:table-cell>
          <table:table-cell table:formula="of:=[.C763]-[.C762]" office:value-type="float" office:value="10" calcext:value-type="float">
            <text:p>10</text:p>
          </table:table-cell>
          <table:table-cell table:formula="of:=[.C763]-[.$C$2]" office:value-type="float" office:value="7594" calcext:value-type="float">
            <text:p>7594</text:p>
          </table:table-cell>
          <table:table-cell table:formula="of:=([.A763]+[.A762])/2" office:value-type="float" office:value="1" calcext:value-type="float">
            <text:p>1</text:p>
          </table:table-cell>
          <table:table-cell table:formula="of:=[.D763]*[.F763]" office:value-type="float" office:value="10" calcext:value-type="float">
            <text:p>10</text:p>
          </table:table-cell>
          <table:table-cell table:formula="of:=SUM([.$G$3:.G763])" office:value-type="float" office:value="-1513.5" calcext:value-type="float">
            <text:p>-1513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8029" calcext:value-type="float">
            <text:p>78029</text:p>
          </table:table-cell>
          <table:table-cell table:formula="of:=[.C764]-[.C763]" office:value-type="float" office:value="10" calcext:value-type="float">
            <text:p>10</text:p>
          </table:table-cell>
          <table:table-cell table:formula="of:=[.C764]-[.$C$2]" office:value-type="float" office:value="7604" calcext:value-type="float">
            <text:p>7604</text:p>
          </table:table-cell>
          <table:table-cell table:formula="of:=([.A764]+[.A763])/2" office:value-type="float" office:value="1" calcext:value-type="float">
            <text:p>1</text:p>
          </table:table-cell>
          <table:table-cell table:formula="of:=[.D764]*[.F764]" office:value-type="float" office:value="10" calcext:value-type="float">
            <text:p>10</text:p>
          </table:table-cell>
          <table:table-cell table:formula="of:=SUM([.$G$3:.G764])" office:value-type="float" office:value="-1503.5" calcext:value-type="float">
            <text:p>-1503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039" calcext:value-type="float">
            <text:p>78039</text:p>
          </table:table-cell>
          <table:table-cell table:formula="of:=[.C765]-[.C764]" office:value-type="float" office:value="10" calcext:value-type="float">
            <text:p>10</text:p>
          </table:table-cell>
          <table:table-cell table:formula="of:=[.C765]-[.$C$2]" office:value-type="float" office:value="7614" calcext:value-type="float">
            <text:p>7614</text:p>
          </table:table-cell>
          <table:table-cell table:formula="of:=([.A765]+[.A764])/2" office:value-type="float" office:value="0.5" calcext:value-type="float">
            <text:p>0,5</text:p>
          </table:table-cell>
          <table:table-cell table:formula="of:=[.D765]*[.F765]" office:value-type="float" office:value="5" calcext:value-type="float">
            <text:p>5</text:p>
          </table:table-cell>
          <table:table-cell table:formula="of:=SUM([.$G$3:.G765])" office:value-type="float" office:value="-1498.5" calcext:value-type="float">
            <text:p>-1498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049" calcext:value-type="float">
            <text:p>78049</text:p>
          </table:table-cell>
          <table:table-cell table:formula="of:=[.C766]-[.C765]" office:value-type="float" office:value="10" calcext:value-type="float">
            <text:p>10</text:p>
          </table:table-cell>
          <table:table-cell table:formula="of:=[.C766]-[.$C$2]" office:value-type="float" office:value="7624" calcext:value-type="float">
            <text:p>7624</text:p>
          </table:table-cell>
          <table:table-cell table:formula="of:=([.A766]+[.A765])/2" office:value-type="float" office:value="0" calcext:value-type="float">
            <text:p>0</text:p>
          </table:table-cell>
          <table:table-cell table:formula="of:=[.D766]*[.F766]" office:value-type="float" office:value="0" calcext:value-type="float">
            <text:p>0</text:p>
          </table:table-cell>
          <table:table-cell table:formula="of:=SUM([.$G$3:.G766])" office:value-type="float" office:value="-1498.5" calcext:value-type="float">
            <text:p>-1498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059" calcext:value-type="float">
            <text:p>78059</text:p>
          </table:table-cell>
          <table:table-cell table:formula="of:=[.C767]-[.C766]" office:value-type="float" office:value="10" calcext:value-type="float">
            <text:p>10</text:p>
          </table:table-cell>
          <table:table-cell table:formula="of:=[.C767]-[.$C$2]" office:value-type="float" office:value="7634" calcext:value-type="float">
            <text:p>7634</text:p>
          </table:table-cell>
          <table:table-cell table:formula="of:=([.A767]+[.A766])/2" office:value-type="float" office:value="0" calcext:value-type="float">
            <text:p>0</text:p>
          </table:table-cell>
          <table:table-cell table:formula="of:=[.D767]*[.F767]" office:value-type="float" office:value="0" calcext:value-type="float">
            <text:p>0</text:p>
          </table:table-cell>
          <table:table-cell table:formula="of:=SUM([.$G$3:.G767])" office:value-type="float" office:value="-1498.5" calcext:value-type="float">
            <text:p>-1498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069" calcext:value-type="float">
            <text:p>78069</text:p>
          </table:table-cell>
          <table:table-cell table:formula="of:=[.C768]-[.C767]" office:value-type="float" office:value="10" calcext:value-type="float">
            <text:p>10</text:p>
          </table:table-cell>
          <table:table-cell table:formula="of:=[.C768]-[.$C$2]" office:value-type="float" office:value="7644" calcext:value-type="float">
            <text:p>7644</text:p>
          </table:table-cell>
          <table:table-cell table:formula="of:=([.A768]+[.A767])/2" office:value-type="float" office:value="0" calcext:value-type="float">
            <text:p>0</text:p>
          </table:table-cell>
          <table:table-cell table:formula="of:=[.D768]*[.F768]" office:value-type="float" office:value="0" calcext:value-type="float">
            <text:p>0</text:p>
          </table:table-cell>
          <table:table-cell table:formula="of:=SUM([.$G$3:.G768])" office:value-type="float" office:value="-1498.5" calcext:value-type="float">
            <text:p>-1498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078" calcext:value-type="float">
            <text:p>78078</text:p>
          </table:table-cell>
          <table:table-cell table:formula="of:=[.C769]-[.C768]" office:value-type="float" office:value="9" calcext:value-type="float">
            <text:p>9</text:p>
          </table:table-cell>
          <table:table-cell table:formula="of:=[.C769]-[.$C$2]" office:value-type="float" office:value="7653" calcext:value-type="float">
            <text:p>7653</text:p>
          </table:table-cell>
          <table:table-cell table:formula="of:=([.A769]+[.A768])/2" office:value-type="float" office:value="0" calcext:value-type="float">
            <text:p>0</text:p>
          </table:table-cell>
          <table:table-cell table:formula="of:=[.D769]*[.F769]" office:value-type="float" office:value="0" calcext:value-type="float">
            <text:p>0</text:p>
          </table:table-cell>
          <table:table-cell table:formula="of:=SUM([.$G$3:.G769])" office:value-type="float" office:value="-1498.5" calcext:value-type="float">
            <text:p>-1498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089" calcext:value-type="float">
            <text:p>78089</text:p>
          </table:table-cell>
          <table:table-cell table:formula="of:=[.C770]-[.C769]" office:value-type="float" office:value="11" calcext:value-type="float">
            <text:p>11</text:p>
          </table:table-cell>
          <table:table-cell table:formula="of:=[.C770]-[.$C$2]" office:value-type="float" office:value="7664" calcext:value-type="float">
            <text:p>7664</text:p>
          </table:table-cell>
          <table:table-cell table:formula="of:=([.A770]+[.A769])/2" office:value-type="float" office:value="0" calcext:value-type="float">
            <text:p>0</text:p>
          </table:table-cell>
          <table:table-cell table:formula="of:=[.D770]*[.F770]" office:value-type="float" office:value="0" calcext:value-type="float">
            <text:p>0</text:p>
          </table:table-cell>
          <table:table-cell table:formula="of:=SUM([.$G$3:.G770])" office:value-type="float" office:value="-1498.5" calcext:value-type="float">
            <text:p>-1498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099" calcext:value-type="float">
            <text:p>78099</text:p>
          </table:table-cell>
          <table:table-cell table:formula="of:=[.C771]-[.C770]" office:value-type="float" office:value="10" calcext:value-type="float">
            <text:p>10</text:p>
          </table:table-cell>
          <table:table-cell table:formula="of:=[.C771]-[.$C$2]" office:value-type="float" office:value="7674" calcext:value-type="float">
            <text:p>7674</text:p>
          </table:table-cell>
          <table:table-cell table:formula="of:=([.A771]+[.A770])/2" office:value-type="float" office:value="0" calcext:value-type="float">
            <text:p>0</text:p>
          </table:table-cell>
          <table:table-cell table:formula="of:=[.D771]*[.F771]" office:value-type="float" office:value="0" calcext:value-type="float">
            <text:p>0</text:p>
          </table:table-cell>
          <table:table-cell table:formula="of:=SUM([.$G$3:.G771])" office:value-type="float" office:value="-1498.5" calcext:value-type="float">
            <text:p>-1498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109" calcext:value-type="float">
            <text:p>78109</text:p>
          </table:table-cell>
          <table:table-cell table:formula="of:=[.C772]-[.C771]" office:value-type="float" office:value="10" calcext:value-type="float">
            <text:p>10</text:p>
          </table:table-cell>
          <table:table-cell table:formula="of:=[.C772]-[.$C$2]" office:value-type="float" office:value="7684" calcext:value-type="float">
            <text:p>7684</text:p>
          </table:table-cell>
          <table:table-cell table:formula="of:=([.A772]+[.A771])/2" office:value-type="float" office:value="0" calcext:value-type="float">
            <text:p>0</text:p>
          </table:table-cell>
          <table:table-cell table:formula="of:=[.D772]*[.F772]" office:value-type="float" office:value="0" calcext:value-type="float">
            <text:p>0</text:p>
          </table:table-cell>
          <table:table-cell table:formula="of:=SUM([.$G$3:.G772])" office:value-type="float" office:value="-1498.5" calcext:value-type="float">
            <text:p>-1498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118" calcext:value-type="float">
            <text:p>78118</text:p>
          </table:table-cell>
          <table:table-cell table:formula="of:=[.C773]-[.C772]" office:value-type="float" office:value="9" calcext:value-type="float">
            <text:p>9</text:p>
          </table:table-cell>
          <table:table-cell table:formula="of:=[.C773]-[.$C$2]" office:value-type="float" office:value="7693" calcext:value-type="float">
            <text:p>7693</text:p>
          </table:table-cell>
          <table:table-cell table:formula="of:=([.A773]+[.A772])/2" office:value-type="float" office:value="0" calcext:value-type="float">
            <text:p>0</text:p>
          </table:table-cell>
          <table:table-cell table:formula="of:=[.D773]*[.F773]" office:value-type="float" office:value="0" calcext:value-type="float">
            <text:p>0</text:p>
          </table:table-cell>
          <table:table-cell table:formula="of:=SUM([.$G$3:.G773])" office:value-type="float" office:value="-1498.5" calcext:value-type="float">
            <text:p>-1498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129" calcext:value-type="float">
            <text:p>78129</text:p>
          </table:table-cell>
          <table:table-cell table:formula="of:=[.C774]-[.C773]" office:value-type="float" office:value="11" calcext:value-type="float">
            <text:p>11</text:p>
          </table:table-cell>
          <table:table-cell table:formula="of:=[.C774]-[.$C$2]" office:value-type="float" office:value="7704" calcext:value-type="float">
            <text:p>7704</text:p>
          </table:table-cell>
          <table:table-cell table:formula="of:=([.A774]+[.A773])/2" office:value-type="float" office:value="0" calcext:value-type="float">
            <text:p>0</text:p>
          </table:table-cell>
          <table:table-cell table:formula="of:=[.D774]*[.F774]" office:value-type="float" office:value="0" calcext:value-type="float">
            <text:p>0</text:p>
          </table:table-cell>
          <table:table-cell table:formula="of:=SUM([.$G$3:.G774])" office:value-type="float" office:value="-1498.5" calcext:value-type="float">
            <text:p>-1498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8139" calcext:value-type="float">
            <text:p>78139</text:p>
          </table:table-cell>
          <table:table-cell table:formula="of:=[.C775]-[.C774]" office:value-type="float" office:value="10" calcext:value-type="float">
            <text:p>10</text:p>
          </table:table-cell>
          <table:table-cell table:formula="of:=[.C775]-[.$C$2]" office:value-type="float" office:value="7714" calcext:value-type="float">
            <text:p>7714</text:p>
          </table:table-cell>
          <table:table-cell table:formula="of:=([.A775]+[.A774])/2" office:value-type="float" office:value="0.5" calcext:value-type="float">
            <text:p>0,5</text:p>
          </table:table-cell>
          <table:table-cell table:formula="of:=[.D775]*[.F775]" office:value-type="float" office:value="5" calcext:value-type="float">
            <text:p>5</text:p>
          </table:table-cell>
          <table:table-cell table:formula="of:=SUM([.$G$3:.G775])" office:value-type="float" office:value="-1493.5" calcext:value-type="float">
            <text:p>-1493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8148" calcext:value-type="float">
            <text:p>78148</text:p>
          </table:table-cell>
          <table:table-cell table:formula="of:=[.C776]-[.C775]" office:value-type="float" office:value="9" calcext:value-type="float">
            <text:p>9</text:p>
          </table:table-cell>
          <table:table-cell table:formula="of:=[.C776]-[.$C$2]" office:value-type="float" office:value="7723" calcext:value-type="float">
            <text:p>7723</text:p>
          </table:table-cell>
          <table:table-cell table:formula="of:=([.A776]+[.A775])/2" office:value-type="float" office:value="1" calcext:value-type="float">
            <text:p>1</text:p>
          </table:table-cell>
          <table:table-cell table:formula="of:=[.D776]*[.F776]" office:value-type="float" office:value="9" calcext:value-type="float">
            <text:p>9</text:p>
          </table:table-cell>
          <table:table-cell table:formula="of:=SUM([.$G$3:.G776])" office:value-type="float" office:value="-1484.5" calcext:value-type="float">
            <text:p>-1484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8159" calcext:value-type="float">
            <text:p>78159</text:p>
          </table:table-cell>
          <table:table-cell table:formula="of:=[.C777]-[.C776]" office:value-type="float" office:value="11" calcext:value-type="float">
            <text:p>11</text:p>
          </table:table-cell>
          <table:table-cell table:formula="of:=[.C777]-[.$C$2]" office:value-type="float" office:value="7734" calcext:value-type="float">
            <text:p>7734</text:p>
          </table:table-cell>
          <table:table-cell table:formula="of:=([.A777]+[.A776])/2" office:value-type="float" office:value="1" calcext:value-type="float">
            <text:p>1</text:p>
          </table:table-cell>
          <table:table-cell table:formula="of:=[.D777]*[.F777]" office:value-type="float" office:value="11" calcext:value-type="float">
            <text:p>11</text:p>
          </table:table-cell>
          <table:table-cell table:formula="of:=SUM([.$G$3:.G777])" office:value-type="float" office:value="-1473.5" calcext:value-type="float">
            <text:p>-1473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8169" calcext:value-type="float">
            <text:p>78169</text:p>
          </table:table-cell>
          <table:table-cell table:formula="of:=[.C778]-[.C777]" office:value-type="float" office:value="10" calcext:value-type="float">
            <text:p>10</text:p>
          </table:table-cell>
          <table:table-cell table:formula="of:=[.C778]-[.$C$2]" office:value-type="float" office:value="7744" calcext:value-type="float">
            <text:p>7744</text:p>
          </table:table-cell>
          <table:table-cell table:formula="of:=([.A778]+[.A777])/2" office:value-type="float" office:value="1" calcext:value-type="float">
            <text:p>1</text:p>
          </table:table-cell>
          <table:table-cell table:formula="of:=[.D778]*[.F778]" office:value-type="float" office:value="10" calcext:value-type="float">
            <text:p>10</text:p>
          </table:table-cell>
          <table:table-cell table:formula="of:=SUM([.$G$3:.G778])" office:value-type="float" office:value="-1463.5" calcext:value-type="float">
            <text:p>-1463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8179" calcext:value-type="float">
            <text:p>78179</text:p>
          </table:table-cell>
          <table:table-cell table:formula="of:=[.C779]-[.C778]" office:value-type="float" office:value="10" calcext:value-type="float">
            <text:p>10</text:p>
          </table:table-cell>
          <table:table-cell table:formula="of:=[.C779]-[.$C$2]" office:value-type="float" office:value="7754" calcext:value-type="float">
            <text:p>7754</text:p>
          </table:table-cell>
          <table:table-cell table:formula="of:=([.A779]+[.A778])/2" office:value-type="float" office:value="1" calcext:value-type="float">
            <text:p>1</text:p>
          </table:table-cell>
          <table:table-cell table:formula="of:=[.D779]*[.F779]" office:value-type="float" office:value="10" calcext:value-type="float">
            <text:p>10</text:p>
          </table:table-cell>
          <table:table-cell table:formula="of:=SUM([.$G$3:.G779])" office:value-type="float" office:value="-1453.5" calcext:value-type="float">
            <text:p>-1453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189" calcext:value-type="float">
            <text:p>78189</text:p>
          </table:table-cell>
          <table:table-cell table:formula="of:=[.C780]-[.C779]" office:value-type="float" office:value="10" calcext:value-type="float">
            <text:p>10</text:p>
          </table:table-cell>
          <table:table-cell table:formula="of:=[.C780]-[.$C$2]" office:value-type="float" office:value="7764" calcext:value-type="float">
            <text:p>7764</text:p>
          </table:table-cell>
          <table:table-cell table:formula="of:=([.A780]+[.A779])/2" office:value-type="float" office:value="0.5" calcext:value-type="float">
            <text:p>0,5</text:p>
          </table:table-cell>
          <table:table-cell table:formula="of:=[.D780]*[.F780]" office:value-type="float" office:value="5" calcext:value-type="float">
            <text:p>5</text:p>
          </table:table-cell>
          <table:table-cell table:formula="of:=SUM([.$G$3:.G780])" office:value-type="float" office:value="-1448.5" calcext:value-type="float">
            <text:p>-1448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198" calcext:value-type="float">
            <text:p>78198</text:p>
          </table:table-cell>
          <table:table-cell table:formula="of:=[.C781]-[.C780]" office:value-type="float" office:value="9" calcext:value-type="float">
            <text:p>9</text:p>
          </table:table-cell>
          <table:table-cell table:formula="of:=[.C781]-[.$C$2]" office:value-type="float" office:value="7773" calcext:value-type="float">
            <text:p>7773</text:p>
          </table:table-cell>
          <table:table-cell table:formula="of:=([.A781]+[.A780])/2" office:value-type="float" office:value="0" calcext:value-type="float">
            <text:p>0</text:p>
          </table:table-cell>
          <table:table-cell table:formula="of:=[.D781]*[.F781]" office:value-type="float" office:value="0" calcext:value-type="float">
            <text:p>0</text:p>
          </table:table-cell>
          <table:table-cell table:formula="of:=SUM([.$G$3:.G781])" office:value-type="float" office:value="-1448.5" calcext:value-type="float">
            <text:p>-1448,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8209" calcext:value-type="float">
            <text:p>78209</text:p>
          </table:table-cell>
          <table:table-cell table:formula="of:=[.C782]-[.C781]" office:value-type="float" office:value="11" calcext:value-type="float">
            <text:p>11</text:p>
          </table:table-cell>
          <table:table-cell table:formula="of:=[.C782]-[.$C$2]" office:value-type="float" office:value="7784" calcext:value-type="float">
            <text:p>7784</text:p>
          </table:table-cell>
          <table:table-cell table:formula="of:=([.A782]+[.A781])/2" office:value-type="float" office:value="-0.5" calcext:value-type="float">
            <text:p>-0,5</text:p>
          </table:table-cell>
          <table:table-cell table:formula="of:=[.D782]*[.F782]" office:value-type="float" office:value="-5.5" calcext:value-type="float">
            <text:p>-5,5</text:p>
          </table:table-cell>
          <table:table-cell table:formula="of:=SUM([.$G$3:.G782])" office:value-type="float" office:value="-1454" calcext:value-type="float">
            <text:p>-1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219" calcext:value-type="float">
            <text:p>78219</text:p>
          </table:table-cell>
          <table:table-cell table:formula="of:=[.C783]-[.C782]" office:value-type="float" office:value="10" calcext:value-type="float">
            <text:p>10</text:p>
          </table:table-cell>
          <table:table-cell table:formula="of:=[.C783]-[.$C$2]" office:value-type="float" office:value="7794" calcext:value-type="float">
            <text:p>7794</text:p>
          </table:table-cell>
          <table:table-cell table:formula="of:=([.A783]+[.A782])/2" office:value-type="float" office:value="-0.5" calcext:value-type="float">
            <text:p>-0,5</text:p>
          </table:table-cell>
          <table:table-cell table:formula="of:=[.D783]*[.F783]" office:value-type="float" office:value="-5" calcext:value-type="float">
            <text:p>-5</text:p>
          </table:table-cell>
          <table:table-cell table:formula="of:=SUM([.$G$3:.G783])" office:value-type="float" office:value="-1459" calcext:value-type="float">
            <text:p>-145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8229" calcext:value-type="float">
            <text:p>78229</text:p>
          </table:table-cell>
          <table:table-cell table:formula="of:=[.C784]-[.C783]" office:value-type="float" office:value="10" calcext:value-type="float">
            <text:p>10</text:p>
          </table:table-cell>
          <table:table-cell table:formula="of:=[.C784]-[.$C$2]" office:value-type="float" office:value="7804" calcext:value-type="float">
            <text:p>7804</text:p>
          </table:table-cell>
          <table:table-cell table:formula="of:=([.A784]+[.A783])/2" office:value-type="float" office:value="-0.5" calcext:value-type="float">
            <text:p>-0,5</text:p>
          </table:table-cell>
          <table:table-cell table:formula="of:=[.D784]*[.F784]" office:value-type="float" office:value="-5" calcext:value-type="float">
            <text:p>-5</text:p>
          </table:table-cell>
          <table:table-cell table:formula="of:=SUM([.$G$3:.G784])" office:value-type="float" office:value="-1464" calcext:value-type="float">
            <text:p>-146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8238" calcext:value-type="float">
            <text:p>78238</text:p>
          </table:table-cell>
          <table:table-cell table:formula="of:=[.C785]-[.C784]" office:value-type="float" office:value="9" calcext:value-type="float">
            <text:p>9</text:p>
          </table:table-cell>
          <table:table-cell table:formula="of:=[.C785]-[.$C$2]" office:value-type="float" office:value="7813" calcext:value-type="float">
            <text:p>7813</text:p>
          </table:table-cell>
          <table:table-cell table:formula="of:=([.A785]+[.A784])/2" office:value-type="float" office:value="-1" calcext:value-type="float">
            <text:p>-1</text:p>
          </table:table-cell>
          <table:table-cell table:formula="of:=[.D785]*[.F785]" office:value-type="float" office:value="-9" calcext:value-type="float">
            <text:p>-9</text:p>
          </table:table-cell>
          <table:table-cell table:formula="of:=SUM([.$G$3:.G785])" office:value-type="float" office:value="-1473" calcext:value-type="float">
            <text:p>-147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78248" calcext:value-type="float">
            <text:p>78248</text:p>
          </table:table-cell>
          <table:table-cell table:formula="of:=[.C786]-[.C785]" office:value-type="float" office:value="10" calcext:value-type="float">
            <text:p>10</text:p>
          </table:table-cell>
          <table:table-cell table:formula="of:=[.C786]-[.$C$2]" office:value-type="float" office:value="7823" calcext:value-type="float">
            <text:p>7823</text:p>
          </table:table-cell>
          <table:table-cell table:formula="of:=([.A786]+[.A785])/2" office:value-type="float" office:value="-1.5" calcext:value-type="float">
            <text:p>-1,5</text:p>
          </table:table-cell>
          <table:table-cell table:formula="of:=[.D786]*[.F786]" office:value-type="float" office:value="-15" calcext:value-type="float">
            <text:p>-15</text:p>
          </table:table-cell>
          <table:table-cell table:formula="of:=SUM([.$G$3:.G786])" office:value-type="float" office:value="-1488" calcext:value-type="float">
            <text:p>-148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8259" calcext:value-type="float">
            <text:p>78259</text:p>
          </table:table-cell>
          <table:table-cell table:formula="of:=[.C787]-[.C786]" office:value-type="float" office:value="11" calcext:value-type="float">
            <text:p>11</text:p>
          </table:table-cell>
          <table:table-cell table:formula="of:=[.C787]-[.$C$2]" office:value-type="float" office:value="7834" calcext:value-type="float">
            <text:p>7834</text:p>
          </table:table-cell>
          <table:table-cell table:formula="of:=([.A787]+[.A786])/2" office:value-type="float" office:value="-1.5" calcext:value-type="float">
            <text:p>-1,5</text:p>
          </table:table-cell>
          <table:table-cell table:formula="of:=[.D787]*[.F787]" office:value-type="float" office:value="-16.5" calcext:value-type="float">
            <text:p>-16,5</text:p>
          </table:table-cell>
          <table:table-cell table:formula="of:=SUM([.$G$3:.G787])" office:value-type="float" office:value="-1504.5" calcext:value-type="float">
            <text:p>-1504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269" calcext:value-type="float">
            <text:p>78269</text:p>
          </table:table-cell>
          <table:table-cell table:formula="of:=[.C788]-[.C787]" office:value-type="float" office:value="10" calcext:value-type="float">
            <text:p>10</text:p>
          </table:table-cell>
          <table:table-cell table:formula="of:=[.C788]-[.$C$2]" office:value-type="float" office:value="7844" calcext:value-type="float">
            <text:p>7844</text:p>
          </table:table-cell>
          <table:table-cell table:formula="of:=([.A788]+[.A787])/2" office:value-type="float" office:value="-0.5" calcext:value-type="float">
            <text:p>-0,5</text:p>
          </table:table-cell>
          <table:table-cell table:formula="of:=[.D788]*[.F788]" office:value-type="float" office:value="-5" calcext:value-type="float">
            <text:p>-5</text:p>
          </table:table-cell>
          <table:table-cell table:formula="of:=SUM([.$G$3:.G788])" office:value-type="float" office:value="-1509.5" calcext:value-type="float">
            <text:p>-1509,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8278" calcext:value-type="float">
            <text:p>78278</text:p>
          </table:table-cell>
          <table:table-cell table:formula="of:=[.C789]-[.C788]" office:value-type="float" office:value="9" calcext:value-type="float">
            <text:p>9</text:p>
          </table:table-cell>
          <table:table-cell table:formula="of:=[.C789]-[.$C$2]" office:value-type="float" office:value="7853" calcext:value-type="float">
            <text:p>7853</text:p>
          </table:table-cell>
          <table:table-cell table:formula="of:=([.A789]+[.A788])/2" office:value-type="float" office:value="-0.5" calcext:value-type="float">
            <text:p>-0,5</text:p>
          </table:table-cell>
          <table:table-cell table:formula="of:=[.D789]*[.F789]" office:value-type="float" office:value="-4.5" calcext:value-type="float">
            <text:p>-4,5</text:p>
          </table:table-cell>
          <table:table-cell table:formula="of:=SUM([.$G$3:.G789])" office:value-type="float" office:value="-1514" calcext:value-type="float">
            <text:p>-151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8288" calcext:value-type="float">
            <text:p>78288</text:p>
          </table:table-cell>
          <table:table-cell table:formula="of:=[.C790]-[.C789]" office:value-type="float" office:value="10" calcext:value-type="float">
            <text:p>10</text:p>
          </table:table-cell>
          <table:table-cell table:formula="of:=[.C790]-[.$C$2]" office:value-type="float" office:value="7863" calcext:value-type="float">
            <text:p>7863</text:p>
          </table:table-cell>
          <table:table-cell table:formula="of:=([.A790]+[.A789])/2" office:value-type="float" office:value="-1" calcext:value-type="float">
            <text:p>-1</text:p>
          </table:table-cell>
          <table:table-cell table:formula="of:=[.D790]*[.F790]" office:value-type="float" office:value="-10" calcext:value-type="float">
            <text:p>-10</text:p>
          </table:table-cell>
          <table:table-cell table:formula="of:=SUM([.$G$3:.G790])" office:value-type="float" office:value="-1524" calcext:value-type="float">
            <text:p>-1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299" calcext:value-type="float">
            <text:p>78299</text:p>
          </table:table-cell>
          <table:table-cell table:formula="of:=[.C791]-[.C790]" office:value-type="float" office:value="11" calcext:value-type="float">
            <text:p>11</text:p>
          </table:table-cell>
          <table:table-cell table:formula="of:=[.C791]-[.$C$2]" office:value-type="float" office:value="7874" calcext:value-type="float">
            <text:p>7874</text:p>
          </table:table-cell>
          <table:table-cell table:formula="of:=([.A791]+[.A790])/2" office:value-type="float" office:value="-0.5" calcext:value-type="float">
            <text:p>-0,5</text:p>
          </table:table-cell>
          <table:table-cell table:formula="of:=[.D791]*[.F791]" office:value-type="float" office:value="-5.5" calcext:value-type="float">
            <text:p>-5,5</text:p>
          </table:table-cell>
          <table:table-cell table:formula="of:=SUM([.$G$3:.G791])" office:value-type="float" office:value="-1529.5" calcext:value-type="float">
            <text:p>-1529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309" calcext:value-type="float">
            <text:p>78309</text:p>
          </table:table-cell>
          <table:table-cell table:formula="of:=[.C792]-[.C791]" office:value-type="float" office:value="10" calcext:value-type="float">
            <text:p>10</text:p>
          </table:table-cell>
          <table:table-cell table:formula="of:=[.C792]-[.$C$2]" office:value-type="float" office:value="7884" calcext:value-type="float">
            <text:p>7884</text:p>
          </table:table-cell>
          <table:table-cell table:formula="of:=([.A792]+[.A791])/2" office:value-type="float" office:value="0" calcext:value-type="float">
            <text:p>0</text:p>
          </table:table-cell>
          <table:table-cell table:formula="of:=[.D792]*[.F792]" office:value-type="float" office:value="0" calcext:value-type="float">
            <text:p>0</text:p>
          </table:table-cell>
          <table:table-cell table:formula="of:=SUM([.$G$3:.G792])" office:value-type="float" office:value="-1529.5" calcext:value-type="float">
            <text:p>-1529,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8318" calcext:value-type="float">
            <text:p>78318</text:p>
          </table:table-cell>
          <table:table-cell table:formula="of:=[.C793]-[.C792]" office:value-type="float" office:value="9" calcext:value-type="float">
            <text:p>9</text:p>
          </table:table-cell>
          <table:table-cell table:formula="of:=[.C793]-[.$C$2]" office:value-type="float" office:value="7893" calcext:value-type="float">
            <text:p>7893</text:p>
          </table:table-cell>
          <table:table-cell table:formula="of:=([.A793]+[.A792])/2" office:value-type="float" office:value="-0.5" calcext:value-type="float">
            <text:p>-0,5</text:p>
          </table:table-cell>
          <table:table-cell table:formula="of:=[.D793]*[.F793]" office:value-type="float" office:value="-4.5" calcext:value-type="float">
            <text:p>-4,5</text:p>
          </table:table-cell>
          <table:table-cell table:formula="of:=SUM([.$G$3:.G793])" office:value-type="float" office:value="-1534" calcext:value-type="float">
            <text:p>-153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8328" calcext:value-type="float">
            <text:p>78328</text:p>
          </table:table-cell>
          <table:table-cell table:formula="of:=[.C794]-[.C793]" office:value-type="float" office:value="10" calcext:value-type="float">
            <text:p>10</text:p>
          </table:table-cell>
          <table:table-cell table:formula="of:=[.C794]-[.$C$2]" office:value-type="float" office:value="7903" calcext:value-type="float">
            <text:p>7903</text:p>
          </table:table-cell>
          <table:table-cell table:formula="of:=([.A794]+[.A793])/2" office:value-type="float" office:value="-1" calcext:value-type="float">
            <text:p>-1</text:p>
          </table:table-cell>
          <table:table-cell table:formula="of:=[.D794]*[.F794]" office:value-type="float" office:value="-10" calcext:value-type="float">
            <text:p>-10</text:p>
          </table:table-cell>
          <table:table-cell table:formula="of:=SUM([.$G$3:.G794])" office:value-type="float" office:value="-1544" calcext:value-type="float">
            <text:p>-154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8339" calcext:value-type="float">
            <text:p>78339</text:p>
          </table:table-cell>
          <table:table-cell table:formula="of:=[.C795]-[.C794]" office:value-type="float" office:value="11" calcext:value-type="float">
            <text:p>11</text:p>
          </table:table-cell>
          <table:table-cell table:formula="of:=[.C795]-[.$C$2]" office:value-type="float" office:value="7914" calcext:value-type="float">
            <text:p>7914</text:p>
          </table:table-cell>
          <table:table-cell table:formula="of:=([.A795]+[.A794])/2" office:value-type="float" office:value="-1" calcext:value-type="float">
            <text:p>-1</text:p>
          </table:table-cell>
          <table:table-cell table:formula="of:=[.D795]*[.F795]" office:value-type="float" office:value="-11" calcext:value-type="float">
            <text:p>-11</text:p>
          </table:table-cell>
          <table:table-cell table:formula="of:=SUM([.$G$3:.G795])" office:value-type="float" office:value="-1555" calcext:value-type="float">
            <text:p>-155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8349" calcext:value-type="float">
            <text:p>78349</text:p>
          </table:table-cell>
          <table:table-cell table:formula="of:=[.C796]-[.C795]" office:value-type="float" office:value="10" calcext:value-type="float">
            <text:p>10</text:p>
          </table:table-cell>
          <table:table-cell table:formula="of:=[.C796]-[.$C$2]" office:value-type="float" office:value="7924" calcext:value-type="float">
            <text:p>7924</text:p>
          </table:table-cell>
          <table:table-cell table:formula="of:=([.A796]+[.A795])/2" office:value-type="float" office:value="-1" calcext:value-type="float">
            <text:p>-1</text:p>
          </table:table-cell>
          <table:table-cell table:formula="of:=[.D796]*[.F796]" office:value-type="float" office:value="-10" calcext:value-type="float">
            <text:p>-10</text:p>
          </table:table-cell>
          <table:table-cell table:formula="of:=SUM([.$G$3:.G796])" office:value-type="float" office:value="-1565" calcext:value-type="float">
            <text:p>-156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8358" calcext:value-type="float">
            <text:p>78358</text:p>
          </table:table-cell>
          <table:table-cell table:formula="of:=[.C797]-[.C796]" office:value-type="float" office:value="9" calcext:value-type="float">
            <text:p>9</text:p>
          </table:table-cell>
          <table:table-cell table:formula="of:=[.C797]-[.$C$2]" office:value-type="float" office:value="7933" calcext:value-type="float">
            <text:p>7933</text:p>
          </table:table-cell>
          <table:table-cell table:formula="of:=([.A797]+[.A796])/2" office:value-type="float" office:value="-1" calcext:value-type="float">
            <text:p>-1</text:p>
          </table:table-cell>
          <table:table-cell table:formula="of:=[.D797]*[.F797]" office:value-type="float" office:value="-9" calcext:value-type="float">
            <text:p>-9</text:p>
          </table:table-cell>
          <table:table-cell table:formula="of:=SUM([.$G$3:.G797])" office:value-type="float" office:value="-1574" calcext:value-type="float">
            <text:p>-157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78368" calcext:value-type="float">
            <text:p>78368</text:p>
          </table:table-cell>
          <table:table-cell table:formula="of:=[.C798]-[.C797]" office:value-type="float" office:value="10" calcext:value-type="float">
            <text:p>10</text:p>
          </table:table-cell>
          <table:table-cell table:formula="of:=[.C798]-[.$C$2]" office:value-type="float" office:value="7943" calcext:value-type="float">
            <text:p>7943</text:p>
          </table:table-cell>
          <table:table-cell table:formula="of:=([.A798]+[.A797])/2" office:value-type="float" office:value="-1" calcext:value-type="float">
            <text:p>-1</text:p>
          </table:table-cell>
          <table:table-cell table:formula="of:=[.D798]*[.F798]" office:value-type="float" office:value="-10" calcext:value-type="float">
            <text:p>-10</text:p>
          </table:table-cell>
          <table:table-cell table:formula="of:=SUM([.$G$3:.G798])" office:value-type="float" office:value="-1584" calcext:value-type="float">
            <text:p>-158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78379" calcext:value-type="float">
            <text:p>78379</text:p>
          </table:table-cell>
          <table:table-cell table:formula="of:=[.C799]-[.C798]" office:value-type="float" office:value="11" calcext:value-type="float">
            <text:p>11</text:p>
          </table:table-cell>
          <table:table-cell table:formula="of:=[.C799]-[.$C$2]" office:value-type="float" office:value="7954" calcext:value-type="float">
            <text:p>7954</text:p>
          </table:table-cell>
          <table:table-cell table:formula="of:=([.A799]+[.A798])/2" office:value-type="float" office:value="-1.5" calcext:value-type="float">
            <text:p>-1,5</text:p>
          </table:table-cell>
          <table:table-cell table:formula="of:=[.D799]*[.F799]" office:value-type="float" office:value="-16.5" calcext:value-type="float">
            <text:p>-16,5</text:p>
          </table:table-cell>
          <table:table-cell table:formula="of:=SUM([.$G$3:.G799])" office:value-type="float" office:value="-1600.5" calcext:value-type="float">
            <text:p>-1600,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78389" calcext:value-type="float">
            <text:p>78389</text:p>
          </table:table-cell>
          <table:table-cell table:formula="of:=[.C800]-[.C799]" office:value-type="float" office:value="10" calcext:value-type="float">
            <text:p>10</text:p>
          </table:table-cell>
          <table:table-cell table:formula="of:=[.C800]-[.$C$2]" office:value-type="float" office:value="7964" calcext:value-type="float">
            <text:p>7964</text:p>
          </table:table-cell>
          <table:table-cell table:formula="of:=([.A800]+[.A799])/2" office:value-type="float" office:value="-2" calcext:value-type="float">
            <text:p>-2</text:p>
          </table:table-cell>
          <table:table-cell table:formula="of:=[.D800]*[.F800]" office:value-type="float" office:value="-20" calcext:value-type="float">
            <text:p>-20</text:p>
          </table:table-cell>
          <table:table-cell table:formula="of:=SUM([.$G$3:.G800])" office:value-type="float" office:value="-1620.5" calcext:value-type="float">
            <text:p>-1620,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78398" calcext:value-type="float">
            <text:p>78398</text:p>
          </table:table-cell>
          <table:table-cell table:formula="of:=[.C801]-[.C800]" office:value-type="float" office:value="9" calcext:value-type="float">
            <text:p>9</text:p>
          </table:table-cell>
          <table:table-cell table:formula="of:=[.C801]-[.$C$2]" office:value-type="float" office:value="7973" calcext:value-type="float">
            <text:p>7973</text:p>
          </table:table-cell>
          <table:table-cell table:formula="of:=([.A801]+[.A800])/2" office:value-type="float" office:value="-2.5" calcext:value-type="float">
            <text:p>-2,5</text:p>
          </table:table-cell>
          <table:table-cell table:formula="of:=[.D801]*[.F801]" office:value-type="float" office:value="-22.5" calcext:value-type="float">
            <text:p>-22,5</text:p>
          </table:table-cell>
          <table:table-cell table:formula="of:=SUM([.$G$3:.G801])" office:value-type="float" office:value="-1643" calcext:value-type="float">
            <text:p>-164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78408" calcext:value-type="float">
            <text:p>78408</text:p>
          </table:table-cell>
          <table:table-cell table:formula="of:=[.C802]-[.C801]" office:value-type="float" office:value="10" calcext:value-type="float">
            <text:p>10</text:p>
          </table:table-cell>
          <table:table-cell table:formula="of:=[.C802]-[.$C$2]" office:value-type="float" office:value="7983" calcext:value-type="float">
            <text:p>7983</text:p>
          </table:table-cell>
          <table:table-cell table:formula="of:=([.A802]+[.A801])/2" office:value-type="float" office:value="-2.5" calcext:value-type="float">
            <text:p>-2,5</text:p>
          </table:table-cell>
          <table:table-cell table:formula="of:=[.D802]*[.F802]" office:value-type="float" office:value="-25" calcext:value-type="float">
            <text:p>-25</text:p>
          </table:table-cell>
          <table:table-cell table:formula="of:=SUM([.$G$3:.G802])" office:value-type="float" office:value="-1668" calcext:value-type="float">
            <text:p>-1668</text:p>
          </table:table-cell>
        </table:table-row>
      </table:table>
      <table:table table:name="Grafic acc-time" table:style-name="ta1">
        <table:shapes>
          <draw:frame draw:z-index="0" draw:style-name="gr1" draw:text-style-name="P1" svg:width="452.63mm" svg:height="138.18mm" svg:x="0mm" svg:y="0mm">
            <draw:object draw:notify-on-update-of-ranges="Data.C2:Data.C802 Data.A2:Data.A8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Vmom-time" table:style-name="ta1">
        <table:shapes>
          <draw:frame draw:z-index="0" draw:style-name="gr1" draw:text-style-name="P1" svg:width="313.41mm" svg:height="132.58mm" svg:x="0.01mm" svg:y="0mm">
            <draw:object draw:notify-on-update-of-ranges="Data.C3:Data.C802 Data.G3:Data.G8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Vsum-time" table:style-name="ta1">
        <table:shapes>
          <draw:frame draw:z-index="0" draw:style-name="gr1" draw:text-style-name="P1" svg:width="313.41mm" svg:height="132.58mm" svg:x="0.01mm" svg:y="0mm">
            <draw:object draw:notify-on-update-of-ranges="Data.C3:Data.C802 Data.H3:Data.H8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3">00.00.0000</text:date>, <text:time style:data-style-name="N2" text:time-value="18:53:16.6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17:32:24.990000000</meta:creation-date>
    <dc:date>2018-06-23T19:20:54.632000000</dc:date>
    <meta:editing-duration>PT40M35S</meta:editing-duration>
    <meta:editing-cycles>6</meta:editing-cycles>
    <meta:generator>LibreOffice/6.0.3.2$Windows_X86_64 LibreOffice_project/8f48d515416608e3a835360314dac7e47fd0b821</meta:generator>
    <meta:document-statistic meta:table-count="4" meta:cell-count="56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5.264cm" svg:height="13.819cm" xlink:href=".." xlink:type="simple" chart:class="chart:line" chart:column-mapping="0" chart:style-name="ch1">
        <chart:plot-area chart:style-name="ch2" table:cell-range-address="Data.C2:Data.C802 Data.A2:Data.A802" chart:data-source-has-labels="column" svg:x="0.905cm" svg:y="0.276cm" svg:width="43.454cm" svg:height="13.267cm">
          <chartooo:coordinate-region svg:x="1.862cm" svg:y="0.471cm" svg:width="42.497cm" svg:height="12.877cm"/>
          <chart:axis chart:dimension="x" chart:name="primary-x" chart:style-name="ch3" chartooo:axis-type="auto">
            <chartooo:date-scale/>
            <chart:categories table:cell-range-address="Data.C2:Data.C802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ata.A2:Data.A802" chart:class="chart:line">
            <chart:data-point chart:repeated="8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float" office:value="70425">
                <text:p>70425</text:p>
                <draw:g>
                  <svg:desc>Data.C2:Data.C802</svg:desc>
                </draw:g>
              </table:table-cell>
              <table:table-cell office:value-type="float" office:value="1">
                <text:p>1</text:p>
                <draw:g>
                  <svg:desc>Data.A2:Data.A802</svg:desc>
                </draw:g>
              </table:table-cell>
            </table:table-row>
            <table:table-row>
              <table:table-cell office:value-type="float" office:value="70435">
                <text:p>704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445">
                <text:p>704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0455">
                <text:p>704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70465">
                <text:p>704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0475">
                <text:p>704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0486">
                <text:p>704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70495">
                <text:p>7049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0505">
                <text:p>7050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70515">
                <text:p>705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70525">
                <text:p>705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0535">
                <text:p>705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0545">
                <text:p>705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70555">
                <text:p>705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70565">
                <text:p>705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0575">
                <text:p>705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0585">
                <text:p>705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0595">
                <text:p>705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0605">
                <text:p>706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0615">
                <text:p>706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0625">
                <text:p>706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0635">
                <text:p>706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0644">
                <text:p>706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70654">
                <text:p>706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0665">
                <text:p>706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0675">
                <text:p>706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0685">
                <text:p>706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0695">
                <text:p>706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0705">
                <text:p>707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0715">
                <text:p>707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0725">
                <text:p>707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0735">
                <text:p>707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0745">
                <text:p>707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0755">
                <text:p>7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0765">
                <text:p>707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0774">
                <text:p>707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785">
                <text:p>707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0795">
                <text:p>7079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70805">
                <text:p>7080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70814">
                <text:p>708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70824">
                <text:p>70824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70835">
                <text:p>70835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70845">
                <text:p>70845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70854">
                <text:p>70854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70864">
                <text:p>7086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70875">
                <text:p>70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885">
                <text:p>708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0895">
                <text:p>708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0904">
                <text:p>709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0915">
                <text:p>7091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70925">
                <text:p>7092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70934">
                <text:p>70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944">
                <text:p>70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955">
                <text:p>7095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70965">
                <text:p>7096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70975">
                <text:p>709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70984">
                <text:p>709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0994">
                <text:p>709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71005">
                <text:p>710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1014">
                <text:p>710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1025">
                <text:p>710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1034">
                <text:p>71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045">
                <text:p>710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1055">
                <text:p>710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1064">
                <text:p>710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1074">
                <text:p>7107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1085">
                <text:p>71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095">
                <text:p>710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1105">
                <text:p>711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1114">
                <text:p>711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1124">
                <text:p>7112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71135">
                <text:p>7113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71144">
                <text:p>7114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71154">
                <text:p>7115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71164">
                <text:p>7116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71175">
                <text:p>711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71184">
                <text:p>71184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71194">
                <text:p>7119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71204">
                <text:p>71204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71215">
                <text:p>71215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71224">
                <text:p>71224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float" office:value="71234">
                <text:p>71234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71244">
                <text:p>71244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float" office:value="71255">
                <text:p>71255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71265">
                <text:p>7126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71275">
                <text:p>71275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71284">
                <text:p>7128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1294">
                <text:p>712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1305">
                <text:p>713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1314">
                <text:p>713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1324">
                <text:p>71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334">
                <text:p>713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1345">
                <text:p>713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1355">
                <text:p>713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71364">
                <text:p>713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1374">
                <text:p>713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1385">
                <text:p>713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1395">
                <text:p>713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1404">
                <text:p>714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1414">
                <text:p>714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1425">
                <text:p>714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1434">
                <text:p>714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1444">
                <text:p>714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1454">
                <text:p>714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1463">
                <text:p>71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1475">
                <text:p>714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1484">
                <text:p>7148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71494">
                <text:p>7149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71504">
                <text:p>7150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71514">
                <text:p>7151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71524">
                <text:p>71524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71534">
                <text:p>71534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71544">
                <text:p>71544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71554">
                <text:p>71554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71565">
                <text:p>71565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71574">
                <text:p>71574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float" office:value="71584">
                <text:p>71584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71595">
                <text:p>7159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71604">
                <text:p>71604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float" office:value="71614">
                <text:p>7161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71624">
                <text:p>7162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71634">
                <text:p>7163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71644">
                <text:p>71644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71654">
                <text:p>7165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71664">
                <text:p>71664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71673">
                <text:p>716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1685">
                <text:p>716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1694">
                <text:p>7169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71704">
                <text:p>717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1714">
                <text:p>717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1724">
                <text:p>717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1734">
                <text:p>717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1744">
                <text:p>717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1754">
                <text:p>717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1763">
                <text:p>717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1774">
                <text:p>717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1784">
                <text:p>717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1794">
                <text:p>717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1804">
                <text:p>718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1814">
                <text:p>718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1824">
                <text:p>718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1834">
                <text:p>718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1843">
                <text:p>71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854">
                <text:p>71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864">
                <text:p>7186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71874">
                <text:p>7187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71884">
                <text:p>7188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71895">
                <text:p>7189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71904">
                <text:p>7190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71914">
                <text:p>7191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71924">
                <text:p>71924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71933">
                <text:p>7193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71944">
                <text:p>7194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71954">
                <text:p>7195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71964">
                <text:p>7196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71973">
                <text:p>7197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71984">
                <text:p>7198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71994">
                <text:p>7199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float" office:value="72003">
                <text:p>72003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float" office:value="72014">
                <text:p>7201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72024">
                <text:p>7202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72034">
                <text:p>720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2044">
                <text:p>720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2053">
                <text:p>720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2064">
                <text:p>720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2074">
                <text:p>7207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2084">
                <text:p>720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2093">
                <text:p>720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2103">
                <text:p>721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2114">
                <text:p>721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2124">
                <text:p>721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2134">
                <text:p>721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72143">
                <text:p>721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2154">
                <text:p>721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2164">
                <text:p>721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2173">
                <text:p>721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2183">
                <text:p>721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2194">
                <text:p>721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2204">
                <text:p>72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214">
                <text:p>7221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2223">
                <text:p>7222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72233">
                <text:p>7223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72244">
                <text:p>7224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72253">
                <text:p>7225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72263">
                <text:p>7226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72273">
                <text:p>7227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72284">
                <text:p>7228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float" office:value="72293">
                <text:p>72293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72303">
                <text:p>7230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float" office:value="72313">
                <text:p>7231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float" office:value="72324">
                <text:p>72324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float" office:value="72334">
                <text:p>72334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float" office:value="72343">
                <text:p>72343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72353">
                <text:p>7235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72364">
                <text:p>723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2374">
                <text:p>723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2383">
                <text:p>723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2393">
                <text:p>7239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72403">
                <text:p>7240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72414">
                <text:p>7241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72424">
                <text:p>724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2433">
                <text:p>724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2443">
                <text:p>724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2454">
                <text:p>724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72463">
                <text:p>724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2473">
                <text:p>724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2483">
                <text:p>724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2494">
                <text:p>724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2504">
                <text:p>725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2513">
                <text:p>725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2523">
                <text:p>72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534">
                <text:p>725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2543">
                <text:p>72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553">
                <text:p>7255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72563">
                <text:p>7256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72573">
                <text:p>7257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float" office:value="72584">
                <text:p>72584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72594">
                <text:p>7259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72603">
                <text:p>7260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float" office:value="72613">
                <text:p>72613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72624">
                <text:p>7262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72633">
                <text:p>72633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72643">
                <text:p>7264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float" office:value="72653">
                <text:p>72653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float" office:value="72664">
                <text:p>7266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72673">
                <text:p>726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2683">
                <text:p>726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2693">
                <text:p>726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2704">
                <text:p>7270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2713">
                <text:p>727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2723">
                <text:p>727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733">
                <text:p>727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2742">
                <text:p>727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2754">
                <text:p>727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2763">
                <text:p>7276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2773">
                <text:p>7277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72783">
                <text:p>7278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72793">
                <text:p>727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2803">
                <text:p>728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2813">
                <text:p>728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2823">
                <text:p>728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2834">
                <text:p>728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2843">
                <text:p>72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853">
                <text:p>728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2863">
                <text:p>728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2873">
                <text:p>7287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72883">
                <text:p>7288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72893">
                <text:p>7289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72903">
                <text:p>7290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72912">
                <text:p>7291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72923">
                <text:p>7292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72933">
                <text:p>7293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72943">
                <text:p>7294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72953">
                <text:p>7295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72964">
                <text:p>7296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72973">
                <text:p>7297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72983">
                <text:p>7298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72993">
                <text:p>7299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73003">
                <text:p>730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013">
                <text:p>730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3023">
                <text:p>730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3033">
                <text:p>730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3042">
                <text:p>730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053">
                <text:p>73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063">
                <text:p>730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3073">
                <text:p>730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083">
                <text:p>73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093">
                <text:p>730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103">
                <text:p>731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3112">
                <text:p>731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3123">
                <text:p>73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133">
                <text:p>731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3143">
                <text:p>7314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73153">
                <text:p>7315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73162">
                <text:p>7316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73172">
                <text:p>7317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73183">
                <text:p>7318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73193">
                <text:p>7319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73202">
                <text:p>7320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73213">
                <text:p>7321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73223">
                <text:p>732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3233">
                <text:p>732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3243">
                <text:p>732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3252">
                <text:p>73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3263">
                <text:p>73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273">
                <text:p>732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283">
                <text:p>732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3293">
                <text:p>732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3303">
                <text:p>733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3313">
                <text:p>73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323">
                <text:p>73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332">
                <text:p>7333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73342">
                <text:p>7334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73353">
                <text:p>7335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73363">
                <text:p>7336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3373">
                <text:p>7337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3382">
                <text:p>73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393">
                <text:p>733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3403">
                <text:p>734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3413">
                <text:p>734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3422">
                <text:p>734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3433">
                <text:p>73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443">
                <text:p>734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3453">
                <text:p>734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3462">
                <text:p>734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3473">
                <text:p>734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3483">
                <text:p>734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3492">
                <text:p>734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3502">
                <text:p>735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3512">
                <text:p>735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3523">
                <text:p>735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3533">
                <text:p>735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542">
                <text:p>735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552">
                <text:p>73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563">
                <text:p>73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572">
                <text:p>7357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73582">
                <text:p>7358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73592">
                <text:p>7359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73603">
                <text:p>7360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73613">
                <text:p>736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73623">
                <text:p>7362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73632">
                <text:p>7363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73643">
                <text:p>7364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73653">
                <text:p>7365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73663">
                <text:p>7366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73672">
                <text:p>7367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73682">
                <text:p>736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693">
                <text:p>736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3702">
                <text:p>737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3712">
                <text:p>737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3722">
                <text:p>73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733">
                <text:p>737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743">
                <text:p>73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3752">
                <text:p>737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3762">
                <text:p>73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773">
                <text:p>737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3782">
                <text:p>737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3792">
                <text:p>737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3802">
                <text:p>738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3812">
                <text:p>738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3823">
                <text:p>738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3832">
                <text:p>738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3842">
                <text:p>738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3852">
                <text:p>738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3862">
                <text:p>738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3872">
                <text:p>738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3882">
                <text:p>738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3892">
                <text:p>738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3903">
                <text:p>739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912">
                <text:p>73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922">
                <text:p>73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932">
                <text:p>7393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73942">
                <text:p>7394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73953">
                <text:p>7395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3962">
                <text:p>7396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73972">
                <text:p>7397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73982">
                <text:p>7398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73992">
                <text:p>7399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74002">
                <text:p>7400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74012">
                <text:p>7401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74022">
                <text:p>7402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74033">
                <text:p>7403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74042">
                <text:p>7404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74052">
                <text:p>7405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74062">
                <text:p>7406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74073">
                <text:p>74073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74082">
                <text:p>74082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float" office:value="74092">
                <text:p>7409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74102">
                <text:p>741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4112">
                <text:p>741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4123">
                <text:p>741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4132">
                <text:p>741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4142">
                <text:p>741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74152">
                <text:p>741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4162">
                <text:p>741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4172">
                <text:p>741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4182">
                <text:p>741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4192">
                <text:p>741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4202">
                <text:p>742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4212">
                <text:p>742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4222">
                <text:p>742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4232">
                <text:p>74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4242">
                <text:p>742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4252">
                <text:p>742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4262">
                <text:p>742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4272">
                <text:p>742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4281">
                <text:p>7428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74292">
                <text:p>7429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74302">
                <text:p>7430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74312">
                <text:p>743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74321">
                <text:p>7432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74332">
                <text:p>74332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74342">
                <text:p>7434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74352">
                <text:p>74352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float" office:value="74362">
                <text:p>74362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74372">
                <text:p>7437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float" office:value="74382">
                <text:p>74382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74392">
                <text:p>74392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float" office:value="74402">
                <text:p>7440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float" office:value="74412">
                <text:p>74412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float" office:value="74422">
                <text:p>7442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74432">
                <text:p>7443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74442">
                <text:p>744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4451">
                <text:p>744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4462">
                <text:p>744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4472">
                <text:p>744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4481">
                <text:p>744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4491">
                <text:p>744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4502">
                <text:p>745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74512">
                <text:p>745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4521">
                <text:p>745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4531">
                <text:p>745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4542">
                <text:p>745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4552">
                <text:p>745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4562">
                <text:p>745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4571">
                <text:p>745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4582">
                <text:p>745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4592">
                <text:p>745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4601">
                <text:p>746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4612">
                <text:p>746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4621">
                <text:p>7462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74632">
                <text:p>7463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74642">
                <text:p>7464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74651">
                <text:p>7465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74661">
                <text:p>7466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74672">
                <text:p>7467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74682">
                <text:p>7468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74691">
                <text:p>7469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74701">
                <text:p>7470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74712">
                <text:p>7471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74722">
                <text:p>74722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74732">
                <text:p>7473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74741">
                <text:p>7474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74752">
                <text:p>7475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74762">
                <text:p>747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4772">
                <text:p>747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4781">
                <text:p>747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4791">
                <text:p>7479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74802">
                <text:p>7480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74812">
                <text:p>74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821">
                <text:p>74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831">
                <text:p>74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842">
                <text:p>748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4851">
                <text:p>748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4862">
                <text:p>748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4871">
                <text:p>748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4882">
                <text:p>748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74892">
                <text:p>748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4901">
                <text:p>749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4911">
                <text:p>749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4921">
                <text:p>749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4932">
                <text:p>749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4941">
                <text:p>749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4951">
                <text:p>749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4961">
                <text:p>749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4972">
                <text:p>749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4981">
                <text:p>7498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74991">
                <text:p>7499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75001">
                <text:p>7500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75012">
                <text:p>75012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float" office:value="75022">
                <text:p>7502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75031">
                <text:p>75031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float" office:value="75041">
                <text:p>7504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75052">
                <text:p>75052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75062">
                <text:p>75062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float" office:value="75071">
                <text:p>75071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75081">
                <text:p>7508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75091">
                <text:p>750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101">
                <text:p>751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5111">
                <text:p>751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5121">
                <text:p>751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131">
                <text:p>751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5142">
                <text:p>75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5151">
                <text:p>75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161">
                <text:p>75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5171">
                <text:p>751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5181">
                <text:p>75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5191">
                <text:p>751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5201">
                <text:p>752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5211">
                <text:p>752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5222">
                <text:p>752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5231">
                <text:p>752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5241">
                <text:p>752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5251">
                <text:p>752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5261">
                <text:p>752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5271">
                <text:p>752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5281">
                <text:p>752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5291">
                <text:p>75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300">
                <text:p>7530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75312">
                <text:p>753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75321">
                <text:p>753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5331">
                <text:p>7533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75341">
                <text:p>7534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75351">
                <text:p>7535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75361">
                <text:p>7536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75371">
                <text:p>7537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75381">
                <text:p>7538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75390">
                <text:p>7539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75401">
                <text:p>7540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75411">
                <text:p>7541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75421">
                <text:p>754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5430">
                <text:p>754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5442">
                <text:p>754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5451">
                <text:p>754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5461">
                <text:p>75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471">
                <text:p>75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481">
                <text:p>754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5491">
                <text:p>754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5501">
                <text:p>75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511">
                <text:p>7551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75521">
                <text:p>7552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75531">
                <text:p>7553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75541">
                <text:p>7554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75551">
                <text:p>7555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75560">
                <text:p>755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5571">
                <text:p>755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75581">
                <text:p>75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5591">
                <text:p>755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5600">
                <text:p>75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5611">
                <text:p>756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5621">
                <text:p>756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5631">
                <text:p>756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5641">
                <text:p>75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651">
                <text:p>7565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75661">
                <text:p>7566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75671">
                <text:p>7567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75680">
                <text:p>7568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75691">
                <text:p>7569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75701">
                <text:p>7570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75711">
                <text:p>7571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75720">
                <text:p>7572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75730">
                <text:p>7573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75741">
                <text:p>7574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75751">
                <text:p>757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5761">
                <text:p>757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5770">
                <text:p>757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5781">
                <text:p>757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5791">
                <text:p>7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800">
                <text:p>75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810">
                <text:p>758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5821">
                <text:p>758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5831">
                <text:p>758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5841">
                <text:p>758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850">
                <text:p>758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860">
                <text:p>758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871">
                <text:p>7587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75881">
                <text:p>7588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75890">
                <text:p>75890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75900">
                <text:p>7590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75911">
                <text:p>759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920">
                <text:p>759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5931">
                <text:p>759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5940">
                <text:p>759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5951">
                <text:p>7595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75961">
                <text:p>7596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75970">
                <text:p>7597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75980">
                <text:p>759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5991">
                <text:p>7599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76001">
                <text:p>7600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76011">
                <text:p>7601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76020">
                <text:p>7602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76030">
                <text:p>7603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76041">
                <text:p>76041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76051">
                <text:p>7605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76060">
                <text:p>7606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6070">
                <text:p>760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6081">
                <text:p>760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6091">
                <text:p>760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6100">
                <text:p>76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6110">
                <text:p>76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121">
                <text:p>761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6131">
                <text:p>761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6140">
                <text:p>761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6150">
                <text:p>76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6161">
                <text:p>76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6170">
                <text:p>76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6181">
                <text:p>761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6190">
                <text:p>7619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76200">
                <text:p>7620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76211">
                <text:p>7621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76220">
                <text:p>7622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76230">
                <text:p>76230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76240">
                <text:p>7624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76251">
                <text:p>7625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76260">
                <text:p>76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6270">
                <text:p>762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6280">
                <text:p>762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6290">
                <text:p>76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301">
                <text:p>7630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76310">
                <text:p>763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76320">
                <text:p>7632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76331">
                <text:p>7633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76340">
                <text:p>7634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76350">
                <text:p>7635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76360">
                <text:p>7636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76370">
                <text:p>7637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76381">
                <text:p>7638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76390">
                <text:p>76390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76400">
                <text:p>7640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76410">
                <text:p>764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6421">
                <text:p>764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6430">
                <text:p>764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6440">
                <text:p>76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6450">
                <text:p>7645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76460">
                <text:p>764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6471">
                <text:p>764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6480">
                <text:p>76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490">
                <text:p>7649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76500">
                <text:p>7650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76510">
                <text:p>765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6520">
                <text:p>765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6530">
                <text:p>7653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76540">
                <text:p>7654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76550">
                <text:p>7655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76560">
                <text:p>7656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76570">
                <text:p>7657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76571">
                <text:p>765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6580">
                <text:p>7658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76590">
                <text:p>7659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float" office:value="76600">
                <text:p>7660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float" office:value="76610">
                <text:p>7661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float" office:value="76620">
                <text:p>7662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76630">
                <text:p>7663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76640">
                <text:p>7664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76650">
                <text:p>7665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76660">
                <text:p>7666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76670">
                <text:p>7667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76680">
                <text:p>7668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76690">
                <text:p>7669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float" office:value="76700">
                <text:p>7670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float" office:value="76710">
                <text:p>7671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76720">
                <text:p>7672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76730">
                <text:p>7673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float" office:value="76740">
                <text:p>7674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float" office:value="76750">
                <text:p>7675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76760">
                <text:p>7676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76770">
                <text:p>7677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76780">
                <text:p>767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6790">
                <text:p>767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6800">
                <text:p>768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6810">
                <text:p>768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6820">
                <text:p>768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6830">
                <text:p>768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6839">
                <text:p>768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6850">
                <text:p>768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6860">
                <text:p>768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6869">
                <text:p>768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6880">
                <text:p>768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6890">
                <text:p>768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6900">
                <text:p>769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6910">
                <text:p>769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76919">
                <text:p>7691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6930">
                <text:p>7693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76940">
                <text:p>769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76950">
                <text:p>769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6959">
                <text:p>76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969">
                <text:p>769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6980">
                <text:p>769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6990">
                <text:p>769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6999">
                <text:p>769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7009">
                <text:p>77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7020">
                <text:p>770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7030">
                <text:p>770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7039">
                <text:p>770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7049">
                <text:p>770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7060">
                <text:p>770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7070">
                <text:p>770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7080">
                <text:p>770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7089">
                <text:p>770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7100">
                <text:p>77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7110">
                <text:p>77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7120">
                <text:p>77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129">
                <text:p>77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139">
                <text:p>77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150">
                <text:p>77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160">
                <text:p>77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169">
                <text:p>77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179">
                <text:p>77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7190">
                <text:p>77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7199">
                <text:p>771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7209">
                <text:p>772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7219">
                <text:p>772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7230">
                <text:p>772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7240">
                <text:p>772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7249">
                <text:p>772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7259">
                <text:p>772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7270">
                <text:p>772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7280">
                <text:p>772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7289">
                <text:p>772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7299">
                <text:p>77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309">
                <text:p>77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320">
                <text:p>77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329">
                <text:p>77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339">
                <text:p>77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349">
                <text:p>77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360">
                <text:p>77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370">
                <text:p>77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379">
                <text:p>77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389">
                <text:p>77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400">
                <text:p>77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410">
                <text:p>77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419">
                <text:p>774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7429">
                <text:p>77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7440">
                <text:p>77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7450">
                <text:p>774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7459">
                <text:p>774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7469">
                <text:p>774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7479">
                <text:p>774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7489">
                <text:p>774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7499">
                <text:p>774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7509">
                <text:p>775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7519">
                <text:p>775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530">
                <text:p>77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540">
                <text:p>77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549">
                <text:p>77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559">
                <text:p>77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569">
                <text:p>77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579">
                <text:p>77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589">
                <text:p>77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599">
                <text:p>77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609">
                <text:p>776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619">
                <text:p>77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629">
                <text:p>77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639">
                <text:p>77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649">
                <text:p>77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659">
                <text:p>77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669">
                <text:p>77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679">
                <text:p>77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689">
                <text:p>77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700">
                <text:p>77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709">
                <text:p>77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719">
                <text:p>77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729">
                <text:p>77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740">
                <text:p>77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749">
                <text:p>77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759">
                <text:p>77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769">
                <text:p>777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7779">
                <text:p>77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789">
                <text:p>77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799">
                <text:p>77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809">
                <text:p>778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818">
                <text:p>778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7829">
                <text:p>778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839">
                <text:p>77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849">
                <text:p>778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7859">
                <text:p>7785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7869">
                <text:p>7786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7879">
                <text:p>7787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7889">
                <text:p>7788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77899">
                <text:p>7789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7908">
                <text:p>7790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77919">
                <text:p>7791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77929">
                <text:p>7792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77939">
                <text:p>7793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77948">
                <text:p>7794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7959">
                <text:p>7795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77969">
                <text:p>7796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77979">
                <text:p>779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7989">
                <text:p>77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999">
                <text:p>77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009">
                <text:p>78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019">
                <text:p>78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029">
                <text:p>78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039">
                <text:p>78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49">
                <text:p>78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59">
                <text:p>78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69">
                <text:p>78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78">
                <text:p>78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89">
                <text:p>78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99">
                <text:p>78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109">
                <text:p>78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118">
                <text:p>78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129">
                <text:p>78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139">
                <text:p>78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148">
                <text:p>78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159">
                <text:p>78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169">
                <text:p>78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179">
                <text:p>78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189">
                <text:p>78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198">
                <text:p>78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209">
                <text:p>782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8219">
                <text:p>78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229">
                <text:p>782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8238">
                <text:p>782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8248">
                <text:p>7824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8259">
                <text:p>782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8269">
                <text:p>78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278">
                <text:p>782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8288">
                <text:p>782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8299">
                <text:p>78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309">
                <text:p>78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318">
                <text:p>783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8328">
                <text:p>783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8339">
                <text:p>783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8349">
                <text:p>783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8358">
                <text:p>783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8368">
                <text:p>783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78379">
                <text:p>7837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8389">
                <text:p>7838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78398">
                <text:p>7839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78408">
                <text:p>78408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342cm" svg:height="13.259cm" xlink:href=".." xlink:type="simple" chart:class="chart:line" chart:style-name="ch1">
        <chart:legend chart:legend-position="end" svg:x="28.41cm" svg:y="6.334cm" style:legend-expansion="high" chart:style-name="ch2"/>
        <chart:plot-area chart:style-name="ch3" table:cell-range-address="Data.C3:Data.C802 Data.G3:Data.G802" chart:data-source-has-labels="column" svg:x="0.626cm" svg:y="0.265cm" svg:width="27.158cm" svg:height="12.729cm">
          <chartooo:coordinate-region svg:x="1.777cm" svg:y="0.46cm" svg:width="26.007cm" svg:height="12.339cm"/>
          <chart:axis chart:dimension="x" chart:name="primary-x" chart:style-name="ch4" chartooo:axis-type="auto">
            <chartooo:date-scale/>
            <chart:categories table:cell-range-address="Data.C3:Data.C8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.G3:Data.G802" chart:class="chart:line">
            <chart:data-point chart:repeated="8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70435">
                <text:p>70435</text:p>
                <draw:g>
                  <svg:desc>Data.C3:Data.C802</svg:desc>
                </draw:g>
              </table:table-cell>
              <table:table-cell office:value-type="float" office:value="20">
                <text:p>20</text:p>
                <draw:g>
                  <svg:desc>Data.G3:Data.G802</svg:desc>
                </draw:g>
              </table:table-cell>
            </table:table-row>
            <table:table-row>
              <table:table-cell office:value-type="float" office:value="70445">
                <text:p>704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0455">
                <text:p>7045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70465">
                <text:p>7046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70475">
                <text:p>7047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70486">
                <text:p>70486</text:p>
              </table:table-cell>
              <table:table-cell office:value-type="float" office:value="588.5">
                <text:p>588.5</text:p>
              </table:table-cell>
            </table:table-row>
            <table:table-row>
              <table:table-cell office:value-type="float" office:value="70495">
                <text:p>7049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70505">
                <text:p>7050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70515">
                <text:p>705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70525">
                <text:p>70525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70535">
                <text:p>7053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70545">
                <text:p>7054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70555">
                <text:p>7055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70565">
                <text:p>7056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70575">
                <text:p>7057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70585">
                <text:p>7058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70595">
                <text:p>7059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70605">
                <text:p>7060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70615">
                <text:p>7061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70625">
                <text:p>7062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70635">
                <text:p>7063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70644">
                <text:p>7064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70654">
                <text:p>7065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70665">
                <text:p>70665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float" office:value="70675">
                <text:p>7067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70685">
                <text:p>7068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0695">
                <text:p>7069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70705">
                <text:p>707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70715">
                <text:p>707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70725">
                <text:p>707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0735">
                <text:p>7073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0745">
                <text:p>7074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70755">
                <text:p>7075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70765">
                <text:p>7076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70774">
                <text:p>707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70785">
                <text:p>707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0795">
                <text:p>7079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70805">
                <text:p>70805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float" office:value="70814">
                <text:p>7081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float" office:value="70824">
                <text:p>70824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float" office:value="70835">
                <text:p>70835</text:p>
              </table:table-cell>
              <table:table-cell office:value-type="float" office:value="-225.5">
                <text:p>-225.5</text:p>
              </table:table-cell>
            </table:table-row>
            <table:table-row>
              <table:table-cell office:value-type="float" office:value="70845">
                <text:p>70845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float" office:value="70854">
                <text:p>70854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float" office:value="70864">
                <text:p>70864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float" office:value="70875">
                <text:p>70875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float" office:value="70885">
                <text:p>708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0895">
                <text:p>708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0904">
                <text:p>70904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70915">
                <text:p>70915</text:p>
              </table:table-cell>
              <table:table-cell office:value-type="float" office:value="-49.5">
                <text:p>-49.5</text:p>
              </table:table-cell>
            </table:table-row>
            <table:table-row>
              <table:table-cell office:value-type="float" office:value="70925">
                <text:p>70925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70934">
                <text:p>7093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70944">
                <text:p>70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955">
                <text:p>70955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float" office:value="70965">
                <text:p>7096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float" office:value="70975">
                <text:p>70975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float" office:value="70984">
                <text:p>70984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float" office:value="70994">
                <text:p>7099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71005">
                <text:p>7100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71014">
                <text:p>71014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float" office:value="71025">
                <text:p>71025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float" office:value="71034">
                <text:p>710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1045">
                <text:p>710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1055">
                <text:p>710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1064">
                <text:p>710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1074">
                <text:p>71074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71085">
                <text:p>71085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71095">
                <text:p>710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1105">
                <text:p>711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1114">
                <text:p>71114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float" office:value="71124">
                <text:p>7112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1135">
                <text:p>7113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71144">
                <text:p>7114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float" office:value="71154">
                <text:p>7115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float" office:value="71164">
                <text:p>71164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float" office:value="71175">
                <text:p>71175</text:p>
              </table:table-cell>
              <table:table-cell office:value-type="float" office:value="-137.5">
                <text:p>-137.5</text:p>
              </table:table-cell>
            </table:table-row>
            <table:table-row>
              <table:table-cell office:value-type="float" office:value="71184">
                <text:p>71184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float" office:value="71194">
                <text:p>71194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float" office:value="71204">
                <text:p>71204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float" office:value="71215">
                <text:p>71215</text:p>
              </table:table-cell>
              <table:table-cell office:value-type="float" office:value="-280.5">
                <text:p>-280.5</text:p>
              </table:table-cell>
            </table:table-row>
            <table:table-row>
              <table:table-cell office:value-type="float" office:value="71224">
                <text:p>71224</text:p>
              </table:table-cell>
              <table:table-cell office:value-type="float" office:value="-256.5">
                <text:p>-256.5</text:p>
              </table:table-cell>
            </table:table-row>
            <table:table-row>
              <table:table-cell office:value-type="float" office:value="71234">
                <text:p>71234</text:p>
              </table:table-cell>
              <table:table-cell office:value-type="float" office:value="-285">
                <text:p>-285</text:p>
              </table:table-cell>
            </table:table-row>
            <table:table-row>
              <table:table-cell office:value-type="float" office:value="71244">
                <text:p>71244</text:p>
              </table:table-cell>
              <table:table-cell office:value-type="float" office:value="-285">
                <text:p>-285</text:p>
              </table:table-cell>
            </table:table-row>
            <table:table-row>
              <table:table-cell office:value-type="float" office:value="71255">
                <text:p>71255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float" office:value="71265">
                <text:p>71265</text:p>
              </table:table-cell>
              <table:table-cell office:value-type="float" office:value="-315">
                <text:p>-315</text:p>
              </table:table-cell>
            </table:table-row>
            <table:table-row>
              <table:table-cell office:value-type="float" office:value="71275">
                <text:p>71275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float" office:value="71284">
                <text:p>71284</text:p>
              </table:table-cell>
              <table:table-cell office:value-type="float" office:value="-121.5">
                <text:p>-121.5</text:p>
              </table:table-cell>
            </table:table-row>
            <table:table-row>
              <table:table-cell office:value-type="float" office:value="71294">
                <text:p>712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1305">
                <text:p>7130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1314">
                <text:p>7131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71324">
                <text:p>7132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1334">
                <text:p>7133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71345">
                <text:p>7134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71355">
                <text:p>7135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71364">
                <text:p>71364</text:p>
              </table:table-cell>
              <table:table-cell office:value-type="float" office:value="274.5">
                <text:p>274.5</text:p>
              </table:table-cell>
            </table:table-row>
            <table:table-row>
              <table:table-cell office:value-type="float" office:value="71374">
                <text:p>7137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71385">
                <text:p>71385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float" office:value="71395">
                <text:p>7139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71404">
                <text:p>71404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float" office:value="71414">
                <text:p>7141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71425">
                <text:p>714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71434">
                <text:p>7143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71444">
                <text:p>714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1454">
                <text:p>7145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71463">
                <text:p>71463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float" office:value="71475">
                <text:p>714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1484">
                <text:p>71484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float" office:value="71494">
                <text:p>7149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71504">
                <text:p>71504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float" office:value="71514">
                <text:p>71514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float" office:value="71524">
                <text:p>71524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float" office:value="71534">
                <text:p>71534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float" office:value="71544">
                <text:p>71544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float" office:value="71554">
                <text:p>71554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float" office:value="71565">
                <text:p>71565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float" office:value="71574">
                <text:p>71574</text:p>
              </table:table-cell>
              <table:table-cell office:value-type="float" office:value="-220.5">
                <text:p>-220.5</text:p>
              </table:table-cell>
            </table:table-row>
            <table:table-row>
              <table:table-cell office:value-type="float" office:value="71584">
                <text:p>71584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float" office:value="71595">
                <text:p>71595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float" office:value="71604">
                <text:p>71604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float" office:value="71614">
                <text:p>71614</text:p>
              </table:table-cell>
              <table:table-cell office:value-type="float" office:value="-340">
                <text:p>-340</text:p>
              </table:table-cell>
            </table:table-row>
            <table:table-row>
              <table:table-cell office:value-type="float" office:value="71624">
                <text:p>71624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float" office:value="71634">
                <text:p>71634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float" office:value="71644">
                <text:p>71644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float" office:value="71654">
                <text:p>71654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float" office:value="71664">
                <text:p>71664</text:p>
              </table:table-cell>
              <table:table-cell office:value-type="float" office:value="-310">
                <text:p>-310</text:p>
              </table:table-cell>
            </table:table-row>
            <table:table-row>
              <table:table-cell office:value-type="float" office:value="71673">
                <text:p>71673</text:p>
              </table:table-cell>
              <table:table-cell office:value-type="float" office:value="-103.5">
                <text:p>-103.5</text:p>
              </table:table-cell>
            </table:table-row>
            <table:table-row>
              <table:table-cell office:value-type="float" office:value="71685">
                <text:p>7168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71694">
                <text:p>7169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71704">
                <text:p>7170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71714">
                <text:p>7171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71724">
                <text:p>7172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1734">
                <text:p>7173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71744">
                <text:p>7174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71754">
                <text:p>7175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1763">
                <text:p>71763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float" office:value="71774">
                <text:p>7177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71784">
                <text:p>7178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71794">
                <text:p>7179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71804">
                <text:p>7180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71814">
                <text:p>718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71824">
                <text:p>718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1834">
                <text:p>718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1843">
                <text:p>7184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71854">
                <text:p>7185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71864">
                <text:p>71864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71874">
                <text:p>71874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71884">
                <text:p>7188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float" office:value="71895">
                <text:p>71895</text:p>
              </table:table-cell>
              <table:table-cell office:value-type="float" office:value="-115.5">
                <text:p>-115.5</text:p>
              </table:table-cell>
            </table:table-row>
            <table:table-row>
              <table:table-cell office:value-type="float" office:value="71904">
                <text:p>71904</text:p>
              </table:table-cell>
              <table:table-cell office:value-type="float" office:value="-103.5">
                <text:p>-103.5</text:p>
              </table:table-cell>
            </table:table-row>
            <table:table-row>
              <table:table-cell office:value-type="float" office:value="71914">
                <text:p>71914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float" office:value="71924">
                <text:p>71924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float" office:value="71933">
                <text:p>71933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float" office:value="71944">
                <text:p>71944</text:p>
              </table:table-cell>
              <table:table-cell office:value-type="float" office:value="-203.5">
                <text:p>-203.5</text:p>
              </table:table-cell>
            </table:table-row>
            <table:table-row>
              <table:table-cell office:value-type="float" office:value="71954">
                <text:p>71954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float" office:value="71964">
                <text:p>71964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float" office:value="71973">
                <text:p>71973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float" office:value="71984">
                <text:p>71984</text:p>
              </table:table-cell>
              <table:table-cell office:value-type="float" office:value="-236.5">
                <text:p>-236.5</text:p>
              </table:table-cell>
            </table:table-row>
            <table:table-row>
              <table:table-cell office:value-type="float" office:value="71994">
                <text:p>71994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float" office:value="72003">
                <text:p>72003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float" office:value="72014">
                <text:p>72014</text:p>
              </table:table-cell>
              <table:table-cell office:value-type="float" office:value="-280.5">
                <text:p>-280.5</text:p>
              </table:table-cell>
            </table:table-row>
            <table:table-row>
              <table:table-cell office:value-type="float" office:value="72024">
                <text:p>72024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float" office:value="72034">
                <text:p>7203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72044">
                <text:p>7204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72053">
                <text:p>7205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72064">
                <text:p>72064</text:p>
              </table:table-cell>
              <table:table-cell office:value-type="float" office:value="258.5">
                <text:p>258.5</text:p>
              </table:table-cell>
            </table:table-row>
            <table:table-row>
              <table:table-cell office:value-type="float" office:value="72074">
                <text:p>7207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72084">
                <text:p>7208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72093">
                <text:p>72093</text:p>
              </table:table-cell>
              <table:table-cell office:value-type="float" office:value="409.5">
                <text:p>409.5</text:p>
              </table:table-cell>
            </table:table-row>
            <table:table-row>
              <table:table-cell office:value-type="float" office:value="72103">
                <text:p>7210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72114">
                <text:p>72114</text:p>
              </table:table-cell>
              <table:table-cell office:value-type="float" office:value="291.5">
                <text:p>291.5</text:p>
              </table:table-cell>
            </table:table-row>
            <table:table-row>
              <table:table-cell office:value-type="float" office:value="72124">
                <text:p>7212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72134">
                <text:p>7213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72143">
                <text:p>7214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72154">
                <text:p>7215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72164">
                <text:p>7216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72173">
                <text:p>7217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72183">
                <text:p>7218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72194">
                <text:p>7219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72204">
                <text:p>722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2214">
                <text:p>7221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72223">
                <text:p>72223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72233">
                <text:p>72233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72244">
                <text:p>72244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float" office:value="72253">
                <text:p>72253</text:p>
              </table:table-cell>
              <table:table-cell office:value-type="float" office:value="-148.5">
                <text:p>-148.5</text:p>
              </table:table-cell>
            </table:table-row>
            <table:table-row>
              <table:table-cell office:value-type="float" office:value="72263">
                <text:p>72263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float" office:value="72273">
                <text:p>72273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float" office:value="72284">
                <text:p>72284</text:p>
              </table:table-cell>
              <table:table-cell office:value-type="float" office:value="-379.5">
                <text:p>-379.5</text:p>
              </table:table-cell>
            </table:table-row>
            <table:table-row>
              <table:table-cell office:value-type="float" office:value="72293">
                <text:p>72293</text:p>
              </table:table-cell>
              <table:table-cell office:value-type="float" office:value="-324">
                <text:p>-324</text:p>
              </table:table-cell>
            </table:table-row>
            <table:table-row>
              <table:table-cell office:value-type="float" office:value="72303">
                <text:p>72303</text:p>
              </table:table-cell>
              <table:table-cell office:value-type="float" office:value="-340">
                <text:p>-340</text:p>
              </table:table-cell>
            </table:table-row>
            <table:table-row>
              <table:table-cell office:value-type="float" office:value="72313">
                <text:p>72313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float" office:value="72324">
                <text:p>72324</text:p>
              </table:table-cell>
              <table:table-cell office:value-type="float" office:value="-379.5">
                <text:p>-379.5</text:p>
              </table:table-cell>
            </table:table-row>
            <table:table-row>
              <table:table-cell office:value-type="float" office:value="72334">
                <text:p>72334</text:p>
              </table:table-cell>
              <table:table-cell office:value-type="float" office:value="-375">
                <text:p>-375</text:p>
              </table:table-cell>
            </table:table-row>
            <table:table-row>
              <table:table-cell office:value-type="float" office:value="72343">
                <text:p>72343</text:p>
              </table:table-cell>
              <table:table-cell office:value-type="float" office:value="-346.5">
                <text:p>-346.5</text:p>
              </table:table-cell>
            </table:table-row>
            <table:table-row>
              <table:table-cell office:value-type="float" office:value="72353">
                <text:p>72353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float" office:value="72364">
                <text:p>7236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72374">
                <text:p>7237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2383">
                <text:p>723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2393">
                <text:p>7239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72403">
                <text:p>72403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72414">
                <text:p>72414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float" office:value="72424">
                <text:p>72424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72433">
                <text:p>72433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float" office:value="72443">
                <text:p>7244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72454">
                <text:p>72454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72463">
                <text:p>72463</text:p>
              </table:table-cell>
              <table:table-cell office:value-type="float" office:value="409.5">
                <text:p>409.5</text:p>
              </table:table-cell>
            </table:table-row>
            <table:table-row>
              <table:table-cell office:value-type="float" office:value="72473">
                <text:p>7247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72483">
                <text:p>7248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72494">
                <text:p>72494</text:p>
              </table:table-cell>
              <table:table-cell office:value-type="float" office:value="225.5">
                <text:p>225.5</text:p>
              </table:table-cell>
            </table:table-row>
            <table:table-row>
              <table:table-cell office:value-type="float" office:value="72504">
                <text:p>7250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72513">
                <text:p>72513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float" office:value="72523">
                <text:p>725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2534">
                <text:p>72534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float" office:value="72543">
                <text:p>7254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72553">
                <text:p>7255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72563">
                <text:p>72563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float" office:value="72573">
                <text:p>72573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float" office:value="72584">
                <text:p>72584</text:p>
              </table:table-cell>
              <table:table-cell office:value-type="float" office:value="-335.5">
                <text:p>-335.5</text:p>
              </table:table-cell>
            </table:table-row>
            <table:table-row>
              <table:table-cell office:value-type="float" office:value="72594">
                <text:p>72594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72603">
                <text:p>72603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float" office:value="72613">
                <text:p>72613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float" office:value="72624">
                <text:p>72624</text:p>
              </table:table-cell>
              <table:table-cell office:value-type="float" office:value="-385">
                <text:p>-385</text:p>
              </table:table-cell>
            </table:table-row>
            <table:table-row>
              <table:table-cell office:value-type="float" office:value="72633">
                <text:p>72633</text:p>
              </table:table-cell>
              <table:table-cell office:value-type="float" office:value="-382.5">
                <text:p>-382.5</text:p>
              </table:table-cell>
            </table:table-row>
            <table:table-row>
              <table:table-cell office:value-type="float" office:value="72643">
                <text:p>72643</text:p>
              </table:table-cell>
              <table:table-cell office:value-type="float" office:value="-440">
                <text:p>-440</text:p>
              </table:table-cell>
            </table:table-row>
            <table:table-row>
              <table:table-cell office:value-type="float" office:value="72653">
                <text:p>72653</text:p>
              </table:table-cell>
              <table:table-cell office:value-type="float" office:value="-410">
                <text:p>-410</text:p>
              </table:table-cell>
            </table:table-row>
            <table:table-row>
              <table:table-cell office:value-type="float" office:value="72664">
                <text:p>72664</text:p>
              </table:table-cell>
              <table:table-cell office:value-type="float" office:value="-313.5">
                <text:p>-313.5</text:p>
              </table:table-cell>
            </table:table-row>
            <table:table-row>
              <table:table-cell office:value-type="float" office:value="72673">
                <text:p>72673</text:p>
              </table:table-cell>
              <table:table-cell office:value-type="float" office:value="-49.5">
                <text:p>-49.5</text:p>
              </table:table-cell>
            </table:table-row>
            <table:table-row>
              <table:table-cell office:value-type="float" office:value="72683">
                <text:p>7268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72693">
                <text:p>7269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72704">
                <text:p>7270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72713">
                <text:p>7271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72723">
                <text:p>72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733">
                <text:p>727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2742">
                <text:p>72742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float" office:value="72754">
                <text:p>727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2763">
                <text:p>7276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72773">
                <text:p>72773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72783">
                <text:p>72783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72793">
                <text:p>72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2803">
                <text:p>7280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72813">
                <text:p>7281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72823">
                <text:p>7282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72834">
                <text:p>72834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float" office:value="72843">
                <text:p>72843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72853">
                <text:p>728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2863">
                <text:p>728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2873">
                <text:p>72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2883">
                <text:p>72883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float" office:value="72893">
                <text:p>72893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float" office:value="72903">
                <text:p>72903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float" office:value="72912">
                <text:p>72912</text:p>
              </table:table-cell>
              <table:table-cell office:value-type="float" office:value="-157.5">
                <text:p>-157.5</text:p>
              </table:table-cell>
            </table:table-row>
            <table:table-row>
              <table:table-cell office:value-type="float" office:value="72923">
                <text:p>72923</text:p>
              </table:table-cell>
              <table:table-cell office:value-type="float" office:value="-203.5">
                <text:p>-203.5</text:p>
              </table:table-cell>
            </table:table-row>
            <table:table-row>
              <table:table-cell office:value-type="float" office:value="72933">
                <text:p>72933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float" office:value="72943">
                <text:p>72943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float" office:value="72953">
                <text:p>72953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float" office:value="72964">
                <text:p>72964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float" office:value="72973">
                <text:p>72973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float" office:value="72983">
                <text:p>72983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float" office:value="72993">
                <text:p>72993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float" office:value="73003">
                <text:p>73003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float" office:value="73013">
                <text:p>730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3023">
                <text:p>7302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73033">
                <text:p>7303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73042">
                <text:p>730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73053">
                <text:p>7305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73063">
                <text:p>730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3073">
                <text:p>730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3083">
                <text:p>730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3093">
                <text:p>730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3103">
                <text:p>731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3112">
                <text:p>7311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73123">
                <text:p>731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3133">
                <text:p>731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3143">
                <text:p>7314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73153">
                <text:p>7315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73162">
                <text:p>73162</text:p>
              </table:table-cell>
              <table:table-cell office:value-type="float" office:value="-85.5">
                <text:p>-85.5</text:p>
              </table:table-cell>
            </table:table-row>
            <table:table-row>
              <table:table-cell office:value-type="float" office:value="73172">
                <text:p>7317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float" office:value="73183">
                <text:p>73183</text:p>
              </table:table-cell>
              <table:table-cell office:value-type="float" office:value="-137.5">
                <text:p>-137.5</text:p>
              </table:table-cell>
            </table:table-row>
            <table:table-row>
              <table:table-cell office:value-type="float" office:value="73193">
                <text:p>73193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float" office:value="73202">
                <text:p>73202</text:p>
              </table:table-cell>
              <table:table-cell office:value-type="float" office:value="-121.5">
                <text:p>-121.5</text:p>
              </table:table-cell>
            </table:table-row>
            <table:table-row>
              <table:table-cell office:value-type="float" office:value="73213">
                <text:p>73213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float" office:value="73223">
                <text:p>73223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73233">
                <text:p>732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3243">
                <text:p>7324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73252">
                <text:p>73252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float" office:value="73263">
                <text:p>732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73273">
                <text:p>732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3283">
                <text:p>732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3293">
                <text:p>7329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3303">
                <text:p>7330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73313">
                <text:p>733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3323">
                <text:p>733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3332">
                <text:p>73332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float" office:value="73342">
                <text:p>73342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73353">
                <text:p>73353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float" office:value="73363">
                <text:p>73363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73373">
                <text:p>7337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73382">
                <text:p>73382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float" office:value="73393">
                <text:p>73393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float" office:value="73403">
                <text:p>7340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73413">
                <text:p>7341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73422">
                <text:p>73422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float" office:value="73433">
                <text:p>734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3443">
                <text:p>734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3453">
                <text:p>734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3462">
                <text:p>73462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float" office:value="73473">
                <text:p>73473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float" office:value="73483">
                <text:p>734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73492">
                <text:p>734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3502">
                <text:p>7350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73512">
                <text:p>7351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3523">
                <text:p>73523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float" office:value="73533">
                <text:p>735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3542">
                <text:p>73542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73552">
                <text:p>735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3563">
                <text:p>735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3572">
                <text:p>73572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float" office:value="73582">
                <text:p>73582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73592">
                <text:p>7359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73603">
                <text:p>73603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float" office:value="73613">
                <text:p>73613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float" office:value="73623">
                <text:p>73623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float" office:value="73632">
                <text:p>73632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float" office:value="73643">
                <text:p>73643</text:p>
              </table:table-cell>
              <table:table-cell office:value-type="float" office:value="-203.5">
                <text:p>-203.5</text:p>
              </table:table-cell>
            </table:table-row>
            <table:table-row>
              <table:table-cell office:value-type="float" office:value="73653">
                <text:p>73653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float" office:value="73663">
                <text:p>73663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float" office:value="73672">
                <text:p>73672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float" office:value="73682">
                <text:p>7368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73693">
                <text:p>73693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float" office:value="73702">
                <text:p>7370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73712">
                <text:p>737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73722">
                <text:p>737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3733">
                <text:p>7373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73743">
                <text:p>737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3752">
                <text:p>7375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73762">
                <text:p>7376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3773">
                <text:p>73773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float" office:value="73782">
                <text:p>73782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float" office:value="73792">
                <text:p>73792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73802">
                <text:p>7380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73812">
                <text:p>7381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73823">
                <text:p>73823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float" office:value="73832">
                <text:p>738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73842">
                <text:p>7384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73852">
                <text:p>738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3862">
                <text:p>738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3872">
                <text:p>738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3882">
                <text:p>738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3892">
                <text:p>738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3903">
                <text:p>7390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float" office:value="73912">
                <text:p>739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3922">
                <text:p>739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3932">
                <text:p>73932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73942">
                <text:p>73942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73953">
                <text:p>73953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float" office:value="73962">
                <text:p>73962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float" office:value="73972">
                <text:p>73972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73982">
                <text:p>73982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float" office:value="73992">
                <text:p>73992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float" office:value="74002">
                <text:p>74002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74012">
                <text:p>74012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float" office:value="74022">
                <text:p>74022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float" office:value="74033">
                <text:p>74033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float" office:value="74042">
                <text:p>74042</text:p>
              </table:table-cell>
              <table:table-cell office:value-type="float" office:value="-130.5">
                <text:p>-130.5</text:p>
              </table:table-cell>
            </table:table-row>
            <table:table-row>
              <table:table-cell office:value-type="float" office:value="74052">
                <text:p>74052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float" office:value="74062">
                <text:p>74062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float" office:value="74073">
                <text:p>74073</text:p>
              </table:table-cell>
              <table:table-cell office:value-type="float" office:value="-280.5">
                <text:p>-280.5</text:p>
              </table:table-cell>
            </table:table-row>
            <table:table-row>
              <table:table-cell office:value-type="float" office:value="74082">
                <text:p>74082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float" office:value="74092">
                <text:p>74092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float" office:value="74102">
                <text:p>74102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74112">
                <text:p>7411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4123">
                <text:p>74123</text:p>
              </table:table-cell>
              <table:table-cell office:value-type="float" office:value="225.5">
                <text:p>225.5</text:p>
              </table:table-cell>
            </table:table-row>
            <table:table-row>
              <table:table-cell office:value-type="float" office:value="74132">
                <text:p>74132</text:p>
              </table:table-cell>
              <table:table-cell office:value-type="float" office:value="337.5">
                <text:p>337.5</text:p>
              </table:table-cell>
            </table:table-row>
            <table:table-row>
              <table:table-cell office:value-type="float" office:value="74142">
                <text:p>7414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74152">
                <text:p>7415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74162">
                <text:p>7416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74172">
                <text:p>741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74182">
                <text:p>7418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74192">
                <text:p>7419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74202">
                <text:p>7420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74212">
                <text:p>7421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74222">
                <text:p>7422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74232">
                <text:p>742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4242">
                <text:p>7424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4252">
                <text:p>7425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74262">
                <text:p>742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4272">
                <text:p>742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4281">
                <text:p>74281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float" office:value="74292">
                <text:p>74292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74302">
                <text:p>74302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float" office:value="74312">
                <text:p>74312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float" office:value="74321">
                <text:p>74321</text:p>
              </table:table-cell>
              <table:table-cell office:value-type="float" office:value="-148.5">
                <text:p>-148.5</text:p>
              </table:table-cell>
            </table:table-row>
            <table:table-row>
              <table:table-cell office:value-type="float" office:value="74332">
                <text:p>74332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float" office:value="74342">
                <text:p>74342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float" office:value="74352">
                <text:p>74352</text:p>
              </table:table-cell>
              <table:table-cell office:value-type="float" office:value="-335">
                <text:p>-335</text:p>
              </table:table-cell>
            </table:table-row>
            <table:table-row>
              <table:table-cell office:value-type="float" office:value="74362">
                <text:p>74362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float" office:value="74372">
                <text:p>74372</text:p>
              </table:table-cell>
              <table:table-cell office:value-type="float" office:value="-415">
                <text:p>-415</text:p>
              </table:table-cell>
            </table:table-row>
            <table:table-row>
              <table:table-cell office:value-type="float" office:value="74382">
                <text:p>74382</text:p>
              </table:table-cell>
              <table:table-cell office:value-type="float" office:value="-415">
                <text:p>-415</text:p>
              </table:table-cell>
            </table:table-row>
            <table:table-row>
              <table:table-cell office:value-type="float" office:value="74392">
                <text:p>74392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float" office:value="74402">
                <text:p>74402</text:p>
              </table:table-cell>
              <table:table-cell office:value-type="float" office:value="-365">
                <text:p>-365</text:p>
              </table:table-cell>
            </table:table-row>
            <table:table-row>
              <table:table-cell office:value-type="float" office:value="74412">
                <text:p>74412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float" office:value="74422">
                <text:p>74422</text:p>
              </table:table-cell>
              <table:table-cell office:value-type="float" office:value="-405">
                <text:p>-405</text:p>
              </table:table-cell>
            </table:table-row>
            <table:table-row>
              <table:table-cell office:value-type="float" office:value="74432">
                <text:p>74432</text:p>
              </table:table-cell>
              <table:table-cell office:value-type="float" office:value="-325">
                <text:p>-325</text:p>
              </table:table-cell>
            </table:table-row>
            <table:table-row>
              <table:table-cell office:value-type="float" office:value="74442">
                <text:p>7444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74451">
                <text:p>74451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74462">
                <text:p>7446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74472">
                <text:p>7447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4481">
                <text:p>7448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74491">
                <text:p>7449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74502">
                <text:p>7450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74512">
                <text:p>7451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74521">
                <text:p>7452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74531">
                <text:p>7453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74542">
                <text:p>74542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74552">
                <text:p>7455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74562">
                <text:p>7456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74571">
                <text:p>74571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float" office:value="74582">
                <text:p>745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74592">
                <text:p>745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4601">
                <text:p>7460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74612">
                <text:p>74612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74621">
                <text:p>74621</text:p>
              </table:table-cell>
              <table:table-cell office:value-type="float" office:value="-49.5">
                <text:p>-49.5</text:p>
              </table:table-cell>
            </table:table-row>
            <table:table-row>
              <table:table-cell office:value-type="float" office:value="74632">
                <text:p>74632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float" office:value="74642">
                <text:p>74642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float" office:value="74651">
                <text:p>74651</text:p>
              </table:table-cell>
              <table:table-cell office:value-type="float" office:value="-130.5">
                <text:p>-130.5</text:p>
              </table:table-cell>
            </table:table-row>
            <table:table-row>
              <table:table-cell office:value-type="float" office:value="74661">
                <text:p>74661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float" office:value="74672">
                <text:p>74672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float" office:value="74682">
                <text:p>74682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float" office:value="74691">
                <text:p>74691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float" office:value="74701">
                <text:p>74701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float" office:value="74712">
                <text:p>74712</text:p>
              </table:table-cell>
              <table:table-cell office:value-type="float" office:value="-247.5">
                <text:p>-247.5</text:p>
              </table:table-cell>
            </table:table-row>
            <table:table-row>
              <table:table-cell office:value-type="float" office:value="74722">
                <text:p>74722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float" office:value="74732">
                <text:p>74732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float" office:value="74741">
                <text:p>74741</text:p>
              </table:table-cell>
              <table:table-cell office:value-type="float" office:value="-211.5">
                <text:p>-211.5</text:p>
              </table:table-cell>
            </table:table-row>
            <table:table-row>
              <table:table-cell office:value-type="float" office:value="74752">
                <text:p>74752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float" office:value="74762">
                <text:p>747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4772">
                <text:p>7477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74781">
                <text:p>7478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74791">
                <text:p>747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4802">
                <text:p>74802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float" office:value="74812">
                <text:p>74812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74821">
                <text:p>7482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74831">
                <text:p>748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4842">
                <text:p>74842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float" office:value="74851">
                <text:p>7485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74862">
                <text:p>7486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74871">
                <text:p>74871</text:p>
              </table:table-cell>
              <table:table-cell office:value-type="float" office:value="391.5">
                <text:p>391.5</text:p>
              </table:table-cell>
            </table:table-row>
            <table:table-row>
              <table:table-cell office:value-type="float" office:value="74882">
                <text:p>74882</text:p>
              </table:table-cell>
              <table:table-cell office:value-type="float" office:value="379.5">
                <text:p>379.5</text:p>
              </table:table-cell>
            </table:table-row>
            <table:table-row>
              <table:table-cell office:value-type="float" office:value="74892">
                <text:p>7489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74901">
                <text:p>74901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float" office:value="74911">
                <text:p>7491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74921">
                <text:p>7492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74932">
                <text:p>749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74941">
                <text:p>74941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74951">
                <text:p>749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4961">
                <text:p>749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4972">
                <text:p>74972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74981">
                <text:p>74981</text:p>
              </table:table-cell>
              <table:table-cell office:value-type="float" office:value="-49.5">
                <text:p>-49.5</text:p>
              </table:table-cell>
            </table:table-row>
            <table:table-row>
              <table:table-cell office:value-type="float" office:value="74991">
                <text:p>74991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float" office:value="75001">
                <text:p>75001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float" office:value="75012">
                <text:p>75012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float" office:value="75022">
                <text:p>75022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float" office:value="75031">
                <text:p>75031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float" office:value="75041">
                <text:p>75041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float" office:value="75052">
                <text:p>75052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float" office:value="75062">
                <text:p>75062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float" office:value="75071">
                <text:p>75071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float" office:value="75081">
                <text:p>75081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float" office:value="75091">
                <text:p>75091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75101">
                <text:p>7510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75111">
                <text:p>7511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75121">
                <text:p>75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5131">
                <text:p>751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5142">
                <text:p>7514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75151">
                <text:p>751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5161">
                <text:p>751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5171">
                <text:p>751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5181">
                <text:p>751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5191">
                <text:p>751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5201">
                <text:p>7520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75211">
                <text:p>7521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75222">
                <text:p>7522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float" office:value="75231">
                <text:p>75231</text:p>
              </table:table-cell>
              <table:table-cell office:value-type="float" office:value="355.5">
                <text:p>355.5</text:p>
              </table:table-cell>
            </table:table-row>
            <table:table-row>
              <table:table-cell office:value-type="float" office:value="75241">
                <text:p>7524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75251">
                <text:p>7525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5261">
                <text:p>752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5271">
                <text:p>7527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75281">
                <text:p>752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75291">
                <text:p>752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5300">
                <text:p>7530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75312">
                <text:p>75312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75321">
                <text:p>75321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float" office:value="75331">
                <text:p>7533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75341">
                <text:p>75341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75351">
                <text:p>75351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75361">
                <text:p>75361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float" office:value="75371">
                <text:p>75371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float" office:value="75381">
                <text:p>75381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float" office:value="75390">
                <text:p>75390</text:p>
              </table:table-cell>
              <table:table-cell office:value-type="float" office:value="-175.5">
                <text:p>-175.5</text:p>
              </table:table-cell>
            </table:table-row>
            <table:table-row>
              <table:table-cell office:value-type="float" office:value="75401">
                <text:p>75401</text:p>
              </table:table-cell>
              <table:table-cell office:value-type="float" office:value="-236.5">
                <text:p>-236.5</text:p>
              </table:table-cell>
            </table:table-row>
            <table:table-row>
              <table:table-cell office:value-type="float" office:value="75411">
                <text:p>75411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float" office:value="75421">
                <text:p>75421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75430">
                <text:p>75430</text:p>
              </table:table-cell>
              <table:table-cell office:value-type="float" office:value="130.5">
                <text:p>130.5</text:p>
              </table:table-cell>
            </table:table-row>
            <table:table-row>
              <table:table-cell office:value-type="float" office:value="75442">
                <text:p>7544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75451">
                <text:p>754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5461">
                <text:p>7546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5471">
                <text:p>754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5481">
                <text:p>754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5491">
                <text:p>754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5501">
                <text:p>755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5511">
                <text:p>75511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75521">
                <text:p>75521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float" office:value="75531">
                <text:p>75531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float" office:value="75541">
                <text:p>75541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75551">
                <text:p>7555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75560">
                <text:p>75560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75571">
                <text:p>7557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75581">
                <text:p>7558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75591">
                <text:p>7559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75600">
                <text:p>756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75611">
                <text:p>75611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float" office:value="75621">
                <text:p>756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75631">
                <text:p>756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75641">
                <text:p>756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5651">
                <text:p>7565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75661">
                <text:p>75661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75671">
                <text:p>75671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float" office:value="75680">
                <text:p>7568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float" office:value="75691">
                <text:p>75691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float" office:value="75701">
                <text:p>75701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float" office:value="75711">
                <text:p>75711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float" office:value="75720">
                <text:p>75720</text:p>
              </table:table-cell>
              <table:table-cell office:value-type="float" office:value="-175.5">
                <text:p>-175.5</text:p>
              </table:table-cell>
            </table:table-row>
            <table:table-row>
              <table:table-cell office:value-type="float" office:value="75730">
                <text:p>75730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float" office:value="75741">
                <text:p>75741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float" office:value="75751">
                <text:p>7575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5761">
                <text:p>7576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75770">
                <text:p>7577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75781">
                <text:p>75781</text:p>
              </table:table-cell>
              <table:table-cell office:value-type="float" office:value="258.5">
                <text:p>258.5</text:p>
              </table:table-cell>
            </table:table-row>
            <table:table-row>
              <table:table-cell office:value-type="float" office:value="75791">
                <text:p>7579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5800">
                <text:p>758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5810">
                <text:p>758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5821">
                <text:p>758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5831">
                <text:p>758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5841">
                <text:p>758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5850">
                <text:p>7585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75860">
                <text:p>758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5871">
                <text:p>75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881">
                <text:p>75881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75890">
                <text:p>75890</text:p>
              </table:table-cell>
              <table:table-cell office:value-type="float" office:value="-175.5">
                <text:p>-175.5</text:p>
              </table:table-cell>
            </table:table-row>
            <table:table-row>
              <table:table-cell office:value-type="float" office:value="75900">
                <text:p>7590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float" office:value="75911">
                <text:p>75911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float" office:value="75920">
                <text:p>759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75931">
                <text:p>75931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float" office:value="75940">
                <text:p>759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75951">
                <text:p>75951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float" office:value="75961">
                <text:p>75961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float" office:value="75970">
                <text:p>75970</text:p>
              </table:table-cell>
              <table:table-cell office:value-type="float" office:value="-85.5">
                <text:p>-85.5</text:p>
              </table:table-cell>
            </table:table-row>
            <table:table-row>
              <table:table-cell office:value-type="float" office:value="75980">
                <text:p>7598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75991">
                <text:p>75991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float" office:value="76001">
                <text:p>76001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float" office:value="76011">
                <text:p>76011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float" office:value="76020">
                <text:p>76020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float" office:value="76030">
                <text:p>76030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float" office:value="76041">
                <text:p>76041</text:p>
              </table:table-cell>
              <table:table-cell office:value-type="float" office:value="-308">
                <text:p>-308</text:p>
              </table:table-cell>
            </table:table-row>
            <table:table-row>
              <table:table-cell office:value-type="float" office:value="76051">
                <text:p>76051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float" office:value="76060">
                <text:p>76060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float" office:value="76070">
                <text:p>760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6081">
                <text:p>7608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76091">
                <text:p>7609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76100">
                <text:p>76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76110">
                <text:p>76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6121">
                <text:p>76121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76131">
                <text:p>7613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6140">
                <text:p>761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6150">
                <text:p>761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6161">
                <text:p>761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6170">
                <text:p>7617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76181">
                <text:p>76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190">
                <text:p>76190</text:p>
              </table:table-cell>
              <table:table-cell office:value-type="float" office:value="-31.5">
                <text:p>-31.5</text:p>
              </table:table-cell>
            </table:table-row>
            <table:table-row>
              <table:table-cell office:value-type="float" office:value="76200">
                <text:p>7620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76211">
                <text:p>76211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float" office:value="76220">
                <text:p>76220</text:p>
              </table:table-cell>
              <table:table-cell office:value-type="float" office:value="-148.5">
                <text:p>-148.5</text:p>
              </table:table-cell>
            </table:table-row>
            <table:table-row>
              <table:table-cell office:value-type="float" office:value="76230">
                <text:p>76230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float" office:value="76240">
                <text:p>76240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float" office:value="76251">
                <text:p>76251</text:p>
              </table:table-cell>
              <table:table-cell office:value-type="float" office:value="-291.5">
                <text:p>-291.5</text:p>
              </table:table-cell>
            </table:table-row>
            <table:table-row>
              <table:table-cell office:value-type="float" office:value="76260">
                <text:p>7626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76270">
                <text:p>762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6280">
                <text:p>762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76290">
                <text:p>762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6301">
                <text:p>76301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float" office:value="76310">
                <text:p>76310</text:p>
              </table:table-cell>
              <table:table-cell office:value-type="float" office:value="-58.5">
                <text:p>-58.5</text:p>
              </table:table-cell>
            </table:table-row>
            <table:table-row>
              <table:table-cell office:value-type="float" office:value="76320">
                <text:p>76320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float" office:value="76331">
                <text:p>76331</text:p>
              </table:table-cell>
              <table:table-cell office:value-type="float" office:value="-115.5">
                <text:p>-115.5</text:p>
              </table:table-cell>
            </table:table-row>
            <table:table-row>
              <table:table-cell office:value-type="float" office:value="76340">
                <text:p>76340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float" office:value="76350">
                <text:p>7635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float" office:value="76360">
                <text:p>7636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float" office:value="76370">
                <text:p>76370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float" office:value="76381">
                <text:p>76381</text:p>
              </table:table-cell>
              <table:table-cell office:value-type="float" office:value="-225.5">
                <text:p>-225.5</text:p>
              </table:table-cell>
            </table:table-row>
            <table:table-row>
              <table:table-cell office:value-type="float" office:value="76390">
                <text:p>76390</text:p>
              </table:table-cell>
              <table:table-cell office:value-type="float" office:value="-220.5">
                <text:p>-220.5</text:p>
              </table:table-cell>
            </table:table-row>
            <table:table-row>
              <table:table-cell office:value-type="float" office:value="76400">
                <text:p>76400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float" office:value="76410">
                <text:p>764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6421">
                <text:p>76421</text:p>
              </table:table-cell>
              <table:table-cell office:value-type="float" office:value="236.5">
                <text:p>236.5</text:p>
              </table:table-cell>
            </table:table-row>
            <table:table-row>
              <table:table-cell office:value-type="float" office:value="76430">
                <text:p>76430</text:p>
              </table:table-cell>
              <table:table-cell office:value-type="float" office:value="202.5">
                <text:p>202.5</text:p>
              </table:table-cell>
            </table:table-row>
            <table:table-row>
              <table:table-cell office:value-type="float" office:value="76440">
                <text:p>764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6450">
                <text:p>7645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6460">
                <text:p>764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6471">
                <text:p>7647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76480">
                <text:p>76480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76490">
                <text:p>7649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76500">
                <text:p>7650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76510">
                <text:p>7651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76520">
                <text:p>765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76530">
                <text:p>7653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76540">
                <text:p>7654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76550">
                <text:p>7655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float" office:value="76560">
                <text:p>76560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float" office:value="76570">
                <text:p>76570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float" office:value="76571">
                <text:p>765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6580">
                <text:p>7658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76590">
                <text:p>76590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float" office:value="76600">
                <text:p>76600</text:p>
              </table:table-cell>
              <table:table-cell office:value-type="float" office:value="-365">
                <text:p>-365</text:p>
              </table:table-cell>
            </table:table-row>
            <table:table-row>
              <table:table-cell office:value-type="float" office:value="76610">
                <text:p>76610</text:p>
              </table:table-cell>
              <table:table-cell office:value-type="float" office:value="-590">
                <text:p>-590</text:p>
              </table:table-cell>
            </table:table-row>
            <table:table-row>
              <table:table-cell office:value-type="float" office:value="76620">
                <text:p>76620</text:p>
              </table:table-cell>
              <table:table-cell office:value-type="float" office:value="-815">
                <text:p>-815</text:p>
              </table:table-cell>
            </table:table-row>
            <table:table-row>
              <table:table-cell office:value-type="float" office:value="76630">
                <text:p>76630</text:p>
              </table:table-cell>
              <table:table-cell office:value-type="float" office:value="-950">
                <text:p>-950</text:p>
              </table:table-cell>
            </table:table-row>
            <table:table-row>
              <table:table-cell office:value-type="float" office:value="76640">
                <text:p>76640</text:p>
              </table:table-cell>
              <table:table-cell office:value-type="float" office:value="-980">
                <text:p>-980</text:p>
              </table:table-cell>
            </table:table-row>
            <table:table-row>
              <table:table-cell office:value-type="float" office:value="76650">
                <text:p>76650</text:p>
              </table:table-cell>
              <table:table-cell office:value-type="float" office:value="-980">
                <text:p>-980</text:p>
              </table:table-cell>
            </table:table-row>
            <table:table-row>
              <table:table-cell office:value-type="float" office:value="76660">
                <text:p>76660</text:p>
              </table:table-cell>
              <table:table-cell office:value-type="float" office:value="-985">
                <text:p>-985</text:p>
              </table:table-cell>
            </table:table-row>
            <table:table-row>
              <table:table-cell office:value-type="float" office:value="76670">
                <text:p>76670</text:p>
              </table:table-cell>
              <table:table-cell office:value-type="float" office:value="-950">
                <text:p>-950</text:p>
              </table:table-cell>
            </table:table-row>
            <table:table-row>
              <table:table-cell office:value-type="float" office:value="76680">
                <text:p>76680</text:p>
              </table:table-cell>
              <table:table-cell office:value-type="float" office:value="-855">
                <text:p>-855</text:p>
              </table:table-cell>
            </table:table-row>
            <table:table-row>
              <table:table-cell office:value-type="float" office:value="76690">
                <text:p>76690</text:p>
              </table:table-cell>
              <table:table-cell office:value-type="float" office:value="-755">
                <text:p>-755</text:p>
              </table:table-cell>
            </table:table-row>
            <table:table-row>
              <table:table-cell office:value-type="float" office:value="76700">
                <text:p>76700</text:p>
              </table:table-cell>
              <table:table-cell office:value-type="float" office:value="-670">
                <text:p>-670</text:p>
              </table:table-cell>
            </table:table-row>
            <table:table-row>
              <table:table-cell office:value-type="float" office:value="76710">
                <text:p>76710</text:p>
              </table:table-cell>
              <table:table-cell office:value-type="float" office:value="-585">
                <text:p>-585</text:p>
              </table:table-cell>
            </table:table-row>
            <table:table-row>
              <table:table-cell office:value-type="float" office:value="76720">
                <text:p>76720</text:p>
              </table:table-cell>
              <table:table-cell office:value-type="float" office:value="-495">
                <text:p>-495</text:p>
              </table:table-cell>
            </table:table-row>
            <table:table-row>
              <table:table-cell office:value-type="float" office:value="76730">
                <text:p>76730</text:p>
              </table:table-cell>
              <table:table-cell office:value-type="float" office:value="-405">
                <text:p>-405</text:p>
              </table:table-cell>
            </table:table-row>
            <table:table-row>
              <table:table-cell office:value-type="float" office:value="76740">
                <text:p>76740</text:p>
              </table:table-cell>
              <table:table-cell office:value-type="float" office:value="-310">
                <text:p>-310</text:p>
              </table:table-cell>
            </table:table-row>
            <table:table-row>
              <table:table-cell office:value-type="float" office:value="76750">
                <text:p>76750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float" office:value="76760">
                <text:p>7676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76770">
                <text:p>7677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float" office:value="76780">
                <text:p>7678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76790">
                <text:p>767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6800">
                <text:p>768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6810">
                <text:p>768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6820">
                <text:p>768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6830">
                <text:p>768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76839">
                <text:p>76839</text:p>
              </table:table-cell>
              <table:table-cell office:value-type="float" office:value="130.5">
                <text:p>130.5</text:p>
              </table:table-cell>
            </table:table-row>
            <table:table-row>
              <table:table-cell office:value-type="float" office:value="76850">
                <text:p>768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76860">
                <text:p>768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6869">
                <text:p>7686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6880">
                <text:p>76880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float" office:value="76890">
                <text:p>768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6900">
                <text:p>769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6910">
                <text:p>7691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76919">
                <text:p>76919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float" office:value="76930">
                <text:p>76930</text:p>
              </table:table-cell>
              <table:table-cell office:value-type="float" office:value="-60.5">
                <text:p>-60.5</text:p>
              </table:table-cell>
            </table:table-row>
            <table:table-row>
              <table:table-cell office:value-type="float" office:value="76940">
                <text:p>7694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76950">
                <text:p>7695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76959">
                <text:p>76959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float" office:value="76969">
                <text:p>769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6980">
                <text:p>76980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76990">
                <text:p>769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6999">
                <text:p>76999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77009">
                <text:p>770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7020">
                <text:p>77020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float" office:value="77030">
                <text:p>770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7039">
                <text:p>77039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float" office:value="77049">
                <text:p>770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7060">
                <text:p>77060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float" office:value="77070">
                <text:p>770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7080">
                <text:p>770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7089">
                <text:p>77089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float" office:value="77100">
                <text:p>771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7110">
                <text:p>771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7120">
                <text:p>771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7129">
                <text:p>7712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77139">
                <text:p>77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150">
                <text:p>77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160">
                <text:p>77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169">
                <text:p>7716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77179">
                <text:p>771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7190">
                <text:p>77190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float" office:value="77199">
                <text:p>771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7209">
                <text:p>7720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7219">
                <text:p>772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7230">
                <text:p>77230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float" office:value="77240">
                <text:p>772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77249">
                <text:p>77249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float" office:value="77259">
                <text:p>772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7270">
                <text:p>772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77280">
                <text:p>772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7289">
                <text:p>77289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77299">
                <text:p>772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7309">
                <text:p>773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7320">
                <text:p>7732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77329">
                <text:p>77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339">
                <text:p>77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349">
                <text:p>77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360">
                <text:p>773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7370">
                <text:p>773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7379">
                <text:p>7737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77389">
                <text:p>773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7400">
                <text:p>7740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77410">
                <text:p>774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7419">
                <text:p>774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7429">
                <text:p>774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7440">
                <text:p>77440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float" office:value="77450">
                <text:p>774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7459">
                <text:p>774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77469">
                <text:p>7746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7479">
                <text:p>774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7489">
                <text:p>7748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7499">
                <text:p>774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7509">
                <text:p>775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77519">
                <text:p>775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7530">
                <text:p>77530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77540">
                <text:p>775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7549">
                <text:p>775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7559">
                <text:p>775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7569">
                <text:p>77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7579">
                <text:p>775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7589">
                <text:p>775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7599">
                <text:p>775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7609">
                <text:p>776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7619">
                <text:p>776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7629">
                <text:p>776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7639">
                <text:p>776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7649">
                <text:p>77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659">
                <text:p>77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669">
                <text:p>77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679">
                <text:p>776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7689">
                <text:p>776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7700">
                <text:p>77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709">
                <text:p>77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719">
                <text:p>77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729">
                <text:p>777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7740">
                <text:p>777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7749">
                <text:p>777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7759">
                <text:p>777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7769">
                <text:p>7776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7779">
                <text:p>7777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7789">
                <text:p>77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799">
                <text:p>777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7809">
                <text:p>77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7818">
                <text:p>77818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77829">
                <text:p>77829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77839">
                <text:p>77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7849">
                <text:p>7784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7859">
                <text:p>7785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77869">
                <text:p>7786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77879">
                <text:p>7787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77889">
                <text:p>7788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77899">
                <text:p>7789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77908">
                <text:p>77908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77919">
                <text:p>77919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77929">
                <text:p>77929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77939">
                <text:p>77939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77948">
                <text:p>77948</text:p>
              </table:table-cell>
              <table:table-cell office:value-type="float" office:value="-49.5">
                <text:p>-49.5</text:p>
              </table:table-cell>
            </table:table-row>
            <table:table-row>
              <table:table-cell office:value-type="float" office:value="77959">
                <text:p>77959</text:p>
              </table:table-cell>
              <table:table-cell office:value-type="float" office:value="-49.5">
                <text:p>-49.5</text:p>
              </table:table-cell>
            </table:table-row>
            <table:table-row>
              <table:table-cell office:value-type="float" office:value="77969">
                <text:p>77969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77979">
                <text:p>7797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77989">
                <text:p>7798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7999">
                <text:p>779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8009">
                <text:p>780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8019">
                <text:p>780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8029">
                <text:p>780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8039">
                <text:p>780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8049">
                <text:p>78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59">
                <text:p>78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69">
                <text:p>78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78">
                <text:p>78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89">
                <text:p>78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99">
                <text:p>78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109">
                <text:p>78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118">
                <text:p>78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129">
                <text:p>78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139">
                <text:p>781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8148">
                <text:p>781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8159">
                <text:p>781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8169">
                <text:p>781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8179">
                <text:p>781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8189">
                <text:p>781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8198">
                <text:p>78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209">
                <text:p>78209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float" office:value="78219">
                <text:p>7821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8229">
                <text:p>7822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8238">
                <text:p>7823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78248">
                <text:p>7824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78259">
                <text:p>78259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float" office:value="78269">
                <text:p>7826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78278">
                <text:p>78278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float" office:value="78288">
                <text:p>7828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78299">
                <text:p>78299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float" office:value="78309">
                <text:p>78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318">
                <text:p>78318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float" office:value="78328">
                <text:p>7832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78339">
                <text:p>7833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78349">
                <text:p>7834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78358">
                <text:p>7835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78368">
                <text:p>7836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78379">
                <text:p>78379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float" office:value="78389">
                <text:p>7838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78398">
                <text:p>78398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float" office:value="78408">
                <text:p>78408</text:p>
              </table:table-cell>
              <table:table-cell office:value-type="float" office:value="-25">
                <text:p>-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342cm" svg:height="13.259cm" xlink:href=".." xlink:type="simple" chart:class="chart:line" chart:style-name="ch1">
        <chart:legend chart:legend-position="end" svg:x="28.446cm" svg:y="6.334cm" style:legend-expansion="high" chart:style-name="ch2"/>
        <chart:plot-area chart:style-name="ch3" table:cell-range-address="Data.C3:Data.C802 Data.H3:Data.H802" chart:data-source-has-labels="column" svg:x="0.626cm" svg:y="0.265cm" svg:width="27.194cm" svg:height="12.729cm">
          <chartooo:coordinate-region svg:x="1.847cm" svg:y="0.46cm" svg:width="25.973cm" svg:height="12.339cm"/>
          <chart:axis chart:dimension="x" chart:name="primary-x" chart:style-name="ch4" chartooo:axis-type="auto">
            <chartooo:date-scale/>
            <chart:categories table:cell-range-address="Data.C3:Data.C8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.H3:Data.H802" chart:class="chart:line">
            <chart:data-point chart:repeated="8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70435">
                <text:p>70435</text:p>
                <draw:g>
                  <svg:desc>Data.C3:Data.C802</svg:desc>
                </draw:g>
              </table:table-cell>
              <table:table-cell office:value-type="float" office:value="20">
                <text:p>20</text:p>
                <draw:g>
                  <svg:desc>Data.H3:Data.H802</svg:desc>
                </draw:g>
              </table:table-cell>
            </table:table-row>
            <table:table-row>
              <table:table-cell office:value-type="float" office:value="70445">
                <text:p>7044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70455">
                <text:p>7045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70465">
                <text:p>70465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70475">
                <text:p>70475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float" office:value="70486">
                <text:p>70486</text:p>
              </table:table-cell>
              <table:table-cell office:value-type="float" office:value="2023.5">
                <text:p>2023.5</text:p>
              </table:table-cell>
            </table:table-row>
            <table:table-row>
              <table:table-cell office:value-type="float" office:value="70495">
                <text:p>70495</text:p>
              </table:table-cell>
              <table:table-cell office:value-type="float" office:value="2500.5">
                <text:p>2500.5</text:p>
              </table:table-cell>
            </table:table-row>
            <table:table-row>
              <table:table-cell office:value-type="float" office:value="70505">
                <text:p>70505</text:p>
              </table:table-cell>
              <table:table-cell office:value-type="float" office:value="3090.5">
                <text:p>3090.5</text:p>
              </table:table-cell>
            </table:table-row>
            <table:table-row>
              <table:table-cell office:value-type="float" office:value="70515">
                <text:p>70515</text:p>
              </table:table-cell>
              <table:table-cell office:value-type="float" office:value="3740.5">
                <text:p>3740.5</text:p>
              </table:table-cell>
            </table:table-row>
            <table:table-row>
              <table:table-cell office:value-type="float" office:value="70525">
                <text:p>70525</text:p>
              </table:table-cell>
              <table:table-cell office:value-type="float" office:value="4375.5">
                <text:p>4375.5</text:p>
              </table:table-cell>
            </table:table-row>
            <table:table-row>
              <table:table-cell office:value-type="float" office:value="70535">
                <text:p>70535</text:p>
              </table:table-cell>
              <table:table-cell office:value-type="float" office:value="4955.5">
                <text:p>4955.5</text:p>
              </table:table-cell>
            </table:table-row>
            <table:table-row>
              <table:table-cell office:value-type="float" office:value="70545">
                <text:p>70545</text:p>
              </table:table-cell>
              <table:table-cell office:value-type="float" office:value="5500.5">
                <text:p>5500.5</text:p>
              </table:table-cell>
            </table:table-row>
            <table:table-row>
              <table:table-cell office:value-type="float" office:value="70555">
                <text:p>70555</text:p>
              </table:table-cell>
              <table:table-cell office:value-type="float" office:value="6030.5">
                <text:p>6030.5</text:p>
              </table:table-cell>
            </table:table-row>
            <table:table-row>
              <table:table-cell office:value-type="float" office:value="70565">
                <text:p>70565</text:p>
              </table:table-cell>
              <table:table-cell office:value-type="float" office:value="6535.5">
                <text:p>6535.5</text:p>
              </table:table-cell>
            </table:table-row>
            <table:table-row>
              <table:table-cell office:value-type="float" office:value="70575">
                <text:p>70575</text:p>
              </table:table-cell>
              <table:table-cell office:value-type="float" office:value="6960.5">
                <text:p>6960.5</text:p>
              </table:table-cell>
            </table:table-row>
            <table:table-row>
              <table:table-cell office:value-type="float" office:value="70585">
                <text:p>70585</text:p>
              </table:table-cell>
              <table:table-cell office:value-type="float" office:value="7285.5">
                <text:p>7285.5</text:p>
              </table:table-cell>
            </table:table-row>
            <table:table-row>
              <table:table-cell office:value-type="float" office:value="70595">
                <text:p>70595</text:p>
              </table:table-cell>
              <table:table-cell office:value-type="float" office:value="7550.5">
                <text:p>7550.5</text:p>
              </table:table-cell>
            </table:table-row>
            <table:table-row>
              <table:table-cell office:value-type="float" office:value="70605">
                <text:p>70605</text:p>
              </table:table-cell>
              <table:table-cell office:value-type="float" office:value="7810.5">
                <text:p>7810.5</text:p>
              </table:table-cell>
            </table:table-row>
            <table:table-row>
              <table:table-cell office:value-type="float" office:value="70615">
                <text:p>70615</text:p>
              </table:table-cell>
              <table:table-cell office:value-type="float" office:value="8070.5">
                <text:p>8070.5</text:p>
              </table:table-cell>
            </table:table-row>
            <table:table-row>
              <table:table-cell office:value-type="float" office:value="70625">
                <text:p>70625</text:p>
              </table:table-cell>
              <table:table-cell office:value-type="float" office:value="8365.5">
                <text:p>8365.5</text:p>
              </table:table-cell>
            </table:table-row>
            <table:table-row>
              <table:table-cell office:value-type="float" office:value="70635">
                <text:p>70635</text:p>
              </table:table-cell>
              <table:table-cell office:value-type="float" office:value="8750.5">
                <text:p>8750.5</text:p>
              </table:table-cell>
            </table:table-row>
            <table:table-row>
              <table:table-cell office:value-type="float" office:value="70644">
                <text:p>70644</text:p>
              </table:table-cell>
              <table:table-cell office:value-type="float" office:value="9128.5">
                <text:p>9128.5</text:p>
              </table:table-cell>
            </table:table-row>
            <table:table-row>
              <table:table-cell office:value-type="float" office:value="70654">
                <text:p>70654</text:p>
              </table:table-cell>
              <table:table-cell office:value-type="float" office:value="9468.5">
                <text:p>9468.5</text:p>
              </table:table-cell>
            </table:table-row>
            <table:table-row>
              <table:table-cell office:value-type="float" office:value="70665">
                <text:p>70665</text:p>
              </table:table-cell>
              <table:table-cell office:value-type="float" office:value="9683">
                <text:p>9683</text:p>
              </table:table-cell>
            </table:table-row>
            <table:table-row>
              <table:table-cell office:value-type="float" office:value="70675">
                <text:p>70675</text:p>
              </table:table-cell>
              <table:table-cell office:value-type="float" office:value="9793">
                <text:p>9793</text:p>
              </table:table-cell>
            </table:table-row>
            <table:table-row>
              <table:table-cell office:value-type="float" office:value="70685">
                <text:p>70685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70695">
                <text:p>70695</text:p>
              </table:table-cell>
              <table:table-cell office:value-type="float" office:value="10053">
                <text:p>10053</text:p>
              </table:table-cell>
            </table:table-row>
            <table:table-row>
              <table:table-cell office:value-type="float" office:value="70705">
                <text:p>70705</text:p>
              </table:table-cell>
              <table:table-cell office:value-type="float" office:value="10183">
                <text:p>10183</text:p>
              </table:table-cell>
            </table:table-row>
            <table:table-row>
              <table:table-cell office:value-type="float" office:value="70715">
                <text:p>70715</text:p>
              </table:table-cell>
              <table:table-cell office:value-type="float" office:value="10293">
                <text:p>10293</text:p>
              </table:table-cell>
            </table:table-row>
            <table:table-row>
              <table:table-cell office:value-type="float" office:value="70725">
                <text:p>70725</text:p>
              </table:table-cell>
              <table:table-cell office:value-type="float" office:value="10393">
                <text:p>10393</text:p>
              </table:table-cell>
            </table:table-row>
            <table:table-row>
              <table:table-cell office:value-type="float" office:value="70735">
                <text:p>70735</text:p>
              </table:table-cell>
              <table:table-cell office:value-type="float" office:value="10518">
                <text:p>10518</text:p>
              </table:table-cell>
            </table:table-row>
            <table:table-row>
              <table:table-cell office:value-type="float" office:value="70745">
                <text:p>70745</text:p>
              </table:table-cell>
              <table:table-cell office:value-type="float" office:value="10668">
                <text:p>10668</text:p>
              </table:table-cell>
            </table:table-row>
            <table:table-row>
              <table:table-cell office:value-type="float" office:value="70755">
                <text:p>70755</text:p>
              </table:table-cell>
              <table:table-cell office:value-type="float" office:value="10813">
                <text:p>10813</text:p>
              </table:table-cell>
            </table:table-row>
            <table:table-row>
              <table:table-cell office:value-type="float" office:value="70765">
                <text:p>70765</text:p>
              </table:table-cell>
              <table:table-cell office:value-type="float" office:value="10928">
                <text:p>10928</text:p>
              </table:table-cell>
            </table:table-row>
            <table:table-row>
              <table:table-cell office:value-type="float" office:value="70774">
                <text:p>70774</text:p>
              </table:table-cell>
              <table:table-cell office:value-type="float" office:value="10982">
                <text:p>10982</text:p>
              </table:table-cell>
            </table:table-row>
            <table:table-row>
              <table:table-cell office:value-type="float" office:value="70785">
                <text:p>70785</text:p>
              </table:table-cell>
              <table:table-cell office:value-type="float" office:value="10993">
                <text:p>10993</text:p>
              </table:table-cell>
            </table:table-row>
            <table:table-row>
              <table:table-cell office:value-type="float" office:value="70795">
                <text:p>70795</text:p>
              </table:table-cell>
              <table:table-cell office:value-type="float" office:value="10973">
                <text:p>10973</text:p>
              </table:table-cell>
            </table:table-row>
            <table:table-row>
              <table:table-cell office:value-type="float" office:value="70805">
                <text:p>70805</text:p>
              </table:table-cell>
              <table:table-cell office:value-type="float" office:value="10908">
                <text:p>10908</text:p>
              </table:table-cell>
            </table:table-row>
            <table:table-row>
              <table:table-cell office:value-type="float" office:value="70814">
                <text:p>70814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float" office:value="70824">
                <text:p>70824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float" office:value="70835">
                <text:p>70835</text:p>
              </table:table-cell>
              <table:table-cell office:value-type="float" office:value="10409.5">
                <text:p>10409.5</text:p>
              </table:table-cell>
            </table:table-row>
            <table:table-row>
              <table:table-cell office:value-type="float" office:value="70845">
                <text:p>70845</text:p>
              </table:table-cell>
              <table:table-cell office:value-type="float" office:value="10184.5">
                <text:p>10184.5</text:p>
              </table:table-cell>
            </table:table-row>
            <table:table-row>
              <table:table-cell office:value-type="float" office:value="70854">
                <text:p>70854</text:p>
              </table:table-cell>
              <table:table-cell office:value-type="float" office:value="9977.5">
                <text:p>9977.5</text:p>
              </table:table-cell>
            </table:table-row>
            <table:table-row>
              <table:table-cell office:value-type="float" office:value="70864">
                <text:p>70864</text:p>
              </table:table-cell>
              <table:table-cell office:value-type="float" office:value="9792.5">
                <text:p>9792.5</text:p>
              </table:table-cell>
            </table:table-row>
            <table:table-row>
              <table:table-cell office:value-type="float" office:value="70875">
                <text:p>70875</text:p>
              </table:table-cell>
              <table:table-cell office:value-type="float" office:value="9715.5">
                <text:p>9715.5</text:p>
              </table:table-cell>
            </table:table-row>
            <table:table-row>
              <table:table-cell office:value-type="float" office:value="70885">
                <text:p>70885</text:p>
              </table:table-cell>
              <table:table-cell office:value-type="float" office:value="9755.5">
                <text:p>9755.5</text:p>
              </table:table-cell>
            </table:table-row>
            <table:table-row>
              <table:table-cell office:value-type="float" office:value="70895">
                <text:p>70895</text:p>
              </table:table-cell>
              <table:table-cell office:value-type="float" office:value="9835.5">
                <text:p>9835.5</text:p>
              </table:table-cell>
            </table:table-row>
            <table:table-row>
              <table:table-cell office:value-type="float" office:value="70904">
                <text:p>70904</text:p>
              </table:table-cell>
              <table:table-cell office:value-type="float" office:value="9867">
                <text:p>9867</text:p>
              </table:table-cell>
            </table:table-row>
            <table:table-row>
              <table:table-cell office:value-type="float" office:value="70915">
                <text:p>70915</text:p>
              </table:table-cell>
              <table:table-cell office:value-type="float" office:value="9817.5">
                <text:p>9817.5</text:p>
              </table:table-cell>
            </table:table-row>
            <table:table-row>
              <table:table-cell office:value-type="float" office:value="70925">
                <text:p>70925</text:p>
              </table:table-cell>
              <table:table-cell office:value-type="float" office:value="9757.5">
                <text:p>9757.5</text:p>
              </table:table-cell>
            </table:table-row>
            <table:table-row>
              <table:table-cell office:value-type="float" office:value="70934">
                <text:p>70934</text:p>
              </table:table-cell>
              <table:table-cell office:value-type="float" office:value="9739.5">
                <text:p>9739.5</text:p>
              </table:table-cell>
            </table:table-row>
            <table:table-row>
              <table:table-cell office:value-type="float" office:value="70944">
                <text:p>70944</text:p>
              </table:table-cell>
              <table:table-cell office:value-type="float" office:value="9739.5">
                <text:p>9739.5</text:p>
              </table:table-cell>
            </table:table-row>
            <table:table-row>
              <table:table-cell office:value-type="float" office:value="70955">
                <text:p>70955</text:p>
              </table:table-cell>
              <table:table-cell office:value-type="float" office:value="9695.5">
                <text:p>9695.5</text:p>
              </table:table-cell>
            </table:table-row>
            <table:table-row>
              <table:table-cell office:value-type="float" office:value="70965">
                <text:p>70965</text:p>
              </table:table-cell>
              <table:table-cell office:value-type="float" office:value="9570.5">
                <text:p>9570.5</text:p>
              </table:table-cell>
            </table:table-row>
            <table:table-row>
              <table:table-cell office:value-type="float" office:value="70975">
                <text:p>70975</text:p>
              </table:table-cell>
              <table:table-cell office:value-type="float" office:value="9405.5">
                <text:p>9405.5</text:p>
              </table:table-cell>
            </table:table-row>
            <table:table-row>
              <table:table-cell office:value-type="float" office:value="70984">
                <text:p>70984</text:p>
              </table:table-cell>
              <table:table-cell office:value-type="float" office:value="9365">
                <text:p>9365</text:p>
              </table:table-cell>
            </table:table-row>
            <table:table-row>
              <table:table-cell office:value-type="float" office:value="70994">
                <text:p>70994</text:p>
              </table:table-cell>
              <table:table-cell office:value-type="float" office:value="9555">
                <text:p>9555</text:p>
              </table:table-cell>
            </table:table-row>
            <table:table-row>
              <table:table-cell office:value-type="float" office:value="71005">
                <text:p>71005</text:p>
              </table:table-cell>
              <table:table-cell office:value-type="float" office:value="9929">
                <text:p>9929</text:p>
              </table:table-cell>
            </table:table-row>
            <table:table-row>
              <table:table-cell office:value-type="float" office:value="71014">
                <text:p>71014</text:p>
              </table:table-cell>
              <table:table-cell office:value-type="float" office:value="10194.5">
                <text:p>10194.5</text:p>
              </table:table-cell>
            </table:table-row>
            <table:table-row>
              <table:table-cell office:value-type="float" office:value="71025">
                <text:p>71025</text:p>
              </table:table-cell>
              <table:table-cell office:value-type="float" office:value="10332">
                <text:p>10332</text:p>
              </table:table-cell>
            </table:table-row>
            <table:table-row>
              <table:table-cell office:value-type="float" office:value="71034">
                <text:p>71034</text:p>
              </table:table-cell>
              <table:table-cell office:value-type="float" office:value="10350">
                <text:p>10350</text:p>
              </table:table-cell>
            </table:table-row>
            <table:table-row>
              <table:table-cell office:value-type="float" office:value="71045">
                <text:p>71045</text:p>
              </table:table-cell>
              <table:table-cell office:value-type="float" office:value="10405">
                <text:p>10405</text:p>
              </table:table-cell>
            </table:table-row>
            <table:table-row>
              <table:table-cell office:value-type="float" office:value="71055">
                <text:p>71055</text:p>
              </table:table-cell>
              <table:table-cell office:value-type="float" office:value="10495">
                <text:p>10495</text:p>
              </table:table-cell>
            </table:table-row>
            <table:table-row>
              <table:table-cell office:value-type="float" office:value="71064">
                <text:p>71064</text:p>
              </table:table-cell>
              <table:table-cell office:value-type="float" office:value="10531">
                <text:p>10531</text:p>
              </table:table-cell>
            </table:table-row>
            <table:table-row>
              <table:table-cell office:value-type="float" office:value="71074">
                <text:p>71074</text:p>
              </table:table-cell>
              <table:table-cell office:value-type="float" office:value="10501">
                <text:p>10501</text:p>
              </table:table-cell>
            </table:table-row>
            <table:table-row>
              <table:table-cell office:value-type="float" office:value="71085">
                <text:p>71085</text:p>
              </table:table-cell>
              <table:table-cell office:value-type="float" office:value="10479">
                <text:p>10479</text:p>
              </table:table-cell>
            </table:table-row>
            <table:table-row>
              <table:table-cell office:value-type="float" office:value="71095">
                <text:p>71095</text:p>
              </table:table-cell>
              <table:table-cell office:value-type="float" office:value="10529">
                <text:p>10529</text:p>
              </table:table-cell>
            </table:table-row>
            <table:table-row>
              <table:table-cell office:value-type="float" office:value="71105">
                <text:p>71105</text:p>
              </table:table-cell>
              <table:table-cell office:value-type="float" office:value="10624">
                <text:p>10624</text:p>
              </table:table-cell>
            </table:table-row>
            <table:table-row>
              <table:table-cell office:value-type="float" office:value="71114">
                <text:p>71114</text:p>
              </table:table-cell>
              <table:table-cell office:value-type="float" office:value="10682.5">
                <text:p>10682.5</text:p>
              </table:table-cell>
            </table:table-row>
            <table:table-row>
              <table:table-cell office:value-type="float" office:value="71124">
                <text:p>71124</text:p>
              </table:table-cell>
              <table:table-cell office:value-type="float" office:value="10677.5">
                <text:p>10677.5</text:p>
              </table:table-cell>
            </table:table-row>
            <table:table-row>
              <table:table-cell office:value-type="float" office:value="71135">
                <text:p>71135</text:p>
              </table:table-cell>
              <table:table-cell office:value-type="float" office:value="10589.5">
                <text:p>10589.5</text:p>
              </table:table-cell>
            </table:table-row>
            <table:table-row>
              <table:table-cell office:value-type="float" office:value="71144">
                <text:p>71144</text:p>
              </table:table-cell>
              <table:table-cell office:value-type="float" office:value="10481.5">
                <text:p>10481.5</text:p>
              </table:table-cell>
            </table:table-row>
            <table:table-row>
              <table:table-cell office:value-type="float" office:value="71154">
                <text:p>71154</text:p>
              </table:table-cell>
              <table:table-cell office:value-type="float" office:value="10366.5">
                <text:p>10366.5</text:p>
              </table:table-cell>
            </table:table-row>
            <table:table-row>
              <table:table-cell office:value-type="float" office:value="71164">
                <text:p>71164</text:p>
              </table:table-cell>
              <table:table-cell office:value-type="float" office:value="10261.5">
                <text:p>10261.5</text:p>
              </table:table-cell>
            </table:table-row>
            <table:table-row>
              <table:table-cell office:value-type="float" office:value="71175">
                <text:p>71175</text:p>
              </table:table-cell>
              <table:table-cell office:value-type="float" office:value="10124">
                <text:p>10124</text:p>
              </table:table-cell>
            </table:table-row>
            <table:table-row>
              <table:table-cell office:value-type="float" office:value="71184">
                <text:p>71184</text:p>
              </table:table-cell>
              <table:table-cell office:value-type="float" office:value="9971">
                <text:p>9971</text:p>
              </table:table-cell>
            </table:table-row>
            <table:table-row>
              <table:table-cell office:value-type="float" office:value="71194">
                <text:p>71194</text:p>
              </table:table-cell>
              <table:table-cell office:value-type="float" office:value="9771">
                <text:p>9771</text:p>
              </table:table-cell>
            </table:table-row>
            <table:table-row>
              <table:table-cell office:value-type="float" office:value="71204">
                <text:p>71204</text:p>
              </table:table-cell>
              <table:table-cell office:value-type="float" office:value="9551">
                <text:p>9551</text:p>
              </table:table-cell>
            </table:table-row>
            <table:table-row>
              <table:table-cell office:value-type="float" office:value="71215">
                <text:p>71215</text:p>
              </table:table-cell>
              <table:table-cell office:value-type="float" office:value="9270.5">
                <text:p>9270.5</text:p>
              </table:table-cell>
            </table:table-row>
            <table:table-row>
              <table:table-cell office:value-type="float" office:value="71224">
                <text:p>71224</text:p>
              </table:table-cell>
              <table:table-cell office:value-type="float" office:value="9014">
                <text:p>9014</text:p>
              </table:table-cell>
            </table:table-row>
            <table:table-row>
              <table:table-cell office:value-type="float" office:value="71234">
                <text:p>71234</text:p>
              </table:table-cell>
              <table:table-cell office:value-type="float" office:value="8729">
                <text:p>8729</text:p>
              </table:table-cell>
            </table:table-row>
            <table:table-row>
              <table:table-cell office:value-type="float" office:value="71244">
                <text:p>71244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float" office:value="71255">
                <text:p>71255</text:p>
              </table:table-cell>
              <table:table-cell office:value-type="float" office:value="8114">
                <text:p>8114</text:p>
              </table:table-cell>
            </table:table-row>
            <table:table-row>
              <table:table-cell office:value-type="float" office:value="71265">
                <text:p>71265</text:p>
              </table:table-cell>
              <table:table-cell office:value-type="float" office:value="7799">
                <text:p>7799</text:p>
              </table:table-cell>
            </table:table-row>
            <table:table-row>
              <table:table-cell office:value-type="float" office:value="71275">
                <text:p>71275</text:p>
              </table:table-cell>
              <table:table-cell office:value-type="float" office:value="7529">
                <text:p>7529</text:p>
              </table:table-cell>
            </table:table-row>
            <table:table-row>
              <table:table-cell office:value-type="float" office:value="71284">
                <text:p>71284</text:p>
              </table:table-cell>
              <table:table-cell office:value-type="float" office:value="7407.5">
                <text:p>7407.5</text:p>
              </table:table-cell>
            </table:table-row>
            <table:table-row>
              <table:table-cell office:value-type="float" office:value="71294">
                <text:p>71294</text:p>
              </table:table-cell>
              <table:table-cell office:value-type="float" office:value="7412.5">
                <text:p>7412.5</text:p>
              </table:table-cell>
            </table:table-row>
            <table:table-row>
              <table:table-cell office:value-type="float" office:value="71305">
                <text:p>71305</text:p>
              </table:table-cell>
              <table:table-cell office:value-type="float" office:value="7467.5">
                <text:p>7467.5</text:p>
              </table:table-cell>
            </table:table-row>
            <table:table-row>
              <table:table-cell office:value-type="float" office:value="71314">
                <text:p>71314</text:p>
              </table:table-cell>
              <table:table-cell office:value-type="float" office:value="7481">
                <text:p>7481</text:p>
              </table:table-cell>
            </table:table-row>
            <table:table-row>
              <table:table-cell office:value-type="float" office:value="71324">
                <text:p>71324</text:p>
              </table:table-cell>
              <table:table-cell office:value-type="float" office:value="7476">
                <text:p>7476</text:p>
              </table:table-cell>
            </table:table-row>
            <table:table-row>
              <table:table-cell office:value-type="float" office:value="71334">
                <text:p>71334</text:p>
              </table:table-cell>
              <table:table-cell office:value-type="float" office:value="7611">
                <text:p>7611</text:p>
              </table:table-cell>
            </table:table-row>
            <table:table-row>
              <table:table-cell office:value-type="float" office:value="71345">
                <text:p>71345</text:p>
              </table:table-cell>
              <table:table-cell office:value-type="float" office:value="8007">
                <text:p>8007</text:p>
              </table:table-cell>
            </table:table-row>
            <table:table-row>
              <table:table-cell office:value-type="float" office:value="71355">
                <text:p>71355</text:p>
              </table:table-cell>
              <table:table-cell office:value-type="float" office:value="8427">
                <text:p>8427</text:p>
              </table:table-cell>
            </table:table-row>
            <table:table-row>
              <table:table-cell office:value-type="float" office:value="71364">
                <text:p>71364</text:p>
              </table:table-cell>
              <table:table-cell office:value-type="float" office:value="8701.5">
                <text:p>8701.5</text:p>
              </table:table-cell>
            </table:table-row>
            <table:table-row>
              <table:table-cell office:value-type="float" office:value="71374">
                <text:p>71374</text:p>
              </table:table-cell>
              <table:table-cell office:value-type="float" office:value="8871.5">
                <text:p>8871.5</text:p>
              </table:table-cell>
            </table:table-row>
            <table:table-row>
              <table:table-cell office:value-type="float" office:value="71385">
                <text:p>71385</text:p>
              </table:table-cell>
              <table:table-cell office:value-type="float" office:value="9009">
                <text:p>9009</text:p>
              </table:table-cell>
            </table:table-row>
            <table:table-row>
              <table:table-cell office:value-type="float" office:value="71395">
                <text:p>71395</text:p>
              </table:table-cell>
              <table:table-cell office:value-type="float" office:value="9174">
                <text:p>9174</text:p>
              </table:table-cell>
            </table:table-row>
            <table:table-row>
              <table:table-cell office:value-type="float" office:value="71404">
                <text:p>71404</text:p>
              </table:table-cell>
              <table:table-cell office:value-type="float" office:value="9358.5">
                <text:p>9358.5</text:p>
              </table:table-cell>
            </table:table-row>
            <table:table-row>
              <table:table-cell office:value-type="float" office:value="71414">
                <text:p>71414</text:p>
              </table:table-cell>
              <table:table-cell office:value-type="float" office:value="9528.5">
                <text:p>9528.5</text:p>
              </table:table-cell>
            </table:table-row>
            <table:table-row>
              <table:table-cell office:value-type="float" office:value="71425">
                <text:p>71425</text:p>
              </table:table-cell>
              <table:table-cell office:value-type="float" office:value="9638.5">
                <text:p>9638.5</text:p>
              </table:table-cell>
            </table:table-row>
            <table:table-row>
              <table:table-cell office:value-type="float" office:value="71434">
                <text:p>71434</text:p>
              </table:table-cell>
              <table:table-cell office:value-type="float" office:value="9701.5">
                <text:p>9701.5</text:p>
              </table:table-cell>
            </table:table-row>
            <table:table-row>
              <table:table-cell office:value-type="float" office:value="71444">
                <text:p>71444</text:p>
              </table:table-cell>
              <table:table-cell office:value-type="float" office:value="9791.5">
                <text:p>9791.5</text:p>
              </table:table-cell>
            </table:table-row>
            <table:table-row>
              <table:table-cell office:value-type="float" office:value="71454">
                <text:p>71454</text:p>
              </table:table-cell>
              <table:table-cell office:value-type="float" office:value="9896.5">
                <text:p>9896.5</text:p>
              </table:table-cell>
            </table:table-row>
            <table:table-row>
              <table:table-cell office:value-type="float" office:value="71463">
                <text:p>71463</text:p>
              </table:table-cell>
              <table:table-cell office:value-type="float" office:value="9964">
                <text:p>9964</text:p>
              </table:table-cell>
            </table:table-row>
            <table:table-row>
              <table:table-cell office:value-type="float" office:value="71475">
                <text:p>71475</text:p>
              </table:table-cell>
              <table:table-cell office:value-type="float" office:value="9988">
                <text:p>9988</text:p>
              </table:table-cell>
            </table:table-row>
            <table:table-row>
              <table:table-cell office:value-type="float" office:value="71484">
                <text:p>71484</text:p>
              </table:table-cell>
              <table:table-cell office:value-type="float" office:value="9965.5">
                <text:p>9965.5</text:p>
              </table:table-cell>
            </table:table-row>
            <table:table-row>
              <table:table-cell office:value-type="float" office:value="71494">
                <text:p>71494</text:p>
              </table:table-cell>
              <table:table-cell office:value-type="float" office:value="9895.5">
                <text:p>9895.5</text:p>
              </table:table-cell>
            </table:table-row>
            <table:table-row>
              <table:table-cell office:value-type="float" office:value="71504">
                <text:p>71504</text:p>
              </table:table-cell>
              <table:table-cell office:value-type="float" office:value="9790.5">
                <text:p>9790.5</text:p>
              </table:table-cell>
            </table:table-row>
            <table:table-row>
              <table:table-cell office:value-type="float" office:value="71514">
                <text:p>71514</text:p>
              </table:table-cell>
              <table:table-cell office:value-type="float" office:value="9655.5">
                <text:p>9655.5</text:p>
              </table:table-cell>
            </table:table-row>
            <table:table-row>
              <table:table-cell office:value-type="float" office:value="71524">
                <text:p>71524</text:p>
              </table:table-cell>
              <table:table-cell office:value-type="float" office:value="9460.5">
                <text:p>9460.5</text:p>
              </table:table-cell>
            </table:table-row>
            <table:table-row>
              <table:table-cell office:value-type="float" office:value="71534">
                <text:p>71534</text:p>
              </table:table-cell>
              <table:table-cell office:value-type="float" office:value="9230.5">
                <text:p>9230.5</text:p>
              </table:table-cell>
            </table:table-row>
            <table:table-row>
              <table:table-cell office:value-type="float" office:value="71544">
                <text:p>71544</text:p>
              </table:table-cell>
              <table:table-cell office:value-type="float" office:value="9000.5">
                <text:p>9000.5</text:p>
              </table:table-cell>
            </table:table-row>
            <table:table-row>
              <table:table-cell office:value-type="float" office:value="71554">
                <text:p>71554</text:p>
              </table:table-cell>
              <table:table-cell office:value-type="float" office:value="8770.5">
                <text:p>8770.5</text:p>
              </table:table-cell>
            </table:table-row>
            <table:table-row>
              <table:table-cell office:value-type="float" office:value="71565">
                <text:p>71565</text:p>
              </table:table-cell>
              <table:table-cell office:value-type="float" office:value="8517.5">
                <text:p>8517.5</text:p>
              </table:table-cell>
            </table:table-row>
            <table:table-row>
              <table:table-cell office:value-type="float" office:value="71574">
                <text:p>71574</text:p>
              </table:table-cell>
              <table:table-cell office:value-type="float" office:value="8297">
                <text:p>8297</text:p>
              </table:table-cell>
            </table:table-row>
            <table:table-row>
              <table:table-cell office:value-type="float" office:value="71584">
                <text:p>71584</text:p>
              </table:table-cell>
              <table:table-cell office:value-type="float" office:value="8027">
                <text:p>8027</text:p>
              </table:table-cell>
            </table:table-row>
            <table:table-row>
              <table:table-cell office:value-type="float" office:value="71595">
                <text:p>71595</text:p>
              </table:table-cell>
              <table:table-cell office:value-type="float" office:value="7697">
                <text:p>7697</text:p>
              </table:table-cell>
            </table:table-row>
            <table:table-row>
              <table:table-cell office:value-type="float" office:value="71604">
                <text:p>71604</text:p>
              </table:table-cell>
              <table:table-cell office:value-type="float" office:value="7391">
                <text:p>7391</text:p>
              </table:table-cell>
            </table:table-row>
            <table:table-row>
              <table:table-cell office:value-type="float" office:value="71614">
                <text:p>71614</text:p>
              </table:table-cell>
              <table:table-cell office:value-type="float" office:value="7051">
                <text:p>7051</text:p>
              </table:table-cell>
            </table:table-row>
            <table:table-row>
              <table:table-cell office:value-type="float" office:value="71624">
                <text:p>71624</text:p>
              </table:table-cell>
              <table:table-cell office:value-type="float" office:value="6756">
                <text:p>6756</text:p>
              </table:table-cell>
            </table:table-row>
            <table:table-row>
              <table:table-cell office:value-type="float" office:value="71634">
                <text:p>71634</text:p>
              </table:table-cell>
              <table:table-cell office:value-type="float" office:value="6496">
                <text:p>6496</text:p>
              </table:table-cell>
            </table:table-row>
            <table:table-row>
              <table:table-cell office:value-type="float" office:value="71644">
                <text:p>71644</text:p>
              </table:table-cell>
              <table:table-cell office:value-type="float" office:value="6221">
                <text:p>6221</text:p>
              </table:table-cell>
            </table:table-row>
            <table:table-row>
              <table:table-cell office:value-type="float" office:value="71654">
                <text:p>71654</text:p>
              </table:table-cell>
              <table:table-cell office:value-type="float" office:value="5901">
                <text:p>5901</text:p>
              </table:table-cell>
            </table:table-row>
            <table:table-row>
              <table:table-cell office:value-type="float" office:value="71664">
                <text:p>71664</text:p>
              </table:table-cell>
              <table:table-cell office:value-type="float" office:value="5591">
                <text:p>5591</text:p>
              </table:table-cell>
            </table:table-row>
            <table:table-row>
              <table:table-cell office:value-type="float" office:value="71673">
                <text:p>71673</text:p>
              </table:table-cell>
              <table:table-cell office:value-type="float" office:value="5487.5">
                <text:p>5487.5</text:p>
              </table:table-cell>
            </table:table-row>
            <table:table-row>
              <table:table-cell office:value-type="float" office:value="71685">
                <text:p>71685</text:p>
              </table:table-cell>
              <table:table-cell office:value-type="float" office:value="5781.5">
                <text:p>5781.5</text:p>
              </table:table-cell>
            </table:table-row>
            <table:table-row>
              <table:table-cell office:value-type="float" office:value="71694">
                <text:p>71694</text:p>
              </table:table-cell>
              <table:table-cell office:value-type="float" office:value="6240.5">
                <text:p>6240.5</text:p>
              </table:table-cell>
            </table:table-row>
            <table:table-row>
              <table:table-cell office:value-type="float" office:value="71704">
                <text:p>71704</text:p>
              </table:table-cell>
              <table:table-cell office:value-type="float" office:value="6755.5">
                <text:p>6755.5</text:p>
              </table:table-cell>
            </table:table-row>
            <table:table-row>
              <table:table-cell office:value-type="float" office:value="71714">
                <text:p>71714</text:p>
              </table:table-cell>
              <table:table-cell office:value-type="float" office:value="7120.5">
                <text:p>7120.5</text:p>
              </table:table-cell>
            </table:table-row>
            <table:table-row>
              <table:table-cell office:value-type="float" office:value="71724">
                <text:p>71724</text:p>
              </table:table-cell>
              <table:table-cell office:value-type="float" office:value="7375.5">
                <text:p>7375.5</text:p>
              </table:table-cell>
            </table:table-row>
            <table:table-row>
              <table:table-cell office:value-type="float" office:value="71734">
                <text:p>71734</text:p>
              </table:table-cell>
              <table:table-cell office:value-type="float" office:value="7625.5">
                <text:p>7625.5</text:p>
              </table:table-cell>
            </table:table-row>
            <table:table-row>
              <table:table-cell office:value-type="float" office:value="71744">
                <text:p>71744</text:p>
              </table:table-cell>
              <table:table-cell office:value-type="float" office:value="7900.5">
                <text:p>7900.5</text:p>
              </table:table-cell>
            </table:table-row>
            <table:table-row>
              <table:table-cell office:value-type="float" office:value="71754">
                <text:p>71754</text:p>
              </table:table-cell>
              <table:table-cell office:value-type="float" office:value="8140.5">
                <text:p>8140.5</text:p>
              </table:table-cell>
            </table:table-row>
            <table:table-row>
              <table:table-cell office:value-type="float" office:value="71763">
                <text:p>71763</text:p>
              </table:table-cell>
              <table:table-cell office:value-type="float" office:value="8289">
                <text:p>8289</text:p>
              </table:table-cell>
            </table:table-row>
            <table:table-row>
              <table:table-cell office:value-type="float" office:value="71774">
                <text:p>71774</text:p>
              </table:table-cell>
              <table:table-cell office:value-type="float" office:value="8432">
                <text:p>8432</text:p>
              </table:table-cell>
            </table:table-row>
            <table:table-row>
              <table:table-cell office:value-type="float" office:value="71784">
                <text:p>71784</text:p>
              </table:table-cell>
              <table:table-cell office:value-type="float" office:value="8597">
                <text:p>8597</text:p>
              </table:table-cell>
            </table:table-row>
            <table:table-row>
              <table:table-cell office:value-type="float" office:value="71794">
                <text:p>71794</text:p>
              </table:table-cell>
              <table:table-cell office:value-type="float" office:value="8822">
                <text:p>8822</text:p>
              </table:table-cell>
            </table:table-row>
            <table:table-row>
              <table:table-cell office:value-type="float" office:value="71804">
                <text:p>71804</text:p>
              </table:table-cell>
              <table:table-cell office:value-type="float" office:value="9037">
                <text:p>9037</text:p>
              </table:table-cell>
            </table:table-row>
            <table:table-row>
              <table:table-cell office:value-type="float" office:value="71814">
                <text:p>71814</text:p>
              </table:table-cell>
              <table:table-cell office:value-type="float" office:value="9177">
                <text:p>9177</text:p>
              </table:table-cell>
            </table:table-row>
            <table:table-row>
              <table:table-cell office:value-type="float" office:value="71824">
                <text:p>71824</text:p>
              </table:table-cell>
              <table:table-cell office:value-type="float" office:value="9252">
                <text:p>9252</text:p>
              </table:table-cell>
            </table:table-row>
            <table:table-row>
              <table:table-cell office:value-type="float" office:value="71834">
                <text:p>71834</text:p>
              </table:table-cell>
              <table:table-cell office:value-type="float" office:value="9287">
                <text:p>9287</text:p>
              </table:table-cell>
            </table:table-row>
            <table:table-row>
              <table:table-cell office:value-type="float" office:value="71843">
                <text:p>71843</text:p>
              </table:table-cell>
              <table:table-cell office:value-type="float" office:value="9300.5">
                <text:p>9300.5</text:p>
              </table:table-cell>
            </table:table-row>
            <table:table-row>
              <table:table-cell office:value-type="float" office:value="71854">
                <text:p>71854</text:p>
              </table:table-cell>
              <table:table-cell office:value-type="float" office:value="9306">
                <text:p>9306</text:p>
              </table:table-cell>
            </table:table-row>
            <table:table-row>
              <table:table-cell office:value-type="float" office:value="71864">
                <text:p>71864</text:p>
              </table:table-cell>
              <table:table-cell office:value-type="float" office:value="9271">
                <text:p>9271</text:p>
              </table:table-cell>
            </table:table-row>
            <table:table-row>
              <table:table-cell office:value-type="float" office:value="71874">
                <text:p>71874</text:p>
              </table:table-cell>
              <table:table-cell office:value-type="float" office:value="9176">
                <text:p>9176</text:p>
              </table:table-cell>
            </table:table-row>
            <table:table-row>
              <table:table-cell office:value-type="float" office:value="71884">
                <text:p>71884</text:p>
              </table:table-cell>
              <table:table-cell office:value-type="float" office:value="9061">
                <text:p>9061</text:p>
              </table:table-cell>
            </table:table-row>
            <table:table-row>
              <table:table-cell office:value-type="float" office:value="71895">
                <text:p>71895</text:p>
              </table:table-cell>
              <table:table-cell office:value-type="float" office:value="8945.5">
                <text:p>8945.5</text:p>
              </table:table-cell>
            </table:table-row>
            <table:table-row>
              <table:table-cell office:value-type="float" office:value="71904">
                <text:p>71904</text:p>
              </table:table-cell>
              <table:table-cell office:value-type="float" office:value="8842">
                <text:p>8842</text:p>
              </table:table-cell>
            </table:table-row>
            <table:table-row>
              <table:table-cell office:value-type="float" office:value="71914">
                <text:p>71914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float" office:value="71924">
                <text:p>71924</text:p>
              </table:table-cell>
              <table:table-cell office:value-type="float" office:value="8452">
                <text:p>8452</text:p>
              </table:table-cell>
            </table:table-row>
            <table:table-row>
              <table:table-cell office:value-type="float" office:value="71933">
                <text:p>71933</text:p>
              </table:table-cell>
              <table:table-cell office:value-type="float" office:value="8263">
                <text:p>8263</text:p>
              </table:table-cell>
            </table:table-row>
            <table:table-row>
              <table:table-cell office:value-type="float" office:value="71944">
                <text:p>71944</text:p>
              </table:table-cell>
              <table:table-cell office:value-type="float" office:value="8059.5">
                <text:p>8059.5</text:p>
              </table:table-cell>
            </table:table-row>
            <table:table-row>
              <table:table-cell office:value-type="float" office:value="71954">
                <text:p>71954</text:p>
              </table:table-cell>
              <table:table-cell office:value-type="float" office:value="7864.5">
                <text:p>7864.5</text:p>
              </table:table-cell>
            </table:table-row>
            <table:table-row>
              <table:table-cell office:value-type="float" office:value="71964">
                <text:p>71964</text:p>
              </table:table-cell>
              <table:table-cell office:value-type="float" office:value="7649.5">
                <text:p>7649.5</text:p>
              </table:table-cell>
            </table:table-row>
            <table:table-row>
              <table:table-cell office:value-type="float" office:value="71973">
                <text:p>71973</text:p>
              </table:table-cell>
              <table:table-cell office:value-type="float" office:value="7451.5">
                <text:p>7451.5</text:p>
              </table:table-cell>
            </table:table-row>
            <table:table-row>
              <table:table-cell office:value-type="float" office:value="71984">
                <text:p>71984</text:p>
              </table:table-cell>
              <table:table-cell office:value-type="float" office:value="7215">
                <text:p>7215</text:p>
              </table:table-cell>
            </table:table-row>
            <table:table-row>
              <table:table-cell office:value-type="float" office:value="71994">
                <text:p>71994</text:p>
              </table:table-cell>
              <table:table-cell office:value-type="float" office:value="6990">
                <text:p>6990</text:p>
              </table:table-cell>
            </table:table-row>
            <table:table-row>
              <table:table-cell office:value-type="float" office:value="72003">
                <text:p>72003</text:p>
              </table:table-cell>
              <table:table-cell office:value-type="float" office:value="6765">
                <text:p>6765</text:p>
              </table:table-cell>
            </table:table-row>
            <table:table-row>
              <table:table-cell office:value-type="float" office:value="72014">
                <text:p>72014</text:p>
              </table:table-cell>
              <table:table-cell office:value-type="float" office:value="6484.5">
                <text:p>6484.5</text:p>
              </table:table-cell>
            </table:table-row>
            <table:table-row>
              <table:table-cell office:value-type="float" office:value="72024">
                <text:p>72024</text:p>
              </table:table-cell>
              <table:table-cell office:value-type="float" office:value="6284.5">
                <text:p>6284.5</text:p>
              </table:table-cell>
            </table:table-row>
            <table:table-row>
              <table:table-cell office:value-type="float" office:value="72034">
                <text:p>72034</text:p>
              </table:table-cell>
              <table:table-cell office:value-type="float" office:value="6244.5">
                <text:p>6244.5</text:p>
              </table:table-cell>
            </table:table-row>
            <table:table-row>
              <table:table-cell office:value-type="float" office:value="72044">
                <text:p>72044</text:p>
              </table:table-cell>
              <table:table-cell office:value-type="float" office:value="6384.5">
                <text:p>6384.5</text:p>
              </table:table-cell>
            </table:table-row>
            <table:table-row>
              <table:table-cell office:value-type="float" office:value="72053">
                <text:p>72053</text:p>
              </table:table-cell>
              <table:table-cell office:value-type="float" office:value="6573.5">
                <text:p>6573.5</text:p>
              </table:table-cell>
            </table:table-row>
            <table:table-row>
              <table:table-cell office:value-type="float" office:value="72064">
                <text:p>72064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float" office:value="72074">
                <text:p>72074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float" office:value="72084">
                <text:p>72084</text:p>
              </table:table-cell>
              <table:table-cell office:value-type="float" office:value="7607">
                <text:p>7607</text:p>
              </table:table-cell>
            </table:table-row>
            <table:table-row>
              <table:table-cell office:value-type="float" office:value="72093">
                <text:p>72093</text:p>
              </table:table-cell>
              <table:table-cell office:value-type="float" office:value="8016.5">
                <text:p>8016.5</text:p>
              </table:table-cell>
            </table:table-row>
            <table:table-row>
              <table:table-cell office:value-type="float" office:value="72103">
                <text:p>72103</text:p>
              </table:table-cell>
              <table:table-cell office:value-type="float" office:value="8376.5">
                <text:p>8376.5</text:p>
              </table:table-cell>
            </table:table-row>
            <table:table-row>
              <table:table-cell office:value-type="float" office:value="72114">
                <text:p>72114</text:p>
              </table:table-cell>
              <table:table-cell office:value-type="float" office:value="8668">
                <text:p>8668</text:p>
              </table:table-cell>
            </table:table-row>
            <table:table-row>
              <table:table-cell office:value-type="float" office:value="72124">
                <text:p>72124</text:p>
              </table:table-cell>
              <table:table-cell office:value-type="float" office:value="8903">
                <text:p>8903</text:p>
              </table:table-cell>
            </table:table-row>
            <table:table-row>
              <table:table-cell office:value-type="float" office:value="72134">
                <text:p>72134</text:p>
              </table:table-cell>
              <table:table-cell office:value-type="float" office:value="9168">
                <text:p>9168</text:p>
              </table:table-cell>
            </table:table-row>
            <table:table-row>
              <table:table-cell office:value-type="float" office:value="72143">
                <text:p>72143</text:p>
              </table:table-cell>
              <table:table-cell office:value-type="float" office:value="9420">
                <text:p>9420</text:p>
              </table:table-cell>
            </table:table-row>
            <table:table-row>
              <table:table-cell office:value-type="float" office:value="72154">
                <text:p>72154</text:p>
              </table:table-cell>
              <table:table-cell office:value-type="float" office:value="9673">
                <text:p>9673</text:p>
              </table:table-cell>
            </table:table-row>
            <table:table-row>
              <table:table-cell office:value-type="float" office:value="72164">
                <text:p>72164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float" office:value="72173">
                <text:p>72173</text:p>
              </table:table-cell>
              <table:table-cell office:value-type="float" office:value="9969">
                <text:p>9969</text:p>
              </table:table-cell>
            </table:table-row>
            <table:table-row>
              <table:table-cell office:value-type="float" office:value="72183">
                <text:p>72183</text:p>
              </table:table-cell>
              <table:table-cell office:value-type="float" office:value="10109">
                <text:p>10109</text:p>
              </table:table-cell>
            </table:table-row>
            <table:table-row>
              <table:table-cell office:value-type="float" office:value="72194">
                <text:p>72194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float" office:value="72204">
                <text:p>72204</text:p>
              </table:table-cell>
              <table:table-cell office:value-type="float" office:value="10286">
                <text:p>10286</text:p>
              </table:table-cell>
            </table:table-row>
            <table:table-row>
              <table:table-cell office:value-type="float" office:value="72214">
                <text:p>72214</text:p>
              </table:table-cell>
              <table:table-cell office:value-type="float" office:value="10261">
                <text:p>10261</text:p>
              </table:table-cell>
            </table:table-row>
            <table:table-row>
              <table:table-cell office:value-type="float" office:value="72223">
                <text:p>72223</text:p>
              </table:table-cell>
              <table:table-cell office:value-type="float" office:value="10207">
                <text:p>10207</text:p>
              </table:table-cell>
            </table:table-row>
            <table:table-row>
              <table:table-cell office:value-type="float" office:value="72233">
                <text:p>72233</text:p>
              </table:table-cell>
              <table:table-cell office:value-type="float" office:value="10127">
                <text:p>10127</text:p>
              </table:table-cell>
            </table:table-row>
            <table:table-row>
              <table:table-cell office:value-type="float" office:value="72244">
                <text:p>72244</text:p>
              </table:table-cell>
              <table:table-cell office:value-type="float" office:value="10006">
                <text:p>10006</text:p>
              </table:table-cell>
            </table:table-row>
            <table:table-row>
              <table:table-cell office:value-type="float" office:value="72253">
                <text:p>72253</text:p>
              </table:table-cell>
              <table:table-cell office:value-type="float" office:value="9857.5">
                <text:p>9857.5</text:p>
              </table:table-cell>
            </table:table-row>
            <table:table-row>
              <table:table-cell office:value-type="float" office:value="72263">
                <text:p>72263</text:p>
              </table:table-cell>
              <table:table-cell office:value-type="float" office:value="9622.5">
                <text:p>9622.5</text:p>
              </table:table-cell>
            </table:table-row>
            <table:table-row>
              <table:table-cell office:value-type="float" office:value="72273">
                <text:p>72273</text:p>
              </table:table-cell>
              <table:table-cell office:value-type="float" office:value="9327.5">
                <text:p>9327.5</text:p>
              </table:table-cell>
            </table:table-row>
            <table:table-row>
              <table:table-cell office:value-type="float" office:value="72284">
                <text:p>72284</text:p>
              </table:table-cell>
              <table:table-cell office:value-type="float" office:value="8948">
                <text:p>8948</text:p>
              </table:table-cell>
            </table:table-row>
            <table:table-row>
              <table:table-cell office:value-type="float" office:value="72293">
                <text:p>72293</text:p>
              </table:table-cell>
              <table:table-cell office:value-type="float" office:value="8624">
                <text:p>8624</text:p>
              </table:table-cell>
            </table:table-row>
            <table:table-row>
              <table:table-cell office:value-type="float" office:value="72303">
                <text:p>72303</text:p>
              </table:table-cell>
              <table:table-cell office:value-type="float" office:value="8284">
                <text:p>8284</text:p>
              </table:table-cell>
            </table:table-row>
            <table:table-row>
              <table:table-cell office:value-type="float" office:value="72313">
                <text:p>72313</text:p>
              </table:table-cell>
              <table:table-cell office:value-type="float" office:value="7954">
                <text:p>7954</text:p>
              </table:table-cell>
            </table:table-row>
            <table:table-row>
              <table:table-cell office:value-type="float" office:value="72324">
                <text:p>72324</text:p>
              </table:table-cell>
              <table:table-cell office:value-type="float" office:value="7574.5">
                <text:p>7574.5</text:p>
              </table:table-cell>
            </table:table-row>
            <table:table-row>
              <table:table-cell office:value-type="float" office:value="72334">
                <text:p>72334</text:p>
              </table:table-cell>
              <table:table-cell office:value-type="float" office:value="7199.5">
                <text:p>7199.5</text:p>
              </table:table-cell>
            </table:table-row>
            <table:table-row>
              <table:table-cell office:value-type="float" office:value="72343">
                <text:p>72343</text:p>
              </table:table-cell>
              <table:table-cell office:value-type="float" office:value="6853">
                <text:p>6853</text:p>
              </table:table-cell>
            </table:table-row>
            <table:table-row>
              <table:table-cell office:value-type="float" office:value="72353">
                <text:p>72353</text:p>
              </table:table-cell>
              <table:table-cell office:value-type="float" office:value="6593">
                <text:p>6593</text:p>
              </table:table-cell>
            </table:table-row>
            <table:table-row>
              <table:table-cell office:value-type="float" office:value="72364">
                <text:p>72364</text:p>
              </table:table-cell>
              <table:table-cell office:value-type="float" office:value="6571">
                <text:p>6571</text:p>
              </table:table-cell>
            </table:table-row>
            <table:table-row>
              <table:table-cell office:value-type="float" office:value="72374">
                <text:p>72374</text:p>
              </table:table-cell>
              <table:table-cell office:value-type="float" office:value="6696">
                <text:p>6696</text:p>
              </table:table-cell>
            </table:table-row>
            <table:table-row>
              <table:table-cell office:value-type="float" office:value="72383">
                <text:p>72383</text:p>
              </table:table-cell>
              <table:table-cell office:value-type="float" office:value="6786">
                <text:p>6786</text:p>
              </table:table-cell>
            </table:table-row>
            <table:table-row>
              <table:table-cell office:value-type="float" office:value="72393">
                <text:p>72393</text:p>
              </table:table-cell>
              <table:table-cell office:value-type="float" office:value="6771">
                <text:p>6771</text:p>
              </table:table-cell>
            </table:table-row>
            <table:table-row>
              <table:table-cell office:value-type="float" office:value="72403">
                <text:p>72403</text:p>
              </table:table-cell>
              <table:table-cell office:value-type="float" office:value="6671">
                <text:p>6671</text:p>
              </table:table-cell>
            </table:table-row>
            <table:table-row>
              <table:table-cell office:value-type="float" office:value="72414">
                <text:p>72414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float" office:value="72424">
                <text:p>72424</text:p>
              </table:table-cell>
              <table:table-cell office:value-type="float" office:value="6495">
                <text:p>6495</text:p>
              </table:table-cell>
            </table:table-row>
            <table:table-row>
              <table:table-cell office:value-type="float" office:value="72433">
                <text:p>72433</text:p>
              </table:table-cell>
              <table:table-cell office:value-type="float" office:value="6598.5">
                <text:p>6598.5</text:p>
              </table:table-cell>
            </table:table-row>
            <table:table-row>
              <table:table-cell office:value-type="float" office:value="72443">
                <text:p>72443</text:p>
              </table:table-cell>
              <table:table-cell office:value-type="float" office:value="6953.5">
                <text:p>6953.5</text:p>
              </table:table-cell>
            </table:table-row>
            <table:table-row>
              <table:table-cell office:value-type="float" office:value="72454">
                <text:p>72454</text:p>
              </table:table-cell>
              <table:table-cell office:value-type="float" office:value="7492.5">
                <text:p>7492.5</text:p>
              </table:table-cell>
            </table:table-row>
            <table:table-row>
              <table:table-cell office:value-type="float" office:value="72463">
                <text:p>72463</text:p>
              </table:table-cell>
              <table:table-cell office:value-type="float" office:value="7902">
                <text:p>7902</text:p>
              </table:table-cell>
            </table:table-row>
            <table:table-row>
              <table:table-cell office:value-type="float" office:value="72473">
                <text:p>72473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float" office:value="72483">
                <text:p>72483</text:p>
              </table:table-cell>
              <table:table-cell office:value-type="float" office:value="8462">
                <text:p>8462</text:p>
              </table:table-cell>
            </table:table-row>
            <table:table-row>
              <table:table-cell office:value-type="float" office:value="72494">
                <text:p>72494</text:p>
              </table:table-cell>
              <table:table-cell office:value-type="float" office:value="8687.5">
                <text:p>8687.5</text:p>
              </table:table-cell>
            </table:table-row>
            <table:table-row>
              <table:table-cell office:value-type="float" office:value="72504">
                <text:p>72504</text:p>
              </table:table-cell>
              <table:table-cell office:value-type="float" office:value="8892.5">
                <text:p>8892.5</text:p>
              </table:table-cell>
            </table:table-row>
            <table:table-row>
              <table:table-cell office:value-type="float" office:value="72513">
                <text:p>72513</text:p>
              </table:table-cell>
              <table:table-cell office:value-type="float" office:value="9041">
                <text:p>9041</text:p>
              </table:table-cell>
            </table:table-row>
            <table:table-row>
              <table:table-cell office:value-type="float" office:value="72523">
                <text:p>72523</text:p>
              </table:table-cell>
              <table:table-cell office:value-type="float" office:value="9111">
                <text:p>9111</text:p>
              </table:table-cell>
            </table:table-row>
            <table:table-row>
              <table:table-cell office:value-type="float" office:value="72534">
                <text:p>72534</text:p>
              </table:table-cell>
              <table:table-cell office:value-type="float" office:value="9105.5">
                <text:p>9105.5</text:p>
              </table:table-cell>
            </table:table-row>
            <table:table-row>
              <table:table-cell office:value-type="float" office:value="72543">
                <text:p>72543</text:p>
              </table:table-cell>
              <table:table-cell office:value-type="float" office:value="9096.5">
                <text:p>9096.5</text:p>
              </table:table-cell>
            </table:table-row>
            <table:table-row>
              <table:table-cell office:value-type="float" office:value="72553">
                <text:p>72553</text:p>
              </table:table-cell>
              <table:table-cell office:value-type="float" office:value="9056.5">
                <text:p>9056.5</text:p>
              </table:table-cell>
            </table:table-row>
            <table:table-row>
              <table:table-cell office:value-type="float" office:value="72563">
                <text:p>72563</text:p>
              </table:table-cell>
              <table:table-cell office:value-type="float" office:value="8891.5">
                <text:p>8891.5</text:p>
              </table:table-cell>
            </table:table-row>
            <table:table-row>
              <table:table-cell office:value-type="float" office:value="72573">
                <text:p>72573</text:p>
              </table:table-cell>
              <table:table-cell office:value-type="float" office:value="8601.5">
                <text:p>8601.5</text:p>
              </table:table-cell>
            </table:table-row>
            <table:table-row>
              <table:table-cell office:value-type="float" office:value="72584">
                <text:p>72584</text:p>
              </table:table-cell>
              <table:table-cell office:value-type="float" office:value="8266">
                <text:p>8266</text:p>
              </table:table-cell>
            </table:table-row>
            <table:table-row>
              <table:table-cell office:value-type="float" office:value="72594">
                <text:p>72594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float" office:value="72603">
                <text:p>72603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float" office:value="72613">
                <text:p>72613</text:p>
              </table:table-cell>
              <table:table-cell office:value-type="float" office:value="7539">
                <text:p>7539</text:p>
              </table:table-cell>
            </table:table-row>
            <table:table-row>
              <table:table-cell office:value-type="float" office:value="72624">
                <text:p>72624</text:p>
              </table:table-cell>
              <table:table-cell office:value-type="float" office:value="7154">
                <text:p>7154</text:p>
              </table:table-cell>
            </table:table-row>
            <table:table-row>
              <table:table-cell office:value-type="float" office:value="72633">
                <text:p>72633</text:p>
              </table:table-cell>
              <table:table-cell office:value-type="float" office:value="6771.5">
                <text:p>6771.5</text:p>
              </table:table-cell>
            </table:table-row>
            <table:table-row>
              <table:table-cell office:value-type="float" office:value="72643">
                <text:p>72643</text:p>
              </table:table-cell>
              <table:table-cell office:value-type="float" office:value="6331.5">
                <text:p>6331.5</text:p>
              </table:table-cell>
            </table:table-row>
            <table:table-row>
              <table:table-cell office:value-type="float" office:value="72653">
                <text:p>72653</text:p>
              </table:table-cell>
              <table:table-cell office:value-type="float" office:value="5921.5">
                <text:p>5921.5</text:p>
              </table:table-cell>
            </table:table-row>
            <table:table-row>
              <table:table-cell office:value-type="float" office:value="72664">
                <text:p>72664</text:p>
              </table:table-cell>
              <table:table-cell office:value-type="float" office:value="5608">
                <text:p>5608</text:p>
              </table:table-cell>
            </table:table-row>
            <table:table-row>
              <table:table-cell office:value-type="float" office:value="72673">
                <text:p>72673</text:p>
              </table:table-cell>
              <table:table-cell office:value-type="float" office:value="5558.5">
                <text:p>5558.5</text:p>
              </table:table-cell>
            </table:table-row>
            <table:table-row>
              <table:table-cell office:value-type="float" office:value="72683">
                <text:p>72683</text:p>
              </table:table-cell>
              <table:table-cell office:value-type="float" office:value="5668.5">
                <text:p>5668.5</text:p>
              </table:table-cell>
            </table:table-row>
            <table:table-row>
              <table:table-cell office:value-type="float" office:value="72693">
                <text:p>72693</text:p>
              </table:table-cell>
              <table:table-cell office:value-type="float" office:value="5778.5">
                <text:p>5778.5</text:p>
              </table:table-cell>
            </table:table-row>
            <table:table-row>
              <table:table-cell office:value-type="float" office:value="72704">
                <text:p>72704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float" office:value="72713">
                <text:p>72713</text:p>
              </table:table-cell>
              <table:table-cell office:value-type="float" office:value="5788">
                <text:p>5788</text:p>
              </table:table-cell>
            </table:table-row>
            <table:table-row>
              <table:table-cell office:value-type="float" office:value="72723">
                <text:p>72723</text:p>
              </table:table-cell>
              <table:table-cell office:value-type="float" office:value="5788">
                <text:p>5788</text:p>
              </table:table-cell>
            </table:table-row>
            <table:table-row>
              <table:table-cell office:value-type="float" office:value="72733">
                <text:p>72733</text:p>
              </table:table-cell>
              <table:table-cell office:value-type="float" office:value="5833">
                <text:p>5833</text:p>
              </table:table-cell>
            </table:table-row>
            <table:table-row>
              <table:table-cell office:value-type="float" office:value="72742">
                <text:p>72742</text:p>
              </table:table-cell>
              <table:table-cell office:value-type="float" office:value="5882.5">
                <text:p>5882.5</text:p>
              </table:table-cell>
            </table:table-row>
            <table:table-row>
              <table:table-cell office:value-type="float" office:value="72754">
                <text:p>72754</text:p>
              </table:table-cell>
              <table:table-cell office:value-type="float" office:value="5900.5">
                <text:p>5900.5</text:p>
              </table:table-cell>
            </table:table-row>
            <table:table-row>
              <table:table-cell office:value-type="float" office:value="72763">
                <text:p>72763</text:p>
              </table:table-cell>
              <table:table-cell office:value-type="float" office:value="5873.5">
                <text:p>5873.5</text:p>
              </table:table-cell>
            </table:table-row>
            <table:table-row>
              <table:table-cell office:value-type="float" office:value="72773">
                <text:p>72773</text:p>
              </table:table-cell>
              <table:table-cell office:value-type="float" office:value="5818.5">
                <text:p>5818.5</text:p>
              </table:table-cell>
            </table:table-row>
            <table:table-row>
              <table:table-cell office:value-type="float" office:value="72783">
                <text:p>72783</text:p>
              </table:table-cell>
              <table:table-cell office:value-type="float" office:value="5758.5">
                <text:p>5758.5</text:p>
              </table:table-cell>
            </table:table-row>
            <table:table-row>
              <table:table-cell office:value-type="float" office:value="72793">
                <text:p>72793</text:p>
              </table:table-cell>
              <table:table-cell office:value-type="float" office:value="5768.5">
                <text:p>5768.5</text:p>
              </table:table-cell>
            </table:table-row>
            <table:table-row>
              <table:table-cell office:value-type="float" office:value="72803">
                <text:p>72803</text:p>
              </table:table-cell>
              <table:table-cell office:value-type="float" office:value="5938.5">
                <text:p>5938.5</text:p>
              </table:table-cell>
            </table:table-row>
            <table:table-row>
              <table:table-cell office:value-type="float" office:value="72813">
                <text:p>72813</text:p>
              </table:table-cell>
              <table:table-cell office:value-type="float" office:value="6228.5">
                <text:p>6228.5</text:p>
              </table:table-cell>
            </table:table-row>
            <table:table-row>
              <table:table-cell office:value-type="float" office:value="72823">
                <text:p>72823</text:p>
              </table:table-cell>
              <table:table-cell office:value-type="float" office:value="6493.5">
                <text:p>6493.5</text:p>
              </table:table-cell>
            </table:table-row>
            <table:table-row>
              <table:table-cell office:value-type="float" office:value="72834">
                <text:p>72834</text:p>
              </table:table-cell>
              <table:table-cell office:value-type="float" office:value="6631">
                <text:p>6631</text:p>
              </table:table-cell>
            </table:table-row>
            <table:table-row>
              <table:table-cell office:value-type="float" office:value="72843">
                <text:p>72843</text:p>
              </table:table-cell>
              <table:table-cell office:value-type="float" office:value="6653.5">
                <text:p>6653.5</text:p>
              </table:table-cell>
            </table:table-row>
            <table:table-row>
              <table:table-cell office:value-type="float" office:value="72853">
                <text:p>72853</text:p>
              </table:table-cell>
              <table:table-cell office:value-type="float" office:value="6683.5">
                <text:p>6683.5</text:p>
              </table:table-cell>
            </table:table-row>
            <table:table-row>
              <table:table-cell office:value-type="float" office:value="72863">
                <text:p>72863</text:p>
              </table:table-cell>
              <table:table-cell office:value-type="float" office:value="6728.5">
                <text:p>6728.5</text:p>
              </table:table-cell>
            </table:table-row>
            <table:table-row>
              <table:table-cell office:value-type="float" office:value="72873">
                <text:p>72873</text:p>
              </table:table-cell>
              <table:table-cell office:value-type="float" office:value="6733.5">
                <text:p>6733.5</text:p>
              </table:table-cell>
            </table:table-row>
            <table:table-row>
              <table:table-cell office:value-type="float" office:value="72883">
                <text:p>72883</text:p>
              </table:table-cell>
              <table:table-cell office:value-type="float" office:value="6628.5">
                <text:p>6628.5</text:p>
              </table:table-cell>
            </table:table-row>
            <table:table-row>
              <table:table-cell office:value-type="float" office:value="72893">
                <text:p>72893</text:p>
              </table:table-cell>
              <table:table-cell office:value-type="float" office:value="6433.5">
                <text:p>6433.5</text:p>
              </table:table-cell>
            </table:table-row>
            <table:table-row>
              <table:table-cell office:value-type="float" office:value="72903">
                <text:p>72903</text:p>
              </table:table-cell>
              <table:table-cell office:value-type="float" office:value="6243.5">
                <text:p>6243.5</text:p>
              </table:table-cell>
            </table:table-row>
            <table:table-row>
              <table:table-cell office:value-type="float" office:value="72912">
                <text:p>72912</text:p>
              </table:table-cell>
              <table:table-cell office:value-type="float" office:value="6086">
                <text:p>6086</text:p>
              </table:table-cell>
            </table:table-row>
            <table:table-row>
              <table:table-cell office:value-type="float" office:value="72923">
                <text:p>72923</text:p>
              </table:table-cell>
              <table:table-cell office:value-type="float" office:value="5882.5">
                <text:p>5882.5</text:p>
              </table:table-cell>
            </table:table-row>
            <table:table-row>
              <table:table-cell office:value-type="float" office:value="72933">
                <text:p>72933</text:p>
              </table:table-cell>
              <table:table-cell office:value-type="float" office:value="5682.5">
                <text:p>5682.5</text:p>
              </table:table-cell>
            </table:table-row>
            <table:table-row>
              <table:table-cell office:value-type="float" office:value="72943">
                <text:p>72943</text:p>
              </table:table-cell>
              <table:table-cell office:value-type="float" office:value="5487.5">
                <text:p>5487.5</text:p>
              </table:table-cell>
            </table:table-row>
            <table:table-row>
              <table:table-cell office:value-type="float" office:value="72953">
                <text:p>72953</text:p>
              </table:table-cell>
              <table:table-cell office:value-type="float" office:value="5307.5">
                <text:p>5307.5</text:p>
              </table:table-cell>
            </table:table-row>
            <table:table-row>
              <table:table-cell office:value-type="float" office:value="72964">
                <text:p>72964</text:p>
              </table:table-cell>
              <table:table-cell office:value-type="float" office:value="5098.5">
                <text:p>5098.5</text:p>
              </table:table-cell>
            </table:table-row>
            <table:table-row>
              <table:table-cell office:value-type="float" office:value="72973">
                <text:p>72973</text:p>
              </table:table-cell>
              <table:table-cell office:value-type="float" office:value="4909.5">
                <text:p>4909.5</text:p>
              </table:table-cell>
            </table:table-row>
            <table:table-row>
              <table:table-cell office:value-type="float" office:value="72983">
                <text:p>72983</text:p>
              </table:table-cell>
              <table:table-cell office:value-type="float" office:value="4694.5">
                <text:p>4694.5</text:p>
              </table:table-cell>
            </table:table-row>
            <table:table-row>
              <table:table-cell office:value-type="float" office:value="72993">
                <text:p>72993</text:p>
              </table:table-cell>
              <table:table-cell office:value-type="float" office:value="4504.5">
                <text:p>4504.5</text:p>
              </table:table-cell>
            </table:table-row>
            <table:table-row>
              <table:table-cell office:value-type="float" office:value="73003">
                <text:p>73003</text:p>
              </table:table-cell>
              <table:table-cell office:value-type="float" office:value="4439.5">
                <text:p>4439.5</text:p>
              </table:table-cell>
            </table:table-row>
            <table:table-row>
              <table:table-cell office:value-type="float" office:value="73013">
                <text:p>73013</text:p>
              </table:table-cell>
              <table:table-cell office:value-type="float" office:value="4559.5">
                <text:p>4559.5</text:p>
              </table:table-cell>
            </table:table-row>
            <table:table-row>
              <table:table-cell office:value-type="float" office:value="73023">
                <text:p>73023</text:p>
              </table:table-cell>
              <table:table-cell office:value-type="float" office:value="4754.5">
                <text:p>4754.5</text:p>
              </table:table-cell>
            </table:table-row>
            <table:table-row>
              <table:table-cell office:value-type="float" office:value="73033">
                <text:p>73033</text:p>
              </table:table-cell>
              <table:table-cell office:value-type="float" office:value="4899.5">
                <text:p>4899.5</text:p>
              </table:table-cell>
            </table:table-row>
            <table:table-row>
              <table:table-cell office:value-type="float" office:value="73042">
                <text:p>73042</text:p>
              </table:table-cell>
              <table:table-cell office:value-type="float" office:value="4953.5">
                <text:p>4953.5</text:p>
              </table:table-cell>
            </table:table-row>
            <table:table-row>
              <table:table-cell office:value-type="float" office:value="73053">
                <text:p>73053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float" office:value="73063">
                <text:p>73063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float" office:value="73073">
                <text:p>73073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float" office:value="73083">
                <text:p>73083</text:p>
              </table:table-cell>
              <table:table-cell office:value-type="float" office:value="5075">
                <text:p>5075</text:p>
              </table:table-cell>
            </table:table-row>
            <table:table-row>
              <table:table-cell office:value-type="float" office:value="73093">
                <text:p>73093</text:p>
              </table:table-cell>
              <table:table-cell office:value-type="float" office:value="5085">
                <text:p>5085</text:p>
              </table:table-cell>
            </table:table-row>
            <table:table-row>
              <table:table-cell office:value-type="float" office:value="73103">
                <text:p>73103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float" office:value="73112">
                <text:p>73112</text:p>
              </table:table-cell>
              <table:table-cell office:value-type="float" office:value="5193">
                <text:p>5193</text:p>
              </table:table-cell>
            </table:table-row>
            <table:table-row>
              <table:table-cell office:value-type="float" office:value="73123">
                <text:p>73123</text:p>
              </table:table-cell>
              <table:table-cell office:value-type="float" office:value="5248">
                <text:p>5248</text:p>
              </table:table-cell>
            </table:table-row>
            <table:table-row>
              <table:table-cell office:value-type="float" office:value="73133">
                <text:p>73133</text:p>
              </table:table-cell>
              <table:table-cell office:value-type="float" office:value="5258">
                <text:p>5258</text:p>
              </table:table-cell>
            </table:table-row>
            <table:table-row>
              <table:table-cell office:value-type="float" office:value="73143">
                <text:p>73143</text:p>
              </table:table-cell>
              <table:table-cell office:value-type="float" office:value="5238">
                <text:p>5238</text:p>
              </table:table-cell>
            </table:table-row>
            <table:table-row>
              <table:table-cell office:value-type="float" office:value="73153">
                <text:p>73153</text:p>
              </table:table-cell>
              <table:table-cell office:value-type="float" office:value="5188">
                <text:p>5188</text:p>
              </table:table-cell>
            </table:table-row>
            <table:table-row>
              <table:table-cell office:value-type="float" office:value="73162">
                <text:p>73162</text:p>
              </table:table-cell>
              <table:table-cell office:value-type="float" office:value="5102.5">
                <text:p>5102.5</text:p>
              </table:table-cell>
            </table:table-row>
            <table:table-row>
              <table:table-cell office:value-type="float" office:value="73172">
                <text:p>73172</text:p>
              </table:table-cell>
              <table:table-cell office:value-type="float" office:value="4977.5">
                <text:p>4977.5</text:p>
              </table:table-cell>
            </table:table-row>
            <table:table-row>
              <table:table-cell office:value-type="float" office:value="73183">
                <text:p>73183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73193">
                <text:p>73193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float" office:value="73202">
                <text:p>73202</text:p>
              </table:table-cell>
              <table:table-cell office:value-type="float" office:value="4598.5">
                <text:p>4598.5</text:p>
              </table:table-cell>
            </table:table-row>
            <table:table-row>
              <table:table-cell office:value-type="float" office:value="73213">
                <text:p>73213</text:p>
              </table:table-cell>
              <table:table-cell office:value-type="float" office:value="4433.5">
                <text:p>4433.5</text:p>
              </table:table-cell>
            </table:table-row>
            <table:table-row>
              <table:table-cell office:value-type="float" office:value="73223">
                <text:p>73223</text:p>
              </table:table-cell>
              <table:table-cell office:value-type="float" office:value="4353.5">
                <text:p>4353.5</text:p>
              </table:table-cell>
            </table:table-row>
            <table:table-row>
              <table:table-cell office:value-type="float" office:value="73233">
                <text:p>73233</text:p>
              </table:table-cell>
              <table:table-cell office:value-type="float" office:value="4408.5">
                <text:p>4408.5</text:p>
              </table:table-cell>
            </table:table-row>
            <table:table-row>
              <table:table-cell office:value-type="float" office:value="73243">
                <text:p>73243</text:p>
              </table:table-cell>
              <table:table-cell office:value-type="float" office:value="4543.5">
                <text:p>4543.5</text:p>
              </table:table-cell>
            </table:table-row>
            <table:table-row>
              <table:table-cell office:value-type="float" office:value="73252">
                <text:p>73252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float" office:value="73263">
                <text:p>73263</text:p>
              </table:table-cell>
              <table:table-cell office:value-type="float" office:value="4722">
                <text:p>4722</text:p>
              </table:table-cell>
            </table:table-row>
            <table:table-row>
              <table:table-cell office:value-type="float" office:value="73273">
                <text:p>73273</text:p>
              </table:table-cell>
              <table:table-cell office:value-type="float" office:value="4752">
                <text:p>4752</text:p>
              </table:table-cell>
            </table:table-row>
            <table:table-row>
              <table:table-cell office:value-type="float" office:value="73283">
                <text:p>73283</text:p>
              </table:table-cell>
              <table:table-cell office:value-type="float" office:value="4832">
                <text:p>4832</text:p>
              </table:table-cell>
            </table:table-row>
            <table:table-row>
              <table:table-cell office:value-type="float" office:value="73293">
                <text:p>73293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float" office:value="73303">
                <text:p>73303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float" office:value="73313">
                <text:p>73313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float" office:value="73323">
                <text:p>73323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float" office:value="73332">
                <text:p>73332</text:p>
              </table:table-cell>
              <table:table-cell office:value-type="float" office:value="5124.5">
                <text:p>5124.5</text:p>
              </table:table-cell>
            </table:table-row>
            <table:table-row>
              <table:table-cell office:value-type="float" office:value="73342">
                <text:p>73342</text:p>
              </table:table-cell>
              <table:table-cell office:value-type="float" office:value="5044.5">
                <text:p>5044.5</text:p>
              </table:table-cell>
            </table:table-row>
            <table:table-row>
              <table:table-cell office:value-type="float" office:value="73353">
                <text:p>73353</text:p>
              </table:table-cell>
              <table:table-cell office:value-type="float" office:value="4934.5">
                <text:p>4934.5</text:p>
              </table:table-cell>
            </table:table-row>
            <table:table-row>
              <table:table-cell office:value-type="float" office:value="73363">
                <text:p>73363</text:p>
              </table:table-cell>
              <table:table-cell office:value-type="float" office:value="4859.5">
                <text:p>4859.5</text:p>
              </table:table-cell>
            </table:table-row>
            <table:table-row>
              <table:table-cell office:value-type="float" office:value="73373">
                <text:p>73373</text:p>
              </table:table-cell>
              <table:table-cell office:value-type="float" office:value="4809.5">
                <text:p>4809.5</text:p>
              </table:table-cell>
            </table:table-row>
            <table:table-row>
              <table:table-cell office:value-type="float" office:value="73382">
                <text:p>73382</text:p>
              </table:table-cell>
              <table:table-cell office:value-type="float" office:value="4787">
                <text:p>4787</text:p>
              </table:table-cell>
            </table:table-row>
            <table:table-row>
              <table:table-cell office:value-type="float" office:value="73393">
                <text:p>73393</text:p>
              </table:table-cell>
              <table:table-cell office:value-type="float" office:value="4880.5">
                <text:p>4880.5</text:p>
              </table:table-cell>
            </table:table-row>
            <table:table-row>
              <table:table-cell office:value-type="float" office:value="73403">
                <text:p>73403</text:p>
              </table:table-cell>
              <table:table-cell office:value-type="float" office:value="5085.5">
                <text:p>5085.5</text:p>
              </table:table-cell>
            </table:table-row>
            <table:table-row>
              <table:table-cell office:value-type="float" office:value="73413">
                <text:p>73413</text:p>
              </table:table-cell>
              <table:table-cell office:value-type="float" office:value="5305.5">
                <text:p>5305.5</text:p>
              </table:table-cell>
            </table:table-row>
            <table:table-row>
              <table:table-cell office:value-type="float" office:value="73422">
                <text:p>73422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float" office:value="73433">
                <text:p>73433</text:p>
              </table:table-cell>
              <table:table-cell office:value-type="float" office:value="5471">
                <text:p>5471</text:p>
              </table:table-cell>
            </table:table-row>
            <table:table-row>
              <table:table-cell office:value-type="float" office:value="73443">
                <text:p>73443</text:p>
              </table:table-cell>
              <table:table-cell office:value-type="float" office:value="5501">
                <text:p>5501</text:p>
              </table:table-cell>
            </table:table-row>
            <table:table-row>
              <table:table-cell office:value-type="float" office:value="73453">
                <text:p>73453</text:p>
              </table:table-cell>
              <table:table-cell office:value-type="float" office:value="5566">
                <text:p>5566</text:p>
              </table:table-cell>
            </table:table-row>
            <table:table-row>
              <table:table-cell office:value-type="float" office:value="73462">
                <text:p>73462</text:p>
              </table:table-cell>
              <table:table-cell office:value-type="float" office:value="5633.5">
                <text:p>5633.5</text:p>
              </table:table-cell>
            </table:table-row>
            <table:table-row>
              <table:table-cell office:value-type="float" office:value="73473">
                <text:p>73473</text:p>
              </table:table-cell>
              <table:table-cell office:value-type="float" office:value="5716">
                <text:p>5716</text:p>
              </table:table-cell>
            </table:table-row>
            <table:table-row>
              <table:table-cell office:value-type="float" office:value="73483">
                <text:p>73483</text:p>
              </table:table-cell>
              <table:table-cell office:value-type="float" office:value="5801">
                <text:p>5801</text:p>
              </table:table-cell>
            </table:table-row>
            <table:table-row>
              <table:table-cell office:value-type="float" office:value="73492">
                <text:p>73492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float" office:value="73502">
                <text:p>73502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float" office:value="73512">
                <text:p>73512</text:p>
              </table:table-cell>
              <table:table-cell office:value-type="float" office:value="6091">
                <text:p>6091</text:p>
              </table:table-cell>
            </table:table-row>
            <table:table-row>
              <table:table-cell office:value-type="float" office:value="73523">
                <text:p>73523</text:p>
              </table:table-cell>
              <table:table-cell office:value-type="float" office:value="6173.5">
                <text:p>6173.5</text:p>
              </table:table-cell>
            </table:table-row>
            <table:table-row>
              <table:table-cell office:value-type="float" office:value="73533">
                <text:p>73533</text:p>
              </table:table-cell>
              <table:table-cell office:value-type="float" office:value="6223.5">
                <text:p>6223.5</text:p>
              </table:table-cell>
            </table:table-row>
            <table:table-row>
              <table:table-cell office:value-type="float" office:value="73542">
                <text:p>73542</text:p>
              </table:table-cell>
              <table:table-cell office:value-type="float" office:value="6255">
                <text:p>6255</text:p>
              </table:table-cell>
            </table:table-row>
            <table:table-row>
              <table:table-cell office:value-type="float" office:value="73552">
                <text:p>73552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float" office:value="73563">
                <text:p>73563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float" office:value="73572">
                <text:p>73572</text:p>
              </table:table-cell>
              <table:table-cell office:value-type="float" office:value="6277.5">
                <text:p>6277.5</text:p>
              </table:table-cell>
            </table:table-row>
            <table:table-row>
              <table:table-cell office:value-type="float" office:value="73582">
                <text:p>73582</text:p>
              </table:table-cell>
              <table:table-cell office:value-type="float" office:value="6232.5">
                <text:p>6232.5</text:p>
              </table:table-cell>
            </table:table-row>
            <table:table-row>
              <table:table-cell office:value-type="float" office:value="73592">
                <text:p>73592</text:p>
              </table:table-cell>
              <table:table-cell office:value-type="float" office:value="6147.5">
                <text:p>6147.5</text:p>
              </table:table-cell>
            </table:table-row>
            <table:table-row>
              <table:table-cell office:value-type="float" office:value="73603">
                <text:p>73603</text:p>
              </table:table-cell>
              <table:table-cell office:value-type="float" office:value="6015.5">
                <text:p>6015.5</text:p>
              </table:table-cell>
            </table:table-row>
            <table:table-row>
              <table:table-cell office:value-type="float" office:value="73613">
                <text:p>73613</text:p>
              </table:table-cell>
              <table:table-cell office:value-type="float" office:value="5885.5">
                <text:p>5885.5</text:p>
              </table:table-cell>
            </table:table-row>
            <table:table-row>
              <table:table-cell office:value-type="float" office:value="73623">
                <text:p>73623</text:p>
              </table:table-cell>
              <table:table-cell office:value-type="float" office:value="5745.5">
                <text:p>5745.5</text:p>
              </table:table-cell>
            </table:table-row>
            <table:table-row>
              <table:table-cell office:value-type="float" office:value="73632">
                <text:p>73632</text:p>
              </table:table-cell>
              <table:table-cell office:value-type="float" office:value="5601.5">
                <text:p>5601.5</text:p>
              </table:table-cell>
            </table:table-row>
            <table:table-row>
              <table:table-cell office:value-type="float" office:value="73643">
                <text:p>73643</text:p>
              </table:table-cell>
              <table:table-cell office:value-type="float" office:value="5398">
                <text:p>5398</text:p>
              </table:table-cell>
            </table:table-row>
            <table:table-row>
              <table:table-cell office:value-type="float" office:value="73653">
                <text:p>73653</text:p>
              </table:table-cell>
              <table:table-cell office:value-type="float" office:value="5193">
                <text:p>5193</text:p>
              </table:table-cell>
            </table:table-row>
            <table:table-row>
              <table:table-cell office:value-type="float" office:value="73663">
                <text:p>73663</text:p>
              </table:table-cell>
              <table:table-cell office:value-type="float" office:value="4983">
                <text:p>4983</text:p>
              </table:table-cell>
            </table:table-row>
            <table:table-row>
              <table:table-cell office:value-type="float" office:value="73672">
                <text:p>73672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float" office:value="73682">
                <text:p>73682</text:p>
              </table:table-cell>
              <table:table-cell office:value-type="float" office:value="4780">
                <text:p>4780</text:p>
              </table:table-cell>
            </table:table-row>
            <table:table-row>
              <table:table-cell office:value-type="float" office:value="73693">
                <text:p>73693</text:p>
              </table:table-cell>
              <table:table-cell office:value-type="float" office:value="4873.5">
                <text:p>4873.5</text:p>
              </table:table-cell>
            </table:table-row>
            <table:table-row>
              <table:table-cell office:value-type="float" office:value="73702">
                <text:p>73702</text:p>
              </table:table-cell>
              <table:table-cell office:value-type="float" office:value="5008.5">
                <text:p>5008.5</text:p>
              </table:table-cell>
            </table:table-row>
            <table:table-row>
              <table:table-cell office:value-type="float" office:value="73712">
                <text:p>73712</text:p>
              </table:table-cell>
              <table:table-cell office:value-type="float" office:value="5123.5">
                <text:p>5123.5</text:p>
              </table:table-cell>
            </table:table-row>
            <table:table-row>
              <table:table-cell office:value-type="float" office:value="73722">
                <text:p>73722</text:p>
              </table:table-cell>
              <table:table-cell office:value-type="float" office:value="5163.5">
                <text:p>5163.5</text:p>
              </table:table-cell>
            </table:table-row>
            <table:table-row>
              <table:table-cell office:value-type="float" office:value="73733">
                <text:p>73733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float" office:value="73743">
                <text:p>73743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float" office:value="73752">
                <text:p>73752</text:p>
              </table:table-cell>
              <table:table-cell office:value-type="float" office:value="5204.5">
                <text:p>5204.5</text:p>
              </table:table-cell>
            </table:table-row>
            <table:table-row>
              <table:table-cell office:value-type="float" office:value="73762">
                <text:p>73762</text:p>
              </table:table-cell>
              <table:table-cell office:value-type="float" office:value="5199.5">
                <text:p>5199.5</text:p>
              </table:table-cell>
            </table:table-row>
            <table:table-row>
              <table:table-cell office:value-type="float" office:value="73773">
                <text:p>73773</text:p>
              </table:table-cell>
              <table:table-cell office:value-type="float" office:value="5293">
                <text:p>5293</text:p>
              </table:table-cell>
            </table:table-row>
            <table:table-row>
              <table:table-cell office:value-type="float" office:value="73782">
                <text:p>73782</text:p>
              </table:table-cell>
              <table:table-cell office:value-type="float" office:value="5522.5">
                <text:p>5522.5</text:p>
              </table:table-cell>
            </table:table-row>
            <table:table-row>
              <table:table-cell office:value-type="float" office:value="73792">
                <text:p>73792</text:p>
              </table:table-cell>
              <table:table-cell office:value-type="float" office:value="5877.5">
                <text:p>5877.5</text:p>
              </table:table-cell>
            </table:table-row>
            <table:table-row>
              <table:table-cell office:value-type="float" office:value="73802">
                <text:p>73802</text:p>
              </table:table-cell>
              <table:table-cell office:value-type="float" office:value="6202.5">
                <text:p>6202.5</text:p>
              </table:table-cell>
            </table:table-row>
            <table:table-row>
              <table:table-cell office:value-type="float" office:value="73812">
                <text:p>73812</text:p>
              </table:table-cell>
              <table:table-cell office:value-type="float" office:value="6417.5">
                <text:p>6417.5</text:p>
              </table:table-cell>
            </table:table-row>
            <table:table-row>
              <table:table-cell office:value-type="float" office:value="73823">
                <text:p>73823</text:p>
              </table:table-cell>
              <table:table-cell office:value-type="float" office:value="6555">
                <text:p>6555</text:p>
              </table:table-cell>
            </table:table-row>
            <table:table-row>
              <table:table-cell office:value-type="float" office:value="73832">
                <text:p>73832</text:p>
              </table:table-cell>
              <table:table-cell office:value-type="float" office:value="6663">
                <text:p>6663</text:p>
              </table:table-cell>
            </table:table-row>
            <table:table-row>
              <table:table-cell office:value-type="float" office:value="73842">
                <text:p>73842</text:p>
              </table:table-cell>
              <table:table-cell office:value-type="float" office:value="6798">
                <text:p>6798</text:p>
              </table:table-cell>
            </table:table-row>
            <table:table-row>
              <table:table-cell office:value-type="float" office:value="73852">
                <text:p>73852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73862">
                <text:p>73862</text:p>
              </table:table-cell>
              <table:table-cell office:value-type="float" office:value="6948">
                <text:p>6948</text:p>
              </table:table-cell>
            </table:table-row>
            <table:table-row>
              <table:table-cell office:value-type="float" office:value="73872">
                <text:p>73872</text:p>
              </table:table-cell>
              <table:table-cell office:value-type="float" office:value="7018">
                <text:p>7018</text:p>
              </table:table-cell>
            </table:table-row>
            <table:table-row>
              <table:table-cell office:value-type="float" office:value="73882">
                <text:p>73882</text:p>
              </table:table-cell>
              <table:table-cell office:value-type="float" office:value="7118">
                <text:p>7118</text:p>
              </table:table-cell>
            </table:table-row>
            <table:table-row>
              <table:table-cell office:value-type="float" office:value="73892">
                <text:p>73892</text:p>
              </table:table-cell>
              <table:table-cell office:value-type="float" office:value="7213">
                <text:p>7213</text:p>
              </table:table-cell>
            </table:table-row>
            <table:table-row>
              <table:table-cell office:value-type="float" office:value="73903">
                <text:p>73903</text:p>
              </table:table-cell>
              <table:table-cell office:value-type="float" office:value="7273.5">
                <text:p>7273.5</text:p>
              </table:table-cell>
            </table:table-row>
            <table:table-row>
              <table:table-cell office:value-type="float" office:value="73912">
                <text:p>73912</text:p>
              </table:table-cell>
              <table:table-cell office:value-type="float" office:value="7291.5">
                <text:p>7291.5</text:p>
              </table:table-cell>
            </table:table-row>
            <table:table-row>
              <table:table-cell office:value-type="float" office:value="73922">
                <text:p>73922</text:p>
              </table:table-cell>
              <table:table-cell office:value-type="float" office:value="7296.5">
                <text:p>7296.5</text:p>
              </table:table-cell>
            </table:table-row>
            <table:table-row>
              <table:table-cell office:value-type="float" office:value="73932">
                <text:p>73932</text:p>
              </table:table-cell>
              <table:table-cell office:value-type="float" office:value="7276.5">
                <text:p>7276.5</text:p>
              </table:table-cell>
            </table:table-row>
            <table:table-row>
              <table:table-cell office:value-type="float" office:value="73942">
                <text:p>73942</text:p>
              </table:table-cell>
              <table:table-cell office:value-type="float" office:value="7241.5">
                <text:p>7241.5</text:p>
              </table:table-cell>
            </table:table-row>
            <table:table-row>
              <table:table-cell office:value-type="float" office:value="73953">
                <text:p>73953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float" office:value="73962">
                <text:p>73962</text:p>
              </table:table-cell>
              <table:table-cell office:value-type="float" office:value="7191.5">
                <text:p>7191.5</text:p>
              </table:table-cell>
            </table:table-row>
            <table:table-row>
              <table:table-cell office:value-type="float" office:value="73972">
                <text:p>73972</text:p>
              </table:table-cell>
              <table:table-cell office:value-type="float" office:value="7156.5">
                <text:p>7156.5</text:p>
              </table:table-cell>
            </table:table-row>
            <table:table-row>
              <table:table-cell office:value-type="float" office:value="73982">
                <text:p>73982</text:p>
              </table:table-cell>
              <table:table-cell office:value-type="float" office:value="7091.5">
                <text:p>7091.5</text:p>
              </table:table-cell>
            </table:table-row>
            <table:table-row>
              <table:table-cell office:value-type="float" office:value="73992">
                <text:p>73992</text:p>
              </table:table-cell>
              <table:table-cell office:value-type="float" office:value="6981.5">
                <text:p>6981.5</text:p>
              </table:table-cell>
            </table:table-row>
            <table:table-row>
              <table:table-cell office:value-type="float" office:value="74002">
                <text:p>74002</text:p>
              </table:table-cell>
              <table:table-cell office:value-type="float" office:value="6821.5">
                <text:p>6821.5</text:p>
              </table:table-cell>
            </table:table-row>
            <table:table-row>
              <table:table-cell office:value-type="float" office:value="74012">
                <text:p>74012</text:p>
              </table:table-cell>
              <table:table-cell office:value-type="float" office:value="6631.5">
                <text:p>6631.5</text:p>
              </table:table-cell>
            </table:table-row>
            <table:table-row>
              <table:table-cell office:value-type="float" office:value="74022">
                <text:p>74022</text:p>
              </table:table-cell>
              <table:table-cell office:value-type="float" office:value="6461.5">
                <text:p>6461.5</text:p>
              </table:table-cell>
            </table:table-row>
            <table:table-row>
              <table:table-cell office:value-type="float" office:value="74033">
                <text:p>74033</text:p>
              </table:table-cell>
              <table:table-cell office:value-type="float" office:value="6307.5">
                <text:p>6307.5</text:p>
              </table:table-cell>
            </table:table-row>
            <table:table-row>
              <table:table-cell office:value-type="float" office:value="74042">
                <text:p>74042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float" office:value="74052">
                <text:p>74052</text:p>
              </table:table-cell>
              <table:table-cell office:value-type="float" office:value="5992">
                <text:p>5992</text:p>
              </table:table-cell>
            </table:table-row>
            <table:table-row>
              <table:table-cell office:value-type="float" office:value="74062">
                <text:p>74062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float" office:value="74073">
                <text:p>74073</text:p>
              </table:table-cell>
              <table:table-cell office:value-type="float" office:value="5491.5">
                <text:p>5491.5</text:p>
              </table:table-cell>
            </table:table-row>
            <table:table-row>
              <table:table-cell office:value-type="float" office:value="74082">
                <text:p>74082</text:p>
              </table:table-cell>
              <table:table-cell office:value-type="float" office:value="5248.5">
                <text:p>5248.5</text:p>
              </table:table-cell>
            </table:table-row>
            <table:table-row>
              <table:table-cell office:value-type="float" office:value="74092">
                <text:p>74092</text:p>
              </table:table-cell>
              <table:table-cell office:value-type="float" office:value="5068.5">
                <text:p>5068.5</text:p>
              </table:table-cell>
            </table:table-row>
            <table:table-row>
              <table:table-cell office:value-type="float" office:value="74102">
                <text:p>74102</text:p>
              </table:table-cell>
              <table:table-cell office:value-type="float" office:value="5048.5">
                <text:p>5048.5</text:p>
              </table:table-cell>
            </table:table-row>
            <table:table-row>
              <table:table-cell office:value-type="float" office:value="74112">
                <text:p>74112</text:p>
              </table:table-cell>
              <table:table-cell office:value-type="float" office:value="5143.5">
                <text:p>5143.5</text:p>
              </table:table-cell>
            </table:table-row>
            <table:table-row>
              <table:table-cell office:value-type="float" office:value="74123">
                <text:p>74123</text:p>
              </table:table-cell>
              <table:table-cell office:value-type="float" office:value="5369">
                <text:p>5369</text:p>
              </table:table-cell>
            </table:table-row>
            <table:table-row>
              <table:table-cell office:value-type="float" office:value="74132">
                <text:p>74132</text:p>
              </table:table-cell>
              <table:table-cell office:value-type="float" office:value="5706.5">
                <text:p>5706.5</text:p>
              </table:table-cell>
            </table:table-row>
            <table:table-row>
              <table:table-cell office:value-type="float" office:value="74142">
                <text:p>74142</text:p>
              </table:table-cell>
              <table:table-cell office:value-type="float" office:value="6196.5">
                <text:p>6196.5</text:p>
              </table:table-cell>
            </table:table-row>
            <table:table-row>
              <table:table-cell office:value-type="float" office:value="74152">
                <text:p>74152</text:p>
              </table:table-cell>
              <table:table-cell office:value-type="float" office:value="6626.5">
                <text:p>6626.5</text:p>
              </table:table-cell>
            </table:table-row>
            <table:table-row>
              <table:table-cell office:value-type="float" office:value="74162">
                <text:p>74162</text:p>
              </table:table-cell>
              <table:table-cell office:value-type="float" office:value="6926.5">
                <text:p>6926.5</text:p>
              </table:table-cell>
            </table:table-row>
            <table:table-row>
              <table:table-cell office:value-type="float" office:value="74172">
                <text:p>74172</text:p>
              </table:table-cell>
              <table:table-cell office:value-type="float" office:value="7161.5">
                <text:p>7161.5</text:p>
              </table:table-cell>
            </table:table-row>
            <table:table-row>
              <table:table-cell office:value-type="float" office:value="74182">
                <text:p>74182</text:p>
              </table:table-cell>
              <table:table-cell office:value-type="float" office:value="7381.5">
                <text:p>7381.5</text:p>
              </table:table-cell>
            </table:table-row>
            <table:table-row>
              <table:table-cell office:value-type="float" office:value="74192">
                <text:p>74192</text:p>
              </table:table-cell>
              <table:table-cell office:value-type="float" office:value="7601.5">
                <text:p>7601.5</text:p>
              </table:table-cell>
            </table:table-row>
            <table:table-row>
              <table:table-cell office:value-type="float" office:value="74202">
                <text:p>74202</text:p>
              </table:table-cell>
              <table:table-cell office:value-type="float" office:value="7826.5">
                <text:p>7826.5</text:p>
              </table:table-cell>
            </table:table-row>
            <table:table-row>
              <table:table-cell office:value-type="float" office:value="74212">
                <text:p>74212</text:p>
              </table:table-cell>
              <table:table-cell office:value-type="float" office:value="8056.5">
                <text:p>8056.5</text:p>
              </table:table-cell>
            </table:table-row>
            <table:table-row>
              <table:table-cell office:value-type="float" office:value="74222">
                <text:p>74222</text:p>
              </table:table-cell>
              <table:table-cell office:value-type="float" office:value="8271.5">
                <text:p>8271.5</text:p>
              </table:table-cell>
            </table:table-row>
            <table:table-row>
              <table:table-cell office:value-type="float" office:value="74232">
                <text:p>74232</text:p>
              </table:table-cell>
              <table:table-cell office:value-type="float" office:value="8451.5">
                <text:p>8451.5</text:p>
              </table:table-cell>
            </table:table-row>
            <table:table-row>
              <table:table-cell office:value-type="float" office:value="74242">
                <text:p>74242</text:p>
              </table:table-cell>
              <table:table-cell office:value-type="float" office:value="8576.5">
                <text:p>8576.5</text:p>
              </table:table-cell>
            </table:table-row>
            <table:table-row>
              <table:table-cell office:value-type="float" office:value="74252">
                <text:p>74252</text:p>
              </table:table-cell>
              <table:table-cell office:value-type="float" office:value="8661.5">
                <text:p>8661.5</text:p>
              </table:table-cell>
            </table:table-row>
            <table:table-row>
              <table:table-cell office:value-type="float" office:value="74262">
                <text:p>74262</text:p>
              </table:table-cell>
              <table:table-cell office:value-type="float" office:value="8731.5">
                <text:p>8731.5</text:p>
              </table:table-cell>
            </table:table-row>
            <table:table-row>
              <table:table-cell office:value-type="float" office:value="74272">
                <text:p>74272</text:p>
              </table:table-cell>
              <table:table-cell office:value-type="float" office:value="8771.5">
                <text:p>8771.5</text:p>
              </table:table-cell>
            </table:table-row>
            <table:table-row>
              <table:table-cell office:value-type="float" office:value="74281">
                <text:p>74281</text:p>
              </table:table-cell>
              <table:table-cell office:value-type="float" office:value="8767">
                <text:p>8767</text:p>
              </table:table-cell>
            </table:table-row>
            <table:table-row>
              <table:table-cell office:value-type="float" office:value="74292">
                <text:p>74292</text:p>
              </table:table-cell>
              <table:table-cell office:value-type="float" office:value="8701">
                <text:p>8701</text:p>
              </table:table-cell>
            </table:table-row>
            <table:table-row>
              <table:table-cell office:value-type="float" office:value="74302">
                <text:p>74302</text:p>
              </table:table-cell>
              <table:table-cell office:value-type="float" office:value="8596">
                <text:p>8596</text:p>
              </table:table-cell>
            </table:table-row>
            <table:table-row>
              <table:table-cell office:value-type="float" office:value="74312">
                <text:p>74312</text:p>
              </table:table-cell>
              <table:table-cell office:value-type="float" office:value="8466">
                <text:p>8466</text:p>
              </table:table-cell>
            </table:table-row>
            <table:table-row>
              <table:table-cell office:value-type="float" office:value="74321">
                <text:p>74321</text:p>
              </table:table-cell>
              <table:table-cell office:value-type="float" office:value="8317.5">
                <text:p>8317.5</text:p>
              </table:table-cell>
            </table:table-row>
            <table:table-row>
              <table:table-cell office:value-type="float" office:value="74332">
                <text:p>74332</text:p>
              </table:table-cell>
              <table:table-cell office:value-type="float" office:value="8064.5">
                <text:p>8064.5</text:p>
              </table:table-cell>
            </table:table-row>
            <table:table-row>
              <table:table-cell office:value-type="float" office:value="74342">
                <text:p>74342</text:p>
              </table:table-cell>
              <table:table-cell office:value-type="float" office:value="7774.5">
                <text:p>7774.5</text:p>
              </table:table-cell>
            </table:table-row>
            <table:table-row>
              <table:table-cell office:value-type="float" office:value="74352">
                <text:p>74352</text:p>
              </table:table-cell>
              <table:table-cell office:value-type="float" office:value="7439.5">
                <text:p>7439.5</text:p>
              </table:table-cell>
            </table:table-row>
            <table:table-row>
              <table:table-cell office:value-type="float" office:value="74362">
                <text:p>74362</text:p>
              </table:table-cell>
              <table:table-cell office:value-type="float" office:value="7059.5">
                <text:p>7059.5</text:p>
              </table:table-cell>
            </table:table-row>
            <table:table-row>
              <table:table-cell office:value-type="float" office:value="74372">
                <text:p>74372</text:p>
              </table:table-cell>
              <table:table-cell office:value-type="float" office:value="6644.5">
                <text:p>6644.5</text:p>
              </table:table-cell>
            </table:table-row>
            <table:table-row>
              <table:table-cell office:value-type="float" office:value="74382">
                <text:p>74382</text:p>
              </table:table-cell>
              <table:table-cell office:value-type="float" office:value="6229.5">
                <text:p>6229.5</text:p>
              </table:table-cell>
            </table:table-row>
            <table:table-row>
              <table:table-cell office:value-type="float" office:value="74392">
                <text:p>74392</text:p>
              </table:table-cell>
              <table:table-cell office:value-type="float" office:value="5849.5">
                <text:p>5849.5</text:p>
              </table:table-cell>
            </table:table-row>
            <table:table-row>
              <table:table-cell office:value-type="float" office:value="74402">
                <text:p>74402</text:p>
              </table:table-cell>
              <table:table-cell office:value-type="float" office:value="5484.5">
                <text:p>5484.5</text:p>
              </table:table-cell>
            </table:table-row>
            <table:table-row>
              <table:table-cell office:value-type="float" office:value="74412">
                <text:p>74412</text:p>
              </table:table-cell>
              <table:table-cell office:value-type="float" office:value="5104.5">
                <text:p>5104.5</text:p>
              </table:table-cell>
            </table:table-row>
            <table:table-row>
              <table:table-cell office:value-type="float" office:value="74422">
                <text:p>74422</text:p>
              </table:table-cell>
              <table:table-cell office:value-type="float" office:value="4699.5">
                <text:p>4699.5</text:p>
              </table:table-cell>
            </table:table-row>
            <table:table-row>
              <table:table-cell office:value-type="float" office:value="74432">
                <text:p>74432</text:p>
              </table:table-cell>
              <table:table-cell office:value-type="float" office:value="4374.5">
                <text:p>4374.5</text:p>
              </table:table-cell>
            </table:table-row>
            <table:table-row>
              <table:table-cell office:value-type="float" office:value="74442">
                <text:p>74442</text:p>
              </table:table-cell>
              <table:table-cell office:value-type="float" office:value="4289.5">
                <text:p>4289.5</text:p>
              </table:table-cell>
            </table:table-row>
            <table:table-row>
              <table:table-cell office:value-type="float" office:value="74451">
                <text:p>74451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float" office:value="74462">
                <text:p>74462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float" office:value="74472">
                <text:p>74472</text:p>
              </table:table-cell>
              <table:table-cell office:value-type="float" office:value="4713">
                <text:p>4713</text:p>
              </table:table-cell>
            </table:table-row>
            <table:table-row>
              <table:table-cell office:value-type="float" office:value="74481">
                <text:p>74481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float" office:value="74491">
                <text:p>74491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float" office:value="74502">
                <text:p>74502</text:p>
              </table:table-cell>
              <table:table-cell office:value-type="float" office:value="5841">
                <text:p>5841</text:p>
              </table:table-cell>
            </table:table-row>
            <table:table-row>
              <table:table-cell office:value-type="float" office:value="74512">
                <text:p>74512</text:p>
              </table:table-cell>
              <table:table-cell office:value-type="float" office:value="6166">
                <text:p>6166</text:p>
              </table:table-cell>
            </table:table-row>
            <table:table-row>
              <table:table-cell office:value-type="float" office:value="74521">
                <text:p>74521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float" office:value="74531">
                <text:p>74531</text:p>
              </table:table-cell>
              <table:table-cell office:value-type="float" office:value="6695">
                <text:p>6695</text:p>
              </table:table-cell>
            </table:table-row>
            <table:table-row>
              <table:table-cell office:value-type="float" office:value="74542">
                <text:p>74542</text:p>
              </table:table-cell>
              <table:table-cell office:value-type="float" office:value="7058">
                <text:p>7058</text:p>
              </table:table-cell>
            </table:table-row>
            <table:table-row>
              <table:table-cell office:value-type="float" office:value="74552">
                <text:p>74552</text:p>
              </table:table-cell>
              <table:table-cell office:value-type="float" office:value="7343">
                <text:p>7343</text:p>
              </table:table-cell>
            </table:table-row>
            <table:table-row>
              <table:table-cell office:value-type="float" office:value="74562">
                <text:p>74562</text:p>
              </table:table-cell>
              <table:table-cell office:value-type="float" office:value="7533">
                <text:p>7533</text:p>
              </table:table-cell>
            </table:table-row>
            <table:table-row>
              <table:table-cell office:value-type="float" office:value="74571">
                <text:p>74571</text:p>
              </table:table-cell>
              <table:table-cell office:value-type="float" office:value="7618.5">
                <text:p>7618.5</text:p>
              </table:table-cell>
            </table:table-row>
            <table:table-row>
              <table:table-cell office:value-type="float" office:value="74582">
                <text:p>74582</text:p>
              </table:table-cell>
              <table:table-cell office:value-type="float" office:value="7695.5">
                <text:p>7695.5</text:p>
              </table:table-cell>
            </table:table-row>
            <table:table-row>
              <table:table-cell office:value-type="float" office:value="74592">
                <text:p>74592</text:p>
              </table:table-cell>
              <table:table-cell office:value-type="float" office:value="7795.5">
                <text:p>7795.5</text:p>
              </table:table-cell>
            </table:table-row>
            <table:table-row>
              <table:table-cell office:value-type="float" office:value="74601">
                <text:p>74601</text:p>
              </table:table-cell>
              <table:table-cell office:value-type="float" office:value="7876.5">
                <text:p>7876.5</text:p>
              </table:table-cell>
            </table:table-row>
            <table:table-row>
              <table:table-cell office:value-type="float" office:value="74612">
                <text:p>74612</text:p>
              </table:table-cell>
              <table:table-cell office:value-type="float" office:value="7904">
                <text:p>7904</text:p>
              </table:table-cell>
            </table:table-row>
            <table:table-row>
              <table:table-cell office:value-type="float" office:value="74621">
                <text:p>74621</text:p>
              </table:table-cell>
              <table:table-cell office:value-type="float" office:value="7854.5">
                <text:p>7854.5</text:p>
              </table:table-cell>
            </table:table-row>
            <table:table-row>
              <table:table-cell office:value-type="float" office:value="74632">
                <text:p>74632</text:p>
              </table:table-cell>
              <table:table-cell office:value-type="float" office:value="7744.5">
                <text:p>7744.5</text:p>
              </table:table-cell>
            </table:table-row>
            <table:table-row>
              <table:table-cell office:value-type="float" office:value="74642">
                <text:p>74642</text:p>
              </table:table-cell>
              <table:table-cell office:value-type="float" office:value="7624.5">
                <text:p>7624.5</text:p>
              </table:table-cell>
            </table:table-row>
            <table:table-row>
              <table:table-cell office:value-type="float" office:value="74651">
                <text:p>74651</text:p>
              </table:table-cell>
              <table:table-cell office:value-type="float" office:value="7494">
                <text:p>7494</text:p>
              </table:table-cell>
            </table:table-row>
            <table:table-row>
              <table:table-cell office:value-type="float" office:value="74661">
                <text:p>74661</text:p>
              </table:table-cell>
              <table:table-cell office:value-type="float" office:value="7329">
                <text:p>7329</text:p>
              </table:table-cell>
            </table:table-row>
            <table:table-row>
              <table:table-cell office:value-type="float" office:value="74672">
                <text:p>74672</text:p>
              </table:table-cell>
              <table:table-cell office:value-type="float" office:value="7153">
                <text:p>7153</text:p>
              </table:table-cell>
            </table:table-row>
            <table:table-row>
              <table:table-cell office:value-type="float" office:value="74682">
                <text:p>74682</text:p>
              </table:table-cell>
              <table:table-cell office:value-type="float" office:value="6998">
                <text:p>6998</text:p>
              </table:table-cell>
            </table:table-row>
            <table:table-row>
              <table:table-cell office:value-type="float" office:value="74691">
                <text:p>74691</text:p>
              </table:table-cell>
              <table:table-cell office:value-type="float" office:value="6845">
                <text:p>6845</text:p>
              </table:table-cell>
            </table:table-row>
            <table:table-row>
              <table:table-cell office:value-type="float" office:value="74701">
                <text:p>74701</text:p>
              </table:table-cell>
              <table:table-cell office:value-type="float" office:value="6655">
                <text:p>6655</text:p>
              </table:table-cell>
            </table:table-row>
            <table:table-row>
              <table:table-cell office:value-type="float" office:value="74712">
                <text:p>74712</text:p>
              </table:table-cell>
              <table:table-cell office:value-type="float" office:value="6407.5">
                <text:p>6407.5</text:p>
              </table:table-cell>
            </table:table-row>
            <table:table-row>
              <table:table-cell office:value-type="float" office:value="74722">
                <text:p>74722</text:p>
              </table:table-cell>
              <table:table-cell office:value-type="float" office:value="6147.5">
                <text:p>6147.5</text:p>
              </table:table-cell>
            </table:table-row>
            <table:table-row>
              <table:table-cell office:value-type="float" office:value="74732">
                <text:p>74732</text:p>
              </table:table-cell>
              <table:table-cell office:value-type="float" office:value="5887.5">
                <text:p>5887.5</text:p>
              </table:table-cell>
            </table:table-row>
            <table:table-row>
              <table:table-cell office:value-type="float" office:value="74741">
                <text:p>74741</text:p>
              </table:table-cell>
              <table:table-cell office:value-type="float" office:value="5676">
                <text:p>5676</text:p>
              </table:table-cell>
            </table:table-row>
            <table:table-row>
              <table:table-cell office:value-type="float" office:value="74752">
                <text:p>74752</text:p>
              </table:table-cell>
              <table:table-cell office:value-type="float" office:value="5533">
                <text:p>5533</text:p>
              </table:table-cell>
            </table:table-row>
            <table:table-row>
              <table:table-cell office:value-type="float" office:value="74762">
                <text:p>74762</text:p>
              </table:table-cell>
              <table:table-cell office:value-type="float" office:value="5583">
                <text:p>5583</text:p>
              </table:table-cell>
            </table:table-row>
            <table:table-row>
              <table:table-cell office:value-type="float" office:value="74772">
                <text:p>74772</text:p>
              </table:table-cell>
              <table:table-cell office:value-type="float" office:value="5753">
                <text:p>5753</text:p>
              </table:table-cell>
            </table:table-row>
            <table:table-row>
              <table:table-cell office:value-type="float" office:value="74781">
                <text:p>74781</text:p>
              </table:table-cell>
              <table:table-cell office:value-type="float" office:value="5879">
                <text:p>5879</text:p>
              </table:table-cell>
            </table:table-row>
            <table:table-row>
              <table:table-cell office:value-type="float" office:value="74791">
                <text:p>74791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float" office:value="74802">
                <text:p>74802</text:p>
              </table:table-cell>
              <table:table-cell office:value-type="float" office:value="5865.5">
                <text:p>5865.5</text:p>
              </table:table-cell>
            </table:table-row>
            <table:table-row>
              <table:table-cell office:value-type="float" office:value="74812">
                <text:p>74812</text:p>
              </table:table-cell>
              <table:table-cell office:value-type="float" office:value="5845.5">
                <text:p>5845.5</text:p>
              </table:table-cell>
            </table:table-row>
            <table:table-row>
              <table:table-cell office:value-type="float" office:value="74821">
                <text:p>74821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float" office:value="74831">
                <text:p>74831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float" office:value="74842">
                <text:p>74842</text:p>
              </table:table-cell>
              <table:table-cell office:value-type="float" office:value="5937.5">
                <text:p>5937.5</text:p>
              </table:table-cell>
            </table:table-row>
            <table:table-row>
              <table:table-cell office:value-type="float" office:value="74851">
                <text:p>74851</text:p>
              </table:table-cell>
              <table:table-cell office:value-type="float" office:value="6171.5">
                <text:p>6171.5</text:p>
              </table:table-cell>
            </table:table-row>
            <table:table-row>
              <table:table-cell office:value-type="float" office:value="74862">
                <text:p>74862</text:p>
              </table:table-cell>
              <table:table-cell office:value-type="float" office:value="6633.5">
                <text:p>6633.5</text:p>
              </table:table-cell>
            </table:table-row>
            <table:table-row>
              <table:table-cell office:value-type="float" office:value="74871">
                <text:p>74871</text:p>
              </table:table-cell>
              <table:table-cell office:value-type="float" office:value="7025">
                <text:p>7025</text:p>
              </table:table-cell>
            </table:table-row>
            <table:table-row>
              <table:table-cell office:value-type="float" office:value="74882">
                <text:p>74882</text:p>
              </table:table-cell>
              <table:table-cell office:value-type="float" office:value="7404.5">
                <text:p>7404.5</text:p>
              </table:table-cell>
            </table:table-row>
            <table:table-row>
              <table:table-cell office:value-type="float" office:value="74892">
                <text:p>74892</text:p>
              </table:table-cell>
              <table:table-cell office:value-type="float" office:value="7684.5">
                <text:p>7684.5</text:p>
              </table:table-cell>
            </table:table-row>
            <table:table-row>
              <table:table-cell office:value-type="float" office:value="74901">
                <text:p>74901</text:p>
              </table:table-cell>
              <table:table-cell office:value-type="float" office:value="7932">
                <text:p>7932</text:p>
              </table:table-cell>
            </table:table-row>
            <table:table-row>
              <table:table-cell office:value-type="float" office:value="74911">
                <text:p>74911</text:p>
              </table:table-cell>
              <table:table-cell office:value-type="float" office:value="8197">
                <text:p>8197</text:p>
              </table:table-cell>
            </table:table-row>
            <table:table-row>
              <table:table-cell office:value-type="float" office:value="74921">
                <text:p>74921</text:p>
              </table:table-cell>
              <table:table-cell office:value-type="float" office:value="8412">
                <text:p>8412</text:p>
              </table:table-cell>
            </table:table-row>
            <table:table-row>
              <table:table-cell office:value-type="float" office:value="74932">
                <text:p>74932</text:p>
              </table:table-cell>
              <table:table-cell office:value-type="float" office:value="8544">
                <text:p>8544</text:p>
              </table:table-cell>
            </table:table-row>
            <table:table-row>
              <table:table-cell office:value-type="float" office:value="74941">
                <text:p>74941</text:p>
              </table:table-cell>
              <table:table-cell office:value-type="float" office:value="8584.5">
                <text:p>8584.5</text:p>
              </table:table-cell>
            </table:table-row>
            <table:table-row>
              <table:table-cell office:value-type="float" office:value="74951">
                <text:p>74951</text:p>
              </table:table-cell>
              <table:table-cell office:value-type="float" office:value="8634.5">
                <text:p>8634.5</text:p>
              </table:table-cell>
            </table:table-row>
            <table:table-row>
              <table:table-cell office:value-type="float" office:value="74961">
                <text:p>74961</text:p>
              </table:table-cell>
              <table:table-cell office:value-type="float" office:value="8699.5">
                <text:p>8699.5</text:p>
              </table:table-cell>
            </table:table-row>
            <table:table-row>
              <table:table-cell office:value-type="float" office:value="74972">
                <text:p>74972</text:p>
              </table:table-cell>
              <table:table-cell office:value-type="float" office:value="8727">
                <text:p>8727</text:p>
              </table:table-cell>
            </table:table-row>
            <table:table-row>
              <table:table-cell office:value-type="float" office:value="74981">
                <text:p>74981</text:p>
              </table:table-cell>
              <table:table-cell office:value-type="float" office:value="8677.5">
                <text:p>8677.5</text:p>
              </table:table-cell>
            </table:table-row>
            <table:table-row>
              <table:table-cell office:value-type="float" office:value="74991">
                <text:p>74991</text:p>
              </table:table-cell>
              <table:table-cell office:value-type="float" office:value="8547.5">
                <text:p>8547.5</text:p>
              </table:table-cell>
            </table:table-row>
            <table:table-row>
              <table:table-cell office:value-type="float" office:value="75001">
                <text:p>75001</text:p>
              </table:table-cell>
              <table:table-cell office:value-type="float" office:value="8377.5">
                <text:p>8377.5</text:p>
              </table:table-cell>
            </table:table-row>
            <table:table-row>
              <table:table-cell office:value-type="float" office:value="75012">
                <text:p>75012</text:p>
              </table:table-cell>
              <table:table-cell office:value-type="float" office:value="8135.5">
                <text:p>8135.5</text:p>
              </table:table-cell>
            </table:table-row>
            <table:table-row>
              <table:table-cell office:value-type="float" office:value="75022">
                <text:p>75022</text:p>
              </table:table-cell>
              <table:table-cell office:value-type="float" office:value="7865.5">
                <text:p>7865.5</text:p>
              </table:table-cell>
            </table:table-row>
            <table:table-row>
              <table:table-cell office:value-type="float" office:value="75031">
                <text:p>75031</text:p>
              </table:table-cell>
              <table:table-cell office:value-type="float" office:value="7631.5">
                <text:p>7631.5</text:p>
              </table:table-cell>
            </table:table-row>
            <table:table-row>
              <table:table-cell office:value-type="float" office:value="75041">
                <text:p>75041</text:p>
              </table:table-cell>
              <table:table-cell office:value-type="float" office:value="7421.5">
                <text:p>7421.5</text:p>
              </table:table-cell>
            </table:table-row>
            <table:table-row>
              <table:table-cell office:value-type="float" office:value="75052">
                <text:p>75052</text:p>
              </table:table-cell>
              <table:table-cell office:value-type="float" office:value="7212.5">
                <text:p>7212.5</text:p>
              </table:table-cell>
            </table:table-row>
            <table:table-row>
              <table:table-cell office:value-type="float" office:value="75062">
                <text:p>75062</text:p>
              </table:table-cell>
              <table:table-cell office:value-type="float" office:value="6982.5">
                <text:p>6982.5</text:p>
              </table:table-cell>
            </table:table-row>
            <table:table-row>
              <table:table-cell office:value-type="float" office:value="75071">
                <text:p>75071</text:p>
              </table:table-cell>
              <table:table-cell office:value-type="float" office:value="6730.5">
                <text:p>6730.5</text:p>
              </table:table-cell>
            </table:table-row>
            <table:table-row>
              <table:table-cell office:value-type="float" office:value="75081">
                <text:p>75081</text:p>
              </table:table-cell>
              <table:table-cell office:value-type="float" office:value="6490.5">
                <text:p>6490.5</text:p>
              </table:table-cell>
            </table:table-row>
            <table:table-row>
              <table:table-cell office:value-type="float" office:value="75091">
                <text:p>75091</text:p>
              </table:table-cell>
              <table:table-cell office:value-type="float" office:value="6435.5">
                <text:p>6435.5</text:p>
              </table:table-cell>
            </table:table-row>
            <table:table-row>
              <table:table-cell office:value-type="float" office:value="75101">
                <text:p>75101</text:p>
              </table:table-cell>
              <table:table-cell office:value-type="float" office:value="6575.5">
                <text:p>6575.5</text:p>
              </table:table-cell>
            </table:table-row>
            <table:table-row>
              <table:table-cell office:value-type="float" office:value="75111">
                <text:p>75111</text:p>
              </table:table-cell>
              <table:table-cell office:value-type="float" office:value="6765.5">
                <text:p>6765.5</text:p>
              </table:table-cell>
            </table:table-row>
            <table:table-row>
              <table:table-cell office:value-type="float" office:value="75121">
                <text:p>75121</text:p>
              </table:table-cell>
              <table:table-cell office:value-type="float" office:value="6885.5">
                <text:p>6885.5</text:p>
              </table:table-cell>
            </table:table-row>
            <table:table-row>
              <table:table-cell office:value-type="float" office:value="75131">
                <text:p>75131</text:p>
              </table:table-cell>
              <table:table-cell office:value-type="float" office:value="6910.5">
                <text:p>6910.5</text:p>
              </table:table-cell>
            </table:table-row>
            <table:table-row>
              <table:table-cell office:value-type="float" office:value="75142">
                <text:p>75142</text:p>
              </table:table-cell>
              <table:table-cell office:value-type="float" office:value="6916">
                <text:p>6916</text:p>
              </table:table-cell>
            </table:table-row>
            <table:table-row>
              <table:table-cell office:value-type="float" office:value="75151">
                <text:p>75151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float" office:value="75161">
                <text:p>75161</text:p>
              </table:table-cell>
              <table:table-cell office:value-type="float" office:value="7026">
                <text:p>7026</text:p>
              </table:table-cell>
            </table:table-row>
            <table:table-row>
              <table:table-cell office:value-type="float" office:value="75171">
                <text:p>75171</text:p>
              </table:table-cell>
              <table:table-cell office:value-type="float" office:value="7071">
                <text:p>7071</text:p>
              </table:table-cell>
            </table:table-row>
            <table:table-row>
              <table:table-cell office:value-type="float" office:value="75181">
                <text:p>75181</text:p>
              </table:table-cell>
              <table:table-cell office:value-type="float" office:value="7111">
                <text:p>7111</text:p>
              </table:table-cell>
            </table:table-row>
            <table:table-row>
              <table:table-cell office:value-type="float" office:value="75191">
                <text:p>75191</text:p>
              </table:table-cell>
              <table:table-cell office:value-type="float" office:value="7166">
                <text:p>7166</text:p>
              </table:table-cell>
            </table:table-row>
            <table:table-row>
              <table:table-cell office:value-type="float" office:value="75201">
                <text:p>75201</text:p>
              </table:table-cell>
              <table:table-cell office:value-type="float" office:value="7306">
                <text:p>7306</text:p>
              </table:table-cell>
            </table:table-row>
            <table:table-row>
              <table:table-cell office:value-type="float" office:value="75211">
                <text:p>75211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float" office:value="75222">
                <text:p>75222</text:p>
              </table:table-cell>
              <table:table-cell office:value-type="float" office:value="8089">
                <text:p>8089</text:p>
              </table:table-cell>
            </table:table-row>
            <table:table-row>
              <table:table-cell office:value-type="float" office:value="75231">
                <text:p>75231</text:p>
              </table:table-cell>
              <table:table-cell office:value-type="float" office:value="8444.5">
                <text:p>8444.5</text:p>
              </table:table-cell>
            </table:table-row>
            <table:table-row>
              <table:table-cell office:value-type="float" office:value="75241">
                <text:p>75241</text:p>
              </table:table-cell>
              <table:table-cell office:value-type="float" office:value="8704.5">
                <text:p>8704.5</text:p>
              </table:table-cell>
            </table:table-row>
            <table:table-row>
              <table:table-cell office:value-type="float" office:value="75251">
                <text:p>75251</text:p>
              </table:table-cell>
              <table:table-cell office:value-type="float" office:value="8879.5">
                <text:p>8879.5</text:p>
              </table:table-cell>
            </table:table-row>
            <table:table-row>
              <table:table-cell office:value-type="float" office:value="75261">
                <text:p>75261</text:p>
              </table:table-cell>
              <table:table-cell office:value-type="float" office:value="9059.5">
                <text:p>9059.5</text:p>
              </table:table-cell>
            </table:table-row>
            <table:table-row>
              <table:table-cell office:value-type="float" office:value="75271">
                <text:p>75271</text:p>
              </table:table-cell>
              <table:table-cell office:value-type="float" office:value="9249.5">
                <text:p>9249.5</text:p>
              </table:table-cell>
            </table:table-row>
            <table:table-row>
              <table:table-cell office:value-type="float" office:value="75281">
                <text:p>75281</text:p>
              </table:table-cell>
              <table:table-cell office:value-type="float" office:value="9389.5">
                <text:p>9389.5</text:p>
              </table:table-cell>
            </table:table-row>
            <table:table-row>
              <table:table-cell office:value-type="float" office:value="75291">
                <text:p>75291</text:p>
              </table:table-cell>
              <table:table-cell office:value-type="float" office:value="9439.5">
                <text:p>9439.5</text:p>
              </table:table-cell>
            </table:table-row>
            <table:table-row>
              <table:table-cell office:value-type="float" office:value="75300">
                <text:p>75300</text:p>
              </table:table-cell>
              <table:table-cell office:value-type="float" office:value="9421.5">
                <text:p>9421.5</text:p>
              </table:table-cell>
            </table:table-row>
            <table:table-row>
              <table:table-cell office:value-type="float" office:value="75312">
                <text:p>75312</text:p>
              </table:table-cell>
              <table:table-cell office:value-type="float" office:value="9361.5">
                <text:p>9361.5</text:p>
              </table:table-cell>
            </table:table-row>
            <table:table-row>
              <table:table-cell office:value-type="float" office:value="75321">
                <text:p>75321</text:p>
              </table:table-cell>
              <table:table-cell office:value-type="float" office:value="9325.5">
                <text:p>9325.5</text:p>
              </table:table-cell>
            </table:table-row>
            <table:table-row>
              <table:table-cell office:value-type="float" office:value="75331">
                <text:p>75331</text:p>
              </table:table-cell>
              <table:table-cell office:value-type="float" office:value="9300.5">
                <text:p>9300.5</text:p>
              </table:table-cell>
            </table:table-row>
            <table:table-row>
              <table:table-cell office:value-type="float" office:value="75341">
                <text:p>75341</text:p>
              </table:table-cell>
              <table:table-cell office:value-type="float" office:value="9240.5">
                <text:p>9240.5</text:p>
              </table:table-cell>
            </table:table-row>
            <table:table-row>
              <table:table-cell office:value-type="float" office:value="75351">
                <text:p>75351</text:p>
              </table:table-cell>
              <table:table-cell office:value-type="float" office:value="9140.5">
                <text:p>9140.5</text:p>
              </table:table-cell>
            </table:table-row>
            <table:table-row>
              <table:table-cell office:value-type="float" office:value="75361">
                <text:p>75361</text:p>
              </table:table-cell>
              <table:table-cell office:value-type="float" office:value="9035.5">
                <text:p>9035.5</text:p>
              </table:table-cell>
            </table:table-row>
            <table:table-row>
              <table:table-cell office:value-type="float" office:value="75371">
                <text:p>75371</text:p>
              </table:table-cell>
              <table:table-cell office:value-type="float" office:value="8925.5">
                <text:p>8925.5</text:p>
              </table:table-cell>
            </table:table-row>
            <table:table-row>
              <table:table-cell office:value-type="float" office:value="75381">
                <text:p>75381</text:p>
              </table:table-cell>
              <table:table-cell office:value-type="float" office:value="8780.5">
                <text:p>8780.5</text:p>
              </table:table-cell>
            </table:table-row>
            <table:table-row>
              <table:table-cell office:value-type="float" office:value="75390">
                <text:p>75390</text:p>
              </table:table-cell>
              <table:table-cell office:value-type="float" office:value="8605">
                <text:p>8605</text:p>
              </table:table-cell>
            </table:table-row>
            <table:table-row>
              <table:table-cell office:value-type="float" office:value="75401">
                <text:p>75401</text:p>
              </table:table-cell>
              <table:table-cell office:value-type="float" office:value="8368.5">
                <text:p>8368.5</text:p>
              </table:table-cell>
            </table:table-row>
            <table:table-row>
              <table:table-cell office:value-type="float" office:value="75411">
                <text:p>75411</text:p>
              </table:table-cell>
              <table:table-cell office:value-type="float" office:value="8183.5">
                <text:p>8183.5</text:p>
              </table:table-cell>
            </table:table-row>
            <table:table-row>
              <table:table-cell office:value-type="float" office:value="75421">
                <text:p>75421</text:p>
              </table:table-cell>
              <table:table-cell office:value-type="float" office:value="8128.5">
                <text:p>8128.5</text:p>
              </table:table-cell>
            </table:table-row>
            <table:table-row>
              <table:table-cell office:value-type="float" office:value="75430">
                <text:p>75430</text:p>
              </table:table-cell>
              <table:table-cell office:value-type="float" office:value="8259">
                <text:p>8259</text:p>
              </table:table-cell>
            </table:table-row>
            <table:table-row>
              <table:table-cell office:value-type="float" office:value="75442">
                <text:p>75442</text:p>
              </table:table-cell>
              <table:table-cell office:value-type="float" office:value="8559">
                <text:p>8559</text:p>
              </table:table-cell>
            </table:table-row>
            <table:table-row>
              <table:table-cell office:value-type="float" office:value="75451">
                <text:p>75451</text:p>
              </table:table-cell>
              <table:table-cell office:value-type="float" office:value="8739">
                <text:p>8739</text:p>
              </table:table-cell>
            </table:table-row>
            <table:table-row>
              <table:table-cell office:value-type="float" office:value="75461">
                <text:p>75461</text:p>
              </table:table-cell>
              <table:table-cell office:value-type="float" office:value="8814">
                <text:p>8814</text:p>
              </table:table-cell>
            </table:table-row>
            <table:table-row>
              <table:table-cell office:value-type="float" office:value="75471">
                <text:p>75471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float" office:value="75481">
                <text:p>75481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float" office:value="75491">
                <text:p>75491</text:p>
              </table:table-cell>
              <table:table-cell office:value-type="float" office:value="8899">
                <text:p>8899</text:p>
              </table:table-cell>
            </table:table-row>
            <table:table-row>
              <table:table-cell office:value-type="float" office:value="75501">
                <text:p>75501</text:p>
              </table:table-cell>
              <table:table-cell office:value-type="float" office:value="8929">
                <text:p>8929</text:p>
              </table:table-cell>
            </table:table-row>
            <table:table-row>
              <table:table-cell office:value-type="float" office:value="75511">
                <text:p>75511</text:p>
              </table:table-cell>
              <table:table-cell office:value-type="float" office:value="8899">
                <text:p>8899</text:p>
              </table:table-cell>
            </table:table-row>
            <table:table-row>
              <table:table-cell office:value-type="float" office:value="75521">
                <text:p>75521</text:p>
              </table:table-cell>
              <table:table-cell office:value-type="float" office:value="8834">
                <text:p>8834</text:p>
              </table:table-cell>
            </table:table-row>
            <table:table-row>
              <table:table-cell office:value-type="float" office:value="75531">
                <text:p>75531</text:p>
              </table:table-cell>
              <table:table-cell office:value-type="float" office:value="8769">
                <text:p>8769</text:p>
              </table:table-cell>
            </table:table-row>
            <table:table-row>
              <table:table-cell office:value-type="float" office:value="75541">
                <text:p>75541</text:p>
              </table:table-cell>
              <table:table-cell office:value-type="float" office:value="8709">
                <text:p>8709</text:p>
              </table:table-cell>
            </table:table-row>
            <table:table-row>
              <table:table-cell office:value-type="float" office:value="75551">
                <text:p>75551</text:p>
              </table:table-cell>
              <table:table-cell office:value-type="float" office:value="8659">
                <text:p>8659</text:p>
              </table:table-cell>
            </table:table-row>
            <table:table-row>
              <table:table-cell office:value-type="float" office:value="75560">
                <text:p>75560</text:p>
              </table:table-cell>
              <table:table-cell office:value-type="float" office:value="8699.5">
                <text:p>8699.5</text:p>
              </table:table-cell>
            </table:table-row>
            <table:table-row>
              <table:table-cell office:value-type="float" office:value="75571">
                <text:p>75571</text:p>
              </table:table-cell>
              <table:table-cell office:value-type="float" office:value="8941.5">
                <text:p>8941.5</text:p>
              </table:table-cell>
            </table:table-row>
            <table:table-row>
              <table:table-cell office:value-type="float" office:value="75581">
                <text:p>75581</text:p>
              </table:table-cell>
              <table:table-cell office:value-type="float" office:value="9266.5">
                <text:p>9266.5</text:p>
              </table:table-cell>
            </table:table-row>
            <table:table-row>
              <table:table-cell office:value-type="float" office:value="75591">
                <text:p>75591</text:p>
              </table:table-cell>
              <table:table-cell office:value-type="float" office:value="9541.5">
                <text:p>9541.5</text:p>
              </table:table-cell>
            </table:table-row>
            <table:table-row>
              <table:table-cell office:value-type="float" office:value="75600">
                <text:p>75600</text:p>
              </table:table-cell>
              <table:table-cell office:value-type="float" office:value="9685.5">
                <text:p>9685.5</text:p>
              </table:table-cell>
            </table:table-row>
            <table:table-row>
              <table:table-cell office:value-type="float" office:value="75611">
                <text:p>75611</text:p>
              </table:table-cell>
              <table:table-cell office:value-type="float" office:value="9801">
                <text:p>9801</text:p>
              </table:table-cell>
            </table:table-row>
            <table:table-row>
              <table:table-cell office:value-type="float" office:value="75621">
                <text:p>75621</text:p>
              </table:table-cell>
              <table:table-cell office:value-type="float" office:value="9906">
                <text:p>9906</text:p>
              </table:table-cell>
            </table:table-row>
            <table:table-row>
              <table:table-cell office:value-type="float" office:value="75631">
                <text:p>75631</text:p>
              </table:table-cell>
              <table:table-cell office:value-type="float" office:value="10011">
                <text:p>10011</text:p>
              </table:table-cell>
            </table:table-row>
            <table:table-row>
              <table:table-cell office:value-type="float" office:value="75641">
                <text:p>75641</text:p>
              </table:table-cell>
              <table:table-cell office:value-type="float" office:value="10061">
                <text:p>10061</text:p>
              </table:table-cell>
            </table:table-row>
            <table:table-row>
              <table:table-cell office:value-type="float" office:value="75651">
                <text:p>75651</text:p>
              </table:table-cell>
              <table:table-cell office:value-type="float" office:value="10026">
                <text:p>10026</text:p>
              </table:table-cell>
            </table:table-row>
            <table:table-row>
              <table:table-cell office:value-type="float" office:value="75661">
                <text:p>75661</text:p>
              </table:table-cell>
              <table:table-cell office:value-type="float" office:value="9941">
                <text:p>9941</text:p>
              </table:table-cell>
            </table:table-row>
            <table:table-row>
              <table:table-cell office:value-type="float" office:value="75671">
                <text:p>75671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75680">
                <text:p>75680</text:p>
              </table:table-cell>
              <table:table-cell office:value-type="float" office:value="9709">
                <text:p>9709</text:p>
              </table:table-cell>
            </table:table-row>
            <table:table-row>
              <table:table-cell office:value-type="float" office:value="75691">
                <text:p>75691</text:p>
              </table:table-cell>
              <table:table-cell office:value-type="float" office:value="9566">
                <text:p>9566</text:p>
              </table:table-cell>
            </table:table-row>
            <table:table-row>
              <table:table-cell office:value-type="float" office:value="75701">
                <text:p>75701</text:p>
              </table:table-cell>
              <table:table-cell office:value-type="float" office:value="9426">
                <text:p>9426</text:p>
              </table:table-cell>
            </table:table-row>
            <table:table-row>
              <table:table-cell office:value-type="float" office:value="75711">
                <text:p>75711</text:p>
              </table:table-cell>
              <table:table-cell office:value-type="float" office:value="9261">
                <text:p>9261</text:p>
              </table:table-cell>
            </table:table-row>
            <table:table-row>
              <table:table-cell office:value-type="float" office:value="75720">
                <text:p>75720</text:p>
              </table:table-cell>
              <table:table-cell office:value-type="float" office:value="9085.5">
                <text:p>9085.5</text:p>
              </table:table-cell>
            </table:table-row>
            <table:table-row>
              <table:table-cell office:value-type="float" office:value="75730">
                <text:p>75730</text:p>
              </table:table-cell>
              <table:table-cell office:value-type="float" office:value="8855.5">
                <text:p>8855.5</text:p>
              </table:table-cell>
            </table:table-row>
            <table:table-row>
              <table:table-cell office:value-type="float" office:value="75741">
                <text:p>75741</text:p>
              </table:table-cell>
              <table:table-cell office:value-type="float" office:value="8668.5">
                <text:p>8668.5</text:p>
              </table:table-cell>
            </table:table-row>
            <table:table-row>
              <table:table-cell office:value-type="float" office:value="75751">
                <text:p>75751</text:p>
              </table:table-cell>
              <table:table-cell office:value-type="float" office:value="8733.5">
                <text:p>8733.5</text:p>
              </table:table-cell>
            </table:table-row>
            <table:table-row>
              <table:table-cell office:value-type="float" office:value="75761">
                <text:p>75761</text:p>
              </table:table-cell>
              <table:table-cell office:value-type="float" office:value="9033.5">
                <text:p>9033.5</text:p>
              </table:table-cell>
            </table:table-row>
            <table:table-row>
              <table:table-cell office:value-type="float" office:value="75770">
                <text:p>75770</text:p>
              </table:table-cell>
              <table:table-cell office:value-type="float" office:value="9357.5">
                <text:p>9357.5</text:p>
              </table:table-cell>
            </table:table-row>
            <table:table-row>
              <table:table-cell office:value-type="float" office:value="75781">
                <text:p>75781</text:p>
              </table:table-cell>
              <table:table-cell office:value-type="float" office:value="9616">
                <text:p>9616</text:p>
              </table:table-cell>
            </table:table-row>
            <table:table-row>
              <table:table-cell office:value-type="float" office:value="75791">
                <text:p>75791</text:p>
              </table:table-cell>
              <table:table-cell office:value-type="float" office:value="9681">
                <text:p>9681</text:p>
              </table:table-cell>
            </table:table-row>
            <table:table-row>
              <table:table-cell office:value-type="float" office:value="75800">
                <text:p>75800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float" office:value="75810">
                <text:p>75810</text:p>
              </table:table-cell>
              <table:table-cell office:value-type="float" office:value="9725">
                <text:p>9725</text:p>
              </table:table-cell>
            </table:table-row>
            <table:table-row>
              <table:table-cell office:value-type="float" office:value="75821">
                <text:p>75821</text:p>
              </table:table-cell>
              <table:table-cell office:value-type="float" office:value="9780">
                <text:p>9780</text:p>
              </table:table-cell>
            </table:table-row>
            <table:table-row>
              <table:table-cell office:value-type="float" office:value="75831">
                <text:p>75831</text:p>
              </table:table-cell>
              <table:table-cell office:value-type="float" office:value="9830">
                <text:p>9830</text:p>
              </table:table-cell>
            </table:table-row>
            <table:table-row>
              <table:table-cell office:value-type="float" office:value="75841">
                <text:p>75841</text:p>
              </table:table-cell>
              <table:table-cell office:value-type="float" office:value="9890">
                <text:p>9890</text:p>
              </table:table-cell>
            </table:table-row>
            <table:table-row>
              <table:table-cell office:value-type="float" office:value="75850">
                <text:p>75850</text:p>
              </table:table-cell>
              <table:table-cell office:value-type="float" office:value="9953">
                <text:p>9953</text:p>
              </table:table-cell>
            </table:table-row>
            <table:table-row>
              <table:table-cell office:value-type="float" office:value="75860">
                <text:p>75860</text:p>
              </table:table-cell>
              <table:table-cell office:value-type="float" office:value="10008">
                <text:p>10008</text:p>
              </table:table-cell>
            </table:table-row>
            <table:table-row>
              <table:table-cell office:value-type="float" office:value="75871">
                <text:p>75871</text:p>
              </table:table-cell>
              <table:table-cell office:value-type="float" office:value="10008">
                <text:p>10008</text:p>
              </table:table-cell>
            </table:table-row>
            <table:table-row>
              <table:table-cell office:value-type="float" office:value="75881">
                <text:p>75881</text:p>
              </table:table-cell>
              <table:table-cell office:value-type="float" office:value="9908">
                <text:p>9908</text:p>
              </table:table-cell>
            </table:table-row>
            <table:table-row>
              <table:table-cell office:value-type="float" office:value="75890">
                <text:p>75890</text:p>
              </table:table-cell>
              <table:table-cell office:value-type="float" office:value="9732.5">
                <text:p>9732.5</text:p>
              </table:table-cell>
            </table:table-row>
            <table:table-row>
              <table:table-cell office:value-type="float" office:value="75900">
                <text:p>75900</text:p>
              </table:table-cell>
              <table:table-cell office:value-type="float" office:value="9542.5">
                <text:p>9542.5</text:p>
              </table:table-cell>
            </table:table-row>
            <table:table-row>
              <table:table-cell office:value-type="float" office:value="75911">
                <text:p>75911</text:p>
              </table:table-cell>
              <table:table-cell office:value-type="float" office:value="9498.5">
                <text:p>9498.5</text:p>
              </table:table-cell>
            </table:table-row>
            <table:table-row>
              <table:table-cell office:value-type="float" office:value="75920">
                <text:p>75920</text:p>
              </table:table-cell>
              <table:table-cell office:value-type="float" office:value="9642.5">
                <text:p>9642.5</text:p>
              </table:table-cell>
            </table:table-row>
            <table:table-row>
              <table:table-cell office:value-type="float" office:value="75931">
                <text:p>75931</text:p>
              </table:table-cell>
              <table:table-cell office:value-type="float" office:value="9923">
                <text:p>9923</text:p>
              </table:table-cell>
            </table:table-row>
            <table:table-row>
              <table:table-cell office:value-type="float" office:value="75940">
                <text:p>75940</text:p>
              </table:table-cell>
              <table:table-cell office:value-type="float" office:value="10076">
                <text:p>10076</text:p>
              </table:table-cell>
            </table:table-row>
            <table:table-row>
              <table:table-cell office:value-type="float" office:value="75951">
                <text:p>75951</text:p>
              </table:table-cell>
              <table:table-cell office:value-type="float" office:value="10059.5">
                <text:p>10059.5</text:p>
              </table:table-cell>
            </table:table-row>
            <table:table-row>
              <table:table-cell office:value-type="float" office:value="75961">
                <text:p>75961</text:p>
              </table:table-cell>
              <table:table-cell office:value-type="float" office:value="9929.5">
                <text:p>9929.5</text:p>
              </table:table-cell>
            </table:table-row>
            <table:table-row>
              <table:table-cell office:value-type="float" office:value="75970">
                <text:p>75970</text:p>
              </table:table-cell>
              <table:table-cell office:value-type="float" office:value="9844">
                <text:p>9844</text:p>
              </table:table-cell>
            </table:table-row>
            <table:table-row>
              <table:table-cell office:value-type="float" office:value="75980">
                <text:p>75980</text:p>
              </table:table-cell>
              <table:table-cell office:value-type="float" office:value="9819">
                <text:p>9819</text:p>
              </table:table-cell>
            </table:table-row>
            <table:table-row>
              <table:table-cell office:value-type="float" office:value="75991">
                <text:p>75991</text:p>
              </table:table-cell>
              <table:table-cell office:value-type="float" office:value="9775">
                <text:p>9775</text:p>
              </table:table-cell>
            </table:table-row>
            <table:table-row>
              <table:table-cell office:value-type="float" office:value="76001">
                <text:p>76001</text:p>
              </table:table-cell>
              <table:table-cell office:value-type="float" office:value="9640">
                <text:p>9640</text:p>
              </table:table-cell>
            </table:table-row>
            <table:table-row>
              <table:table-cell office:value-type="float" office:value="76011">
                <text:p>76011</text:p>
              </table:table-cell>
              <table:table-cell office:value-type="float" office:value="9425">
                <text:p>9425</text:p>
              </table:table-cell>
            </table:table-row>
            <table:table-row>
              <table:table-cell office:value-type="float" office:value="76020">
                <text:p>76020</text:p>
              </table:table-cell>
              <table:table-cell office:value-type="float" office:value="9209">
                <text:p>9209</text:p>
              </table:table-cell>
            </table:table-row>
            <table:table-row>
              <table:table-cell office:value-type="float" office:value="76030">
                <text:p>76030</text:p>
              </table:table-cell>
              <table:table-cell office:value-type="float" office:value="8944">
                <text:p>8944</text:p>
              </table:table-cell>
            </table:table-row>
            <table:table-row>
              <table:table-cell office:value-type="float" office:value="76041">
                <text:p>76041</text:p>
              </table:table-cell>
              <table:table-cell office:value-type="float" office:value="8636">
                <text:p>8636</text:p>
              </table:table-cell>
            </table:table-row>
            <table:table-row>
              <table:table-cell office:value-type="float" office:value="76051">
                <text:p>76051</text:p>
              </table:table-cell>
              <table:table-cell office:value-type="float" office:value="8371">
                <text:p>8371</text:p>
              </table:table-cell>
            </table:table-row>
            <table:table-row>
              <table:table-cell office:value-type="float" office:value="76060">
                <text:p>76060</text:p>
              </table:table-cell>
              <table:table-cell office:value-type="float" office:value="8236">
                <text:p>8236</text:p>
              </table:table-cell>
            </table:table-row>
            <table:table-row>
              <table:table-cell office:value-type="float" office:value="76070">
                <text:p>76070</text:p>
              </table:table-cell>
              <table:table-cell office:value-type="float" office:value="8301">
                <text:p>8301</text:p>
              </table:table-cell>
            </table:table-row>
            <table:table-row>
              <table:table-cell office:value-type="float" office:value="76081">
                <text:p>76081</text:p>
              </table:table-cell>
              <table:table-cell office:value-type="float" office:value="8543">
                <text:p>8543</text:p>
              </table:table-cell>
            </table:table-row>
            <table:table-row>
              <table:table-cell office:value-type="float" office:value="76091">
                <text:p>76091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float" office:value="76100">
                <text:p>76100</text:p>
              </table:table-cell>
              <table:table-cell office:value-type="float" office:value="8829">
                <text:p>8829</text:p>
              </table:table-cell>
            </table:table-row>
            <table:table-row>
              <table:table-cell office:value-type="float" office:value="76110">
                <text:p>7611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float" office:value="76121">
                <text:p>76121</text:p>
              </table:table-cell>
              <table:table-cell office:value-type="float" office:value="8871.5">
                <text:p>8871.5</text:p>
              </table:table-cell>
            </table:table-row>
            <table:table-row>
              <table:table-cell office:value-type="float" office:value="76131">
                <text:p>76131</text:p>
              </table:table-cell>
              <table:table-cell office:value-type="float" office:value="8941.5">
                <text:p>8941.5</text:p>
              </table:table-cell>
            </table:table-row>
            <table:table-row>
              <table:table-cell office:value-type="float" office:value="76140">
                <text:p>76140</text:p>
              </table:table-cell>
              <table:table-cell office:value-type="float" office:value="9013.5">
                <text:p>9013.5</text:p>
              </table:table-cell>
            </table:table-row>
            <table:table-row>
              <table:table-cell office:value-type="float" office:value="76150">
                <text:p>76150</text:p>
              </table:table-cell>
              <table:table-cell office:value-type="float" office:value="9068.5">
                <text:p>9068.5</text:p>
              </table:table-cell>
            </table:table-row>
            <table:table-row>
              <table:table-cell office:value-type="float" office:value="76161">
                <text:p>76161</text:p>
              </table:table-cell>
              <table:table-cell office:value-type="float" office:value="9101.5">
                <text:p>9101.5</text:p>
              </table:table-cell>
            </table:table-row>
            <table:table-row>
              <table:table-cell office:value-type="float" office:value="76170">
                <text:p>76170</text:p>
              </table:table-cell>
              <table:table-cell office:value-type="float" office:value="9115">
                <text:p>9115</text:p>
              </table:table-cell>
            </table:table-row>
            <table:table-row>
              <table:table-cell office:value-type="float" office:value="76181">
                <text:p>76181</text:p>
              </table:table-cell>
              <table:table-cell office:value-type="float" office:value="9115">
                <text:p>9115</text:p>
              </table:table-cell>
            </table:table-row>
            <table:table-row>
              <table:table-cell office:value-type="float" office:value="76190">
                <text:p>76190</text:p>
              </table:table-cell>
              <table:table-cell office:value-type="float" office:value="9083.5">
                <text:p>9083.5</text:p>
              </table:table-cell>
            </table:table-row>
            <table:table-row>
              <table:table-cell office:value-type="float" office:value="76200">
                <text:p>76200</text:p>
              </table:table-cell>
              <table:table-cell office:value-type="float" office:value="8993.5">
                <text:p>8993.5</text:p>
              </table:table-cell>
            </table:table-row>
            <table:table-row>
              <table:table-cell office:value-type="float" office:value="76211">
                <text:p>76211</text:p>
              </table:table-cell>
              <table:table-cell office:value-type="float" office:value="8850.5">
                <text:p>8850.5</text:p>
              </table:table-cell>
            </table:table-row>
            <table:table-row>
              <table:table-cell office:value-type="float" office:value="76220">
                <text:p>76220</text:p>
              </table:table-cell>
              <table:table-cell office:value-type="float" office:value="8702">
                <text:p>8702</text:p>
              </table:table-cell>
            </table:table-row>
            <table:table-row>
              <table:table-cell office:value-type="float" office:value="76230">
                <text:p>76230</text:p>
              </table:table-cell>
              <table:table-cell office:value-type="float" office:value="8492">
                <text:p>8492</text:p>
              </table:table-cell>
            </table:table-row>
            <table:table-row>
              <table:table-cell office:value-type="float" office:value="76240">
                <text:p>76240</text:p>
              </table:table-cell>
              <table:table-cell office:value-type="float" office:value="8217">
                <text:p>8217</text:p>
              </table:table-cell>
            </table:table-row>
            <table:table-row>
              <table:table-cell office:value-type="float" office:value="76251">
                <text:p>76251</text:p>
              </table:table-cell>
              <table:table-cell office:value-type="float" office:value="7925.5">
                <text:p>7925.5</text:p>
              </table:table-cell>
            </table:table-row>
            <table:table-row>
              <table:table-cell office:value-type="float" office:value="76260">
                <text:p>76260</text:p>
              </table:table-cell>
              <table:table-cell office:value-type="float" office:value="7835.5">
                <text:p>7835.5</text:p>
              </table:table-cell>
            </table:table-row>
            <table:table-row>
              <table:table-cell office:value-type="float" office:value="76270">
                <text:p>76270</text:p>
              </table:table-cell>
              <table:table-cell office:value-type="float" office:value="7895.5">
                <text:p>7895.5</text:p>
              </table:table-cell>
            </table:table-row>
            <table:table-row>
              <table:table-cell office:value-type="float" office:value="76280">
                <text:p>76280</text:p>
              </table:table-cell>
              <table:table-cell office:value-type="float" office:value="8000.5">
                <text:p>8000.5</text:p>
              </table:table-cell>
            </table:table-row>
            <table:table-row>
              <table:table-cell office:value-type="float" office:value="76290">
                <text:p>76290</text:p>
              </table:table-cell>
              <table:table-cell office:value-type="float" office:value="8050.5">
                <text:p>8050.5</text:p>
              </table:table-cell>
            </table:table-row>
            <table:table-row>
              <table:table-cell office:value-type="float" office:value="76301">
                <text:p>76301</text:p>
              </table:table-cell>
              <table:table-cell office:value-type="float" office:value="8012">
                <text:p>8012</text:p>
              </table:table-cell>
            </table:table-row>
            <table:table-row>
              <table:table-cell office:value-type="float" office:value="76310">
                <text:p>76310</text:p>
              </table:table-cell>
              <table:table-cell office:value-type="float" office:value="7953.5">
                <text:p>7953.5</text:p>
              </table:table-cell>
            </table:table-row>
            <table:table-row>
              <table:table-cell office:value-type="float" office:value="76320">
                <text:p>76320</text:p>
              </table:table-cell>
              <table:table-cell office:value-type="float" office:value="7888.5">
                <text:p>7888.5</text:p>
              </table:table-cell>
            </table:table-row>
            <table:table-row>
              <table:table-cell office:value-type="float" office:value="76331">
                <text:p>76331</text:p>
              </table:table-cell>
              <table:table-cell office:value-type="float" office:value="7773">
                <text:p>7773</text:p>
              </table:table-cell>
            </table:table-row>
            <table:table-row>
              <table:table-cell office:value-type="float" office:value="76340">
                <text:p>76340</text:p>
              </table:table-cell>
              <table:table-cell office:value-type="float" office:value="7629">
                <text:p>7629</text:p>
              </table:table-cell>
            </table:table-row>
            <table:table-row>
              <table:table-cell office:value-type="float" office:value="76350">
                <text:p>76350</text:p>
              </table:table-cell>
              <table:table-cell office:value-type="float" office:value="7449">
                <text:p>7449</text:p>
              </table:table-cell>
            </table:table-row>
            <table:table-row>
              <table:table-cell office:value-type="float" office:value="76360">
                <text:p>76360</text:p>
              </table:table-cell>
              <table:table-cell office:value-type="float" office:value="7269">
                <text:p>7269</text:p>
              </table:table-cell>
            </table:table-row>
            <table:table-row>
              <table:table-cell office:value-type="float" office:value="76370">
                <text:p>76370</text:p>
              </table:table-cell>
              <table:table-cell office:value-type="float" office:value="7084">
                <text:p>7084</text:p>
              </table:table-cell>
            </table:table-row>
            <table:table-row>
              <table:table-cell office:value-type="float" office:value="76381">
                <text:p>76381</text:p>
              </table:table-cell>
              <table:table-cell office:value-type="float" office:value="6858.5">
                <text:p>6858.5</text:p>
              </table:table-cell>
            </table:table-row>
            <table:table-row>
              <table:table-cell office:value-type="float" office:value="76390">
                <text:p>76390</text:p>
              </table:table-cell>
              <table:table-cell office:value-type="float" office:value="6638">
                <text:p>6638</text:p>
              </table:table-cell>
            </table:table-row>
            <table:table-row>
              <table:table-cell office:value-type="float" office:value="76400">
                <text:p>76400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float" office:value="76410">
                <text:p>76410</text:p>
              </table:table-cell>
              <table:table-cell office:value-type="float" office:value="6433">
                <text:p>6433</text:p>
              </table:table-cell>
            </table:table-row>
            <table:table-row>
              <table:table-cell office:value-type="float" office:value="76421">
                <text:p>76421</text:p>
              </table:table-cell>
              <table:table-cell office:value-type="float" office:value="6669.5">
                <text:p>6669.5</text:p>
              </table:table-cell>
            </table:table-row>
            <table:table-row>
              <table:table-cell office:value-type="float" office:value="76430">
                <text:p>76430</text:p>
              </table:table-cell>
              <table:table-cell office:value-type="float" office:value="6872">
                <text:p>6872</text:p>
              </table:table-cell>
            </table:table-row>
            <table:table-row>
              <table:table-cell office:value-type="float" office:value="76440">
                <text:p>76440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float" office:value="76450">
                <text:p>76450</text:p>
              </table:table-cell>
              <table:table-cell office:value-type="float" office:value="6967">
                <text:p>6967</text:p>
              </table:table-cell>
            </table:table-row>
            <table:table-row>
              <table:table-cell office:value-type="float" office:value="76460">
                <text:p>76460</text:p>
              </table:table-cell>
              <table:table-cell office:value-type="float" office:value="6977">
                <text:p>6977</text:p>
              </table:table-cell>
            </table:table-row>
            <table:table-row>
              <table:table-cell office:value-type="float" office:value="76471">
                <text:p>76471</text:p>
              </table:table-cell>
              <table:table-cell office:value-type="float" office:value="7043">
                <text:p>7043</text:p>
              </table:table-cell>
            </table:table-row>
            <table:table-row>
              <table:table-cell office:value-type="float" office:value="76480">
                <text:p>76480</text:p>
              </table:table-cell>
              <table:table-cell office:value-type="float" office:value="7074.5">
                <text:p>7074.5</text:p>
              </table:table-cell>
            </table:table-row>
            <table:table-row>
              <table:table-cell office:value-type="float" office:value="76490">
                <text:p>76490</text:p>
              </table:table-cell>
              <table:table-cell office:value-type="float" office:value="7054.5">
                <text:p>7054.5</text:p>
              </table:table-cell>
            </table:table-row>
            <table:table-row>
              <table:table-cell office:value-type="float" office:value="76500">
                <text:p>76500</text:p>
              </table:table-cell>
              <table:table-cell office:value-type="float" office:value="7019.5">
                <text:p>7019.5</text:p>
              </table:table-cell>
            </table:table-row>
            <table:table-row>
              <table:table-cell office:value-type="float" office:value="76510">
                <text:p>76510</text:p>
              </table:table-cell>
              <table:table-cell office:value-type="float" office:value="6994.5">
                <text:p>6994.5</text:p>
              </table:table-cell>
            </table:table-row>
            <table:table-row>
              <table:table-cell office:value-type="float" office:value="76520">
                <text:p>76520</text:p>
              </table:table-cell>
              <table:table-cell office:value-type="float" office:value="6974.5">
                <text:p>6974.5</text:p>
              </table:table-cell>
            </table:table-row>
            <table:table-row>
              <table:table-cell office:value-type="float" office:value="76530">
                <text:p>76530</text:p>
              </table:table-cell>
              <table:table-cell office:value-type="float" office:value="6934.5">
                <text:p>6934.5</text:p>
              </table:table-cell>
            </table:table-row>
            <table:table-row>
              <table:table-cell office:value-type="float" office:value="76540">
                <text:p>76540</text:p>
              </table:table-cell>
              <table:table-cell office:value-type="float" office:value="6854.5">
                <text:p>6854.5</text:p>
              </table:table-cell>
            </table:table-row>
            <table:table-row>
              <table:table-cell office:value-type="float" office:value="76550">
                <text:p>76550</text:p>
              </table:table-cell>
              <table:table-cell office:value-type="float" office:value="6744.5">
                <text:p>6744.5</text:p>
              </table:table-cell>
            </table:table-row>
            <table:table-row>
              <table:table-cell office:value-type="float" office:value="76560">
                <text:p>76560</text:p>
              </table:table-cell>
              <table:table-cell office:value-type="float" office:value="6619.5">
                <text:p>6619.5</text:p>
              </table:table-cell>
            </table:table-row>
            <table:table-row>
              <table:table-cell office:value-type="float" office:value="76570">
                <text:p>76570</text:p>
              </table:table-cell>
              <table:table-cell office:value-type="float" office:value="6494.5">
                <text:p>6494.5</text:p>
              </table:table-cell>
            </table:table-row>
            <table:table-row>
              <table:table-cell office:value-type="float" office:value="76571">
                <text:p>76571</text:p>
              </table:table-cell>
              <table:table-cell office:value-type="float" office:value="6538.5">
                <text:p>6538.5</text:p>
              </table:table-cell>
            </table:table-row>
            <table:table-row>
              <table:table-cell office:value-type="float" office:value="76580">
                <text:p>76580</text:p>
              </table:table-cell>
              <table:table-cell office:value-type="float" office:value="6916.5">
                <text:p>6916.5</text:p>
              </table:table-cell>
            </table:table-row>
            <table:table-row>
              <table:table-cell office:value-type="float" office:value="76590">
                <text:p>76590</text:p>
              </table:table-cell>
              <table:table-cell office:value-type="float" office:value="6706.5">
                <text:p>6706.5</text:p>
              </table:table-cell>
            </table:table-row>
            <table:table-row>
              <table:table-cell office:value-type="float" office:value="76600">
                <text:p>76600</text:p>
              </table:table-cell>
              <table:table-cell office:value-type="float" office:value="6341.5">
                <text:p>6341.5</text:p>
              </table:table-cell>
            </table:table-row>
            <table:table-row>
              <table:table-cell office:value-type="float" office:value="76610">
                <text:p>76610</text:p>
              </table:table-cell>
              <table:table-cell office:value-type="float" office:value="5751.5">
                <text:p>5751.5</text:p>
              </table:table-cell>
            </table:table-row>
            <table:table-row>
              <table:table-cell office:value-type="float" office:value="76620">
                <text:p>76620</text:p>
              </table:table-cell>
              <table:table-cell office:value-type="float" office:value="4936.5">
                <text:p>4936.5</text:p>
              </table:table-cell>
            </table:table-row>
            <table:table-row>
              <table:table-cell office:value-type="float" office:value="76630">
                <text:p>76630</text:p>
              </table:table-cell>
              <table:table-cell office:value-type="float" office:value="3986.5">
                <text:p>3986.5</text:p>
              </table:table-cell>
            </table:table-row>
            <table:table-row>
              <table:table-cell office:value-type="float" office:value="76640">
                <text:p>76640</text:p>
              </table:table-cell>
              <table:table-cell office:value-type="float" office:value="3006.5">
                <text:p>3006.5</text:p>
              </table:table-cell>
            </table:table-row>
            <table:table-row>
              <table:table-cell office:value-type="float" office:value="76650">
                <text:p>76650</text:p>
              </table:table-cell>
              <table:table-cell office:value-type="float" office:value="2026.5">
                <text:p>2026.5</text:p>
              </table:table-cell>
            </table:table-row>
            <table:table-row>
              <table:table-cell office:value-type="float" office:value="76660">
                <text:p>76660</text:p>
              </table:table-cell>
              <table:table-cell office:value-type="float" office:value="1041.5">
                <text:p>1041.5</text:p>
              </table:table-cell>
            </table:table-row>
            <table:table-row>
              <table:table-cell office:value-type="float" office:value="76670">
                <text:p>76670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float" office:value="76680">
                <text:p>76680</text:p>
              </table:table-cell>
              <table:table-cell office:value-type="float" office:value="-763.5">
                <text:p>-763.5</text:p>
              </table:table-cell>
            </table:table-row>
            <table:table-row>
              <table:table-cell office:value-type="float" office:value="76690">
                <text:p>76690</text:p>
              </table:table-cell>
              <table:table-cell office:value-type="float" office:value="-1518.5">
                <text:p>-1518.5</text:p>
              </table:table-cell>
            </table:table-row>
            <table:table-row>
              <table:table-cell office:value-type="float" office:value="76700">
                <text:p>76700</text:p>
              </table:table-cell>
              <table:table-cell office:value-type="float" office:value="-2188.5">
                <text:p>-2188.5</text:p>
              </table:table-cell>
            </table:table-row>
            <table:table-row>
              <table:table-cell office:value-type="float" office:value="76710">
                <text:p>76710</text:p>
              </table:table-cell>
              <table:table-cell office:value-type="float" office:value="-2773.5">
                <text:p>-2773.5</text:p>
              </table:table-cell>
            </table:table-row>
            <table:table-row>
              <table:table-cell office:value-type="float" office:value="76720">
                <text:p>76720</text:p>
              </table:table-cell>
              <table:table-cell office:value-type="float" office:value="-3268.5">
                <text:p>-3268.5</text:p>
              </table:table-cell>
            </table:table-row>
            <table:table-row>
              <table:table-cell office:value-type="float" office:value="76730">
                <text:p>76730</text:p>
              </table:table-cell>
              <table:table-cell office:value-type="float" office:value="-3673.5">
                <text:p>-3673.5</text:p>
              </table:table-cell>
            </table:table-row>
            <table:table-row>
              <table:table-cell office:value-type="float" office:value="76740">
                <text:p>76740</text:p>
              </table:table-cell>
              <table:table-cell office:value-type="float" office:value="-3983.5">
                <text:p>-3983.5</text:p>
              </table:table-cell>
            </table:table-row>
            <table:table-row>
              <table:table-cell office:value-type="float" office:value="76750">
                <text:p>76750</text:p>
              </table:table-cell>
              <table:table-cell office:value-type="float" office:value="-4208.5">
                <text:p>-4208.5</text:p>
              </table:table-cell>
            </table:table-row>
            <table:table-row>
              <table:table-cell office:value-type="float" office:value="76760">
                <text:p>76760</text:p>
              </table:table-cell>
              <table:table-cell office:value-type="float" office:value="-4368.5">
                <text:p>-4368.5</text:p>
              </table:table-cell>
            </table:table-row>
            <table:table-row>
              <table:table-cell office:value-type="float" office:value="76770">
                <text:p>76770</text:p>
              </table:table-cell>
              <table:table-cell office:value-type="float" office:value="-4473.5">
                <text:p>-4473.5</text:p>
              </table:table-cell>
            </table:table-row>
            <table:table-row>
              <table:table-cell office:value-type="float" office:value="76780">
                <text:p>76780</text:p>
              </table:table-cell>
              <table:table-cell office:value-type="float" office:value="-4518.5">
                <text:p>-4518.5</text:p>
              </table:table-cell>
            </table:table-row>
            <table:table-row>
              <table:table-cell office:value-type="float" office:value="76790">
                <text:p>76790</text:p>
              </table:table-cell>
              <table:table-cell office:value-type="float" office:value="-4508.5">
                <text:p>-4508.5</text:p>
              </table:table-cell>
            </table:table-row>
            <table:table-row>
              <table:table-cell office:value-type="float" office:value="76800">
                <text:p>76800</text:p>
              </table:table-cell>
              <table:table-cell office:value-type="float" office:value="-4453.5">
                <text:p>-4453.5</text:p>
              </table:table-cell>
            </table:table-row>
            <table:table-row>
              <table:table-cell office:value-type="float" office:value="76810">
                <text:p>76810</text:p>
              </table:table-cell>
              <table:table-cell office:value-type="float" office:value="-4358.5">
                <text:p>-4358.5</text:p>
              </table:table-cell>
            </table:table-row>
            <table:table-row>
              <table:table-cell office:value-type="float" office:value="76820">
                <text:p>76820</text:p>
              </table:table-cell>
              <table:table-cell office:value-type="float" office:value="-4233.5">
                <text:p>-4233.5</text:p>
              </table:table-cell>
            </table:table-row>
            <table:table-row>
              <table:table-cell office:value-type="float" office:value="76830">
                <text:p>76830</text:p>
              </table:table-cell>
              <table:table-cell office:value-type="float" office:value="-4093.5">
                <text:p>-4093.5</text:p>
              </table:table-cell>
            </table:table-row>
            <table:table-row>
              <table:table-cell office:value-type="float" office:value="76839">
                <text:p>76839</text:p>
              </table:table-cell>
              <table:table-cell office:value-type="float" office:value="-3963">
                <text:p>-3963</text:p>
              </table:table-cell>
            </table:table-row>
            <table:table-row>
              <table:table-cell office:value-type="float" office:value="76850">
                <text:p>76850</text:p>
              </table:table-cell>
              <table:table-cell office:value-type="float" office:value="-3809">
                <text:p>-3809</text:p>
              </table:table-cell>
            </table:table-row>
            <table:table-row>
              <table:table-cell office:value-type="float" office:value="76860">
                <text:p>76860</text:p>
              </table:table-cell>
              <table:table-cell office:value-type="float" office:value="-3689">
                <text:p>-3689</text:p>
              </table:table-cell>
            </table:table-row>
            <table:table-row>
              <table:table-cell office:value-type="float" office:value="76869">
                <text:p>76869</text:p>
              </table:table-cell>
              <table:table-cell office:value-type="float" office:value="-3590">
                <text:p>-3590</text:p>
              </table:table-cell>
            </table:table-row>
            <table:table-row>
              <table:table-cell office:value-type="float" office:value="76880">
                <text:p>76880</text:p>
              </table:table-cell>
              <table:table-cell office:value-type="float" office:value="-3485.5">
                <text:p>-3485.5</text:p>
              </table:table-cell>
            </table:table-row>
            <table:table-row>
              <table:table-cell office:value-type="float" office:value="76890">
                <text:p>76890</text:p>
              </table:table-cell>
              <table:table-cell office:value-type="float" office:value="-3430.5">
                <text:p>-3430.5</text:p>
              </table:table-cell>
            </table:table-row>
            <table:table-row>
              <table:table-cell office:value-type="float" office:value="76900">
                <text:p>76900</text:p>
              </table:table-cell>
              <table:table-cell office:value-type="float" office:value="-3420.5">
                <text:p>-3420.5</text:p>
              </table:table-cell>
            </table:table-row>
            <table:table-row>
              <table:table-cell office:value-type="float" office:value="76910">
                <text:p>76910</text:p>
              </table:table-cell>
              <table:table-cell office:value-type="float" office:value="-3445.5">
                <text:p>-3445.5</text:p>
              </table:table-cell>
            </table:table-row>
            <table:table-row>
              <table:table-cell office:value-type="float" office:value="76919">
                <text:p>76919</text:p>
              </table:table-cell>
              <table:table-cell office:value-type="float" office:value="-3486">
                <text:p>-3486</text:p>
              </table:table-cell>
            </table:table-row>
            <table:table-row>
              <table:table-cell office:value-type="float" office:value="76930">
                <text:p>76930</text:p>
              </table:table-cell>
              <table:table-cell office:value-type="float" office:value="-3546.5">
                <text:p>-3546.5</text:p>
              </table:table-cell>
            </table:table-row>
            <table:table-row>
              <table:table-cell office:value-type="float" office:value="76940">
                <text:p>76940</text:p>
              </table:table-cell>
              <table:table-cell office:value-type="float" office:value="-3596.5">
                <text:p>-3596.5</text:p>
              </table:table-cell>
            </table:table-row>
            <table:table-row>
              <table:table-cell office:value-type="float" office:value="76950">
                <text:p>76950</text:p>
              </table:table-cell>
              <table:table-cell office:value-type="float" office:value="-3621.5">
                <text:p>-3621.5</text:p>
              </table:table-cell>
            </table:table-row>
            <table:table-row>
              <table:table-cell office:value-type="float" office:value="76959">
                <text:p>76959</text:p>
              </table:table-cell>
              <table:table-cell office:value-type="float" office:value="-3626">
                <text:p>-3626</text:p>
              </table:table-cell>
            </table:table-row>
            <table:table-row>
              <table:table-cell office:value-type="float" office:value="76969">
                <text:p>76969</text:p>
              </table:table-cell>
              <table:table-cell office:value-type="float" office:value="-3616">
                <text:p>-3616</text:p>
              </table:table-cell>
            </table:table-row>
            <table:table-row>
              <table:table-cell office:value-type="float" office:value="76980">
                <text:p>76980</text:p>
              </table:table-cell>
              <table:table-cell office:value-type="float" office:value="-3588.5">
                <text:p>-3588.5</text:p>
              </table:table-cell>
            </table:table-row>
            <table:table-row>
              <table:table-cell office:value-type="float" office:value="76990">
                <text:p>76990</text:p>
              </table:table-cell>
              <table:table-cell office:value-type="float" office:value="-3553.5">
                <text:p>-3553.5</text:p>
              </table:table-cell>
            </table:table-row>
            <table:table-row>
              <table:table-cell office:value-type="float" office:value="76999">
                <text:p>76999</text:p>
              </table:table-cell>
              <table:table-cell office:value-type="float" office:value="-3513">
                <text:p>-3513</text:p>
              </table:table-cell>
            </table:table-row>
            <table:table-row>
              <table:table-cell office:value-type="float" office:value="77009">
                <text:p>77009</text:p>
              </table:table-cell>
              <table:table-cell office:value-type="float" office:value="-3463">
                <text:p>-3463</text:p>
              </table:table-cell>
            </table:table-row>
            <table:table-row>
              <table:table-cell office:value-type="float" office:value="77020">
                <text:p>77020</text:p>
              </table:table-cell>
              <table:table-cell office:value-type="float" office:value="-3402.5">
                <text:p>-3402.5</text:p>
              </table:table-cell>
            </table:table-row>
            <table:table-row>
              <table:table-cell office:value-type="float" office:value="77030">
                <text:p>77030</text:p>
              </table:table-cell>
              <table:table-cell office:value-type="float" office:value="-3332.5">
                <text:p>-3332.5</text:p>
              </table:table-cell>
            </table:table-row>
            <table:table-row>
              <table:table-cell office:value-type="float" office:value="77039">
                <text:p>77039</text:p>
              </table:table-cell>
              <table:table-cell office:value-type="float" office:value="-3256">
                <text:p>-3256</text:p>
              </table:table-cell>
            </table:table-row>
            <table:table-row>
              <table:table-cell office:value-type="float" office:value="77049">
                <text:p>77049</text:p>
              </table:table-cell>
              <table:table-cell office:value-type="float" office:value="-3166">
                <text:p>-3166</text:p>
              </table:table-cell>
            </table:table-row>
            <table:table-row>
              <table:table-cell office:value-type="float" office:value="77060">
                <text:p>77060</text:p>
              </table:table-cell>
              <table:table-cell office:value-type="float" office:value="-3061.5">
                <text:p>-3061.5</text:p>
              </table:table-cell>
            </table:table-row>
            <table:table-row>
              <table:table-cell office:value-type="float" office:value="77070">
                <text:p>77070</text:p>
              </table:table-cell>
              <table:table-cell office:value-type="float" office:value="-2966.5">
                <text:p>-2966.5</text:p>
              </table:table-cell>
            </table:table-row>
            <table:table-row>
              <table:table-cell office:value-type="float" office:value="77080">
                <text:p>77080</text:p>
              </table:table-cell>
              <table:table-cell office:value-type="float" office:value="-2886.5">
                <text:p>-2886.5</text:p>
              </table:table-cell>
            </table:table-row>
            <table:table-row>
              <table:table-cell office:value-type="float" office:value="77089">
                <text:p>77089</text:p>
              </table:table-cell>
              <table:table-cell office:value-type="float" office:value="-2828">
                <text:p>-2828</text:p>
              </table:table-cell>
            </table:table-row>
            <table:table-row>
              <table:table-cell office:value-type="float" office:value="77100">
                <text:p>77100</text:p>
              </table:table-cell>
              <table:table-cell office:value-type="float" office:value="-2773">
                <text:p>-2773</text:p>
              </table:table-cell>
            </table:table-row>
            <table:table-row>
              <table:table-cell office:value-type="float" office:value="77110">
                <text:p>77110</text:p>
              </table:table-cell>
              <table:table-cell office:value-type="float" office:value="-2738">
                <text:p>-2738</text:p>
              </table:table-cell>
            </table:table-row>
            <table:table-row>
              <table:table-cell office:value-type="float" office:value="77120">
                <text:p>77120</text:p>
              </table:table-cell>
              <table:table-cell office:value-type="float" office:value="-2718">
                <text:p>-2718</text:p>
              </table:table-cell>
            </table:table-row>
            <table:table-row>
              <table:table-cell office:value-type="float" office:value="77129">
                <text:p>77129</text:p>
              </table:table-cell>
              <table:table-cell office:value-type="float" office:value="-2713.5">
                <text:p>-2713.5</text:p>
              </table:table-cell>
            </table:table-row>
            <table:table-row>
              <table:table-cell office:value-type="float" office:value="77139">
                <text:p>77139</text:p>
              </table:table-cell>
              <table:table-cell office:value-type="float" office:value="-2713.5">
                <text:p>-2713.5</text:p>
              </table:table-cell>
            </table:table-row>
            <table:table-row>
              <table:table-cell office:value-type="float" office:value="77150">
                <text:p>77150</text:p>
              </table:table-cell>
              <table:table-cell office:value-type="float" office:value="-2713.5">
                <text:p>-2713.5</text:p>
              </table:table-cell>
            </table:table-row>
            <table:table-row>
              <table:table-cell office:value-type="float" office:value="77160">
                <text:p>77160</text:p>
              </table:table-cell>
              <table:table-cell office:value-type="float" office:value="-2713.5">
                <text:p>-2713.5</text:p>
              </table:table-cell>
            </table:table-row>
            <table:table-row>
              <table:table-cell office:value-type="float" office:value="77169">
                <text:p>77169</text:p>
              </table:table-cell>
              <table:table-cell office:value-type="float" office:value="-2709">
                <text:p>-2709</text:p>
              </table:table-cell>
            </table:table-row>
            <table:table-row>
              <table:table-cell office:value-type="float" office:value="77179">
                <text:p>77179</text:p>
              </table:table-cell>
              <table:table-cell office:value-type="float" office:value="-2689">
                <text:p>-2689</text:p>
              </table:table-cell>
            </table:table-row>
            <table:table-row>
              <table:table-cell office:value-type="float" office:value="77190">
                <text:p>77190</text:p>
              </table:table-cell>
              <table:table-cell office:value-type="float" office:value="-2650.5">
                <text:p>-2650.5</text:p>
              </table:table-cell>
            </table:table-row>
            <table:table-row>
              <table:table-cell office:value-type="float" office:value="77199">
                <text:p>77199</text:p>
              </table:table-cell>
              <table:table-cell office:value-type="float" office:value="-2605.5">
                <text:p>-2605.5</text:p>
              </table:table-cell>
            </table:table-row>
            <table:table-row>
              <table:table-cell office:value-type="float" office:value="77209">
                <text:p>77209</text:p>
              </table:table-cell>
              <table:table-cell office:value-type="float" office:value="-2540.5">
                <text:p>-2540.5</text:p>
              </table:table-cell>
            </table:table-row>
            <table:table-row>
              <table:table-cell office:value-type="float" office:value="77219">
                <text:p>77219</text:p>
              </table:table-cell>
              <table:table-cell office:value-type="float" office:value="-2465.5">
                <text:p>-2465.5</text:p>
              </table:table-cell>
            </table:table-row>
            <table:table-row>
              <table:table-cell office:value-type="float" office:value="77230">
                <text:p>77230</text:p>
              </table:table-cell>
              <table:table-cell office:value-type="float" office:value="-2372">
                <text:p>-2372</text:p>
              </table:table-cell>
            </table:table-row>
            <table:table-row>
              <table:table-cell office:value-type="float" office:value="77240">
                <text:p>77240</text:p>
              </table:table-cell>
              <table:table-cell office:value-type="float" office:value="-2287">
                <text:p>-2287</text:p>
              </table:table-cell>
            </table:table-row>
            <table:table-row>
              <table:table-cell office:value-type="float" office:value="77249">
                <text:p>77249</text:p>
              </table:table-cell>
              <table:table-cell office:value-type="float" office:value="-2219.5">
                <text:p>-2219.5</text:p>
              </table:table-cell>
            </table:table-row>
            <table:table-row>
              <table:table-cell office:value-type="float" office:value="77259">
                <text:p>77259</text:p>
              </table:table-cell>
              <table:table-cell office:value-type="float" office:value="-2149.5">
                <text:p>-2149.5</text:p>
              </table:table-cell>
            </table:table-row>
            <table:table-row>
              <table:table-cell office:value-type="float" office:value="77270">
                <text:p>77270</text:p>
              </table:table-cell>
              <table:table-cell office:value-type="float" office:value="-2083.5">
                <text:p>-2083.5</text:p>
              </table:table-cell>
            </table:table-row>
            <table:table-row>
              <table:table-cell office:value-type="float" office:value="77280">
                <text:p>77280</text:p>
              </table:table-cell>
              <table:table-cell office:value-type="float" office:value="-2033.5">
                <text:p>-2033.5</text:p>
              </table:table-cell>
            </table:table-row>
            <table:table-row>
              <table:table-cell office:value-type="float" office:value="77289">
                <text:p>77289</text:p>
              </table:table-cell>
              <table:table-cell office:value-type="float" office:value="-1993">
                <text:p>-1993</text:p>
              </table:table-cell>
            </table:table-row>
            <table:table-row>
              <table:table-cell office:value-type="float" office:value="77299">
                <text:p>77299</text:p>
              </table:table-cell>
              <table:table-cell office:value-type="float" office:value="-1968">
                <text:p>-1968</text:p>
              </table:table-cell>
            </table:table-row>
            <table:table-row>
              <table:table-cell office:value-type="float" office:value="77309">
                <text:p>77309</text:p>
              </table:table-cell>
              <table:table-cell office:value-type="float" office:value="-1958">
                <text:p>-1958</text:p>
              </table:table-cell>
            </table:table-row>
            <table:table-row>
              <table:table-cell office:value-type="float" office:value="77320">
                <text:p>77320</text:p>
              </table:table-cell>
              <table:table-cell office:value-type="float" office:value="-1952.5">
                <text:p>-1952.5</text:p>
              </table:table-cell>
            </table:table-row>
            <table:table-row>
              <table:table-cell office:value-type="float" office:value="77329">
                <text:p>77329</text:p>
              </table:table-cell>
              <table:table-cell office:value-type="float" office:value="-1952.5">
                <text:p>-1952.5</text:p>
              </table:table-cell>
            </table:table-row>
            <table:table-row>
              <table:table-cell office:value-type="float" office:value="77339">
                <text:p>77339</text:p>
              </table:table-cell>
              <table:table-cell office:value-type="float" office:value="-1952.5">
                <text:p>-1952.5</text:p>
              </table:table-cell>
            </table:table-row>
            <table:table-row>
              <table:table-cell office:value-type="float" office:value="77349">
                <text:p>77349</text:p>
              </table:table-cell>
              <table:table-cell office:value-type="float" office:value="-1952.5">
                <text:p>-1952.5</text:p>
              </table:table-cell>
            </table:table-row>
            <table:table-row>
              <table:table-cell office:value-type="float" office:value="77360">
                <text:p>77360</text:p>
              </table:table-cell>
              <table:table-cell office:value-type="float" office:value="-1941.5">
                <text:p>-1941.5</text:p>
              </table:table-cell>
            </table:table-row>
            <table:table-row>
              <table:table-cell office:value-type="float" office:value="77370">
                <text:p>77370</text:p>
              </table:table-cell>
              <table:table-cell office:value-type="float" office:value="-1921.5">
                <text:p>-1921.5</text:p>
              </table:table-cell>
            </table:table-row>
            <table:table-row>
              <table:table-cell office:value-type="float" office:value="77379">
                <text:p>77379</text:p>
              </table:table-cell>
              <table:table-cell office:value-type="float" office:value="-1908">
                <text:p>-1908</text:p>
              </table:table-cell>
            </table:table-row>
            <table:table-row>
              <table:table-cell office:value-type="float" office:value="77389">
                <text:p>77389</text:p>
              </table:table-cell>
              <table:table-cell office:value-type="float" office:value="-1898">
                <text:p>-1898</text:p>
              </table:table-cell>
            </table:table-row>
            <table:table-row>
              <table:table-cell office:value-type="float" office:value="77400">
                <text:p>77400</text:p>
              </table:table-cell>
              <table:table-cell office:value-type="float" office:value="-1892.5">
                <text:p>-1892.5</text:p>
              </table:table-cell>
            </table:table-row>
            <table:table-row>
              <table:table-cell office:value-type="float" office:value="77410">
                <text:p>77410</text:p>
              </table:table-cell>
              <table:table-cell office:value-type="float" office:value="-1882.5">
                <text:p>-1882.5</text:p>
              </table:table-cell>
            </table:table-row>
            <table:table-row>
              <table:table-cell office:value-type="float" office:value="77419">
                <text:p>77419</text:p>
              </table:table-cell>
              <table:table-cell office:value-type="float" office:value="-1855.5">
                <text:p>-1855.5</text:p>
              </table:table-cell>
            </table:table-row>
            <table:table-row>
              <table:table-cell office:value-type="float" office:value="77429">
                <text:p>77429</text:p>
              </table:table-cell>
              <table:table-cell office:value-type="float" office:value="-1815.5">
                <text:p>-1815.5</text:p>
              </table:table-cell>
            </table:table-row>
            <table:table-row>
              <table:table-cell office:value-type="float" office:value="77440">
                <text:p>77440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float" office:value="77450">
                <text:p>77450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float" office:value="77459">
                <text:p>77459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float" office:value="77469">
                <text:p>77469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float" office:value="77479">
                <text:p>77479</text:p>
              </table:table-cell>
              <table:table-cell office:value-type="float" office:value="-1518">
                <text:p>-1518</text:p>
              </table:table-cell>
            </table:table-row>
            <table:table-row>
              <table:table-cell office:value-type="float" office:value="77489">
                <text:p>77489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float" office:value="77499">
                <text:p>77499</text:p>
              </table:table-cell>
              <table:table-cell office:value-type="float" office:value="-1398">
                <text:p>-1398</text:p>
              </table:table-cell>
            </table:table-row>
            <table:table-row>
              <table:table-cell office:value-type="float" office:value="77509">
                <text:p>77509</text:p>
              </table:table-cell>
              <table:table-cell office:value-type="float" office:value="-1348">
                <text:p>-1348</text:p>
              </table:table-cell>
            </table:table-row>
            <table:table-row>
              <table:table-cell office:value-type="float" office:value="77519">
                <text:p>77519</text:p>
              </table:table-cell>
              <table:table-cell office:value-type="float" office:value="-1318">
                <text:p>-1318</text:p>
              </table:table-cell>
            </table:table-row>
            <table:table-row>
              <table:table-cell office:value-type="float" office:value="77530">
                <text:p>77530</text:p>
              </table:table-cell>
              <table:table-cell office:value-type="float" office:value="-1301.5">
                <text:p>-1301.5</text:p>
              </table:table-cell>
            </table:table-row>
            <table:table-row>
              <table:table-cell office:value-type="float" office:value="77540">
                <text:p>77540</text:p>
              </table:table-cell>
              <table:table-cell office:value-type="float" office:value="-1291.5">
                <text:p>-1291.5</text:p>
              </table:table-cell>
            </table:table-row>
            <table:table-row>
              <table:table-cell office:value-type="float" office:value="77549">
                <text:p>77549</text:p>
              </table:table-cell>
              <table:table-cell office:value-type="float" office:value="-1282.5">
                <text:p>-1282.5</text:p>
              </table:table-cell>
            </table:table-row>
            <table:table-row>
              <table:table-cell office:value-type="float" office:value="77559">
                <text:p>77559</text:p>
              </table:table-cell>
              <table:table-cell office:value-type="float" office:value="-1272.5">
                <text:p>-1272.5</text:p>
              </table:table-cell>
            </table:table-row>
            <table:table-row>
              <table:table-cell office:value-type="float" office:value="77569">
                <text:p>77569</text:p>
              </table:table-cell>
              <table:table-cell office:value-type="float" office:value="-1262.5">
                <text:p>-1262.5</text:p>
              </table:table-cell>
            </table:table-row>
            <table:table-row>
              <table:table-cell office:value-type="float" office:value="77579">
                <text:p>77579</text:p>
              </table:table-cell>
              <table:table-cell office:value-type="float" office:value="-1252.5">
                <text:p>-1252.5</text:p>
              </table:table-cell>
            </table:table-row>
            <table:table-row>
              <table:table-cell office:value-type="float" office:value="77589">
                <text:p>77589</text:p>
              </table:table-cell>
              <table:table-cell office:value-type="float" office:value="-1242.5">
                <text:p>-1242.5</text:p>
              </table:table-cell>
            </table:table-row>
            <table:table-row>
              <table:table-cell office:value-type="float" office:value="77599">
                <text:p>77599</text:p>
              </table:table-cell>
              <table:table-cell office:value-type="float" office:value="-1232.5">
                <text:p>-1232.5</text:p>
              </table:table-cell>
            </table:table-row>
            <table:table-row>
              <table:table-cell office:value-type="float" office:value="77609">
                <text:p>77609</text:p>
              </table:table-cell>
              <table:table-cell office:value-type="float" office:value="-1217.5">
                <text:p>-1217.5</text:p>
              </table:table-cell>
            </table:table-row>
            <table:table-row>
              <table:table-cell office:value-type="float" office:value="77619">
                <text:p>77619</text:p>
              </table:table-cell>
              <table:table-cell office:value-type="float" office:value="-1197.5">
                <text:p>-1197.5</text:p>
              </table:table-cell>
            </table:table-row>
            <table:table-row>
              <table:table-cell office:value-type="float" office:value="77629">
                <text:p>77629</text:p>
              </table:table-cell>
              <table:table-cell office:value-type="float" office:value="-1182.5">
                <text:p>-1182.5</text:p>
              </table:table-cell>
            </table:table-row>
            <table:table-row>
              <table:table-cell office:value-type="float" office:value="77639">
                <text:p>77639</text:p>
              </table:table-cell>
              <table:table-cell office:value-type="float" office:value="-1177.5">
                <text:p>-1177.5</text:p>
              </table:table-cell>
            </table:table-row>
            <table:table-row>
              <table:table-cell office:value-type="float" office:value="77649">
                <text:p>77649</text:p>
              </table:table-cell>
              <table:table-cell office:value-type="float" office:value="-1177.5">
                <text:p>-1177.5</text:p>
              </table:table-cell>
            </table:table-row>
            <table:table-row>
              <table:table-cell office:value-type="float" office:value="77659">
                <text:p>77659</text:p>
              </table:table-cell>
              <table:table-cell office:value-type="float" office:value="-1177.5">
                <text:p>-1177.5</text:p>
              </table:table-cell>
            </table:table-row>
            <table:table-row>
              <table:table-cell office:value-type="float" office:value="77669">
                <text:p>77669</text:p>
              </table:table-cell>
              <table:table-cell office:value-type="float" office:value="-1177.5">
                <text:p>-1177.5</text:p>
              </table:table-cell>
            </table:table-row>
            <table:table-row>
              <table:table-cell office:value-type="float" office:value="77679">
                <text:p>77679</text:p>
              </table:table-cell>
              <table:table-cell office:value-type="float" office:value="-1172.5">
                <text:p>-1172.5</text:p>
              </table:table-cell>
            </table:table-row>
            <table:table-row>
              <table:table-cell office:value-type="float" office:value="77689">
                <text:p>77689</text:p>
              </table:table-cell>
              <table:table-cell office:value-type="float" office:value="-1167.5">
                <text:p>-1167.5</text:p>
              </table:table-cell>
            </table:table-row>
            <table:table-row>
              <table:table-cell office:value-type="float" office:value="77700">
                <text:p>77700</text:p>
              </table:table-cell>
              <table:table-cell office:value-type="float" office:value="-1167.5">
                <text:p>-1167.5</text:p>
              </table:table-cell>
            </table:table-row>
            <table:table-row>
              <table:table-cell office:value-type="float" office:value="77709">
                <text:p>77709</text:p>
              </table:table-cell>
              <table:table-cell office:value-type="float" office:value="-1167.5">
                <text:p>-1167.5</text:p>
              </table:table-cell>
            </table:table-row>
            <table:table-row>
              <table:table-cell office:value-type="float" office:value="77719">
                <text:p>77719</text:p>
              </table:table-cell>
              <table:table-cell office:value-type="float" office:value="-1167.5">
                <text:p>-1167.5</text:p>
              </table:table-cell>
            </table:table-row>
            <table:table-row>
              <table:table-cell office:value-type="float" office:value="77729">
                <text:p>77729</text:p>
              </table:table-cell>
              <table:table-cell office:value-type="float" office:value="-1162.5">
                <text:p>-1162.5</text:p>
              </table:table-cell>
            </table:table-row>
            <table:table-row>
              <table:table-cell office:value-type="float" office:value="77740">
                <text:p>77740</text:p>
              </table:table-cell>
              <table:table-cell office:value-type="float" office:value="-1151.5">
                <text:p>-1151.5</text:p>
              </table:table-cell>
            </table:table-row>
            <table:table-row>
              <table:table-cell office:value-type="float" office:value="77749">
                <text:p>77749</text:p>
              </table:table-cell>
              <table:table-cell office:value-type="float" office:value="-1142.5">
                <text:p>-1142.5</text:p>
              </table:table-cell>
            </table:table-row>
            <table:table-row>
              <table:table-cell office:value-type="float" office:value="77759">
                <text:p>77759</text:p>
              </table:table-cell>
              <table:table-cell office:value-type="float" office:value="-1137.5">
                <text:p>-1137.5</text:p>
              </table:table-cell>
            </table:table-row>
            <table:table-row>
              <table:table-cell office:value-type="float" office:value="77769">
                <text:p>77769</text:p>
              </table:table-cell>
              <table:table-cell office:value-type="float" office:value="-1142.5">
                <text:p>-1142.5</text:p>
              </table:table-cell>
            </table:table-row>
            <table:table-row>
              <table:table-cell office:value-type="float" office:value="77779">
                <text:p>77779</text:p>
              </table:table-cell>
              <table:table-cell office:value-type="float" office:value="-1147.5">
                <text:p>-1147.5</text:p>
              </table:table-cell>
            </table:table-row>
            <table:table-row>
              <table:table-cell office:value-type="float" office:value="77789">
                <text:p>77789</text:p>
              </table:table-cell>
              <table:table-cell office:value-type="float" office:value="-1147.5">
                <text:p>-1147.5</text:p>
              </table:table-cell>
            </table:table-row>
            <table:table-row>
              <table:table-cell office:value-type="float" office:value="77799">
                <text:p>77799</text:p>
              </table:table-cell>
              <table:table-cell office:value-type="float" office:value="-1142.5">
                <text:p>-1142.5</text:p>
              </table:table-cell>
            </table:table-row>
            <table:table-row>
              <table:table-cell office:value-type="float" office:value="77809">
                <text:p>77809</text:p>
              </table:table-cell>
              <table:table-cell office:value-type="float" office:value="-1127.5">
                <text:p>-1127.5</text:p>
              </table:table-cell>
            </table:table-row>
            <table:table-row>
              <table:table-cell office:value-type="float" office:value="77818">
                <text:p>77818</text:p>
              </table:table-cell>
              <table:table-cell office:value-type="float" office:value="-1105">
                <text:p>-1105</text:p>
              </table:table-cell>
            </table:table-row>
            <table:table-row>
              <table:table-cell office:value-type="float" office:value="77829">
                <text:p>77829</text:p>
              </table:table-cell>
              <table:table-cell office:value-type="float" office:value="-1077.5">
                <text:p>-1077.5</text:p>
              </table:table-cell>
            </table:table-row>
            <table:table-row>
              <table:table-cell office:value-type="float" office:value="77839">
                <text:p>77839</text:p>
              </table:table-cell>
              <table:table-cell office:value-type="float" office:value="-1067.5">
                <text:p>-1067.5</text:p>
              </table:table-cell>
            </table:table-row>
            <table:table-row>
              <table:table-cell office:value-type="float" office:value="77849">
                <text:p>77849</text:p>
              </table:table-cell>
              <table:table-cell office:value-type="float" office:value="-1072.5">
                <text:p>-1072.5</text:p>
              </table:table-cell>
            </table:table-row>
            <table:table-row>
              <table:table-cell office:value-type="float" office:value="77859">
                <text:p>77859</text:p>
              </table:table-cell>
              <table:table-cell office:value-type="float" office:value="-1087.5">
                <text:p>-1087.5</text:p>
              </table:table-cell>
            </table:table-row>
            <table:table-row>
              <table:table-cell office:value-type="float" office:value="77869">
                <text:p>77869</text:p>
              </table:table-cell>
              <table:table-cell office:value-type="float" office:value="-1107.5">
                <text:p>-1107.5</text:p>
              </table:table-cell>
            </table:table-row>
            <table:table-row>
              <table:table-cell office:value-type="float" office:value="77879">
                <text:p>77879</text:p>
              </table:table-cell>
              <table:table-cell office:value-type="float" office:value="-1127.5">
                <text:p>-1127.5</text:p>
              </table:table-cell>
            </table:table-row>
            <table:table-row>
              <table:table-cell office:value-type="float" office:value="77889">
                <text:p>77889</text:p>
              </table:table-cell>
              <table:table-cell office:value-type="float" office:value="-1152.5">
                <text:p>-1152.5</text:p>
              </table:table-cell>
            </table:table-row>
            <table:table-row>
              <table:table-cell office:value-type="float" office:value="77899">
                <text:p>77899</text:p>
              </table:table-cell>
              <table:table-cell office:value-type="float" office:value="-1177.5">
                <text:p>-1177.5</text:p>
              </table:table-cell>
            </table:table-row>
            <table:table-row>
              <table:table-cell office:value-type="float" office:value="77908">
                <text:p>77908</text:p>
              </table:table-cell>
              <table:table-cell office:value-type="float" office:value="-1204.5">
                <text:p>-1204.5</text:p>
              </table:table-cell>
            </table:table-row>
            <table:table-row>
              <table:table-cell office:value-type="float" office:value="77919">
                <text:p>77919</text:p>
              </table:table-cell>
              <table:table-cell office:value-type="float" office:value="-1259.5">
                <text:p>-1259.5</text:p>
              </table:table-cell>
            </table:table-row>
            <table:table-row>
              <table:table-cell office:value-type="float" office:value="77929">
                <text:p>77929</text:p>
              </table:table-cell>
              <table:table-cell office:value-type="float" office:value="-1319.5">
                <text:p>-1319.5</text:p>
              </table:table-cell>
            </table:table-row>
            <table:table-row>
              <table:table-cell office:value-type="float" office:value="77939">
                <text:p>77939</text:p>
              </table:table-cell>
              <table:table-cell office:value-type="float" office:value="-1379.5">
                <text:p>-1379.5</text:p>
              </table:table-cell>
            </table:table-row>
            <table:table-row>
              <table:table-cell office:value-type="float" office:value="77948">
                <text:p>77948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float" office:value="77959">
                <text:p>77959</text:p>
              </table:table-cell>
              <table:table-cell office:value-type="float" office:value="-1478.5">
                <text:p>-1478.5</text:p>
              </table:table-cell>
            </table:table-row>
            <table:table-row>
              <table:table-cell office:value-type="float" office:value="77969">
                <text:p>77969</text:p>
              </table:table-cell>
              <table:table-cell office:value-type="float" office:value="-1513.5">
                <text:p>-1513.5</text:p>
              </table:table-cell>
            </table:table-row>
            <table:table-row>
              <table:table-cell office:value-type="float" office:value="77979">
                <text:p>77979</text:p>
              </table:table-cell>
              <table:table-cell office:value-type="float" office:value="-1533.5">
                <text:p>-1533.5</text:p>
              </table:table-cell>
            </table:table-row>
            <table:table-row>
              <table:table-cell office:value-type="float" office:value="77989">
                <text:p>77989</text:p>
              </table:table-cell>
              <table:table-cell office:value-type="float" office:value="-1538.5">
                <text:p>-1538.5</text:p>
              </table:table-cell>
            </table:table-row>
            <table:table-row>
              <table:table-cell office:value-type="float" office:value="77999">
                <text:p>77999</text:p>
              </table:table-cell>
              <table:table-cell office:value-type="float" office:value="-1533.5">
                <text:p>-1533.5</text:p>
              </table:table-cell>
            </table:table-row>
            <table:table-row>
              <table:table-cell office:value-type="float" office:value="78009">
                <text:p>78009</text:p>
              </table:table-cell>
              <table:table-cell office:value-type="float" office:value="-1523.5">
                <text:p>-1523.5</text:p>
              </table:table-cell>
            </table:table-row>
            <table:table-row>
              <table:table-cell office:value-type="float" office:value="78019">
                <text:p>78019</text:p>
              </table:table-cell>
              <table:table-cell office:value-type="float" office:value="-1513.5">
                <text:p>-1513.5</text:p>
              </table:table-cell>
            </table:table-row>
            <table:table-row>
              <table:table-cell office:value-type="float" office:value="78029">
                <text:p>78029</text:p>
              </table:table-cell>
              <table:table-cell office:value-type="float" office:value="-1503.5">
                <text:p>-1503.5</text:p>
              </table:table-cell>
            </table:table-row>
            <table:table-row>
              <table:table-cell office:value-type="float" office:value="78039">
                <text:p>78039</text:p>
              </table:table-cell>
              <table:table-cell office:value-type="float" office:value="-1498.5">
                <text:p>-1498.5</text:p>
              </table:table-cell>
            </table:table-row>
            <table:table-row>
              <table:table-cell office:value-type="float" office:value="78049">
                <text:p>78049</text:p>
              </table:table-cell>
              <table:table-cell office:value-type="float" office:value="-1498.5">
                <text:p>-1498.5</text:p>
              </table:table-cell>
            </table:table-row>
            <table:table-row>
              <table:table-cell office:value-type="float" office:value="78059">
                <text:p>78059</text:p>
              </table:table-cell>
              <table:table-cell office:value-type="float" office:value="-1498.5">
                <text:p>-1498.5</text:p>
              </table:table-cell>
            </table:table-row>
            <table:table-row>
              <table:table-cell office:value-type="float" office:value="78069">
                <text:p>78069</text:p>
              </table:table-cell>
              <table:table-cell office:value-type="float" office:value="-1498.5">
                <text:p>-1498.5</text:p>
              </table:table-cell>
            </table:table-row>
            <table:table-row>
              <table:table-cell office:value-type="float" office:value="78078">
                <text:p>78078</text:p>
              </table:table-cell>
              <table:table-cell office:value-type="float" office:value="-1498.5">
                <text:p>-1498.5</text:p>
              </table:table-cell>
            </table:table-row>
            <table:table-row>
              <table:table-cell office:value-type="float" office:value="78089">
                <text:p>78089</text:p>
              </table:table-cell>
              <table:table-cell office:value-type="float" office:value="-1498.5">
                <text:p>-1498.5</text:p>
              </table:table-cell>
            </table:table-row>
            <table:table-row>
              <table:table-cell office:value-type="float" office:value="78099">
                <text:p>78099</text:p>
              </table:table-cell>
              <table:table-cell office:value-type="float" office:value="-1498.5">
                <text:p>-1498.5</text:p>
              </table:table-cell>
            </table:table-row>
            <table:table-row>
              <table:table-cell office:value-type="float" office:value="78109">
                <text:p>78109</text:p>
              </table:table-cell>
              <table:table-cell office:value-type="float" office:value="-1498.5">
                <text:p>-1498.5</text:p>
              </table:table-cell>
            </table:table-row>
            <table:table-row>
              <table:table-cell office:value-type="float" office:value="78118">
                <text:p>78118</text:p>
              </table:table-cell>
              <table:table-cell office:value-type="float" office:value="-1498.5">
                <text:p>-1498.5</text:p>
              </table:table-cell>
            </table:table-row>
            <table:table-row>
              <table:table-cell office:value-type="float" office:value="78129">
                <text:p>78129</text:p>
              </table:table-cell>
              <table:table-cell office:value-type="float" office:value="-1498.5">
                <text:p>-1498.5</text:p>
              </table:table-cell>
            </table:table-row>
            <table:table-row>
              <table:table-cell office:value-type="float" office:value="78139">
                <text:p>78139</text:p>
              </table:table-cell>
              <table:table-cell office:value-type="float" office:value="-1493.5">
                <text:p>-1493.5</text:p>
              </table:table-cell>
            </table:table-row>
            <table:table-row>
              <table:table-cell office:value-type="float" office:value="78148">
                <text:p>78148</text:p>
              </table:table-cell>
              <table:table-cell office:value-type="float" office:value="-1484.5">
                <text:p>-1484.5</text:p>
              </table:table-cell>
            </table:table-row>
            <table:table-row>
              <table:table-cell office:value-type="float" office:value="78159">
                <text:p>78159</text:p>
              </table:table-cell>
              <table:table-cell office:value-type="float" office:value="-1473.5">
                <text:p>-1473.5</text:p>
              </table:table-cell>
            </table:table-row>
            <table:table-row>
              <table:table-cell office:value-type="float" office:value="78169">
                <text:p>78169</text:p>
              </table:table-cell>
              <table:table-cell office:value-type="float" office:value="-1463.5">
                <text:p>-1463.5</text:p>
              </table:table-cell>
            </table:table-row>
            <table:table-row>
              <table:table-cell office:value-type="float" office:value="78179">
                <text:p>78179</text:p>
              </table:table-cell>
              <table:table-cell office:value-type="float" office:value="-1453.5">
                <text:p>-1453.5</text:p>
              </table:table-cell>
            </table:table-row>
            <table:table-row>
              <table:table-cell office:value-type="float" office:value="78189">
                <text:p>78189</text:p>
              </table:table-cell>
              <table:table-cell office:value-type="float" office:value="-1448.5">
                <text:p>-1448.5</text:p>
              </table:table-cell>
            </table:table-row>
            <table:table-row>
              <table:table-cell office:value-type="float" office:value="78198">
                <text:p>78198</text:p>
              </table:table-cell>
              <table:table-cell office:value-type="float" office:value="-1448.5">
                <text:p>-1448.5</text:p>
              </table:table-cell>
            </table:table-row>
            <table:table-row>
              <table:table-cell office:value-type="float" office:value="78209">
                <text:p>78209</text:p>
              </table:table-cell>
              <table:table-cell office:value-type="float" office:value="-1454">
                <text:p>-1454</text:p>
              </table:table-cell>
            </table:table-row>
            <table:table-row>
              <table:table-cell office:value-type="float" office:value="78219">
                <text:p>78219</text:p>
              </table:table-cell>
              <table:table-cell office:value-type="float" office:value="-1459">
                <text:p>-1459</text:p>
              </table:table-cell>
            </table:table-row>
            <table:table-row>
              <table:table-cell office:value-type="float" office:value="78229">
                <text:p>78229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float" office:value="78238">
                <text:p>78238</text:p>
              </table:table-cell>
              <table:table-cell office:value-type="float" office:value="-1473">
                <text:p>-1473</text:p>
              </table:table-cell>
            </table:table-row>
            <table:table-row>
              <table:table-cell office:value-type="float" office:value="78248">
                <text:p>78248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float" office:value="78259">
                <text:p>78259</text:p>
              </table:table-cell>
              <table:table-cell office:value-type="float" office:value="-1504.5">
                <text:p>-1504.5</text:p>
              </table:table-cell>
            </table:table-row>
            <table:table-row>
              <table:table-cell office:value-type="float" office:value="78269">
                <text:p>78269</text:p>
              </table:table-cell>
              <table:table-cell office:value-type="float" office:value="-1509.5">
                <text:p>-1509.5</text:p>
              </table:table-cell>
            </table:table-row>
            <table:table-row>
              <table:table-cell office:value-type="float" office:value="78278">
                <text:p>78278</text:p>
              </table:table-cell>
              <table:table-cell office:value-type="float" office:value="-1514">
                <text:p>-1514</text:p>
              </table:table-cell>
            </table:table-row>
            <table:table-row>
              <table:table-cell office:value-type="float" office:value="78288">
                <text:p>78288</text:p>
              </table:table-cell>
              <table:table-cell office:value-type="float" office:value="-1524">
                <text:p>-1524</text:p>
              </table:table-cell>
            </table:table-row>
            <table:table-row>
              <table:table-cell office:value-type="float" office:value="78299">
                <text:p>78299</text:p>
              </table:table-cell>
              <table:table-cell office:value-type="float" office:value="-1529.5">
                <text:p>-1529.5</text:p>
              </table:table-cell>
            </table:table-row>
            <table:table-row>
              <table:table-cell office:value-type="float" office:value="78309">
                <text:p>78309</text:p>
              </table:table-cell>
              <table:table-cell office:value-type="float" office:value="-1529.5">
                <text:p>-1529.5</text:p>
              </table:table-cell>
            </table:table-row>
            <table:table-row>
              <table:table-cell office:value-type="float" office:value="78318">
                <text:p>78318</text:p>
              </table:table-cell>
              <table:table-cell office:value-type="float" office:value="-1534">
                <text:p>-1534</text:p>
              </table:table-cell>
            </table:table-row>
            <table:table-row>
              <table:table-cell office:value-type="float" office:value="78328">
                <text:p>78328</text:p>
              </table:table-cell>
              <table:table-cell office:value-type="float" office:value="-1544">
                <text:p>-1544</text:p>
              </table:table-cell>
            </table:table-row>
            <table:table-row>
              <table:table-cell office:value-type="float" office:value="78339">
                <text:p>78339</text:p>
              </table:table-cell>
              <table:table-cell office:value-type="float" office:value="-1555">
                <text:p>-1555</text:p>
              </table:table-cell>
            </table:table-row>
            <table:table-row>
              <table:table-cell office:value-type="float" office:value="78349">
                <text:p>78349</text:p>
              </table:table-cell>
              <table:table-cell office:value-type="float" office:value="-1565">
                <text:p>-1565</text:p>
              </table:table-cell>
            </table:table-row>
            <table:table-row>
              <table:table-cell office:value-type="float" office:value="78358">
                <text:p>78358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float" office:value="78368">
                <text:p>78368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float" office:value="78379">
                <text:p>78379</text:p>
              </table:table-cell>
              <table:table-cell office:value-type="float" office:value="-1600.5">
                <text:p>-1600.5</text:p>
              </table:table-cell>
            </table:table-row>
            <table:table-row>
              <table:table-cell office:value-type="float" office:value="78389">
                <text:p>78389</text:p>
              </table:table-cell>
              <table:table-cell office:value-type="float" office:value="-1620.5">
                <text:p>-1620.5</text:p>
              </table:table-cell>
            </table:table-row>
            <table:table-row>
              <table:table-cell office:value-type="float" office:value="78398">
                <text:p>78398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float" office:value="78408">
                <text:p>78408</text:p>
              </table:table-cell>
              <table:table-cell office:value-type="float" office:value="-1668">
                <text:p>-1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